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yansk Directive Russian Army Sheled Kamyanka, Kolodyazhn, Krasnaya Pershe, Novomolinsk, D ...</text:span>
</text:h>
      <text:p text:style-name="P4">
Authors: liveuamap (Language: en)</text:p>
      <text:p text:style-name="P4">
Time: 2023-04-11T-52:15:00</text:p>
      <text:p text:style-name="P4">
Location: Svatove (Latitude:49.53824 Longtitude:37.89803)</text:p>
      <text:p text:style-name="P4">
Videos: []</text:p>
      <text:p text:style-name="P4">
Images: []</text:p>
      <text:p text:style-name="P4">
Tags: ["Russia"]</text:p>
      <text:p text:style-name="P4">
Id: 22555236</text:p>
      <!--METADATA-->
      <text:p text:style-name="P4">
At Kupiansk direction Russian army shelled Kamyanka, Kolodyazne, KrasnePershe, Novomlynsk, Dvorichna, Vilshana, Kindrashivka, Kyslivka and Berestoveof Kharkiv region, - General Staff of Armed Forces of Ukraine says in themorning report</text:p>
      <text:p text:style-name="P4">
News Collection Link: <text:a xlink:type="simple" xlink:href="https://liveuamap.com/en/2023/11-april-at-kupiansk-direction-russian-army-shelled-kamyanka" text:style-name="Internet_20_link" text:visited-style-name="Visited_20_Internet_20_Link">
https://liveuamap.com/en/2023/11-april-at-kupiansk-direction-russian-army-shelled-kamyanka</text:a>
</text:p>
      <text:p text:style-name="P4">
News Source: <text:a xlink:type="simple" xlink:href="https://t.me/lumsrc/4463" text:style-name="Internet_20_link" text:visited-style-name="Visited_20_Internet_20_Link">
https://t.me/lumsrc/4463</text:a>
</text:p>
      <!--NEWS-->
      <text:h text:style-name="P10" text:outline-level="1">
<text:span text:style-name="T4">
AT Liman Directive Russian Army Sheled Novoenorivka, Makeevka, Nevsk, Bilonorivka of the Lucha ...</text:span>
</text:h>
      <text:p text:style-name="P4">
Authors: liveuamap (Language: en)</text:p>
      <text:p text:style-name="P4">
Time: 2023-04-11T-54:15:00</text:p>
      <text:p text:style-name="P4">
Location: Donetsk (Latitude:48.7537 Longtitude:38.24015)</text:p>
      <text:p text:style-name="P4">
Videos: []</text:p>
      <text:p text:style-name="P4">
Images: []</text:p>
      <text:p text:style-name="P4">
Tags: ["Russia"]</text:p>
      <text:p text:style-name="P4">
Id: 22555235</text:p>
      <!--METADATA-->
      <text:p text:style-name="P4">
At Lyman direction Russian army shelled Novoyehorivka, Makiyivka, Nevske,Bilohorivka of Luhansk region, also Torske, Spirne and Berestove of Donetskregion, - General Staff of Armed Forces of Ukraine says in the morning report</text:p>
      <text:p text:style-name="P4">
News Collection Link: <text:a xlink:type="simple" xlink:href="https://liveuamap.com/en/2023/11-april-at-lyman-direction-russian-army-shelled-novoyehorivka" text:style-name="Internet_20_link" text:visited-style-name="Visited_20_Internet_20_Link">
https://liveuamap.com/en/2023/11-april-at-lyman-direction-russian-army-shelled-novoyehorivka</text:a>
</text:p>
      <text:p text:style-name="P4">
News Source: <text:a xlink:type="simple" xlink:href="https://t.me/lumsrc/4464" text:style-name="Internet_20_link" text:visited-style-name="Visited_20_Internet_20_Link">
https://t.me/lumsrc/4464</text:a>
</text:p>
      <!--NEWS-->
      <text:h text:style-name="P10" text:outline-level="1">
<text:span text:style-name="T4">
JSU Bakhmut Directio Rusian of the Army Shelled Vasukivka, Zaliznyansk, Minkivka, Orikhovo-Basil ...</text:span>
</text:h>
      <text:p text:style-name="P4">
Authors: liveuamap (Language: en)</text:p>
      <text:p text:style-name="P4">
Time: 2023-04-11T-56:15:00</text:p>
      <text:p text:style-name="P4">
Location: Donetsk Oblast (Latitude:48.40573 Longtitude:37.91039)</text:p>
      <text:p text:style-name="P4">
Videos: []</text:p>
      <text:p text:style-name="P4">
Images: []</text:p>
      <text:p text:style-name="P4">
Tags: ["Russia"]</text:p>
      <text:p text:style-name="P4">
Id: 22555234</text:p>
      <!--METADATA-->
      <text:p text:style-name="P4">
News Collection Link: <text:a xlink:type="simple" xlink:href="https://liveuamap.com/en/2023/11-april-at-bakhmut-direction-russian-army-shelled-vasukivka" text:style-name="Internet_20_link" text:visited-style-name="Visited_20_Internet_20_Link">
https://liveuamap.com/en/2023/11-Pril-T-Bakhmut-direction-arussian-army-shelled-vasukivka</text:a>
</text:p>
      <text:p text:style-name="P4">
News Source: <text:a xlink:type="simple" xlink:href="https://t.me/lumsrc/4465" text:style-name="Internet_20_link" text:visited-style-name="Visited_20_Internet_20_Link">
https://t.me/lumsrc/4465</text:a>
</text:p>
      <!--NEWS-->
      <text:h text:style-name="P10" text:outline-level="1">
<text:span text:style-name="T4">
JSC Avdiivka And Marynka Directiones Roussian Army Shelled Novokalin, Avdiivka, Pervomaisk ...</text:span>
</text:h>
      <text:p text:style-name="P4">
Authors: liveuamap (Language: en)</text:p>
      <text:p text:style-name="P4">
Time: 2023-04-11T-58:15:00</text:p>
      <text:p text:style-name="P4">
Location: Donetsk Oblast (Latitude:47.91531 Longtitude:37.45874)</text:p>
      <text:p text:style-name="P4">
Videos: []</text:p>
      <text:p text:style-name="P4">
Images: []</text:p>
      <text:p text:style-name="P4">
Tags: ["Russia"]</text:p>
      <text:p text:style-name="P4">
Id: 22555233</text:p>
      <!--METADATA-->
      <text:p text:style-name="P4">
At Avdiyivka and Maryinka directions Russian army shelled Novokalynove,Avdiyivka, Pervomayske, Krasnohorivka, Hostre, Heorhiyivka, Maryinka andPobyeda of Donetsk region, - General Staff of Armed Forces of Ukraine says inthe morning report</text:p>
      <text:p text:style-name="P4">
News Collection Link: <text:a xlink:type="simple" xlink:href="https://liveuamap.com/en/2023/11-april-at-avdiyivka-and-maryinka-directions-russian-army" text:style-name="Internet_20_link" text:visited-style-name="Visited_20_Internet_20_Link">
https://liveuamap.com/en/2023/11-april-at-avdiyivka-and-maryinka-directions-russian-army</text:a>
</text:p>
      <text:p text:style-name="P4">
News Source: <text:a xlink:type="simple" xlink:href="https://t.me/lumsrc/4466" text:style-name="Internet_20_link" text:visited-style-name="Visited_20_Internet_20_Link">
https://t.me/lumsrc/4466</text:a>
</text:p>
      <!--NEWS-->
      <text:h text:style-name="P10" text:outline-level="1">
<text:span text:style-name="T4">
So much Shakter's Direction Russian Army Seld Novomoyalavka, Vulladar, Bidhlenka &amp; Veli ...</text:span>
</text:h>
      <text:p text:style-name="P4">
Authors: liveuamap (Language: en)</text:p>
      <text:p text:style-name="P4">
Time: 2023-04-11T-60:15:00</text:p>
      <text:p text:style-name="P4">
Location: Velyka Novosilka (Latitude:47.84024 Longtitude:36.83475)</text:p>
      <text:p text:style-name="P4">
Videos: []</text:p>
      <text:p text:style-name="P4">
Images: []</text:p>
      <text:p text:style-name="P4">
Tags: ["Russia"]</text:p>
      <text:p text:style-name="P4">
Id: 22555232</text:p>
      <!--METADATA-->
      <text:p text:style-name="P4">
At Shaktarske direction Russian army shelled Novomykhaylivka, Vuhledar,Bohoyavlenka and Velyka Novosilka of Donetsk region, - General Staff of ArmedForces of Ukraine says in the morning report</text:p>
      <text:p text:style-name="P4">
News Collection Link: <text:a xlink:type="simple" xlink:href="https://liveuamap.com/en/2023/11-april-at-shaktarske-direction-russian-army-shelled-novomykhaylivka" text:style-name="Internet_20_link" text:visited-style-name="Visited_20_Internet_20_Link">
https://liveuamap.com/en/2023/11-april-at-shaktarske-direction-russian-army-shelled-novomykhaylivka</text:a>
</text:p>
      <text:p text:style-name="P4">
News Source: <text:a xlink:type="simple" xlink:href="https://t.me/lumsrc/4467" text:style-name="Internet_20_link" text:visited-style-name="Visited_20_Internet_20_Link">
https://t.me/lumsrc/4467</text:a>
</text:p>
      <!--NEWS-->
      <text:h text:style-name="P10" text:outline-level="1">
<text:span text:style-name="T4">
At Zaporizhzhia and Kherson directions Russian army shelled Vremivka of Donetsk region; Novod...</text:span>
</text:h>
      <text:p text:style-name="P4">
Authors: liveuamap (Language: en)</text:p>
      <text:p text:style-name="P4">
Time: 2023-04-11T-62:15:00</text:p>
      <text:p text:style-name="P4">
Location: Kam'yans'ke,Zaporiz'ka oblast (Latitude:47.5383 Longtitude:35.37289)</text:p>
      <text:p text:style-name="P4">
Videos: []</text:p>
      <text:p text:style-name="P4">
Images: []</text:p>
      <text:p text:style-name="P4">
Tags: ["Russia"]</text:p>
      <text:p text:style-name="P4">
Id: 22555231</text:p>
      <!--METADATA-->
      <text:p text:style-name="P4">
At Zaporizhzhia and Kherson directions Russian army shelled Vremivka ofDonetsk region; Novodanylivka, Orikhiv, Novoandriyivka and Kamyanske ofZaporizhzhia region, - General Staff of Armed Forces of Ukraine says in themorning report</text:p>
      <text:p text:style-name="P4">
News Collection Link: <text:a xlink:type="simple" xlink:href="https://liveuamap.com/en/2023/11-april-at-zaporizhzhia-and-kherson-directions-russian-army" text:style-name="Internet_20_link" text:visited-style-name="Visited_20_Internet_20_Link">
https://liveuamap.com/en/2023/11-april-at-zaporizhzhia-and-kherson-directions-russian-army</text:a>
</text:p>
      <text:p text:style-name="P4">
News Source: <text:a xlink:type="simple" xlink:href="https://t.me/lumsrc/4468" text:style-name="Internet_20_link" text:visited-style-name="Visited_20_Internet_20_Link">
https://t.me/lumsrc/4468</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1T-64:15:00</text:p>
      <text:p text:style-name="P4">
Location: Marinka, Donetsk Oblast (Latitude:47.93969 Longtitude:37.49891)</text:p>
      <text:p text:style-name="P4">
Videos: []</text:p>
      <text:p text:style-name="P4">
Images: []</text:p>
      <text:p text:style-name="P4">
Tags: ["Russia"]</text:p>
      <text:p text:style-name="P4">
Id: 22555230</text:p>
      <!--METADATA-->
      <text:p text:style-name="P4">
Russian forces conducting offensive actions at Lyman, Bakhmut, Avdiivka andMaryinka directions. Ukrainian military repelled over 52 Russian attacks.Russian forces attempting to advance near Makiyivka, Chervonopopivka andBilohorivka, Bakhmut, Hryhorivka and Khromove, Avdiyivka, Syeverne, Nevelskeand Maryinka of Donetsk region, - General Staff of Armed Forces of Ukrainesays in the morning report</text:p>
      <text:p text:style-name="P4">
News Collection Link: <text:a xlink:type="simple" xlink:href="https://liveuamap.com/en/2023/11-april-russian-forces-conducting-offensive-actions-at-lyman" text:style-name="Internet_20_link" text:visited-style-name="Visited_20_Internet_20_Link">
https://liveuamap.com/en/2023/11-april-russian-forces-conducting-offensive-actions-at-lyman</text:a>
</text:p>
      <text:p text:style-name="P4">
News Source: <text:a xlink:type="simple" xlink:href="https://t.me/lumsrc/4469" text:style-name="Internet_20_link" text:visited-style-name="Visited_20_Internet_20_Link">
https://t.me/lumsrc/4469</text:a>
</text:p>
      <!--NEWS-->
      <text:h text:style-name="P10" text:outline-level="1">
<text:span text:style-name="T4">
Kharkiv, Kharkivska Oblast(22:03). Red Alert: aerial threat. Sirens sounding. Take cover now!</text:span>
</text:h>
      <text:p text:style-name="P4">
Authors: liveuamap (Language: en)</text:p>
      <text:p text:style-name="P4">
Time: 2023-04-11T16:04:00</text:p>
      <text:p text:style-name="P4">
Location: Kharkiv (Latitude:49.98091 Longtitude:36.25292)</text:p>
      <text:p text:style-name="P4">
Videos: []</text:p>
      <text:p text:style-name="P4">
Images: []</text:p>
      <text:p text:style-name="P4">
Tags: ["Europe", "Central and Eastern Europe"]</text:p>
      <text:p text:style-name="P4">
Id: 22555400</text:p>
      <!--METADATA-->
      <text:p text:style-name="P4">
Kharkiv, Kharkiv region(22:03). Red Alert: aerial threat. Sirens sounding.Take cover now!</text:p>
      <text:p text:style-name="P4">
News Collection Link: <text:a xlink:type="simple" xlink:href="https://liveuamap.com/en/2023/11-april-kharkiv-kharkivska-oblast2203-red-alg" text:style-name="Internet_20_link" text:visited-style-name="Visited_20_Internet_20_Link">
https://liveuamap.com/en/2023/11-april-kharkiv-kharkivska-oblast2203-red-alg</text:a>
</text:p>
      <text:p text:style-name="P4">
News Source: <text:a xlink:type="simple" xlink:href="https://t.me/air_alert_ua/42906" text:style-name="Internet_20_link" text:visited-style-name="Visited_20_Internet_20_Link">
https://t.me/air_alert_ua/42906</text:a>
</text:p>
      <!--NEWS-->
      <text:h text:style-name="P10" text:outline-level="1">
<text:span text:style-name="T4">
Sumska Oblast(22:05). Red Alert: aerial threat. Sirens sounding. Take cover now!</text:span>
</text:h>
      <text:p text:style-name="P4">
Authors: liveuamap (Language: en)</text:p>
      <text:p text:style-name="P4">
Time: 2023-04-11T16:06:00</text:p>
      <text:p text:style-name="P4">
Location: Sumska Oblast (Latitude:50.99898 Longtitude:33.99881)</text:p>
      <text:p text:style-name="P4">
Videos: []</text:p>
      <text:p text:style-name="P4">
Images: []</text:p>
      <text:p text:style-name="P4">
Tags: ["Europe", "Central and Eastern Europe"]</text:p>
      <text:p text:style-name="P4">
Id: 22555401</text:p>
      <!--METADATA-->
      <text:p text:style-name="P4">
Sumy region(22:05). Red Alert: aerial threat. Sirens sounding. Take covernow!</text:p>
      <text:p text:style-name="P4">
News Collection Link: <text:a xlink:type="simple" xlink:href="https://liveuamap.com/en/2023/11-april-sumska-oblast2205-red-alert-aerial-tg" text:style-name="Internet_20_link" text:visited-style-name="Visited_20_Internet_20_Link">
https://liveuamap.com/en/2023/11-april-sumska-oblast2205-red-alert-aerial-tg</text:a>
</text:p>
      <text:p text:style-name="P4">
News Source: <text:a xlink:type="simple" xlink:href="https://t.me/air_alert_ua/42907" text:style-name="Internet_20_link" text:visited-style-name="Visited_20_Internet_20_Link">
https://t.me/air_alert_ua/42907</text:a>
</text:p>
      <!--NEWS-->
      <text:h text:style-name="P10" text:outline-level="1">
<text:span text:style-name="T4">
Poltavska Oblast(22:13). Red Alert: aerial threat. Sirens sounding. Take cover now!</text:span>
</text:h>
      <text:p text:style-name="P4">
Authors: liveuamap (Language: en)</text:p>
      <text:p text:style-name="P4">
Time: 2023-04-11T16:14:00</text:p>
      <text:p text:style-name="P4">
Location: Poltavska Oblast (Latitude:49.47705000 Longtitude:33.81866000)</text:p>
      <text:p text:style-name="P4">
Videos: []</text:p>
      <text:p text:style-name="P4">
Images: []</text:p>
      <text:p text:style-name="P4">
Tags: ["Europe", "Central and Eastern Europe"]</text:p>
      <text:p text:style-name="P4">
Id: 22555402</text:p>
      <!--METADATA-->
      <text:p text:style-name="P4">
Poltava(22:13). Red Alert: aerial threat. Sirens sounding. Take covernow!</text:p>
      <text:p text:style-name="P4">
News Collection Link: <text:a xlink:type="simple" xlink:href="https://liveuamap.com/en/2023/11-april-poltavska-oblast2213-red-alert-aeriag" text:style-name="Internet_20_link" text:visited-style-name="Visited_20_Internet_20_Link">
https://liveuamap.com/en/2023/11-april-poltavska-oblast2213-red-alert-aeriag</text:a>
</text:p>
      <text:p text:style-name="P4">
News Source: <text:a xlink:type="simple" xlink:href="https://t.me/suspilnepoltava/10751" text:style-name="Internet_20_link" text:visited-style-name="Visited_20_Internet_20_Link">
https://t.me/suspilnepoltava/10751</text:a>
</text:p>
      <!--NEWS-->
      <text:h text:style-name="P10" text:outline-level="1">
<text:span text:style-name="T4">
Dnipro, Dnipropetrovska Oblast(22:14). Red Alert: aerial threat. Sirens sounding. Take cover ...</text:span>
</text:h>
      <text:p text:style-name="P4">
Authors: liveuamap (Language: en)</text:p>
      <text:p text:style-name="P4">
Time: 2023-04-11T16:15:00</text:p>
      <text:p text:style-name="P4">
Location: Dnipro (Latitude:48.45930000 Longtitude:35.03865000)</text:p>
      <text:p text:style-name="P4">
Videos: []</text:p>
      <text:p text:style-name="P4">
Images: []</text:p>
      <text:p text:style-name="P4">
Tags: ["Europe", "Central and Eastern Europe"]</text:p>
      <text:p text:style-name="P4">
Id: 22555403</text:p>
      <!--METADATA-->
      <text:p text:style-name="P4">
Dnipro, Dnipropetrovsk region(22:14). Red Alert: aerial threat. Sirenssounding. Take cover now!</text:p>
      <text:p text:style-name="P4">
News Collection Link: <text:a xlink:type="simple" xlink:href="https://liveuamap.com/en/2023/11-april-dnipro-dnipropetrovska-oblast2214-reg" text:style-name="Internet_20_link" text:visited-style-name="Visited_20_Internet_20_Link">
https://liveuamap.com/en/2023/11-april-dnipro-dnipropetrovska-oblast2214-reg</text:a>
</text:p>
      <text:p text:style-name="P4">
News Source: <text:a xlink:type="simple" xlink:href="https://t.me/air_alert_ua/42909" text:style-name="Internet_20_link" text:visited-style-name="Visited_20_Internet_20_Link">
https://t.me/air_alert_ua/42909</text:a>
</text:p>
      <!--NEWS-->
      <text:h text:style-name="P10" text:outline-level="1">
<text:span text:style-name="T4">
Residents of a border region in Bryansk Oblast demand evacuation. They say there are checkpoi...</text:span>
</text:h>
      <text:p text:style-name="P4">
Authors: liveuamap (Language: en)</text:p>
      <text:p text:style-name="P4">
Time: 2023-04-11T16:42:00</text:p>
      <text:p text:style-name="P4">
Location: Bryansk (Latitude:52.38896 Longtitude:33.41582)</text:p>
      <text:p text:style-name="P4">
Videos: []</text:p>
      <text:p text:style-name="P4">
Images: []</text:p>
      <text:p text:style-name="P4">
Tags: ["Russia", "Central and Eastern Europe"]</text:p>
      <text:p text:style-name="P4">
Id: 22555519</text:p>
      <!--METADATA-->
      <text:p text:style-name="P4">
Residents of a border region in Bryansk Oblast demand evacuation. They saythere are checkpoints and crossfire, as well as a recent incursion fromUkraine, and want compensation</text:p>
      <text:p text:style-name="P4">
News Collection Link: <text:a xlink:type="simple" xlink:href="https://liveuamap.com/en/2023/11-april-residents-of-a-border-region-in-bryansk-oblast-demand" text:style-name="Internet_20_link" text:visited-style-name="Visited_20_Internet_20_Link">
https://liveuamap.com/en/2023/11-april-residents-of-a-border-region-in-bryansk-oblast-demand</text:a>
</text:p>
      <text:p text:style-name="P4">
News Source: <text:a xlink:type="simple" xlink:href="https://twitter.com/XSovietNews/status/1645874942163193871" text:style-name="Internet_20_link" text:visited-style-name="Visited_20_Internet_20_Link">
https://twitter.com/XSovietNews/status/1645874942163193871</text:a>
</text:p>
      <!--NEWS-->
      <text:h text:style-name="P10" text:outline-level="1">
<text:span text:style-name="T4">
US Secretary of Defense: We take the issue of leaking classified documents very seriously</text:span>
</text:h>
      <text:p text:style-name="P4">
Authors: liveuamap (Language: en)</text:p>
      <text:p text:style-name="P4">
Time: 2023-04-11T17:15:00</text:p>
      <text:p text:style-name="P4">
Location: Arlington, Virginia (Latitude:38.87122 Longtitude:-77.05529)</text:p>
      <text:p text:style-name="P4">
Videos: []</text:p>
      <text:p text:style-name="P4">
Images: []</text:p>
      <text:p text:style-name="P4">
Tags: ["USA"]</text:p>
      <text:p text:style-name="P4">
Id: 22555529</text:p>
      <!--METADATA-->
      <text:p text:style-name="P4">
US Secretary of Defense: We take the issue of leaking classified documentsvery seriously</text:p>
      <text:p text:style-name="P4">
News Collection Link: <text:a xlink:type="simple" xlink:href="https://liveuamap.com/en/2023/11-april-us-secretary-of-defense-we-take-the-issue-of-leaking" text:style-name="Internet_20_link" text:visited-style-name="Visited_20_Internet_20_Link">
https://liveuamap.com/en/2023/11-april-us-secretary-of-defense-we-take-the-issue-of-leaking</text:a>
</text:p>
      <text:p text:style-name="P4">
News Source: <text:a xlink:type="simple" xlink:href="https://twitter.com/AJABreaking/status/1645883304304885760" text:style-name="Internet_20_link" text:visited-style-name="Visited_20_Internet_20_Link">
https://twitter.com/AJABreaking/status/1645883304304885760</text:a>
</text:p>
      <!--NEWS-->
      <text:h text:style-name="P10" text:outline-level="1">
<text:span text:style-name="T4">
Odeska Oblast(23:34). Red Alert: aerial threat. Sirens sounding. Take cover now!</text:span>
</text:h>
      <text:p text:style-name="P4">
Authors: liveuamap (Language: en)</text:p>
      <text:p text:style-name="P4">
Time: 2023-04-11T17:35:00</text:p>
      <text:p text:style-name="P4">
Location: Odeska Oblast (Latitude:46.75000000 Longtitude:30.25000000)</text:p>
      <text:p text:style-name="P4">
Videos: []</text:p>
      <text:p text:style-name="P4">
Images: []</text:p>
      <text:p text:style-name="P4">
Tags: ["Europe", "Central and Eastern Europe"]</text:p>
      <text:p text:style-name="P4">
Id: 22555404</text:p>
      <!--METADATA-->
      <text:p text:style-name="P4">
Odesa region(23:34). Red Alert: aerial threat. Sirens sounding. Take covernow!</text:p>
      <text:p text:style-name="P4">
News Collection Link: <text:a xlink:type="simple" xlink:href="https://liveuamap.com/en/2023/11-april-odeska-oblast2334-red-alert-aerial-tg" text:style-name="Internet_20_link" text:visited-style-name="Visited_20_Internet_20_Link">
https://liveuamap.com/en/2023/11-april-odeska-oblast2334-red-alert-aerial-tg</text:a>
</text:p>
      <text:p text:style-name="P4">
News Source: <text:a xlink:type="simple" xlink:href="https://t.me/suspilneodesa/22413" text:style-name="Internet_20_link" text:visited-style-name="Visited_20_Internet_20_Link">
https://t.me/suspilneodesa/22413</text:a>
</text:p>
      <!--NEWS-->
      <text:h text:style-name="P10" text:outline-level="1">
<text:span text:style-name="T4">
Donetsk Oblast(23:37). Red Alert: aerial threat. Sirens sounding. Take cover now!</text:span>
</text:h>
      <text:p text:style-name="P4">
Authors: liveuamap (Language: en)</text:p>
      <text:p text:style-name="P4">
Time: 2023-04-11T17:39:00</text:p>
      <text:p text:style-name="P4">
Location: Donetsk Oblast (Latitude:48.72744 Longtitude:37.5781)</text:p>
      <text:p text:style-name="P4">
Videos: []</text:p>
      <text:p text:style-name="P4">
Images: []</text:p>
      <text:p text:style-name="P4">
Tags: ["Europe", "Central and Eastern Europe"]</text:p>
      <text:p text:style-name="P4">
Id: 22555405</text:p>
      <!--METADATA-->
      <text:p text:style-name="P4">
Donetsk Oblast(23:37). Red Alert: aerial threat. Sirens sounding. Take covernow!</text:p>
      <text:p text:style-name="P4">
News Collection Link: <text:a xlink:type="simple" xlink:href="https://liveuamap.com/en/2023/11-april-donetsk-oblast2337-red-alert-aerial-g" text:style-name="Internet_20_link" text:visited-style-name="Visited_20_Internet_20_Link">
https://liveuamap.com/en/2023/11-april-donetsk-oblast2337-red-alert-aerial-g</text:a>
</text:p>
      <text:p text:style-name="P4">
News Source: <text:a xlink:type="simple" xlink:href="https://t.me/air_alert_ua/42915" text:style-name="Internet_20_link" text:visited-style-name="Visited_20_Internet_20_Link">
https://t.me/air_alert_ua/42915</text:a>
</text:p>
      <!--NEWS-->
      <text:h text:style-name="P10" text:outline-level="1">
<text:span text:style-name="T4">
Zaporizka Oblast(00:06). Red Alert: aerial threat. Sirens sounding. Take cover now!</text:span>
</text:h>
      <text:p text:style-name="P4">
Authors: liveuamap (Language: en)</text:p>
      <text:p text:style-name="P4">
Time: 2023-04-11T18:07:00</text:p>
      <text:p text:style-name="P4">
Location: Zaporizka Oblast (Latitude:47.612021 Longtitude:35.765261)</text:p>
      <text:p text:style-name="P4">
Videos: []</text:p>
      <text:p text:style-name="P4">
Images: []</text:p>
      <text:p text:style-name="P4">
Tags: ["Europe", "Central and Eastern Europe"]</text:p>
      <text:p text:style-name="P4">
Id: 22555407</text:p>
      <!--METADATA-->
      <text:p text:style-name="P4">
Zaporizhzhia region(00:06). Red Alert: aerial threat. Sirens sounding. Take covernow!</text:p>
      <text:p text:style-name="P4">
News Collection Link: <text:a xlink:type="simple" xlink:href="https://liveuamap.com/en/2023/11-april-zaporizka-oblast0006-red-alert-aeriag" text:style-name="Internet_20_link" text:visited-style-name="Visited_20_Internet_20_Link">
https://liveuamap.com/en/2023/11-april-zaporizka-oblast0006-red-alert-aeriag</text:a>
</text:p>
      <text:p text:style-name="P4">
News Source: <text:a xlink:type="simple" xlink:href="https://t.me/air_alert_ua/42918" text:style-name="Internet_20_link" text:visited-style-name="Visited_20_Internet_20_Link">
https://t.me/air_alert_ua/42918</text:a>
</text:p>
      <!--NEWS-->
      <text:h text:style-name="P10" text:outline-level="1">
<text:span text:style-name="T4">
Kharkiv, Kharkivska Oblast(00:15). Red Alert: aerial threat. Sirens sounding. Take cover now!</text:span>
</text:h>
      <text:p text:style-name="P4">
Authors: liveuamap (Language: en)</text:p>
      <text:p text:style-name="P4">
Time: 2023-04-11T18:15:00</text:p>
      <text:p text:style-name="P4">
Location: Kharkiv (Latitude:49.98081000 Longtitude:36.25272000)</text:p>
      <text:p text:style-name="P4">
Videos: []</text:p>
      <text:p text:style-name="P4">
Images: []</text:p>
      <text:p text:style-name="P4">
Tags: ["Europe", "Central and Eastern Europe"]</text:p>
      <text:p text:style-name="P4">
Id: 22555408</text:p>
      <!--METADATA-->
      <text:p text:style-name="P4">
Kharkiv, Kharkiv region(00:15). Red Alert: aerial threat. Sirens sounding.Take cover now!</text:p>
      <text:p text:style-name="P4">
News Collection Link: <text:a xlink:type="simple" xlink:href="https://liveuamap.com/en/2023/11-april-kharkiv-kharkivska-oblast0015-red-alg" text:style-name="Internet_20_link" text:visited-style-name="Visited_20_Internet_20_Link">
https://liveuamap.com/en/2023/11-april-kharkiv-kharkivska-oblast0015-red-alg</text:a>
</text:p>
      <text:p text:style-name="P4">
News Source: <text:a xlink:type="simple" xlink:href="https://t.me/air_alert_ua/42919" text:style-name="Internet_20_link" text:visited-style-name="Visited_20_Internet_20_Link">
https://t.me/air_alert_ua/42919</text:a>
</text:p>
      <!--NEWS-->
      <text:h text:style-name="P10" text:outline-level="1">
<text:span text:style-name="T4">
Donetsk Oblast(00:23). Red Alert: aerial threat. Sirens sounding. Take cover now!</text:span>
</text:h>
      <text:p text:style-name="P4">
Authors: liveuamap (Language: en)</text:p>
      <text:p text:style-name="P4">
Time: 2023-04-11T18:29:00</text:p>
      <text:p text:style-name="P4">
Location: Donetsk Oblast (Latitude:48.72725 Longtitude:37.57885)</text:p>
      <text:p text:style-name="P4">
Videos: []</text:p>
      <text:p text:style-name="P4">
Images: []</text:p>
      <text:p text:style-name="P4">
Tags: ["Europe", "Central and Eastern Europe"]</text:p>
      <text:p text:style-name="P4">
Id: 22555409</text:p>
      <!--METADATA-->
      <text:p text:style-name="P4">
Donetsk Oblast(00:23). Red Alert: aerial threat. Sirens sounding. Take covernow!</text:p>
      <text:p text:style-name="P4">
News Collection Link: <text:a xlink:type="simple" xlink:href="https://liveuamap.com/en/2023/11-april-donetsk-oblast0023-red-alert-aerial-g" text:style-name="Internet_20_link" text:visited-style-name="Visited_20_Internet_20_Link">
https://liveuamap.com/en/2023/11-april-donetsk-oblast0023-red-alert-aerial-g</text:a>
</text:p>
      <text:p text:style-name="P4">
News Source: <text:a xlink:type="simple" xlink:href="https://t.me/air_alert_ua/42920" text:style-name="Internet_20_link" text:visited-style-name="Visited_20_Internet_20_Link">
https://t.me/air_alert_ua/42920</text:a>
</text:p>
      <!--NEWS-->
      <text:h text:style-name="P10" text:outline-level="1">
<text:span text:style-name="T4">
Sumska Oblast(00:57). Red Alert: aerial threat. Sirens sounding. Take cover now!</text:span>
</text:h>
      <text:p text:style-name="P4">
Authors: liveuamap (Language: en)</text:p>
      <text:p text:style-name="P4">
Time: 2023-04-11T18:59:00</text:p>
      <text:p text:style-name="P4">
Location: Sumska Oblast (Latitude:51.00078 Longtitude:33.99972)</text:p>
      <text:p text:style-name="P4">
Videos: []</text:p>
      <text:p text:style-name="P4">
Images: []</text:p>
      <text:p text:style-name="P4">
Tags: ["Europe", "Central and Eastern Europe"]</text:p>
      <text:p text:style-name="P4">
Id: 22555410</text:p>
      <!--METADATA-->
      <text:p text:style-name="P4">
Sumy region(00:57). Red Alert: aerial threat. Sirens sounding. Take covernow!</text:p>
      <text:p text:style-name="P4">
News Collection Link: <text:a xlink:type="simple" xlink:href="https://liveuamap.com/en/2023/11-april-sumska-oblast0057-red-alert-aerial-tg" text:style-name="Internet_20_link" text:visited-style-name="Visited_20_Internet_20_Link">
https://liveuamap.com/en/2023/11-april-sumska-oblast0057-red-alert-aerial-tg</text:a>
</text:p>
      <text:p text:style-name="P4">
News Source: <text:a xlink:type="simple" xlink:href="https://t.me/air_alert_ua/42923" text:style-name="Internet_20_link" text:visited-style-name="Visited_20_Internet_20_Link">
https://t.me/air_alert_ua/42923</text:a>
</text:p>
      <!--NEWS-->
      <text:h text:style-name="P10" text:outline-level="1">
<text:span text:style-name="T4">
There is a video circulating online of Russian mercenaries beheading a Ukrainian soldier, ISI...</text:span>
</text:h>
      <text:p text:style-name="P4">
Authors: liveuamap (Language: en)</text:p>
      <text:p text:style-name="P4">
Time: 2023-04-11T20:05:00</text:p>
      <text:p text:style-name="P4">
Location: Donetsk (Latitude:48.52886 Longtitude:38.29151)</text:p>
      <text:p text:style-name="P4">
Videos: []</text:p>
      <text:p text:style-name="P4">
Images: []</text:p>
      <text:p text:style-name="P4">
Tags: ["Russia", "Minsk Monitor"]</text:p>
      <text:p text:style-name="P4">
Id: 22555415</text:p>
      <!--METADATA-->
      <text:p text:style-name="P4">
There is a video circulating online of Russian mercenaries beheading aUkrainian soldier, ISIS-style</text:p>
      <text:p text:style-name="P4">
News Collection Link: <text:a xlink:type="simple" xlink:href="https://liveuamap.com/en/2023/12-april-there-is-a-video-circulating-online-of-russian-mercenaries" text:style-name="Internet_20_link" text:visited-style-name="Visited_20_Internet_20_Link">
https://liveuamap.com/en/2023/12-april-there-is-a-video-circulating-online-of-russian-mercenaries</text:a>
</text:p>
      <text:p text:style-name="P4">
News Source: <text:a xlink:type="simple" xlink:href="https://twitter.com/michaeldweiss/status/1645926063380508673" text:style-name="Internet_20_link" text:visited-style-name="Visited_20_Internet_20_Link">
https://twitter.com/michaeldweiss/status/1645926063380508673</text:a>
</text:p>
      <!--NEWS-->
      <text:h text:style-name="P10" text:outline-level="1">
<text:span text:style-name="T4">
Ukraine plans to attract a minimum of 5 thousand sappers to mine Ukrainian territories - Alexey Reznikov</text:span>
</text:h>
      <text:p text:style-name="P4">
Author: ['Алла Рядинська']</text:p>
      <text:p text:style-name="P4">
Time: 2023-04-11T36:00:00-04:00</text:p>
      <text:p text:style-name="P4">
Description: At the Briffing of the Minstra, the defense of the Ukrainian, Tsaliy Danius in the Media Center Ukraine - Odesa ... War with Ukraine 2022, War with Ukraine Latest News today, News War with Ukraine 2022 Last for today, there will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ministr_result.jpg" text:style-name="Internet_20_link" text:visited-style-name="Visited_20_Internet_20_Link">
ministr_result.jpg</text:a>
']</text:p>
      <text:p text:style-name="P4">
Tags: ['STOPRUSSIA', 'АГРЕСІЯ РФ', 'ВТОРГНЕННЯ РФ', 'МІНІСТР ОБОРОНИ УКРАЇНИ ОЛЕКСІЙ РЕЗНІКОВ']</text:p>
      <text:p text:style-name="P4">
Category: News</text:p>
      <!--METADATA-->
      <text:p text:style-name="P4">
<draw:frame draw:style-name="fr1" draw:name="Image2" text:anchor-type="as-char" svg:width="6.9236in" svg:height="4.615733in" draw:z-index="0">
<draw:image xlink:href="../Images/AРМІЯINFORM/2023-04-11T36-00-00-04-00/ministr_result.jpg" xlink:type="simple" xlink:show="embed" xlink:actuate="onLoad" draw:mime-type="image/jpeg"/>
</draw:frame>
At a briefing of the Ministers of Defense of Ukraine and the Kingdom of Denmark in Media Centerukraine - Odesa, Alexei Reznikov shared plans to protect civilian citizens from the consequences of a Russian large -scale invasion, namely the release of territories. He noted that the process would consist of several differenties.</text:p>
      <ul>
        <li>
Audit of earth and water will be made after the de -occupation. Today, there are situations where even sea mines fall on the beach, and not only Ukrainian. The second is mine equipment. It is not only identification, installation and fixation, but also the possibility of exchanging elements. And the Kingdom of Denmark can help us in this, - he explains.</li>
      </ul>
      <text:p text:style-name="P4">
According to him, Denmark has specialized drones - submarines that have sessers that are able to detect, record and transmit coordinates to the sappers, which can carry out sapper work underwater. In Ukraine, since 2014, the company has been operating, which is represented by the Kingdom of Denmark. This company has great possible expertise to carry out humanitarian demining, that is, the change in areas that are not in the war zone.</text:p>
      <text:p text:style-name="P4">
Another institution of demining in Ukraine is the SES. They are interested in the demining of civilian infrastructure.</text:p>
      <ul>
        <li>
The SES is a leader in demining, but they do prompt mine. But this is an operational mine. And the full -scale alteration of the same agrarian sector, when our farmers begging: "Might the pole so that we can sow and grow food" is a huge task, "the minister said.</li>
      </ul>
      <text:p text:style-name="P4">
There is currently an interagency group headed by Yulia Sviridenko, the First Viceremian and the Minister of Economy. It, as an economist, understands which industries are epiorities in this matter. And the experience of the Kingdom of Denmark will be indispensable for the effective work of our sappers.</text:p>
      <ul>
        <li>
In our plans to create our own potential of at least 5 thousand Ukrainian persons who will be demining. And this is the calculation that the experts from other countries will also be involved, - said Alexei Reznikov.- In Croatia, the war ended 28 years ago. By this time, Croatia's territory is not fully unchanged. That is, the Croatian National Center still has a job. They can on average up to 50 square kilometers of land, including rough terrain - rocks, forest huts, etc. - summed up Rennikov.</li>
      </ul>
      <text:p text:style-name="P4">
News Source: <text:a xlink:type="simple" xlink:href="https://armyinform.com.ua/2023/04/11/ukrayina-planuye-zaluchyty-minimum-5-tysyach-saperiv-dlya-rozminuvannya-ukrayinskyh-terytorij-oleksij-reznikov/" text:style-name="Internet_20_link" text:visited-style-name="Visited_20_Internet_20_Link">
https://armyinform.com.ua/2023/04/11/ukrayina-planuye-zaluchyty-minimum-5-tysyach-saperiv-dlya-rozminuvannya-ukrayinskyh-terytorij-oleksij-reznikov/</text:a>
</text:p>
      <!--NEWS-->
      <text:h text:style-name="P10" text:outline-level="1">
<text:span text:style-name="T4">
Exposed fraudsters who lucky money from those who want to leave Bakhmut</text:span>
</text:h>
      <text:p text:style-name="P4">
Author: ['АРМІЯINFORM']</text:p>
      <text:p text:style-name="P4">
Time: 2023-04-11T37:00:00-04:00</text:p>
      <text:p text:style-name="P4">
Description: Kіberfakhivtsi Service of the Bezpeki with law -sided bodies of the Polshchi Polshchi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sbu11.jpeg" text:style-name="Internet_20_link" text:visited-style-name="Visited_20_Internet_20_Link">
sbu11.jpeg</text:a>
', '<text:a xlink:type="simple" xlink:href="https://armyinform.com.ua/wp-content/uploads/2023/04/sbu33.jpeg" text:style-name="Internet_20_link" text:visited-style-name="Visited_20_Internet_20_Link">
sbu33.jpeg</text:a>
', '<text:a xlink:type="simple" xlink:href="https://armyinform.com.ua/wp-content/uploads/2023/04/sbu22.jpeg" text:style-name="Internet_20_link" text:visited-style-name="Visited_20_Internet_20_Link">
sbu22.jpeg</text:a>
']</text:p>
      <text:p text:style-name="P4">
Tags: ['STOPRUSSIA', 'АГРЕСІЯ РФ', 'ВТОРГНЕННЯ РФ', 'СБУ']</text:p>
      <text:p text:style-name="P4">
Category: News</text:p>
      <!--METADATA-->
      <text:p text:style-name="P4">
<draw:frame draw:style-name="fr1" draw:name="Image3" text:anchor-type="as-char" svg:width="6.9236in" svg:height="4.615733in" draw:z-index="0">
<draw:image xlink:href="../Images/AРМІЯINFORM/2023-04-11T37-00-00-04-00/sbu11.jpeg" xlink:type="simple" xlink:show="embed" xlink:actuate="onLoad" draw:mime-type="image/jpeg"/>
</draw:frame>
Cyberfachivtsi of the Security Service together with the law enforcement agencies of the Republicapolskaya neutralized the transnational criminal group of fraudsters.</text:p>
      <text:p text:style-name="P4">
About it <text:a xlink:type="simple" xlink:href="https://ssu.gov.ua/novyny/sbu-ta-pravookhorontsi-polshchi-likviduvaly-shakhraisku-skhemu-vymaniuvannia-hroshei-iz-myrnykh-zhyteliv-yaki-khochut-vyikhaty-z-bakhmuta" text:style-name="Internet_20_link" text:visited-style-name="Visited_20_Internet_20_Link">
reports</text:a>
SBU press service.</text:p>
      <text:p text:style-name="P4">
The malefactors wandered money from the inhabitants of the front regions of Ukraine, who planned to leave the war zone, including Bakhmut and Coal. The locals "guaranteed" the locals to take them to the safest regions of our country "guaranteed". The average cost of such "services" was 30 thousand UAH.</text:p>
      <text:p text:style-name="P4">
Basically, fraudsters "distributed" their promises to the disabled and parents of young children. For this purpose they used groups on social networks and popular messengers. They took their clients "prepayment" of 50% of the declared amount. Money was kept on bank cards issued for false persons. After receiving the books, the dealers stopped communicating with the victims and no longer called. In this way, fraudsters have seen more than UAH 1.5 million in humans.</text:p>
      <text:p text:style-name="P4">
<draw:frame draw:style-name="fr1" draw:name="Image4" text:anchor-type="as-char" svg:width="6.9236in" svg:height="4.615733in" draw:z-index="0">
<draw:image xlink:href="../Images/AРМІЯINFORM/2023-04-11T37-00-00-04-00/sbu33.jpeg" xlink:type="simple" xlink:show="embed" xlink:actuate="onLoad" draw:mime-type="image/jpeg"/>
</draw:frame>
Another "target audience" of fraudsters was men of conscript age. For a "fee", the intruders promised the military to produce false expenses to travel abroad.</text:p>
      <text:p text:style-name="P4">
As a result of special operations in different regions of Ukraine, one group organizers were detained. He was a resident of Zhytomyr region, who was contacting the clients and offering them "conditions" for evacuation. In the investigation, two other Ukrainian citizens, organizers of the criminal group, are currently in one of the EU countries.</text:p>
      <text:p text:style-name="P4">
SBU staff together with European partners conduct comprehensive detentions on the detention of both intruders and their extradition to Ukraine.</text:p>
      <text:p text:style-name="P4">
<text:span text:style-name="T4">
 During the searches at the addresses of the persons involved in several areas of Ukraine revealed: </text:span>
</text:p>
      <ul>
        <li>
mobile phones with evidence of illegal activity; * 10 bank cards that the attackers received money from the victims.</li>
      </ul>
      <text:p text:style-name="P4">
<draw:frame draw:style-name="fr1" draw:name="Image5" text:anchor-type="as-char" svg:width="6.9236in" svg:height="4.615733in" draw:z-index="0">
<draw:image xlink:href="../Images/AРМІЯINFORM/2023-04-11T37-00-00-04-00/sbu22.jpeg" xlink:type="simple" xlink:show="embed" xlink:actuate="onLoad" draw:mime-type="image/jpeg"/>
</draw:frame>
Currently, one of the malefactors, a resident of Zhytomyr region, reported suspicion of Part 3 of Art. 190 of the Criminal Code of Ukraine(fraud). Вирішуєтьсяпитання щодо обрання запобіжного заходу ˗ тримання під вартою. Триваєрозслідування для встановлення всіх обставин злочину і притягнення винних довідповідальності.</text:p>
      <text:p text:style-name="P4">
News Source: <text:a xlink:type="simple" xlink:href="https://armyinform.com.ua/2023/04/11/vykryto-shahrayiv-yaki-vymanyuvaly-groshi-v-ohochyh-vyyihaty-iz-bahmuta/" text:style-name="Internet_20_link" text:visited-style-name="Visited_20_Internet_20_Link">
https://armyinform.com.ua/2023/04/11/vykryto-shahrayiv-yaki-vymanyuvaly-groshi-v-ohochyh-vyyihaty-iz-bahmuta/</text:a>
</text:p>
      <!--NEWS-->
      <text:h text:style-name="P10" text:outline-level="1">
<text:span text:style-name="T4">
Ukraine handed over five more seriously wounded prisoners</text:span>
</text:h>
      <text:p text:style-name="P4">
Author: ['АРМІЯINFORM']</text:p>
      <text:p text:style-name="P4">
Time: 2023-04-11T38:00:00-04:00</text:p>
      <text:p text:style-name="P4">
Description: Zgіdno with the norms of the General Convention, the Ukrainian side repatrius for the Terito ... War with Ukraine 2022, the war with Ukraine Latest news today, News War with Ukraine 2022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koooord.jpeg" text:style-name="Internet_20_link" text:visited-style-name="Visited_20_Internet_20_Link">
koooord.jpeg</text:a>
']</text:p>
      <text:p text:style-name="P4">
Tags: ['STOPRUSSIA', 'АГРЕСІЯ РФ', 'ВТОРГНЕННЯ РФ', 'КООРДИНАЦІЙНИЙ ШТАБ']</text:p>
      <text:p text:style-name="P4">
Category: News</text:p>
      <!--METADATA-->
      <text:p text:style-name="P4">
<draw:frame draw:style-name="fr1" draw:name="Image6" text:anchor-type="as-char" svg:width="6.9236in" svg:height="3.894525in" draw:z-index="0">
<draw:image xlink:href="../Images/AРМІЯINFORM/2023-04-11T38-00-00-04-00/koooord.jpeg" xlink:type="simple" xlink:show="embed" xlink:actuate="onLoad" draw:mime-type="image/jpeg"/>
</draw:frame>
According to the norms of the Geneva Conventions, the Ukrainian side repatched the spitratoria of the aggressor state of five more seriously wounded captured invaders, including the only woman who was in Ukrainian captivity.</text:p>
      <text:p text:style-name="P4">
About it <text:a xlink:type="simple" xlink:href="https://koordshtab.gov.ua/archive/1368" text:style-name="Internet_20_link" text:visited-style-name="Visited_20_Internet_20_Link">
reports</text:a>
Coordination Stand on prisoners of war.</text:p>
      <text:p text:style-name="P4">
The condition of these persons managed to stabilize that they become suitable for transportation. Repatriation, as envisages international humanitarian law, has taken place without any conditions for the Russian side.</text:p>
      <text:p text:style-name="P4">
In addition, Ramadan is a sacred moon for all Muslims - Ukraine of Pursuing Muslims, who fought in the Occupation Army. Tsebulo is made to confirm our proposal by the aggressor state to exchange muslims "all on all" on both sides in respect for culture and traditions.</text:p>
      <text:p text:style-name="P4">
It should be reminded that on March 24, the Ukrainian side has already repatched five -portable seriously injured Russian invaders. However, in the place of maintenance in Russia and in the temporarily occupied territories, there are now much wounded prisoners of war, whom the occupying state should be returned immediately without prior conditions.</text:p>
      <text:p text:style-name="P4">
News Source: <text:a xlink:type="simple" xlink:href="https://armyinform.com.ua/2023/04/11/ukrayina-peredala-rosijskij-storoni-shhe-pyatoh-vazhkoporanenyh-polonenyh/" text:style-name="Internet_20_link" text:visited-style-name="Visited_20_Internet_20_Link">
https://armyinform.com.ua/2023/04/11/ukrayina-peredala-rosijskij-storoni-shhe-pyatoh-vazhkoporanenyh-polonenyh/</text:a>
</text:p>
      <!--NEWS-->
      <text:h text:style-name="P10" text:outline-level="1">
<text:span text:style-name="T4">
Parliament recommended to adopt as a whole and as a whole</text:span>
</text:h>
      <text:p text:style-name="P4">
Author: ['АРМІЯINFORM']</text:p>
      <text:p text:style-name="P4">
Time: 2023-04-11T39:00:00-04:00</text:p>
      <text:p text:style-name="P4">
Description: About the cube of the Office Storinzi Verkhno for the sake of Ukrainian at Facebook.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verhovna-rada-rekomenduvala.jpg" text:style-name="Internet_20_link" text:visited-style-name="Visited_20_Internet_20_Link">
verhovna-rada-rekomenduvala.jpg</text:a>
']</text:p>
      <text:p text:style-name="P4">
Tags: ['STOPRUSSIA', 'ВЕРХОВНА РАДА УКРАЇНИ', 'ВІЙНА', 'ВТОРГНЕННЯ РФ', 'ЗАКОНОПРОЄКТИ', 'ОБОРОНА']</text:p>
      <text:p text:style-name="P4">
Category: News</text:p>
      <!--METADATA-->
      <text:p text:style-name="P4">
<draw:frame draw:style-name="fr1" draw:name="Image7" text:anchor-type="as-char" svg:width="6.9236in" svg:height="5.804039in" draw:z-index="0">
<draw:image xlink:href="../Images/AРМІЯINFORM/2023-04-11T39-00-00-04-00/verhovna-rada-rekomenduvala.jpg" xlink:type="simple" xlink:show="embed" xlink:actuate="onLoad" draw:mime-type="image/jpeg"/>
</draw:frame>
About it <text:a xlink:type="simple" xlink:href="https://www.facebook.com/verkhovna.rada.ukraine/posts/pfbid0aGYhaUnrJS9sK3FJgVytTqQrZGfvvWYmeAcur6QqvZrTsQV4DmHwgJsZwrGgkJMPl" text:style-name="Internet_20_link" text:visited-style-name="Visited_20_Internet_20_Link">
reports</text:a>
[s)(https://www.facebook.com/verkhovna.rada.ukraine/posts/pfbid0aGYhaUnrJS9sK3FJgVytTqQrZGfvvWYmeAcur6QqvZrTsQV4DmHwgJsZwrGgkJMPl)On the official page of the Verkhovna Rada of Ukraine on Facebook.</text:p>
      <ul>
        <li>
No. 9061 on the exemption from taxable tax on the value of supply/import operations for the needs of safety and defense during the martial law; * №9062 on the peculiarities of importation into the customs territory of Ukraine for the needs of safety and defense during the martial law</li>
      </ul>
      <text:p text:style-name="P4">
The laws provide for tax exemption from the application of transactions on the import into the customs territory of Ukraine and the supply of the beading territory of Ukraine of defense goods, determined so well with paragraph 29 of part one of Article 1 of the Law of Ukraine "On Defense".</text:p>
      <text:p text:style-name="P4">
In addition, they improve the standards of operational satisfaction of the needs of defense structures and ensure an effective repel of the aggressor.</text:p>
      <text:p text:style-name="P4">
News Source: <text:a xlink:type="simple" xlink:href="https://armyinform.com.ua/2023/04/11/parlament-rekomenduvav-pryjnyaty-za-osnovu-ta-v-czilomu-zakonoproyekty-na-pidtrymku-potreb-oborony/" text:style-name="Internet_20_link" text:visited-style-name="Visited_20_Internet_20_Link">
https://armyinform.com.ua/2023/04/11/parlament-rekomenduvav-pryjnyaty-za-osnovu-ta-v-czilomu-zakonoproyekty-na-pidtrymku-potreb-oborony/</text:a>
</text:p>
      <!--NEWS-->
      <text:h text:style-name="P10" text:outline-level="1">
<text:span text:style-name="T4">
Tot graduates are eligible for free education in universities</text:span>
</text:h>
      <text:p text:style-name="P4">
Author: ['АРМІЯINFORM']</text:p>
      <text:p text:style-name="P4">
Time: 2023-04-11T40:00:00-04:00</text:p>
      <text:p text:style-name="P4">
Description: Valnutors of the Timchasovo dubs of Teriye I Ti, HTOs having left the Teritator Pizlya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vnzzz.png" text:style-name="Internet_20_link" text:visited-style-name="Visited_20_Internet_20_Link">
vnzzz.png</text:a>
']</text:p>
      <text:p text:style-name="P4">
Tags: ['STOPRUSSIA', 'АГРЕСІЯ РФ', 'ВТОРГНЕННЯ РФ', 'МІНРЕІНТЕГРАЦІЇ']</text:p>
      <text:p text:style-name="P4">
Category: News</text:p>
      <!--METADATA-->
      <text:p text:style-name="P4">
<draw:frame draw:style-name="fr1" draw:name="Image8" text:anchor-type="as-char" svg:width="6.9236in" svg:height="4.615733in" draw:z-index="0">
<draw:image xlink:href="../Images/AРМІЯINFORM/2023-04-11T40-00-00-04-00/vnzzz.png" xlink:type="simple" xlink:show="embed" xlink:actuate="onLoad" draw:mime-type="image/png"/>
</draw:frame>
Graduates from the temporarily occupied territories and those who left such territories after January 1, 2023 are entitled to training on government orders in higher education institutions.</text:p>
      <text:p text:style-name="P4">
About it <text:a xlink:type="simple" xlink:href="https://minre.gov.ua/2023/04/10/vypusknyky-z-tot-mayut-pravo-na-bezkoshtovne-navchannya-u-vyshah/" text:style-name="Internet_20_link" text:visited-style-name="Visited_20_Internet_20_Link">
reports</text:a>
Ministry of Reintegration of the Occupied Territories of Ukraine.</text:p>
      <text:p text:style-name="P4">
They include enrollment in educational establishments at a quota-2.</text:p>
      <text:p text:style-name="P4">
The application for admission can be submitted online by using the e -cabinet.</text:p>
      <text:p text:style-name="P4">
Registration of personal electronic offices will begin on July 1, 2023 in the following <text:span text:style-name="T4">
 <text:a xlink:type="simple" xlink:href="https://vstup.edbo.gov.ua/" text:style-name="Internet_20_link" text:visited-style-name="Visited_20_Internet_20_Link">
link</text:a>
</text:span>
.</text:p>
      <text:p text:style-name="P4">
Entrants who are registered and on the Tot will be able to pass all the issues of the introductory campaign remotely.</text:p>
      <text:p text:style-name="P4">
After enrollment, entrants from the Tot can conclude an agreement with the training institution within the next three months.</text:p>
      <text:p text:style-name="P4">
News Source: <text:a xlink:type="simple" xlink:href="https://armyinform.com.ua/2023/04/11/vypusknyky-z-tot-mayut-pravo-na-bezkoshtovne-navchannya-u-vyshah/" text:style-name="Internet_20_link" text:visited-style-name="Visited_20_Internet_20_Link">
https://armyinform.com.ua/2023/04/11/vypusknyky-z-tot-mayut-pravo-na-bezkoshtovne-navchannya-u-vyshah/</text:a>
</text:p>
      <!--NEWS-->
      <text:h text:style-name="P10" text:outline-level="1">
<text:span text:style-name="T4">
"There are no tanks, gave away machines and said we're now infantry" - intercepting GUR</text:span>
</text:h>
      <text:p text:style-name="P4">
Author: ['АРМІЯINFORM']</text:p>
      <text:p text:style-name="P4">
Time: 2023-04-11T41:00:00-04:00</text:p>
      <text:p text:style-name="P4">
Description: Golovna managed by the Rosvіki of the Mini Construction of the defense at his own ... War with Ukraine 2022, War with Ukraine latest news today, News War with Ukraine 2022 The last for today, will there be a war between Ukraine and Russia, and when, the war with Ukraine will or not will be or not , Will there be a war with Ukraine in the near future, they say, the war with Ukraine, Ukrainian news today, Ukrainian news in Ukrainian media in Russian</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ІЙНА', 'ГУР ПЕРЕХОПЛЕННЯ']</text:p>
      <text:p text:style-name="P4">
Category: News</text:p>
      <!--METADATA-->
      <text:p text:style-name="P4">
<draw:frame draw:style-name="fr1" draw:name="Image9" text:anchor-type="as-char" svg:width="6.9236in" svg:height="3.894525in" draw:z-index="0">
<draw:image xlink:href="../Images/AРМІЯINFORM/2023-04-11T41-00-00-04-00/337531944_232614265847457_8544501692430122370_n.jpg" xlink:type="simple" xlink:show="embed" xlink:actuate="onLoad" draw:mime-type="image/jpeg"/>
</draw:frame>
Main Directorate of Intelligence of the Ministry of Defense on its YouTube channel <text:a xlink:type="simple" xlink:href="https://www.youtube.com/watch" text:style-name="Internet_20_link" text:visited-style-name="Visited_20_Internet_20_Link">
published</text:a>
Another interception. The Russian serviceman tells his mother about the rapid performance in the ranks of the Russian army:</text:p>
      <ul>
        <li>
“The 146th Regiment was to us… They were sent, drunk was all, they were all drunk. Well, half of the regiment I do not know where ”; * "They were told, tankers that there are no tanks, you are now infantry"; * "He has no legs, in the hospital lies."</li>
      </ul>
      <text:p text:style-name="P4">
News Source: <text:a xlink:type="simple" xlink:href="https://armyinform.com.ua/2023/04/11/ony-tankyst%d1%8b-ym-skazaly-chto-tankov-net-v%d1%8b-teper-pehota-avtomat%d1%8b-v%d1%8bdaly-perehoplennya-gur/" text:style-name="Internet_20_link" text:visited-style-name="Visited_20_Internet_20_Link">
https://armyinform.com.ua/2023/04/11/ony-tankyst%d1%8b-ym-skazaly-chto-tankov-net-v%d1%8b-teper-pehota-avtomat%d1%8b-v%d1%8bdaly-perehoplennya-gur/</text:a>
</text:p>
      <!--NEWS-->
      <text:h text:style-name="P10" text:outline-level="1">
<text:span text:style-name="T4">
56 other deputies of the State Duma of the Russian Federation, who voted for recognition of "LNR" and "DNR" will be judged</text:span>
</text:h>
      <text:p text:style-name="P4">
Author: ['АРМІЯINFORM']</text:p>
      <text:p text:style-name="P4">
Time: 2023-04-11T42:00:00-04:00</text:p>
      <text:p text:style-name="P4">
Description: Service of the Bezpeques Zibrala Bezini Propesi Vini Shchel 56 deputies of the Dumi of the Russian Federation, Yak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sudd-e1681138106263.jpeg" text:style-name="Internet_20_link" text:visited-style-name="Visited_20_Internet_20_Link">
sudd-e1681138106263.jpeg</text:a>
']</text:p>
      <text:p text:style-name="P4">
Tags: ['STOPRUSSIA', 'АГРЕСІЯ РФ', 'ВТОРГНЕННЯ РФ', 'СЛУЖБА БЕЗПЕКИ УКРАЇНИ']</text:p>
      <text:p text:style-name="P4">
Category: News</text:p>
      <!--METADATA-->
      <text:p text:style-name="P4">
<draw:frame draw:style-name="fr1" draw:name="Image10" text:anchor-type="as-char" svg:width="6.9236in" svg:height="6.072622in" draw:z-index="0">
<draw:image xlink:href="../Images/AРМІЯINFORM/2023-04-11T42-00-00-04-00/sudd-e1681138106263.jpeg" xlink:type="simple" xlink:show="embed" xlink:actuate="onLoad" draw:mime-type="image/jpeg"/>
</draw:frame>
The Security Service gathered unconditional evidence of the fault of another 56 deputies of the State Duirf, who contributed to the capture of part of the eastern regions of Ukraine.</text:p>
      <text:p text:style-name="P4">
About it <text:a xlink:type="simple" xlink:href="https://ssu.gov.ua/novyny/za-materialamy-sbu-sudytymut-shche-56-deputativ-derzhdumy-rf-yaki-holosuvaly-za-vyznannia-ldnr" text:style-name="Internet_20_link" text:visited-style-name="Visited_20_Internet_20_Link">
reports</text:a>
SBU press service.</text:p>
      <text:p text:style-name="P4">
On February 15, 2022, they supported the resolution on the appeal to the Presidential to recognize the "independence" of the temporarily occupied districts of Donetsk and Luhansk regions. And on February 22, they voted for the ratification of the "Treaty on Friendship, Cooperation and Mutual Assistance" between the aggressor country terrorist organizations "L/DNR". The next day, on the basis of the adopted "contracts", the leaders of terrorists appealed to the President of the Russian Federation to provide "armed assistance". Thus, the Kremlin used these solutions as a formal reason to start a full -scale invasion of Ukraine and justify armed aggression.</text:p>
      <text:p text:style-name="P4">
On the basis of the evidence collected, investigators of the SBU were informed by the Russian deputies of proading under Part 3 of Art. 110 of the Criminal Code of Ukraine(encroachment). Наразі Служба безпекизавершила розслідування і направила до суду обвинувальні акти.</text:p>
      <text:p text:style-name="P4">
Посадовцям загрожує покарання до 15 років ув’язнення або довічне позбавленняволі з конфіскацією майна. Тривають комплексні заходи для притягнення виннихдо відповідальності за злочини проти України.</text:p>
      <text:p text:style-name="P4">
Розслідування проводили співробітники СБУ у Тернопільській, Хмельницькій,Івано-Франківській та Вінницькій областях за процесуального керівництваорганів прокуратури.</text:p>
      <text:p text:style-name="P4">
News Source: <text:a xlink:type="simple" xlink:href="https://armyinform.com.ua/2023/04/11/sudytymut-shhe-56-deputativ-derzhdumy-rf-yaki-golosuvaly-za-vyznannya-lnr-ta-dnr/" text:style-name="Internet_20_link" text:visited-style-name="Visited_20_Internet_20_Link">
https://armyinform.com.ua/2023/04/11/sudytymut-shhe-56-deputativ-derzhdumy-rf-yaki-golosuvaly-za-vyznannya-lnr-ta-dnr/</text:a>
</text:p>
      <!--NEWS-->
      <text:h text:style-name="P10" text:outline-level="1">
<text:span text:style-name="T4">
Erobota: New grants to start or business development for veterans</text:span>
</text:h>
      <text:p text:style-name="P4">
Author: ['АРМІЯINFORM']</text:p>
      <text:p text:style-name="P4">
Time: 2023-04-11T43:00:00-04:00</text:p>
      <text:p text:style-name="P4">
Description: Rosshitshevsky Prochkt, Z 10 KVITENI INVISH TO PARTS TO participant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yerobota.jpg" text:style-name="Internet_20_link" text:visited-style-name="Visited_20_Internet_20_Link">
yerobota.jpg</text:a>
']</text:p>
      <text:p text:style-name="P4">
Tags: ['STOPRUSSIA', 'АГРЕСІЯ РФ', 'ВЕТЕРАНИ', 'ВТОРГНЕННЯ РФ', 'СОЦІАЛЬНИЙ ЗАХИСТ ПІД ЧАС ВІЙНИ']</text:p>
      <text:p text:style-name="P4">
Category: News</text:p>
      <!--METADATA-->
      <text:p text:style-name="P4">
<draw:frame draw:style-name="fr1" draw:name="Image11" text:anchor-type="as-char" svg:width="6.9236in" svg:height="6.9236in" draw:z-index="0">
<draw:image xlink:href="../Images/AРМІЯINFORM/2023-04-11T43-00-00-04-00/yerobota.jpg" xlink:type="simple" xlink:show="embed" xlink:actuate="onLoad" draw:mime-type="image/jpeg"/>
</draw:frame>
The government is expanding the project, new programs for participants of the hostilities are available since April 10. With grants from the erobot, veterans can start or grow their own business.</text:p>
      <text:p text:style-name="P4">
This is stated in <text:a xlink:type="simple" xlink:href="https://t.me/mintsyfra/3967" text:style-name="Internet_20_link" text:visited-style-name="Visited_20_Internet_20_Link">
message</text:a>
and the official telegram-channel of the Ministry of Digital Transformation of Ukraine.</text:p>
      <text:p text:style-name="P4">
Fill out the application and download the business plan at the link.The grant if you:</text:p>
      <ul>
        <li>
          <text:p text:style-name="P4">
have a perfect business reputation;</text:p>
        </li>
        <li>
          <text:p text:style-name="P4">
have no debt to the bank;</text:p>
        </li>
        <li>
          <text:p text:style-name="P4">
you will successfully interview the regional employment center;</text:p>
        </li>
        <li>
          <text:p text:style-name="P4">
The information indicated in the statement will be verified for accuracy.</text:p>
        </li>
      </ul>
      <text:p text:style-name="P4">
The decision to grant a grant is made by the State Employment Center.</text:p>
      <text:p text:style-name="P4">
Now more about each of the programs:</text:p>
      <text:p text:style-name="P4">
<text:span text:style-name="T4">
* 250 thousand. UAH </text:span>
</text:p>
      <text:p text:style-name="P4">
Only veterans can apply. Business can be any, but you have to work at least one new employee.</text:p>
      <text:p text:style-name="P4">
<text:span text:style-name="T4">
* 500tys. UAH </text:span>
</text:p>
      <text:p text:style-name="P4">
The husband or wife of a participant or a participant of hostilities can serve. The program coats 70% of the cost of the project, and the recipient of the grant should create 2 working places.</text:p>
      <text:p text:style-name="P4">
<text:span text:style-name="T4">
* 1mln UAH </text:span>
</text:p>
      <text:p text:style-name="P4">
A veteran-photo can apply. The program covers 70% of the cost of the project.The grant holder has to create 4 workplaces, two of which should be taken by participants of the fighting.</text:p>
      <text:p text:style-name="P4">
Grant recipients will also be able to undergo free training for entrepreneurs. Detalist about grant &lt;https://erobota.diia.gov.ua/&gt;
</text:p>
      <text:p text:style-name="P4">
The project was launched on the initiative of the Prime Minister of Ukraine Denis Shmigal, the Ministry of Economy of Ukraine together with the Ministry of Digital Transformation of Ukraine, the Ministry of Agrarian Policy and Food of Ukraine, the State Employment Service Financial support for Sweden.</text:p>
      <text:p text:style-name="P4">
News Source: <text:a xlink:type="simple" xlink:href="https://armyinform.com.ua/2023/04/11/yerobota-novi-granty-na-start-chy-rozvytok-biznesu-dlya-veteraniv/" text:style-name="Internet_20_link" text:visited-style-name="Visited_20_Internet_20_Link">
https://armyinform.com.ua/2023/04/11/yerobota-novi-granty-na-start-chy-rozvytok-biznesu-dlya-veteraniv/</text:a>
</text:p>
      <!--NEWS-->
      <text:h text:style-name="P10" text:outline-level="1">
<text:span text:style-name="T4">
The Kremlin is trying to unite the Russians around the "sacred war" - CPD</text:span>
</text:h>
      <text:p text:style-name="P4">
Author: ['АРМІЯINFORM']</text:p>
      <text:p text:style-name="P4">
Time: 2023-04-11T44:00:00-04:00</text:p>
      <text:p text:style-name="P4">
Description: The Center for the Wizin -Format at the RNBO of Ukrainian, having defeated the basics of the elevation, the Yakiy was eaten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gundyayev.jpeg" text:style-name="Internet_20_link" text:visited-style-name="Visited_20_Internet_20_Link">
gundyayev.jpeg</text:a>
']</text:p>
      <text:p text:style-name="P4">
Tags: ['STOPRUSSIA', 'АГРЕСІЯ РФ', 'ВТОРГНЕННЯ РФ', 'ЦПД РНБО']</text:p>
      <text:p text:style-name="P4">
Category: News</text:p>
      <!--METADATA-->
      <text:p text:style-name="P4">
<draw:frame draw:style-name="fr1" draw:name="Image12" text:anchor-type="as-char" svg:width="6.9236in" svg:height="6.9236in" draw:z-index="0">
<draw:image xlink:href="../Images/AРМІЯINFORM/2023-04-11T44-00-00-04-00/gundyayev.jpeg" xlink:type="simple" xlink:show="embed" xlink:actuate="onLoad" draw:mime-type="image/jpeg"/>
</draw:frame>
Center for Combating Misinformation in NSDC Ukraine <text:a xlink:type="simple" xlink:href="https://www.facebook.com/protydiyadezinformatsiyi.cpd/posts/pfbid02VhiDNZ27jYMXu4MGCKrhqngGPdEVX7zY8miiQSqiGumJ1qvSUPyy485yQWpHMuu4l" text:style-name="Internet_20_link" text:visited-style-name="Visited_20_Internet_20_Link">
Publicated</text:a>
The main narrative that was promoted by the Russian media.</text:p>
      <text:p text:style-name="P4">
“Russia is on the side of light. And this can be easily proved, because Russia does not seek to be richer, does not seek to capture other countries, does not seek to subdue someone, ”Kirill Gundyaev said boldly.</text:p>
      <text:p text:style-name="P4">
Gundyayev's cynical statement was supplemented by the words that the war in Ukraine was the "cemetery of God" and only Russia found the strength to withstand evil.</text:p>
      <text:p text:style-name="P4">
Also, according to Moscow Pop, the reason for the war in Ukraine was the non -imperial desires of Putin, and the conflict of the West and Russia against the background of the absence of "common Christian values".</text:p>
      <text:p text:style-name="P4">
The statements of religious leaders are aimed at heating the internal conflict in Ukraine against the background of the transition to the PCU.</text:p>
      <text:p text:style-name="P4">
"Reconciling the war with religion, the Kremlin tries to justify their crimes and unite the Russians around the" Holy War ", which, in their opinion, should contribute to voluntary mobilization," the statement said.</text:p>
      <text:p text:style-name="P4">
News Source: <text:a xlink:type="simple" xlink:href="https://armyinform.com.ua/2023/04/11/kreml-namagayetsya-obyednaty-rosiyan-navkolo-svyashhennoyi-vijny-czpd/" text:style-name="Internet_20_link" text:visited-style-name="Visited_20_Internet_20_Link">
https://armyinform.com.ua/2023/04/11/kreml-namagayetsya-obyednaty-rosiyan-navkolo-svyashhennoyi-vijny-czpd/</text:a>
</text:p>
      <!--NEWS-->
      <text:h text:style-name="P10" text:outline-level="1">
<text:span text:style-name="T4">
Aid Platform - Key Support Supports Victims As a result of War</text:span>
</text:h>
      <text:p text:style-name="P4">
Author: ['АРМІЯINFORM']</text:p>
      <text:p text:style-name="P4">
Time: 2023-04-11T45:00:00-04:00</text:p>
      <text:p text:style-name="P4">
Description: Prazuu, Idini in Ukrainian online Maidan, with a vibrant izhormati about all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minsoczpolityky-platforma.jpg" text:style-name="Internet_20_link" text:visited-style-name="Visited_20_Internet_20_Link">
minsoczpolityky-platforma.jpg</text:a>
']</text:p>
      <text:p text:style-name="P4">
Tags: ['STOPRUSSIA', 'АГРЕСІЯ РФ', 'ВІЙНА', 'ВТОРГНЕННЯ РФ', 'ДОПОМОГА ВРЯТОВАНИМ', 'МІНСОЦПОЛІТИКИ']</text:p>
      <text:p text:style-name="P4">
Category: News</text:p>
      <!--METADATA-->
      <text:p text:style-name="P4">
<draw:frame draw:style-name="fr1" draw:name="Image13" text:anchor-type="as-char" svg:width="6.9236in" svg:height="6.9236in" draw:z-index="0">
<draw:image xlink:href="../Images/AРМІЯINFORM/2023-04-11T45-00-00-04-00/minsoczpolityky-platforma.jpg" xlink:type="simple" xlink:show="embed" xlink:actuate="onLoad" draw:mime-type="image/jpeg"/>
</draw:frame>
The first and only online site in Ukraine is working with full information about all basic services of assistance to the victims during the war-the help platform rescued.</text:p>
      <text:p text:style-name="P4">
About it on your official site <text:a xlink:type="simple" xlink:href="https://www.msp.gov.ua/news/22727.html" text:style-name="Internet_20_link" text:visited-style-name="Visited_20_Internet_20_Link">
reports</text:a>
Ministry of Social Policy.</text:p>
      <text:p text:style-name="P4">
The platform contains services that provide the Ukrainians with psychological, legal tasotal assistance.</text:p>
      <text:p text:style-name="P4">
In addition, the site has booklets and information materials to help citizens to recognize the negative effects of violence and cope with them in a timely manner.</text:p>
      <text:p text:style-name="P4">
The platform also has advice of psychologists of the rescued care centers, which will be reactual for every Ukrainian in the conditions of war, for those who were forced to change their place of residence and so on.</text:p>
      <text:p text:style-name="P4">
All the platform initiatives are designed to support Ukrainian in any corner of the country as well as beyond.</text:p>
      <text:p text:style-name="P4">
Services are proven, confidential and free. The list is not comprehensive on the platform, so other yogurt services may also join.</text:p>
      <text:p text:style-name="P4">
The rescued assistance platform was created on the initiative of the Vychoceremier Office of European and Euro -Atlantic integration, with the assistance of the Government for Gender Policy and UNFPA support, the UN Foundation for Population in Ukraine</text:p>
      <text:p text:style-name="P4">
Reference to the help platform: &lt;https://www.help-platform.in.ua/&gt;
</text:p>
      <text:p text:style-name="P4">
News Source: <text:a xlink:type="simple" xlink:href="https://armyinform.com.ua/2023/04/11/platforma-dopomogy-vryatovanym-klyuchovi-servisy-pidtrymky-postrazhdalyh-vnaslidok-vijny-v-odnomu-misczi/" text:style-name="Internet_20_link" text:visited-style-name="Visited_20_Internet_20_Link">
https://armyinform.com.ua/2023/04/11/platforma-dopomogy-vryatovanym-klyuchovi-servisy-pidtrymky-postrazhdalyh-vnaslidok-vijny-v-odnomu-misczi/</text:a>
</text:p>
      <!--NEWS-->
      <text:h text:style-name="P10" text:outline-level="1">
<text:span text:style-name="T4">
Defense forces knocked down the enemy helicopter Mi-24 and 9 UAV</text:span>
</text:h>
      <text:p text:style-name="P4">
Author: ['АРМІЯINFORM']</text:p>
      <text:p text:style-name="P4">
Time: 2023-04-11T46:00:00-04:00</text:p>
      <text:p text:style-name="P4">
Description: Avіaatsіya forces of defense for Past Doba took 8 hit in the districts of Zserdzhennya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mi-24-znyshheno.jpg" text:style-name="Internet_20_link" text:visited-style-name="Visited_20_Internet_20_Link">
mi-24-znyshheno.jpg</text:a>
']</text:p>
      <text:p text:style-name="P4">
Tags: ['STOPRUSSIA', 'АГРЕСІЯ РФ', 'ВІЙНА', 'ВТОРГНЕННЯ РФ', 'ГШ ЗС УКРАЇНИ', 'РАНКОВЕ ЗВЕДЕННЯ', 'СИЛИ ОБОРОНИ УКРАЇНИ']</text:p>
      <text:p text:style-name="P4">
Category: News</text:p>
      <!--METADATA-->
      <text:p text:style-name="P4">
<draw:frame draw:style-name="fr1" draw:name="Image14" text:anchor-type="as-char" svg:width="6.9236in" svg:height="4.538804in" draw:z-index="0">
<draw:image xlink:href="../Images/AРМІЯINFORM/2023-04-11T46-00-00-04-00/mi-24-znyshheno.jpg" xlink:type="simple" xlink:show="embed" xlink:actuate="onLoad" draw:mime-type="image/jpeg"/>
</draw:frame>
<text:span text:style-name="T4">
 🔥 Situation on Russian invasion </text:span>
</text:p>
      <text:p text:style-name="P4">
The aircraft forces of defense over the past 24 hours has struck 8 beats in the areas of concentration of personal staff and military equipment of the invaders, as well as a impact on the enemy's anti-aircraft missile system.</text:p>
      <text:p text:style-name="P4">
About it in your morning summary <text:a xlink:type="simple" xlink:href="https://www.facebook.com/GeneralStaff.ua/posts/pfbid02Nws9sP2kk34ZiQzntd3L12BCeDLm7W88SYHJb624Pv6zYDmKWt2nJypTfzS5hzWcl" text:style-name="Internet_20_link" text:visited-style-name="Visited_20_Internet_20_Link">
reports</text:a>
General Staff of the Armed Forces of Ukraine.</text:p>
      <text:p text:style-name="P4">
During the last day, the enemy Mi-24 helicopter, as well as 9 UAVs of various types, has been shot.</text:p>
      <text:p text:style-name="P4">
The departments of rocket troops and artillery struck the area of concentration of live power, weapons and military equipment, as well as the composition of enemy ammunition.</text:p>
      <text:p text:style-name="P4">
News Source: <text:a xlink:type="simple" xlink:href="https://armyinform.com.ua/2023/04/11/syly-oborony-zbyly-vorozhyj-gelikopter-mi-24-ta-9-bpla/" text:style-name="Internet_20_link" text:visited-style-name="Visited_20_Internet_20_Link">
https://armyinform.com.ua/2023/04/11/syly-oborony-zbyly-vorozhyj-gelikopter-mi-24-ta-9-bpla/</text:a>
</text:p>
      <!--NEWS-->
      <text:h text:style-name="P10" text:outline-level="1">
<text:span text:style-name="T4">
During the last day, the Rushists fired at 60 settlements of Ukraine</text:span>
</text:h>
      <text:p text:style-name="P4">
Author: ['АРМІЯINFORM']</text:p>
      <text:p text:style-name="P4">
Time: 2023-04-11T47:00:00-04:00</text:p>
      <text:p text:style-name="P4">
Description: Lent out the opponent of the time for 39 AvIACIYNI of the 7 rocket strokes, 4 siza -... War with Ukraine 2022, the war with Ukraine Latest news today, News War with Ukraine 2022 Last today, will there be a war between Ukraine and Russia and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kramatorsk.jpeg" text:style-name="Internet_20_link" text:visited-style-name="Visited_20_Internet_20_Link">
kramatorsk.jpeg</text:a>
']</text:p>
      <text:p text:style-name="P4">
Tags: ['STOPRUSSIA', 'АГРЕСІЯ РФ', 'ВІЙНА', 'ВОРОЖІ ОБСТРІЛИ', 'ВТОРГНЕННЯ РФ', 'ГШ ЗС УКРАЇНИ', 'РАНКОВЕ ЗВЕДЕННЯ']</text:p>
      <text:p text:style-name="P4">
Category: News</text:p>
      <!--METADATA-->
      <text:p text:style-name="P4">
<draw:frame draw:style-name="fr1" draw:name="Image15" text:anchor-type="as-char" svg:width="6.9236in" svg:height="4.32725in" draw:z-index="0">
<draw:image xlink:href="../Images/AРМІЯINFORM/2023-04-11T47-00-00-04-00/kramatorsk.jpeg" xlink:type="simple" xlink:show="embed" xlink:actuate="onLoad" draw:mime-type="image/jpeg"/>
</draw:frame>
<text:span text:style-name="T4">
 🔥 Situation on Russian invasion </text:span>
</text:p>
      <text:p text:style-name="P4">
Over the past day, the enemy struck 39 aircraft and 7 rocket strokes, and 4 gutters from the C-300 SPR in the peaceful city of Kramatorsk. He carried out 47 shelling of the reactive systems of volley fire on the positions of our troops and civil infrastructure of settlements.</text:p>
      <text:p text:style-name="P4">
About this <text:a xlink:type="simple" xlink:href="https://www.facebook.com/GeneralStaff.ua/posts/pfbid02Nws9sP2kk34ZiQzntd3L12BCeDLm7W88SYHJb624Pv6zYDmKWt2nJypTfzS5hzWcl" text:style-name="Internet_20_link" text:visited-style-name="Visited_20_Internet_20_Link">
it is referred</text:a>
In the morning operational summarizing of the General Staff of the Armed Forces of Ukraine, the highest official Facebook page.</text:p>
      <text:p text:style-name="P4">
The Russian Federation continues to neglect the laws and customs of war, therefore, the task of missile and aviation strikes remains high throughout Ukraine.</text:p>
      <text:p text:style-name="P4">
During the last day, the enemy fired the settlements of Gramyach Takamyansk settlement of Chernihiv region; Katerynivka, Volfine, Andriyivka Tapopivka of Sumy region, as well as veterinary, shooter, Staritsa, Gatyshche, Vovchansky farms, Okhrimivka, Mala Volcha and Vilkhvatka in Kharkiv region.</text:p>
      <text:p text:style-name="P4">
In the Kupyansk direction of enemy shelling, the settlements of Kamianka, well, Krasne First, Novomlinsk, two -year, Vilshan, Kindrashivka, Kislivka and Brest of Kharkiv region were suffered.</text:p>
      <text:p text:style-name="P4">
In the Liman direction of artillery shelling were suffered by Novoyogorovka, Makeevka, Nevskoye, Bigorivka, Luhansk region, as well as Tornsky, controversial Iberestovo, Donetsk region.</text:p>
      <text:p text:style-name="P4">
In the Bakhmut direction, Vasyukivka, Zaliznyanske, Minakivka, Orikhovo-Vasylivka, Bakhmut, Chrome, Ivanovsk, Predict, Yar, Yarivka, Friendship and New York of Donetsk region were injured from the Bakhmut.</text:p>
      <text:p text:style-name="P4">
In the Avdeevsky and Marinsky directions of hostile shelling, the settlements of Novokalinovo, Avdiivka, Pervomaisko, Krasnogorivka, Acute, St. George, Marinka and Victory of Donetsk region were suffered.</text:p>
      <text:p text:style-name="P4">
In the Shakhtar direction, during the past day, the enemy was fired at Novomykhailivka, Khaledar, Bogoyavlenka and Veliky Novosilka Nadonechyna.</text:p>
      <text:p text:style-name="P4">
In the Zaporizhzhya and Kherson directions, the enemy fired at the shelter near the line of combat collision. Among them is the Vramivka of Donetsk region; Novodanylivka, Orikhiv, Novoandriivka and Kamianskayapozhye region.</text:p>
      <text:p text:style-name="P4">
News Source: <text:a xlink:type="simple" xlink:href="https://armyinform.com.ua/2023/04/11/protyagom-mynulogo-dnya-vorog-zdijsnyv-obstrily-60-naselenyh-punktiv-ukrayiny/" text:style-name="Internet_20_link" text:visited-style-name="Visited_20_Internet_20_Link">
https://armyinform.com.ua/2023/04/11/protyagom-mynulogo-dnya-vorog-zdijsnyv-obstrily-60-naselenyh-punktiv-ukrayiny/</text:a>
</text:p>
      <!--NEWS-->
      <text:h text:style-name="P10" text:outline-level="1">
<text:span text:style-name="T4">
Our defenders repelled 52 enemy attacks in Liman, Bakhmut, Avdiiv and Mariinsky directions</text:span>
</text:h>
      <text:p text:style-name="P4">
Author: ['АРМІЯINFORM']</text:p>
      <text:p text:style-name="P4">
Time: 2023-04-11T48:00:00-04:00</text:p>
      <text:p text:style-name="P4">
Description: Not called the numbers in the techies of the living force, the enemy is not in the same way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arta-1.jpg" text:style-name="Internet_20_link" text:visited-style-name="Visited_20_Internet_20_Link">
arta-1.jpg</text:a>
']</text:p>
      <text:p text:style-name="P4">
Tags: ['STOPRUSSIA', 'АВДІЇВСЬКИЙ НАПРЯМОК', 'БАХМУТСЬКИЙ НАПРЯМОК', 'ВІЙНА', 'ВТОРГНЕННЯ РФ', 'ГШ ЗС УКРАЇНИ', 'ЛИМАНСЬКИЙ НАПРЯМОК', 'МАР’ЇНКА', 'РАНКОВЕ ЗВЕДЕННЯ']</text:p>
      <text:p text:style-name="P4">
Category: News</text:p>
      <!--METADATA-->
      <text:p text:style-name="P4">
<draw:frame draw:style-name="fr1" draw:name="Image16" text:anchor-type="as-char" svg:width="6.9236in" svg:height="4.615733in" draw:z-index="0">
<draw:image xlink:href="../Images/AРМІЯINFORM/2023-04-11T48-00-00-04-00/arta-1.jpg" xlink:type="simple" xlink:show="embed" xlink:actuate="onLoad" draw:mime-type="image/jpeg"/>
</draw:frame>
<text:span text:style-name="T4">
 🔥 Situation on Russian invasion </text:span>
</text:p>
      <text:p text:style-name="P4">
Despite the numerous losses in technology and live power, the enemy is not fulfilled by the Warning War. He continues to focus on the leading attacks on Liman, Bakhmut, Avdiivsky and Mariinsky directions. Last day, our defenders were reflected 52 appeals of the enemy in these areas.</text:p>
      <text:p text:style-name="P4">
About it in your morning summary <text:a xlink:type="simple" xlink:href="https://www.facebook.com/GeneralStaff.ua/posts/pfbid02Nws9sP2kk34ZiQzntd3L12BCeDLm7W88SYHJb624Pv6zYDmKWt2nJypTfzS5hzWcl" text:style-name="Internet_20_link" text:visited-style-name="Visited_20_Internet_20_Link">
reports</text:a>
The General Staff of the Armed Forces.</text:p>
      <text:p text:style-name="P4">
In the Liman direction during the last day, the enemy conducted unsuccessful successive actions near the settlements of Makiivka, Red Poopivka Tabulogovka.</text:p>
      <text:p text:style-name="P4">
In the Bakhmut direction, the enemy continues to take offensive actions, tries to take full control of the city of Bakhmut, the battles continue. Over the past, the opponent conducted unsuccessful offensive actions near the settlements of Grigorigorovka and chrome.</text:p>
      <text:p text:style-name="P4">
In the Avdeevsky and Marinsky directions, the enemy followed the offensive actions of the settlements of the settlements of Avdiivka, Severene, Nevelske and Marinka Donetsk region, had no success.</text:p>
      <text:p text:style-name="P4">
In Zaporizhzhya and Kherson directions, the enemy continues to defend.</text:p>
      <text:p text:style-name="P4">
News Source: <text:a xlink:type="simple" xlink:href="https://armyinform.com.ua/2023/04/11/nashi-zahysnyky-vidbyly-52-ataky-protyvnyka-na-lymanskomu-bahmutskomu-avdiyivskomu-ta-maryinskomu-napryamkah/" text:style-name="Internet_20_link" text:visited-style-name="Visited_20_Internet_20_Link">
https://armyinform.com.ua/2023/04/11/nashi-zahysnyky-vidbyly-52-ataky-protyvnyka-na-lymanskomu-bahmutskomu-avdiyivskomu-ta-maryinskomu-napryamkah/</text:a>
</text:p>
      <!--NEWS-->
      <text:h text:style-name="P10" text:outline-level="1">
<text:span text:style-name="T4">
The enemy retains military presence in border areas with Ukraine</text:span>
</text:h>
      <text:p text:style-name="P4">
Author: ['АРМІЯINFORM']</text:p>
      <text:p text:style-name="P4">
Time: 2023-04-11T49:00:00-04:00</text:p>
      <text:p text:style-name="P4">
Description: The General Staff of the Zbroyni forces of Ukraine, having wiped up the operational of the INformation of the Rosiysk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0/20221027-2.jpg" text:style-name="Internet_20_link" text:visited-style-name="Visited_20_Internet_20_Link">
20221027-2.jpg</text:a>
']</text:p>
      <text:p text:style-name="P4">
Tags: ['STOPRUSSIA', 'АГРЕСІЯ РФ', 'БІЛОРУСЬ', 'ВІЙНА', 'ВТОРГНЕННЯ РФ', 'ГШ ЗС УКРАЇНИ', 'ОПЕРАТИВНА ІНФОРМАЦІЯ', 'РАНКОВЕ ЗВЕДЕННЯ']</text:p>
      <text:p text:style-name="P4">
Category: News</text:p>
      <!--METADATA-->
      <text:p text:style-name="P4">
<draw:frame draw:style-name="fr1" draw:name="Image17" text:anchor-type="as-char" svg:width="6.9236in" svg:height="4.367194in" draw:z-index="0">
<draw:image xlink:href="../Images/AРМІЯINFORM/2023-04-11T49-00-00-04-00/20221027-2.jpg" xlink:type="simple" xlink:show="embed" xlink:actuate="onLoad" draw:mime-type="image/jpeg"/>
</draw:frame>
Illustrative photo</text:p>
      <text:p text:style-name="P4">
<text:span text:style-name="T4">
 🔥 Situation on Russian invasion </text:span>
</text:p>
      <text:p text:style-name="P4">
General Staff of the Armed Forces of Ukraine <text:a xlink:type="simple" xlink:href="https://www.facebook.com/GeneralStaff.ua/posts/pfbid02Nws9sP2kk34ZiQzntd3L12BCeDLm7W88SYHJb624Pv6zYDmKWt2nJypTfzS5hzWcl" text:style-name="Internet_20_link" text:visited-style-name="Visited_20_Internet_20_Link">
Publicated</text:a>
Prompt information on the Russian invasion of the morning of April 11.</text:p>
      <text:p text:style-name="P4">
The report on the official page of the Armed Forces of the Armed Forces states that the enemy and superlice preserves military presence in the border areas with Ukraine of Kursk Tabelgorod regions, continues to carry out engineering equipment.</text:p>
      <text:p text:style-name="P4">
In the Volyn, Polissya, Siversky and Slobozhansky directions, operational and without significant changes. The defined units of the territorial military service forces of the Russian Federation continue to stay in the territory of the Republic of Belarus.</text:p>
      <text:p text:style-name="P4">
News Source: <text:a xlink:type="simple" xlink:href="https://armyinform.com.ua/2023/04/11/vorog-zberigaye-vijskovu-prysutnist-u-prykordonnyh-z-ukrayinoyu-rajonah/" text:style-name="Internet_20_link" text:visited-style-name="Visited_20_Internet_20_Link">
https://armyinform.com.ua/2023/04/11/vorog-zberigaye-vijskovu-prysutnist-u-prykordonnyh-z-ukrayinoyu-rajonah/</text:a>
</text:p>
      <!--NEWS-->
      <text:h text:style-name="P10" text:outline-level="1">
<text:span text:style-name="T4">
In temporarily occupied territories, invaders increase pressure on civilians</text:span>
</text:h>
      <text:p text:style-name="P4">
Author: ['АРМІЯINFORM']</text:p>
      <text:p text:style-name="P4">
Time: 2023-04-11T50:00:00-04:00</text:p>
      <text:p text:style-name="P4">
Description: Rosіyski Piaspanti to be in the turn of the VISK on the bulk of Ukraine on Timchasovo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okupanty.jpg" text:style-name="Internet_20_link" text:visited-style-name="Visited_20_Internet_20_Link">
okupanty.jpg</text:a>
']</text:p>
      <text:p text:style-name="P4">
Tags: ['STOPRUSSIA', 'АГРЕСІЯ РФ', 'ВІЙНА', 'ВТОРГНЕННЯ РФ', 'ГЕНЕРАЛЬНИЙ ШТАБ ЗС УКРАЇНИ', 'РАНКОВЕ ЗВЕДЕННЯ', 'ТИМЧАСОВО ОКУПОВАНІ ТЕРИТОРІЇ']</text:p>
      <text:p text:style-name="P4">
Category: News</text:p>
      <!--METADATA-->
      <text:p text:style-name="P4">
<draw:frame draw:style-name="fr1" draw:name="Image18" text:anchor-type="as-char" svg:width="6.9236in" svg:height="3.896222in" draw:z-index="0">
<draw:image xlink:href="../Images/AРМІЯINFORM/2023-04-11T50-00-00-04-00/okupanty.jpg" xlink:type="simple" xlink:show="embed" xlink:actuate="onLoad" draw:mime-type="image/jpeg"/>
</draw:frame>
Photo: Getty Images</text:p>
      <text:p text:style-name="P4">
Russian invaders continue to increase the pressure on Ukrainian citizens of Ukraine. Recently, in the Snezhny Donetsk region, employees of the city hospital, who did not receive Russian passports.</text:p>
      <text:p text:style-name="P4">
About this <text:a xlink:type="simple" xlink:href="https://www.facebook.com/GeneralStaff.ua/posts/pfbid02Nws9sP2kk34ZiQzntd3L12BCeDLm7W88SYHJb624Pv6zYDmKWt2nJypTfzS5hzWcl" text:style-name="Internet_20_link" text:visited-style-name="Visited_20_Internet_20_Link">
it is referred</text:a>
in the morning summarizing the General Staff of the Armed Forces of Ukraine.</text:p>
      <text:p text:style-name="P4">
In the city of Energodar, Zaporizhzhya region, locals should receive a ledge to move the territory of the region. Those who have applied for receiving passes are subjected to enhanced inspection by the invaders on the subject matter of the Defense Forces of Ukraine. In some places, the invaders are searching for even human premises.</text:p>
      <text:p text:style-name="P4">
News Source: <text:a xlink:type="simple" xlink:href="https://armyinform.com.ua/2023/04/11/na-tymchasovo-okupovanyh-terytoriyah-zagarbnyky-posylyuyut-tysk-na-myrnyh-zhyteliv/" text:style-name="Internet_20_link" text:visited-style-name="Visited_20_Internet_20_Link">
https://armyinform.com.ua/2023/04/11/na-tymchasovo-okupovanyh-terytoriyah-zagarbnyky-posylyuyut-tysk-na-myrnyh-zhyteliv/</text:a>
</text:p>
      <!--NEWS-->
      <text:h text:style-name="P10" text:outline-level="1">
<text:span text:style-name="T4">
Enemy Loss per day: 500 occupiers were eliminated, 7 tanks and 10 BBM were destroyed</text:span>
</text:h>
      <text:p text:style-name="P4">
Author: ['АРМІЯINFORM']</text:p>
      <text:p text:style-name="P4">
Time: 2023-04-11T51:00:00-04:00</text:p>
      <text:p text:style-name="P4">
Description: Zagalni Boyov, Find the enemy on 02/24/22 to 04/11/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cd31358d-e18c-4aeb-9db2-4d18c0a07122-scaled.jpg" text:style-name="Internet_20_link" text:visited-style-name="Visited_20_Internet_20_Link">
cd31358d-e18c-4aeb-9db2-4d18c0a07122-scaled.jpg</text:a>
']</text:p>
      <text:p text:style-name="P4">
Tags: ['STOPRUSSIA', 'АГРЕСІЯ РФ', 'ВТОРГНЕННЯ РФ', 'ВТРАТИ ВОРОГА', 'ГШ ЗСУ']</text:p>
      <text:p text:style-name="P4">
Category: News</text:p>
      <!--METADATA-->
      <text:p text:style-name="P4">
<draw:frame draw:style-name="fr1" draw:name="Image19" text:anchor-type="as-char" svg:width="6.9236in" svg:height="6.975527in" draw:z-index="0">
<draw:image xlink:href="../Images/AРМІЯINFORM/2023-04-11T51-00-00-04-00/cd31358d-e18c-4aeb-9db2-4d18c0a07122-scaled.jpg" xlink:type="simple" xlink:show="embed" xlink:actuate="onLoad" draw:mime-type="image/jpeg"/>
</draw:frame>
The total fighting loss of the enemy from 24.02.22 to 11.04.23 will be orientated:</text:p>
      <text:p text:style-name="P4">
<text:span text:style-name="T4">
<text:span text:style-name="T5">
 Personnel - </text:span>
* 179320(+500)persons eliminated</text:span>
<text:span text:style-name="T5">
 tanks - </text:span>
<text:span text:style-name="T5">
 3644(+7)</text:span>
<text:span text:style-name="T4">
 combat armored vehicles - </text:span>
 7038(+10)<text:span text:style-name="T4">
<text:span text:style-name="T5">
 Artillery Systems - </text:span>
<text:span text:style-name="T5">
 2765(+15)</text:span>
 </text:span>
 RSZV - <text:span text:style-name="T4">
 535(+1)</text:span>
<text:span text:style-name="T5">
 air defense - </text:span>
<text:span text:style-name="T5">
 282(0)</text:span>
<text:span text:style-name="T4">
 aircraft - </text:span>
 307(0)<text:span text:style-name="T4">
<text:span text:style-name="T5">
 helicopters - </text:span>
* 293(+1)</text:span>
<text:span text:style-name="T5">
 UAV Operative Tactical Level-</text:span>
<text:span text:style-name="T5">
 2332(+9)</text:span>
<text:span text:style-name="T4">
 Winged missiles - </text:span>
 911(0)<text:span text:style-name="T4">
<text:span text:style-name="T5">
 ships / boats - </text:span>
* 18(0)</text:span>
<text:span text:style-name="T5">
 Automobile equipment and tanks - </text:span>
<text:span text:style-name="T5">
 5620(+13)</text:span>
<text:span text:style-name="T4">
 Special equipment - </text:span>
 316(+5)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April 11, 23.</text:p>
      <text:p text:style-name="P4">
News Source: <text:a xlink:type="simple" xlink:href="https://armyinform.com.ua/2023/04/11/vtraty-voroga-za-dobu-likvidovano-500-okupantiv-znyshheno-7-tankiv-i-10-bbm/" text:style-name="Internet_20_link" text:visited-style-name="Visited_20_Internet_20_Link">
https://armyinform.com.ua/2023/04/11/vtraty-voroga-za-dobu-likvidovano-500-okupantiv-znyshheno-7-tankiv-i-10-bbm/</text:a>
</text:p>
      <!--NEWS-->
      <text:h text:style-name="P10" text:outline-level="1">
<text:span text:style-name="T4">
The composition of the public anti -correrad at the Ministry of Defense was approved</text:span>
</text:h>
      <text:p text:style-name="P4">
Author: ['АРМІЯINFORM']</text:p>
      <text:p text:style-name="P4">
Time: 2023-04-11T52:00:00-04:00</text:p>
      <text:p text:style-name="P4">
Description: Minstro defense of Ukraine Oleksiy Reznikov, after the order “About solidennia warehous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0/09/77acfef9ac002e47cfc3020e10de49c60959d638.jpg" text:style-name="Internet_20_link" text:visited-style-name="Visited_20_Internet_20_Link">
77acfef9ac002e47cfc3020e10de49c60959d638.jpg</text:a>
']</text:p>
      <text:p text:style-name="P4">
Tags: ['АНТИКОРУПЦІЙНА РАДА ПРИ МОУ']</text:p>
      <text:p text:style-name="P4">
Category: News</text:p>
      <!--METADATA-->
      <text:p text:style-name="P4">
<draw:frame draw:style-name="fr1" draw:name="Image20" text:anchor-type="as-char" svg:width="6.9236in" svg:height="4.615733in" draw:z-index="0">
<draw:image xlink:href="../Images/AРМІЯINFORM/2023-04-11T52-00-00-04-00/77acfef9ac002e47cfc3020e10de49c60959d638.jpg" xlink:type="simple" xlink:show="embed" xlink:actuate="onLoad" draw:mime-type="image/jpeg"/>
</draw:frame>
The Minister of Defense of Ukraine Oleksiy Reznikov signed an order "On approval of a composition of the Public Anti -Corruption Council under the Ministry of Defense of Ukraine".</text:p>
      <text:p text:style-name="P4">
The order was signed on the basis of a decision adopted by the Commission for the Formation of the Civil Anti -Corruption Council after the Ministry of Defense of Ukraine at a meeting on March 31, 2023, and according to the controversy, which was developed by the Tasal Public Initiative Working Group ](https://www.mil.gov.ua/content/Nakaz_2023_Antikaryp.pdf).</text:p>
      <text:p text:style-name="P4">
Склад Комісії також було визначено членами зазначеної громадської ініціативноїробочої групи з числа членів цієї групи, які вирішили не брати участі увиборах до Антикорради, аби уникнути конфлікту інтересів.</text:p>
      <text:p text:style-name="P4">
Відповідна Комісія на своєму засіданні 31 березня на підставі п. 17 Положенняпро Громадську антикорупційну раду при Міноборони, вирішила вважати обранимикандидатів до складу Громадської антикорупційної ради, які набрали найбільшукількість голосів за результатами голосування, а саме:</text:p>
      <ol>
        <li>
Геращенко Олександр Володимирович – від ГО «Центр протидії рейдерству та корупції»;  2. Григорян Артак Володійович – від ГО «Всеукраїнське об’єднання «Автомайдан»;  3. Грушовець Євген Анатолійович – від ВГО «Асоціація правників України»;  4. Кальницький Віталій Володимирович – від ГО «АНТИКОРУПЦІЙНА СОКИРА»;  5. Кривошея Геннадій Григорович – від ГО «Разом проти корупції»;  6. Масюк Віталій Володимирович – від ГО «НОВА ЧЕСНА Україна»;  7. Ніколаєнко Тетяна Володимирівна – від ГО «СОРОРІТАС»;  8. Оджиковський Віталій Олегович – від ВГО «Асоціація правників України»;  9. Остапенко Дмитро Миколайович – від ВГО «Асоціація правників України»;  10. Піонтковський Костянтин Анатолійович – від ГО «Всеукраїнське об’єднання «Автомайдан»;  11. Прудковських Віктор Вячеславович – від ГО «АНТИКОРУПЦІЙНА СОКИРА»;  12. Свірко Олег Станіславович – від ГО «СОРОРІТАС»;  13. Трегуб Олена Миколаївна – від ГО «Незалежна антикорупційна комісія»;  14. Шуба Анастасія Вадимівна від – ГО «АНТИКОРУПЦІЙНА СОКИРА»;  15. Ярова Богдана Едуардівна – від ГО «СОРОРІТАС».</li>
      </ol>
      <text:p text:style-name="P4">
Тож, сьогодні наказом затверджено відповідний Склад Громадської антикоррадипри Міноборони.</text:p>
      <text:p text:style-name="P4">
Установче засідання Громадської антикорупційної ради відбудеться найближчимчасом після узгодження дати засідання з усіма обраними членами Ради.</text:p>
      <text:p text:style-name="P4">
During the meeting, it was reported that all written appeals that contained and appeals for the results of voting from the participants of the competition, so Ivid of public organizations were considered in due course.</text:p>
      <text:p text:style-name="P4">
According to the results of the meeting and provided during it by the developer of the control service by calculating the votes of the NGO "Electronic Democracy" information on the course of voting was stated that the process of formation to influence or change the final rating of candidates, not detected.</text:p>
      <text:p text:style-name="P4">
We will remind, in order to participate in the competition in the anti -corradow at the Ministry of Defense was submitted by more than 50 candidates.</text:p>
      <text:p text:style-name="P4">
The commission for ensuring the competition for the formation of the Public Anti -Corruption Council, on the basis of the Regulations on Anti -Corrara, admitted to the participation of 29 candidates who submitted a package of documents that meets the defined requirements.</text:p>
      <text:p text:style-name="P4">
On March 24, 2023, a nationwide online vote took place at the National Agency for Corruption Agency platform, as a result of 29 candidates was <text:a xlink:type="simple" xlink:href="https://www.mil.gov.ua/news/2023/03/31/povidomlennya-shhodo-pidsumkiv-vidboru-chleniv-gromadskoi-antikorupczijnoi-radi-minoboroni/" text:style-name="Internet_20_link" text:visited-style-name="Visited_20_Internet_20_Link">
elected</text:a>
15 member of anti -corradows.</text:p>
      <text:p text:style-name="P4">
Each of the votings could support up to 15 candidates.</text:p>
      <text:p text:style-name="P4">
News Source: <text:a xlink:type="simple" xlink:href="https://armyinform.com.ua/2023/04/11/zatverdzheno-sklad-gromadskoyi-antykorrady-pry-minoborony/" text:style-name="Internet_20_link" text:visited-style-name="Visited_20_Internet_20_Link">
https://armyinform.com.ua/2023/04/11/zatverdzheno-sklad-gromadskoyi-antykorrady-pry-minoborony/</text:a>
</text:p>
      <!--NEWS-->
      <text:h text:style-name="P10" text:outline-level="1">
<text:span text:style-name="T4">
The head of state made changes to the rates of the Supreme Commander -in -Chief</text:span>
</text:h>
      <text:p text:style-name="P4">
Author: ['АРМІЯINFORM']</text:p>
      <text:p text:style-name="P4">
Time: 2023-04-11T53:00:00-04:00</text:p>
      <text:p text:style-name="P4">
Description: President of Ukraine Volodymyr Zelensky Zmіni at the Supreme Stavka Stavk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0/01/ukaz.jpg" text:style-name="Internet_20_link" text:visited-style-name="Visited_20_Internet_20_Link">
ukaz.jpg</text:a>
']</text:p>
      <text:p text:style-name="P4">
Tags: ['СТАВКА ВЕРХОВНОГО ГОЛОВНОКОМАНДУВАЧА', 'УКАЗ ПРЕЗИДЕНТА УКРАЇНИ']</text:p>
      <text:p text:style-name="P4">
Category: News</text:p>
      <!--METADATA-->
      <text:p text:style-name="P4">
<draw:frame draw:style-name="fr1" draw:name="Image21" text:anchor-type="as-char" svg:width="6.9236in" svg:height="4.615733in" draw:z-index="0">
<draw:image xlink:href="../Images/AРМІЯINFORM/2023-04-11T53-00-00-04-00/ukaz.jpg" xlink:type="simple" xlink:show="embed" xlink:actuate="onLoad" draw:mime-type="image/jpeg"/>
</draw:frame>
President of Ukraine Volodymyr Zelensky made changes in the rate of the High Chief Commander.</text:p>
      <text:p text:style-name="P4">
This is stated in the relevant decree <text:a xlink:type="simple" xlink:href="https://www.president.gov.ua/documents/2052023-46421" text:style-name="Internet_20_link" text:visited-style-name="Visited_20_Internet_20_Link">
No. 205/2023</text:a>
.</text:p>
      <text:p text:style-name="P4">
Зокрема, Президент ввів до персонального складу Ставки Олександра Камишіна —Міністра з питань стратегічних галузей промисловості України.</text:p>
      <text:p text:style-name="P4">
Указ набирає чинності з дня його опублікування.</text:p>
      <text:p text:style-name="P4">
News Source: <text:a xlink:type="simple" xlink:href="https://armyinform.com.ua/2023/04/11/glava-derzhavy-vnis-zminy-do-skladu-stavky-verhovnogo-golovnokomanduvacha-4/" text:style-name="Internet_20_link" text:visited-style-name="Visited_20_Internet_20_Link">
https://armyinform.com.ua/2023/04/11/glava-derzhavy-vnis-zminy-do-skladu-stavky-verhovnogo-golovnokomanduvacha-4/</text:a>
</text:p>
      <!--NEWS-->
      <text:h text:style-name="P10" text:outline-level="1">
<text:span text:style-name="T4">
More than 100,000 people have evacuated from the dangerous regions of Ukraine in recent months</text:span>
</text:h>
      <text:p text:style-name="P4">
Author: ['АРМІЯINFORM']</text:p>
      <text:p text:style-name="P4">
Time: 2023-04-11T95:00:00-04:00</text:p>
      <text:p text:style-name="P4">
Description: In the infamous regions of Ukraine, for the remaining Mysyatsi, they were more than the tie 100 Tysyach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630_360_1668265939-146.jpg" text:style-name="Internet_20_link" text:visited-style-name="Visited_20_Internet_20_Link">
630_360_1668265939-146.jpg</text:a>
']</text:p>
      <text:p text:style-name="P4">
Tags: ['STOPRUSSIA', 'МІНРЕІНТЕГРАЦІЇ']</text:p>
      <text:p text:style-name="P4">
Category: News</text:p>
      <!--METADATA-->
      <text:p text:style-name="P4">
<draw:frame draw:style-name="fr1" draw:name="Image22" text:anchor-type="as-char" svg:width="6.9236in" svg:height="3.956343in" draw:z-index="0">
<draw:image xlink:href="../Images/AРМІЯINFORM/2023-04-11T95-00-00-04-00/630_360_1668265939-146.jpg" xlink:type="simple" xlink:show="embed" xlink:actuate="onLoad" draw:mime-type="image/jpeg"/>
</draw:frame>
More than 100 thousand citizens have evacuated from the dangerous regions of Ukraine in recent months.</text:p>
      <text:p text:style-name="P4">
About it <text:a xlink:type="simple" xlink:href="https://www.kmu.gov.ua/news/tryvaie-evakuatsiia-z1-nebezpechnykh-terytorii-ukrainy" text:style-name="Internet_20_link" text:visited-style-name="Visited_20_Internet_20_Link">
reports</text:a>
Ministry of Reintegration of Temporarily Occupied Territories of Ukraine.</text:p>
      <text:p text:style-name="P4">
“Since August 2022, compulsory evacuation from Donetsk region has continued. Thus, more than 60,000 citizens have moved good regions. Among them are over 7 thousand children and more than 2.5 thousand low -mobility.</text:p>
      <text:p text:style-name="P4">
Almost 25,000 people left Kharkiv region for 7 months.</text:p>
      <text:p text:style-name="P4">
More than 21 thousand citizens have evacuated from the recently liberated territories of Kherson region, ”the message reads.</text:p>
      <text:p text:style-name="P4">
The Ministry of Reintegration noted that for the centralized movement of citizens, safe regions of Ukraine are prepared and planned to carry out all measures. The President, the Government, local authorities, international organizations and volunteers make every effort to ensure that our citizens are safe.</text:p>
      <text:p text:style-name="P4">
News Source: <text:a xlink:type="simple" xlink:href="https://armyinform.com.ua/2023/04/11/z-nebezpechnyh-regioniv-ukrayiny-za-ostanni-misyaczi-evakuyuvaly-bilshe-sotni-tysyach-osib/" text:style-name="Internet_20_link" text:visited-style-name="Visited_20_Internet_20_Link">
https://armyinform.com.ua/2023/04/11/z-nebezpechnyh-regioniv-ukrayiny-za-ostanni-misyaczi-evakuyuvaly-bilshe-sotni-tysyach-osib/</text:a>
</text:p>
      <!--NEWS-->
      <text:h text:style-name="P10" text:outline-level="1">
<text:span text:style-name="T4">
Under Liman Ukrainian artillerymen destroyed two Russian tanks</text:span>
</text:h>
      <text:p text:style-name="P4">
Author: ['АРМІЯINFORM']</text:p>
      <text:p text:style-name="P4">
Time: 2023-04-11T96:00:00-04:00</text:p>
      <text:p text:style-name="P4">
Description: Artyeriyska Brigade Imeni Getman Taras shook two Rosiyski tanks, yak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screenshot_2-1.png" text:style-name="Internet_20_link" text:visited-style-name="Visited_20_Internet_20_Link">
screenshot_2-1.png</text:a>
']</text:p>
      <text:p text:style-name="P4">
Tags: ['STOPRUSSIA', 'АГРЕСІЯ РФ']</text:p>
      <text:p text:style-name="P4">
Category: News</text:p>
      <!--METADATA-->
      <text:p text:style-name="P4">
<draw:frame draw:style-name="fr1" draw:name="Image23" text:anchor-type="as-char" svg:width="6.9236in" svg:height="4.269217in" draw:z-index="0">
<draw:image xlink:href="../Images/AРМІЯINFORM/2023-04-11T96-00-00-04-00/screenshot_2-1.png" xlink:type="simple" xlink:show="embed" xlink:actuate="onLoad" draw:mime-type="image/png"/>
</draw:frame>
Hetman Taras artillery brigade shaking two Russian -kitanka, who tried to attack Ukrainian positions under the estuary.</text:p>
      <text:p text:style-name="P4">
About it on Facebook <text:a xlink:type="simple" xlink:href="https://www.facebook.com/43oabr" text:style-name="Internet_20_link" text:visited-style-name="Visited_20_Internet_20_Link">
reported</text:a>
Brigade press service.</text:p>
      <text:p text:style-name="P4">
They may have even been written traditionally idiotic: "Kiev" or "Naberlin". In any case, their inscriptions remained only inscriptions that have nothing to do with reality.</text:p>
      <text:p text:style-name="P4">
Thanks to our PZH 2000 guns.</text:p>
      <text:p text:style-name="P4">
Thanks to our artillery warriors.</text:p>
      <text:p text:style-name="P4">
Thanks to our Ukraine, which is worth fighting for.</text:p>
      <text:p text:style-name="P4">
News Source: <text:a xlink:type="simple" xlink:href="https://armyinform.com.ua/2023/04/11/pid-lymanom-ukrayinski-artylerysty-znyshhyly-dva-rosijskyh-tanky/" text:style-name="Internet_20_link" text:visited-style-name="Visited_20_Internet_20_Link">
https://armyinform.com.ua/2023/04/11/pid-lymanom-ukrayinski-artylerysty-znyshhyly-dva-rosijskyh-tanky/</text:a>
</text:p>
      <!--NEWS-->
      <text:h text:style-name="P10" text:outline-level="1">
<text:span text:style-name="T4">
Our courageous warriors 8th month restrain Rosarmia in Bakhmut from advancement deep-Anna Malyar</text:span>
</text:h>
      <text:p text:style-name="P4">
Author: ['АРМІЯINFORM']</text:p>
      <text:p text:style-name="P4">
Time: 2023-04-11T97:00:00-04:00</text:p>
      <text:p text:style-name="P4">
Description: Kilka Tizhniv Part of the situation in half the battle, do not snake. Epizenter Boyovikh є Skіd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12/photo_2022-12-15_12-35-57.jpg" text:style-name="Internet_20_link" text:visited-style-name="Visited_20_Internet_20_Link">
photo_2022-12-15_12-35-57.jpg</text:a>
']</text:p>
      <text:p text:style-name="P4">
Tags: ['БАХМУТ', 'ГАННА МАЛЯР']</text:p>
      <text:p text:style-name="P4">
Category: News</text:p>
      <!--METADATA-->
      <text:p text:style-name="P4">
<draw:frame draw:style-name="fr1" draw:name="Image24" text:anchor-type="as-char" svg:width="6.9236in" svg:height="4.615733in" draw:z-index="0">
<draw:image xlink:href="../Images/AРМІЯINFORM/2023-04-11T97-00-00-04-00/photo_2022-12-15_12-35-57.jpg" xlink:type="simple" xlink:show="embed" xlink:actuate="onLoad" draw:mime-type="image/jpeg"/>
</draw:frame>
Deputy Minister of Defense Anna Malyar. Photo by Dmitry Yurchenko.</text:p>
      <text:p text:style-name="P4">
For several weeks in a row, the situation on the battlefield does not change. The epicenter of combatants is the East. The offensive lasts in four directions at the same time, the Armed Forces with all the enemy, but Bakhmut took the main blow.</text:p>
      <text:p text:style-name="P4">
About it <text:a xlink:type="simple" xlink:href="https://t.me/annamaliar/633" text:style-name="Internet_20_link" text:visited-style-name="Visited_20_Internet_20_Link">
told</text:a>
Deputy Minister of Defense of Ukraine Anna Malyar.</text:p>
      <text:p text:style-name="P4">
“It was there that the enemy concentrated the greatest effort. So, we have to use a lot of effort for the defense, ”she said.</text:p>
      <text:p text:style-name="P4">
According to her, the enemy usually loses to us in street battles, so Russians simply destroy all buildings and structures. But our courageous warriors and a professional command team are restraining the enemy in Bakhmut from the promotion of the territory.</text:p>
      <text:p text:style-name="P4">
“If we did not defend Bakhmut all this time, the enemy would have advanced deep into Ukraine, so the importance of the city's defense should be understood in such a context.</text:p>
      <text:p text:style-name="P4">
The Russian Federation concentrated the Private Army of the Wagner. For the most part, they are already destroyed by the enemy forced to pull their landing units of Ispecis, ”Anna Malyar explained.</text:p>
      <text:p text:style-name="P4">
News Source: <text:a xlink:type="simple" xlink:href="https://armyinform.com.ua/2023/04/11/nashi-muzhni-voyiny-8-j-misyacz-strymuyut-rosarmiyu-u-bahmuti-vid-prosuvannya-vglyb-ganna-malyar/" text:style-name="Internet_20_link" text:visited-style-name="Visited_20_Internet_20_Link">
https://armyinform.com.ua/2023/04/11/nashi-muzhni-voyiny-8-j-misyacz-strymuyut-rosarmiyu-u-bahmuti-vid-prosuvannya-vglyb-ganna-malyar/</text:a>
</text:p>
      <!--NEWS-->
      <text:h text:style-name="P10" text:outline-level="1">
<text:span text:style-name="T4">
It is now important not to lose the feeling of the path we have to go through - President of Ukraine</text:span>
</text:h>
      <text:p text:style-name="P4">
Author: ['АРМІЯINFORM']</text:p>
      <text:p text:style-name="P4">
Time: 2023-04-11T98:00:00-04:00</text:p>
      <text:p text:style-name="P4">
Description: Ukrainian President Volodymyr Zelensky fed to Ukrainians at the 412th day of defen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8e664e67a43e9d5c9c8387bea8a1bca1_1681241138_extra_large.png" text:style-name="Internet_20_link" text:visited-style-name="Visited_20_Internet_20_Link">
8e664e67a43e9d5c9c8387bea8a1bca1_1681241138_extra_large.png</text:a>
']</text:p>
      <text:p text:style-name="P4">
Tags: ['STOPRUSSIA', 'ВОЛОДИМИР ЗЕЛЕНСЬКИЙ']</text:p>
      <text:p text:style-name="P4">
Category: News</text:p>
      <!--METADATA-->
      <text:p text:style-name="P4">
<draw:frame draw:style-name="fr1" draw:name="Image25" text:anchor-type="as-char" svg:width="6.9236in" svg:height="4.095236in" draw:z-index="0">
<draw:image xlink:href="../Images/AРМІЯINFORM/2023-04-11T98-00-00-04-00/8e664e67a43e9d5c9c8387bea8a1bca1_1681241138_extra_large.png" xlink:type="simple" xlink:show="embed" xlink:actuate="onLoad" draw:mime-type="image/png"/>
</draw:frame>
President of Ukraine Volodymyr Zelenskyy <text:a xlink:type="simple" xlink:href="https://www.president.gov.ua/news/mi-zaraz-na-takomu-etapi-vijni-koli-vazhlivo-ne-vtrachati-vi-82205" text:style-name="Internet_20_link" text:visited-style-name="Visited_20_Internet_20_Link">
applied</text:a>
To the Ukrainians on the 412nd Defense Day:</text:p>
      <text:p text:style-name="P4">
<text:span text:style-name="T4">
 _ I wish health, dear Ukrainians!_ </text:span>
</text:p>
      <text:p text:style-name="P4">
He held a regular rate meeting today. First of all, they considered the combat. What is in the main directions, in severe directions, such as Bakhmut and Avdiivka, Donetsk region in general, such as Kreminna and Luhansk in general.</text:p>
      <text:p text:style-name="P4">
They also considered the fact that only should be done. What we work on.</text:p>
      <text:p text:style-name="P4">
There were reports of General Syrsky, General Tarnavsky, Main Committee, Gur.</text:p>
      <text:p text:style-name="P4">
The General Staff and the Minister of Internal Affairs reported on the completion of new units of our defense forces - new brigades.</text:p>
      <text:p text:style-name="P4">
SBU head, General Malyuk made a report on his part - on our inner stability, protection against the internal enemy and protidius to collaborators.</text:p>
      <text:p text:style-name="P4">
We are now at this stage of war, when it is important to our society and the partner to lose the sense of the path we have to go. It is the way. The path that is ahead.</text:p>
      <text:p text:style-name="P4">
Compared to last year, many places are now quieter. But this does not mean that you can ignore the war somewhere or be less concentrated on the assistance.</text:p>
      <text:p text:style-name="P4">
We managed to do a lot with partners to protect people, Ukraine, all of Europe. But that does not mean that it is time to rest on the laurels. The path is ahead. Movement is ahead. What we need no less unity, less. No less focus than before.</text:p>
      <text:p text:style-name="P4">
As before, our positions at the front, all our warriors in positions are supported by Ukrainian positions politically and informally, forces and power and the power of our social unity, our inner stability of Ukraine's tamitivity with the world. And this is what is the task of both the state, so Ivsih in the state, both Ukraine and everyone in the world, who value the free life of an international order based on the rules.</text:p>
      <text:p text:style-name="P4">
It is unreasonable to simply hopefully hoping that someone else who is now in the trenches, who is now in the assault, will bring victory. This is a common task. It is won by everyone. Those who fight for it and those who give weapons. Those who are the possibilities of the terrorist state and those who increase the capabilities of Ukraine.Thank you to all our partners in the world who does not keep the activity in help.</text:p>
      <text:p text:style-name="P4">
I thank all Ukrainians and Ukrainians who understand that we have to go this path together - to victory, and in true unity, supporting each other and the state.</text:p>
      <text:p text:style-name="P4">
<text:span text:style-name="T4">
 _ Glory to all our soldiers!_ </text:span>
</text:p>
      <text:p text:style-name="P4">
<text:span text:style-name="T4">
 _ Glory to our strong people!_ </text:span>
</text:p>
      <text:p text:style-name="P4">
<text:span text:style-name="T4">
<text:span text:style-name="T5">
Glory to Ukraine!</text:span>
</text:span>
</text:p>
      <text:p text:style-name="P4">
News Source: <text:a xlink:type="simple" xlink:href="https://armyinform.com.ua/2023/04/11/zaraz-vazhlyvo-ne-vtrachaty-vidchuttya-shlyahu-yakym-mayemo-projty-zvernennya-prezydenta-ukrayiny/" text:style-name="Internet_20_link" text:visited-style-name="Visited_20_Internet_20_Link">
https://armyinform.com.ua/2023/04/11/zaraz-vazhlyvo-ne-vtrachaty-vidchuttya-shlyahu-yakym-mayemo-projty-zvernennya-prezydenta-ukrayiny/</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12T-11:19:00</text:p>
      <text:p text:style-name="P4">
Location: Kherson (Latitude:46.63863 Longtitude:32.61265)</text:p>
      <text:p text:style-name="P4">
Videos: []</text:p>
      <text:p text:style-name="P4">
Images: []</text:p>
      <text:p text:style-name="P4">
Tags: ["Russia"]</text:p>
      <text:p text:style-name="P4">
Id: 22555555</text:p>
      <!--METADATA-->
      <text:p text:style-name="P4">
At Zaporizhzhia and Kherson Directions Russian Army Shelled Vremivka, Novopilof Donetsk Region; Novosilka, Olhivske, Malynivka, Chervone, Huliaipole, Charivne, Mala Tokmachka, Orikhiv of Zaporizhzhia Region;</text:p>
      <text:p text:style-name="P4">
News Collection Link: <text:a xlink:type="simple" xlink:href="https://liveuamap.com/en/2023/12-april-at-zaporizhzhia-and-kherson-directions-russian-army" text:style-name="Internet_20_link" text:visited-style-name="Visited_20_Internet_20_Link">
https://liveuamap.com/en/2023/12-pril-zaporizhia-kherson-directions-russian -army</text:a>
</text:p>
      <text:p text:style-name="P4">
News Source: <text:a xlink:type="simple" xlink:href="https://t.me/lumsrc/4476" text:style-name="Internet_20_link" text:visited-style-name="Visited_20_Internet_20_Link">
https://t.me/lumsrc/4476</text:a>
</text:p>
      <!--NEWS-->
      <text:h text:style-name="P10" text:outline-level="1">
<text:span text:style-name="T4">
UEFA Champions League: "Milan" was minimally played by Napoli</text:span>
</text:h>
      <text:p text:style-name="P4">
Authors: Ukrinform (Person)</text:p>
      <text:p text:style-name="P4">
Publisher: Укринформ (Organization)</text:p>
      <text:p text:style-name="P4">
Published Time: 2023-04-12T-12:59:00+03:00</text:p>
      <text:p text:style-name="P4">
Modified Time: 2023-04-12T23:59:00+03:00</text:p>
      <text:p text:style-name="P4">
Description: In the UEFA Champions League, the first 1/4 playoff finals ended. - Ukrinform.</text:p>
      <text:p text:style-name="P4">
Images: ["<text:a xlink:type="simple" xlink:href="https://static.ukrinform.com/photos/2023_04/thumb_files/630_360_1681333276-548.jpg" text:style-name="Internet_20_link" text:visited-style-name="Visited_20_Internet_20_Link">
630_360_16813...</text:a>
"]</text:p>
      <text:p text:style-name="P4">
Tags: ['Футбол', 'Ліга чемпіонів', 'Мілан', 'Наполі']</text:p>
      <text:p text:style-name="P4">
Type: Article</text:p>
      <!--METADATA-->
      <text:p text:style-name="P4">
<draw:frame draw:style-name="fr1" draw:name="Image26" text:anchor-type="as-char" svg:width="6.9236in" svg:height="3.956343in" draw:z-index="0">
<draw:image xlink:href="../Images/yкринформ/2023-04-12T-12-59-00-03-00/630_360_1681333276-548.jpg" xlink:type="simple" xlink:show="embed" xlink:actuate="onLoad" draw:mime-type="image/jpeg"/>
</draw:frame>
The UEFA Lizichampions ended the first matches of the 1/4 playoff finals.</text:p>
      <text:p text:style-name="P4">
In the Italian derby, Milan titled in the first match won Napoli - 1: 0, reports Ukrinform.</text:p>
      <text:p text:style-name="P4">
The author of the only goal in the 40th minute was the Algerian midfielder of San Siro owner in Milan Ismael Bennaser.</text:p>
      <text:p text:style-name="P4">
In a parallel meeting at Santiago Bernabeu in Madrid, the current winner of the Titulisan "Real" was defeated by the players of the English "Chelsea"(2:0).</text:p>
      <text:p text:style-name="P4">
Як повідомлялося, напередодні англійський «Манчестер Сіті» здобув перемогу наднімецькою «Баварію» (3:0)and the Portuguese "Benfica" gave way to Italian "Inter"(0:2).</text:p>
      <text:p text:style-name="P4">
<text:span text:style-name="T4">
Читайте також:</text:span>
 <text:a xlink:type="simple" xlink:href="https://www.ukrinform.ua/rubric-sports/3693735-guculak-najkrasij-futbolist-20go-turu-upl-vernidub-najkrasij-trener.html" text:style-name="Internet_20_link" text:visited-style-name="Visited_20_Internet_20_Link">
 <text:span text:style-name="T4">
футбол</text:span>
 </text:a>
The fights will take place on April 18 and 19. The winnings of the two matches will be released to the semifinals.</text:p>
      <text:p text:style-name="P4">
The first meetings of the 1/2 finals will be held on May 9-10, repeated-May 16-17.</text:p>
      <text:p text:style-name="P4">
Recall that the final match of the UEFA Champions League will take place on June 10 at Ataturk Olympic Stadium in Istanbul(Turkey).</text:p>
      <text:p text:style-name="P4">
Фото: Getty Images/Global Images Ukraine.</text:p>
      <text:p text:style-name="P4">
News Source: <text:a xlink:type="simple" xlink:href="https://www.ukrinform.ua/rubric-sports/3695125-liga-cempioniv-uefa-milan-minimalno-peregrav-napoli.html" text:style-name="Internet_20_link" text:visited-style-name="Visited_20_Internet_20_Link">
https://www.ukrinform.ua/rubric-sports/3695125-liga-cempioniv-uefa-milan-minimalno-peregrav-napoli.html</text:a>
</text:p>
      <!--NEWS-->
      <text:h text:style-name="P10" text:outline-level="1">
<text:span text:style-name="T4">
Dnipropetrovsk was evacuated by a dairy farm from under Bakhmut</text:span>
</text:h>
      <text:p text:style-name="P4">
Authors: Ukrinform (Person)</text:p>
      <text:p text:style-name="P4">
Publisher: Укринформ (Organization)</text:p>
      <text:p text:style-name="P4">
Published Time: 2023-04-12T-134:32:00+03:00</text:p>
      <text:p text:style-name="P4">
Modified Time: 2023-04-12T16:32:00+03:00</text:p>
      <text:p text:style-name="P4">
Description: The dairy farm from Bakhmut was evacuated to the Dnipropetrovsk region. - Ukrinform.</text:p>
      <text:p text:style-name="P4">
Images: ["<text:a xlink:type="simple" xlink:href="https://static.ukrinform.com/photos/2023_04/thumb_files/630_360_1681306005-555.jpg" text:style-name="Internet_20_link" text:visited-style-name="Visited_20_Internet_20_Link">
630_360_16813...</text:a>
"]</text:p>
      <text:p text:style-name="P4">
Tags: ['Бахмут', 'Дніпропетровщина', 'Евакуація', 'Релокація підприємств']</text:p>
      <text:p text:style-name="P4">
Type: Article</text:p>
      <!--METADATA-->
      <text:p text:style-name="P4">
<draw:frame draw:style-name="fr1" draw:name="Image27" text:anchor-type="as-char" svg:width="6.9236in" svg:height="3.956343in" draw:z-index="0">
<draw:image xlink:href="../Images/yкринформ/2023-04-12T-134-32-00-03-00/630_360_1681306005-555.jpg" xlink:type="simple" xlink:show="embed" xlink:actuate="onLoad" draw:mime-type="image/jpeg"/>
</draw:frame>
The Dnieper region evacuated dairy farm from Bakhmut.</text:p>
      <text:p text:style-name="P4">
About it in <text:a xlink:type="simple" xlink:href="https://t.me/dnipropetrovskaODA/4062" text:style-name="Internet_20_link" text:visited-style-name="Visited_20_Internet_20_Link">
</text:a>
Informs the Chief -Propetrovsk Ova Sergei Lisak, Ukrinform reports.</text:p>
      <text:p text:style-name="P4">
"Helped with the Relocation of Ova. And also a farmer from the Dnieper district of Davidarikelian. Between the two enterprises-350 kilometers. But he was provided free of charge, on which cattle were rescued directly from under <text:a xlink:type="simple" xlink:href="https://www.ukrinform.ua/tag-obstril" text:style-name="Internet_20_link" text:visited-style-name="Visited_20_Internet_20_Link">
</text:a>
. And yet - the premises. In the last days alone, nearly 400 animals were transported from the war zone, "the presentation said.</text:p>
      <text:p text:style-name="P4">
<text:span text:style-name="T4">
 Read also: </text:span>
 <text:a xlink:type="simple" xlink:href="https://www.ukrinform.ua/rubric-economy/3645635-ebrr-kompensue-biznesu-vitrati-na-relokaciu-pidpriemstv.html" text:style-name="Internet_20_link" text:visited-style-name="Visited_20_Internet_20_Link">
<text:span text:style-name="T4">
 Relocation </text:span>
</text:a>
Since the beginning of the war, Dnipropetrovsk has already accepted dozens of relocated enterprises from Donetsk, Lugansk, Zaporizhzhya, Kharkiv regions.</text:p>
      <text:p text:style-name="P4">
<text:span text:style-name="T5">
Foto: Sergey Lisak / Dnipropetrovsk Regional State Administration(This)</text:span>
</text:p>
      <text:p text:style-name="P4">
News Source: <text:a xlink:type="simple" xlink:href="https://www.ukrinform.ua/rubric-economy/3694971-na-dnipropetrovsinu-evakuuvali-molocne-gospodarstvo-zpid-bahmuta.html" text:style-name="Internet_20_link" text:visited-style-name="Visited_20_Internet_20_Link">
https://www.ukrinform.ua/rubric-economy/3694971-na-dnipropetrovsinu-evakuuvali-molocne-gospodarstvo-zpid-bahmuta.html</text:a>
</text:p>
      <!--NEWS-->
      <text:h text:style-name="P10" text:outline-level="1">
<text:span text:style-name="T4">
In nine communities in the west of Ukraine, the energy management system will be introduced</text:span>
</text:h>
      <text:p text:style-name="P4">
Authors: Ukrinform (Person)</text:p>
      <text:p text:style-name="P4">
Publisher: Укринформ (Organization)</text:p>
      <text:p text:style-name="P4">
Published Time: 2023-04-12T-136:29:58+03:00</text:p>
      <text:p text:style-name="P4">
Modified Time: 2023-04-12T16:29:58+03:00</text:p>
      <text:p text:style-name="P4">
Description: Over the next six months, three communities of Ivano-Frankivsk, three-Chernivtsi and three-Transcarpathian regions with the support of the U-LEAD program with Europe will introduce an effective energy management system. - Ukrinform.</text:p>
      <text:p text:style-name="P4">
Images: ["<text:a xlink:type="simple" xlink:href="https://static.ukrinform.com/photos/2023_04/thumb_files/630_360_1681305982-893.jpg" text:style-name="Internet_20_link" text:visited-style-name="Visited_20_Internet_20_Link">
630_360_16813...</text:a>
"]</text:p>
      <text:p text:style-name="P4">
Tags: ['Енергетика', 'Тергромада', 'U-LEAD з Європою']</text:p>
      <text:p text:style-name="P4">
Type: Article</text:p>
      <!--METADATA-->
      <text:p text:style-name="P4">
<draw:frame draw:style-name="fr1" draw:name="Image28" text:anchor-type="as-char" svg:width="6.9236in" svg:height="3.956343in" draw:z-index="0">
<draw:image xlink:href="../Images/yкринформ/2023-04-12T-136-29-58-03-00/630_360_1681305982-893.jpg" xlink:type="simple" xlink:show="embed" xlink:actuate="onLoad" draw:mime-type="image/jpeg"/>
</draw:frame>
Six months in three months in the three communities of Ivano-Frankivsk, three-Chernivtsi and three-Transcarpathian regions with the support of the U-LEAD Zevropoy program will introduce an effective system of energy management.</text:p>
      <text:p text:style-name="P4">
This is reported on <text:a xlink:type="simple" xlink:href="https://u-lead.org.ua/news/182" text:style-name="Internet_20_link" text:visited-style-name="Visited_20_Internet_20_Link">
</text:a>
, reports Ukrinform.</text:p>
      <text:p text:style-name="P4">
"For the next six months, 9 communities from three areas will receive support in the development and implementation of energy management systems, which will be able to effectively manage and monitor their consumption,"-the U-LEAD Tomnyuk director of the U-LEAD program.</text:p>
      <text:p text:style-name="P4">
According to her, in such a difficult period for our country, the resilience of community is extremely important. The European Union and other international partners continue to emphasize the decisive role of communities with the critical consequences of Russian aggression, as well as in the restoration of Ukraine's taviduction.</text:p>
      <text:p text:style-name="P4">
The introduction of energy management systems in Gorodenkovskaya, Galician Tadolinsk communities of Ivano-Frankivsk region, Hlybotsk, Novoselytsky Takhotinsky communities of Chernivtsi region and Gorinchivska, Svalyava Iyasinyan communities of the Transcarpathian region, envisages the preparation of municipal resources, utilities, utilities, utilities, utilities, buildings of energy-consuming energy and consignments. territories, based on new realities.</text:p>
      <text:p text:style-name="P4">
<text:span text:style-name="T4">
 Read also: </text:span>
 <text:a xlink:type="simple" xlink:href="https://www.ukrinform.ua/rubric-regions/3685504-ulead-dopomagae-12-gromadam-vdoskonaliti-upravlinna-vidhodami.html" text:style-name="Internet_20_link" text:visited-style-name="Visited_20_Internet_20_Link">
<text:span text:style-name="T4">
 Lead </text:span>
</text:a>
"We will achieve more efficient use of energy that will reduce the load of community. The introduction of such a system should be combined with a decree of consumption and the transition to renewable energy sources," - the leader Tatiana Danilov reported.</text:p>
      <text:p text:style-name="P4">
According to the Executive Director of the Local Association of Local Security Bodies "The Agency for the Development of the OTG of Prykarpattya" Igor Melnychuk, a built model based on decentralization <text:a xlink:type="simple" xlink:href="https://www.ukrinform.ua/tag-energetika" text:style-name="Internet_20_link" text:visited-style-name="Visited_20_Internet_20_Link">
</text:a>
The sector is becoming more urgent for both our communities and for law friends and partners.As reported, experts of the U-LEAD program with Europe <text:a xlink:type="simple" xlink:href="https://www.ukrinform.ua/rubric-economy/3578030-ulead-navcae-gromadi-ak-vprovadzuvati-energeticnij-menedzment.html" text:style-name="Internet_20_link" text:visited-style-name="Visited_20_Internet_20_Link">
</text:a>
How to create effective energy security system in the context of martial law.</text:p>
      <text:p text:style-name="P4">
The Program for Ukraine for the expansion of rights and opportunities at local level, accountability and development "<text:a xlink:type="simple" xlink:href="https://u-lead.org.ua/" text:style-name="Internet_20_link" text:visited-style-name="Visited_20_Internet_20_Link">
</text:a>
»The Esses and its Member States by Germany, Poland, Sweden, Denmark, Estonia Taslovvenia to support Ukraine on its way to strengthening local mammian government are together. U-LEAD promotes transparent, accountable and multi-level management in Ukraine, which responds to citizens' needs and community.</text:p>
      <text:p text:style-name="P4">
News Source: <text:a xlink:type="simple" xlink:href="https://www.ukrinform.ua/rubric-regions/3694968-u-devati-gromadah-na-zahodi-ukraini-zaprovadat-sistemu-energeticnogo-menedzmentu.html" text:style-name="Internet_20_link" text:visited-style-name="Visited_20_Internet_20_Link">
https://www.ukrinform.ua/rubric-regions/3694968-u-devati-gromadah-na-zahodi-ukraini-zaprovadat-sistemu-energeticnogo-menedzmentu.html</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2T-13:19:00</text:p>
      <text:p text:style-name="P4">
Location: Marinka, Donetsk Oblast (Latitude:47.94349 Longtitude:37.50149)</text:p>
      <text:p text:style-name="P4">
Videos: []</text:p>
      <text:p text:style-name="P4">
Images: []</text:p>
      <text:p text:style-name="P4">
Tags: ["Russia"]</text:p>
      <text:p text:style-name="P4">
Id: 22555554</text:p>
      <!--METADATA-->
      <text:p text:style-name="P4">
Russian forces conducting offensive actions at Lyman, Bakhmut, Avdiivka andMaryinka directions. Ukrainian military repelled 72 Russian attacks. Russianforces attempting to advance near Bilohorivka and Spirne, Bakhmut andBohdanivka, Avdiyivka, Pervomayske, Nevelske and Maryinka of Donetsk region, -General Staff of Armed Forces of Ukraine says in the morning report</text:p>
      <text:p text:style-name="P4">
News Collection Link: <text:a xlink:type="simple" xlink:href="https://liveuamap.com/en/2023/12-april-russian-forces-conducting-offensive-actions-at-lyman" text:style-name="Internet_20_link" text:visited-style-name="Visited_20_Internet_20_Link">
https://liveuamap.com/en/2023/12-april-russian-forces-conducting-offensive-actions-at-lyman</text:a>
</text:p>
      <text:p text:style-name="P4">
News Source: <text:a xlink:type="simple" xlink:href="https://t.me/lumsrc/4477" text:style-name="Internet_20_link" text:visited-style-name="Visited_20_Internet_20_Link">
https://t.me/lumsrc/4477</text:a>
</text:p>
      <!--NEWS-->
      <text:h text:style-name="P10" text:outline-level="1">
<text:span text:style-name="T4">
Washington plans to provide new grant assistance to Ukraine by September - the US Ministry of Finance</text:span>
</text:h>
      <text:p text:style-name="P4">
Authors: Ukrinform (Person)</text:p>
      <text:p text:style-name="P4">
Publisher: Укринформ (Organization)</text:p>
      <text:p text:style-name="P4">
Published Time: 2023-04-12T-14:53:00+03:00</text:p>
      <text:p text:style-name="P4">
Modified Time: 2023-04-12T23:53:00+03:00</text:p>
      <text:p text:style-name="P4">
Description: US Department of Finance Head Janet Ellen has declared Washington's plans to provide Ukraine by September this year with additional financial support, as well as other forms of assistance. - Ukrinform.</text:p>
      <text:p text:style-name="P4">
Images: ["<text:a xlink:type="simple" xlink:href="https://static.ukrinform.com/photos/2023_02/thumb_files/630_360_1677502946-733.jpg" text:style-name="Internet_20_link" text:visited-style-name="Visited_20_Internet_20_Link">
630_360_16775...</text:a>
"]</text:p>
      <text:p text:style-name="P4">
Tags: ['Економіка', 'Мінфін', 'США', 'Україна', 'Гроші', 'Грант']</text:p>
      <text:p text:style-name="P4">
Type: Article</text:p>
      <!--METADATA-->
      <text:p text:style-name="P4">
<draw:frame draw:style-name="fr1" draw:name="Image29" text:anchor-type="as-char" svg:width="6.9236in" svg:height="3.956343in" draw:z-index="0">
<draw:image xlink:href="../Images/yкринформ/2023-04-12T-14-53-00-03-00/630_360_1677502946-733.jpg" xlink:type="simple" xlink:show="embed" xlink:actuate="onLoad" draw:mime-type="image/jpeg"/>
</draw:frame>
US Glavinistry Janet Ellen has declared Washingtonasis to provide Ukraine by September this year with additional financial support, as well as other forms of assistance.</text:p>
      <text:p text:style-name="P4">
She said this on Wednesday during an international roundtable on supporting Ukraine, organized by the IMF and the World Bank, Ukrinform reports.</text:p>
      <text:p text:style-name="P4">
“We have current plans to provide additional assistance(Ukraine - ed.)Revenge - all this <text:span text:style-name="T4">
 <text:a xlink:type="simple" xlink:href="https://www.ukrinform.ua/tag-grant" text:style-name="Internet_20_link" text:visited-style-name="Visited_20_Internet_20_Link">
</text:a>
</text:span>
, as well as ensure energy security support at an early stage of recovery, ”the head of the US Ministry of Finance said.</text:p>
      <text:p text:style-name="P4">
<text:span text:style-name="T4">
 Read also: </text:span>
 <text:span text:style-name="T4">
 <text:a xlink:type="simple" xlink:href="https://www.ukrinform.ua/rubric-economy/3695113-smigal-u-vasingtoni-cogoric-ukraini-znadobitsa-sonajmense-141-milarda.html" text:style-name="Internet_20_link" text:visited-style-name="Visited_20_Internet_20_Link">
</text:a>
 </text:span>
</text:p>
      <text:p text:style-name="P4">
Вона також наголосила, що підтримка України – це спільна справа.</text:p>
      <text:p text:style-name="P4">
«Ми вітаємо зусилля наших союзників і партнерів щодо надання значної,очікуваної і своєчасної допомоги, а також закликаємо всіх продовжувати церобити», - наголосила міністрка.</text:p>
      <text:p text:style-name="P4">
<text:span text:style-name="T4">
Читайте також:</text:span>
 <text:span text:style-name="T4">
<text:a xlink:type="simple" xlink:href="https://www.ukrinform.ua/rubric-economy/3694693-kostiv-donoriv-vistacit-ukraini-do-kinca-roku-minfin-ssa.html" text:style-name="Internet_20_link" text:visited-style-name="Visited_20_Internet_20_Link">
 </text:a>
</text:span>
</text:p>
      <text:p text:style-name="P4">
At the same time, it emphasized the importance of the "international coalition" of countries that have analyzed the strong pressure of sanctions on Russia and continue to intensify it. This, she said, "restricts the access of the Russian Federation to technology and equipment required for the provision of its troops." In addition, thanks to the international embargo and the introduction to the prices of Russian oil and petroleum products, Russia loses its key income, but it maintains stability in the global market.</text:p>
      <text:p text:style-name="P4">
<text:span text:style-name="T4">
 Read also: </text:span>
 <text:span text:style-name="T4">
 <text:a xlink:type="simple" xlink:href="https://www.ukrinform.ua/rubric-economy/3689215-stati-pererahuvali-do-derzbudzetu-ukraini-grant-u-rozmiri-125-milarda.html" text:style-name="Internet_20_link" text:visited-style-name="Visited_20_Internet_20_Link">
</text:a>
</text:span>
</text:p>
      <text:p text:style-name="P4">
In this context, Ellen emphasized that the state income of the Russian Federation from Napergonosia taxes fell by more than 40% only from the moment of introduction of oil bombings for oil compared to last year.</text:p>
      <text:p text:style-name="P4">
<text:span text:style-name="T4">
 Read also: </text:span>
 <text:span text:style-name="T4">
 <text:a xlink:type="simple" xlink:href="https://www.ukrinform.ua/rubric-economy/3675993-ssa-ocikuut-provalu-ekonomicnoi-traektorii-rosii-cerez-pevnij-cas-ministerka-finansiv.html" text:style-name="Internet_20_link" text:visited-style-name="Visited_20_Internet_20_Link">
</text:a>
</text:span>
</text:p>
      <text:p text:style-name="P4">
According to Ukrinform, the Washington of the IMF of the IMF of the IMF of the IMF, which participates the heads of governments, central banks, the ministry ofist economic sector of most countries of the world, in Washington. The Ukrainian delegation is headed by Premier Denis Shmigal.</text:p>
      <text:p text:style-name="P4">
News Source: <text:a xlink:type="simple" xlink:href="https://www.ukrinform.ua/rubric-economy/3695122-vasington-planue-do-veresna-nadati-novu-grantovu-dopomogu-ukraini-minfin-ssa.html" text:style-name="Internet_20_link" text:visited-style-name="Visited_20_Internet_20_Link">
https://www.ukrinform.ua/rubric-economy/3695122-vasington-planue-do-veresna-nadati-novu-grantovu-dopomogu-ukraini-minfin-ssa.html</text:a>
</text:p>
      <!--NEWS-->
      <text:h text:style-name="P10" text:outline-level="1">
<text:span text:style-name="T4">
Cherkasy Metropolitan of the UOC MP Theodosius was sent under house arrest</text:span>
</text:h>
      <text:p text:style-name="P4">
Authors: Ukrinform (Person)</text:p>
      <text:p text:style-name="P4">
Publisher: Укринформ (Organization)</text:p>
      <text:p text:style-name="P4">
Published Time: 2023-04-12T-166:00:00+03:00</text:p>
      <text:p text:style-name="P4">
Modified Time: 2023-04-12T15:00:00+03:00</text:p>
      <text:p text:style-name="P4">
Description: Metropolitan of Cherkasy and Kaniv UOC MP Theodosius chose a preventive measure in Cherkasy - a house arrest for 60 days. - Ukrinform.</text:p>
      <text:p text:style-name="P4">
Images: ["<text:a xlink:type="simple" xlink:href="https://static.ukrinform.com/photos/2023_04/thumb_files/630_360_1681302336-426.jpg" text:style-name="Internet_20_link" text:visited-style-name="Visited_20_Internet_20_Link">
630_360_16813...</text:a>
"]</text:p>
      <text:p text:style-name="P4">
Tags: ['Черкащина', 'Домашній арешт', 'Релігія', 'УПЦ МП']</text:p>
      <text:p text:style-name="P4">
Type: Article</text:p>
      <!--METADATA-->
      <text:p text:style-name="P4">
<draw:frame draw:style-name="fr1" draw:name="Image30" text:anchor-type="as-char" svg:width="6.9236in" svg:height="3.949857in" draw:z-index="0">
<draw:image xlink:href="../Images/yкринформ/2023-04-12T-166-00-00-03-00/630_360_1681302336-426.jpg" xlink:type="simple" xlink:show="embed" xlink:actuate="onLoad" draw:mime-type="image/jpeg"/>
</draw:frame>
Metropolitan of Cherkasy and Kaniv UOC -MP Theodosius The Court in Cherkasy Overrease event - house arrest for 60 days.</text:p>
      <text:p text:style-name="P4">
Bogdan Kulik, a spokeswoman for the Cherkasy Regional Prosecutor's Office, reported this to Ukrinform correspondent.</text:p>
      <text:p text:style-name="P4">
"Metropolitan will be under <text:a xlink:type="simple" xlink:href="https://www.ukrinform.ua/tag-arest" text:style-name="Internet_20_link" text:visited-style-name="Visited_20_Internet_20_Link">
</text:a>
60 days, "Kulik said.</text:p>
      <text:p text:style-name="P4">
The Metropolitan of Cherkasy and Kaniv is suspected of inflamed inter -denomination and justification, recognition legitimate, denial of Russia's armed aggression against Ukraine, glorification of its participants.</text:p>
      <text:p text:style-name="P4">
<text:span text:style-name="T4">
 Read also: </text:span>
 <text:a xlink:type="simple" xlink:href="https://www.ukrinform.ua/rubric-society/3693051-onufrij-ta-se-ponad-20-svasennikiv-upc-mp-maut-rosijske-gromadanstvo-zurnalisti.html" text:style-name="Internet_20_link" text:visited-style-name="Visited_20_Internet_20_Link">
<text:span text:style-name="T4">
 UOC </text:span>
</text:a>
The first suspicion of the Metropolitan was announced on February 20. In April, the SBU announced a second support for the denial of Russian aggression and the glorification of its participants.</text:p>
      <text:p text:style-name="P4">
<text:span text:style-name="T5">
Foto: Cherkasy Diocese of UOC MP</text:span>
</text:p>
      <text:p text:style-name="P4">
News Source: <text:a xlink:type="simple" xlink:href="https://www.ukrinform.ua/rubric-regions/3694929-cerkaskogo-mitropolita-upc-mp-feodosia-vidpravili-pid-domasnij-arest.html" text:style-name="Internet_20_link" text:visited-style-name="Visited_20_Internet_20_Link">
https://www.ukrinform.ua/rubric-regions/3694929-cerkaskogo-mitropolita-upc-mp-feodosia-vidpravili-pid-domasnij-arest.html</text:a>
</text:p>
      <!--NEWS-->
      <text:h text:style-name="P10" text:outline-level="1">
<text:span text:style-name="T4">
Real Madrid beat Chelsea in the first match of the 1/4 finals of the UEFA Champions League</text:span>
</text:h>
      <text:p text:style-name="P4">
Authors: Ukrinform (Person)</text:p>
      <text:p text:style-name="P4">
Publisher: Укринформ (Organization)</text:p>
      <text:p text:style-name="P4">
Published Time: 2023-04-12T-16:44:00+03:00</text:p>
      <text:p text:style-name="P4">
Modified Time: 2023-04-12T23:44:00+03:00</text:p>
      <text:p text:style-name="P4">
Description: In the UEFA Champions League, the next 1/4 playoff finals ended. - Ukrinform.</text:p>
      <text:p text:style-name="P4">
Images: ["<text:a xlink:type="simple" xlink:href="https://static.ukrinform.com/photos/2023_04/thumb_files/630_360_1681332199-533.jpg" text:style-name="Internet_20_link" text:visited-style-name="Visited_20_Internet_20_Link">
630_360_16813...</text:a>
"]</text:p>
      <text:p text:style-name="P4">
Tags: ['Челсі', 'Футбол', 'Ліга чемпіонів', 'Реал Мадрид']</text:p>
      <text:p text:style-name="P4">
Type: Article</text:p>
      <!--METADATA-->
      <text:p text:style-name="P4">
<draw:frame draw:style-name="fr1" draw:name="Image31" text:anchor-type="as-char" svg:width="6.9236in" svg:height="3.956343in" draw:z-index="0">
<draw:image xlink:href="../Images/yкринформ/2023-04-12T-16-44-00-03-00/630_360_1681332199-533.jpg" xlink:type="simple" xlink:show="embed" xlink:actuate="onLoad" draw:mime-type="image/jpeg"/>
</draw:frame>
The UEFA Lisichampions completed the next 1/4 playoff finals.</text:p>
      <text:p text:style-name="P4">
The current winner of the title of Spanish "Real" was defeated by the football player "Chelsea" in the first quarterfinal game at Santiago Bernabeu - 2-0, reports Ukrinform.</text:p>
      <text:p text:style-name="P4">
Real success has brought goals Karim Benzema in the 22nd minute and Marco Asensio(74).</text:p>
      <text:p text:style-name="P4">
«Челсі» догравав матч у меншості - на 59-й хвилині Бен Чілвелл за затримкусуперника отримав червону картку.</text:p>
      <text:p text:style-name="P4">
У паралельній зустрічі італійського дербі «Мілан» мінімально переміг «Наполі»- 1:0.</text:p>
      <text:p text:style-name="P4">
Як повідомлялося, напередодні англійський «Манчестер Сіті» здобув перемогу наднімецькою «Баварію» (3:0)and the Portuguese "Benfica" gave way to Italian "Inter"(0:2).</text:p>
      <text:p text:style-name="P4">
<text:span text:style-name="T4">
Читайте також:</text:span>
 <text:a xlink:type="simple" xlink:href="https://www.ukrinform.ua/rubric-sports/3694658-mancester-siti-peregrav-bavariu-u-persomu-matci-14-finalu-ligi-cempioniv-uefa.html" text:style-name="Internet_20_link" text:visited-style-name="Visited_20_Internet_20_Link">
 </text:a>
The fights will take place on April 18 and 19. The winnings of the two matches will be released to the semifinals.</text:p>
      <text:p text:style-name="P4">
The first meetings of the 1/2 finals will be held on May 9-10, repeated-May 16-17.</text:p>
      <text:p text:style-name="P4">
Recall that the final match of the UEFA Champions League will take place on June 10 at Ataturk Olympic Stadium in Istanbul.</text:p>
      <text:p text:style-name="P4">
Photo: AFP.</text:p>
      <text:p text:style-name="P4">
News Source: <text:a xlink:type="simple" xlink:href="https://www.ukrinform.ua/rubric-sports/3695124-real-obigrav-celsi-u-persomu-matci-14-finalu-ligi-cempioniv-uefa.html" text:style-name="Internet_20_link" text:visited-style-name="Visited_20_Internet_20_Link">
https://www.ukrinform.ua/rubric-sports/3695124-real-obigrav-celsi-u-persomu-matci-14-finalu-ligi-cempioniv-uefa.html</text:a>
</text:p>
      <!--NEWS-->
      <text:h text:style-name="P10" text:outline-level="1">
<text:span text:style-name="T4">
The leadership of the Foreign Ministry and the Ministry of Defense of Romania, Ukraine and Moldova will meet in Bucharest</text:span>
</text:h>
      <text:p text:style-name="P4">
Authors: Ukrinform (Person)</text:p>
      <text:p text:style-name="P4">
Publisher: Укринформ (Organization)</text:p>
      <text:p text:style-name="P4">
Published Time: 2023-04-12T-18:39:00+03:00</text:p>
      <text:p text:style-name="P4">
Modified Time: 2023-04-12T23:39:00+03:00</text:p>
      <text:p text:style-name="P4">
Description: The leadership of the Ministries of Foreign Affairs and Defense of Romania, Ukraine and Moldova will hold a tripartite meeting in the Romanian capital of Bucharest on Thursday. - Ukrinform.</text:p>
      <text:p text:style-name="P4">
Images: ["<text:a xlink:type="simple" xlink:href="https://static.ukrinform.com/photos/2016_07/thumb_files/630_360_1468094495-6827.jpg" text:style-name="Internet_20_link" text:visited-style-name="Visited_20_Internet_20_Link">
630_360_14680...</text:a>
"]</text:p>
      <text:p text:style-name="P4">
Tags: ['Міноборони', 'Молдова', 'МЗС', 'Румунія']</text:p>
      <text:p text:style-name="P4">
Type: Article</text:p>
      <!--METADATA-->
      <text:p text:style-name="P4">
<draw:frame draw:style-name="fr1" draw:name="Image32" text:anchor-type="as-char" svg:width="6.9236in" svg:height="3.956343in" draw:z-index="0">
<draw:image xlink:href="../Images/yкринформ/2023-04-12T-18-39-00-03-00/630_360_1468094495-6827.jpg" xlink:type="simple" xlink:show="embed" xlink:actuate="onLoad" draw:mime-type="image/jpeg"/>
</draw:frame>
The leadership of the Ministries of Foreign Affairs and Defense of Romania, Ukraine Tamoldov will hold a tripartite meeting in the Romanian capital Bucharest on Thursday.</text:p>
      <text:p text:style-name="P4">
According to Ukrinform correspondent, on Wednesday the journalists reported this in the evening <text:a xlink:type="simple" xlink:href="https://www.mae.ro/" text:style-name="Internet_20_link" text:visited-style-name="Visited_20_Internet_20_Link">
</text:a>
.</text:p>
      <text:p text:style-name="P4">
The meeting in the Romanian Foreign Ministry building will take place the first Black Sea Sea Security Conference of the Crimean Platform, which is held in Bucharest and participants of which, in particular, are the heads of the Ministry of Foreign Affairs and Moremunia, [] <text:a xlink:type="simple" xlink:href="https://www.ukrinform.ua/tag-ukraina" text:style-name="Internet_20_link" text:visited-style-name="Visited_20_Internet_20_Link">
</text:a>
and Moldova.</text:p>
      <text:p text:style-name="P4">
The Romanian Foreign Ministry has not reported the main topics of the Tripartite Meeting in Romania - Ukraine - Republic of Moldova, but it is expected that the security situation in the region will be in the spotlight. It is planned that its participants will act as media reports after the negotiations are completed.</text:p>
      <text:p text:style-name="P4">
The Ministry of Foreign Affairs of Ukraine was expected at the first Black Sea Sea Security Conference with the Pravid of the International Crimean Platform, Minister Dmitry Kuleba would represent, but on Wednesday night, the Romanian side informed journalists that Instead, the first Deputy Foreign Minister Emine Japarov would be.</text:p>
      <text:p text:style-name="P4">
Thus, the first Deputy Minister of Foreign Affairs Eminzhaparov, Minister of Defense of Ukraine Alexei Reznikov, Minister of Foreign Directors Bohdan Aursku, Minister of National Defense of Romania, Minister of Foreign Ministry, Minister of Foreign Ministry, Minister of Foreign Ministry, Minister of Foreign Ministry, Minister of Foreign Defense, Oleksiy Aurskcu, Minister of Foreign Defense, Oleksiy Reznikov, will take part in a tripartite meeting in Romania - Ukraine -Republic of Moldova. and Minister of National Defense Anatoly Nosyaty.</text:p>
      <text:p text:style-name="P4">
<text:span text:style-name="T4">
 Read also: </text:span>
 <text:a xlink:type="simple" xlink:href="https://www.ukrinform.ua/rubric-crimea/3695002-cornomorska-bezpekova-konferencia-zaversila-arhitekturu-miznarodnoi-krimskoi-platformi-mzs.html" text:style-name="Internet_20_link" text:visited-style-name="Visited_20_Internet_20_Link">
</text:a>
As reported by Ukrinform, the Minister of Foreign Affairs of Ukraine Dmitry Kuleb in the middle of the conversation with his Romanian colleague Bohdan Aursk. During the conversation, a number of bilateral and regional queries were discussed in particular, aimed at strengthening security in the Black Sea region.</text:p>
      <text:p text:style-name="P4">
News Source: <text:a xlink:type="simple" xlink:href="https://www.ukrinform.ua/rubric-polytics/3695121-kerivnictvo-mzs-ta-minoboroni-rumunii-ukraini-i-moldovi-provede-zustric-u-buharesti.html" text:style-name="Internet_20_link" text:visited-style-name="Visited_20_Internet_20_Link">
https://www.ukrinform.ua/rubric-polytics/3695121-kerivnictvo-mzs-ta-minoboroni-rumunii-ukraini-i-moldovi-provede-zustric-u-buharesti.html</text:a>
</text:p>
      <!--NEWS-->
      <text:h text:style-name="P10" text:outline-level="1">
<text:span text:style-name="T4">
Without the diligent work of the SES and the police do not imagine a normal life - Zelensky</text:span>
</text:h>
      <text:p text:style-name="P4">
Authors: Ukrinform (Person)</text:p>
      <text:p text:style-name="P4">
Publisher: Укринформ (Organization)</text:p>
      <text:p text:style-name="P4">
Published Time: 2023-04-12T-20:23:00+03:00</text:p>
      <text:p text:style-name="P4">
Modified Time: 2023-04-12T23:23:00+03:00</text:p>
      <text:p text:style-name="P4">
Description: President Volodymyr Zelenskyy emphasized that without the diligent work of the SES and the police do not imagine a normal life and not save many people. - Ukrinform.</text:p>
      <text:p text:style-name="P4">
Images: ["<text:a xlink:type="simple" xlink:href="https://static.ukrinform.com/photos/2023_04/thumb_files/630_360_1681297550-9850.jpeg" text:style-name="Internet_20_link" text:visited-style-name="Visited_20_Internet_20_Link">
630_360_16812...</text:a>
"]</text:p>
      <text:p text:style-name="P4">
Tags: ['ДСНС', 'МВС', 'Звернення', 'Зеленський']</text:p>
      <text:p text:style-name="P4">
Type: Article</text:p>
      <!--METADATA-->
      <text:p text:style-name="P4">
<draw:frame draw:style-name="fr1" draw:name="Image33" text:anchor-type="as-char" svg:width="6.9236in" svg:height="3.956343in" draw:z-index="0">
<draw:image xlink:href="../Images/yкринформ/2023-04-12T-20-23-00-03-00/630_360_1681297550-9850.jpeg" xlink:type="simple" xlink:show="embed" xlink:actuate="onLoad" draw:mime-type="image/jpeg"/>
</draw:frame>
President Volodymyr Zelenskyy emphasized that without the honest work of the SES of Hippolitis not to imagine a normal life and not to save many people.</text:p>
      <text:p text:style-name="P4">
He said this in his <text:a xlink:type="simple" xlink:href="https://t.me/V_Zelenskiy_official/5837" text:style-name="Internet_20_link" text:visited-style-name="Visited_20_Internet_20_Link">
</text:a>
Talking about participating in the greetings of young police officers and rescuers of the DSNS with completion of training.</text:p>
      <text:p text:style-name="P4">
<text:span text:style-name="T5">
Viso: <text:a xlink:type="simple" xlink:href="https://t.me/OP_UA/9222" text:style-name="Internet_20_link" text:visited-style-name="Visited_20_Internet_20_Link">
</text:a>
</text:span>
</text:p>
      <text:p text:style-name="P4">
“It was very emotionally and honorable to me to congratulate our young police and rescuers of the SES with completion of study today. More than 3 thousand youth people - professional and patriotic - now join those who want to protect the safety and normality of life, ”Zelensky said.</text:p>
      <text:p text:style-name="P4">
<text:span text:style-name="T4">
 Read also: </text:span>
 <text:span text:style-name="T4">
 <text:a xlink:type="simple" xlink:href="https://www.ukrinform.ua/rubric-ato/3695108-zelenskij-zodnoi-ruini-v-ukraini-ne-bude-ce-nasa-meta.html" text:style-name="Internet_20_link" text:visited-style-name="Visited_20_Internet_20_Link">
</text:a>
</text:span>
</text:p>
      <text:p text:style-name="P4">
The President said that they will work in the regions where it is most dangerous. In particular, the distribution will serve in the frontline areas - Nakarkiv region, Sumy region. Also, he said, there are those who will fight in our new assault teams.</text:p>
      <text:p text:style-name="P4">
“I thank everyone who has chosen right now and this path of direct help. Without conscientious work of the SES and the police, simply not imagine a normal life, not to save many people. This is, in fact, what is the essence of their work is direct help to people. I believe that today's graduates of educational institutions of the Ministry of Internal Affairs justify human hopes, ” - saidzelensky.</text:p>
      <text:p text:style-name="P4">
He also mentioned several rescuers in his address and thanked them for their work.</text:p>
      <text:p text:style-name="P4">
“I would like to celebrate such defenders now - our rescuers, including Nikopol. SES of Major Artem Shuldyakova, Lieutenant Fyodor Zaykina, Senior Sergeant Vasyl Muzychenko, Junior Satistant Vitaliy Bulkin. Thank you guys for the rescue of Ukrainians of post -Russian rocket launchers, ”the President said.</text:p>
      <text:p text:style-name="P4">
<text:span text:style-name="T4">
 Read also: </text:span>
 <text:span text:style-name="T4">
 <text:a xlink:type="simple" xlink:href="https://www.ukrinform.ua/rubric-polytics/3695104-zelenskij-dovga-istoria-bezkarnosti-rosii-povinna-pripinitisa.html" text:style-name="Internet_20_link" text:visited-style-name="Visited_20_Internet_20_Link">
</text:a>
</text:span>
</text:p>
      <text:p text:style-name="P4">
In addition, he also noted the police crews - "White Angels", ashamed our people in Donetsk region, evacuate, renamed humanitarian assistance, resuscitated the wounded ... ".<text:span text:style-name="T4">
 Read also: </text:span>
 <text:span text:style-name="T4">
 <text:a xlink:type="simple" xlink:href="https://www.ukrinform.ua/rubric-society/3694873-zelenskij-privitav-vipusknikiv-sistemi-mvs.html" text:style-name="Internet_20_link" text:visited-style-name="Visited_20_Internet_20_Link">
</text:a>
</text:span>
</text:p>
      <text:p text:style-name="P4">
As it was reported, on April 12, President Volodymyr Zelenskyy took part in the extent dedicated to the issue of cadets of higher education institutions of the Ministry of Internal Affairs.</text:p>
      <text:p text:style-name="P4">
News Source: <text:a xlink:type="simple" xlink:href="https://www.ukrinform.ua/rubric-society/3695115-bez-sumlinnoi-roboti-dsns-i-policii-ne-uaviti-normalnogo-zitta-zelenskij.html" text:style-name="Internet_20_link" text:visited-style-name="Visited_20_Internet_20_Link">
https://www.ukrinform.ua/rubric-society/3695115-bez-sumlinnoi-roboti-dsns-i-policii-ne-uaviti-normalnogo-zitta-zelenskij.html</text:a>
</text:p>
      <!--NEWS-->
      <text:h text:style-name="P10" text:outline-level="1">
<text:span text:style-name="T4">
Arrest journalist WSJ allowed Putin personally - Bloomberg</text:span>
</text:h>
      <text:p text:style-name="P4">
Authors: Ukrinform (Person)</text:p>
      <text:p text:style-name="P4">
Publisher: Укринформ (Organization)</text:p>
      <text:p text:style-name="P4">
Published Time: 2023-04-12T-22:10:00+03:00</text:p>
      <text:p text:style-name="P4">
Modified Time: 2023-04-12T23:10:00+03:00</text:p>
      <text:p text:style-name="P4">
Description: The President of the Russian Federation personally granted permission to arrest in Russia the journalist Wall Street Journal Evan Gershkovich. - Ukrinform.</text:p>
      <text:p text:style-name="P4">
Images: ["<text:a xlink:type="simple" xlink:href="https://static.ukrinform.com/photos/2023_03/thumb_files/630_360_1680228306-496.jpg" text:style-name="Internet_20_link" text:visited-style-name="Visited_20_Internet_20_Link">
630_360_16802...</text:a>
"]</text:p>
      <text:p text:style-name="P4">
Tags: ['Арешт', 'путін', 'Журналіст', 'росія']</text:p>
      <text:p text:style-name="P4">
Type: Article</text:p>
      <!--METADATA-->
      <text:p text:style-name="P4">
<draw:frame draw:style-name="fr1" draw:name="Image34" text:anchor-type="as-char" svg:width="6.9236in" svg:height="3.956343in" draw:z-index="0">
<draw:image xlink:href="../Images/yкринформ/2023-04-12T-22-10-00-03-00/630_360_1680228306-496.jpg" xlink:type="simple" xlink:show="embed" xlink:actuate="onLoad" draw:mime-type="image/jpeg"/>
</draw:frame>
The presidentrf personally granted permission to arrest in Russia, the journalist Wall Street Journal Evanagershchkovich.</text:p>
      <text:p text:style-name="P4">
According to Ukrinform correspondent, with reference to self -informed sources writes <text:a xlink:type="simple" xlink:href="https://www.bnnbloomberg.ca/putin-approved-arrest-of-us-reporter-on-spying-charges-1.1906948" text:style-name="Internet_20_link" text:visited-style-name="Visited_20_Internet_20_Link">
</text:a>
.</text:p>
      <text:p text:style-name="P4">
"Russian President Vladimir Putin personally approved the arrest of an American journalist who is accused of espionage," the material reads.</text:p>
      <text:p text:style-name="P4">
<text:span text:style-name="T4">
 Read also: </text:span>
 <text:span text:style-name="T4">
 <text:a xlink:type="simple" xlink:href="https://www.ukrinform.ua/rubric-world/3694193-derzdep-zaklikav-rf-zvilniti-zurnalista-wsj-ta-vimagae-dostupu-do-nogo.html" text:style-name="Internet_20_link" text:visited-style-name="Visited_20_Internet_20_Link">
</text:a>
</text:span>
</text:p>
      <text:p text:style-name="P4">
According to the agency's interlocutors, this is more and more influenced by Ukremley supporters of the "rigid line", which are inclined to deepen confrontation with Washington, considering it irreversible.</text:p>
      <text:p text:style-name="P4">
"For the first time in almost 40 years, the proposal to arrest the American journalist of safety came from hawks in the supreme leadership of the Russian Facilities in Russia," Bloomberg says.</text:p>
      <text:p text:style-name="P4">
<text:span text:style-name="T4">
 Read also: </text:span>
 <text:span text:style-name="T4">
 <text:a xlink:type="simple" xlink:href="https://www.ukrinform.ua/rubric-world/3691132-zatrimanij-u-rosii-zurnalist-wsj-ne-mav-zodnogo-vidnosenna-do-spigunstva-bilij-dim.html" text:style-name="Internet_20_link" text:visited-style-name="Visited_20_Internet_20_Link">
</text:a>
</text:span>
</text:p>
      <text:p text:style-name="P4">
As reported by Ukrinform, the WSJ Reporter Evan Gershkovich was detained in the Russian Federation 29 Bier during a journalistic business trip to Yekaterinburg. He became the first representative of the US media, arrested by the Russian authorities since 1986, and one of several Americans who have been illegally detained throughout the last years in Russia.</text:p>
      <text:p text:style-name="P4">
News Source: <text:a xlink:type="simple" xlink:href="https://www.ukrinform.ua/rubric-world/3695114-arest-zurnalista-wsj-dozvoliv-osobisto-putin-bloomberg.html" text:style-name="Internet_20_link" text:visited-style-name="Visited_20_Internet_20_Link">
https://www.ukrinform.ua/rubric-world/3695114-arest-zurnalista-wsj-dozvoliv-osobisto-putin-bloomberg.html</text:a>
</text:p>
      <!--NEWS-->
      <text:h text:style-name="P10" text:outline-level="1">
<text:span text:style-name="T4">
Shmigal in Washington: This year Ukraine will need at least $ 14.1 billion</text:span>
</text:h>
      <text:p text:style-name="P4">
Authors: Ukrinform (Person)</text:p>
      <text:p text:style-name="P4">
Publisher: Укринформ (Organization)</text:p>
      <text:p text:style-name="P4">
Published Time: 2023-04-12T-24:02:00+03:00</text:p>
      <text:p text:style-name="P4">
Modified Time: 2023-04-12T23:02:00+03:00</text:p>
      <text:p text:style-name="P4">
Description: The urgent needs for Ukraine's restoration over this year are $ 14.1 billion to provide people with a minimum level of social and humanitarian services. - Ukrinform.</text:p>
      <text:p text:style-name="P4">
Images: ["<text:a xlink:type="simple" xlink:href="https://static.ukrinform.com/photos/2023_04/thumb_files/630_360_1681324938-4356.jpeg" text:style-name="Internet_20_link" text:visited-style-name="Visited_20_Internet_20_Link">
630_360_16813...</text:a>
"]</text:p>
      <text:p text:style-name="P4">
Tags: ['МВФ', 'Україна', 'Світовий банк', 'Шмигаль']</text:p>
      <text:p text:style-name="P4">
Type: Article</text:p>
      <!--METADATA-->
      <text:p text:style-name="P4">
<draw:frame draw:style-name="fr1" draw:name="Image35" text:anchor-type="as-char" svg:width="6.9236in" svg:height="3.956343in" draw:z-index="0">
<draw:image xlink:href="../Images/yкринформ/2023-04-12T-24-02-00-03-00/630_360_1681324938-4356.jpeg" xlink:type="simple" xlink:show="embed" xlink:actuate="onLoad" draw:mime-type="image/jpeg"/>
</draw:frame>
The urgent needs for Ukraine's restoration over this year are $ 14.1 billion to provide people with a minimal level of social Igumanitarian services.</text:p>
      <text:p text:style-name="P4">
This was stated on Wednesday by Prime Minister of Ukraine Denis Schmigal to international partners at a roundtable meeting organized by the IMF and the World Bank by Uvashington, Ukrinform correspondent reports.</text:p>
      <text:p text:style-name="P4">
“According to the second report(World Bank and European Commission - Ed.), Ukraine's long -term needs for reconstruction and restoration of the consequences of the first year of the war are estimated at $ 411 billion, ”the head of Ukraine said.</text:p>
      <text:p text:style-name="P4">
He also stressed that for this purpose <text:a xlink:type="simple" xlink:href="https://www.ukrinform.ua/tag-ukraina" text:style-name="Internet_20_link" text:visited-style-name="Visited_20_Internet_20_Link">
</text:a>
By the end of 2023, it is necessary to consolidate a donor assistance of about $ 14 billion.</text:p>
      <text:p text:style-name="P4">
“The restoration of Ukraine will be one of the largest investment projects in Europe. But now we need to pay the greatest attention to the satisfaction of terminal needs and recovery. I mean $ 14.1 billion, which is in the World Bank's estimates, and this is the number one priority for my country-to ensure people with a minimum level of social and humanitarian services, ”the Prime Minister of Ukraine emphasized.</text:p>
      <text:p text:style-name="P4">
In this context, he thanked the IMF, the World Bank, the European Union, the UN, the G7, the US Government by the steps they have already taken to provide a significant part of the essential assistance. He also urged international partner to take into account other initiatives, including filling the targeted fund support, restoration, reform and reform of Ukraine(URTF), created by a world bank.</text:p>
      <text:p text:style-name="P4">
In this connection, the head of government assured that Ukraine is fully open and transparent in financial accountability and provides all the necessary information to donors.</text:p>
      <text:p text:style-name="P4">
<text:span text:style-name="T4">
 Read also: </text:span>
 <text:a xlink:type="simple" xlink:href="https://www.ukrinform.ua/rubric-economy/3695097-svitovij-bank-nadae-ukraini-200-miljoniv-na-vidnovlenna-energetiki.html" text:style-name="Internet_20_link" text:visited-style-name="Visited_20_Internet_20_Link">
</text:a>
According to Ukrinform, the Prime Minister of Ukraine on Wednesday launched the basic part of his visit to the United States. Denis Shmigal's stay in Washington has involved his participation in the annual Spring Meetings Forum, held by the World Bank Group and the International Monetary Fund. In addition, his meetings with US Secretary of Defense Lloyd Austin, US Minister of Commerce Gina Raymomond, Finance Minister Janet Ellen, as well as the IMF, the World Bank, and the European Investment Bank were argued.</text:p>
      <text:p text:style-name="P4">
News Source: <text:a xlink:type="simple" xlink:href="https://www.ukrinform.ua/rubric-economy/3695113-smigal-u-vasingtoni-cogoric-ukraini-znadobitsa-sonajmense-141-milarda.html" text:style-name="Internet_20_link" text:visited-style-name="Visited_20_Internet_20_Link">
https://www.ukrinform.ua/rubric-economy/3695113-smigal-u-vasingtoni-cogoric-ukraini-znadobitsa-sonajmense-141-milarda.html</text:a>
</text:p>
      <!--NEWS-->
      <text:h text:style-name="P10" text:outline-level="1">
<text:span text:style-name="T4">
Determined the “Prometheus” rival in the 1/4 finals of the basketball European Cup</text:span>
</text:h>
      <text:p text:style-name="P4">
Authors: Ukrinform (Person)</text:p>
      <text:p text:style-name="P4">
Publisher: Укринформ (Organization)</text:p>
      <text:p text:style-name="P4">
Published Time: 2023-04-12T-27:59:00+03:00</text:p>
      <text:p text:style-name="P4">
Modified Time: 2023-04-12T22:59:00+03:00</text:p>
      <text:p text:style-name="P4">
Description: Basketball players of the Ukrainian "Prometheus" in the quarter -finals of the European Cup will play with the Greek club "Internetaas". - Ukrinform.</text:p>
      <text:p text:style-name="P4">
Images: ["<text:a xlink:type="simple" xlink:href="https://static.ukrinform.com/photos/2023_04/thumb_files/630_360_1681329383-255.jpg" text:style-name="Internet_20_link" text:visited-style-name="Visited_20_Internet_20_Link">
630_360_16813...</text:a>
"]</text:p>
      <text:p text:style-name="P4">
Tags: ['Баскетбол']</text:p>
      <text:p text:style-name="P4">
Type: Article</text:p>
      <!--METADATA-->
      <text:p text:style-name="P4">
<draw:frame draw:style-name="fr1" draw:name="Image36" text:anchor-type="as-char" svg:width="6.9236in" svg:height="3.956343in" draw:z-index="0">
<draw:image xlink:href="../Images/yкринформ/2023-04-12T-27-59-00-03-00/630_360_1681329383-255.jpg" xlink:type="simple" xlink:show="embed" xlink:actuate="onLoad" draw:mime-type="image/jpeg"/>
</draw:frame>
Basketball players of the Ukrainian "Prometheus" in the quarter -finals of the European Cup will play the Greek club "Internetaas".</text:p>
      <text:p text:style-name="P4">
In the match 1/8 finals of the Tournas tournament on home dimitris tofalos arena, Patra content was defeated by the French team "Bur" - 89:75(24:13, 17:20,20:22, 28:20), reports Ukrinform.</text:p>
      <text:p text:style-name="P4">
The match for the semifinals will take place on April 18/19.</text:p>
      <text:p text:style-name="P4">
As reported by Ukrinform, Prometheus on the way to the quarterfinals of the Euro -coupkana the day before was beaten by the German club "Weolia Tauers Hamburg"(87:79).</text:p>
      <text:p text:style-name="P4">
<text:span text:style-name="T4">
Читайте також:</text:span>
 <text:a xlink:type="simple" xlink:href="https://www.ukrinform.ua/rubric-sports/3694618-prometej-vijsov-do-14-finalu-basketbolnogo-evrokubka-obigravsi-gamburg.html" text:style-name="Internet_20_link" text:visited-style-name="Visited_20_Internet_20_Link">
 <text:span text:style-name="T4">
баскетбол</text:span>
 </text:a>
It should be noted that all applicants for the victory in the European Cup are advanced by the Play-Off Turks' net, playing with the opponent with only one match.</text:p>
      <text:p text:style-name="P4">
Photo: prometeybc.com.</text:p>
      <text:p text:style-name="P4">
News Source: <text:a xlink:type="simple" xlink:href="https://www.ukrinform.ua/rubric-sports/3695112-viznacivsa-supernik-prometea-v-14-finalu-basketbolnogo-evrokubka.html" text:style-name="Internet_20_link" text:visited-style-name="Visited_20_Internet_20_Link">
https://www.ukrinform.ua/rubric-sports/3695112-viznacivsa-supernik-prometea-v-14-finalu-basketbolnogo-evrokubka.html</text:a>
</text:p>
      <!--NEWS-->
      <text:h text:style-name="P10" text:outline-level="1">
<text:span text:style-name="T4">
The rocket and space industry has always made glory to Ukraine and will make - the President</text:span>
</text:h>
      <text:p text:style-name="P4">
Authors: Ukrinform (Person)</text:p>
      <text:p text:style-name="P4">
Publisher: Укринформ (Organization)</text:p>
      <text:p text:style-name="P4">
Published Time: 2023-04-12T-29:42:00+03:00</text:p>
      <text:p text:style-name="P4">
Modified Time: 2023-04-12T22:42:00+03:00</text:p>
      <text:p text:style-name="P4">
Description: President Volodymyr Zelensky stated that the level of integration of Ukraine into international relations and the level of people will allow our country to participate in the development of outer space on a par with the advanced states. - Ukrinform.</text:p>
      <text:p text:style-name="P4">
Images: ["<text:a xlink:type="simple" xlink:href="https://static.ukrinform.com/photos/2023_01/thumb_files/630_360_1674289634-963.jpeg" text:style-name="Internet_20_link" text:visited-style-name="Visited_20_Internet_20_Link">
630_360_16742...</text:a>
"]</text:p>
      <text:p text:style-name="P4">
Tags: ['Космос', 'Ракета', 'Технології', 'Зеленський']</text:p>
      <text:p text:style-name="P4">
Type: Article</text:p>
      <!--METADATA-->
      <text:p text:style-name="P4">
<draw:frame draw:style-name="fr1" draw:name="Image37" text:anchor-type="as-char" svg:width="6.9236in" svg:height="3.956343in" draw:z-index="0">
<draw:image xlink:href="../Images/yкринформ/2023-04-12T-29-42-00-03-00/630_360_1674289634-963.jpeg" xlink:type="simple" xlink:show="embed" xlink:actuate="onLoad" draw:mime-type="image/jpeg"/>
</draw:frame>
President Volodymyr Zelensky stated that the level of integration of Ukraine in international relations and the level of people will enable our country to participate in the wicked outer space on a par with the advanced states.</text:p>
      <text:p text:style-name="P4">
He stated this in his evening <text:a xlink:type="simple" xlink:href="https://www.youtube.com/watch" text:style-name="Internet_20_link" text:visited-style-name="Visited_20_Internet_20_Link">
</text:a>
At the end of the 413th day of the war, Ukrinform reports.</text:p>
      <text:p text:style-name="P4">
“Today in our country traditionally celebrates the Day of Rocket Workers <text:a xlink:type="simple" xlink:href="https://www.ukrinform.ua/tag-kosmos" text:style-name="Internet_20_link" text:visited-style-name="Visited_20_Internet_20_Link">
</text:a>
industry. The industry that always does Laslav Ukraine. And I'm sure he will do. I thank everyone who kept this our potential, ”Zelensky said.</text:p>
      <text:p text:style-name="P4">
<text:span text:style-name="T5">
Viso: <text:a xlink:type="simple" xlink:href="https://www.youtube.com/watch" text:style-name="Internet_20_link" text:visited-style-name="Visited_20_Internet_20_Link">
</text:a>
</text:span>
</text:p>
      <text:p text:style-name="P4">
According to him, "our current level of integration into international relations, our level of force - both the state and the society to which Ukraine deserves, levels of people - all this will allow Ukraine to participate in the development of space space on equalities with the advanced states, and our business "Along with advanced companies."</text:p>
      <text:p text:style-name="P4">
“But first - we will win!In particular, thanks to Ukrainian rockets, ”the President said.</text:p>
      <text:p text:style-name="P4">
<text:span text:style-name="T4">
 Read also: </text:span>
 <text:a xlink:type="simple" xlink:href="https://www.ukrinform.ua/rubric-regions/3676207-prikarpatskij-universitet-uvijsov-do-konsorciumu-akij-doslidzue-kosmos.html" text:style-name="Internet_20_link" text:visited-style-name="Visited_20_Internet_20_Link">
<text:span text:style-name="T4">
 Space </text:span>
</text:a>
It is known that April 12 celebrates the day of the employees of the rocket and space industry and International Aviation and Space Day.</text:p>
      <text:p text:style-name="P4">
<text:span text:style-name="T5">
Foto: op</text:span>
</text:p>
      <text:p text:style-name="P4">
News Source: <text:a xlink:type="simple" xlink:href="https://www.ukrinform.ua/rubric-technology/3695110-zelenskij-raketnokosmicna-galuz-zavzdi-robila-slavu-ukraini-j-robitime.html" text:style-name="Internet_20_link" text:visited-style-name="Visited_20_Internet_20_Link">
https://www.ukrinform.ua/rubric-technology/3695110-zelenskij-raketnokosmicna-galuz-zavzdi-robila-slavu-ukraini-j-robitime.html</text:a>
</text:p>
      <!--NEWS-->
      <text:h text:style-name="P10" text:outline-level="1">
<text:span text:style-name="T4">
Since the beginning of the war, 24 church communities of Cherkasy region have passed from the Moscow Church to the PCU</text:span>
</text:h>
      <text:p text:style-name="P4">
Authors: Ukrinform (Person)</text:p>
      <text:p text:style-name="P4">
Publisher: Укринформ (Organization)</text:p>
      <text:p text:style-name="P4">
Published Time: 2023-04-12T-31:35:00+03:00</text:p>
      <text:p text:style-name="P4">
Modified Time: 2023-04-12T22:35:00+03:00</text:p>
      <text:p text:style-name="P4">
Description: Since the beginning of the full -scale invasion of Russia into Ukraine, 24 church communities from the UOC of the Moscow Patriarchate have passed to the Cherkasy Diocese of the PCU. - Ukrinform.</text:p>
      <text:p text:style-name="P4">
Images: ["<text:a xlink:type="simple" xlink:href="https://static.ukrinform.com/photos/2019_12/thumb_files/630_360_1576413849-187.jpg" text:style-name="Internet_20_link" text:visited-style-name="Visited_20_Internet_20_Link">
630_360_15764...</text:a>
"]</text:p>
      <text:p text:style-name="P4">
Tags: ['Церква', 'УПЦ МП', 'Православна церква України', 'Війна з росією']</text:p>
      <text:p text:style-name="P4">
Type: Article</text:p>
      <!--METADATA-->
      <text:p text:style-name="P4">
<draw:frame draw:style-name="fr1" draw:name="Image38" text:anchor-type="as-char" svg:width="6.9236in" svg:height="3.956343in" draw:z-index="0">
<draw:image xlink:href="../Images/yкринформ/2023-04-12T-31-35-00-03-00/630_360_1576413849-187.jpg" xlink:type="simple" xlink:show="embed" xlink:actuate="onLoad" draw:mime-type="image/jpeg"/>
</draw:frame>
From the beginning of the full -scale invasion of Russia into Ukraine, the Cherkasy Diocese of the PCU passed24 church communities from the UOC of the Moscow Patriarchate.</text:p>
      <text:p text:style-name="P4">
The head of the Cherkasy Parchy of the PCU Sergey Zako told about this correspondent of Ukrinform.</text:p>
      <text:p text:style-name="P4">
"Since the beginning of the full -scale invasion of Russia, 24 church units of the UOC MP have passed to us. Sixteen communities have passed with priests, 8 more - without them. The process has accelerated since the beginning of the war. Now we are expecting a new spike," said the head of the office.</text:p>
      <text:p text:style-name="P4">
<text:span text:style-name="T4">
 Read also: </text:span>
 <text:span text:style-name="T4">
 <text:a xlink:type="simple" xlink:href="https://www.ukrinform.ua/rubric-society/3695094-danilov-institucii-aki-maut-vidnosenna-do-moskvi-ne-pracuvatimut-na-teritorii-ukraini.html" text:style-name="Internet_20_link" text:visited-style-name="Visited_20_Internet_20_Link">
</text:a>
</text:span>
</text:p>
      <text:p text:style-name="P4">
According to Zaik, he listed only those communities that completed all legal processes. Others have only proclaimed the intentions to go, some made first.</text:p>
      <text:p text:style-name="P4">
"I will not call these communities, so as not to disrupt the gathering and not harm the process," says Zico.</text:p>
      <text:p text:style-name="P4">
<text:span text:style-name="T4">
 Read also: </text:span>
 <text:span text:style-name="T4">
 <text:a xlink:type="simple" xlink:href="https://www.ukrinform.ua/rubric-society/3695085-vseukrainska-rada-cerkov-pidtrimue-zakonoproekt-pro-zaboronu-religijnih-organizacij-povazanih-iz-rf.html" text:style-name="Internet_20_link" text:visited-style-name="Visited_20_Internet_20_Link">
</text:a>
</text:span>
</text:p>
      <text:p text:style-name="P4">
According to the Monitoring of Registration Data Service of Ukrainian Companies of the Tasudyudy Register of Openatable in Cherkasy Oblast, controlled <text:span text:style-name="T4">
 [] <text:a xlink:type="simple" xlink:href="https://www.ukrinform.ua/tag-upc-mp" text:style-name="Internet_20_link" text:visited-style-name="Visited_20_Internet_20_Link">
</text:a>
</text:span>
 There are 195 church communities.</text:p>
      <text:p text:style-name="P4">
News Source: <text:a xlink:type="simple" xlink:href="https://www.ukrinform.ua/rubric-society/3695109-z-pocatku-vijni-z-moskovskoi-cerkvi-do-pcu-perejsli-24-cerkovni-gromadi-cerkasini.html" text:style-name="Internet_20_link" text:visited-style-name="Visited_20_Internet_20_Link">
https://www.ukrinform.ua/rubric-society/3695109-z-pocatku-vijni-z-moskovskoi-cerkvi-do-pcu-perejsli-24-cerkovni-gromadi-cerkasini.html</text:a>
</text:p>
      <!--NEWS-->
      <text:h text:style-name="P10" text:outline-level="1">
<text:span text:style-name="T4">
Zelensky: There will be no ruins in Ukraine - this is our goal</text:span>
</text:h>
      <text:p text:style-name="P4">
Authors: Ukrinform (Person)</text:p>
      <text:p text:style-name="P4">
Publisher: Укринформ (Organization)</text:p>
      <text:p text:style-name="P4">
Published Time: 2023-04-12T-33:29:00+03:00</text:p>
      <text:p text:style-name="P4">
Modified Time: 2023-04-12T22:29:00+03:00</text:p>
      <text:p text:style-name="P4">
Description: There will be no ruins in Ukraine, and Russian assets should go to the restoration of our country. - Ukrinform.</text:p>
      <text:p text:style-name="P4">
Images: ["<text:a xlink:type="simple" xlink:href="https://static.ukrinform.com/photos/2023_03/thumb_files/630_360_1678738078-322.jpeg" text:style-name="Internet_20_link" text:visited-style-name="Visited_20_Internet_20_Link">
630_360_16787...</text:a>
"]</text:p>
      <text:p text:style-name="P4">
Tags: ['Україна', 'Звернення', 'Агресія РФ', 'Зеленський', 'Війна з росією']</text:p>
      <text:p text:style-name="P4">
Type: Article</text:p>
      <!--METADATA-->
      <text:p text:style-name="P4">
<draw:frame draw:style-name="fr1" draw:name="Image39" text:anchor-type="as-char" svg:width="6.9236in" svg:height="3.956343in" draw:z-index="0">
<draw:image xlink:href="../Images/yкринформ/2023-04-12T-33-29-00-03-00/630_360_1678738078-322.jpeg" xlink:type="simple" xlink:show="embed" xlink:actuate="onLoad" draw:mime-type="image/jpeg"/>
</draw:frame>
There will be no ruins in Ukraine, and the restoration of our country is of Zdirosian assets.</text:p>
      <text:p text:style-name="P4">
About it in your <text:a xlink:type="simple" xlink:href="https://www.youtube.com/watch" text:style-name="Internet_20_link" text:visited-style-name="Visited_20_Internet_20_Link">
</text:a>
At the end of the 413rd day of the war, President of Ukraine Volodymyr Zelenskyy said, reports Ukrinform.</text:p>
      <text:p text:style-name="P4">
<text:span text:style-name="T5">
Viso: <text:a xlink:type="simple" xlink:href="https://www.youtube.com/watch" text:style-name="Internet_20_link" text:visited-style-name="Visited_20_Internet_20_Link">
</text:a>
</text:span>
</text:p>
      <text:p text:style-name="P4">
<text:span text:style-name="T4">
 _ I wish health, dear Ukrainians!_ </text:span>
</text:p>
      <text:p text:style-name="P4">
He has just participated in the meeting of a special format of support of Ukraine - financial. This event takes place in Washington and unites ministers of financial democracies - our partners, the European Commission, Heads of International Financial Institutions: the IMF, the World Bank, the European Bank for Reconstruction and Development. The theme is first and foremost recovery. Restoration of our country after the battlefields.</text:p>
      <text:p text:style-name="P4">
I thanked my partners for helping us to maintain sustainability, our financial stability. And he urged to be more active so that Ukrainians could be more active in rebuilding, returning to Ukrainians a normal life.</text:p>
      <text:p text:style-name="P4">
There will be no ruins in Ukraine. This is our goal. And it will be quite a specific dioxide of the full loss of the terrorist state.</text:p>
      <text:p text:style-name="P4">
Moreover, the world knows the solutions - about the assets of Russia, Russian officials, oligarchs who were rich, while their state became a terrorist ... All these are activated to compensate for losses to those whom Russia brought pain and suffering. after aggression. The war should be the most expensive for the aggressor. And we do everything for that. Thank the partners who support us.</text:p>
      <text:p text:style-name="P4">
He met today in Kiev with a delegation of the US Senate - a two -party delegation. I informed what is happening on the battlefield now, and about our opportunities. As well as we always, we have demonstrated that our relations with America in the supply of weapons, in financial support are completely clean, completely transparent. The partners have a full vision of each unit and every unit of weapons. And it is important that no artificial manipulations are spoiled by our trust.</text:p>
      <text:p text:style-name="P4">
Of course, I was pleased to hear from our guests from the United States positive words about Ukraine and what we manage to achieve together the fate of terror.I thank everyone who has chosen right now and this path of direct help. Without conscientious work of the SES and the police, simply not imagine a normal life, not to save many people. This is, in fact, what is the essence of their work is direct help to people.</text:p>
      <text:p text:style-name="P4">
I believe that today's graduates of the Ministry of Internal Affairs are justifying human hopes.</text:p>
      <text:p text:style-name="P4">
By the way, I would like to celebrate such defenders now - such rescuers, in particular from Nikopol. SES of Major Artem Shuldyakova, Lieutenant Fyodor Zaykina, Senior Sergeant Vasyl Muzychenko, Junior Satistant Vitaliy Bulkin. Thank you guys for the rescue of the Ukrainians of post -Russian rocket strokes!</text:p>
      <text:p text:style-name="P4">
I will also note the police crews - "White Angels" who save our people in the fan, evacuate, send humanitarian aid, resuscitated ...</text:p>
      <text:p text:style-name="P4">
I thank the police Gennady Yudin from Avdiivka for the salvation of children, Paramedic Popi, one of the White Angels in the Mariinsky Front. They have already rescued hundreds of our people, including seriously wounded.</text:p>
      <text:p text:style-name="P4">
I also thank today especially the explosion of the National Police Vladimir Perepelytsya, who works for mine in Kherson region, works very effectively.</text:p>
      <text:p text:style-name="P4">
And one more.</text:p>
      <text:p text:style-name="P4">
Today in our country traditionally celebrates the Day of employees of the rocket and space industry. The industry that always made glory to Ukraine. And I'm sure he will do!</text:p>
      <text:p text:style-name="P4">
Thank you all who have retained our potential. Our current level of integration is international relations, our level of power - both the state and society - for which Ukraine deserves, the level of our people - all this will allow Ukraine to take in the development of outer space along with the advanced states, and our business - along with advanced companies.</text:p>
      <text:p text:style-name="P4">
But first - we will win!In particular, thanks to Ukrainian rockets.</text:p>
      <text:p text:style-name="P4">
Glory to all our soldiers who are in battle now!</text:p>
      <text:p text:style-name="P4">
Thank you all who help Ukraine!</text:p>
      <text:p text:style-name="P4">
Thank you to everyone who protects our people and protects Ukrainian life!</text:p>
      <text:p text:style-name="P4">
<text:span text:style-name="T4">
<text:span text:style-name="T5">
Glory to Ukraine!</text:span>
 </text:span>
</text:p>
      <text:p text:style-name="P4">
News Source: <text:a xlink:type="simple" xlink:href="https://www.ukrinform.ua/rubric-ato/3695108-zelenskij-zodnoi-ruini-v-ukraini-ne-bude-ce-nasa-meta.html" text:style-name="Internet_20_link" text:visited-style-name="Visited_20_Internet_20_Link">
https://www.ukrinform.ua/rubric-ato/3695108-zelenskij-zodnoi-ruini-v-ukraini-ne-bude-ce-nasa-meta.html</text:a>
</text:p>
      <!--NEWS-->
      <text:h text:style-name="P10" text:outline-level="1">
<text:span text:style-name="T4">
UN Secretary -General "In Horror" from a video with execution of Ukrainian prisoner</text:span>
</text:h>
      <text:p text:style-name="P4">
Authors: Ukrinform (Person)</text:p>
      <text:p text:style-name="P4">
Publisher: Укринформ (Organization)</text:p>
      <text:p text:style-name="P4">
Published Time: 2023-04-12T-35:19:00+03:00</text:p>
      <text:p text:style-name="P4">
Modified Time: 2023-04-12T22:19:00+03:00</text:p>
      <text:p text:style-name="P4">
Description: UN Secretary General Anthony Guterres "horror" from a video widespread on social networks, where Russian invaders cut off the head of a Ukrainian prisoner of war. - Ukrinform.</text:p>
      <text:p text:style-name="P4">
Images: ["<text:a xlink:type="simple" xlink:href="https://static.ukrinform.com/photos/2023_03/thumb_files/630_360_1678288128-890.jpg" text:style-name="Internet_20_link" text:visited-style-name="Visited_20_Internet_20_Link">
630_360_16782...</text:a>
"]</text:p>
      <text:p text:style-name="P4">
Tags: ['Гутерреш', 'ООН', 'Страта', 'Воєнні злочини', 'Війна з росією']</text:p>
      <text:p text:style-name="P4">
Type: Article</text:p>
      <!--METADATA-->
      <text:p text:style-name="P4">
<draw:frame draw:style-name="fr1" draw:name="Image40" text:anchor-type="as-char" svg:width="6.9236in" svg:height="3.956343in" draw:z-index="0">
<draw:image xlink:href="../Images/yкринформ/2023-04-12T-35-19-00-03-00/630_360_1678288128-890.jpg" xlink:type="simple" xlink:show="embed" xlink:actuate="onLoad" draw:mime-type="image/jpeg"/>
</draw:frame>
UN Secretary General Anthony Guterres "horror" from the socially widespread in social networks, on which Russian invaders cut off the head of the Ukrainian -Muzyan.</text:p>
      <text:p text:style-name="P4">
According to Ukrinform correspondent in New York, a Secretary General spokesman Stefan Duzharik said in the Secretary-General.</text:p>
      <text:p text:style-name="P4">
According to the spokesman, the UN head demands that the perpetrators be held accountable.</text:p>
      <text:p text:style-name="P4">
"Unfortunately, this is not a single case," Duzharik added.</text:p>
      <text:p text:style-name="P4">
<text:span text:style-name="T4">
 Read also: </text:span>
 <text:span text:style-name="T4">
 <text:a xlink:type="simple" xlink:href="https://www.ukrinform.ua/rubric-polytics/3695079-ukraina-v-oon-golovuvanna-rosii-u-radbezi-na-tli-zorstokoi-strati-vijskovogo-e-nasmiskou.html" text:style-name="Internet_20_link" text:visited-style-name="Visited_20_Internet_20_Link">
</text:a>
</text:span>
</text:p>
      <text:p text:style-name="P4">
He noted that the UN Human Rights Mission in Ukraine is "shocked by cymologically horrible" videos, and in its latest reports has documented several orders of international humanitarian law, including the Drival.</text:p>
      <text:p text:style-name="P4">
"The smallest violations must be duly investigated, the guilty should be held accountable," he said.</text:p>
      <text:p text:style-name="P4">
<text:span text:style-name="T4">
 Read also: </text:span>
 <text:span text:style-name="T4">
 <text:a xlink:type="simple" xlink:href="https://www.ukrinform.ua/rubric-polytics/3695040-strata-ukrainskogo-vijskovopolonenogo-e-svidcennam-neludskoi-prirodi-rf-recnica-evrokomisii.html" text:style-name="Internet_20_link" text:visited-style-name="Visited_20_Internet_20_Link">
</text:a>
</text:span>
</text:p>
      <text:p text:style-name="P4">
As reported by Ukrinform, two videos <text:span text:style-name="T4">
 [] appeared on the Internet <text:a xlink:type="simple" xlink:href="https://www.ukrinform.ua/tag-strata" text:style-name="Internet_20_link" text:visited-style-name="Visited_20_Internet_20_Link">
</text:a>
</text:span>
 Ukrainian defenders. The service of Ukraine launched a pre -trial investigation into a video of how the Russian -enchantments cut off the head of the Ukrainian prisoner. Law enforcement agencies are taking measures to identify the persons who have committed this terrible zip.</text:p>
      <text:p text:style-name="P4">
<text:span text:style-name="T4">
 Read also: </text:span>
 <text:span text:style-name="T4">
 <text:a xlink:type="simple" xlink:href="https://www.ukrinform.ua/rubric-ato/3694875-lubinec-zaklikae-oon-ta-cervonij-hrest-pokarati-rosiu-pisla-video-strati-ukrainskogo-bijca.html" text:style-name="Internet_20_link" text:visited-style-name="Visited_20_Internet_20_Link">
</text:a>
</text:span>
</text:p>
      <text:p text:style-name="P4">
The Ministry of Foreign Affairs of Ukraine appealed to the prosecutor of the International Criminal Court, demanding the fact that the death of a Ukrainian soldier by Russian military in the context of investigation of military crimes against humanity against humanity committed in Ukraine by Russian invaders.</text:p>
      <text:p text:style-name="P4">
News Source: <text:a xlink:type="simple" xlink:href="https://www.ukrinform.ua/rubric-polytics/3695103-gensek-oon-u-zahu-vid-video-zi-stratou-ukrainskogo-polonenogo.html" text:style-name="Internet_20_link" text:visited-style-name="Visited_20_Internet_20_Link">
https://www.ukrinform.ua/rubric-polytics/3695103-gensek-oon-u-zahu-vid-video-zi-stratou-ukrainskogo-polonenogo.html</text:a>
</text:p>
      <!--NEWS-->
      <text:h text:style-name="P10" text:outline-level="1">
<text:span text:style-name="T4">
NABU will repeatly so that Kobolev continue the time of investigation in the case</text:span>
</text:h>
      <text:p text:style-name="P4">
Authors: Ukrinform (Person)</text:p>
      <text:p text:style-name="P4">
Publisher: Укринформ (Organization)</text:p>
      <text:p text:style-name="P4">
Published Time: 2023-04-12T-37:05:00+03:00</text:p>
      <text:p text:style-name="P4">
Modified Time: 2023-04-12T22:05:00+03:00</text:p>
      <text:p text:style-name="P4">
Description: NABU representatives presented the extortion of Naftogaz of Ukraine Andriy Kobolev's request for extension of the investigation in his case after the investigating judge of the Supreme Anti -Corruption Court refused to extend the terms of the investigation. - Ukrinform.</text:p>
      <text:p text:style-name="P4">
Images: ["<text:a xlink:type="simple" xlink:href="https://static.ukrinform.com/photos/2023_03/thumb_files/630_360_1677697128-577.jpg" text:style-name="Internet_20_link" text:visited-style-name="Visited_20_Internet_20_Link">
630_360_16776...</text:a>
"]</text:p>
      <text:p text:style-name="P4">
Tags: ['Коболєв', 'НАБУ', 'Нафтогаз', 'Антикорупційний суд', 'Розслідування']</text:p>
      <text:p text:style-name="P4">
Type: Article</text:p>
      <!--METADATA-->
      <text:p text:style-name="P4">
<draw:frame draw:style-name="fr1" draw:name="Image41" text:anchor-type="as-char" svg:width="6.9236in" svg:height="3.956343in" draw:z-index="0">
<draw:image xlink:href="../Images/yкринформ/2023-04-12T-37-05-00-03-00/630_360_1677697128-577.jpg" xlink:type="simple" xlink:show="embed" xlink:actuate="onLoad" draw:mime-type="image/jpeg"/>
</draw:frame>
NABU representatives presented the extolist of Naftogaz of Ukraine Andriy Kobolev.</text:p>
      <text:p text:style-name="P4">
About this <text:a xlink:type="simple" xlink:href="https://www.facebook.com/story.php" text:style-name="Internet_20_link" text:visited-style-name="Visited_20_Internet_20_Link">
</text:a>
On his Facebook page Andrey Kobolev.</text:p>
      <text:p text:style-name="P4">
“NABU detectives just handed me a copy of a new request to continue the pre -trial investigation in my case, which is directly contrary to the old decision of the court, which is not subject to appeal. What an interesting interpretation of KPK, ”he wrote.</text:p>
      <text:p text:style-name="P4">
<text:span text:style-name="T4">
 Read also: </text:span>
 <text:span text:style-name="T4">
 <text:a xlink:type="simple" xlink:href="https://www.ukrinform.ua/rubric-economy/3695043-vaks-vidmovivsa-prodovzuvati-slidstvo-u-spravi-koboleva.html" text:style-name="Internet_20_link" text:visited-style-name="Visited_20_Internet_20_Link">
</text:a>
</text:span>
</text:p>
      <text:p text:style-name="P4">
As reported by Ukrinform, on April 12, the investigating judge of the High Anti -Corruption Judicial was satisfied with the request to extend the terms of pre -trial investigation of criminal proceedings against Naftogaz NJSC export Andrei Kobolev.</text:p>
      <text:p text:style-name="P4">
The decision of the investigating judge is not subject to appeal. The terms of the pre -trial investigation expires on April 19.</text:p>
      <text:p text:style-name="P4">
In view of the court's decision, the investigation in this case must be completed by the investigation into the court to consider or close the case.</text:p>
      <text:p text:style-name="P4">
<text:span text:style-name="T4">
 Read also: </text:span>
 <text:span text:style-name="T4">
 <text:a xlink:type="simple" xlink:href="https://www.ukrinform.ua/rubric-economy/3682426-sud-zobovazav-koboleva-nositi-elektronnij-braslet.html" text:style-name="Internet_20_link" text:visited-style-name="Visited_20_Internet_20_Link">
</text:a>
</text:span>
</text:p>
      <text:p text:style-name="P4">
The SAP of Ukrinform reported that the prosecution party would evaluate the evaporative evidence for their sufficiency to apply and send the court.</text:p>
      <text:p text:style-name="P4">
Exchanging NJSC "Naftogaz of Ukraine" <text:span text:style-name="T4">
 <text:a xlink:type="simple" xlink:href="https://www.ukrinform.ua/tag-kobolev" text:style-name="Internet_20_link" text:visited-style-name="Visited_20_Internet_20_Link">
</text:a>
</text:span>
 January 19 was suspected. According to the investigation, it was illegal to ensure the payment of bonuses for more than 229 million UAH.</text:p>
      <text:p text:style-name="P4">
<text:span text:style-name="T4">
 Read also: </text:span>
 <text:span text:style-name="T4">
 <text:a xlink:type="simple" xlink:href="https://www.ukrinform.ua/rubric-economy/3679370-kobolev-nazvav-zaavu-sap-sodo-jogo-rahunkiv-manipulativnou.html" text:style-name="Internet_20_link" text:visited-style-name="Visited_20_Internet_20_Link">
</text:a>
</text:span>
</text:p>
      <text:p text:style-name="P4">
Coblev is in place a precautionary measure in the form of a collateral of 229 million grams of obligations to wear an electronic bracelet.</text:p>
      <text:p text:style-name="P4">
News Source: <text:a xlink:type="simple" xlink:href="https://www.ukrinform.ua/rubric-economy/3695105-nabu-povtorno-klopotatime-pro-prodovzenna-terminiv-slidstva-u-spravi-koboleva.html" text:style-name="Internet_20_link" text:visited-style-name="Visited_20_Internet_20_Link">
https://www.ukrinform.ua/rubric-economy/3695105-nabu-povtorno-klopotatime-pro-prodovzenna-terminiv-slidstva-u-spravi-koboleva.html</text:a>
</text:p>
      <!--NEWS-->
      <text:h text:style-name="P10" text:outline-level="1">
<text:span text:style-name="T4">
JSC Kupiansk Directio Rusian Army Shelled well, Kamyanka, Poplar, Red First, rarely ...</text:span>
</text:h>
      <text:p text:style-name="P4">
Authors: liveuamap (Language: en)</text:p>
      <text:p text:style-name="P4">
Time: 2023-04-12T-3:19:00</text:p>
      <text:p text:style-name="P4">
Location: Kharkiv (Latitude:49.51875 Longtitude:37.95467)</text:p>
      <text:p text:style-name="P4">
Videos: []</text:p>
      <text:p text:style-name="P4">
Images: []</text:p>
      <text:p text:style-name="P4">
Tags: ["Russia"]</text:p>
      <text:p text:style-name="P4">
Id: 22555560</text:p>
      <!--METADATA-->
      <text:p text:style-name="P4">
At Kupiansk direction Russian army shelled Kolodyazne, Kamyanka, Topoli,Krasne Pershe, Ridkodub, Novomlynsk, Dvorichna, Kindrashivka, Pischane andBerestove of Kharkiv region and Novoselivske of Luhansk region, - GeneralStaff of Armed Forces of Ukraine says in the morning report</text:p>
      <text:p text:style-name="P4">
News Collection Link: <text:a xlink:type="simple" xlink:href="https://liveuamap.com/en/2023/12-april-at-kupiansk-direction-russian-army-shelled-kolodyazne" text:style-name="Internet_20_link" text:visited-style-name="Visited_20_Internet_20_Link">
https://liveuamap.com/en/2023/12-april-at-kupiansk-direction-russian-army-shelled-kolodyazne</text:a>
</text:p>
      <text:p text:style-name="P4">
News Source: <text:a xlink:type="simple" xlink:href="https://t.me/lumsrc/4471" text:style-name="Internet_20_link" text:visited-style-name="Visited_20_Internet_20_Link">
https://t.me/lumsrc/4471</text:a>
</text:p>
      <!--NEWS-->
      <text:h text:style-name="P10" text:outline-level="1">
<text:span text:style-name="T4">
Zelensky: A long history of Russia's impunity must stop</text:span>
</text:h>
      <text:p text:style-name="P4">
Authors: Ukrinform (Person)</text:p>
      <text:p text:style-name="P4">
Publisher: Укринформ (Organization)</text:p>
      <text:p text:style-name="P4">
Published Time: 2023-04-12T-40:54:00+03:00</text:p>
      <text:p text:style-name="P4">
Modified Time: 2023-04-12T21:54:00+03:00</text:p>
      <text:p text:style-name="P4">
Description: President of Ukraine Volodymyr Zelensky called on the world to assist in order to put an end to the long history of the impunity of the Russians for their atrocities, which they continue to do in Ukraine. - Ukrinform.</text:p>
      <text:p text:style-name="P4">
Images: ["<text:a xlink:type="simple" xlink:href="https://static.ukrinform.com/photos/2022_12/thumb_files/630_360_1671070621-277.png" text:style-name="Internet_20_link" text:visited-style-name="Visited_20_Internet_20_Link">
630_360_16710...</text:a>
"]</text:p>
      <text:p text:style-name="P4">
Tags: ['МВФ', 'Світовий банк', 'Зеленський', 'Війна з росією']</text:p>
      <text:p text:style-name="P4">
Type: Article</text:p>
      <!--METADATA-->
      <text:p text:style-name="P4">
<draw:frame draw:style-name="fr1" draw:name="Image42" text:anchor-type="as-char" svg:width="6.9236in" svg:height="3.956343in" draw:z-index="0">
<draw:image xlink:href="../Images/yкринформ/2023-04-12T-40-54-00-03-00/630_360_1671070621-277.png" xlink:type="simple" xlink:show="embed" xlink:actuate="onLoad" draw:mime-type="image/png"/>
</draw:frame>
President of Ukraine Volodymyr Zelensky called on the world to assist in order to put an extreme history of the impunity of the Russians for their atrocities, which they continue to be in Ukraine.</text:p>
      <text:p text:style-name="P4">
He stated this during a roundtable on Wednesday, organized by the IMF, an existence bank in Washington, Ukrinform correspondent reports.</text:p>
      <text:p text:style-name="P4">
“Ukraine will win this war is just a matter of time when <text:a xlink:type="simple" xlink:href="https://www.ukrinform.ua/tag-russian-aggression" text:style-name="Internet_20_link" text:visited-style-name="Visited_20_Internet_20_Link">
</text:a>
The end will come, ”the head of the Ukrainian state announced.</text:p>
      <text:p text:style-name="P4">
He recalled the emergence of new personnel of the brutality of the Russian Federation, where the Russian people have been prevented by prisoners of Ukrainians.</text:p>
      <text:p text:style-name="P4">
“Every time they do something like this, you feel shock, as if for the first time, so, so that the Russians bring, should not be a common thing. The long -made Russian impunity should finally cease, ”the president of Ukraine stressed.</text:p>
      <text:p text:style-name="P4">
<text:span text:style-name="T4">
 Read also: </text:span>
 <text:a xlink:type="simple" xlink:href="https://www.ukrinform.ua/rubric-ato/3694808-zelenskij-pro-stratu-ukrainskogo-voina-ce-video-rosii-akou-vona-e.html" text:style-name="Internet_20_link" text:visited-style-name="Visited_20_Internet_20_Link">
<text:span text:style-name="T4">
 Zelensky </text:span>
</text:a>
He called on the international representatives present at the round table to commemorate the tortured and fallen Ukrainians.</text:p>
      <text:p text:style-name="P4">
The President of Ukraine emphasized that Russian aggression in Ukraine also pursues the purpose of destruction of civil infrastructure, and thousands of and thousands have been destroyed. In this connection, he thanked the partners for their assistance, which they refer to the restoration and reconstruction of Ukraine.</text:p>
      <text:p text:style-name="P4">
At the same time, he urged more efforts to reconstruct Ukraine through the confiscation of Russian assets.</text:p>
      <text:p text:style-name="P4">
"Russia must pay the full price for its aggression," Zelensky emphasized.</text:p>
      <text:p text:style-name="P4">
As reported, there were two videos of Ukrainian defense protection on the Internet.</text:p>
      <text:p text:style-name="P4">
According to CNN, the first video was posted on the pro -Russian channel of Uzozos networks on April 8. It was deliberately removed by the "Wagner" and shows the two -headed bodies of the Ukrainian military, which lie on the ground near the injured military car. The Russian accounts claim that the video was filmed near Bakhmut.</text:p>
      <text:p text:style-name="P4">
The second video, which appeared on Twitter and deliberately blurred, was probably recorded in the summer, given the vegetation in the frame. On it, a Russian boy with a knife is beheaded by the Ukrainian military, who, judging by the voice of Naidideo, was probably alive at the beginning of the massacre.Law enforcement agencies of Ukraine take measures to identify the persons who committed the crime.  <text:span text:style-name="T5">
Foto: op</text:span>
</text:p>
      <text:p text:style-name="P4">
News Source: <text:a xlink:type="simple" xlink:href="https://www.ukrinform.ua/rubric-polytics/3695104-zelenskij-dovga-istoria-bezkarnosti-rosii-povinna-pripinitisa.html" text:style-name="Internet_20_link" text:visited-style-name="Visited_20_Internet_20_Link">
https://www.ukrinform.ua/rubric-polytics/3695104-zelenskij-dovga-istoria-bezkarnosti-rosii-povinna-pripinitisa.html</text:a>
</text:p>
      <!--NEWS-->
      <text:h text:style-name="P10" text:outline-level="1">
<text:span text:style-name="T4">
The Russians per day fired at Sumy region</text:span>
</text:h>
      <text:p text:style-name="P4">
Authors: Ukrinform (Person)</text:p>
      <text:p text:style-name="P4">
Publisher: Укринформ (Organization)</text:p>
      <text:p text:style-name="P4">
Published Time: 2023-04-12T-42:48:00+03:00</text:p>
      <text:p text:style-name="P4">
Modified Time: 2023-04-12T21:48:00+03:00</text:p>
      <text:p text:style-name="P4">
Description: During the day, Russian troops fired at the Sumy Oblast Border Seven times, making 75 hits and destruction.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43" text:anchor-type="as-char" svg:width="6.9236in" svg:height="3.956343in" draw:z-index="0">
<draw:image xlink:href="../Images/yкринформ/2023-04-12T-42-48-00-03-00/630_360_1669987737-966.jpg" xlink:type="simple" xlink:show="embed" xlink:actuate="onLoad" draw:mime-type="image/jpeg"/>
</draw:frame>
During the day, the Russian border was fired at the border of Sumy region during the day, making a total of 75 hits and causing destruction.</text:p>
      <text:p text:style-name="P4">
According to Ukrinform, the Sumy Regional Military Administration reported in <text:a xlink:type="simple" xlink:href="https://t.me/Sumy_news_ODA/15411" text:style-name="Internet_20_link" text:visited-style-name="Visited_20_Internet_20_Link">
</text:a>
.</text:p>
      <text:p text:style-name="P4">
Under hostile <text:a xlink:type="simple" xlink:href="https://www.ukrinform.ua/tag-obstril" text:style-name="Internet_20_link" text:visited-style-name="Visited_20_Internet_20_Link">
</text:a>
On Wednesday, April 12, there were Belopilsk, Novoslobidskaya, Seredi-Buda, Miropil Yesman communities of the region. The invaders were made from mortars, artillery of rocket launchers.</text:p>
      <text:p text:style-name="P4">
In the Esman community as a result of an artillery blow to the enemy(Two hit)Damage was damaged by a gas station.</text:p>
      <text:p text:style-name="P4">
As a result of the Miropil community shelling(Ten hit)Damaged two private households.</text:p>
      <text:p text:style-name="P4">
<text:span text:style-name="T4">
 Read also: </text:span>
 <text:a xlink:type="simple" xlink:href="https://www.ukrinform.ua/rubric-ato/3695072-rosiani-obstrilali-nikopolskij-rajon-cetvero-poranenih.html" text:style-name="Internet_20_link" text:visited-style-name="Visited_20_Internet_20_Link">
<text:span text:style-name="T4">
 firing </text:span>
</text:a>
"According to the military, no enemy offensive groups near the state border have been identified," the editor -in -chief was added.</text:p>
      <text:p text:style-name="P4">
According to Ukrinform, on April 11, Russian servicemen fired at the border communities of Sumy region, causing a number of destruction.</text:p>
      <text:p text:style-name="P4">
News Source: <text:a xlink:type="simple" xlink:href="https://www.ukrinform.ua/rubric-ato/3695100-rosiani-za-dobu-sim-raziv-obstrilali-sumsinu.html" text:style-name="Internet_20_link" text:visited-style-name="Visited_20_Internet_20_Link">
https://www.ukrinform.ua/rubric-ato/3695100-rosiani-za-dobu-sim-raziv-obstrilali-sumsinu.html</text:a>
</text:p>
      <!--NEWS-->
      <text:h text:style-name="P10" text:outline-level="1">
<text:span text:style-name="T4">
"Zhitichi" gave way to the "Jaracade" at the start of the finals for the "bronze" of volleyball superliga</text:span>
</text:h>
      <text:p text:style-name="P4">
Authors: Ukrinform (Person)</text:p>
      <text:p text:style-name="P4">
Publisher: Укринформ (Organization)</text:p>
      <text:p text:style-name="P4">
Published Time: 2023-04-12T-44:42:39+03:00</text:p>
      <text:p text:style-name="P4">
Modified Time: 2023-04-12T21:42:39+03:00</text:p>
      <text:p text:style-name="P4">
Description: The bronze awards of the Super League of Ukraine for volleyball season 2022/23 play Zhytomyr Zhytomyr Zhytomyr-Polissya and VSC "Law Academy" from Kharkiv. - Ukrinform.</text:p>
      <text:p text:style-name="P4">
Images: ["<text:a xlink:type="simple" xlink:href="https://static.ukrinform.com/photos/2023_04/thumb_files/630_360_1681324888-896.jpg" text:style-name="Internet_20_link" text:visited-style-name="Visited_20_Internet_20_Link">
630_360_16813...</text:a>
"]</text:p>
      <text:p text:style-name="P4">
Tags: ['Волейбол']</text:p>
      <text:p text:style-name="P4">
Type: Article</text:p>
      <!--METADATA-->
      <text:p text:style-name="P4">
<draw:frame draw:style-name="fr1" draw:name="Image44" text:anchor-type="as-char" svg:width="6.9236in" svg:height="3.956343in" draw:z-index="0">
<draw:image xlink:href="../Images/yкринформ/2023-04-12T-44-42-39-03-00/630_360_1681324888-896.jpg" xlink:type="simple" xlink:show="embed" xlink:actuate="onLoad" draw:mime-type="image/jpeg"/>
</draw:frame>
Bronzovinagoroda Super League of Ukraine on Volleyball season 2022/23 play Zhytomyr Zhytomyr Zhytomyr-Polissya and VSC "Law Academy" from Kharkiv.</text:p>
      <text:p text:style-name="P4">
In the first match of the series up to two victories, the Zhytomyr team was defeated(25:19, 23:25, 19:25, 20:25), reports Ukrinform.</text:p>
      <text:p text:style-name="P4">
The next match of the "bronze" series will take place on April 14.</text:p>
      <text:p text:style-name="P4">
As reported by Ukrinform, the owners of "Golden" Superliga are determined by the Prometheus from the Dnieper and the Epicenter-Podolyany from Gorodok, Khmelnytsky region.</text:p>
      <text:p text:style-name="P4">
<text:span text:style-name="T4">
 Read also: </text:span>
 <text:a xlink:type="simple" xlink:href="https://www.ukrinform.ua/rubric-sports/3694628-epicentrpodolani-obigrali-prometej-na-starti-finalu-superligi-ukraini-z-volejbolu.html" text:style-name="Internet_20_link" text:visited-style-name="Visited_20_Internet_20_Link">
<text:span text:style-name="T4">
 volleyball </text:span>
</text:a>
In the first match "Epicenter -Podolyany" won a volitional victory over Prometheus -3: 1(18:25, 25:21, 25:23, 25:18).</text:p>
      <text:p text:style-name="P4">
<text:span text:style-name="T4">
Читайте також:</text:span>
 <text:a xlink:type="simple" xlink:href="https://www.ukrinform.ua/rubric-sports/3693098-prometej-cempion-ukraini-z-volejbolu.html" text:style-name="Internet_20_link" text:visited-style-name="Visited_20_Internet_20_Link">
 <text:span text:style-name="T4">
волейбол</text:span>
 </text:a>
We will remind, the winners of the women's superliga were the volleyball players "Prometheus" of the Dnieper region, who in the finals were overcome by the club "Charles-Medunover-SchVSM" from Vinnitsa.</text:p>
      <text:p text:style-name="P4">
Photo: pvlu.org.</text:p>
      <text:p text:style-name="P4">
News Source: <text:a xlink:type="simple" xlink:href="https://www.ukrinform.ua/rubric-sports/3695099-zitici-postupilisa-urakademii-na-starti-finalu-za-bronzu-volejbolnoi-superligi.html" text:style-name="Internet_20_link" text:visited-style-name="Visited_20_Internet_20_Link">
https://www.ukrinform.ua/rubric-sports/3695099-zitici-postupilisa-urakademii-na-starti-finalu-za-bronzu-volejbolnoi-superligi.html</text:a>
</text:p>
      <!--NEWS-->
      <text:h text:style-name="P10" text:outline-level="1">
<text:span text:style-name="T4">
The World Bank provides Ukraine with $ 200 million for energy recovery</text:span>
</text:h>
      <text:p text:style-name="P4">
Authors: Ukrinform (Person)</text:p>
      <text:p text:style-name="P4">
Publisher: Укринформ (Organization)</text:p>
      <text:p text:style-name="P4">
Published Time: 2023-04-12T-46:35:00+03:00</text:p>
      <text:p text:style-name="P4">
Modified Time: 2023-04-12T21:35:00+03:00</text:p>
      <text:p text:style-name="P4">
Description: The World Bank allocates additional $ 200 million to Ukraine for energy recovery. - Ukrinform.</text:p>
      <text:p text:style-name="P4">
Images: ["<text:a xlink:type="simple" xlink:href="https://static.ukrinform.com/photos/2023_04/thumb_files/630_360_1681324649-804.jpg" text:style-name="Internet_20_link" text:visited-style-name="Visited_20_Internet_20_Link">
630_360_16813...</text:a>
", "<text:a xlink:type="simple" xlink:href="https://static.ukrinform.com/photos/2023_04/thumb_files/630_360_1681324937-1125.jpeg" text:style-name="Internet_20_link" text:visited-style-name="Visited_20_Internet_20_Link">
630_360_16813...</text:a>
", "<text:a xlink:type="simple" xlink:href="https://static.ukrinform.com/photos/2023_04/thumb_files/630_360_1681324937-8195.jpeg" text:style-name="Internet_20_link" text:visited-style-name="Visited_20_Internet_20_Link">
630_360_16813...</text:a>
", "<text:a xlink:type="simple" xlink:href="https://static.ukrinform.com/photos/2023_04/thumb_files/630_360_1681324937-5505.jpeg" text:style-name="Internet_20_link" text:visited-style-name="Visited_20_Internet_20_Link">
630_360_16813...</text:a>
", "<text:a xlink:type="simple" xlink:href="https://static.ukrinform.com/photos/2023_04/thumb_files/630_360_1681324937-4759.jpeg" text:style-name="Internet_20_link" text:visited-style-name="Visited_20_Internet_20_Link">
630_360_16813...</text:a>
", "<text:a xlink:type="simple" xlink:href="https://static.ukrinform.com/photos/2023_04/thumb_files/630_360_1681324937-4536.jpeg" text:style-name="Internet_20_link" text:visited-style-name="Visited_20_Internet_20_Link">
630_360_16813...</text:a>
", "<text:a xlink:type="simple" xlink:href="https://static.ukrinform.com/photos/2023_04/thumb_files/630_360_1681324938-4356.jpeg" text:style-name="Internet_20_link" text:visited-style-name="Visited_20_Internet_20_Link">
630_360_16813...</text:a>
", "<text:a xlink:type="simple" xlink:href="https://static.ukrinform.com/photos/2023_04/thumb_files/630_360_1681324938-3491.jpeg" text:style-name="Internet_20_link" text:visited-style-name="Visited_20_Internet_20_Link">
630_360_16813...</text:a>
"]</text:p>
      <text:p text:style-name="P4">
Tags: ['Енергетика', 'Світовий банк', 'Шмигаль']</text:p>
      <text:p text:style-name="P4">
Type: Article</text:p>
      <!--METADATA-->
      <text:p text:style-name="P4">
<draw:frame draw:style-name="fr1" draw:name="Image45" text:anchor-type="as-char" svg:width="6.9236in" svg:height="3.956343in" draw:z-index="0">
<draw:image xlink:href="../Images/yкринформ/2023-04-12T-46-35-00-03-00/630_360_1681324649-804.jpg" xlink:type="simple" xlink:show="embed" xlink:actuate="onLoad" draw:mime-type="image/jpeg"/>
</draw:frame>
The World Bank allocates additional $ 200 million to Ukraine for energy recovery.</text:p>
      <text:p text:style-name="P4">
Prime Minister of Ukraine Denis Schmigal signed an agreement in Washington by the World Bank by Anna Bierde, the head of the Ukrainian law in <text:a xlink:type="simple" xlink:href="https://t.me/Denys_Smyhal/4958" text:style-name="Internet_20_link" text:visited-style-name="Visited_20_Internet_20_Link">
</text:a>
.</text:p>
      <text:p text:style-name="P4">
“Attracted from <text:a xlink:type="simple" xlink:href="https://www.ukrinform.ua/tag-svitovij-bank" text:style-name="Internet_20_link" text:visited-style-name="Visited_20_Internet_20_Link">
</text:a>
The funds will be directed to the reconstruction of power grids and heat supply systems in Kyiv, Kharkiv, Nikolaev, Sumy and cities of Chernihiv region, ”he said.</text:p>
      <text:p text:style-name="P4">
<draw:frame draw:style-name="fr1" draw:name="Image46" text:anchor-type="as-char" svg:width="6.9236in" svg:height="3.956343in" draw:z-index="0">
<draw:image xlink:href="../Images/yкринформ/2023-04-12T-46-35-00-03-00/630_360_1681324937-1125.jpeg" xlink:type="simple" xlink:show="embed" xlink:actuate="onLoad" draw:mime-type="image/jpeg"/>
</draw:frame>
Prime Minister of Ukraine Denis Shmigal signed in Washington an agreement by the World Bank by Anna Bierde / Photo: Denis Shmigal <text:a xlink:type="simple" xlink:href="https://static.ukrinform.com/photos/2023_04/1681324937-1125.jpeg" text:style-name="Internet_20_link" text:visited-style-name="Visited_20_Internet_20_Link">
<draw:frame draw:style-name="fr1" draw:name="Image47" text:anchor-type="as-char" svg:width="6.9236in" svg:height="3.956343in" draw:z-index="0">
<draw:image xlink:href="../Images/yкринформ/2023-04-12T-46-35-00-03-00/630_360_1681324937-1125.jpeg" xlink:type="simple" xlink:show="embed" xlink:actuate="onLoad" draw:mime-type="image/jpeg"/>
</draw:frame>
</text:a>
 <text:a xlink:type="simple" xlink:href="https://static.ukrinform.com/photos/2023_04/1681324937-8195.jpeg" text:style-name="Internet_20_link" text:visited-style-name="Visited_20_Internet_20_Link">
<draw:frame draw:style-name="fr1" draw:name="Image48" text:anchor-type="as-char" svg:width="6.9236in" svg:height="3.956343in" draw:z-index="0">
<draw:image xlink:href="../Images/yкринформ/2023-04-12T-46-35-00-03-00/630_360_1681324937-8195.jpeg" xlink:type="simple" xlink:show="embed" xlink:actuate="onLoad" draw:mime-type="image/jpeg"/>
</draw:frame>
</text:a>
 <text:a xlink:type="simple" xlink:href="https://static.ukrinform.com/photos/2023_04/1681324937-5505.jpeg" text:style-name="Internet_20_link" text:visited-style-name="Visited_20_Internet_20_Link">
<draw:frame draw:style-name="fr1" draw:name="Image49" text:anchor-type="as-char" svg:width="6.9236in" svg:height="3.956343in" draw:z-index="0">
<draw:image xlink:href="../Images/yкринформ/2023-04-12T-46-35-00-03-00/630_360_1681324937-5505.jpeg" xlink:type="simple" xlink:show="embed" xlink:actuate="onLoad" draw:mime-type="image/jpeg"/>
</draw:frame>
</text:a>
 <text:a xlink:type="simple" xlink:href="https://static.ukrinform.com/photos/2023_04/1681324937-4759.jpeg" text:style-name="Internet_20_link" text:visited-style-name="Visited_20_Internet_20_Link">
<draw:frame draw:style-name="fr1" draw:name="Image50" text:anchor-type="as-char" svg:width="6.9236in" svg:height="3.956343in" draw:z-index="0">
<draw:image xlink:href="../Images/yкринформ/2023-04-12T-46-35-00-03-00/630_360_1681324937-4759.jpeg" xlink:type="simple" xlink:show="embed" xlink:actuate="onLoad" draw:mime-type="image/jpeg"/>
</draw:frame>
</text:a>
 <text:a xlink:type="simple" xlink:href="https://static.ukrinform.com/photos/2023_04/1681324937-4536.jpeg" text:style-name="Internet_20_link" text:visited-style-name="Visited_20_Internet_20_Link">
<draw:frame draw:style-name="fr1" draw:name="Image51" text:anchor-type="as-char" svg:width="6.9236in" svg:height="3.956343in" draw:z-index="0">
<draw:image xlink:href="../Images/yкринформ/2023-04-12T-46-35-00-03-00/630_360_1681324937-4536.jpeg" xlink:type="simple" xlink:show="embed" xlink:actuate="onLoad" draw:mime-type="image/jpeg"/>
</draw:frame>
</text:a>
 <text:a xlink:type="simple" xlink:href="https://static.ukrinform.com/photos/2023_04/1681324938-4356.jpeg" text:style-name="Internet_20_link" text:visited-style-name="Visited_20_Internet_20_Link">
<draw:frame draw:style-name="fr1" draw:name="Image52" text:anchor-type="as-char" svg:width="6.9236in" svg:height="3.956343in" draw:z-index="0">
<draw:image xlink:href="../Images/yкринформ/2023-04-12T-46-35-00-03-00/630_360_1681324938-4356.jpeg" xlink:type="simple" xlink:show="embed" xlink:actuate="onLoad" draw:mime-type="image/jpeg"/>
</draw:frame>
</text:a>
 <text:a xlink:type="simple" xlink:href="https://static.ukrinform.com/photos/2023_04/1681324938-3491.jpeg" text:style-name="Internet_20_link" text:visited-style-name="Visited_20_Internet_20_Link">
<draw:frame draw:style-name="fr1" draw:name="Image53" text:anchor-type="as-char" svg:width="6.9236in" svg:height="3.956343in" draw:z-index="0">
<draw:image xlink:href="../Images/yкринформ/2023-04-12T-46-35-00-03-00/630_360_1681324938-3491.jpeg" xlink:type="simple" xlink:show="embed" xlink:actuate="onLoad" draw:mime-type="image/jpeg"/>
</draw:frame>
</text:a>
In meeting with World Bank representatives, the Head of Government is also discussed by an interagency donor coordination platform(Financial Rostein).</text:p>
      <text:p text:style-name="P4">
"Спільно зі Світовим банком готуємо до реалізації і проєкт страхування воєннихризиків для іноземних інвестицій. Це ключовий інструмент, аби залучити ціінвестиції вже зараз, не чекаючи завершення війни", — зауважив Прем'єр.</text:p>
      <text:p text:style-name="P4">
<text:span text:style-name="T4">
Читайте також:</text:span>
 <text:a xlink:type="simple" xlink:href="https://www.ukrinform.ua/rubric-economy/3694693-kostiv-donoriv-vistacit-ukraini-do-kinca-roku-minfin-ssa.html" text:style-name="Internet_20_link" text:visited-style-name="Visited_20_Internet_20_Link">
 </text:a>
He thanked the partners from the World Bank for the support of Ukraine and the renewal program, which will become the largest project of reconstruction in Europe since the Second World War.<text:span text:style-name="T5">
Foto: Denis Schmigal/Telegram</text:span>
</text:p>
      <text:p text:style-name="P4">
News Source: <text:a xlink:type="simple" xlink:href="https://www.ukrinform.ua/rubric-economy/3695097-svitovij-bank-nadae-ukraini-200-miljoniv-na-vidnovlenna-energetiki.html" text:style-name="Internet_20_link" text:visited-style-name="Visited_20_Internet_20_Link">
https://www.ukrinform.ua/rubric-economy/3695097-svitovij-bank-nadae-ukraini-200-miljoniv-na-vidnovlenna-energetiki.html</text:a>
</text:p>
      <!--NEWS-->
      <text:h text:style-name="P10" text:outline-level="1">
<text:span text:style-name="T4">
Hungary's position on Sweden's membership annoying allies in NATO - Politico</text:span>
</text:h>
      <text:p text:style-name="P4">
Authors: Ukrinform (Person)</text:p>
      <text:p text:style-name="P4">
Publisher: Укринформ (Organization)</text:p>
      <text:p text:style-name="P4">
Published Time: 2023-04-12T-48:30:00+03:00</text:p>
      <text:p text:style-name="P4">
Modified Time: 2023-04-12T21:30:00+03:00</text:p>
      <text:p text:style-name="P4">
Description: Hungary's blocking Sweden's application for joining NATO is surprising and annoying Western officials. - Ukrinform.</text:p>
      <text:p text:style-name="P4">
Images: ["<text:a xlink:type="simple" xlink:href="https://static.ukrinform.com/photos/2020_05/thumb_files/630_360_1589214027-326.jpg" text:style-name="Internet_20_link" text:visited-style-name="Visited_20_Internet_20_Link">
630_360_15892...</text:a>
"]</text:p>
      <text:p text:style-name="P4">
Tags: ['НАТО', 'Швеція', 'Угорщина']</text:p>
      <text:p text:style-name="P4">
Type: Article</text:p>
      <!--METADATA-->
      <text:p text:style-name="P4">
<draw:frame draw:style-name="fr1" draw:name="Image54" text:anchor-type="as-char" svg:width="6.9236in" svg:height="3.956343in" draw:z-index="0">
<draw:image xlink:href="../Images/yкринформ/2023-04-12T-48-30-00-03-00/630_360_1589214027-326.jpg" xlink:type="simple" xlink:show="embed" xlink:actuate="onLoad" draw:mime-type="image/jpeg"/>
</draw:frame>
Hungary blocking Sweden's application for joining NATO is amazing and annoying Western officials.</text:p>
      <text:p text:style-name="P4">
As Ukrinform reports, it writes <text:a xlink:type="simple" xlink:href="https://www.politico.eu/article/hungary-nato-sweden-bid-accession-block-democracy-viktor-orban/" text:style-name="Internet_20_link" text:visited-style-name="Visited_20_Internet_20_Link">
</text:a>
.</text:p>
      <text:p text:style-name="P4">
Parliament <text:a xlink:type="simple" xlink:href="https://www.ukrinform.ua/tag-ugorsina" text:style-name="Internet_20_link" text:visited-style-name="Visited_20_Internet_20_Link">
</text:a>
does not support the application, as Stockholm has previously criticized the situation with democracy in the country. In the backstage, officials and experts say that, in addition to internal political settlements, this position of Budapest is connected with his links with Ankara Tamoskva.</text:p>
      <text:p text:style-name="P4">
The publication notes that Western allies perceive Hungary Prime Minister Orban much less seriously than Turkish President Recep Taipaerdogan. In addition, it is difficult for allies to understand the rhetoric of Hungary, which is constantly changing.</text:p>
      <text:p text:style-name="P4">
There is a "zero understanding" of Budapest's position on Sweden's membership in NATO, said a high -ranking European diplomat, who spoke on the conditions of Annoym.</text:p>
      <text:p text:style-name="P4">
At the same time, the newspaper notes, while many NATO members consider the Outsider in NATO, Hungary sees an ally and an example for a consequence.</text:p>
      <text:p text:style-name="P4">
"I think Orban believes deeply in the decline of the West. Since Hungary has been fulfilled for the Eastern and southern undemocratic countries, the relations of the gut are extremely important," said Peter Kreko, Director Budapetsti Institute of Political Capital.</text:p>
      <text:p text:style-name="P4">
As it was reported, the office of the Prime Minister of Hungary Viktor Orban stated that two-way relations between Hungary and Sweden are low.</text:p>
      <text:p text:style-name="P4">
<text:span text:style-name="T4">
 Read also: </text:span>
 <text:a xlink:type="simple" xlink:href="https://www.ukrinform.ua/rubric-polytics/3695059-reznikov-sprostuvav-naavnist-vijsk-nato-v-ukraini.html" text:style-name="Internet_20_link" text:visited-style-name="Visited_20_Internet_20_Link">
<text:span text:style-name="T4">
 NATO </text:span>
</text:a>
After the commencement of a full -scale Russian invasion of Ukraine, neutrals and Finland applied for NATO joining. During the Madrid Samite in June 2022, the countries were invited to join the Alliance of all 30 members. At the same time, a tripartite memorandum was signed in Madrid to reflect Turkey's concern for terrorism in Finland in Sweden.</text:p>
      <text:p text:style-name="P4">
Sweden Prime Minister ULF Kristerson said he would ask Hungary to explain why she would delay the ratification of the Swedish application by NATO.On April 4, Brussels took place on April 4, the official transfer ceremony of Finland to NATO.</text:p>
      <text:p text:style-name="P4">
News Source: <text:a xlink:type="simple" xlink:href="https://www.ukrinform.ua/rubric-world/3695095-pozicia-ugorsini-sodo-clenstva-svecii-dratue-souznikiv-u-nato-politico.html" text:style-name="Internet_20_link" text:visited-style-name="Visited_20_Internet_20_Link">
https://www.ukrinform.ua/rubric-world/3695095-pozicia-ugorsini-sodo-clenstva-svecii-dratue-souznikiv-u-nato-politico.html</text:a>
</text:p>
      <!--NEWS-->
      <text:h text:style-name="P10" text:outline-level="1">
<text:span text:style-name="T4">
Danilov: Institutions related to Moscow will not work in the territory of Ukraine</text:span>
</text:h>
      <text:p text:style-name="P4">
Authors: Ukrinform (Person)</text:p>
      <text:p text:style-name="P4">
Publisher: Укринформ (Organization)</text:p>
      <text:p text:style-name="P4">
Published Time: 2023-04-12T-50:28:00+03:00</text:p>
      <text:p text:style-name="P4">
Modified Time: 2023-04-12T21:28:00+03:00</text:p>
      <text:p text:style-name="P4">
Description: The state will treat all religions and institutions registered in our country, equally, but institutions that are relevant to Moscow cannot and will not work in Ukraine. - Ukrinform.</text:p>
      <text:p text:style-name="P4">
Images: ["<text:a xlink:type="simple" xlink:href="https://static.ukrinform.com/photos/2023_03/thumb_files/630_360_1677827515-830.jpg" text:style-name="Internet_20_link" text:visited-style-name="Visited_20_Internet_20_Link">
630_360_16778...</text:a>
"]</text:p>
      <text:p text:style-name="P4">
Tags: ['Церква', 'РНБО', 'УПЦ МП', 'Агресія РФ', 'росія', 'Данілов', 'Війна з росією', 'Єдині новини']</text:p>
      <text:p text:style-name="P4">
Type: Article</text:p>
      <!--METADATA-->
      <text:p text:style-name="P4">
<draw:frame draw:style-name="fr1" draw:name="Image55" text:anchor-type="as-char" svg:width="6.9236in" svg:height="3.956343in" draw:z-index="0">
<draw:image xlink:href="../Images/yкринформ/2023-04-12T-50-28-00-03-00/630_360_1677827515-830.jpg" xlink:type="simple" xlink:show="embed" xlink:actuate="onLoad" draw:mime-type="image/jpeg"/>
</draw:frame>
State to treat all religions and institutions registered in the territory of Ukraine, but the institutions that are relevant to Moscow will not and will not work in Ukraine.</text:p>
      <text:p text:style-name="P4">
The Secretary of the National Security and Defense of Ukraine Alexei Danilov said this on the broadcasting of the Unified News.</text:p>
      <text:p text:style-name="P4">
“I wanted to note that now people who are believers, Holy Week, and this week I would not advise anyone to take any aggressive actions in relation to the state, in relation to other citizens, and to refrain from any activa precise behavior. The state will treat all religions, institutions, which are officially registered in our country, the same. We will not have someone we love or do not love. This is not the state of the state. Anyone can choose a church where he can walk, but what relates to registration documents - all institutions, and does not matter - these are church or some others that are related to Moscow, have some connections with them - they cannot work in the territory of our countries. Moreover, they will not work here, ”Danilov emphasized.</text:p>
      <text:p text:style-name="P4">
<text:span text:style-name="T4">
 Read also: </text:span>
 <text:span text:style-name="T4">
 <text:a xlink:type="simple" xlink:href="https://www.ukrinform.ua/rubric-ato/3695075-danilov-pro-video-zi-stratou-ukrainskogo-vijskovogo-znajti-neludiv-e-spravou-cesti.html" text:style-name="Internet_20_link" text:visited-style-name="Visited_20_Internet_20_Link">
</text:a>
</text:span>
</text:p>
      <text:p text:style-name="P4">
He said that "it does not apply to believers who believe in God who pray, it has no attitude to them."</text:p>
      <text:p text:style-name="P4">
“And those people who are related to Moscow and have joint documentation or in joint institutions are directly related. They have to stop these joint contacts, in accordance with the regulatory documents, the statutory documents that are in the institutions, and then there will be no issues. But by this time they do not want to do it. We will see how all will be. I emphasize once again - the state will calmly fulfill the functions of the state, the laws of our country in the territory of our country will be binding for all citizens of our country, ”the NSDC secretary emphasized.</text:p>
      <text:p text:style-name="P4">
<text:span text:style-name="T4">
 Read also: </text:span>
 <text:span text:style-name="T4">
 <text:a xlink:type="simple" xlink:href="https://www.ukrinform.ua/rubric-polytics/3694923-svit-otrimae-vijnu-z-cetvertim-rejhom-akso-obere-ganebnij-mir-z-rf-danilov.html" text:style-name="Internet_20_link" text:visited-style-name="Visited_20_Internet_20_Link">
</text:a>
 </text:span>
</text:p>
      <text:p text:style-name="P4">
News Source: <text:a xlink:type="simple" xlink:href="https://www.ukrinform.ua/rubric-society/3695094-danilov-institucii-aki-maut-vidnosenna-do-moskvi-ne-pracuvatimut-na-teritorii-ukraini.html" text:style-name="Internet_20_link" text:visited-style-name="Visited_20_Internet_20_Link">
https://www.ukrinform.ua/rubric-society/3695094-danilov-institucii-aki-maut-vidnosenna-do-moskvi-ne-pracuvatimut-na-teritorii-ukraini.html</text:a>
</text:p>
      <!--NEWS-->
      <text:h text:style-name="P10" text:outline-level="1">
<text:span text:style-name="T4">
Turkey began to supply natural gas to Bulgaria</text:span>
</text:h>
      <text:p text:style-name="P4">
Authors: Ukrinform (Person)</text:p>
      <text:p text:style-name="P4">
Publisher: Укринформ (Organization)</text:p>
      <text:p text:style-name="P4">
Published Time: 2023-04-12T-52:20:00+03:00</text:p>
      <text:p text:style-name="P4">
Modified Time: 2023-04-12T21:20:00+03:00</text:p>
      <text:p text:style-name="P4">
Description: Today, the supply of natural gas from Turkey to Bulgaria was started in accordance with the agreement signed in early January this year. - Ukrinform.</text:p>
      <text:p text:style-name="P4">
Images: ["<text:a xlink:type="simple" xlink:href="https://static.ukrinform.com/photos/2023_04/thumb_files/630_360_1681323422-249.jpg" text:style-name="Internet_20_link" text:visited-style-name="Visited_20_Internet_20_Link">
630_360_16813...</text:a>
", "<text:a xlink:type="simple" xlink:href="https://static.ukrinform.com/photos/2023_04/1681323422-132.jpg" text:style-name="Internet_20_link" text:visited-style-name="Visited_20_Internet_20_Link">
1681323422-13...</text:a>
", "<text:a xlink:type="simple" xlink:href="https://static.ukrinform.com/photos/2023_04/1681323422-505.jpeg" text:style-name="Internet_20_link" text:visited-style-name="Visited_20_Internet_20_Link">
1681323422-50...</text:a>
", "<text:a xlink:type="simple" xlink:href="https://static.ukrinform.com/photos/2023_04/1681323421-672.jpg" text:style-name="Internet_20_link" text:visited-style-name="Visited_20_Internet_20_Link">
1681323421-67...</text:a>
"]</text:p>
      <text:p text:style-name="P4">
Tags: ['Болгарія', 'Газ', 'Туреччина']</text:p>
      <text:p text:style-name="P4">
Type: Article</text:p>
      <!--METADATA-->
      <text:p text:style-name="P4">
<draw:frame draw:style-name="fr1" draw:name="Image56" text:anchor-type="as-char" svg:width="6.9236in" svg:height="3.956343in" draw:z-index="0">
<draw:image xlink:href="../Images/yкринформ/2023-04-12T-52-20-00-03-00/630_360_1681323422-249.jpg" xlink:type="simple" xlink:show="embed" xlink:actuate="onLoad" draw:mime-type="image/jpeg"/>
</draw:frame>
Today, the supply of natural gas from Turkey to Bulgaria was started in accordance with the day of January this year.</text:p>
      <text:p text:style-name="P4">
About it reports Ukrinform with reference to the Turkish gas and oil-conducting company Botaş in <text:a xlink:type="simple" xlink:href="https://www.botas.gov.tr/Icerik/turkiyeden-bulgaristana-doga/774" text:style-name="Internet_20_link" text:visited-style-name="Visited_20_Internet_20_Link">
</text:a>
.</text:p>
      <text:p text:style-name="P4">
“This cooperation is of great importance to <text:a xlink:type="simple" xlink:href="https://www.ukrinform.ua/tag-energetika" text:style-name="Internet_20_link" text:visited-style-name="Visited_20_Internet_20_Link">
</text:a>
Bulgaria's safety. This is important not only for Bulgaria, but for all south-east and central Europe. We see Turkey as a reliable partner and we will definitely expand our cooperation, ”said Vacemonia with gas starting on the Turkish PPG -terminal Marmara Ereğlisi Bulgaria Khristov Minister of Energy.</text:p>
      <text:p text:style-name="P4">
<draw:frame draw:style-name="fr1" draw:name="Image57" text:anchor-type="as-char" svg:width="6.9236in" svg:height="5.198195in" draw:z-index="0">
<draw:image xlink:href="../Images/yкринформ/2023-04-12T-52-20-00-03-00/1681323422-132.jpg" xlink:type="simple" xlink:show="embed" xlink:actuate="onLoad" draw:mime-type="image/jpeg"/>
</draw:frame>
The agreement was signed on January 3, 2023, it provides for transportation of 1.5 billion cubic meters of gas per year for 13 years.</text:p>
      <text:p text:style-name="P4">
<draw:frame draw:style-name="fr1" draw:name="Image58" text:anchor-type="as-char" svg:width="6.9236in" svg:height="5.198195in" draw:z-index="0">
<draw:image xlink:href="../Images/yкринформ/2023-04-12T-52-20-00-03-00/1681323422-505.jpeg" xlink:type="simple" xlink:show="embed" xlink:actuate="onLoad" draw:mime-type="image/jpeg"/>
</draw:frame>
“Today's delivery will be approximately 55 million cubic meters, but the alem will have a total of 1.5 billion cubic meters per year. This power can develop in the direction of increasing volumes with increasing demand. Technically, there is such an opportunity, ”said the CEO of Botaşburhan Ozjan at the ceremony.</text:p>
      <text:p text:style-name="P4">
<draw:frame draw:style-name="fr1" draw:name="Image59" text:anchor-type="as-char" svg:width="6.9236in" svg:height="4.297028in" draw:z-index="0">
<draw:image xlink:href="../Images/yкринформ/2023-04-12T-52-20-00-03-00/1681323421-672.jpg" xlink:type="simple" xlink:show="embed" xlink:actuate="onLoad" draw:mime-type="image/jpeg"/>
</draw:frame>
According to him, the volume of PPG-gas coming to Turkey, at the present, is 161 million cubic meters per day, which is tantamount to 50 billion cubic meters of natural gas per year.</text:p>
      <text:p text:style-name="P4">
<text:span text:style-name="T4">
 Read also: </text:span>
 <text:a xlink:type="simple" xlink:href="https://www.ukrinform.ua/rubric-economy/3695063-niderlandi-planuut-pripiniti-import-rosijskogo-skraplenogo-gazu.html" text:style-name="Internet_20_link" text:visited-style-name="Visited_20_Internet_20_Link">
<text:span text:style-name="T4">
 gas </text:span>
</text:a>
</text:p>
      <text:p text:style-name="P4">
Як повідомляв Укрінформ, у грудні на північному заході Туреччини відкрили новучергу підземних газосховищ, що зробило Сіліврійське сховище найбільшим уЄвропі з об’ємом 4,6 мільярда кубічних метрів.</text:p>
      <text:p text:style-name="P4">
<text:span text:style-name="T5">
Фото: www.botas.gov.tr</text:span>
</text:p>
      <text:p text:style-name="P4">
News Source: <text:a xlink:type="simple" xlink:href="https://www.ukrinform.ua/rubric-economy/3695093-tureccina-pocala-postacati-prirodnij-gaz-u-bolgariu.html" text:style-name="Internet_20_link" text:visited-style-name="Visited_20_Internet_20_Link">
https://www.ukrinform.ua/rubric-economy/3695093-tureccina-pocala-postacati-prirodnij-gaz-u-bolgariu.html</text:a>
</text:p>
      <!--NEWS-->
      <text:h text:style-name="P10" text:outline-level="1">
<text:span text:style-name="T4">
In Poland told when 116 Abrams tanks will be received</text:span>
</text:h>
      <text:p text:style-name="P4">
Authors: Ukrinform (Person)</text:p>
      <text:p text:style-name="P4">
Publisher: Укринформ (Organization)</text:p>
      <text:p text:style-name="P4">
Published Time: 2023-04-12T-54:13:00+03:00</text:p>
      <text:p text:style-name="P4">
Modified Time: 2023-04-12T21:13:00+03:00</text:p>
      <text:p text:style-name="P4">
Description: To Poland, 116 Abrams M1a1 tanks of the older generation that Warsaw purchased in the United States will be delivered by three parties by the end of this year. - Ukrinform.</text:p>
      <text:p text:style-name="P4">
Images: ["<text:a xlink:type="simple" xlink:href="https://static.ukrinform.com/photos/2016_03/thumb_files/630_360_1459395029-2600-abrams-ssa-tank-foto-nuinanet.jpg" text:style-name="Internet_20_link" text:visited-style-name="Visited_20_Internet_20_Link">
630_360_14593...</text:a>
"]</text:p>
      <text:p text:style-name="P4">
Tags: ['Польща', 'США', 'Танк', 'Abrams ']</text:p>
      <text:p text:style-name="P4">
Type: Article</text:p>
      <!--METADATA-->
      <text:p text:style-name="P4">
<draw:frame draw:style-name="fr1" draw:name="Image60" text:anchor-type="as-char" svg:width="6.9236in" svg:height="3.956343in" draw:z-index="0">
<draw:image xlink:href="../Images/yкринформ/2023-04-12T-54-13-00-03-00/630_360_1459395029-2600-abrams-ssa-tank-foto-nuinanet.jpg" xlink:type="simple" xlink:show="embed" xlink:actuate="onLoad" draw:mime-type="image/jpeg"/>
</draw:frame>
To Poland, 116 Tanks Abrams M1a1 of the senior generation, which Warsaw has purchased in the United States last year, will be delivered by three parties by the end of the year.</text:p>
      <text:p text:style-name="P4">
About it during a briefing for the media at the Nova Dembe landfill(Near the border of Zokraina)where Polish-American exercises are taking place Abrams, the Land Forces Inspector at the General Command General of the Polish Armed Forces Matsei Yablonsky said, Ukrinform correspondent reports.</text:p>
      <text:p text:style-name="P4">
According to the Polish General, the first 14 tanks are ready for the departure of IDs and even before the end of the first half of the year will be adopted by the 1st Warsaw Browning Brigade of the Armed Forces <text:a xlink:type="simple" xlink:href="https://www.ukrinform.ua/tag-polsa" text:style-name="Internet_20_link" text:visited-style-name="Visited_20_Internet_20_Link">
</text:a>
. The second-party tanks of 42 units will be delivered to Poland at the end of September-early September and they will also be armed with the 1-Ivarshav armored brownie. Instead, the third party of 60 tanks will get to Poland at the end of December, and in early February 2024 it will be assigned to the 19th Mechanized Brigade in Zhuravykinzene Przemysl.</text:p>
      <text:p text:style-name="P4">
<text:span text:style-name="T4">
 Read also: </text:span>
 <text:a xlink:type="simple" xlink:href="https://www.ukrinform.ua/rubric-ato/3691644-navcanna-vijskovih-zsu-na-tankah-abrams-u-pentagoni-nazvali-priblizni-stroki.html" text:style-name="Internet_20_link" text:visited-style-name="Visited_20_Internet_20_Link">
<text:span text:style-name="T4">
 ABRAMS </text:span>
</text:a>
Yablonsky reported that the supply of 116 tanks Abrams M1a1 will not affect the terms of the main order - 250 new Abrams M1A2 tanks for the Polish army. In words, two battalions of these tanks will enter Poland in 2025, the generous others-in 2026, and they will be armed with the 18th Mechanized Division, stationed in Eastern Poland, in particular near the border with Belarus.</text:p>
      <text:p text:style-name="P4">
As the agency reported, Viceremier-Minister, Minister of National Defense Mariusz Blaschak said on Wednesday that <text:a xlink:type="simple" xlink:href="https://www.ukrinform.ua/rubric-ato/3695062-polsa-moze-stati-regionalnim-centrom-obslugovuvanna-tankiv-abrams.html" text:style-name="Internet_20_link" text:visited-style-name="Visited_20_Internet_20_Link">
</text:a>
Abrams that will be in service with both Poland and other countries, including Ukraine.</text:p>
      <text:p text:style-name="P4">
News Source: <text:a xlink:type="simple" xlink:href="https://www.ukrinform.ua/rubric-world/3695092-u-polsi-rozpovili-koli-otrimaut-116-tankiv-abrams.html" text:style-name="Internet_20_link" text:visited-style-name="Visited_20_Internet_20_Link">
https://www.ukrinform.ua/rubric-world/3695092-u-polsi-rozpovili-koli-otrimaut-116-tankiv-abrams.html</text:a>
</text:p>
      <!--NEWS-->
      <text:h text:style-name="P10" text:outline-level="1">
<text:span text:style-name="T4">
The United States does not spend money in Ukraine, but invest in democracy - a Senate delegation in Kiev</text:span>
</text:h>
      <text:p text:style-name="P4">
Authors: Ukrinform (Person)</text:p>
      <text:p text:style-name="P4">
Publisher: Укринформ (Organization)</text:p>
      <text:p text:style-name="P4">
Published Time: 2023-04-12T-57:59:47+03:00</text:p>
      <text:p text:style-name="P4">
Modified Time: 2023-04-12T20:59:47+03:00</text:p>
      <text:p text:style-name="P4">
Description: The US Senate Senate Delegation, after meeting with the President of Ukraine's team Vladimir Zelensky, remained satisfied with the accountability and transparency of US assistance. - Ukrinform.</text:p>
      <text:p text:style-name="P4">
Images: ["<text:a xlink:type="simple" xlink:href="https://static.ukrinform.com/photos/2023_04/thumb_files/630_360_1681322026-846.jpg" text:style-name="Internet_20_link" text:visited-style-name="Visited_20_Internet_20_Link">
630_360_16813...</text:a>
", "<text:a xlink:type="simple" xlink:href="https://static.ukrinform.com/photos/2023_04/1681322027-713.jpg" text:style-name="Internet_20_link" text:visited-style-name="Visited_20_Internet_20_Link">
1681322027-71...</text:a>
", "<text:a xlink:type="simple" xlink:href="https://static.ukrinform.com/photos/2023_04/1681322068-995.jpg" text:style-name="Internet_20_link" text:visited-style-name="Visited_20_Internet_20_Link">
1681322068-99...</text:a>
", "<text:a xlink:type="simple" xlink:href="https://static.ukrinform.com/photos/2023_04/1681322093-568.jpg" text:style-name="Internet_20_link" text:visited-style-name="Visited_20_Internet_20_Link">
1681322093-56...</text:a>
"]</text:p>
      <text:p text:style-name="P4">
Tags: ['США', 'Україна', 'Сенат']</text:p>
      <text:p text:style-name="P4">
Type: Article</text:p>
      <!--METADATA-->
      <text:p text:style-name="P4">
<draw:frame draw:style-name="fr1" draw:name="Image61" text:anchor-type="as-char" svg:width="6.9236in" svg:height="3.956343in" draw:z-index="0">
<draw:image xlink:href="../Images/yкринформ/2023-04-12T-57-59-47-03-00/630_360_1681322026-846.jpg" xlink:type="simple" xlink:show="embed" xlink:actuate="onLoad" draw:mime-type="image/jpeg"/>
</draw:frame>
After meeting with the team of President of Ukraine, Zelensky's team, the two -party delegation of the US Senate remained a satisfied level of accountability and transparent -based American assistance.</text:p>
      <text:p text:style-name="P4">
This was stated by delegation members Senators Joe Menchin(Democrat from the state), Mark Kelly(Democrat from Arizona)ta lisa Merkavsky(Alaska Republicancomb)During a briefing in Kiev, Ukrinform correspondent reports.</text:p>
      <text:p text:style-name="P4">
Senator Menchin reported that the delegation was initially encountered by US servicemen in Poland, and then was informed at a meeting of the president of Ukraine on coordination of assistance and that they could still be victory in the fight against <text:a xlink:type="simple" xlink:href="https://www.ukrinform.ua/tag-rosia" text:style-name="Internet_20_link" text:visited-style-name="Visited_20_Internet_20_Link">
</text:a>
 .</text:p>
      <text:p text:style-name="P4">
<draw:frame draw:style-name="fr1" draw:name="Image62" text:anchor-type="as-char" svg:width="6.9236in" svg:height="4.615733in" draw:z-index="0">
<draw:image xlink:href="../Images/yкринформ/2023-04-12T-57-59-47-03-00/1681322027-713.jpg" xlink:type="simple" xlink:show="embed" xlink:actuate="onLoad" draw:mime-type="image/jpeg"/>
</draw:frame>
“They received information from the President of Zelensky and his team on the condition of a good place, on the battlefield, what type of weapons or systems they need to be successful. It was very valuable for me, for my role as the chairman of the Aircraft Aircraft Subsomy, to get a clear understanding of what Ukraine needs, ”Senator Kelly said.</text:p>
      <text:p text:style-name="P4">
<draw:frame draw:style-name="fr1" draw:name="Image63" text:anchor-type="as-char" svg:width="6.9236in" svg:height="4.615733in" draw:z-index="0">
<draw:image xlink:href="../Images/yкринформ/2023-04-12T-57-59-47-03-00/1681322068-995.jpg" xlink:type="simple" xlink:show="embed" xlink:actuate="onLoad" draw:mime-type="image/jpeg"/>
</draw:frame>
According to him, Washington constantly monitors what Ukraine needs, the ideas will transmit the US Defense Ministry to information from Kiev.</text:p>
      <text:p text:style-name="P4">
The Republican Merkavsky, for her part, noted that the delegation was also a malafunction of supervision through the United States.</text:p>
      <text:p text:style-name="P4">
“We are here to better understand the level of accountability, transparency. Anyone, with whom they misering, directly taught on the table that the United States did, what their parters did, where it is, where it will go, and how it helps the halls, ”she said.</text:p>
      <text:p text:style-name="P4">
<draw:frame draw:style-name="fr1" draw:name="Image64" text:anchor-type="as-char" svg:width="6.9236in" svg:height="4.615733in" draw:z-index="0">
<draw:image xlink:href="../Images/yкринформ/2023-04-12T-57-59-47-03-00/1681322093-568.jpg" xlink:type="simple" xlink:show="embed" xlink:actuate="onLoad" draw:mime-type="image/jpeg"/>
</draw:frame>
Finally, Menchin emphasized that the delegation learned about the transparency of the reporting of weapons and the money provided by the US, the IMF, and were well -known.</text:p>
      <text:p text:style-name="P4">
"They(Ukrainians - ed.)They do incredible work and consider that every dollar is spent wisely and with benefits. We do not spend money in Ukraine, we are invest in democracy. If we do not win here, then God will help us, ”the politician said.</text:p>
      <text:p text:style-name="P4">
<text:span text:style-name="T4">
 Read also: </text:span>
 <text:a xlink:type="simple" xlink:href="https://www.ukrinform.ua/rubric-ato/3695024-smigal-zustrivsa-z-glavou-pentagona-j-zaklikav-ssa-nadati-litaki.html" text:style-name="Internet_20_link" text:visited-style-name="Visited_20_Internet_20_Link">
<text:span text:style-name="T4">
 Shmigal </text:span>
</text:a>
</text:p>
      <text:p text:style-name="P4">
News Source: <text:a xlink:type="simple" xlink:href="https://www.ukrinform.ua/rubric-polytics/3695087-ssa-ne-vitracaut-grosi-v-ukraini-a-investuut-u-demokratiu-delegacia-senatu-v-kievi.html" text:style-name="Internet_20_link" text:visited-style-name="Visited_20_Internet_20_Link">
https://www.ukrinform.ua/rubric-polytics/3695087-ssa-ne-vitracaut-grosi-v-ukraini-a-investuut-u-demokratiu-delegacia-senatu-v-kievi.html</text:a>
</text:p>
      <!--NEWS-->
      <text:h text:style-name="P10" text:outline-level="1">
<text:span text:style-name="T4">
The All -Ukrainian Council of Churches supports the bill on the ban on religious organizations related to the Russian Federation</text:span>
</text:h>
      <text:p text:style-name="P4">
Authors: Ukrinform (Person)</text:p>
      <text:p text:style-name="P4">
Publisher: Укринформ (Organization)</text:p>
      <text:p text:style-name="P4">
Published Time: 2023-04-12T-59:54:00+03:00</text:p>
      <text:p text:style-name="P4">
Modified Time: 2023-04-12T20:54:00+03:00</text:p>
      <text:p text:style-name="P4">
Description: The Chairman of the Verkhovna Rada Ruslan Stefanchuk informed that the All-Ukrainian Council of Churches and Religious Organizations (Vrssiro) supported the consideration in the Parliament of the Bill, which would not allow the activity of any religious organizations with centers of influence in Russia. - Ukrinform.</text:p>
      <text:p text:style-name="P4">
Images: ["<text:a xlink:type="simple" xlink:href="https://static.ukrinform.com/photos/2023_04/thumb_files/630_360_1680610780-609.jpg" text:style-name="Internet_20_link" text:visited-style-name="Visited_20_Internet_20_Link">
630_360_16806...</text:a>
", "<text:a xlink:type="simple" xlink:href="https://static.ukrinform.com/photos/2023_04/1681322047-877.jpg" text:style-name="Internet_20_link" text:visited-style-name="Visited_20_Internet_20_Link">
1681322047-87...</text:a>
", "<text:a xlink:type="simple" xlink:href="https://static.ukrinform.com/photos/2023_04/1681322047-577.jpg" text:style-name="Internet_20_link" text:visited-style-name="Visited_20_Internet_20_Link">
1681322047-57...</text:a>
"]</text:p>
      <text:p text:style-name="P4">
Tags: ['УПЦ МП', 'Верховна Рада', 'Стефанчук', 'Всеукраїнська рада церков']</text:p>
      <text:p text:style-name="P4">
Type: Article</text:p>
      <!--METADATA-->
      <text:p text:style-name="P4">
<draw:frame draw:style-name="fr1" draw:name="Image65" text:anchor-type="as-char" svg:width="6.9236in" svg:height="3.956343in" draw:z-index="0">
<draw:image xlink:href="../Images/yкринформ/2023-04-12T-59-54-00-03-00/630_360_1680610780-609.jpg" xlink:type="simple" xlink:show="embed" xlink:actuate="onLoad" draw:mime-type="image/jpeg"/>
</draw:frame>
Ruslan Stefanchuk Ruslan Stefanchuk reported that the All -Ukrainian Council of Churches of Ireligious Organizations(Vrziro)She supported the consideration in the Parliament of the Law, which will not allow the activity of any religious organizations from centrally influence in Russia.</text:p>
      <text:p text:style-name="P4">
According to Ukrinform, he informed about it in <text:a xlink:type="simple" xlink:href="https://www.facebook.com/stefanchuk.official/posts/pfbid0iWEUqRHGfqUZK6gkmYaZhzLywDNnC7288M4UhGWuxKyiYwxHWBWmQazKP5HwbArMl" text:style-name="Internet_20_link" text:visited-style-name="Visited_20_Internet_20_Link">
</text:a>
“Yesterday, I had a frank conversation with members of the All -Ukrainian Council of Church of Religious Organizations. Today we all worry about the Ukrainian community and that the Russian enemy does not penetrate into our hearts and souls. Microprohorated by a number of legislative initiatives that are presented today to <text:a xlink:type="simple" xlink:href="https://www.ukrinform.ua/tag-verhovna-rada" text:style-name="Internet_20_link" text:visited-style-name="Visited_20_Internet_20_Link">
</text:a>
. Among others, special attention has been attached to the project of the Law “On Amendments to Certain Laws of Ukraine on the Activity of Religious Organizations in Ukraine”(№ 8371)”, - reminded Stefanchuk.</text:p>
      <text:p text:style-name="P4">
He specified that the said bill "will not allow the activity of any religious organizations affiliated with the centers of influence of religious organizations, whose governing center is outside Ukraine in the state in the state, which holds military aggression against Ukraine."</text:p>
      <text:p text:style-name="P4">
<text:span text:style-name="T4">
 Read also: </text:span>
 <text:a xlink:type="simple" xlink:href="https://www.ukrinform.ua/rubric-other_news/3694969-u-lavri-zafiksuvali-rujnuvanna-knizkovogo-skladu-akij-buv-u-koristuvanni-upc-mp-tkacenko.html" text:style-name="Internet_20_link" text:visited-style-name="Visited_20_Internet_20_Link">
<text:span text:style-name="T4">
 UOC </text:span>
</text:a>
“Following the meeting with VRSCRIR members today, I received a letter, it will be deepened that churches and religious organizations support the consideration of the Ukrainian Parliament and adopting as a basis for the said document. And they all acknowledge that these relationships should be regulated by law, ”the Verkhovna Rada chairman said.</text:p>
      <text:p text:style-name="P4">
He also added that "Vrziro - against the Russian Church in Ukraine and all realize that Russia has no right to influence Ukrainian religious organizations."</text:p>
      <text:p text:style-name="P4">
<draw:frame draw:style-name="fr1" draw:name="Image66" text:anchor-type="as-char" svg:width="6.9236in" svg:height="9.481486in" draw:z-index="0">
<draw:image xlink:href="../Images/yкринформ/2023-04-12T-59-54-00-03-00/1681322047-877.jpg" xlink:type="simple" xlink:show="embed" xlink:actuate="onLoad" draw:mime-type="image/jpeg"/>
</draw:frame>
<draw:frame draw:style-name="fr1" draw:name="Image67" text:anchor-type="as-char" svg:width="6.9236in" svg:height="9.718683in" draw:z-index="0">
<draw:image xlink:href="../Images/yкринформ/2023-04-12T-59-54-00-03-00/1681322047-577.jpg" xlink:type="simple" xlink:show="embed" xlink:actuate="onLoad" draw:mime-type="image/jpeg"/>
</draw:frame>
</text:p>
      <text:p text:style-name="P4">
<text:span text:style-name="T4">
 Read also: </text:span>
 <text:a xlink:type="simple" xlink:href="https://www.ukrinform.ua/rubric-culture/3694900-u-kiivskij-lavri-pocala-robotu-komisia-mkip-aki-porusenna-viavila-perevirka.html" text:style-name="Internet_20_link" text:visited-style-name="Visited_20_Internet_20_Link">
</text:a>
As reported by Ukrinform, in January 2023, the Cabinet of Ministers registered the Exposed Bravement No. 8371 on the activities of religious organizations in Ukraine, according to which the activities of the UOC may be terminated(MP).Законопроєкт спрямований на забезпечення духовної незалежності, недопущеннярозколу в суспільстві за релігійною ознакою, сприяння консолідаціїукраїнського суспільства та захист національних інтересів.</text:p>
      <text:p text:style-name="P4">
News Source: <text:a xlink:type="simple" xlink:href="https://www.ukrinform.ua/rubric-society/3695085-vseukrainska-rada-cerkov-pidtrimue-zakonoproekt-pro-zaboronu-religijnih-organizacij-povazanih-iz-rf.html" text:style-name="Internet_20_link" text:visited-style-name="Visited_20_Internet_20_Link">
https://www.ukrinform.ua/rubric-society/3695085-vseukrainska-rada-cerkov-pidtrimue-zakonoproekt-pro-zaboronu-religijnih-organizacij-povazanih-iz-rf.html</text:a>
</text:p>
      <!--NEWS-->
      <text:h text:style-name="P10" text:outline-level="1">
<text:span text:style-name="T4">
At Lyman direction Russian army shelled Makiyivka, Nevske, Bilohorivka of Luhansk region and ...</text:span>
</text:h>
      <text:p text:style-name="P4">
Authors: liveuamap (Language: en)</text:p>
      <text:p text:style-name="P4">
Time: 2023-04-12T-5:19:00</text:p>
      <text:p text:style-name="P4">
Location: Bakhmut (Latitude:48.80607 Longtitude:38.24444)</text:p>
      <text:p text:style-name="P4">
Videos: []</text:p>
      <text:p text:style-name="P4">
Images: []</text:p>
      <text:p text:style-name="P4">
Tags: ["Russia"]</text:p>
      <text:p text:style-name="P4">
Id: 22555559</text:p>
      <!--METADATA-->
      <text:p text:style-name="P4">
At Lyman direction Russian army shelled Makiyivka, Nevske, Bilohorivka ofLuhansk region and Yampolivka, Torske, Spirne of Donetsk region, - GeneralStaff of Armed Forces of Ukraine says in the morning report</text:p>
      <text:p text:style-name="P4">
News Collection Link: <text:a xlink:type="simple" xlink:href="https://liveuamap.com/en/2023/12-april-at-lyman-direction-russian-army-shelled-makiyivka" text:style-name="Internet_20_link" text:visited-style-name="Visited_20_Internet_20_Link">
https://liveuamap.com/en/2023/12-april-at-lyman-direction-russian-army-shelled-makiyivka</text:a>
</text:p>
      <text:p text:style-name="P4">
News Source: <text:a xlink:type="simple" xlink:href="https://t.me/lumsrc/4472" text:style-name="Internet_20_link" text:visited-style-name="Visited_20_Internet_20_Link">
https://t.me/lumsrc/4472</text:a>
</text:p>
      <!--NEWS-->
      <text:h text:style-name="P10" text:outline-level="1">
<text:span text:style-name="T4">
Macron: To be an ally of the US does not mean to be a vassal</text:span>
</text:h>
      <text:p text:style-name="P4">
Authors: Ukrinform (Person)</text:p>
      <text:p text:style-name="P4">
Publisher: Укринформ (Organization)</text:p>
      <text:p text:style-name="P4">
Published Time: 2023-04-12T-61:50:00+03:00</text:p>
      <text:p text:style-name="P4">
Modified Time: 2023-04-12T20:50:00+03:00</text:p>
      <text:p text:style-name="P4">
Description: French President Emmanuel Macron, during a press conference in Amsterdam, said Taiwan that being an ally of the United States does not mean being a vassal. - Ukrinform.</text:p>
      <text:p text:style-name="P4">
Images: ["<text:a xlink:type="simple" xlink:href="https://static.ukrinform.com/photos/2022_04/thumb_files/630_360_1650640402-467.jpg" text:style-name="Internet_20_link" text:visited-style-name="Visited_20_Internet_20_Link">
630_360_16506...</text:a>
"]</text:p>
      <text:p text:style-name="P4">
Tags: ['Франція', 'Макрон', 'США', 'Тайвань']</text:p>
      <text:p text:style-name="P4">
Type: Article</text:p>
      <!--METADATA-->
      <text:p text:style-name="P4">
<draw:frame draw:style-name="fr1" draw:name="Image68" text:anchor-type="as-char" svg:width="6.9236in" svg:height="3.956343in" draw:z-index="0">
<draw:image xlink:href="../Images/yкринформ/2023-04-12T-61-50-00-03-00/630_360_1650640402-467.jpg" xlink:type="simple" xlink:show="embed" xlink:actuate="onLoad" draw:mime-type="image/jpeg"/>
</draw:frame>
Emmanuel Macron Presidential, during a press conference in Amsterdam, about Taiwanus, that being an ally of the United States does not mean to be a vassal.</text:p>
      <text:p text:style-name="P4">
About it reports Ukrinform with reference to Twitter <text:a xlink:type="simple" xlink:href="https://twitter.com/AFP/status/1646194054303039501" text:style-name="Internet_20_link" text:visited-style-name="Visited_20_Internet_20_Link">
</text:a>
.</text:p>
      <text:p text:style-name="P4">
“Бути союзником не означає бути васалом... не означає, що ми не маємо правадумати самостійно”, - сказав він.</text:p>
      <text:p text:style-name="P4">
Як повідомляв Укрінформ, президент Франції Еммануель Макрон із дружиноюприбули до Нідерландів з дводенним державним візитом на тлі критики йогокоментарів стосовно позиції Європи щодо Китаю та Тайваню.</text:p>
      <text:p text:style-name="P4">
Президент Франції Еммануель Макрон після повернення з триденного державноговізиту до КНР заявив, що Європа не зацікавлена в ескалації кризи навколоТайваню і повинна дотримуватися власної стратегії у відносинах з островом,незалежної як від Сполучених Штатів, так і від Китаю.</text:p>
      <text:p text:style-name="P4">
<text:span text:style-name="T4">
Читайте також:</text:span>
 <text:a xlink:type="simple" xlink:href="https://www.ukrinform.ua/rubric-world/3694660-u-es-bilsae-simpatikiv-idei-makrona-sodo-strategicnoi-avtonomii-vid-ssa-misel.html" text:style-name="Internet_20_link" text:visited-style-name="Visited_20_Internet_20_Link">
 <text:span text:style-name="T4">
Макрон</text:span>
 </text:a>
Germany and the Czech Republic have criticized the statements of French President Emmanueliamakron on Taiwan, as well as the dependence of European countries on the United States.</text:p>
      <text:p text:style-name="P4">
The Head of the Polish Government Mateusz Moravetsky warned individual European leaders against attempt <text:a xlink:type="simple" xlink:href="https://www.ukrinform.ua/rubric-world/3694372-moraveckij-makronu-zamist-strategicnoi-avtonomii-treba-buduvati-strategicnij-souz-iz-ssa.html" text:style-name="Internet_20_link" text:visited-style-name="Visited_20_Internet_20_Link">
</text:a>
Calling, on the contrary, to the development of Europe's strategic cooperation with Washington.  Photo: Ouest-France_</text:p>
      <text:p text:style-name="P4">
News Source: <text:a xlink:type="simple" xlink:href="https://www.ukrinform.ua/rubric-world/3695084-makron-buti-souznikom-ssa-ne-oznacae-buti-vasalom.html" text:style-name="Internet_20_link" text:visited-style-name="Visited_20_Internet_20_Link">
https://www.ukrinform.ua/rubric-world/3695084-makron-buti-souznikom-ssa-ne-oznacae-buti-vasalom.html</text:a>
</text:p>
      <!--NEWS-->
      <text:h text:style-name="P10" text:outline-level="1">
<text:span text:style-name="T4">
Ukraine at the UN: The presidency</text:span>
</text:h>
      <text:p text:style-name="P4">
Authors: Ukrinform (Person)</text:p>
      <text:p text:style-name="P4">
Publisher: Укринформ (Organization)</text:p>
      <text:p text:style-name="P4">
Published Time: 2023-04-12T-63:42:51+03:00</text:p>
      <text:p text:style-name="P4">
Modified Time: 2023-04-12T20:42:51+03:00</text:p>
      <text:p text:style-name="P4">
Description: The simultaneous presidency of Russia in the UN Security Council and the brutal execution of the Russian military Ukrainian prisoners of war significantly reduces the authority of the UN. - Ukrinform.</text:p>
      <text:p text:style-name="P4">
Images: ["<text:a xlink:type="simple" xlink:href="https://static.ukrinform.com/photos/2022_01/thumb_files/630_360_1643665289-546.jpeg" text:style-name="Internet_20_link" text:visited-style-name="Visited_20_Internet_20_Link">
630_360_16436...</text:a>
"]</text:p>
      <text:p text:style-name="P4">
Tags: ['ООН', 'Страта', 'Україна', 'росія']</text:p>
      <text:p text:style-name="P4">
Type: Article</text:p>
      <!--METADATA-->
      <text:p text:style-name="P4">
<draw:frame draw:style-name="fr1" draw:name="Image69" text:anchor-type="as-char" svg:width="6.9236in" svg:height="3.956343in" draw:z-index="0">
<draw:image xlink:href="../Images/yкринформ/2023-04-12T-63-42-51-03-00/630_360_1643665289-546.jpeg" xlink:type="simple" xlink:show="embed" xlink:actuate="onLoad" draw:mime-type="image/jpeg"/>
</draw:frame>
The simultaneous presidency of the Russian Security Council and the brutal execution of the Russian military Ukrainian prisoners of war significantly reduces the authority of the UN.</text:p>
      <text:p text:style-name="P4">
According to the Ukrinform correspondent, this was stated in the UN -representative of Ukraine.</text:p>
      <text:p text:style-name="P4">
"Against the backdrop of an outrageous crime, the presidency of the Russian Federation in the Security Council looks extremely cynical and harms the authority and capabilities of this organ," - said in a widespread statement.</text:p>
      <text:p text:style-name="P4">
Diplomats stressed that "a state recognized as an aggressor by the General Assembly, a state that continues to commit aggression, war crimes and humanity crimes should not be headed by the UN body, endowed with a key responsibility for supporting international peace and security." “We rely on a solid and decisive position of members <text:a xlink:type="simple" xlink:href="https://www.ukrinform.ua/tag-oon" text:style-name="Internet_20_link" text:visited-style-name="Visited_20_Internet_20_Link">
</text:a>
The notion of Russian military crimes and the notion of "peace -loving state" in the sense of 4 Articles of the UN Charter, ”said the UN -UN Mission at the UN.</text:p>
      <text:p text:style-name="P4">
The statement states that "Russia consciously implements its policy of torture, physical violence, inhuman treatment, intentional causes of gravity, grievous bodily harm and intentional murder of captives and civilians and civilians in Ukraine." "This shocking incident has left our determination to hold all the horrific crimes involved in Ukraine, including the highest leadership of the Russian Tabeszzzzzzzzzzz -in perpetrators," the diplomats summed up.</text:p>
      <text:p text:style-name="P4">
<text:span text:style-name="T4">
 Read also: </text:span>
 <text:a xlink:type="simple" xlink:href="https://www.ukrinform.ua/rubric-ato/3695075-danilov-pro-video-zi-stratou-ukrainskogo-vijskovogo-znajti-neludiv-e-spravou-cesti.html" text:style-name="Internet_20_link" text:visited-style-name="Visited_20_Internet_20_Link">
<text:span text:style-name="T4">
 strato </text:span>
</text:a>
As reported, there were two videos of Ukrainian defense protection on the Internet.</text:p>
      <text:p text:style-name="P4">
According to CNN, the first video was posted on the pro -Russian channel of Uzozos networks on April 8. It was deliberately removed by the "Wagner" and shows the two -headed bodies of the Ukrainian military, which lie on the ground near the injured military car. The Russian accounts claim that the video was filmed near Bakhmut.</text:p>
      <text:p text:style-name="P4">
The second video that appeared on Twitter and deliberately blurred is probably recorded in the summer, given the vegetation in the frame. On it, a Russian boy with a knife is beheaded by the Ukrainian military, who, judging by the voice of Naidideo, was probably alive at the beginning of the massacre.Law enforcement agencies of Ukraine take measures to identify the persons who committed the crime.</text:p>
      <text:p text:style-name="P4">
News Source: <text:a xlink:type="simple" xlink:href="https://www.ukrinform.ua/rubric-polytics/3695079-ukraina-v-oon-golovuvanna-rosii-u-radbezi-na-tli-zorstokoi-strati-vijskovogo-e-nasmiskou.html" text:style-name="Internet_20_link" text:visited-style-name="Visited_20_Internet_20_Link">
https://www.ukrinform.ua/rubric-polytics/3695079-ukraina-v-oon-golovuvanna-rosii-u-radbezi-na-tli-zorstokoi-strati-vijskovogo-e-nasmiskou.html</text:a>
</text:p>
      <!--NEWS-->
      <text:h text:style-name="P10" text:outline-level="1">
<text:span text:style-name="T4">
Kazakhstan displaces Russia in the market of enriched uranium - Bloomberg</text:span>
</text:h>
      <text:p text:style-name="P4">
Authors: Ukrinform (Person)</text:p>
      <text:p text:style-name="P4">
Publisher: Укринформ (Organization)</text:p>
      <text:p text:style-name="P4">
Published Time: 2023-04-12T-65:35:00+03:00</text:p>
      <text:p text:style-name="P4">
Modified Time: 2023-04-12T20:35:00+03:00</text:p>
      <text:p text:style-name="P4">
Description: Nuclear stations in Eastern Europe, which have previously received the enriched Uranus from Russia, seek to reduce their dependence on Moscow and plan to sign a contract with the Uranus companion of Kazakhstan as early as 2025. - Ukrinform.</text:p>
      <text:p text:style-name="P4">
Images: ["<text:a xlink:type="simple" xlink:href="https://static.ukrinform.com/photos/2019_03/thumb_files/630_360_1553192719-759.jpg" text:style-name="Internet_20_link" text:visited-style-name="Visited_20_Internet_20_Link">
630_360_15531...</text:a>
"]</text:p>
      <text:p text:style-name="P4">
Tags: ['Казахстан', 'росія', 'Уран', 'Ринок']</text:p>
      <text:p text:style-name="P4">
Type: Article</text:p>
      <!--METADATA-->
      <text:p text:style-name="P4">
<draw:frame draw:style-name="fr1" draw:name="Image70" text:anchor-type="as-char" svg:width="6.9236in" svg:height="3.956343in" draw:z-index="0">
<draw:image xlink:href="../Images/yкринформ/2023-04-12T-65-35-00-03-00/630_360_1553192719-759.jpg" xlink:type="simple" xlink:show="embed" xlink:actuate="onLoad" draw:mime-type="image/jpeg"/>
</draw:frame>
Atomnistants in Eastern Europe, which have previously received the enriched Uranus from Russia, seek to reduce their dependence on Moscow and plan to sign the contract with the Zuran producing company Kazakhstan as early as 2025.</text:p>
      <text:p text:style-name="P4">
As Ukrinform reports, it reports <text:a xlink:type="simple" xlink:href="https://www.bloomberg.com/news/articles/2023-04-11/world-s-top-uranium-miner-sees-clients-switching-from-russia" text:style-name="Internet_20_link" text:visited-style-name="Visited_20_Internet_20_Link">
</text:a>
.</text:p>
      <text:p text:style-name="P4">
Some nuclear stations in Eastern Europe previously received(https://www.ukrinform.ua/tag-rosia), seeking to receive our contracts since 20125, said Jerzhan Mukanov, CEO of Kazatotomprom.</text:p>
      <text:p text:style-name="P4">
In particular, Kamatoprom predicts a significant increase in demand for uranium and is already preparing for production. They also plan to open the third export routine in demand from China.</text:p>
      <text:p text:style-name="P4">
"We are preparing our supplies for mining so we can respond to market requests," Mukanov said in an interview with Bloomberg.</text:p>
      <text:p text:style-name="P4">
The US is one of the countries that seek to reduce its dependence on the supply of uranium from Russia - the world's largest nuclear fuel supplier. It was not enough to prevent the rapid growth of Russian export after invasion of Ukraine, which increases the Kremlin's profits.</text:p>
      <text:p text:style-name="P4">
<text:span text:style-name="T4">
 Read also: </text:span>
 <text:a xlink:type="simple" xlink:href="https://www.ukrinform.ua/rubric-economy/3694781-energoatom-pidpisav-ugodu-z-kanadskou-kompanieu-pro-vikoristanna-ukrainskogo-uranu.html" text:style-name="Internet_20_link" text:visited-style-name="Visited_20_Internet_20_Link">
<text:span text:style-name="T4">
 Uranus </text:span>
</text:a>
Demand for Uranus is expected to increase by about a third by 2030, and the Nuclear Association has declared a predictable increase in the world's power in the world by 16%. Kazakhstan, which produces more than 40% of the world uranium, plans to keep production at about 22,000 tons this year.</text:p>
      <text:p text:style-name="P4">
"We are predicting an increase in demand for uranium, but we are not interested in an explosive growth of prices," Mukanov said.</text:p>
      <text:p text:style-name="P4">
Kamatoprom plans to open the third export route this year to bring Uranus to China. Currently, the country is transporting atomic fuel through Russia through the Caspian Sea to the Black Sea.</text:p>
      <text:p text:style-name="P4">
News Source: <text:a xlink:type="simple" xlink:href="https://www.ukrinform.ua/rubric-economy/3695078-kazahstan-vitisnae-rosiu-na-rinku-zbagacenogo-uranu-bloomberg.html" text:style-name="Internet_20_link" text:visited-style-name="Visited_20_Internet_20_Link">
https://www.ukrinform.ua/rubric-economy/3695078-kazahstan-vitisnae-rosiu-na-rinku-zbagacenogo-uranu-bloomberg.html</text:a>
</text:p>
      <!--NEWS-->
      <text:h text:style-name="P10" text:outline-level="1">
<text:span text:style-name="T4">
In Ukraine, small rains are predicted, warm up to +15 ° in the daytime</text:span>
</text:h>
      <text:p text:style-name="P4">
Authors: Ukrinform (Person)</text:p>
      <text:p text:style-name="P4">
Publisher: Укринформ (Organization)</text:p>
      <text:p text:style-name="P4">
Published Time: 2023-04-12T-67:33:00+03:00</text:p>
      <text:p text:style-name="P4">
Modified Time: 2023-04-12T20:33:00+03:00</text:p>
      <text:p text:style-name="P4">
Description: In Ukraine, there will be little rains on Thursday, in the eastern, southern, Kirovograd and Dniproperovsk regions, moderate rain is expected, 5-10 ° at night, 1-6 ° heat in the western regions, 10-15 ° heat in the afternoon. - Ukrinform.</text:p>
      <text:p text:style-name="P4">
Images: ["<text:a xlink:type="simple" xlink:href="https://static.ukrinform.com/photos/2019_08/thumb_files/630_360_1565425943-564.jpg" text:style-name="Internet_20_link" text:visited-style-name="Visited_20_Internet_20_Link">
630_360_15654...</text:a>
"]</text:p>
      <text:p text:style-name="P4">
Tags: ['Дощ', 'Погода', 'Прогноз', 'Весна']</text:p>
      <text:p text:style-name="P4">
Type: Article</text:p>
      <!--METADATA-->
      <text:p text:style-name="P4">
<draw:frame draw:style-name="fr1" draw:name="Image71" text:anchor-type="as-char" svg:width="6.9236in" svg:height="3.956343in" draw:z-index="0">
<draw:image xlink:href="../Images/yкринформ/2023-04-12T-67-33-00-03-00/630_360_1565425943-564.jpg" xlink:type="simple" xlink:show="embed" xlink:actuate="onLoad" draw:mime-type="image/jpeg"/>
</draw:frame>
In Ukraine Thursday, there will be little rains, in the eastern, southern, Kirovograd Tadniproperovsk regions, it is expected to rain, at night 5-10 °, in western holes 1-6 ° heat, in the afternoon 10-15 ° heat.</text:p>
      <text:p text:style-name="P4">
Ukrinform was reported at the Ukrainian Hydrometeorological Center.</text:p>
      <text:p text:style-name="P4">
"In Ukraine, in addition to the western regions, light rain, in the Eastern, at night and cowder, Kirovograd and Dniproperovsk regions moderate <text:a xlink:type="simple" xlink:href="https://www.ukrinform.ua/tag-dos" text:style-name="Internet_20_link" text:visited-style-name="Visited_20_Internet_20_Link">
</text:a>
. In the west of the country at night and in the morning, local. East wind, northeast, 5-10 m/s. Temperature at night 5-10 °, nated areas of 1-6 ° heat(In the Carpathians about 0 °); in the afternoon 10-15 ° heat ", -goes in the message.</text:p>
      <text:p text:style-name="P4">
In Kiev and the region April 13 will be light rain. Northeast wind, 5-10 m/s. In the capital, the temperature at night is 7-9 ° heat, in the afternoon 11-13 °, in the Kyiv region 5-10 ° heat, in the afternoon 10-15 °.</text:p>
      <text:p text:style-name="P4">
Forecasters are forecasting on April 14 on the left on the Left Bank, in the afternoon in Transcarpathia and Vacarpathia, April 15 at night in the western part, in the afternoon in Ukraine, except the East of the Tauling East, small, sometimes moderate rains; in the rest of the territory of non -rapid precipitation.</text:p>
      <text:p text:style-name="P4">
The wind on April 14, 3-8 m/s, April 15, preferably southeast, 5-10 m/s.</text:p>
      <text:p text:style-name="P4">
Temperature at night 4-9 °, April 15 in the eastern and Sumy regions of 0-5 ° heat; in the afternoon 10-15 °, in the south, April 14 and in the western part of the country 13-18 °.</text:p>
      <text:p text:style-name="P4">
<text:span text:style-name="T4">
 Read also: </text:span>
 <text:a xlink:type="simple" xlink:href="https://www.ukrinform.ua/rubric-technology/3694782-prognoz-pogodi-za-30-sekund-u-kitai-rozrobili-sistemu-na-osnovi-stucnogo-intelektu.html" text:style-name="Internet_20_link" text:visited-style-name="Visited_20_Internet_20_Link">
</text:a>
In Kiev and the region on April 14 without significant rainfall, April 15 is expected to rain in the afternoon. Wind on April 14 variable directions, 3-8 m/s, April 15 Southeast, 5-10 m/s. In the capital, the temperature at night is 6-8 ° heat, in the afternoon 12-14 °, Nakivshchyna at night 4-9 ° heat, in the afternoon 10-15 °.</text:p>
      <text:p text:style-name="P4">
According to the forecast, in Ukraine, on April 16, it will be moderate at night, in the afternoon, small days, only in the southeastern and eastern regions without precipitation. On April 17, it is rained on the rest of the territory of the wicked and southwestern regions. The temperature at night is 2-8 ° warm, in the afternoon 9-15 °, April 17 in the country, in addition to the western part, 13-19 °.</text:p>
      <text:p text:style-name="P4">
In Kiev and the region, on April 16, it is expected to be moderate, light rain in the afternoon; April 17 without precipitation. In the capital, the temperature at night is 4-6 ° heat, in the afternoon on April 1611-13 °, April 17-17 °; In Kyiv region at night 2-7 ° warm, in the afternoon on April 16, 9-14 °, April 17 13-18 °.</text:p>
      <text:p text:style-name="P4">
News Source: <text:a xlink:type="simple" xlink:href="https://www.ukrinform.ua/rubric-regions/3694947-v-ukraini-prognozuut-neveliki-dosi-vden-progrie-do-15.html" text:style-name="Internet_20_link" text:visited-style-name="Visited_20_Internet_20_Link">
https://www.ukrinform.ua/rubric-regions/3694947-v-ukraini-prognozuut-neveliki-dosi-vden-progrie-do-15.html</text:a>
</text:p>
      <!--NEWS-->
      <text:h text:style-name="P10" text:outline-level="1">
<text:span text:style-name="T4">
At Avdiyivka and Maryinka directions Russian army shelled Novokalynove, Orlivka, Avdiyivka, T...</text:span>
</text:h>
      <text:p text:style-name="P4">
Authors: liveuamap (Language: en)</text:p>
      <text:p text:style-name="P4">
Time: 2023-04-12T-7:19:00</text:p>
      <text:p text:style-name="P4">
Location: Donetsk Oblast (Latitude:47.91588 Longtitude:37.46441)</text:p>
      <text:p text:style-name="P4">
Videos: []</text:p>
      <text:p text:style-name="P4">
Images: []</text:p>
      <text:p text:style-name="P4">
Tags: ["Russia"]</text:p>
      <text:p text:style-name="P4">
Id: 22555557</text:p>
      <!--METADATA-->
      <text:p text:style-name="P4">
At Avdiyivka and Maryinka directions Russian army shelled Novokalynove,Orlivka, Avdiyivka, Tonenke, Syeverne, Pervomayske, Netaylove, Karlivka,Krasnohorivka, Heorhiyivka, Maryinka and Pobyeda of Donetsk region, - GeneralStaff of Armed Forces of Ukraine says in the morning report</text:p>
      <text:p text:style-name="P4">
News Collection Link: <text:a xlink:type="simple" xlink:href="https://liveuamap.com/en/2023/12-april-at-avdiyivka-and-maryinka-directions-russian-army" text:style-name="Internet_20_link" text:visited-style-name="Visited_20_Internet_20_Link">
https://liveuamap.com/en/2023/12-april-at-avdiyivka-and-maryinka-directions-russian-army</text:a>
</text:p>
      <text:p text:style-name="P4">
News Source: <text:a xlink:type="simple" xlink:href="https://t.me/lumsrc/4474" text:style-name="Internet_20_link" text:visited-style-name="Visited_20_Internet_20_Link">
https://t.me/lumsrc/4474</text:a>
</text:p>
      <!--NEWS-->
      <text:h text:style-name="P10" text:outline-level="1">
<text:span text:style-name="T4">
The execution of a prisoner of war is a testament to the inhuman nature of the Russian Federation - a spokeswoman for the European Commission</text:span>
</text:h>
      <text:p text:style-name="P4">
Authors: Ukrinform (Person)</text:p>
      <text:p text:style-name="P4">
Publisher: Укринформ (Organization)</text:p>
      <text:p text:style-name="P4">
Published Time: 2023-04-12T-92:50:00+03:00</text:p>
      <text:p text:style-name="P4">
Modified Time: 2023-04-12T18:50:00+03:00</text:p>
      <text:p text:style-name="P4">
Description: The execution of the Ukrainian prisoner of war, if the video of a crime that is spread on social networks is confirmed by another testimony to the inhuman nature of Russian aggression against Ukraine, so all invaders guilty of war crimes will be held accountable. - Ukrinform.</text:p>
      <text:p text:style-name="P4">
Images: ["<text:a xlink:type="simple" xlink:href="https://static.ukrinform.com/photos/2017_03/thumb_files/630_360_1489664494-4392.jpg" text:style-name="Internet_20_link" text:visited-style-name="Visited_20_Internet_20_Link">
630_360_14896...</text:a>
"]</text:p>
      <text:p text:style-name="P4">
Tags: ['Єврокомісія', 'Полонені', 'Війна з росією']</text:p>
      <text:p text:style-name="P4">
Type: Article</text:p>
      <!--METADATA-->
      <text:p text:style-name="P4">
<draw:frame draw:style-name="fr1" draw:name="Image72" text:anchor-type="as-char" svg:width="6.9236in" svg:height="3.956343in" draw:z-index="0">
<draw:image xlink:href="../Images/yкринформ/2023-04-12T-92-50-00-03-00/630_360_1489664494-4392.jpg" xlink:type="simple" xlink:show="embed" xlink:actuate="onLoad" draw:mime-type="image/jpeg"/>
</draw:frame>
The execution of the Ukrainian military military, if the video of a crime that is spread on social networks is confirmed, is another testimony to the conscious nature of Russian aggression against Ukraine, so all invaders, wine war crimes will be held accountable.</text:p>
      <text:p text:style-name="P4">
This was stated by Masrallai in Brussels during a briefing during a briefing for the press, Ukrinform correspondent reports.</text:p>
      <text:p text:style-name="P4">
“At this time, we do not have confirmation of the authenticity of the video. But, if it is confirmed, it will be another cruel reminder of an inhuman crash <text:a xlink:type="simple" xlink:href="https://www.ukrinform.ua/tag-russian-aggression" text:style-name="Internet_20_link" text:visited-style-name="Visited_20_Internet_20_Link">
</text:a>
. The murder of the military is a very serious violation of the Geneva Convention, further dismantling Russia's full disrespect for international legislation, and, in particular, in international humanitarian law, ”the European Commission spokeswoman said.</text:p>
      <text:p text:style-name="P4">
She stressed that Russia should comply with its own obligations in accordance with the humanitarian law, and ensure humane treatment of well -being, and in all circumstances, in accordance with Geneva Conventions, not to be in danger of their lives.</text:p>
      <text:p text:style-name="P4">
"I want to reiterate the EU's decisive obligation again to bring the reference of all guilty crimes committed in connection with a loose war against Ukraine," Masralla said.</text:p>
      <text:p text:style-name="P4">
<text:span text:style-name="T4">
 Read also: </text:span>
 <text:a xlink:type="simple" xlink:href="https://www.ukrinform.ua/rubric-polytics/3694939-video-zi-stratou-polonenogo-malo-nalakati-ale-vijslo-navpaki-posol-britanii.html" text:style-name="Internet_20_link" text:visited-style-name="Visited_20_Internet_20_Link">
<text:span text:style-name="T4">
 Ambassador </text:span>
</text:a>
</text:p>
      <text:p text:style-name="P4">
Як повідомляв Укрінформ, в інтернеті з’явилися два відео страти українськихзахисників. Служба безпеки України розпочала досудове розслідування щодо відеотого, як російські загарбники відрізають голову українському полоненому.Правоохоронні органи України вживають заходів для встановлення осіб, яківчинили цей страшний злочин.</text:p>
      <text:p text:style-name="P4">
Міністерство закордонних справ України <text:a xlink:type="simple" xlink:href="https://www.ukrinform.ua/rubric-ato/3694863-ukraina-zaklikae-ofis-prokurora-mks-nevidkladno-zvernuti-uvagu-na-stratu-ukrainskogo-bijca.html" text:style-name="Internet_20_link" text:visited-style-name="Visited_20_Internet_20_Link">
 </text:a>
to the prosecutor of the International Criminal Court, urgent attention to the fact of the death of the Ukrainian prisoners of Russian in the context of investigation of war crimes and crimes committed by Russian invaders in Ukraine.</text:p>
      <text:p text:style-name="P4">
News Source: <text:a xlink:type="simple" xlink:href="https://www.ukrinform.ua/rubric-polytics/3695040-strata-ukrainskogo-vijskovopolonenogo-e-svidcennam-neludskoi-prirodi-rf-recnica-evrokomisii.html" text:style-name="Internet_20_link" text:visited-style-name="Visited_20_Internet_20_Link">
https://www.ukrinform.ua/rubric-polytics/3695040-strata-ukrainskogo-vijskovopolonenogo-e-svidcennam-neludskoi-prirodi-rf-recnica-evrokomisii.html</text:a>
</text:p>
      <!--NEWS-->
      <text:h text:style-name="P10" text:outline-level="1">
<text:span text:style-name="T4">
AT Shakhtarsk Directive Russian Army Sheled Novomikhailivka, Shakhotrsk, Novoorokanka, led ...</text:span>
</text:h>
      <text:p text:style-name="P4">
Authors: liveuamap (Language: en)</text:p>
      <text:p text:style-name="P4">
Time: 2023-04-12T-9:19:00</text:p>
      <text:p text:style-name="P4">
Location: Vuhledar (Latitude:47.83229 Longtitude:37.10289)</text:p>
      <text:p text:style-name="P4">
Videos: []</text:p>
      <text:p text:style-name="P4">
Images: []</text:p>
      <text:p text:style-name="P4">
Tags: ["Russia"]</text:p>
      <text:p text:style-name="P4">
Id: 22555556</text:p>
      <!--METADATA-->
      <text:p text:style-name="P4">
At Shaktarske direction Russian army shelled Novomykhaylivka, Shakhtarske,Novoukrayinka, Velyka Novosilka, Vuhledar, Prechystivka of Donetsk region, -General Staff of Armed Forces of Ukraine says in the morning report</text:p>
      <text:p text:style-name="P4">
News Collection Link: <text:a xlink:type="simple" xlink:href="https://liveuamap.com/en/2023/12-april-at-shaktarske-direction-russian-army-shelled-novomykhaylivka" text:style-name="Internet_20_link" text:visited-style-name="Visited_20_Internet_20_Link">
https://liveuamap.com/en/2023/12-april-at-shaktarske-direction-russian-army-shelled-novomykhaylivka</text:a>
</text:p>
      <text:p text:style-name="P4">
News Source: <text:a xlink:type="simple" xlink:href="https://t.me/lumsrc/4475" text:style-name="Internet_20_link" text:visited-style-name="Visited_20_Internet_20_Link">
https://t.me/lumsrc/4475</text:a>
</text:p>
      <!--NEWS-->
      <text:h text:style-name="P10" text:outline-level="1">
<text:span text:style-name="T4">
New Delhi: The Indo-Ukrainian Joint Committee will convene in India and Kyiv has requested me...</text:span>
</text:h>
      <text:p text:style-name="P4">
Authors: liveuamap (Language: en)</text:p>
      <text:p text:style-name="P4">
Time: 2023-04-12T00:16:00</text:p>
      <text:p text:style-name="P4">
Location: New Delhi, Delhi (Latitude:28.61168 Longtitude:77.20303)</text:p>
      <text:p text:style-name="P4">
Videos: []</text:p>
      <text:p text:style-name="P4">
Images: []</text:p>
      <text:p text:style-name="P4">
Tags: ["India", "Asia"]</text:p>
      <text:p text:style-name="P4">
Id: 22555537</text:p>
      <!--METADATA-->
      <text:p text:style-name="P4">
New Delhi: The Indo-Ukrainian Joint Committee will convene in India and Kyivhas requested medicines and medical equipment</text:p>
      <text:p text:style-name="P4">
News Collection Link: <text:a xlink:type="simple" xlink:href="https://liveuamap.com/en/2023/12-april-new-delhi-the-indoukrainian-joint-committee-will" text:style-name="Internet_20_link" text:visited-style-name="Visited_20_Internet_20_Link">
https://liveuamap.com/en/2023/12-april-new-delhi-the-indoukrainian-joint-committee-will</text:a>
</text:p>
      <text:p text:style-name="P4">
News Source: <text:a xlink:type="simple" xlink:href="https://twitter.com/AlArabiya_Brk/status/1645989234254258179" text:style-name="Internet_20_link" text:visited-style-name="Visited_20_Internet_20_Link">
https://twitter.com/AlArabiya_Brk/status/1645989234254258179</text:a>
</text:p>
      <!--NEWS-->
      <text:h text:style-name="P10" text:outline-level="1">
<text:span text:style-name="T4">
Indian Foreign Minister: The Deputy Foreign Minister of Ukraine handed over a letter from Zel...</text:span>
</text:h>
      <text:p text:style-name="P4">
Authors: liveuamap (Language: en)</text:p>
      <text:p text:style-name="P4">
Time: 2023-04-12T00:19:00</text:p>
      <text:p text:style-name="P4">
Location: New Delhi, Delhi (Latitude:28.6124 Longtitude:77.20307)</text:p>
      <text:p text:style-name="P4">
Videos: []</text:p>
      <text:p text:style-name="P4">
Images: []</text:p>
      <text:p text:style-name="P4">
Tags: ["India", "Asia"]</text:p>
      <text:p text:style-name="P4">
Id: 22555536</text:p>
      <!--METADATA-->
      <text:p text:style-name="P4">
Indian Foreign Minister: The Deputy Foreign Minister of Ukraine handed over aletter from Zelensky to Prime Minister Modi</text:p>
      <text:p text:style-name="P4">
News Collection Link: <text:a xlink:type="simple" xlink:href="https://liveuamap.com/en/2023/12-april-indian-foreign-minister-the-deputy-foreign-minister" text:style-name="Internet_20_link" text:visited-style-name="Visited_20_Internet_20_Link">
https://liveuamap.com/en/2023/12-april-indian-foreign-minister-the-deputy-foreign-minister</text:a>
</text:p>
      <text:p text:style-name="P4">
News Source: <text:a xlink:type="simple" xlink:href="https://twitter.com/AJABreaking/status/1645990049089978370" text:style-name="Internet_20_link" text:visited-style-name="Visited_20_Internet_20_Link">
https://twitter.com/AJABreaking/status/1645990049089978370</text:a>
</text:p>
      <!--NEWS-->
      <text:h text:style-name="P10" text:outline-level="1">
<text:span text:style-name="T4">
Ukrainian General Staff estimates Russian losses at 180050</text:span>
</text:h>
      <text:p text:style-name="P4">
Authors: liveuamap (Language: en)</text:p>
      <text:p text:style-name="P4">
Time: 2023-04-12T00:57:00</text:p>
      <text:p text:style-name="P4">
Location: Kyiv, Kyiv city (Latitude:50.44425 Longtitude:30.52903)</text:p>
      <text:p text:style-name="P4">
Videos: []</text:p>
      <text:p text:style-name="P4">
Images: ["<text:a xlink:type="simple" xlink:href="https://liveuamap.com/pics/2023/04/12/22555544_0.jpg" text:style-name="Internet_20_link" text:visited-style-name="Visited_20_Internet_20_Link">
22555544_0.jpg</text:a>
"]</text:p>
      <text:p text:style-name="P4">
Tags: ["Russia", "Europe"]</text:p>
      <text:p text:style-name="P4">
Id: 22555544</text:p>
      <!--METADATA-->
      <text:p text:style-name="P4">
Ukrainian General Staff estimates Russian losses at 180050</text:p>
      <text:p text:style-name="P4">
<draw:frame draw:style-name="fr1" draw:name="Image73" text:anchor-type="as-char" svg:width="6.9236in" svg:height="9.200797in" draw:z-index="0">
<draw:image xlink:href="../Images/liveuamap/2023-04-12T00-57-00/22555544_0.jpg" xlink:type="simple" xlink:show="embed" xlink:actuate="onLoad" draw:mime-type="image/jpeg"/>
</draw:frame>
News Collection Link: <text:a xlink:type="simple" xlink:href="https://liveuamap.com/en/2023/12-april-ukrainian-general-staff-estimates-russian-losses" text:style-name="Internet_20_link" text:visited-style-name="Visited_20_Internet_20_Link">
https://liveuamap.com/en/2023/12-april-ukrainian-general-staff-estimates-russian-losses</text:a>
</text:p>
      <text:p text:style-name="P4">
News Source: <text:a xlink:type="simple" xlink:href="https://t.me/GeneralStaffZSU/7499" text:style-name="Internet_20_link" text:visited-style-name="Visited_20_Internet_20_Link">
https://t.me/GeneralStaffZSU/7499</text:a>
</text:p>
      <!--NEWS-->
      <text:h text:style-name="P10" text:outline-level="1">
<text:span text:style-name="T4">
Donetsk Oblast(08:33). Red Alert: aerial threat. Sirens sounding. Take cover now!</text:span>
</text:h>
      <text:p text:style-name="P4">
Authors: liveuamap (Language: en)</text:p>
      <text:p text:style-name="P4">
Time: 2023-04-12T02:34:00</text:p>
      <text:p text:style-name="P4">
Location: Donetsk Oblast (Latitude:48.72749 Longtitude:37.5793)</text:p>
      <text:p text:style-name="P4">
Videos: []</text:p>
      <text:p text:style-name="P4">
Images: []</text:p>
      <text:p text:style-name="P4">
Tags: ["Europe", "Central and Eastern Europe"]</text:p>
      <text:p text:style-name="P4">
Id: 22555470</text:p>
      <!--METADATA-->
      <text:p text:style-name="P4">
Donetsk Oblast(08:33). Red Alert: aerial threat. Sirens sounding. Take covernow!</text:p>
      <text:p text:style-name="P4">
News Collection Link: <text:a xlink:type="simple" xlink:href="https://liveuamap.com/en/2023/12-april-donetsk-oblast0833-red-alert-aerial-g" text:style-name="Internet_20_link" text:visited-style-name="Visited_20_Internet_20_Link">
https://liveuamap.com/en/2023/12-april-donetsk-oblast0833-red-alert-aerial-g</text:a>
</text:p>
      <text:p text:style-name="P4">
News Source: <text:a xlink:type="simple" xlink:href="https://t.me/air_alert_ua/42927" text:style-name="Internet_20_link" text:visited-style-name="Visited_20_Internet_20_Link">
https://t.me/air_alert_ua/42927</text:a>
</text:p>
      <!--NEWS-->
      <text:h text:style-name="P10" text:outline-level="1">
<text:span text:style-name="T4">
Zaporizka Oblast(08:55). Red Alert: aerial threat. Sirens sounding. Take cover now!</text:span>
</text:h>
      <text:p text:style-name="P4">
Authors: liveuamap (Language: en)</text:p>
      <text:p text:style-name="P4">
Time: 2023-04-12T02:56:00</text:p>
      <text:p text:style-name="P4">
Location: Zaporizka Oblast (Latitude:47.612511 Longtitude:35.766511)</text:p>
      <text:p text:style-name="P4">
Videos: []</text:p>
      <text:p text:style-name="P4">
Images: []</text:p>
      <text:p text:style-name="P4">
Tags: ["Europe", "Central and Eastern Europe"]</text:p>
      <text:p text:style-name="P4">
Id: 22555498</text:p>
      <!--METADATA-->
      <text:p text:style-name="P4">
Zaporizhzhia region(08:55). Red Alert: aerial threat. Sirens sounding. Take covernow!</text:p>
      <text:p text:style-name="P4">
News Collection Link: <text:a xlink:type="simple" xlink:href="https://liveuamap.com/en/2023/12-april-zaporizka-oblast0855-red-alert-aeriag" text:style-name="Internet_20_link" text:visited-style-name="Visited_20_Internet_20_Link">
https://liveuamap.com/en/2023/12-april-zaporizka-oblast0855-red-alert-aeriag</text:a>
</text:p>
      <text:p text:style-name="P4">
News Source: <text:a xlink:type="simple" xlink:href="https://t.me/suspilnezaporizhzhya/12040" text:style-name="Internet_20_link" text:visited-style-name="Visited_20_Internet_20_Link">
https://t.me/suspilnezaporizhzhya/12040</text:a>
</text:p>
      <!--NEWS-->
      <text:h text:style-name="P10" text:outline-level="1">
<text:span text:style-name="T4">
Serbian Defense Minister denies reports of arms supplies to Ukraine, dismisses the reports as...</text:span>
</text:h>
      <text:p text:style-name="P4">
Authors: liveuamap (Language: en)</text:p>
      <text:p text:style-name="P4">
Time: 2023-04-12T02:59:00</text:p>
      <text:p text:style-name="P4">
Location: Beograd (Latitude:44.81947 Longtitude:20.42753)</text:p>
      <text:p text:style-name="P4">
Videos: []</text:p>
      <text:p text:style-name="P4">
Images: []</text:p>
      <text:p text:style-name="P4">
Tags: ["Balkans", "Europe"]</text:p>
      <text:p text:style-name="P4">
Id: 22555547</text:p>
      <!--METADATA-->
      <text:p text:style-name="P4">
Serbian Defense Minister denies reports of arms supplies to Ukraine, dismissesthe reports as fake</text:p>
      <text:p text:style-name="P4">
News Collection Link: <text:a xlink:type="simple" xlink:href="https://liveuamap.com/en/2023/12-april-serbian-defense-minister-denies-reports-of-arms" text:style-name="Internet_20_link" text:visited-style-name="Visited_20_Internet_20_Link">
https://liveuamap.com/en/2023/12-april-serbian-defense-minister-denies-reports-of-arms</text:a>
</text:p>
      <text:p text:style-name="P4">
News Source: <text:a xlink:type="simple" xlink:href="https://t.me/bbbreaking/152747" text:style-name="Internet_20_link" text:visited-style-name="Visited_20_Internet_20_Link">
https://t.me/bbbreaking/152747</text:a>
</text:p>
      <!--NEWS-->
      <text:h text:style-name="P10" text:outline-level="1">
<text:span text:style-name="T4">
A drone reportedly hit swine farm in Belgorod region of Russia killing multiple animals</text:span>
</text:h>
      <text:p text:style-name="P4">
Authors: liveuamap (Language: en)</text:p>
      <text:p text:style-name="P4">
Time: 2023-04-12T04:00:00</text:p>
      <text:p text:style-name="P4">
Location: Oktyabrskiy, Belgorod (Latitude:50.42942 Longtitude:36.35718)</text:p>
      <text:p text:style-name="P4">
Videos: []</text:p>
      <text:p text:style-name="P4">
Images: []</text:p>
      <text:p text:style-name="P4">
Tags: ["Russia", "Europe"]</text:p>
      <text:p text:style-name="P4">
Id: 22555550</text:p>
      <!--METADATA-->
      <text:p text:style-name="P4">
A drone reportedly hit swine farm in Belgorod region of Russia killingmultiple animals</text:p>
      <text:p text:style-name="P4">
News Collection Link: <text:a xlink:type="simple" xlink:href="https://liveuamap.com/en/2023/12-april-a-drone-reportedly-hit-swine-farm-in-belgorod-region" text:style-name="Internet_20_link" text:visited-style-name="Visited_20_Internet_20_Link">
https://liveuamap.com/en/2023/12-april-a-drone-reportedly-hit-swine-farm-in-belgorod-region</text:a>
</text:p>
      <text:p text:style-name="P4">
News Source: <text:a xlink:type="simple" xlink:href="https://t.me/bbbreaking/152751" text:style-name="Internet_20_link" text:visited-style-name="Visited_20_Internet_20_Link">
https://t.me/bbbreaking/152751</text:a>
</text:p>
      <!--NEWS-->
      <text:h text:style-name="P10" text:outline-level="1">
<text:span text:style-name="T4">
Foreign Minister of Ukraine: A horrific video of Russian troops decapitating a Ukrainian pris...</text:span>
</text:h>
      <text:p text:style-name="P4">
Authors: liveuamap (Language: en)</text:p>
      <text:p text:style-name="P4">
Time: 2023-04-12T04:35:57</text:p>
      <text:p text:style-name="P4">
Location: Kyiv, Kyiv city (Latitude:50.45662 Longtitude:30.52176)</text:p>
      <text:p text:style-name="P4">
Videos: []</text:p>
      <text:p text:style-name="P4">
Images: []</text:p>
      <text:p text:style-name="P4">
Tags: ["Russia"]</text:p>
      <text:p text:style-name="P4">
Id: 22555527</text:p>
      <!--METADATA-->
      <text:p text:style-name="P4">
Foreign Minister of Ukraine: A horrific video of Russian troops decapitating aUkrainian prisoner of war is circulating online. It's absurd that Russia,which is worse than ISIS, is presiding over the UNSC. Russian militants mustbe kicked out of Ukraine and the UN and be held accountable for their crimes</text:p>
      <text:p text:style-name="P4">
News Collection Link: <text:a xlink:type="simple" xlink:href="https://liveuamap.com/en/2023/12-april-foreign-minister-of-ukraine-a-horrific-video-of" text:style-name="Internet_20_link" text:visited-style-name="Visited_20_Internet_20_Link">
https://liveuamap.com/en/2023/12-april-foreign-minister-of-ukraine-a-horrific-video-of</text:a>
</text:p>
      <text:p text:style-name="P4">
News Source: <text:a xlink:type="simple" xlink:href="https://twitter.com/DmytroKuleba/status/1646055701318365184" text:style-name="Internet_20_link" text:visited-style-name="Visited_20_Internet_20_Link">
https://twitter.com/DmytroKuleba/status/1646055701318365184</text:a>
</text:p>
      <!--NEWS-->
      <text:h text:style-name="P10" text:outline-level="1">
<text:span text:style-name="T4">
At Sivershchyna and Slobozhanshchyna directions Russian army shelled Blesnya, Kamyanka Slobo...</text:span>
</text:h>
      <text:p text:style-name="P4">
Authors: liveuamap (Language: en)</text:p>
      <text:p text:style-name="P4">
Time: 2023-04-12T05:19:00</text:p>
      <text:p text:style-name="P4">
Location: Vovchansk (Latitude:50.18503 Longtitude:37.46012)</text:p>
      <text:p text:style-name="P4">
Videos: []</text:p>
      <text:p text:style-name="P4">
Images: []</text:p>
      <text:p text:style-name="P4">
Tags: ["Russia"]</text:p>
      <text:p text:style-name="P4">
Id: 22555561</text:p>
      <!--METADATA-->
      <text:p text:style-name="P4">
At sivershchyna and slBozhanschyna directions Russian army Shelled Bloshnya, Kamyanska Sloboda, Hremyach of Chernihiv Region;</text:p>
      <text:p text:style-name="P4">
News Collection Link:(https://liveuamap.com/en/2023/12-april-at-sivershchyna-and-slobozhanschyna-directions-russian)</text:p>
      <text:p text:style-name="P4">
News Source: <text:a xlink:type="simple" xlink:href="https://t.me/lumsrc/4470" text:style-name="Internet_20_link" text:visited-style-name="Visited_20_Internet_20_Link">
https://t.me/lumsrc/4470</text:a>
</text:p>
      <!--NEWS-->
      <text:h text:style-name="P10" text:outline-level="1">
<text:span text:style-name="T4">
Kharkiv, Kharkivska Oblast(12:14). Red Alert: aerial threat. Sirens sounding. Take cover now!</text:span>
</text:h>
      <text:p text:style-name="P4">
Authors: liveuamap (Language: en)</text:p>
      <text:p text:style-name="P4">
Time: 2023-04-12T06:15:00</text:p>
      <text:p text:style-name="P4">
Location: Kharkiv (Latitude:49.97982 Longtitude:36.25373)</text:p>
      <text:p text:style-name="P4">
Videos: []</text:p>
      <text:p text:style-name="P4">
Images: []</text:p>
      <text:p text:style-name="P4">
Tags: ["Europe", "Central and Eastern Europe"]</text:p>
      <text:p text:style-name="P4">
Id: 22555564</text:p>
      <!--METADATA-->
      <text:p text:style-name="P4">
Kharkiv, Kharkiv region(12:14). Red Alert: aerial threat. Sirens sounding.Take cover now!</text:p>
      <text:p text:style-name="P4">
News Collection Link: <text:a xlink:type="simple" xlink:href="https://liveuamap.com/en/2023/12-april-kharkiv-kharkivska-oblast1214-red-alg" text:style-name="Internet_20_link" text:visited-style-name="Visited_20_Internet_20_Link">
https://liveuamap.com/en/2023/12-april-kharkiv-kharkivska-oblast1214-red-alg</text:a>
</text:p>
      <text:p text:style-name="P4">
News Source: <text:a xlink:type="simple" xlink:href="https://t.me/air_alert_ua/42933" text:style-name="Internet_20_link" text:visited-style-name="Visited_20_Internet_20_Link">
https://t.me/air_alert_ua/42933</text:a>
</text:p>
      <!--NEWS-->
      <text:h text:style-name="P10" text:outline-level="1">
<text:span text:style-name="T4">
Poltavska Oblast(12:17). Red Alert: aerial threat. Sirens sounding. Take cover now!</text:span>
</text:h>
      <text:p text:style-name="P4">
Authors: liveuamap (Language: en)</text:p>
      <text:p text:style-name="P4">
Time: 2023-04-12T06:18:00</text:p>
      <text:p text:style-name="P4">
Location: Poltavska Oblast (Latitude:49.47582 Longtitude:33.81924)</text:p>
      <text:p text:style-name="P4">
Videos: []</text:p>
      <text:p text:style-name="P4">
Images: []</text:p>
      <text:p text:style-name="P4">
Tags: ["Europe", "Central and Eastern Europe"]</text:p>
      <text:p text:style-name="P4">
Id: 22555565</text:p>
      <!--METADATA-->
      <text:p text:style-name="P4">
Poltava(12:17). Red Alert: aerial threat. Sirens sounding. Take covernow!</text:p>
      <text:p text:style-name="P4">
News Collection Link: <text:a xlink:type="simple" xlink:href="https://liveuamap.com/en/2023/12-april-poltavska-oblast1217-red-alert-aeriag" text:style-name="Internet_20_link" text:visited-style-name="Visited_20_Internet_20_Link">
https://liveuamap.com/en/2023/12-april-poltavska-oblast1217-red-alert-aeriag</text:a>
</text:p>
      <text:p text:style-name="P4">
News Source: <text:a xlink:type="simple" xlink:href="https://t.me/suspilnepoltava/10755" text:style-name="Internet_20_link" text:visited-style-name="Visited_20_Internet_20_Link">
https://t.me/suspilnepoltava/10755</text:a>
</text:p>
      <!--NEWS-->
      <text:h text:style-name="P10" text:outline-level="1">
<text:span text:style-name="T4">
Donetsk Oblast(13:16). Red Alert: aerial threat. Sirens sounding. Take cover now!</text:span>
</text:h>
      <text:p text:style-name="P4">
Authors: liveuamap (Language: en)</text:p>
      <text:p text:style-name="P4">
Time: 2023-04-12T07:18:00</text:p>
      <text:p text:style-name="P4">
Location: Donetsk Oblast (Latitude:48.72709 Longtitude:37.5774)</text:p>
      <text:p text:style-name="P4">
Videos: []</text:p>
      <text:p text:style-name="P4">
Images: []</text:p>
      <text:p text:style-name="P4">
Tags: ["Europe", "Central and Eastern Europe"]</text:p>
      <text:p text:style-name="P4">
Id: 22555582</text:p>
      <!--METADATA-->
      <text:p text:style-name="P4">
Donetsk Oblast(13:16). Red Alert: aerial threat. Sirens sounding. Take covernow!</text:p>
      <text:p text:style-name="P4">
News Collection Link: <text:a xlink:type="simple" xlink:href="https://liveuamap.com/en/2023/12-april-donetsk-oblast1316-red-alert-aerial-g" text:style-name="Internet_20_link" text:visited-style-name="Visited_20_Internet_20_Link">
https://liveuamap.com/en/2023/12-april-donetsk-oblast1316-red-alert-aerial-g</text:a>
</text:p>
      <text:p text:style-name="P4">
News Source: <text:a xlink:type="simple" xlink:href="https://t.me/air_alert_ua/42937" text:style-name="Internet_20_link" text:visited-style-name="Visited_20_Internet_20_Link">
https://t.me/air_alert_ua/42937</text:a>
</text:p>
      <!--NEWS-->
      <text:h text:style-name="P10" text:outline-level="1">
<text:span text:style-name="T4">
Russian artillery shelled Dvorichna in Kharkiv region</text:span>
</text:h>
      <text:p text:style-name="P4">
Authors: liveuamap (Language: en)</text:p>
      <text:p text:style-name="P4">
Time: 2023-04-12T08:16:00</text:p>
      <text:p text:style-name="P4">
Location: Dvorichna (Latitude:49.84961 Longtitude:37.68105)</text:p>
      <text:p text:style-name="P4">
Videos: []</text:p>
      <text:p text:style-name="P4">
Images: []</text:p>
      <text:p text:style-name="P4">
Tags: ["Europe", "Central and Eastern Europe"]</text:p>
      <text:p text:style-name="P4">
Id: 22555585</text:p>
      <!--METADATA-->
      <text:p text:style-name="P4">
Russian artillery shelled Dvorichna in Kharkiv region</text:p>
      <text:p text:style-name="P4">
News Collection Link: <text:a xlink:type="simple" xlink:href="https://liveuamap.com/en/2023/12-april-russian-artillery-shelled-dvorichna-in-kharkiv-region" text:style-name="Internet_20_link" text:visited-style-name="Visited_20_Internet_20_Link">
https://liveuamap.com/en/2023/12-april-russian-artillery-shelled-dvorichna-in-kharkiv-region</text:a>
</text:p>
      <text:p text:style-name="P4">
News Source: <text:a xlink:type="simple" xlink:href="https://t.me/hromadske_ua/31473" text:style-name="Internet_20_link" text:visited-style-name="Visited_20_Internet_20_Link">
https://t.me/hromadske_ua/31473</text:a>
</text:p>
      <!--NEWS-->
      <text:h text:style-name="P10" text:outline-level="1">
<text:span text:style-name="T4">
Zaporizka Oblast(14:25). Red Alert: aerial threat. Sirens sounding. Take cover now!</text:span>
</text:h>
      <text:p text:style-name="P4">
Authors: liveuamap (Language: en)</text:p>
      <text:p text:style-name="P4">
Time: 2023-04-12T08:26:00</text:p>
      <text:p text:style-name="P4">
Location: Zaporizka Oblast (Latitude:47.611911 Longtitude:35.765801)</text:p>
      <text:p text:style-name="P4">
Videos: []</text:p>
      <text:p text:style-name="P4">
Images: []</text:p>
      <text:p text:style-name="P4">
Tags: ["Europe", "Central and Eastern Europe"]</text:p>
      <text:p text:style-name="P4">
Id: 22555583</text:p>
      <!--METADATA-->
      <text:p text:style-name="P4">
Zaporizhzhia region(14:25). Red Alert: aerial threat. Sirens sounding. Take covernow!</text:p>
      <text:p text:style-name="P4">
News Collection Link: <text:a xlink:type="simple" xlink:href="https://liveuamap.com/en/2023/12-april-zaporizka-oblast1425-red-alert-aeriag" text:style-name="Internet_20_link" text:visited-style-name="Visited_20_Internet_20_Link">
https://liveuamap.com/en/2023/12-april-zaporizka-oblast1425-red-alert-aeriag</text:a>
</text:p>
      <text:p text:style-name="P4">
News Source: <text:a xlink:type="simple" xlink:href="https://t.me/air_alert_ua/42939" text:style-name="Internet_20_link" text:visited-style-name="Visited_20_Internet_20_Link">
https://t.me/air_alert_ua/42939</text:a>
</text:p>
      <!--NEWS-->
      <text:h text:style-name="P10" text:outline-level="1">
<text:span text:style-name="T4">
4 person killed as result of Russian shelling in Nikopol</text:span>
</text:h>
      <text:p text:style-name="P4">
Authors: liveuamap (Language: en)</text:p>
      <text:p text:style-name="P4">
Time: 2023-04-12T09:32:07</text:p>
      <text:p text:style-name="P4">
Location: Zaporizhia (Latitude:47.5646 Longtitude:34.39939)</text:p>
      <text:p text:style-name="P4">
Videos: []</text:p>
      <text:p text:style-name="P4">
Images: ["<text:a xlink:type="simple" xlink:href="https://liveuamap.com/pics/2023/04/12/22555584_0.jpg" text:style-name="Internet_20_link" text:visited-style-name="Visited_20_Internet_20_Link">
22555584_0.jpg</text:a>
", "<text:a xlink:type="simple" xlink:href="https://liveuamap.com/pics/2023/04/12/22555584_1.jpg" text:style-name="Internet_20_link" text:visited-style-name="Visited_20_Internet_20_Link">
22555584_1.jpg</text:a>
", "<text:a xlink:type="simple" xlink:href="https://liveuamap.com/pics/2023/04/12/22555584_2.jpg" text:style-name="Internet_20_link" text:visited-style-name="Visited_20_Internet_20_Link">
22555584_2.jpg</text:a>
"]</text:p>
      <text:p text:style-name="P4">
Tags: ["Europe", "Central and Eastern Europe"]</text:p>
      <text:p text:style-name="P4">
Id: 22555584</text:p>
      <!--METADATA-->
      <text:p text:style-name="P4">
4 person killed as result of Russian shelling in Nikopol</text:p>
      <text:p text:style-name="P4">
<draw:frame draw:style-name="fr1" draw:name="Image74" text:anchor-type="as-char" svg:width="6.9236in" svg:height="5.123464in" draw:z-index="0">
<draw:image xlink:href="../Images/liveuamap/2023-04-12T09-32-07/22555584_0.jpg" xlink:type="simple" xlink:show="embed" xlink:actuate="onLoad" draw:mime-type="image/jpeg"/>
</draw:frame>
<draw:frame draw:style-name="fr1" draw:name="Image75" text:anchor-type="as-char" svg:width="6.9236in" svg:height="5.1927in" draw:z-index="0">
<draw:image xlink:href="../Images/liveuamap/2023-04-12T09-32-07/22555584_1.jpg" xlink:type="simple" xlink:show="embed" xlink:actuate="onLoad" draw:mime-type="image/jpeg"/>
</draw:frame>
<draw:frame draw:style-name="fr1" draw:name="Image76" text:anchor-type="as-char" svg:width="6.9236in" svg:height="5.1927in" draw:z-index="0">
<draw:image xlink:href="../Images/liveuamap/2023-04-12T09-32-07/22555584_2.jpg" xlink:type="simple" xlink:show="embed" xlink:actuate="onLoad" draw:mime-type="image/jpeg"/>
</draw:frame>
News Collection Link: <text:a xlink:type="simple" xlink:href="https://liveuamap.com/en/2023/12-april-4-person-killed-as-result-of-russian-shelling-in" text:style-name="Internet_20_link" text:visited-style-name="Visited_20_Internet_20_Link">
https://liveuamap.com/en/2023/12-april-4-person-killed-as-result-of-russian-shelling-in</text:a>
</text:p>
      <text:p text:style-name="P4">
News Source: <text:a xlink:type="simple" xlink:href="https://t.me/UkraineNow/31595" text:style-name="Internet_20_link" text:visited-style-name="Visited_20_Internet_20_Link">
https://t.me/UkraineNow/31595</text:a>
</text:p>
      <!--NEWS-->
      <text:h text:style-name="P10" text:outline-level="1">
<text:span text:style-name="T4">
У Києві з’явилася нова мініскульптура – цукровий бурячок</text:span>
</text:h>
      <text:p text:style-name="P4">
Authors: Ukrinform (Person)</text:p>
      <text:p text:style-name="P4">
Publisher: Укринформ (Organization)</text:p>
      <text:p text:style-name="P4">
Published Time: 2023-04-12T15:00:00+03:00</text:p>
      <text:p text:style-name="P4">
Modified Time: 2023-04-12T15:00:00+03:00</text:p>
      <text:p text:style-name="P4">
Description: In the capital, the 39th minisculture was opened within the "Search!" Project!- Sugar beet, which was placed on the facade of the National Technical University "Kyiv Polytechnic Institute named after Sikorsky". - Ukrinform.</text:p>
      <text:p text:style-name="P4">
Images: ["<text:a xlink:type="simple" xlink:href="https://static.ukrinform.com/photos/2023_04/thumb_files/630_360_1681300587-363.jpg" text:style-name="Internet_20_link" text:visited-style-name="Visited_20_Internet_20_Link">
630_360_16813...</text:a>
"]</text:p>
      <text:p text:style-name="P4">
Tags: ['Київ', 'Мініскульптура ']</text:p>
      <text:p text:style-name="P4">
Type: Article</text:p>
      <!--METADATA-->
      <text:p text:style-name="P4">
<draw:frame draw:style-name="fr1" draw:name="Image77" text:anchor-type="as-char" svg:width="6.9236in" svg:height="3.956343in" draw:z-index="0">
<draw:image xlink:href="../Images/yкринформ/2023-04-12T15-00-00-03-00/630_360_1681300587-363.jpg" xlink:type="simple" xlink:show="embed" xlink:actuate="onLoad" draw:mime-type="image/jpeg"/>
</draw:frame>
In the capital, the 39th minisculptour within the project "Look!" - Sugar beet, which was placed on the facade of the National Technical University "Kyiv Polytechnic Institute named after Sikorsky".</text:p>
      <text:p text:style-name="P4">
Reports Ukrinform correspondent.</text:p>
      <text:p text:style-name="P4">
"The Minisculture is dedicated to the sugar factories, which in the early XX century. The development of Kiev and, in particular, the Kiev Polytechnic Institute, which celebrates its 125th anniversary this year," said the initiator of the project Yulia Bevzenko.</text:p>
      <text:p text:style-name="P4">
<text:span text:style-name="T4">
 Read also: </text:span>
 <text:a xlink:type="simple" xlink:href="https://www.ukrinform.ua/rubric-kyiv/3694568-u-kiivskomu-metro-zapracuvala-ditaca-lokacia-vid-unisef.html" text:style-name="Internet_20_link" text:visited-style-name="Visited_20_Internet_20_Link">
<text:span text:style-name="T4">
 Kiev </text:span>
</text:a>
Along with the minisculture, a QR code plate is placed that you can move the project site and learn more about it and history <text:a xlink:type="simple" xlink:href="https://www.ukrinform.ua/tag-kiiv" text:style-name="Internet_20_link" text:visited-style-name="Visited_20_Internet_20_Link">
</text:a>
.</text:p>
      <text:p text:style-name="P4">
Dmitry Sinenko - entrepreneur and a graduate of KPI made a patron of the minisculpture. You can find a minisculpath on the facade of the first building of the university in the inner court.</text:p>
      <text:p text:style-name="P4">
<text:span text:style-name="T4">
 Read also: </text:span>
 <text:a xlink:type="simple" xlink:href="https://www.ukrinform.ua/rubric-culture/3694900-u-kiivskij-lavri-pocala-robotu-komisia-mkip-aki-porusenna-viavila-perevirka.html" text:style-name="Internet_20_link" text:visited-style-name="Visited_20_Internet_20_Link">
<text:span text:style-name="T4">
 Kiev </text:span>
</text:a>
As it was reported, for almost five years of existence of the project "Look!" There were already 39 minisculptures. These are, in particular, "Kutlet in Kiev", "Kiev Chestnut", "Amosov's Heart", "Hryvnia", "Ghost of Kiev", "Palyanitsa".</text:p>
      <text:p text:style-name="P4">
<text:span text:style-name="T5">
Foto: Natalka Markov</text:span>
</text:p>
      <text:p text:style-name="P4">
News Source: <text:a xlink:type="simple" xlink:href="https://www.ukrinform.ua/rubric-kyiv/3694906-u-kievi-zavilasa-nova-miniskulptura-cukrovij-buracok.html" text:style-name="Internet_20_link" text:visited-style-name="Visited_20_Internet_20_Link">
https://www.ukrinform.ua/rubric-kyiv/3694906-u-kievi-zavilasa-nova-miniskulptura-cukrovij-buracok.html</text:a>
</text:p>
      <!--NEWS-->
      <text:h text:style-name="P10" text:outline-level="1">
<text:span text:style-name="T4">
For entrants created a "guide to the NMT participant"</text:span>
</text:h>
      <text:p text:style-name="P4">
Authors: Ukrinform (Person)</text:p>
      <text:p text:style-name="P4">
Publisher: Укринформ (Organization)</text:p>
      <text:p text:style-name="P4">
Published Time: 2023-04-12T15:08:00+03:00</text:p>
      <text:p text:style-name="P4">
Modified Time: 2023-04-12T15:08:00+03:00</text:p>
      <text:p text:style-name="P4">
Description: For this year's entrants, they have created a special directory that will help to understand the system of the national multi -grade test. - Ukrinform.</text:p>
      <text:p text:style-name="P4">
Images: ["<text:a xlink:type="simple" xlink:href="https://static.ukrinform.com/photos/2017_11/thumb_files/630_360_1512071662-2314.jpg" text:style-name="Internet_20_link" text:visited-style-name="Visited_20_Internet_20_Link">
630_360_15120...</text:a>
"]</text:p>
      <text:p text:style-name="P4">
Tags: ['Міносвіти', 'Вступна кампанія', 'Мультипредметний тест']</text:p>
      <text:p text:style-name="P4">
Type: Article</text:p>
      <!--METADATA-->
      <text:p text:style-name="P4">
<draw:frame draw:style-name="fr1" draw:name="Image78" text:anchor-type="as-char" svg:width="6.9236in" svg:height="3.956343in" draw:z-index="0">
<draw:image xlink:href="../Images/yкринформ/2023-04-12T15-08-00-03-00/630_360_1512071662-2314.jpg" xlink:type="simple" xlink:show="embed" xlink:actuate="onLoad" draw:mime-type="image/jpeg"/>
</draw:frame>
For this year, a special guide was created to help you understand the national multi -compartment test system.</text:p>
      <text:p text:style-name="P4">
About it reports <text:a xlink:type="simple" xlink:href="https://mon.gov.ua/ua/news/dlya-vstupnikiv-stvorili-putivnik-uchasnika-nmt-2023" text:style-name="Internet_20_link" text:visited-style-name="Visited_20_Internet_20_Link">
</text:a>
, reports Ukrinform.</text:p>
      <text:p text:style-name="P4">
"The UCEA team to assist the participants of the national multi-enthusiasm was tested, which will answer any question that may be possible before, during or after testing, the participant guide <text:a xlink:type="simple" xlink:href="https://www.ukrinform.ua/tag-zno" text:style-name="Internet_20_link" text:visited-style-name="Visited_20_Internet_20_Link">
</text:a>
", - the message says.</text:p>
      <text:p text:style-name="P4">
As it is noted, the directory contains the necessary information, which is for convenient staging in the format "Question - Answer". In order to facilitate the search for a needed page on the site, the text in the guide is linked. Also in the directory QR codes.</text:p>
      <text:p text:style-name="P4">
<text:span text:style-name="T4">
 Read also: </text:span>
 <text:a xlink:type="simple" xlink:href="https://www.ukrinform.ua/rubric-society/3693237-de-mozna-sklasti-multipredmetnij-test-minosviti-rozsirilo-perelik-krain.html" text:style-name="Internet_20_link" text:visited-style-name="Visited_20_Internet_20_Link">
</text:a>
As it was reported, on April 3, the registration of entrants began to participate in a union multi -compartment test.</text:p>
      <text:p text:style-name="P4">
News Source: <text:a xlink:type="simple" xlink:href="https://www.ukrinform.ua/rubric-society/3694912-dla-vstupnikiv-stvorili-putivnik-ucasnika-nmt.html" text:style-name="Internet_20_link" text:visited-style-name="Visited_20_Internet_20_Link">
https://www.ukrinform.ua/rubric-society/3694912-dla-vstupnikiv-stvorili-putivnik-ucasnika-nmt.html</text:a>
</text:p>
      <!--NEWS-->
      <text:h text:style-name="P10" text:outline-level="1">
<text:span text:style-name="T4">
Berbok during the Asian tour will also discuss the war of the Russian Federation against Ukraine</text:span>
</text:h>
      <text:p text:style-name="P4">
Authors: Ukrinform (Person)</text:p>
      <text:p text:style-name="P4">
Publisher: Укринформ (Organization)</text:p>
      <text:p text:style-name="P4">
Published Time: 2023-04-12T15:09:27+03:00</text:p>
      <text:p text:style-name="P4">
Modified Time: 2023-04-12T15:09:27+03:00</text:p>
      <text:p text:style-name="P4">
Description: German Foreign Minister Annalen Berbok goes on a tour on April 12, during which China, South Korea and Japan will visit, which will discuss, in particular, Russian aggression against Ukraine. - Ukrinform.</text:p>
      <text:p text:style-name="P4">
Images: ["<text:a xlink:type="simple" xlink:href="https://static.ukrinform.com/photos/2022_05/thumb_files/630_360_1652193160-444.jpg" text:style-name="Internet_20_link" text:visited-style-name="Visited_20_Internet_20_Link">
630_360_16521...</text:a>
"]</text:p>
      <text:p text:style-name="P4">
Tags: ['Велика сімка', 'Бербок', 'Війна з росією']</text:p>
      <text:p text:style-name="P4">
Type: Article</text:p>
      <!--METADATA-->
      <text:p text:style-name="P4">
<draw:frame draw:style-name="fr1" draw:name="Image79" text:anchor-type="as-char" svg:width="6.9236in" svg:height="3.956343in" draw:z-index="0">
<draw:image xlink:href="../Images/yкринформ/2023-04-12T15-09-27-03-00/630_360_1652193160-444.jpg" xlink:type="simple" xlink:show="embed" xlink:actuate="onLoad" draw:mime-type="image/jpeg"/>
</draw:frame>
Germany Minister Annalya Berbok goes on a tour on April 12, will visit China, South Korea and Japan, where he will discuss, in particular, Russian aggression against Ukraine.</text:p>
      <text:p text:style-name="P4">
This was reported by the German Foreign Ministry spokeswoman Andrea Zaty at a briefing, Ukrinform correspondent reports.</text:p>
      <text:p text:style-name="P4">
According to Zese, during a visit to <text:a xlink:type="simple" xlink:href="https://www.ukrinform.ua/tag-kitaj" text:style-name="Internet_20_link" text:visited-style-name="Visited_20_Internet_20_Link">
</text:a>
Berbbok will meet with a Chinese pricing of the Gan and a member of the State Council, the Excels of Van H. The Center of Strategic Dialogue will be bilateral relations, the situation in the Asia-Pacific region, in particular in the Taiwan prototok, the Russian Federation against Ukraine, the situation with human rights in the People's Republic of China, clicking.</text:p>
      <text:p text:style-name="P4">
<text:span text:style-name="T4">
 Read also: </text:span>
 <text:a xlink:type="simple" xlink:href="https://www.ukrinform.ua/rubric-world/3694691-blinken-prokomentuvav-mozlivist-svogo-vizitu-do-kitau.html" text:style-name="Internet_20_link" text:visited-style-name="Visited_20_Internet_20_Link">
<text:span text:style-name="T4">
 Blinken </text:span>
</text:a>
In the Republic of Korea, on April 15, Berbb will negotiate in Seoul and visit a demelitarized area.</text:p>
      <text:p text:style-name="P4">
The next day in Japan, she will take part in a meeting of the G7 Foreign Ministry and holding. Within 3 days, ministers will discuss the Russian Federation of Anti -Ukraine, relations with China, the situation in Afghanistan and Iran, and other geographical problems.</text:p>
      <text:p text:style-name="P4">
Visits to the PRC and Korea will be the first to work on the position of minister.</text:p>
      <text:p text:style-name="P4">
<text:span text:style-name="T5">
Foto: Getty Images</text:span>
</text:p>
      <text:p text:style-name="P4">
News Source: <text:a xlink:type="simple" xlink:href="https://www.ukrinform.ua/rubric-world/3694913-berbok-pid-cas-azijskogo-turne-obgovoruvatime-j-vijnu-rf-proti-ukraini.html" text:style-name="Internet_20_link" text:visited-style-name="Visited_20_Internet_20_Link">
https://www.ukrinform.ua/rubric-world/3694913-berbok-pid-cas-azijskogo-turne-obgovoruvatime-j-vijnu-rf-proti-ukraini.html</text:a>
</text:p>
      <!--NEWS-->
      <text:h text:style-name="P10" text:outline-level="1">
<text:span text:style-name="T4">
There are about 950 civilian Ukrainians in Russian captivity - human rights activists</text:span>
</text:h>
      <text:p text:style-name="P4">
Authors: Ukrinform (Person)</text:p>
      <text:p text:style-name="P4">
Publisher: Укринформ (Organization)</text:p>
      <text:p text:style-name="P4">
Published Time: 2023-04-12T15:12:10+03:00</text:p>
      <text:p text:style-name="P4">
Modified Time: 2023-04-12T15:12:10+03:00</text:p>
      <text:p text:style-name="P4">
Description: To date, one hundred places in the temporarily occupied territory of Ukraine and in the Russian Federation, where about a thousand civilian Ukrainians are held. - Ukrinform.</text:p>
      <text:p text:style-name="P4">
Images: ["<text:a xlink:type="simple" xlink:href="https://static.ukrinform.com/photos/2023_04/thumb_files/630_360_1681301255-710.jpg" text:style-name="Internet_20_link" text:visited-style-name="Visited_20_Internet_20_Link">
630_360_16813...</text:a>
", "<text:a xlink:type="simple" xlink:href="https://static.ukrinform.com/photos/2023_04/1681301215-362.jpg" text:style-name="Internet_20_link" text:visited-style-name="Visited_20_Internet_20_Link">
1681301215-36...</text:a>
"]</text:p>
      <text:p text:style-name="P4">
Tags: ['Правозахисники', 'Полонені', 'Війна з росією']</text:p>
      <text:p text:style-name="P4">
Type: Article</text:p>
      <!--METADATA-->
      <text:p text:style-name="P4">
<draw:frame draw:style-name="fr1" draw:name="Image80" text:anchor-type="as-char" svg:width="6.9236in" svg:height="3.956343in" draw:z-index="0">
<draw:image xlink:href="../Images/yкринформ/2023-04-12T15-12-10-03-00/630_360_1681301255-710.jpg" xlink:type="simple" xlink:show="embed" xlink:actuate="onLoad" draw:mime-type="image/jpeg"/>
</draw:frame>
Today, one hundred places in the temporarily occupied territory of Ukraine and the URF are determined, where about a thousand civilian Ukrainians are kept.</text:p>
      <text:p text:style-name="P4">
This was reported by representatives of the media initiative for human rights and the Civilians in captivity during the presentation of the map with the places of maintenance of civilian and volatile, which took place at the Ukraine-Ukrinform Media Center.</text:p>
      <text:p text:style-name="P4">
<draw:frame draw:style-name="fr1" draw:name="Image81" text:anchor-type="as-char" svg:width="6.9236in" svg:height="4.615733in" draw:z-index="0">
<draw:image xlink:href="../Images/yкринформ/2023-04-12T15-12-10-03-00/1681301215-362.jpg" xlink:type="simple" xlink:show="embed" xlink:actuate="onLoad" draw:mime-type="image/jpeg"/>
</draw:frame>
"According to the Ministry of Reintegration, as of the end of February 950 civilians are being reinforced in places. In our list, which we are in parallel to the Civilians in the Civilians, about the same number of persons. We cannot say the same number of persons. , - said coordinator Mipl Tatiana Katrychenko.</text:p>
      <text:p text:style-name="P4">
According to experts, work on the map lasted a year. In particular, social networks and sites were monitored to identify people who disappeared during the occupation. Simultaneously, they interviewed persons liberated from captivity. According to MIPP, 948 hostages - civilians on Tot and in Russia were identified.</text:p>
      <text:p text:style-name="P4">
The map shows one hundred places of maintenance of civilians and servicemen - the Ax -Donetsk region and Kherson region and to the Irkutsk region. Also localized prisoners of the deocal territory - Kyiv region, <text:a xlink:type="simple" xlink:href="https://www.ukrinform.ua/tag-sumsina" text:style-name="Internet_20_link" text:visited-style-name="Visited_20_Internet_20_Link">
</text:a>
.</text:p>
      <text:p text:style-name="P4">
According to Katrychenko, not new prisons are detected daily, so their total significance can be several hundred, and hostages - up to 15 thousand.</text:p>
      <text:p text:style-name="P4">
"The large territory of Ukraine is still occupied. There are detention every day, we find new places of maintenance. Therefore, it cannot be said that the current map is a full picture Cell for law enforcement, ”she emphasized.</text:p>
      <text:p text:style-name="P4">
<text:span text:style-name="T4">
 Read also: </text:span>
 <text:a xlink:type="simple" xlink:href="https://www.ukrinform.ua/rubric-ato/3691183-ak-viziti-v-poloni-poradi-vid-volonterki-kotra-tri-roki-provela-u-doneckomu-sizo.html" text:style-name="Internet_20_link" text:visited-style-name="Visited_20_Internet_20_Link">
<text:span text:style-name="T4">
 captives </text:span>
</text:a>
In turn, the head of the documentation of MIPP Anastasia Panteleevasaszaspaszasniachya that there are usually police officers, administrative buildings and cellars, recreation centers in the occupied territories in the occupied territories.(Kherson region)In each of the structures at the base of the work is held from 4 to 10 people. At the same time, some of the people from the occupied shore of the Dnieper in Kherson region were moved to two SIZO Simferopol.According to her, anyone who is "suspicious" of Urosian, in particular when trying to evacuate, can get into such places.</text:p>
      <text:p text:style-name="P4">
<text:span text:style-name="T4">
 Read also: </text:span>
 <text:a xlink:type="simple" xlink:href="https://www.ukrinform.ua/rubric-ato/3694816-rosia-u-bilsosti-vipadkiv-ne-pidtverdzue-perebuvanna-u-poloni-ukrainskih-bijciv-gur.html" text:style-name="Internet_20_link" text:visited-style-name="Visited_20_Internet_20_Link">
<text:span text:style-name="T4">
 captives </text:span>
</text:a>
Human Media Initiative(Mplex)- The Ukrainian non -governmental organization, started in September 2016, journalists Maria Tomak and Olgaretylova. The organization monitors and documents human rights violations with armed aggression <text:a xlink:type="simple" xlink:href="https://www.ukrinform.ua/tag-rosia" text:style-name="Internet_20_link" text:visited-style-name="Visited_20_Internet_20_Link">
</text:a>
, covers and investigates individual episodes, analyzes the data collected and advocacy.</text:p>
      <text:p text:style-name="P4">
News Source: <text:a xlink:type="simple" xlink:href="https://www.ukrinform.ua/rubric-ato/3694915-u-rosijskomu-poloni-perebuvaut-blizko-950-civilnih-ukrainciv-pravozahisniki.html" text:style-name="Internet_20_link" text:visited-style-name="Visited_20_Internet_20_Link">
https://www.ukrinform.ua/rubric-ato/3694915-u-rosijskomu-poloni-perebuvaut-blizko-950-civilnih-ukrainciv-pravozahisniki.html</text:a>
</text:p>
      <!--NEWS-->
      <text:h text:style-name="P10" text:outline-level="1">
<text:span text:style-name="T4">
Ukraine after a nearly 10-year break is returned to Biennale Architettura</text:span>
</text:h>
      <text:p text:style-name="P4">
Authors: Ukrinform (Person)</text:p>
      <text:p text:style-name="P4">
Publisher: Укринформ (Organization)</text:p>
      <text:p text:style-name="P4">
Published Time: 2023-04-12T15:14:17+03:00</text:p>
      <text:p text:style-name="P4">
Modified Time: 2023-04-12T15:14:17+03:00</text:p>
      <text:p text:style-name="P4">
Description: Ukraine will participate in the largest architectural exhibition of the world, which is held every 2 years in Venice - Biennale Architettura 2023, which is presented by the Before The Future project. - Ukrinform.</text:p>
      <text:p text:style-name="P4">
Images: ["<text:a xlink:type="simple" xlink:href="https://static.ukrinform.com/photos/2023_04/thumb_files/630_360_1681301441-728.jpg" text:style-name="Internet_20_link" text:visited-style-name="Visited_20_Internet_20_Link">
630_360_16813...</text:a>
"]</text:p>
      <text:p text:style-name="P4">
Tags: ['Україна', 'Виставка', 'Венеція', 'Кубраков', 'Відбудова', 'Biennale Architettura']</text:p>
      <text:p text:style-name="P4">
Type: Article</text:p>
      <!--METADATA-->
      <text:p text:style-name="P4">
<draw:frame draw:style-name="fr1" draw:name="Image82" text:anchor-type="as-char" svg:width="6.9236in" svg:height="3.956343in" draw:z-index="0">
<draw:image xlink:href="../Images/yкринформ/2023-04-12T15-14-17-03-00/630_360_1681301441-728.jpg" xlink:type="simple" xlink:show="embed" xlink:actuate="onLoad" draw:mime-type="image/jpeg"/>
</draw:frame>
Ukrainian will participate in the largest architectural exhibition of the world, which is held every 2 years in Venice - Biennale Architettura 2023, which is presented by the Before Thefuture project.</text:p>
      <text:p text:style-name="P4">
This was reported by Viceremier-Minister for Recovery-Minister of Community, Territories and Infrastructure Development Alexander Kubrakov, Ukrinform reports with a reference to the Ministry's Ministry press service <text:a xlink:type="simple" xlink:href="https://www.facebook.com/MinInfra.UA/posts/pfbid04WUwDnV56katHBtvrLbqRXsG2wj1tvkLqosEct9rQy9Cwd84cPPzZ6XBaUD15riyl" text:style-name="Internet_20_link" text:visited-style-name="Visited_20_Internet_20_Link">
</text:a>
.</text:p>
      <text:p text:style-name="P4">
«Відбудова України – це не тільки про повоєнне відновлення зруйнованого, але йпро нові можливості для архітектурних рішень та загалом переосмислення образусучасного українського міста чи села. Biennale Architettura — це майданчик, деми можемо показати наш архітектурний потенціал та нашу візію як для України,так і для всього світу», - зазначив міністр.</text:p>
      <text:p text:style-name="P4">
Передбачається, що на виставці презентують український проєкт Before theFuture. Комісаром українського павільйону виступить голова Державногоагентства розвитку туризму України Мар'яна Олеськів. Захід розпочне своюроботу 20 травня та триватиме до 26 листопада.</text:p>
      <text:p text:style-name="P4">
«Запрошуємо українських архітекторів взяти участь у Biennale. Адже сучаснаукраїнська архітектурна думка, попри війну, рухається спільно зі світовимконтекстом і має що запропонувати міжнародній спільноті», - додав Кубраков.</text:p>
      <text:p text:style-name="P4">
<text:span text:style-name="T4">
Читайте також:</text:span>
 <text:a xlink:type="simple" xlink:href="https://www.ukrinform.ua/rubric-vidbudova/3694679-italia-naprikinci-misaca-prezentue-plan-vidbudovi-ukraini.html" text:style-name="Internet_20_link" text:visited-style-name="Visited_20_Internet_20_Link">
 <text:span text:style-name="T4">
Італії</text:span>
 </text:a>
Architects who are ready to become participants in the Public Program of the Pavilion Ukraine can already send their proposals to: <text:a xlink:type="simple" xlink:href="mailto:dart@tourism.gov.ua" text:style-name="Internet_20_link" text:visited-style-name="Visited_20_Internet_20_Link">
</text:a>
.</text:p>
      <text:p text:style-name="P4">
As it was reported, Biennale Architettura is international <text:a xlink:type="simple" xlink:href="https://www.ukrinform.ua/tag-vistavka" text:style-name="Internet_20_link" text:visited-style-name="Visited_20_Internet_20_Link">
</text:a>
architecture, which is held every 2 years in Venice. Its main goal is to demonstrate architectural solutions that were response to modern social, technological and cultural challenges.</text:p>
      <text:p text:style-name="P4">
Ukraine returns to the exhibition after almost 10 years of absence-the last state was presented at Biennale Architettura in 2014.</text:p>
      <text:p text:style-name="P4">
<text:span text:style-name="T5">
Foto: Alexander Kubrakov, Facebook</text:span>
</text:p>
      <text:p text:style-name="P4">
News Source: <text:a xlink:type="simple" xlink:href="https://www.ukrinform.ua/rubric-vidbudova/3694919-ukraina-pisla-majze-10ricnoi-perervi-povertaetsa-na-biennale-architettura.html" text:style-name="Internet_20_link" text:visited-style-name="Visited_20_Internet_20_Link">
https://www.ukrinform.ua/rubric-vidbudova/3694919-ukraina-pisla-majze-10ricnoi-perervi-povertaetsa-na-biennale-architettura.html</text:a>
</text:p>
      <!--NEWS-->
      <text:h text:style-name="P10" text:outline-level="1">
<text:span text:style-name="T4">
Britain has imposed sanctions against Medvedchuk's wife and 13 other companies and companies</text:span>
</text:h>
      <text:p text:style-name="P4">
Authors: Ukrinform (Person)</text:p>
      <text:p text:style-name="P4">
Publisher: Укринформ (Organization)</text:p>
      <text:p text:style-name="P4">
Published Time: 2023-04-12T15:19:00+03:00</text:p>
      <text:p text:style-name="P4">
Modified Time: 2023-04-12T15:19:00+03:00</text:p>
      <text:p text:style-name="P4">
Description: The Ministry of Finance of the United Kingdom has imposed sanctions against 14 individuals and legal entities, including the wife of a pro -Russian policy Viktor Medvedchuk - Oksana Marchenko. - Ukrinform.</text:p>
      <text:p text:style-name="P4">
Images: ["<text:a xlink:type="simple" xlink:href="https://static.ukrinform.com/photos/2018_08/thumb_files/630_360_1533766038-5110-oksana-marcenko.jpg" text:style-name="Internet_20_link" text:visited-style-name="Visited_20_Internet_20_Link">
630_360_15337...</text:a>
"]</text:p>
      <text:p text:style-name="P4">
Tags: ['Британія', 'Санкції', 'Оксана Марченко']</text:p>
      <text:p text:style-name="P4">
Type: Article</text:p>
      <!--METADATA-->
      <text:p text:style-name="P4">
<draw:frame draw:style-name="fr1" draw:name="Image83" text:anchor-type="as-char" svg:width="6.9236in" svg:height="3.956343in" draw:z-index="0">
<draw:image xlink:href="../Images/yкринформ/2023-04-12T15-19-00-03-00/630_360_1533766038-5110-oksana-marcenko.jpg" xlink:type="simple" xlink:show="embed" xlink:actuate="onLoad" draw:mime-type="image/jpeg"/>
</draw:frame>
The Ministry of Finance of the United Kingdom has imposed sanctions against 14 individuals and legal entities, including the wife of a pro -Russian politician Medvedchuk - Oksana Marchenko.</text:p>
      <text:p text:style-name="P4">
This is stated in <text:a xlink:type="simple" xlink:href="http://assets.publishing.service.gov.uk/government/uploads/system/uploads/attachment_data/file/1149706/Notice_Russia_120423.pdf" text:style-name="Internet_20_link" text:visited-style-name="Visited_20_Internet_20_Link">
</text:a>
The office of implementation of financial sanctions under the Treasury of the United Kingdom, reports Ukrinform.</text:p>
      <text:p text:style-name="P4">
“On April 12, 2023, the Ministry of Foreign Affairs, the Community Supplies and Development updated information on the UK sanction list. This list contains information about those who were added in accordance with the normative acts of the sanction law. 14 positions were added to the consolidated list, and now they fall under the freezing of assets, ”the document reads.</text:p>
      <text:p text:style-name="P4">
It is noted that among the sub -individuals and legal entities is the wife of the Pro -Russian policy Viktor Medvedchuk - Oksana Marchenko.</text:p>
      <text:p text:style-name="P4">
The sanctions list also included relatives of Russian oligarchs Suleimanacryimov, Andriy Skoch and Vladimir Yevtushenko.</text:p>
      <text:p text:style-name="P4">
In addition, <text:a xlink:type="simple" xlink:href="https://www.ukrinform.ua/tag-britania" text:style-name="Internet_20_link" text:visited-style-name="Visited_20_Internet_20_Link">
 </text:a>
Introduced restrictive measures for four companies related to Russian oligarchs Alishemusman and Roman Abramovich.</text:p>
      <text:p text:style-name="P4">
<text:span text:style-name="T4">
 Read also: </text:span>
 <text:a xlink:type="simple" xlink:href="https://www.ukrinform.ua/rubric-ato/3691784-u-lvivskij-oblasti-arestuvali-zemlu-druzini-medvedcuka-se-majze-na-175-miljona.html" text:style-name="Internet_20_link" text:visited-style-name="Visited_20_Internet_20_Link">
<text:span text:style-name="T4">
 Medvedchuk </text:span>
</text:a>
As it was reported, on April 5, the SBU stated that the court had arrested more two -earth areas with real estate objects that were illegally owned by Marchenko Oxani. The total value of the arrested property is almost 17.5 million.</text:p>
      <text:p text:style-name="P4">
On April 11, the Security Service of Ukraine was wanted by Oksana Marchenko.</text:p>
      <text:p text:style-name="P4">
News Source: <text:a xlink:type="simple" xlink:href="https://www.ukrinform.ua/rubric-world/3694921-britania-zaprovadila-sankcii-proti-druzini-medvedcuka-ta-se-13-osib-i-kompanij.html" text:style-name="Internet_20_link" text:visited-style-name="Visited_20_Internet_20_Link">
https://www.ukrinform.ua/rubric-world/3694921-britania-zaprovadila-sankcii-proti-druzini-medvedcuka-ta-se-13-osib-i-kompanij.html</text:a>
</text:p>
      <!--NEWS-->
      <text:h text:style-name="P10" text:outline-level="1">
<text:span text:style-name="T4">
The world will receive a war with the fourth Reich if you choose a shameful peace from the Russian Federation - Danilov</text:span>
</text:h>
      <text:p text:style-name="P4">
Authors: Ukrinform (Person)</text:p>
      <text:p text:style-name="P4">
Publisher: Укринформ (Organization)</text:p>
      <text:p text:style-name="P4">
Published Time: 2023-04-12T15:22:17+03:00</text:p>
      <text:p text:style-name="P4">
Modified Time: 2023-04-12T15:22:17+03:00</text:p>
      <text:p text:style-name="P4">
Description: The Secretary of the National Security and Defense Council Alexei Danilov is convinced that the world will receive a war with the Russian Fourth Reich, if it chose a shameful peace from the Russian Federation. - Ukrinform.</text:p>
      <text:p text:style-name="P4">
Images: ["<text:a xlink:type="simple" xlink:href="https://static.ukrinform.com/photos/2023_04/thumb_files/630_360_1680783781-501.jpg" text:style-name="Internet_20_link" text:visited-style-name="Visited_20_Internet_20_Link">
630_360_16807...</text:a>
"]</text:p>
      <text:p text:style-name="P4">
Tags: ['ООН', 'путін', 'РНБО', 'Данілов', 'Війна з росією']</text:p>
      <text:p text:style-name="P4">
Type: Article</text:p>
      <!--METADATA-->
      <text:p text:style-name="P4">
<draw:frame draw:style-name="fr1" draw:name="Image84" text:anchor-type="as-char" svg:width="6.9236in" svg:height="3.956343in" draw:z-index="0">
<draw:image xlink:href="../Images/yкринформ/2023-04-12T15-22-17-03-00/630_360_1680783781-501.jpg" xlink:type="simple" xlink:show="embed" xlink:actuate="onLoad" draw:mime-type="image/jpeg"/>
</draw:frame>
Oleksiy Danilov, Secretaries of National Security and Defense, is convinced that the world with the Russian Fourth Reich is a world, if he chose a shameful peace from the Russian Federation.</text:p>
      <text:p text:style-name="P4">
He wrote about it in <text:a xlink:type="simple" xlink:href="https://www.facebook.com/100012127781936/posts/pfbid02jTVVdWdy9usVGX4QuJobzLVTrdh5RjvqkxVw9fmtBJfBnbwmLxtMFTpcoJPnbFa4l/" text:style-name="Internet_20_link" text:visited-style-name="Visited_20_Internet_20_Link">
</text:a>
reports Ukrinform.</text:p>
      <text:p text:style-name="P4">
"If the world chooses a shameful peace, it will receive a new war with the Russian four Reich," Danilov said.</text:p>
      <text:p text:style-name="P4">
According to him, the formula of victory of Ukraine and democracy can be discussed, but the defeat is known to all.</text:p>
      <text:p text:style-name="P4">
<text:span text:style-name="T4">
 Read also: </text:span>
 <text:a xlink:type="simple" xlink:href="https://www.ukrinform.ua/rubric-ato/3694340-ukraina-uhvalit-risenna-pro-kontrnastup-v-ostannij-moment-danilov.html" text:style-name="Internet_20_link" text:visited-style-name="Visited_20_Internet_20_Link">
<text:span text:style-name="T4">
 Danilov </text:span>
</text:a>
"History teaches: no complete and unconditional surrender of the aggressor. Leave the Reich in the borders until 1941 with annexed and occupied territories, Czechoslovakia, Poland, France. brackets destroyed cities, genocide, terror, torture, thousands of killed, including hundreds of innocent children, destroyed ... And continue to press Putin's hand at various summits, meetings and negotiations, "the secretary wrote <text:a xlink:type="simple" xlink:href="https://www.ukrinform.ua/tag-rnbo" text:style-name="Internet_20_link" text:visited-style-name="Visited_20_Internet_20_Link">
</text:a>
.</text:p>
      <text:p text:style-name="P4">
<text:span text:style-name="T4">
 Read also: </text:span>
 <text:a xlink:type="simple" xlink:href="https://www.ukrinform.ua/rubric-world/3694327-u-ssa-vidpovili-na-zaavu-medvedeva-pro-zniknenna-ukraini-z-mapi-svitu.html" text:style-name="Internet_20_link" text:visited-style-name="Visited_20_Internet_20_Link">
</text:a>
As it was reported, in November President Volodymyr Zelenskyy presented the Ukrainian formula of peace. In particular, it is about providing radiation, nuclear, food, energy security, the release of all prisoners of ideported, the implementation of the UN Charter and the restoration of territorial integrity of Ukraine and world order, the withdrawal of Russian troops and the termination of combatants, the return of justice, the opposition of ecocide, the lack of escalation.</text:p>
      <text:p text:style-name="P4">
News Source: <text:a xlink:type="simple" xlink:href="https://www.ukrinform.ua/rubric-polytics/3694923-svit-otrimae-vijnu-z-cetvertim-rejhom-akso-obere-ganebnij-mir-z-rf-danilov.html" text:style-name="Internet_20_link" text:visited-style-name="Visited_20_Internet_20_Link">
https://www.ukrinform.ua/rubric-polytics/3694923-svit-otrimae-vijnu-z-cetvertim-rejhom-akso-obere-ganebnij-mir-z-rf-danilov.html</text:a>
</text:p>
      <!--NEWS-->
      <text:h text:style-name="P10" text:outline-level="1">
<text:span text:style-name="T4">
Naftogaz and gas media customers will receive accounts in one payment</text:span>
</text:h>
      <text:p text:style-name="P4">
Authors: Ukrinform (Person)</text:p>
      <text:p text:style-name="P4">
Publisher: Укринформ (Organization)</text:p>
      <text:p text:style-name="P4">
Published Time: 2023-04-12T15:22:41+03:00</text:p>
      <text:p text:style-name="P4">
Modified Time: 2023-04-12T15:22:41+03:00</text:p>
      <text:p text:style-name="P4">
Description: Naftogaz of Ukraine and LLC "Gas Development Networks of Ukraine" combined all paper receipts for consumption and distribution of gas in one file. - Ukrinform.</text:p>
      <text:p text:style-name="P4">
Images: ["<text:a xlink:type="simple" xlink:href="https://static.ukrinform.com/photos/2018_12/thumb_files/630_360_1546112975-801.jpg" text:style-name="Internet_20_link" text:visited-style-name="Visited_20_Internet_20_Link">
630_360_15461...</text:a>
"]</text:p>
      <text:p text:style-name="P4">
Tags: ['Газ', 'Комунальні послуги', 'Нафтогаз', 'Платіжка']</text:p>
      <text:p text:style-name="P4">
Type: Article</text:p>
      <!--METADATA-->
      <text:p text:style-name="P4">
<draw:frame draw:style-name="fr1" draw:name="Image85" text:anchor-type="as-char" svg:width="6.9236in" svg:height="3.956343in" draw:z-index="0">
<draw:image xlink:href="../Images/yкринформ/2023-04-12T15-22-41-03-00/630_360_1546112975-801.jpg" xlink:type="simple" xlink:show="embed" xlink:actuate="onLoad" draw:mime-type="image/jpeg"/>
</draw:frame>
Naftogaz of Ukraine and LLC "Gas Development Networks of Ukraine" combined all paper receipts for consumption and distribution of gas in one file.</text:p>
      <text:p text:style-name="P4">
According to Ukrinform, reports Naftogaz of Ukraine in <text:a xlink:type="simple" xlink:href="https://www.facebook.com/NaftogazGasSupply/videos/988418792566699" text:style-name="Internet_20_link" text:visited-style-name="Visited_20_Internet_20_Link">
</text:a>
.</text:p>
      <text:p text:style-name="P4">
“Already in April, the clients of the GC“ <text:a xlink:type="simple" xlink:href="https://www.ukrinform.ua/tag-naftogaz" text:style-name="Internet_20_link" text:visited-style-name="Visited_20_Internet_20_Link">
</text:a>
Of Ukraine, as well as Kropyvnytskyi Branch of Gazetrozh, JSC Dniprogaz, JSC Kharkivgas, JSC Kharkivmiskgaz, JSC Kryvorizhgaz and JSC Donetsk Blgaz will receive March accounts and have the opportunity to see how pleated and comfortable. After all, all the details, individual QR codes and data on the transmission of testimony and payment were collected in one place, ”the presentation reads.</text:p>
      <text:p text:style-name="P4">
The company emphasized that this will also reduce the number of paper payments and significantly reduce the cost of printing and delivery of receipts.</text:p>
      <text:p text:style-name="P4">
<text:span text:style-name="T4">
 Read also: </text:span>
 <text:a xlink:type="simple" xlink:href="https://www.ukrinform.ua/rubric-economy/3691934-ukrnafta-vidnovlue-funkciu-rozvidki-ta-posuku-rodovis.html" text:style-name="Internet_20_link" text:visited-style-name="Visited_20_Internet_20_Link">
</text:a>
As it was reported, Naftogaz of Ukraine continues to open the centers of connection. In particular, 38 such centers are available for clients from Poland, Vinnytsia and Volyn regions.</text:p>
      <text:p text:style-name="P4">
News Source: <text:a xlink:type="simple" xlink:href="https://www.ukrinform.ua/rubric-economy/3694925-klienti-naftogazu-ta-gazmerez-otrimuvatimut-rahunki-v-odnij-platizci.html" text:style-name="Internet_20_link" text:visited-style-name="Visited_20_Internet_20_Link">
https://www.ukrinform.ua/rubric-economy/3694925-klienti-naftogazu-ta-gazmerez-otrimuvatimut-rahunki-v-odnij-platizci.html</text:a>
</text:p>
      <!--NEWS-->
      <text:h text:style-name="P10" text:outline-level="1">
<text:span text:style-name="T4">
The Frankivsk Drama Theater is preparing the production of the Polish director of Klechevskaya "Dyad"</text:span>
</text:h>
      <text:p text:style-name="P4">
Authors: Ukrinform (Person)</text:p>
      <text:p text:style-name="P4">
Publisher: Укринформ (Organization)</text:p>
      <text:p text:style-name="P4">
Published Time: 2023-04-12T15:24:12+03:00</text:p>
      <text:p text:style-name="P4">
Modified Time: 2023-04-12T15:24:12+03:00</text:p>
      <text:p text:style-name="P4">
Description: In the Frankivsk Drama Theater, the Polish director Maya Klechevska began work on the production of Dzaadi on the poem of Adam Mickiewicz. - Ukrinform.</text:p>
      <text:p text:style-name="P4">
Images: ["<text:a xlink:type="simple" xlink:href="https://static.ukrinform.com/photos/2023_04/thumb_files/630_360_1681302005-848.jpg" text:style-name="Internet_20_link" text:visited-style-name="Visited_20_Internet_20_Link">
630_360_16813...</text:a>
"]</text:p>
      <text:p text:style-name="P4">
Tags: ['Івано-Франківськ', 'Театр']</text:p>
      <text:p text:style-name="P4">
Type: Article</text:p>
      <!--METADATA-->
      <text:p text:style-name="P4">
<draw:frame draw:style-name="fr1" draw:name="Image86" text:anchor-type="as-char" svg:width="6.9236in" svg:height="3.956343in" draw:z-index="0">
<draw:image xlink:href="../Images/yкринформ/2023-04-12T15-24-12-03-00/630_360_1681302005-848.jpg" xlink:type="simple" xlink:show="embed" xlink:actuate="onLoad" draw:mime-type="image/jpeg"/>
</draw:frame>
UFRANKOVSKY DRAM Theater, Polish director Maya Klechevska began work with the production of "Dzada" on the poem of Adam Mickiewicz.</text:p>
      <text:p text:style-name="P4">
About it in <text:a xlink:type="simple" xlink:href="https://www.facebook.com/dramteatr.if/posts/pfbid02xLGfFMWsLxmbK3pW3JLUiqwyapvXbNJDmwjLqQSPTRtqzFp1qnHXrYRVxaXBQny2l" text:style-name="Internet_20_link" text:visited-style-name="Visited_20_Internet_20_Link">
</text:a>
The Frankivsk Drama Theater reported, Ukrinform reports.</text:p>
      <text:p text:style-name="P4">
“We have great news!The other day, Maya Klechevskaya is a leading Polish director - by Zizovov colleagues and together with our team <text:a xlink:type="simple" xlink:href="https://www.ukrinform.ua/tag-teatr" text:style-name="Internet_20_link" text:visited-style-name="Visited_20_Internet_20_Link">
</text:a>
They started working on a new production of "Dzaadi" on the same poem of Mickiewicz, " - the message reads.</text:p>
      <text:p text:style-name="P4">
It is noted that the romantic Drama "Dyadi" will have an anti -Russian discourse of a touchless unpaid message to those who still say "this is not our war" or "Yapacifist".</text:p>
      <text:p text:style-name="P4">
It is noted that the premiere shows are scheduled for May 27 and 28.</text:p>
      <text:p text:style-name="P4">
<text:span text:style-name="T4">
 Read also: </text:span>
 <text:a xlink:type="simple" xlink:href="https://www.ukrinform.ua/rubric-culture/3689777-nacopera-u-kvitni-pokaze-baaderku-aidu-i-lubovnij-napij.html" text:style-name="Internet_20_link" text:visited-style-name="Visited_20_Internet_20_Link">
</text:a>
As reported by Ukrinform, the chief director of the Kiev Academic Comedy Theater on the left bank of the Dnieper Tamara Trunov <text:a xlink:type="simple" xlink:href="https://www.ukrinform.ua/rubric-culture/3688099-ukrainska-reziserka-postavila-vistavu-pogani-dorogi-u-litvi.html" text:style-name="Internet_20_link" text:visited-style-name="Visited_20_Internet_20_Link">
</text:a>
 ("Bad roads").</text:p>
      <text:p text:style-name="P4">
News Source: <text:a xlink:type="simple" xlink:href="https://www.ukrinform.ua/rubric-culture/3694926-frankivskij-dramteatr-gotue-postanovku-polskoi-reziserki-klecevskoi-dzadi.html" text:style-name="Internet_20_link" text:visited-style-name="Visited_20_Internet_20_Link">
https://www.ukrinform.ua/rubric-culture/3694926-frankivskij-dramteatr-gotue-postanovku-polskoi-reziserki-klecevskoi-dzadi.html</text:a>
</text:p>
      <!--NEWS-->
      <text:h text:style-name="P10" text:outline-level="1">
<text:span text:style-name="T4">
Coach of Ukraine about the game with eston: had to score more than one ball</text:span>
</text:h>
      <text:p text:style-name="P4">
Authors: Ukrinform (Person)</text:p>
      <text:p text:style-name="P4">
Publisher: Укринформ (Organization)</text:p>
      <text:p text:style-name="P4">
Published Time: 2023-04-12T15:24:23+03:00</text:p>
      <text:p text:style-name="P4">
Modified Time: 2023-04-12T15:24:23+03:00</text:p>
      <text:p text:style-name="P4">
Description: The head coach of the National Women's Team of Ukraine Luis Cortes commented on the first victory of his wards in 2023. Our team beat Estonia (1: 0) in the control match. - Ukrinform.</text:p>
      <text:p text:style-name="P4">
Images: ["<text:a xlink:type="simple" xlink:href="https://static.ukrinform.com/photos/2023_04/thumb_files/630_360_1681301608-942.jpg" text:style-name="Internet_20_link" text:visited-style-name="Visited_20_Internet_20_Link">
630_360_16813...</text:a>
"]</text:p>
      <text:p text:style-name="P4">
Tags: ['Естонія', 'Футбол', 'Збірна України', 'Жінки']</text:p>
      <text:p text:style-name="P4">
Type: Article</text:p>
      <!--METADATA-->
      <text:p text:style-name="P4">
<draw:frame draw:style-name="fr1" draw:name="Image87" text:anchor-type="as-char" svg:width="6.9236in" svg:height="3.956343in" draw:z-index="0">
<draw:image xlink:href="../Images/yкринформ/2023-04-12T15-24-23-03-00/630_360_1681301608-942.jpg" xlink:type="simple" xlink:show="embed" xlink:actuate="onLoad" draw:mime-type="image/jpeg"/>
</draw:frame>
The chief conductor of the National Women's Team of Ukraine in Football Luis Cortexed the first victory of his wards in 2023. Our team in the control match beat the national team of Estonia(1:0).</text:p>
      <text:p text:style-name="P4">
Наставник <text:a xlink:type="simple" xlink:href="https://uaf.ua/article/48003" text:style-name="Internet_20_link" text:visited-style-name="Visited_20_Internet_20_Link">
 </text:a>
that he is satisfied with the game, but more than one ball should be hammered, Ukrinform reports.</text:p>
      <text:p text:style-name="P4">
“It is a pleasure to complete our first training fee for more than six months. I was pleased with the match with Estonia, because the girls used all the shadowing that we trained during the last week.</text:p>
      <text:p text:style-name="P4">
We made almost nothing to make rivals, quickly played in selections, well -groomed, and had many moments to take the gate. But the team has to improve their decision -making skills when the attacks are completed. In such pens, we have to score more than one ball. One and only simple mistake of the orhorosh action of rivals can negate all our efforts. And in official mats it is unacceptable and can be too expensive, ”the coach said.</text:p>
      <text:p text:style-name="P4">
<text:span text:style-name="T4">
 Read also: </text:span>
 <text:a xlink:type="simple" xlink:href="https://www.ukrinform.ua/rubric-sports/3694617-zinoca-zbirna-ukraini-z-futbolu-obigrala-estoniu-u-kontrolnomu-matci.html" text:style-name="Internet_20_link" text:visited-style-name="Visited_20_Internet_20_Link">
</text:a>
The next challenge for the women's national team of Ukraine is the League of Nations, the draw of which will be reached on May 2.</text:p>
      <text:p text:style-name="P4">
Photo: uaf.ua.</text:p>
      <text:p text:style-name="P4">
News Source: <text:a xlink:type="simple" xlink:href="https://www.ukrinform.ua/rubric-sports/3694927-trener-ukraini-pro-gru-z-estonkami-mali-zabivati-bilse-odnogo-maca.html" text:style-name="Internet_20_link" text:visited-style-name="Visited_20_Internet_20_Link">
https://www.ukrinform.ua/rubric-sports/3694927-trener-ukraini-pro-gru-z-estonkami-mali-zabivati-bilse-odnogo-maca.html</text:a>
</text:p>
      <!--NEWS-->
      <text:h text:style-name="P10" text:outline-level="1">
<text:span text:style-name="T4">
Berlin is not ready to comment on a video about the execution of Ukrainian defenders</text:span>
</text:h>
      <text:p text:style-name="P4">
Authors: Ukrinform (Person)</text:p>
      <text:p text:style-name="P4">
Publisher: Укринформ (Organization)</text:p>
      <text:p text:style-name="P4">
Published Time: 2023-04-12T15:25:14+03:00</text:p>
      <text:p text:style-name="P4">
Modified Time: 2023-04-12T15:25:14+03:00</text:p>
      <text:p text:style-name="P4">
Description: German politicians are not ready to comment on a scandalous video with the personnel of brutal massacre with the Ukrainian military, but generally insist on humane treatment of prisoners of war. - Ukrinform.</text:p>
      <text:p text:style-name="P4">
Images: ["<text:a xlink:type="simple" xlink:href="https://static.ukrinform.com/photos/2022_05/thumb_files/630_360_1653312915-647.jpg" text:style-name="Internet_20_link" text:visited-style-name="Visited_20_Internet_20_Link">
630_360_16533...</text:a>
"]</text:p>
      <text:p text:style-name="P4">
Tags: ['Німеччина', 'Страта', 'росія', 'Військові']</text:p>
      <text:p text:style-name="P4">
Type: Article</text:p>
      <!--METADATA-->
      <text:p text:style-name="P4">
<draw:frame draw:style-name="fr1" draw:name="Image88" text:anchor-type="as-char" svg:width="6.9236in" svg:height="3.956343in" draw:z-index="0">
<draw:image xlink:href="../Images/yкринформ/2023-04-12T15-25-14-03-00/630_360_1653312915-647.jpg" xlink:type="simple" xlink:show="embed" xlink:actuate="onLoad" draw:mime-type="image/jpeg"/>
</draw:frame>
German politicians are not ready to comment on a scandalous video with the personnel of cruel massacre by the Ukrainian military, but in general insist on humane treatment of the wedding.</text:p>
      <text:p text:style-name="P4">
The journalists asked the situation to comment on the Federal Government Federal Goffmann on a briefing on Wednesday, correspondenttukinform reports.</text:p>
      <text:p text:style-name="P4">
“We took into account this video with horror. But we do not have our own data, including the accuracy of this video, ”Hoffmann said.</text:p>
      <text:p text:style-name="P4">
At the same time, she emphasized that all prisoners of war should be handled to Geneva Conventions and International Humanitarian Law.</text:p>
      <text:p text:style-name="P4">
<text:span text:style-name="T4">
 Read also: </text:span>
 <text:a xlink:type="simple" xlink:href="https://www.ukrinform.ua/rubric-ato/3694808-zelenskij-pro-stratu-ukrainskogo-voina-ce-video-rosii-akou-vona-e.html" text:style-name="Internet_20_link" text:visited-style-name="Visited_20_Internet_20_Link">
<text:span text:style-name="T4">
 execution </text:span>
</text:a>
As reported by Ukrinform, two videos with the alleged head of Ukrainian defenders have appeared on the Internet. According to CNN, the video probably depicts individual events. One of them could have been recorded recently, and another - judging by the amount of greens - probably removed in the summer. Ukrainian politicians urged the world to respond to another military crime <text:a xlink:type="simple" xlink:href="https://www.ukrinform.ua/tag-rosia" text:style-name="Internet_20_link" text:visited-style-name="Visited_20_Internet_20_Link">
</text:a>
 .</text:p>
      <text:p text:style-name="P4">
News Source: <text:a xlink:type="simple" xlink:href="https://www.ukrinform.ua/rubric-world/3694928-u-berlini-ne-gotovi-komentuvati-video-pro-stratu-ukrainskih-zahisnikiv.html" text:style-name="Internet_20_link" text:visited-style-name="Visited_20_Internet_20_Link">
https://www.ukrinform.ua/rubric-world/3694928-u-berlini-ne-gotovi-komentuvati-video-pro-stratu-ukrainskih-zahisnikiv.html</text:a>
</text:p>
      <!--NEWS-->
      <text:h text:style-name="P10" text:outline-level="1">
<text:span text:style-name="T4">
Ukrainian and European MPs for the first time held a joint meeting</text:span>
</text:h>
      <text:p text:style-name="P4">
Authors: Ukrinform (Person)</text:p>
      <text:p text:style-name="P4">
Publisher: Укринформ (Organization)</text:p>
      <text:p text:style-name="P4">
Published Time: 2023-04-12T15:33:19+03:00</text:p>
      <text:p text:style-name="P4">
Modified Time: 2023-04-12T15:33:19+03:00</text:p>
      <text:p text:style-name="P4">
Description: On Wednesday, April 12, the first joint intercommunity meeting of Ukrainian parliamentarians with deputies of the European Parliament was held. - Ukrinform.</text:p>
      <text:p text:style-name="P4">
Images: ["<text:a xlink:type="simple" xlink:href="https://static.ukrinform.com/photos/2023_04/thumb_files/630_360_1681302627-259.jpg" text:style-name="Internet_20_link" text:visited-style-name="Visited_20_Internet_20_Link">
630_360_16813...</text:a>
", "<text:a xlink:type="simple" xlink:href="https://static.ukrinform.com/photos/2023_04/1681302627-281.jpg" text:style-name="Internet_20_link" text:visited-style-name="Visited_20_Internet_20_Link">
1681302627-28...</text:a>
", "<text:a xlink:type="simple" xlink:href="https://static.ukrinform.com/photos/2023_04/1681302627-512.jpg" text:style-name="Internet_20_link" text:visited-style-name="Visited_20_Internet_20_Link">
1681302627-51...</text:a>
", "<text:a xlink:type="simple" xlink:href="https://static.ukrinform.com/photos/2023_04/1681302626-889.jpg" text:style-name="Internet_20_link" text:visited-style-name="Visited_20_Internet_20_Link">
1681302626-88...</text:a>
", "<text:a xlink:type="simple" xlink:href="https://static.ukrinform.com/photos/2023_04/1681302627-145.jpg" text:style-name="Internet_20_link" text:visited-style-name="Visited_20_Internet_20_Link">
1681302627-14...</text:a>
"]</text:p>
      <text:p text:style-name="P4">
Tags: ['Європарламент', 'Верховна Рада', 'Стефанчук']</text:p>
      <text:p text:style-name="P4">
Type: Article</text:p>
      <!--METADATA-->
      <text:p text:style-name="P4">
<draw:frame draw:style-name="fr1" draw:name="Image89" text:anchor-type="as-char" svg:width="6.9236in" svg:height="3.956343in" draw:z-index="0">
<draw:image xlink:href="../Images/yкринформ/2023-04-12T15-33-19-03-00/630_360_1681302627-259.jpg" xlink:type="simple" xlink:show="embed" xlink:actuate="onLoad" draw:mime-type="image/jpeg"/>
</draw:frame>
On Wednesday, April 12, the first joint intercommunity meeting of Ukrainian parliamentarians with deputies of the European Parliament took place.</text:p>
      <text:p text:style-name="P4">
Ruslan Stefanchuk reported this in <text:a xlink:type="simple" xlink:href="https://www.facebook.com/100058105416952/posts/pfbid02FvQNvw2vWqJ2k9mWkmcuE8CALHLV91uNmsYkDWPfzpfoEDrUr4J6ZHrVa9phVkmpl/" text:style-name="Internet_20_link" text:visited-style-name="Visited_20_Internet_20_Link">
</text:a>
, reports Ukrinform.</text:p>
      <text:p text:style-name="P4">
"Historical Day for Ukrainian and European Parliaments. Today(April 12 - ed.)They held the first common between the Committee Meeting of Ukrainian Parliamentarians with deputies <text:a xlink:type="simple" xlink:href="https://www.ukrinform.ua/tag-evroparlament" text:style-name="Internet_20_link" text:visited-style-name="Visited_20_Internet_20_Link">
</text:a>
", - he said.</text:p>
      <text:p text:style-name="P4">
<draw:frame draw:style-name="fr1" draw:name="Image90" text:anchor-type="as-char" svg:width="6.666667in" svg:height="10.0in" draw:z-index="0">
<draw:image xlink:href="../Images/yкринформ/2023-04-12T15-33-19-03-00/1681302627-281.jpg" xlink:type="simple" xlink:show="embed" xlink:actuate="onLoad" draw:mime-type="image/jpeg"/>
</draw:frame>
Stefanchuk expressed his intention of the leader of the European Parliament Roberti Metzoliza initiative of the meeting and support of our desire of Ukraine to be a full -fledged European Union.</text:p>
      <text:p text:style-name="P4">
<draw:frame draw:style-name="fr1" draw:name="Image91" text:anchor-type="as-char" svg:width="6.9236in" svg:height="4.615733in" draw:z-index="0">
<draw:image xlink:href="../Images/yкринформ/2023-04-12T15-33-19-03-00/1681302627-512.jpg" xlink:type="simple" xlink:show="embed" xlink:actuate="onLoad" draw:mime-type="image/jpeg"/>
</draw:frame>
<text:span text:style-name="T4">
 Read also: </text:span>
 <text:a xlink:type="simple" xlink:href="https://www.ukrinform.ua/rubric-polytics/3693991-rada-zaklikala-kraini-nato-priskoriti-vstup-ukraini-do-alansu.html" text:style-name="Internet_20_link" text:visited-style-name="Visited_20_Internet_20_Link">
</text:a>
"The process of joining the EU is a painstaking work on adaptation of national law to EU law and I am grateful that the European Parliament is ready to butiplic with Ukraine. So today we have started structural cooperation between the committees of our parliaments," the Ukrainian Parliament speaker.</text:p>
      <text:p text:style-name="P4">
<draw:frame draw:style-name="fr1" draw:name="Image92" text:anchor-type="as-char" svg:width="6.9236in" svg:height="4.615733in" draw:z-index="0">
<draw:image xlink:href="../Images/yкринформ/2023-04-12T15-33-19-03-00/1681302626-889.jpg" xlink:type="simple" xlink:show="embed" xlink:actuate="onLoad" draw:mime-type="image/jpeg"/>
</draw:frame>
He explained that from now on every committee of the Ukrainian Parliament becomes actually integration, and each legislative initiative will be considered because of its compliance with European standards. "And this should become the new arbitrariness of Ukrainian parliamentarism," Stefanchuk stressed.</text:p>
      <text:p text:style-name="P4">
<draw:frame draw:style-name="fr1" draw:name="Image93" text:anchor-type="as-char" svg:width="6.9236in" svg:height="4.615733in" draw:z-index="0">
<draw:image xlink:href="../Images/yкринформ/2023-04-12T15-33-19-03-00/1681302627-145.jpg" xlink:type="simple" xlink:show="embed" xlink:actuate="onLoad" draw:mime-type="image/jpeg"/>
</draw:frame>
The Chairman of the Verkhovna Rada noted that regular meetings, joint ventures, working contacts between parliamentarians, constant interaction will take place ahead.</text:p>
      <text:p text:style-name="P4">
"The basis and agenda for intercommunity dialogue should be" roadmap "measures in the European integration direction. And this, as a result, promote Ukraine's proceeding to full membership in the European Union," added the Verkhovna Rada.</text:p>
      <text:p text:style-name="P4">
He thanked the European Parliament for the support of Ukraine.</text:p>
      <text:p text:style-name="P4">
<text:span text:style-name="T4">
 Read also: </text:span>
 <text:a xlink:type="simple" xlink:href="https://www.ukrinform.ua/rubric-polytics/3690948-u-radi-gotuut-vizit-parlamentskoi-delegacii-do-ssa.html" text:style-name="Internet_20_link" text:visited-style-name="Visited_20_Internet_20_Link">
</text:a>
</text:p>
      <text:p text:style-name="P4">
As it was reported, President Volodymyr Zelenskyy on February 28, 2022 <text:a xlink:type="simple" xlink:href="https://www.ukrinform.ua/rubric-ato/3416117-prezident-pidpisav-zaavku-na-clenstvo-ukraini-v-es.html" text:style-name="Internet_20_link" text:visited-style-name="Visited_20_Internet_20_Link">
</text:a>
.</text:p>
      <text:p text:style-name="P4">
On June 23 last year, the Heads of State and Government of the European Union approved the status of a candidate country for entry into the EU.</text:p>
      <text:p text:style-name="P4">
<text:span text:style-name="T5">
Foto: Ruslan Stefanchuk/Facebook</text:span>
</text:p>
      <text:p text:style-name="P4">
News Source: <text:a xlink:type="simple" xlink:href="https://www.ukrinform.ua/rubric-polytics/3694931-ukrainski-ta-evropejski-deputati-vperse-proveli-spilne-zasidanna.html" text:style-name="Internet_20_link" text:visited-style-name="Visited_20_Internet_20_Link">
https://www.ukrinform.ua/rubric-polytics/3694931-ukrainski-ta-evropejski-deputati-vperse-proveli-spilne-zasidanna.html</text:a>
</text:p>
      <!--NEWS-->
      <text:h text:style-name="P10" text:outline-level="1">
<text:span text:style-name="T4">
The compositions of Ukraine's national teams from biathlon for the next season became known</text:span>
</text:h>
      <text:p text:style-name="P4">
Authors: Ukrinform (Person)</text:p>
      <text:p text:style-name="P4">
Publisher: Укринформ (Organization)</text:p>
      <text:p text:style-name="P4">
Published Time: 2023-04-12T15:39:21+03:00</text:p>
      <text:p text:style-name="P4">
Modified Time: 2023-04-12T15:39:21+03:00</text:p>
      <text:p text:style-name="P4">
Description: Ivan Krulko, President of the Biathlon Federation of Ukraine, called team warehouses for the next season. - Ukrinform.</text:p>
      <text:p text:style-name="P4">
Images: ["<text:a xlink:type="simple" xlink:href="https://static.ukrinform.com/photos/2023_04/thumb_files/630_360_1681298569-305.jpg" text:style-name="Internet_20_link" text:visited-style-name="Visited_20_Internet_20_Link">
630_360_16812...</text:a>
"]</text:p>
      <text:p text:style-name="P4">
Tags: ['Біатлон', 'Збірна України', 'Кубок світу з біатлону', 'Жінки', 'Чоловіки']</text:p>
      <text:p text:style-name="P4">
Type: Article</text:p>
      <!--METADATA-->
      <text:p text:style-name="P4">
<draw:frame draw:style-name="fr1" draw:name="Image94" text:anchor-type="as-char" svg:width="6.9236in" svg:height="3.956343in" draw:z-index="0">
<draw:image xlink:href="../Images/yкринформ/2023-04-12T15-39-21-03-00/630_360_1681298569-305.jpg" xlink:type="simple" xlink:show="embed" xlink:actuate="onLoad" draw:mime-type="image/jpeg"/>
</draw:frame>
Ivan Krulko, presidentialfederation of Biathlon of Ukraine, called the teams of teams on the next seeson.</text:p>
      <text:p text:style-name="P4">
In women <text:a xlink:type="simple" xlink:href="https://www.biathlon.com.ua/comments/12884-%D1%96van-krulyko-nazvav-skladi-komand-na-nastupniy-sezon" text:style-name="Internet_20_link" text:visited-style-name="Visited_20_Internet_20_Link">
</text:a>
And it is only before the season will be divided into participants of the World Cup and IBU Cup, reports Ukrinform.</text:p>
      <text:p text:style-name="P4">
So, the women's national team included Anastasia Merkushina, Oleksandramerkushina, Darya Blashko, Lyubov Kipyachenko, Christina Dmitrenko, Annakrivonos, Irina Petrenko, Darina Chalyk, Yulia Gorodna, Olena Gorodna, Ksenia Prikhodko, Oksana Kovalenko.</text:p>
      <text:p text:style-name="P4">
Two experienced athletes will work separately: Julia Jim - together with Zhmelovik under the leadership of Yurai Saniri, but according to the program of Urosh Welpets, Aolen Bilosyuk - with a male team B under the guidance of her personal coach Alexander Kravchenko.</text:p>
      <text:p text:style-name="P4">
<text:span text:style-name="T4">
 Read also: </text:span>
 <text:a xlink:type="simple" xlink:href="https://www.ukrinform.ua/rubric-sports/3694879-mikola-zoc-stav-novim-starsij-trener-zinocoi-zbirnoi-ukraini-z-biatlonu.html" text:style-name="Internet_20_link" text:visited-style-name="Visited_20_Internet_20_Link">
<text:span text:style-name="T4">
 biathlon </text:span>
</text:a>
In men, the distribution is more standard. Yurai Sanitra and his assistants Oleksikravchenko and Roman Leibuk will work with eight athletes. These are Dmitry Podruchny, Artem Prima, Anton Dudchenko, Bogdan Tsymbal, Artem Tyshchenko, Denisnasiko, Taras Lesyuk, Vitaliy Mandzin. The team B under the guidance of Oleksrakravchenko and Roman Prima will work in: Ruslan Tkalenko, Stepan Kinash, Dmitry Hrushchak, Roman Borovyk and Vladislav Chichar.</text:p>
      <text:p text:style-name="P4">
Photo: biathlon.com.ua.</text:p>
      <text:p text:style-name="P4">
News Source: <text:a xlink:type="simple" xlink:href="https://www.ukrinform.ua/rubric-sports/3694935-stali-vidomi-skladi-zbirnih-ukraini-z-biatlonu-na-nastupnij-sezon.html" text:style-name="Internet_20_link" text:visited-style-name="Visited_20_Internet_20_Link">
https://www.ukrinform.ua/rubric-sports/3694935-stali-vidomi-skladi-zbirnih-ukraini-z-biatlonu-na-nastupnij-sezon.html</text:a>
</text:p>
      <!--NEWS-->
      <text:h text:style-name="P10" text:outline-level="1">
<text:span text:style-name="T4">
Borrel postponed a visit to China through a positive test on Covid-19</text:span>
</text:h>
      <text:p text:style-name="P4">
Authors: Ukrinform (Person)</text:p>
      <text:p text:style-name="P4">
Publisher: Укринформ (Organization)</text:p>
      <text:p text:style-name="P4">
Published Time: 2023-04-12T15:39:23+03:00</text:p>
      <text:p text:style-name="P4">
Modified Time: 2023-04-12T15:39:23+03:00</text:p>
      <text:p text:style-name="P4">
Description: The high representative of the EU/Vice president of the European Commission Josep Borrel postponed his visit to the PRC, which was planned this week, due to the positive test at the Covid-19. - Ukrinform.</text:p>
      <text:p text:style-name="P4">
Images: ["<text:a xlink:type="simple" xlink:href="https://static.ukrinform.com/photos/2021_02/thumb_files/630_360_1613983608-121.jpg" text:style-name="Internet_20_link" text:visited-style-name="Visited_20_Internet_20_Link">
630_360_16139...</text:a>
"]</text:p>
      <text:p text:style-name="P4">
Tags: ['Китай', 'Візит', 'Боррель', 'Коронавірус']</text:p>
      <text:p text:style-name="P4">
Type: Article</text:p>
      <!--METADATA-->
      <text:p text:style-name="P4">
<draw:frame draw:style-name="fr1" draw:name="Image95" text:anchor-type="as-char" svg:width="6.9236in" svg:height="3.956343in" draw:z-index="0">
<draw:image xlink:href="../Images/yкринформ/2023-04-12T15-39-23-03-00/630_360_1613983608-121.jpg" xlink:type="simple" xlink:show="embed" xlink:actuate="onLoad" draw:mime-type="image/jpeg"/>
</draw:frame>
The EU High Representative/Vice president of the European Commission Josep Borrel postponed the Snvizite to the PRC, which was planned this week, in connection with the positive COVID-19 test.</text:p>
      <text:p text:style-name="P4">
Borrel himself reported this in <text:a xlink:type="simple" xlink:href="http://twitter.com/JosepBorrellF/status/1646102661240946689" text:style-name="Internet_20_link" text:visited-style-name="Visited_20_Internet_20_Link">
</text:a>
, reports Ukrinform.</text:p>
      <text:p text:style-name="P4">
“We got a positive test for the Covid-19, and so, unfortunately, we have to postpone the City. I feel good, there are no symptoms, ”Borrel wrote.</text:p>
      <text:p text:style-name="P4">
<text:span text:style-name="T4">
 Read also: </text:span>
 <text:a xlink:type="simple" xlink:href="https://www.ukrinform.ua/rubric-world/3694442-u-nimeccini-ta-cehii-rozkritikuvali-zaavi-makrona-sodo-tajvanu.html" text:style-name="Internet_20_link" text:visited-style-name="Visited_20_Internet_20_Link">
<text:span text:style-name="T4">
 Macron </text:span>
</text:a>
Last week, French President Emmanuel Macron Tap President of the European Commission Ursula von der Lyen made simultaneous visitsido <text:a xlink:type="simple" xlink:href="https://www.ukrinform.ua/tag-kitaj" text:style-name="Internet_20_link" text:visited-style-name="Visited_20_Internet_20_Link">
</text:a>
, where they had a joint meeting with the President of the People's Republic of China Cinpin. During the negotiations with the political leadership of the Chinese government, European leaders discussed the further development of relations between inter -europe and China, as well as ways of termination of Russian aggression against Ukraine.</text:p>
      <text:p text:style-name="P4">
<text:span text:style-name="T5">
Foto: dpa</text:span>
</text:p>
      <text:p text:style-name="P4">
News Source: <text:a xlink:type="simple" xlink:href="https://www.ukrinform.ua/rubric-world/3694936-borrel-vidklav-vizit-do-kitau-cerez-pozitivnij-test-na-covid19.html" text:style-name="Internet_20_link" text:visited-style-name="Visited_20_Internet_20_Link">
https://www.ukrinform.ua/rubric-world/3694936-borrel-vidklav-vizit-do-kitau-cerez-pozitivnij-test-na-covid19.html</text:a>
</text:p>
      <!--NEWS-->
      <text:h text:style-name="P10" text:outline-level="1">
<text:span text:style-name="T4">
Video with a prisoner's execution had to be scared, but it turned out the opposite - Ambassador of Britain</text:span>
</text:h>
      <text:p text:style-name="P4">
Authors: Ukrinform (Person)</text:p>
      <text:p text:style-name="P4">
Publisher: Укринформ (Organization)</text:p>
      <text:p text:style-name="P4">
Published Time: 2023-04-12T15:45:00+03:00</text:p>
      <text:p text:style-name="P4">
Modified Time: 2023-04-12T15:45:00+03:00</text:p>
      <text:p text:style-name="P4">
Description: The UK Ambassador to Ukraine Melinda Simmons has stated that the execution of the Ukrainian captive is replenishing the list of accusations that Russia will need to face its crimes in Ukraine. - Ukrinform.</text:p>
      <text:p text:style-name="P4">
Images: ["<text:a xlink:type="simple" xlink:href="https://static.ukrinform.com/photos/2021_02/thumb_files/630_360_1614342512-741.jpg" text:style-name="Internet_20_link" text:visited-style-name="Visited_20_Internet_20_Link">
630_360_16143...</text:a>
"]</text:p>
      <text:p text:style-name="P4">
Tags: ['Британія', 'Страта', 'Мелінда Сіммонс', 'Війна з росією']</text:p>
      <text:p text:style-name="P4">
Type: Article</text:p>
      <!--METADATA-->
      <text:p text:style-name="P4">
<draw:frame draw:style-name="fr1" draw:name="Image96" text:anchor-type="as-char" svg:width="6.9236in" svg:height="3.956343in" draw:z-index="0">
<draw:image xlink:href="../Images/yкринформ/2023-04-12T15-45-00-03-00/630_360_1614342512-741.jpg" xlink:type="simple" xlink:show="embed" xlink:actuate="onLoad" draw:mime-type="image/jpeg"/>
</draw:frame>
The British ambassador in Ukraine Melinda Simmons has stated that the execution of the Ukrainian Polovnene replenishes the list of accusations that Russia will need to face its crimes in Ukraine.</text:p>
      <text:p text:style-name="P4">
She stated this in <text:a xlink:type="simple" xlink:href="https://twitter.com/MelSimmonsFCDO/status/1646106543203528707" text:style-name="Internet_20_link" text:visited-style-name="Visited_20_Internet_20_Link">
</text:a>
, reports Ukrinform.</text:p>
      <text:p text:style-name="P4">
“I won't watch this horrible video. I do not need any more reasons. But this is attached to the list of accusations that Russia needs to build for its crimes against <text:a xlink:type="simple" xlink:href="https://www.ukrinform.ua/tag-ukraina" text:style-name="Internet_20_link" text:visited-style-name="Visited_20_Internet_20_Link">
</text:a>
. If it was intended to be intimidated, everything turned out the opposite, ”Simmons said.</text:p>
      <text:p text:style-name="P4">
As reported by Ukrinform, two videos with the alleged head of Ukrainian defenders have appeared on the Internet.</text:p>
      <text:p text:style-name="P4">
The first video was posted on the pro -Russian channel on social networks on April 8. It was deliberately filmed by the "Wagner" and shows two beheaded bodies of Ukrainian troops lying on the ground next to a damaged military vehicle. It seems that both dead were also blown away. Russian accounts say the video was shot near Bakhmut.</text:p>
      <text:p text:style-name="P4">
<text:span text:style-name="T4">
 Read also: </text:span>
 <text:a xlink:type="simple" xlink:href="https://www.ukrinform.ua/rubric-ato/3694856-minoboroni-zaklikae-ne-posiruvati-video-z-vidrizannam-golovi-ukrainskomu-vijskovomu.html" text:style-name="Internet_20_link" text:visited-style-name="Visited_20_Internet_20_Link">
<text:span text:style-name="T4">
 heads </text:span>
</text:a>
The second video, which appeared on Twitter and was deliberately blurred, was probably recorded in the summer, given the number of plants in the frame.</text:p>
      <text:p text:style-name="P4">
<text:a xlink:type="simple" xlink:href="https://www.ukrinform.ua/rubric-ato/3694771-sbu-vidkrila-spravu-sodo-video-z-vidrizannam-golovi-ukrainskomu-vijskovomu.html" text:style-name="Internet_20_link" text:visited-style-name="Visited_20_Internet_20_Link">
</text:a>
As for the video of the Russian invaders cut off the head of the Ukrainian prisoner.</text:p>
      <text:p text:style-name="P4">
Law enforcement agencies of Ukraine take measures to identify persons who have been crime.</text:p>
      <text:p text:style-name="P4">
<text:span text:style-name="T5">
Foto: Twitter / Melinda Simmons</text:span>
</text:p>
      <text:p text:style-name="P4">
News Source: <text:a xlink:type="simple" xlink:href="https://www.ukrinform.ua/rubric-polytics/3694939-video-zi-stratou-polonenogo-malo-nalakati-ale-vijslo-navpaki-posol-britanii.html" text:style-name="Internet_20_link" text:visited-style-name="Visited_20_Internet_20_Link">
https://www.ukrinform.ua/rubric-polytics/3694939-video-zi-stratou-polonenogo-malo-nalakati-ale-vijslo-navpaki-posol-britanii.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4-12T15:49:00+03:00</text:p>
      <text:p text:style-name="P4">
Modified Time: 2023-04-12T15:49: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97" text:anchor-type="as-char" svg:width="6.9236in" svg:height="3.956343in" draw:z-index="0">
<draw:image xlink:href="../Images/yкринформ/2023-04-12T15-49-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98" text:anchor-type="as-char" svg:width="6.9236in" svg:height="6.9236in" draw:z-index="0">
<draw:image xlink:href="../Images/yкринформ/2023-04-12T15-49-00-03-00/1659527406-459.jpg" xlink:type="simple" xlink:show="embed" xlink:actuate="onLoad" draw:mime-type="image/jpeg"/>
</draw:frame>
On March 12, 2022, 4-year-old Anastasia Tolstokorov disappeared after the explosion of the Uchin in Mariupol. Where it is now is unknown.</text:p>
      <text:p text:style-name="P4">
Signs of the baby: looks 4-5 years, lean, blond hair, blue.</text:p>
      <text:p text:style-name="P4">
<text:span text:style-name="T4">
 rose Kaminskaya, 2 years </text:span>
</text:p>
      <text:p text:style-name="P4">
<draw:frame draw:style-name="fr1" draw:name="Image99" text:anchor-type="as-char" svg:width="6.9236in" svg:height="6.9236in" draw:z-index="0">
<draw:image xlink:href="../Images/yкринформ/2023-04-12T15-49-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Catherine Quail, 8 years </text:span>
</text:p>
      <text:p text:style-name="P4">
<draw:frame draw:style-name="fr1" draw:name="Image100" text:anchor-type="as-char" svg:width="6.9236in" svg:height="6.9236in" draw:z-index="0">
<draw:image xlink:href="../Images/yкринформ/2023-04-12T15-49-00-03-00/1659527404-522.jpg" xlink:type="simple" xlink:show="embed" xlink:actuate="onLoad" draw:mime-type="image/jpeg"/>
</draw:frame>
In January 2022, an 8-year-old girl, together with her father, left a residence in Kharkiv region and still not contact. Provisional information,</text:p>
      <text:p text:style-name="P4">
the settlement where Katya lives with her father and grandmother, is under</text:p>
      <text:p text:style-name="P4">
temporary occupation by Russian troops.</text:p>
      <text:p text:style-name="P4">
Signs of the baby: looks 9 years old, skinny, blond hair, dark eyes.</text:p>
      <text:p text:style-name="P4">
Special signs: wears glasses.</text:p>
      <text:p text:style-name="P4">
<text:span text:style-name="T4">
 Andriy Oksenenko, 17 years old </text:span>
</text:p>
      <text:p text:style-name="P4">
<draw:frame draw:style-name="fr1" draw:name="Image101" text:anchor-type="as-char" svg:width="6.9236in" svg:height="6.9236in" draw:z-index="0">
<draw:image xlink:href="../Images/yкринформ/2023-04-12T15-49-00-03-00/1659527405-491.jpg" xlink:type="simple" xlink:show="embed" xlink:actuate="onLoad" draw:mime-type="image/jpeg"/>
</draw:frame>
17-year-old Andriy Oksenenko disappeared in Kiev.</text:p>
      <text:p text:style-name="P4">
On July 10 2022 the guy left the house and back so far.</text:p>
      <text:p text:style-name="P4">
Andrew there are still no news.</text:p>
      <text:p text:style-name="P4">
Guy signs: looks 19 years old, 180-190 cm tall, thin, dark-haired</text:p>
      <text:p text:style-name="P4">
Gray eyes.</text:p>
      <text:p text:style-name="P4">
<text:span text:style-name="T4">
 Andriy Kadigrob, 13 years old </text:span>
</text:p>
      <text:p text:style-name="P4">
<draw:frame draw:style-name="fr1" draw:name="Image102" text:anchor-type="as-char" svg:width="6.9236in" svg:height="6.9236in" draw:z-index="0">
<draw:image xlink:href="../Images/yкринформ/2023-04-12T15-49-00-03-00/1659527406-839.jpg" xlink:type="simple" xlink:show="embed" xlink:actuate="onLoad" draw:mime-type="image/jpeg"/>
</draw:frame>
Help find 13-year-old Andrew Kadigrob, who disappeared in Kirovograd region!</text:p>
      <text:p text:style-name="P4">
On July 21, 2022, the guy left home to the forest in the village. Rosdolia and up to the present time</text:p>
      <text:p text:style-name="P4">
Back never returned. Where he is now is unknown.</text:p>
      <text:p text:style-name="P4">
Signs of the child: looks 13-14 years, up to a height of 140 cm, thin, dark-haired.</text:p>
      <text:p text:style-name="P4">
Clothes: white T -shirt, black pants, blue flip flops.</text:p>
      <text:p text:style-name="P4">
<text:span text:style-name="T4">
 Elizabeth Mandic, 16 years </text:span>
</text:p>
      <text:p text:style-name="P4">
<draw:frame draw:style-name="fr1" draw:name="Image103" text:anchor-type="as-char" svg:width="6.9236in" svg:height="6.9236in" draw:z-index="0">
<draw:image xlink:href="../Images/yкринформ/2023-04-12T15-49-00-03-00/1659948836-620.jpg" xlink:type="simple" xlink:show="embed" xlink:actuate="onLoad" draw:mime-type="image/jpeg"/>
</draw:frame>
On May 25, 2022, the girl disappeared in the village. Kivsharivka in Kharkiv region.</text:p>
      <text:p text:style-name="P4">
Signs of the baby: looks 17 years old, 158 cm in height, skinny, blonded, gray-green eyes.</text:p>
      <text:p text:style-name="P4">
Special signs: wears glasses.</text:p>
      <text:p text:style-name="P4">
<text:span text:style-name="T4">
 Mykola Grigoriev, 17 years old </text:span>
</text:p>
      <text:p text:style-name="P4">
<draw:frame draw:style-name="fr1" draw:name="Image104" text:anchor-type="as-char" svg:width="6.9236in" svg:height="6.9236in" draw:z-index="0">
<draw:image xlink:href="../Images/yкринформ/2023-04-12T15-49-00-03-00/1659948835-931.jpg" xlink:type="simple" xlink:show="embed" xlink:actuate="onLoad" draw:mime-type="image/jpeg"/>
</draw:frame>
</text:p>
      <text:p text:style-name="P4">
Signs: looks 17 years old, 170 cm in height, thin, light short -haired.</text:p>
      <text:p text:style-name="P4">
Clothes: black T -shirt, blue shorts, black sneakers.</text:p>
      <text:p text:style-name="P4">
<draw:frame draw:style-name="fr1" draw:name="Image105" text:anchor-type="as-char" svg:width="6.9236in" svg:height="6.9236in" draw:z-index="0">
<draw:image xlink:href="../Images/yкринформ/2023-04-12T15-49-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draw:frame draw:style-name="fr1" draw:name="Image106" text:anchor-type="as-char" svg:width="6.9236in" svg:height="6.9236in" draw:z-index="0">
<draw:image xlink:href="../Images/yкринформ/2023-04-12T15-49-00-03-00/1668596592-605.jpg" xlink:type="simple" xlink:show="embed" xlink:actuate="onLoad" draw:mime-type="image/jpeg"/>
</draw:frame>
8-year-old Margarita Mitunina disappeared in Kherson region.</text:p>
      <text:p text:style-name="P4">
On October 10, 2022, the girl disappeared in the village. Red lighthouse. By recent information, it could be taken to Crimea.</text:p>
      <text:p text:style-name="P4">
<draw:frame draw:style-name="fr1" draw:name="Image107" text:anchor-type="as-char" svg:width="6.9236in" svg:height="6.9236in" draw:z-index="0">
<draw:image xlink:href="../Images/yкринформ/2023-04-12T15-49-00-03-00/1668596592-112.jpg" xlink:type="simple" xlink:show="embed" xlink:actuate="onLoad" draw:mime-type="image/jpeg"/>
</draw:frame>
****</text:p>
      <text:p text:style-name="P4">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Khlan is sure this year there will be Kherson watermelons</text:span>
</text:h>
      <text:p text:style-name="P4">
Authors: Ukrinform (Person)</text:p>
      <text:p text:style-name="P4">
Publisher: Укринформ (Organization)</text:p>
      <text:p text:style-name="P4">
Published Time: 2023-04-12T15:52:03+03:00</text:p>
      <text:p text:style-name="P4">
Modified Time: 2023-04-12T15:52:03+03:00</text:p>
      <text:p text:style-name="P4">
Description: On the right bank, liberated from the enemy part of the Kherson region, there are melons. - Ukrinform.</text:p>
      <text:p text:style-name="P4">
Images: ["<text:a xlink:type="simple" xlink:href="https://static.ukrinform.com/photos/2018_08/thumb_files/630_360_1533462289-8485.jpg" text:style-name="Internet_20_link" text:visited-style-name="Visited_20_Internet_20_Link">
630_360_15334...</text:a>
"]</text:p>
      <text:p text:style-name="P4">
Tags: ['Херсонщина', 'Кавун', 'Аграрії']</text:p>
      <text:p text:style-name="P4">
Type: Article</text:p>
      <!--METADATA-->
      <text:p text:style-name="P4">
<draw:frame draw:style-name="fr1" draw:name="Image108" text:anchor-type="as-char" svg:width="6.9236in" svg:height="3.956343in" draw:z-index="0">
<draw:image xlink:href="../Images/yкринформ/2023-04-12T15-52-03-03-00/630_360_1533462289-8485.jpg" xlink:type="simple" xlink:show="embed" xlink:actuate="onLoad" draw:mime-type="image/jpeg"/>
</draw:frame>
Exactly, liberated from the enemy part of the Kherson region, there are melons.</text:p>
      <text:p text:style-name="P4">
As Ukrinform reports, he reported in <text:a xlink:type="simple" xlink:href="https://www.facebook.com/sergey.khlan/posts/pfbid02A564ZF5A58E6JLTQEjsFu8gp7ruMqCJMexv1V4DBxEx5fjsGj9cChrfVZ4ecveRSl" text:style-name="Internet_20_link" text:visited-style-name="Visited_20_Internet_20_Link">
</text:a>
Deputy of the Kherson Regional Council Sergey Khlan.</text:p>
      <text:p text:style-name="P4">
On the air of the TV channel <text:a xlink:type="simple" xlink:href="https://www.youtube.com/watch" text:style-name="Internet_20_link" text:visited-style-name="Visited_20_Internet_20_Link">
</text:a>
Khlan reported that agrarians started spring-field work where the variation was carried out. According to him, a little more than 10% is currently exchanging plants on the right bank. Agrarian will not be able to work along the Dnieper.</text:p>
      <text:p text:style-name="P4">
"It is more symbolic and very significant, especially after the release of Osokorivka, Kherson watermelons will be this year," the deputy assured.</text:p>
      <text:p text:style-name="P4">
As you know, <text:a xlink:type="simple" xlink:href="https://uk.wikipedia.org/wiki/%D0%9F%D0%B0%D0%BC%27%D1%8F%D1%82%D0%BD%D0%B8%D0%BA_%D1%85%D0%B5%D1%80%D1%81%D0%BE%D0%BD%D1%81%D1%8C%D0%BA%D0%BE%D0%BC%D1%83_%D0%BA%D0%B0%D0%B2%D1%83%D0%BD%D1%83" text:style-name="Internet_20_link" text:visited-style-name="Visited_20_Internet_20_Link">
</text:a>
Located near the village of Osokorivka.</text:p>
      <text:p text:style-name="P4">
As reported by Ukrinform, the deputy of the regional council Sergey Khlan urged agrarian to work only where the demining was conducted.</text:p>
      <text:p text:style-name="P4">
<text:span text:style-name="T4">
 Read also: </text:span>
 <text:a xlink:type="simple" xlink:href="https://www.ukrinform.ua/rubric-regions/3692927-okupanti-na-hersonsini-grabuut-agrariiv-aki-vidmovlautsa-pracuvati-za-zakonami-rf-hlan.html" text:style-name="Internet_20_link" text:visited-style-name="Visited_20_Internet_20_Link">
<text:span text:style-name="T4">
 HLAN </text:span>
</text:a>
The Armed Forces liberated the right -bank part of the Kherson region, including the city <text:a xlink:type="simple" xlink:href="https://www.ukrinform.ua/tag-herson" text:style-name="Internet_20_link" text:visited-style-name="Visited_20_Internet_20_Link">
</text:a>
. The part of the region, located on the left of the Dnieper, is temporarily captured by Russian troops.</text:p>
      <text:p text:style-name="P4">
News Source: <text:a xlink:type="simple" xlink:href="https://www.ukrinform.ua/rubric-society/3694943-hlan-upevnenij-so-cogoric-budut-hersonski-kavuni.html" text:style-name="Internet_20_link" text:visited-style-name="Visited_20_Internet_20_Link">
https://www.ukrinform.ua/rubric-society/3694943-hlan-upevnenij-so-cogoric-budut-hersonski-kavuni.html</text:a>
</text:p>
      <!--NEWS-->
      <text:h text:style-name="P10" text:outline-level="1">
<text:span text:style-name="T4">
South Korea "borrow" by the US Artsnayarada - media</text:span>
</text:h>
      <text:p text:style-name="P4">
Authors: Ukrinform (Person)</text:p>
      <text:p text:style-name="P4">
Publisher: Укринформ (Organization)</text:p>
      <text:p text:style-name="P4">
Published Time: 2023-04-12T15:52:22+03:00</text:p>
      <text:p text:style-name="P4">
Modified Time: 2023-04-12T15:52:22+03:00</text:p>
      <text:p text:style-name="P4">
Description: South Korea intends to provide US artillery shells in the form of a loan against Washington's efforts to get ammunition to help Ukraine. - Ukrinform.</text:p>
      <text:p text:style-name="P4">
Images: ["<text:a xlink:type="simple" xlink:href="https://static.ukrinform.com/photos/2023_04/thumb_files/630_360_1681303931-677.jpg" text:style-name="Internet_20_link" text:visited-style-name="Visited_20_Internet_20_Link">
630_360_16813...</text:a>
"]</text:p>
      <text:p text:style-name="P4">
Tags: ['Корея', 'США', 'Боєприпаси']</text:p>
      <text:p text:style-name="P4">
Type: Article</text:p>
      <!--METADATA-->
      <text:p text:style-name="P4">
<draw:frame draw:style-name="fr1" draw:name="Image109" text:anchor-type="as-char" svg:width="6.9236in" svg:height="3.956343in" draw:z-index="0">
<draw:image xlink:href="../Images/yкринформ/2023-04-12T15-52-22-03-00/630_360_1681303931-677.jpg" xlink:type="simple" xlink:show="embed" xlink:actuate="onLoad" draw:mime-type="image/jpeg"/>
</draw:frame>
Southern Korea intends to provide US artillery shells in the form of a loan against the backdrop of efforts Imagington to get ammunition to help Ukraine.</text:p>
      <text:p text:style-name="P4">
About it reports <text:a xlink:type="simple" xlink:href="http://world.kbs.co.kr/service/news_view.htm" text:style-name="Internet_20_link" text:visited-style-name="Visited_20_Internet_20_Link">
</text:a>
, reports Ukrinform.</text:p>
      <text:p text:style-name="P4">
According to the Government of the LCD, South Korea has recently signed from the United States the lease of 155mm shells - instead of their direct sale.</text:p>
      <text:p text:style-name="P4">
According to the available data, probably South Korea "borrow" <text:a xlink:type="simple" xlink:href="https://www.ukrinform.ua/tag-ssa" text:style-name="Internet_20_link" text:visited-style-name="Visited_20_Internet_20_Link">
</text:a>
330 thousand to 500 thousand shells purchased in 2008.</text:p>
      <text:p text:style-name="P4">
According to the observers, Seoul and Washington have agreed to leave flexible terminating the loan and consider various options for the return of shells, including the possibility of transferring manufactured in the US or third country.</text:p>
      <text:p text:style-name="P4">
Last November, The Wall Street Journal reported that the United States purchased 100 thousand 155 mm shells in South Korea for providing Ukraine.</text:p>
      <text:p text:style-name="P4">
<text:span text:style-name="T4">
 Read also: </text:span>
 <text:a xlink:type="simple" xlink:href="https://www.ukrinform.ua/rubric-ato/3692889-miljon-snaradiv-dla-ukraini-estonia-ne-viklucae-kupivlu-boepripasiv-za-mezami-es.html" text:style-name="Internet_20_link" text:visited-style-name="Visited_20_Internet_20_Link">
</text:a>
Earlier, the Government of South Korea approved the supply of the Polish -Ukrainian AHS Krab with South Korean Details by the Poland.</text:p>
      <text:p text:style-name="P4">
Photo: Yonhap News</text:p>
      <text:p text:style-name="P4">
News Source: <text:a xlink:type="simple" xlink:href="https://www.ukrinform.ua/rubric-world/3694944-pivdenna-korea-pozicit-ssa-artsnaradi-zmi.html" text:style-name="Internet_20_link" text:visited-style-name="Visited_20_Internet_20_Link">
https://www.ukrinform.ua/rubric-world/3694944-pivdenna-korea-pozicit-ssa-artsnaradi-zmi.html</text:a>
</text:p>
      <!--NEWS-->
      <text:h text:style-name="P10" text:outline-level="1">
<text:span text:style-name="T4">
In the Lavra recorded the destruction of the book composition, which was in use of the UOC MP - Tkachenko</text:span>
</text:h>
      <text:p text:style-name="P4">
Authors: Ukrinform (Person)</text:p>
      <text:p text:style-name="P4">
Publisher: Укринформ (Organization)</text:p>
      <text:p text:style-name="P4">
Published Time: 2023-04-12T15:53:05+03:00</text:p>
      <text:p text:style-name="P4">
Modified Time: 2023-04-12T15:53:05+03:00</text:p>
      <text:p text:style-name="P4">
Description: The ICIP Commission on acceptance and transfer of property of the National Reserve "Kyiv-Pechersk Lavra" recorded an emergency position and signs of destruction in Corps No. 112 "Book warehouse", which was in use of the UOC-MP. - Ukrinform.</text:p>
      <text:p text:style-name="P4">
Images: ["<text:a xlink:type="simple" xlink:href="https://static.ukrinform.com/photos/2023_04/thumb_files/630_360_1681303813-385.jpg" text:style-name="Internet_20_link" text:visited-style-name="Visited_20_Internet_20_Link">
630_360_16813...</text:a>
", "<text:a xlink:type="simple" xlink:href="https://static.ukrinform.com/photos/2023_04/1681303813-595.jpg" text:style-name="Internet_20_link" text:visited-style-name="Visited_20_Internet_20_Link">
1681303813-59...</text:a>
", "<text:a xlink:type="simple" xlink:href="https://static.ukrinform.com/photos/2023_04/1681303813-158.jpg" text:style-name="Internet_20_link" text:visited-style-name="Visited_20_Internet_20_Link">
1681303813-15...</text:a>
", "<text:a xlink:type="simple" xlink:href="https://static.ukrinform.com/photos/2023_04/1681303814-526.jpg" text:style-name="Internet_20_link" text:visited-style-name="Visited_20_Internet_20_Link">
1681303814-52...</text:a>
"]</text:p>
      <text:p text:style-name="P4">
Tags: ['Ткаченко', 'УПЦ МП', 'Київська Лавра', 'МКІП ']</text:p>
      <text:p text:style-name="P4">
Type: Article</text:p>
      <!--METADATA-->
      <text:p text:style-name="P4">
<draw:frame draw:style-name="fr1" draw:name="Image110" text:anchor-type="as-char" svg:width="6.9236in" svg:height="3.956343in" draw:z-index="0">
<draw:image xlink:href="../Images/yкринформ/2023-04-12T15-53-05-03-00/630_360_1681303813-385.jpg" xlink:type="simple" xlink:show="embed" xlink:actuate="onLoad" draw:mime-type="image/jpeg"/>
</draw:frame>
Commissions for the acceptance-transfer of property of the National Reserve "Kyiv-Pecherskaya Lavra" recorded the emergency position and signs of destruction in Corps No. 112 "Book warehouse", which was in use of the UOC-MP.</text:p>
      <text:p text:style-name="P4">
This was reported by the Minister of Culture and Information Policy Alexander Tkachenkov <text:a xlink:type="simple" xlink:href="https://t.me/otkachenkokyiv/3412" text:style-name="Internet_20_link" text:visited-style-name="Visited_20_Internet_20_Link">
</text:a>
, reports Ukrinform.</text:p>
      <text:p text:style-name="P4">
"In the photo - the consequences of the use of the UOC -MP" book composition "of the Kiev -Pechersk Lavar, built in the second half of the nineteenth century, which is a monument of architecture of local importance," he wrote.</text:p>
      <text:p text:style-name="P4">
<text:span text:style-name="T4">
 Read also: </text:span>
 <text:a xlink:type="simple" xlink:href="https://www.ukrinform.ua/rubric-culture/3694900-u-kiivskij-lavri-pocala-robotu-komisia-mkip-aki-porusenna-viavila-perevirka.html" text:style-name="Internet_20_link" text:visited-style-name="Visited_20_Internet_20_Link">
<text:span text:style-name="T4">
 MKIP </text:span>
</text:a>
</text:p>
      <text:p text:style-name="P4">
<draw:frame draw:style-name="fr1" draw:name="Image111" text:anchor-type="as-char" svg:width="6.9236in" svg:height="9.231467in" draw:z-index="0">
<draw:image xlink:href="../Images/yкринформ/2023-04-12T15-53-05-03-00/1681303813-595.jpg" xlink:type="simple" xlink:show="embed" xlink:actuate="onLoad" draw:mime-type="image/jpeg"/>
</draw:frame>
Tkachenko noted that despite the obstacles, the MKIP commission got to the building # 112 and recorded the emergency condition of the premises, unsuitable for the operation of the tattoak, which has obvious signs of destruction.</text:p>
      <text:p text:style-name="P4">
<draw:frame draw:style-name="fr1" draw:name="Image112" text:anchor-type="as-char" svg:width="6.9236in" svg:height="5.1927in" draw:z-index="0">
<draw:image xlink:href="../Images/yкринформ/2023-04-12T15-53-05-03-00/1681303813-158.jpg" xlink:type="simple" xlink:show="embed" xlink:actuate="onLoad" draw:mime-type="image/jpeg"/>
</draw:frame>
«According to the results of the survey of the destroyed premises, we record the statement of prozlochin under Art. 298 of the Criminal Code "Illegal conducting of search work on the objectaryological heritage, destruction, destruction or damage of the object -cultural heritage", - he emphasized.</text:p>
      <text:p text:style-name="P4">
The Minister also noted that for more than 100 years the Corps No. 112 was an integral element of the spatial composition of the Kiev-Pechersk Lavra, a model of social and social architecture in the style of classicism, which was performed by a well-known Mimarkhitist PI. Sparro. According to him, <text:a xlink:type="simple" xlink:href="https://www.ukrinform.ua/tag-upc-mp" text:style-name="Internet_20_link" text:visited-style-name="Visited_20_Internet_20_Link">
</text:a>
In a few decades, the use of the premises of the doubtic condition.</text:p>
      <text:p text:style-name="P4">
<draw:frame draw:style-name="fr1" draw:name="Image113" text:anchor-type="as-char" svg:width="6.9236in" svg:height="9.231467in" draw:z-index="0">
<draw:image xlink:href="../Images/yкринформ/2023-04-12T15-53-05-03-00/1681303814-526.jpg" xlink:type="simple" xlink:show="embed" xlink:actuate="onLoad" draw:mime-type="image/jpeg"/>
</draw:frame>
“The premises of the book composition were sealed by representatives of the reserve. Investigation conducts all the necessary procedural actions from inspection of the room to shows, ”the MKIP head wrote.</text:p>
      <text:p text:style-name="P4">
As reported by Ukrinform, the National Reserve "Kyiv-Pechersk Lavra" <text:a xlink:type="simple" xlink:href="https://www.ukrinform.ua/rubric-society/3690030-zapovidnik-kievopecerska-lavra-podav-pozov-proti-upc-mp.html" text:style-name="Internet_20_link" text:visited-style-name="Visited_20_Internet_20_Link">
</text:a>
From March 29, 2023, but for a long time supporters of the UOC(MP)They hindered the commencement of the property commission.  Photo: Tkachenko/Telegram</text:p>
      <text:p text:style-name="P4">
News Source: <text:a xlink:type="simple" xlink:href="https://www.ukrinform.ua/rubric-culture/3694946-u-lavri-zafiksuvali-rujnuvanna-knizkovogo-skladu-akij-buv-u-koristuvanni-upc-mp-tkacenko.html" text:style-name="Internet_20_link" text:visited-style-name="Visited_20_Internet_20_Link">
https://www.ukrinform.ua/rubric-culture/3694946-u-lavri-zafiksuvali-rujnuvanna-knizkovogo-skladu-akij-buv-u-koristuvanni-upc-mp-tkacenko.html</text:a>
</text:p>
      <!--NEWS-->
      <text:h text:style-name="P10" text:outline-level="1">
<text:span text:style-name="T4">
Shakhtar snatched victory in Lviv in the Premier League match</text:span>
</text:h>
      <text:p text:style-name="P4">
Authors: Ukrinform (Person)</text:p>
      <text:p text:style-name="P4">
Publisher: Укринформ (Organization)</text:p>
      <text:p text:style-name="P4">
Published Time: 2023-04-12T15:58:00+03:00</text:p>
      <text:p text:style-name="P4">
Modified Time: 2023-04-12T15:58:00+03:00</text:p>
      <text:p text:style-name="P4">
Description: Shakhtar Donetsk players won Lviv (2: 1) in the transfer of the 6th round of the Prime Minister clubs in the 6th round of the Prime Minister clubs. - Ukrinform.</text:p>
      <text:p text:style-name="P4">
Images: ["<text:a xlink:type="simple" xlink:href="https://static.ukrinform.com/photos/2023_04/thumb_files/630_360_1681286864-626.jpg" text:style-name="Internet_20_link" text:visited-style-name="Visited_20_Internet_20_Link">
630_360_16812...</text:a>
"]</text:p>
      <text:p text:style-name="P4">
Tags: ['Футбол', "Прем'єр-ліга", 'Шахтар', 'ФК Львів']</text:p>
      <text:p text:style-name="P4">
Type: Article</text:p>
      <!--METADATA-->
      <text:p text:style-name="P4">
<draw:frame draw:style-name="fr1" draw:name="Image114" text:anchor-type="as-char" svg:width="6.9236in" svg:height="3.956343in" draw:z-index="0">
<draw:image xlink:href="../Images/yкринформ/2023-04-12T15-58-00-03-00/630_360_1681286864-626.jpg" xlink:type="simple" xlink:show="embed" xlink:actuate="onLoad" draw:mime-type="image/jpeg"/>
</draw:frame>
Shakhtar's football player won "Lviv"(2:1)In the transfer of the 6th Turnoe of Ukraine among the Premier League clubs.</text:p>
      <text:p text:style-name="P4">
The balls at the Arena Lviv scored only Shakhtar: Gorga Goholyishvili(56-Download), into your own gate), Georgy Sudakov(61)and Kevin Kelsey(90+5), reports Ukrinform.</text:p>
      <text:p text:style-name="P4">
The Donetsk residents are leading in the UPL Championship. They have 49 points(After 20 games).</text:p>
      <text:p text:style-name="P4">
Інші претенденти на нагороди розташувалися у турнірній таблиці так: «Дніпро-1»- 45 (19), Zorya - 40(20), «Dynamo» - 39(20), Alexandria - 32(19), Kryvbas - 28(20)and "Kolos" - 27(20).</text:p>
      <text:p text:style-name="P4">
«Львів» продовжує перебувати на останньому, 16-у місці - 13 очок (20 Games).</text:p>
      <text:p text:style-name="P4">
<text:span text:style-name="T4">
Читайте також:</text:span>
 <text:a xlink:type="simple" xlink:href="https://www.ukrinform.ua/rubric-sports/3693735-guculak-najkrasij-futbolist-20go-turu-upl-vernidub-najkrasij-trener.html" text:style-name="Internet_20_link" text:visited-style-name="Visited_20_Internet_20_Link">
 <text:span text:style-name="T4">
футбол</text:span>
 </text:a>
The 21st round of UPL will be held on April 14-16. Shakhtar will grow back with Lviv players again.</text:p>
      <text:p text:style-name="P4">
Photo: lvivfc.com.</text:p>
      <text:p text:style-name="P4">
News Source: <text:a xlink:type="simple" xlink:href="https://www.ukrinform.ua/rubric-sports/3694948-sahtar-virvav-peremogu-u-lvova-u-matci-premerligi.html" text:style-name="Internet_20_link" text:visited-style-name="Visited_20_Internet_20_Link">
https://www.ukrinform.ua/rubric-sports/3694948-sahtar-virvav-peremogu-u-lvova-u-matci-premerligi.html</text:a>
</text:p>
      <!--NEWS-->
      <text:h text:style-name="P10" text:outline-level="1">
<text:span text:style-name="T4">
Ukraine needs changes to legislation to accelerate the withdrawal of assets of the Russian Federation - expert</text:span>
</text:h>
      <text:p text:style-name="P4">
Authors: Ukrinform (Person)</text:p>
      <text:p text:style-name="P4">
Publisher: Укринформ (Organization)</text:p>
      <text:p text:style-name="P4">
Published Time: 2023-04-12T16:04:00+03:00</text:p>
      <text:p text:style-name="P4">
Modified Time: 2023-04-12T16:04:00+03:00</text:p>
      <text:p text:style-name="P4">
Description: In order to accelerate the withdrawal of Russian assets, increase the efficiency of management of this property and simplify the procedures for its sale, it is necessary to amend the legislation. - Ukrinform.</text:p>
      <text:p text:style-name="P4">
Images: ["<text:a xlink:type="simple" xlink:href="https://static.ukrinform.com/photos/2023_04/thumb_files/630_360_1681288827-985.jpg" text:style-name="Internet_20_link" text:visited-style-name="Visited_20_Internet_20_Link">
630_360_16812...</text:a>
"]</text:p>
      <text:p text:style-name="P4">
Tags: ['Україна', 'Законопроєкт', 'росія', 'Конфіскація активів', 'StateWatch']</text:p>
      <text:p text:style-name="P4">
Type: Article</text:p>
      <!--METADATA-->
      <text:p text:style-name="P4">
<draw:frame draw:style-name="fr1" draw:name="Image115" text:anchor-type="as-char" svg:width="6.9236in" svg:height="3.956343in" draw:z-index="0">
<draw:image xlink:href="../Images/yкринформ/2023-04-12T16-04-00-03-00/630_360_1681288827-985.jpg" xlink:type="simple" xlink:show="embed" xlink:actuate="onLoad" draw:mime-type="image/jpeg"/>
</draw:frame>
In order to speed up the seizure of Russian assets, increase the efficiency of managing property and simplify the procedures for its sale, it is necessary to amend the dosecor.</text:p>
      <text:p text:style-name="P4">
Such an opinion in <text:a xlink:type="simple" xlink:href="https://www.ukrinform.ua/rubric-economy/3694788-glib-kanevskij-golova-statewatch.html" text:style-name="Internet_20_link" text:visited-style-name="Visited_20_Internet_20_Link">
</text:a>
The head of the expert organization Statawatch Gleb Kanevsky expressed.</text:p>
      <text:p text:style-name="P4">
According to him, in order to improve the search, withdrawal and management of Russian assets in the territory of Ukraine, the Verkhovna Rada should approve a number of important changes. Moreover, it should be done comprehensively in order not to delay the process of making decisions and to avoid mistakes, contradictions and different readings in the future, if the legislation will come into force.</text:p>
      <text:p text:style-name="P4">
“The current management of the National Agency for Detecting, Investigation and Management Actives obtained from corruption and other crimes(Arma)declares the preparing as many as 10 laws. I think this approach has a mistake from the outset. Deputies will not work on each project separately. Therefore, such decisions are made by one package. In particular, there were good ideas(I exist, we will soon see such legislative initiatives)In order to implement Russian assets through the accelerated procedure through transparent, ”the expert said.</text:p>
      <text:p text:style-name="P4">
He also spoke as soon as possible to create a register of arrested property. “Varma claims that two months ago, in February, such a register was created. But it cannot be displayed butpartically because it continues <text:a xlink:type="simple" xlink:href="https://www.ukrinform.ua/tag-vijna" text:style-name="Internet_20_link" text:visited-style-name="Visited_20_Internet_20_Link">
</text:a>
. I do not undertake to refute the chief of information about the formation of the register: maybe it is already extent. I do not, not all open in peacetime information can be published now. But the position of our organization is as follow management rights(What lenses put, to whom the money is coming to the budget for it), так іреалізації (What was sold, what price per unit of goods and for the full volume at which the site was bidding)”, - Kneevsky emphasized.</text:p>
      <text:p text:style-name="P4">
<text:span text:style-name="T4">
 Read also: </text:span>
 <text:a xlink:type="simple" xlink:href="https://www.ukrinform.ua/rubric-economy/3694491-ukraina-rozrahovue-za-57-rokiv-otrimati-do-100-milardiv-iz-zaarestovanih-u-sviti-aktiviv-rf.html" text:style-name="Internet_20_link" text:visited-style-name="Visited_20_Internet_20_Link">
</text:a>
</text:p>
      <text:p text:style-name="P4">
The head of Statewatch also spoke for providing full access to the registering headquarters or the commander -in -chief rate, who could, if necessary, use this property or assets to increase Ukraine's defense capability.</text:p>
      <text:p text:style-name="P4">
It was reported that two years before the start of a full-scale invasion of Ukraine, 13,000 companies were operating directly or indirectly related to the aggressor state. According to YouControl, in 2021, the total volume of Ukrainian assets with Russian or beneficiaries was estimated at $ 9 billion.</text:p>
      <text:p text:style-name="P4">
News Source: <text:a xlink:type="simple" xlink:href="https://www.ukrinform.ua/rubric-economy/3694950-ukraini-potribni-zmini-do-zakonodavstva-sob-prisvidsiti-vilucenna-aktiviv-rf-ekspert.html" text:style-name="Internet_20_link" text:visited-style-name="Visited_20_Internet_20_Link">
https://www.ukrinform.ua/rubric-economy/3694950-ukraini-potribni-zmini-do-zakonodavstva-sob-prisvidsiti-vilucenna-aktiviv-rf-ekspert.html</text:a>
</text:p>
      <!--NEWS-->
      <text:h text:style-name="P10" text:outline-level="1">
<text:span text:style-name="T4">
Japanese startup plans to plant a spacecraft for a month on April 26</text:span>
</text:h>
      <text:p text:style-name="P4">
Authors: Ukrinform (Person)</text:p>
      <text:p text:style-name="P4">
Publisher: Укринформ (Organization)</text:p>
      <text:p text:style-name="P4">
Published Time: 2023-04-12T16:05:48+03:00</text:p>
      <text:p text:style-name="P4">
Modified Time: 2023-04-12T16:05:48+03:00</text:p>
      <text:p text:style-name="P4">
Description: Japanese Space Startup ispace Inc. He said on Wednesday that his landing module can land on the moon on April 26, which would make him the first private company in the world to reach the Earth's satellite. - Ukrinform.</text:p>
      <text:p text:style-name="P4">
Images: ["<text:a xlink:type="simple" xlink:href="https://static.ukrinform.com/photos/2020_04/thumb_files/630_360_1586284734-277.jpg" text:style-name="Internet_20_link" text:visited-style-name="Visited_20_Internet_20_Link">
630_360_15862...</text:a>
", "<text:a xlink:type="simple" xlink:href="https://static.ukrinform.com/photos/2023_04/1681304647-699.jpg" text:style-name="Internet_20_link" text:visited-style-name="Visited_20_Internet_20_Link">
1681304647-69...</text:a>
"]</text:p>
      <text:p text:style-name="P4">
Tags: ['Японія', 'Космос', 'Місяць']</text:p>
      <text:p text:style-name="P4">
Type: Article</text:p>
      <!--METADATA-->
      <text:p text:style-name="P4">
<draw:frame draw:style-name="fr1" draw:name="Image116" text:anchor-type="as-char" svg:width="6.9236in" svg:height="3.956343in" draw:z-index="0">
<draw:image xlink:href="../Images/yкринформ/2023-04-12T16-05-48-03-00/630_360_1586284734-277.jpg" xlink:type="simple" xlink:show="embed" xlink:actuate="onLoad" draw:mime-type="image/jpeg"/>
</draw:frame>
Japanese Cossive startup ispace Inc. He said on Wednesday that his landing module could have fallen on the moon on April 26, which would make him the first private company of the world to reach the Earth's satellite.</text:p>
      <text:p text:style-name="P4">
As Ukrinform reports, it reports <text:a xlink:type="simple" xlink:href="https://english.kyodonews.net/news/2023/04/8eac94c5df98-japan-startup-lander-may-reach-moon-on-apr-26-in-world-1st.html" text:style-name="Internet_20_link" text:visited-style-name="Visited_20_Internet_20_Link">
</text:a>
.</text:p>
      <text:p text:style-name="P4">
“I look forward to the opportunity to witness this historical day that will note the beginning of a new era of commercial missions on <text:a xlink:type="simple" xlink:href="https://www.ukrinform.ua/tag-misac" text:style-name="Internet_20_link" text:visited-style-name="Visited_20_Internet_20_Link">
</text:a>
», - said the founder and general director of ISPACE Tasshi Khakamada.</text:p>
      <text:p text:style-name="P4">
<text:span text:style-name="T4">
 Read also: </text:span>
 <text:a xlink:type="simple" xlink:href="https://www.ukrinform.ua/rubric-technology/3691170-ssa-j-kanada-ogolosili-imena-cotiroh-astronavtiv-aki-obletat-misac.html" text:style-name="Internet_20_link" text:visited-style-name="Visited_20_Internet_20_Link">
<text:span text:style-name="T4">
 month </text:span>
</text:a>
Within the framework of the Hakuto-R research program, the startup launched a landing module to check the descent technology. ISPACE Inc. Space Apparatus. The isbasis of American Space Forces on Cape Canaveral, Florida, on the SpaceX Falcon 9, in December, started in December, and went out into the orbit of the moon in March this year.</text:p>
      <text:p text:style-name="P4">
<draw:frame draw:style-name="fr1" draw:name="Image117" text:anchor-type="as-char" svg:width="6.9236in" svg:height="8.510258in" draw:z-index="0">
<draw:image xlink:href="../Images/yкринформ/2023-04-12T16-05-48-03-00/1681304647-699.jpg" xlink:type="simple" xlink:show="embed" xlink:actuate="onLoad" draw:mime-type="image/jpeg"/>
</draw:frame>
<text:span text:style-name="T5">
Foto: kyodo</text:span>
</text:p>
      <text:p text:style-name="P4">
The landing module of 2.3 by 2.6 meters transports cargoes, in particular, the same transformer developed by the Japanese Aerospace Research Agency(Jaxa)and toy production company Tomy Co.</text:p>
      <text:p text:style-name="P4">
<text:span text:style-name="T4">
 Read also: </text:span>
 <text:a xlink:type="simple" xlink:href="https://www.ukrinform.ua/rubric-technology/3682924-nasa-obralo-kompaniu-dla-dostavki-vantaziv-na-zvorotnij-bik-misaca.html" text:style-name="Internet_20_link" text:visited-style-name="Visited_20_Internet_20_Link">
</text:a>
If the mission is planned, the module should sit on the surface of the moon at 01:40 years on April 26, standard time in Japan.</text:p>
      <text:p text:style-name="P4">
According to Ukrinform, the launch of the Falcon 9 rocket, which was to be launched in Turkey, a satellite with high resolution, as well as three other satellites, was postponed.</text:p>
      <text:p text:style-name="P4">
News Source: <text:a xlink:type="simple" xlink:href="https://www.ukrinform.ua/rubric-technology/3694952-aponskij-startap-planue-26-kvitna-posaditi-kosmicnij-aparat-na-misac.html" text:style-name="Internet_20_link" text:visited-style-name="Visited_20_Internet_20_Link">
https://www.ukrinform.ua/rubric-technology/3694952-aponskij-startap-planue-26-kvitna-posaditi-kosmicnij-aparat-na-misac.html</text:a>
</text:p>
      <!--NEWS-->
      <text:h text:style-name="P10" text:outline-level="1">
<text:span text:style-name="T4">
In Ukraine, the director of the Belarusian oil and gas company was exposed in non -payment of ₴ 60 million taxes</text:span>
</text:h>
      <text:p text:style-name="P4">
Authors: Ukrinform (Person)</text:p>
      <text:p text:style-name="P4">
Publisher: Укринформ (Organization)</text:p>
      <text:p text:style-name="P4">
Published Time: 2023-04-12T16:17:45+03:00</text:p>
      <text:p text:style-name="P4">
Modified Time: 2023-04-12T16:17:45+03:00</text:p>
      <text:p text:style-name="P4">
Description: Law enforcement officers have declared suspicion of non -payment of more than UAH 60 million of taxes to the director of the Belarusian oil and gas enterprise, which operates in the territory of Ukraine. - Ukrinform.</text:p>
      <text:p text:style-name="P4">
Images: ["<text:a xlink:type="simple" xlink:href="https://static.ukrinform.com/photos/2020_02/thumb_files/630_360_1582638299-922.jpg" text:style-name="Internet_20_link" text:visited-style-name="Visited_20_Internet_20_Link">
630_360_15826...</text:a>
"]</text:p>
      <text:p text:style-name="P4">
Tags: ['білорусь', 'Газ', 'нафта', 'Податки']</text:p>
      <text:p text:style-name="P4">
Type: Article</text:p>
      <!--METADATA-->
      <text:p text:style-name="P4">
<draw:frame draw:style-name="fr1" draw:name="Image118" text:anchor-type="as-char" svg:width="6.9236in" svg:height="3.956343in" draw:z-index="0">
<draw:image xlink:href="../Images/yкринформ/2023-04-12T16-17-45-03-00/630_360_1582638299-922.jpg" xlink:type="simple" xlink:show="embed" xlink:actuate="onLoad" draw:mime-type="image/jpeg"/>
</draw:frame>
Law enforcement officers have declared suspicion of non -payment of more than 60 million hryvnias of the tax service commander of the Belarusian oil and gas enterprise, which operates in the territory of Ukraine.</text:p>
      <text:p text:style-name="P4">
According to Ukrinform, the Kyiv City Prosecutor's Office reported in <text:a xlink:type="simple" xlink:href="http://t.me/kyiv_pro_office/1878" text:style-name="Internet_20_link" text:visited-style-name="Visited_20_Internet_20_Link">
</text:a>
.</text:p>
      <text:p text:style-name="P4">
"Under the procedural leadership of the Podilsky District Prosecutor's Office of the city of Kyiv, it was reported about suspicion of a citizen of the RB-the director of the resident enterprise of the RB of the RB with a wicked evasion of taxes, which led to the actual non-receipt of the budget of funds in particularly large amounts(Part 3 of Art. 212, Part 1 of Art. 366 Criminal Code of Ukraine)", - the message reads.</text:p>
      <text:p text:style-name="P4">
According to the investigation, there is a Belarusian enterprise in Ukraine, which provides services in the field of production <text:a xlink:type="simple" xlink:href="https://www.ukrinform.ua/tag-nafta" text:style-name="Internet_20_link" text:visited-style-name="Visited_20_Internet_20_Link">
</text:a>
and natural gas. Its ultimate owner is an open joint -stock company owned by the Belarusian State Committee on Property. In addition, in its activity, the company uses equipment of the Republican unitary enterprise "Belorussian".</text:p>
      <text:p text:style-name="P4">
The investigation revealed that during 2017-2020, the suspect-controlled community transferred more than 400 million hryvnias of equipment to the bills of "Belorussian".</text:p>
      <text:p text:style-name="P4">
"In knowing that these funds should be subject to 15% of the tax rate of foreign legal entities, the director of the enterprise noted the wafish documents of deliberately false information about the amounts of taxes that are maintained in the payment of income to non -residents," the prosecutor's office said.</text:p>
      <text:p text:style-name="P4">
It is established that more than 60 million hryvnias in the form of taxes on income of foreign legal entities were not reached to the State Budget of Ukraine.</text:p>
      <text:p text:style-name="P4">
The issue of election of a suspected preventive measure in the appearance of an isostava, which will be equal to the damage caused, is resolved.</text:p>
      <text:p text:style-name="P4">
The real estate and movable property of the enterprise, as well as on the corporate right amount of about 4 billion hryvnias, the court was arrested. Prosecutorials have been transferred to the transfer of the specified property and corporate rights in the management of the Agency of Ukraine for the detection, search and management of assets obtained from corruption and other crimes(Arma).</text:p>
      <text:p text:style-name="P4">
<text:span text:style-name="T4">
Читайте також:</text:span>
 <text:a xlink:type="simple" xlink:href="https://www.ukrinform.ua/rubric-economy/3673473-kolisnogo-narodnogo-deputata-pidozruut-u-nesplati-ponad-42-miljoniv-podatkiv.html" text:style-name="Internet_20_link" text:visited-style-name="Visited_20_Internet_20_Link">
 <text:span text:style-name="T4">
несплаті</text:span>
 </text:a>
</text:p>
      <text:p text:style-name="P4">
<text:span text:style-name="T5">
Foto: NBU</text:span>
</text:p>
      <text:p text:style-name="P4">
News Source: <text:a xlink:type="simple" xlink:href="https://www.ukrinform.ua/rubric-economy/3694959-v-ukraini-direktora-biloruskoi-naftogazovoi-kompanii-vikrili-u-nesplati-60-miljoniv-podatkiv.html" text:style-name="Internet_20_link" text:visited-style-name="Visited_20_Internet_20_Link">
https://www.ukrinform.ua/rubric-economy/3694959-v-ukraini-direktora-biloruskoi-naftogazovoi-kompanii-vikrili-u-nesplati-60-miljoniv-podatkiv.html</text:a>
</text:p>
      <!--NEWS-->
      <text:h text:style-name="P10" text:outline-level="1">
<text:span text:style-name="T4">
Twitter has released over 80% of workers after the mask arrival</text:span>
</text:h>
      <text:p text:style-name="P4">
Authors: Ukrinform (Person)</text:p>
      <text:p text:style-name="P4">
Publisher: Укринформ (Organization)</text:p>
      <text:p text:style-name="P4">
Published Time: 2023-04-12T16:17:47+03:00</text:p>
      <text:p text:style-name="P4">
Modified Time: 2023-04-12T16:17:47+03:00</text:p>
      <text:p text:style-name="P4">
Description: Twitter Ilona Maska released about 81% of her workers after the billionaire purchased the Social Networks in October for $ 44 billion. - Ukrinform.</text:p>
      <text:p text:style-name="P4">
Images: ["<text:a xlink:type="simple" xlink:href="https://static.ukrinform.com/photos/2019_08/thumb_files/630_360_1565684892-811.jpg" text:style-name="Internet_20_link" text:visited-style-name="Visited_20_Internet_20_Link">
630_360_15656...</text:a>
"]</text:p>
      <text:p text:style-name="P4">
Tags: ['Ілон Маск', 'Twitter', 'Звільнення']</text:p>
      <text:p text:style-name="P4">
Type: Article</text:p>
      <!--METADATA-->
      <text:p text:style-name="P4">
<draw:frame draw:style-name="fr1" draw:name="Image119" text:anchor-type="as-char" svg:width="6.9236in" svg:height="3.956343in" draw:z-index="0">
<draw:image xlink:href="../Images/yкринформ/2023-04-12T16-17-47-03-00/630_360_1565684892-811.jpg" xlink:type="simple" xlink:show="embed" xlink:actuate="onLoad" draw:mime-type="image/jpeg"/>
</draw:frame>
Twitter Ilon Maska released about 81% of her employees after he purchased the Social Networks Company in October last year for $ 44 billion.</text:p>
      <text:p text:style-name="P4">
As Ukrinform reports, it reports <text:a xlink:type="simple" xlink:href="http://www.bbc.com/news/business-65248196" text:style-name="Internet_20_link" text:visited-style-name="Visited_20_Internet_20_Link">
</text:a>
.</text:p>
      <text:p text:style-name="P4">
According to the mask, to reduce the workforce with a little less than 8,000 people at the time of the company last fall to about 1500 "was not easy".</text:p>
      <text:p text:style-name="P4">
He confessed that he did not release everyone personally, saying, "It is impossible to speak with a number of people face to face."</text:p>
      <text:p text:style-name="P4">
It is noted that the departure of many Twitter engineers after the Musk Bow Company for $ 44 billion has caused anxiety about the stability of platform.</text:p>
      <text:p text:style-name="P4">
<text:span text:style-name="T4">
 Read also: </text:span>
 <text:a xlink:type="simple" xlink:href="https://www.ukrinform.ua/rubric-polytics/3675413-v-op-vidreaguvali-na-zaavu-maska-sodo-revolucii-gidnosti.html" text:style-name="Internet_20_link" text:visited-style-name="Visited_20_Internet_20_Link">
<text:span text:style-name="T4">
 Musk </text:span>
</text:a>
Musk has recognized some of the social network failures, including failures on the site, but he noted that the failure did not last long and the site is currently working normally.</text:p>
      <text:p text:style-name="P4">
Speaking about the company's finances, Musk noted that Twitter is "rough" today, as most of its advertisers have returned.</text:p>
      <text:p text:style-name="P4">
<text:span text:style-name="T4">
 Read also: </text:span>
 <text:a xlink:type="simple" xlink:href="https://www.ukrinform.ua/rubric-technology/3693296-twitter-znav-obmezenna-na-oblikovi-zapisi-povazani-z-kremlem-zmi.html" text:style-name="Internet_20_link" text:visited-style-name="Visited_20_Internet_20_Link">
</text:a>
As reported by Ukrinform, the former CEO <text:a xlink:type="simple" xlink:href="https://www.ukrinform.ua/tag-twitter" text:style-name="Internet_20_link" text:visited-style-name="Visited_20_Internet_20_Link">
</text:a>
Parag Agraval, expert legal adviser Vidaja Gadde and former Ned Cigal's financial director have submitted to the company, claiming that she was guilty of over $ 1 million.</text:p>
      <text:p text:style-name="P4">
News Source: <text:a xlink:type="simple" xlink:href="https://www.ukrinform.ua/rubric-technology/3694960-twitter-zvilniv-ponad-80-pracivnikiv-pisla-prihodu-maska.html" text:style-name="Internet_20_link" text:visited-style-name="Visited_20_Internet_20_Link">
https://www.ukrinform.ua/rubric-technology/3694960-twitter-zvilniv-ponad-80-pracivnikiv-pisla-prihodu-maska.html</text:a>
</text:p>
      <!--NEWS-->
      <text:h text:style-name="P10" text:outline-level="1">
<text:span text:style-name="T4">
The execution of the Ukrainian fighter: The UN Human Rights Mission calls to punish the perpetrators</text:span>
</text:h>
      <text:p text:style-name="P4">
Authors: Ukrinform (Person)</text:p>
      <text:p text:style-name="P4">
Publisher: Укринформ (Organization)</text:p>
      <text:p text:style-name="P4">
Published Time: 2023-04-12T16:20:00+03:00</text:p>
      <text:p text:style-name="P4">
Modified Time: 2023-04-12T16:20:00+03:00</text:p>
      <text:p text:style-name="P4">
Description: The UN Human Rights Monitoring Mission in Ukraine is stunned by extremely cruel videos that were posted on social networks on Tuesday. - Ukrinform.</text:p>
      <text:p text:style-name="P4">
Images: ["<text:a xlink:type="simple" xlink:href="https://static.ukrinform.com/photos/2022_02/thumb_files/630_360_1643894096-658.jpg" text:style-name="Internet_20_link" text:visited-style-name="Visited_20_Internet_20_Link">
630_360_16438...</text:a>
"]</text:p>
      <text:p text:style-name="P4">
Tags: ['ООН', 'Страта', 'Війна з росією']</text:p>
      <text:p text:style-name="P4">
Type: Article</text:p>
      <!--METADATA-->
      <text:p text:style-name="P4">
<draw:frame draw:style-name="fr1" draw:name="Image120" text:anchor-type="as-char" svg:width="6.9236in" svg:height="3.956343in" draw:z-index="0">
<draw:image xlink:href="../Images/yкринформ/2023-04-12T16-20-00-03-00/630_360_1643894096-658.jpg" xlink:type="simple" xlink:show="embed" xlink:actuate="onLoad" draw:mime-type="image/jpeg"/>
</draw:frame>
The UN Human Rights Monitoring Mission in Ukraine has been stunned by extremely rigid videos that were posted on social networks on Tuesday.</text:p>
      <text:p text:style-name="P4">
This is stated in the statement <text:a xlink:type="simple" xlink:href="https://ukraine.un.org/uk/227267-%D0%B7%D0%B0%D1%8F%D0%B2%D0%B0-%D0%BC%D0%BE%D0%BD%D1%96%D1%82%D0%BE%D1%80%D0%B8%D0%BD%D0%B3%D0%BE%D0%B2%D0%BE%D1%97-%D0%BC%D1%96%D1%81%D1%96%D1%97-%D0%BE%D0%BE%D0%BD-%D0%B7-%D0%BF%D1%80%D0%B0%D0%B2-%D0%BB%D1%8E%D0%B4%D0%B8%D0%BD%D0%B8-%D0%B2-%D1%83%D0%BA%D1%80%D0%B0%D1%97%D0%BD%D1%96" text:style-name="Internet_20_link" text:visited-style-name="Visited_20_Internet_20_Link">
</text:a>
, reports Ukrinform.</text:p>
      <text:p text:style-name="P4">
According to her, one of the videos shows the cruel death of a man, probably Ukrainian prisoners of war, and on the other - mutilated bodies, probably Ukrainian <text:a xlink:type="simple" xlink:href="https://www.ukrinform.ua/tag-vijskovi" text:style-name="Internet_20_link" text:visited-style-name="Visited_20_Internet_20_Link">
</text:a>
.</text:p>
      <text:p text:style-name="P4">
“Unfortunately, this is not a single case. In the latest reports, the mission of awarding serious violations of international humanitarian law, including those committed against prisoners of war. These latter violations, like others, must be investigated and the guilty ones should be held accountable, ”the UN mission statement was presented.</text:p>
      <text:p text:style-name="P4">
As reported by Ukrinform, two videos of Ukrainian defense workers have appeared on the Internet.</text:p>
      <text:p text:style-name="P4">
According to information <text:a xlink:type="simple" xlink:href="http://www.cnn.com/europe/live-news/russia-ukraine-war-news-04-11-23/index.html" text:style-name="Internet_20_link" text:visited-style-name="Visited_20_Internet_20_Link">
</text:a>
, “The video probably depicts individual events. One could have been recorded recently, and the other - judging by the amount of greens - was probably removed in the summer. "</text:p>
      <text:p text:style-name="P4">
The first video was posted on the pro -Russian channel on social networks on April 8. It was deliberately filmed by the "Wagner" and shows two beheaded bodies of Ukrainian troops lying on the ground next to a damaged military vehicle. It seems that both dead were also blown away. Russian accounts say the video was shot near Bakhmut.</text:p>
      <text:p text:style-name="P4">
<text:span text:style-name="T4">
 Read also: </text:span>
 <text:a xlink:type="simple" xlink:href="https://www.ukrinform.ua/rubric-polytics/3694939-video-zi-stratou-polonenogo-malo-nalakati-ale-vijslo-navpaki-posol-britanii.html" text:style-name="Internet_20_link" text:visited-style-name="Visited_20_Internet_20_Link">
<text:span text:style-name="T4">
 Ambassador </text:span>
</text:a>
The second video, which appeared on Twitter and was deliberately blurred, was probably recorded in the summer, given the number of plants in the frame. “Nanomy is trying to show a Russian fighter who uses a knife to, to identify the head of the Ukrainian military. The voice at the beginning of the video gives the suggestion that the victim could still be alive when violence began, ”CNN proclaims.Law enforcement agencies of Ukraine take measures to identify the persons who have committed this terrible crime.</text:p>
      <text:p text:style-name="P4">
News Source: <text:a xlink:type="simple" xlink:href="https://www.ukrinform.ua/rubric-polytics/3694961-strata-ukrainskogo-bijca-misia-oon-z-prav-ludini-zaklikae-pokarati-vinnih.html" text:style-name="Internet_20_link" text:visited-style-name="Visited_20_Internet_20_Link">
https://www.ukrinform.ua/rubric-polytics/3694961-strata-ukrainskogo-bijca-misia-oon-z-prav-ludini-zaklikae-pokarati-vinnih.html</text:a>
</text:p>
      <!--NEWS-->
      <text:h text:style-name="P10" text:outline-level="1">
<text:span text:style-name="T4">
In Russia, the denunciation of the Prosecutor General's Office on Alla Pugachev was written</text:span>
</text:h>
      <text:p text:style-name="P4">
Authors: Ukrinform (Person)</text:p>
      <text:p text:style-name="P4">
Publisher: Укринформ (Organization)</text:p>
      <text:p text:style-name="P4">
Published Time: 2023-04-12T16:22:56+03:00</text:p>
      <text:p text:style-name="P4">
Modified Time: 2023-04-12T16:22:56+03:00</text:p>
      <text:p text:style-name="P4">
Description: The Prokremliv activist Vitaliy Borodin wrote another denunciation - asked the Prosecutor General's Office of Russia to check singer Alla Pugachev about financing the Armed Forces of Ukraine. - Ukrinform.</text:p>
      <text:p text:style-name="P4">
Images: ["<text:a xlink:type="simple" xlink:href="https://static.ukrinform.com/photos/2023_04/thumb_files/630_360_1681305584-200.jpg" text:style-name="Internet_20_link" text:visited-style-name="Visited_20_Internet_20_Link">
630_360_16813...</text:a>
"]</text:p>
      <text:p text:style-name="P4">
Tags: ['Ізраїль', 'росія', 'Війна з росією', 'Пугачова ']</text:p>
      <text:p text:style-name="P4">
Type: Article</text:p>
      <!--METADATA-->
      <text:p text:style-name="P4">
<draw:frame draw:style-name="fr1" draw:name="Image121" text:anchor-type="as-char" svg:width="6.9236in" svg:height="3.956343in" draw:z-index="0">
<draw:image xlink:href="../Images/yкринформ/2023-04-12T16-22-56-03-00/630_360_1681305584-200.jpg" xlink:type="simple" xlink:show="embed" xlink:actuate="onLoad" draw:mime-type="image/jpeg"/>
</draw:frame>
The Prokremliv activist Vitaliy Borodin wrote another denunciation - asked the Russian Prosecutor's Office to check the singer Alla Pugachev on the financing of the Armored Forces of Ukraine.</text:p>
      <text:p text:style-name="P4">
As Ukrinform reports, it reports <text:a xlink:type="simple" xlink:href="https://t.me/tass_agency/187709" text:style-name="Internet_20_link" text:visited-style-name="Visited_20_Internet_20_Link">
</text:a>
The Russian news agency of the TASS, which has the name of Borodinan the name of Prosecutor General Igor Krasnov.</text:p>
      <text:p text:style-name="P4">
The activist in particular writes that Pugacheva, while living in Israel, continues to criticize the so -called "special military operation". According to him, it supports cultural figures who have left Russia, criticize the war and, allegedly, provide financial assistance to Ukraine.</text:p>
      <text:p text:style-name="P4">
<text:span text:style-name="T4">
 Read also: </text:span>
 <text:a xlink:type="simple" xlink:href="https://www.ukrinform.ua/rubric-world/3694449-na-aktorku-liu-ahedzakovu-napisali-donos-u-genprokuraturu-rf.html" text:style-name="Internet_20_link" text:visited-style-name="Visited_20_Internet_20_Link">
</text:a>
He also notes that his "Federal Safety and Fighting Project" established "Foreign Financing of Alla Pugacheva's activities and its communication with Western special services."</text:p>
      <text:p text:style-name="P4">
On April 11, it was reported that Borodin asked the Prosecutor General's Office to violate the criminal case regarding the actress of Lyi Ageshakova. Before that, he wrote the shaped denunciations on singer Diana Arbenin and singer Valery Meladze. In 2021, after Vitaliy Borodin's report on the journalists of the Project, it was a "undesirable" organization in Russia.</text:p>
      <text:p text:style-name="P4">
After the start of a full -scale Russian invasion of Ukraine, Alla Pugachovaz left Russia with her family. In August, the singer returned to the country. She was not going to emigrate.</text:p>
      <text:p text:style-name="P4">
<text:span text:style-name="T4">
 Read also: </text:span>
 <text:a xlink:type="simple" xlink:href="https://www.ukrinform.ua/rubric-world/3573202-u-rosii-ogolosili-inoagentom-maksima-galkina.html" text:style-name="Internet_20_link" text:visited-style-name="Visited_20_Internet_20_Link">
</text:a>
In September, her husband Maxim Galkin, who publicly opposed the war, was included in the register of "foreign agents". In response, Pugachev appealed to the Ministry of Justice of the Russian Federation, asking him to declare an inagent and her. In her post, she wrote that the solidarity with her husband - "honest, decent and sinceriludin".</text:p>
      <text:p text:style-name="P4">
In October, Pugacheva reported that she had left <text:a xlink:type="simple" xlink:href="https://www.ukrinform.ua/tag-rosia" text:style-name="Internet_20_link" text:visited-style-name="Visited_20_Internet_20_Link">
</text:a>
and is in Israel.</text:p>
      <text:p text:style-name="P4">
_Foto: instagram.com/alla.pugacheva__</text:p>
      <text:p text:style-name="P4">
News Source: <text:a xlink:type="simple" xlink:href="https://www.ukrinform.ua/rubric-world/3694963-u-rosii-napisali-donos-u-genprokuraturu-na-allu-pugacovu.html" text:style-name="Internet_20_link" text:visited-style-name="Visited_20_Internet_20_Link">
https://www.ukrinform.ua/rubric-world/3694963-u-rosii-napisali-donos-u-genprokuraturu-na-allu-pugacovu.html</text:a>
</text:p>
      <!--NEWS-->
      <text:h text:style-name="P10" text:outline-level="1">
<text:span text:style-name="T4">
In the world, the prices of products are reduced, but still high for the domestic consumer - the IMF</text:span>
</text:h>
      <text:p text:style-name="P4">
Authors: Ukrinform (Person)</text:p>
      <text:p text:style-name="P4">
Publisher: Укринформ (Organization)</text:p>
      <text:p text:style-name="P4">
Published Time: 2023-04-12T16:25:46+03:00</text:p>
      <text:p text:style-name="P4">
Modified Time: 2023-04-12T16:25:46+03:00</text:p>
      <text:p text:style-name="P4">
Description: Food prices, after a sharp increase last year in the conditions of the Russian Federation against Ukraine and against the background of the consequences of the pandemic, are reduced in the world markets, but remain high for the domestic consumer. - Ukrinform.</text:p>
      <text:p text:style-name="P4">
Images: ["<text:a xlink:type="simple" xlink:href="https://static.ukrinform.com/photos/2022_01/thumb_files/630_360_1641465045-830.jpg" text:style-name="Internet_20_link" text:visited-style-name="Visited_20_Internet_20_Link">
630_360_16414...</text:a>
"]</text:p>
      <text:p text:style-name="P4">
Tags: ['Ціни', 'Економіка', 'МВФ', 'Продукти']</text:p>
      <text:p text:style-name="P4">
Type: Article</text:p>
      <!--METADATA-->
      <text:p text:style-name="P4">
<draw:frame draw:style-name="fr1" draw:name="Image122" text:anchor-type="as-char" svg:width="6.9236in" svg:height="3.956343in" draw:z-index="0">
<draw:image xlink:href="../Images/yкринформ/2023-04-12T16-25-46-03-00/630_360_1641465045-830.jpg" xlink:type="simple" xlink:show="embed" xlink:actuate="onLoad" draw:mime-type="image/jpeg"/>
</draw:frame>
Prices of food, after a sharp increase last year in the conditions of war of the Russian Federation against Ukraine, against the background of the consequences of the pandemic, are reduced in the world markets, but remain high for the internal consumer.</text:p>
      <text:p text:style-name="P4">
Such conclusions are contained in the review of the IMF "Budget Bulletin", which was presented inside the IMF's financial department Viktor Gaspar, Ukrinform reports.</text:p>
      <text:p text:style-name="P4">
"The war in Ukraine has increased price pressure in the world markets for foodstuffs of the already rapid increase in prices for goods and a sharp increase in inflation due to the restoration of demand and failure in supply chains," - said in <text:a xlink:type="simple" xlink:href="https://www.ukrinform.ua/tag-mvf" text:style-name="Internet_20_link" text:visited-style-name="Visited_20_Internet_20_Link">
</text:a>
.</text:p>
      <text:p text:style-name="P4">
<text:span text:style-name="T4">
 Read also: </text:span>
 <text:a xlink:type="simple" xlink:href="https://www.ukrinform.ua/rubric-economy/3694301-marcenko-proviv-zustrici-z-predstavnikami-mvf.html" text:style-name="Internet_20_link" text:visited-style-name="Visited_20_Internet_20_Link">
<text:span text:style-name="T4">
 IMF </text:span>
</text:a>
Despite the fact that the world prices for products have fallen compared to the peak levels of 2022, "internal prices continue to increase, and the risks for food production will continue to threaten stability of food prices in 2023," the report said.</text:p>
      <text:p text:style-name="P4">
It is noted that in the conditions of continuation of the war, there will be a negative impact on the production of cereals and excessively high costs of the superstition.</text:p>
      <text:p text:style-name="P4">
<text:span text:style-name="T4">
 Read also: </text:span>
 <text:a xlink:type="simple" xlink:href="https://www.ukrinform.ua/rubric-economy/3692601-mvf-ocikue-so-zrostanna-svitovogo-vvp-cogoric-ne-perevisit-3.html" text:style-name="Internet_20_link" text:visited-style-name="Visited_20_Internet_20_Link">
<text:span text:style-name="T4">
 IMF </text:span>
</text:a>
As reported by Ukrinform, the Washington World Bank's spring meetings are held in Washington this week with the participation of heads of governments, centuries, as well as representatives of the economic and financial sector of countries from all over the world.</text:p>
      <text:p text:style-name="P4">
News Source: <text:a xlink:type="simple" xlink:href="https://www.ukrinform.ua/rubric-economy/3694967-u-sviti-znizuutsa-cini-na-produkti-ale-vse-se-visoki-dla-vnutrisnogo-spozivaca-mvf.html" text:style-name="Internet_20_link" text:visited-style-name="Visited_20_Internet_20_Link">
https://www.ukrinform.ua/rubric-economy/3694967-u-sviti-znizuutsa-cini-na-produkti-ale-vse-se-visoki-dla-vnutrisnogo-spozivaca-mvf.html</text:a>
</text:p>
      <!--NEWS-->
      <text:h text:style-name="P10" text:outline-level="1">
<text:span text:style-name="T4">
In nine communities in the west of Ukraine, the energy management system will be introduced</text:span>
</text:h>
      <text:p text:style-name="P4">
Authors: Ukrinform (Person)</text:p>
      <text:p text:style-name="P4">
Publisher: Укринформ (Organization)</text:p>
      <text:p text:style-name="P4">
Published Time: 2023-04-12T16:29:58+03:00</text:p>
      <text:p text:style-name="P4">
Modified Time: 2023-04-12T16:29:58+03:00</text:p>
      <text:p text:style-name="P4">
Description: Over the next six months, three communities of Ivano-Frankivsk, three-Chernivtsi and three-Transcarpathian regions with the support of the U-LEAD program with Europe will introduce an effective energy management system. - Ukrinform.</text:p>
      <text:p text:style-name="P4">
Images: ["<text:a xlink:type="simple" xlink:href="https://static.ukrinform.com/photos/2023_04/thumb_files/630_360_1681305982-893.jpg" text:style-name="Internet_20_link" text:visited-style-name="Visited_20_Internet_20_Link">
630_360_16813...</text:a>
"]</text:p>
      <text:p text:style-name="P4">
Tags: ['Енергетика', 'Тергромада', 'U-LEAD з Європою']</text:p>
      <text:p text:style-name="P4">
Type: Article</text:p>
      <!--METADATA-->
      <text:p text:style-name="P4">
<draw:frame draw:style-name="fr1" draw:name="Image123" text:anchor-type="as-char" svg:width="6.9236in" svg:height="3.956343in" draw:z-index="0">
<draw:image xlink:href="../Images/yкринформ/2023-04-12T16-29-58-03-00/630_360_1681305982-893.jpg" xlink:type="simple" xlink:show="embed" xlink:actuate="onLoad" draw:mime-type="image/jpeg"/>
</draw:frame>
Six months in three months in the three communities of Ivano-Frankivsk, three-Chernivtsi and three-Transcarpathian regions with the support of the U-LEAD Zevropoy program will introduce an effective system of energy management.</text:p>
      <text:p text:style-name="P4">
This is reported on <text:a xlink:type="simple" xlink:href="https://u-lead.org.ua/news/182" text:style-name="Internet_20_link" text:visited-style-name="Visited_20_Internet_20_Link">
</text:a>
, reports Ukrinform.</text:p>
      <text:p text:style-name="P4">
"For the next six months, 9 communities from three areas will receive support in the development and implementation of energy management systems, which will be able to effectively manage and monitor their consumption,"-the U-LEAD Tomnyuk director of the U-LEAD program.</text:p>
      <text:p text:style-name="P4">
According to her, in such a difficult period for our country, the resilience of community is extremely important. The European Union and other international partners continue to emphasize the decisive role of communities with the critical consequences of Russian aggression, as well as in the restoration of Ukraine's taviduction.</text:p>
      <text:p text:style-name="P4">
The introduction of energy management systems in Gorodenkovskaya, Galician Tadolinsk communities of Ivano-Frankivsk region, Hlybotsk, Novoselytsky Takhotinsky communities of Chernivtsi region and Gorinchivska, Svalyava Iyasinyan communities of the Transcarpathian region, envisages the preparation of municipal resources, utilities, utilities, utilities, utilities, buildings of energy-consuming energy and consignments. territories, based on new realities.</text:p>
      <text:p text:style-name="P4">
<text:span text:style-name="T4">
 Read also: </text:span>
 <text:a xlink:type="simple" xlink:href="https://www.ukrinform.ua/rubric-regions/3685504-ulead-dopomagae-12-gromadam-vdoskonaliti-upravlinna-vidhodami.html" text:style-name="Internet_20_link" text:visited-style-name="Visited_20_Internet_20_Link">
<text:span text:style-name="T4">
 Lead </text:span>
</text:a>
"We will achieve more efficient use of energy that will reduce the load of community. The introduction of such a system should be combined with a decree of consumption and the transition to renewable energy sources," - the leader Tatiana Danilov reported.</text:p>
      <text:p text:style-name="P4">
According to the Executive Director of the Local Association of Local Security Bodies "The Agency for the Development of the OTG of Prykarpattya" Igor Melnychuk, a built model based on decentralization <text:a xlink:type="simple" xlink:href="https://www.ukrinform.ua/tag-energetika" text:style-name="Internet_20_link" text:visited-style-name="Visited_20_Internet_20_Link">
</text:a>
The sector is becoming more urgent for both our communities and for law friends and partners.As reported, experts of the U-LEAD program with Europe <text:a xlink:type="simple" xlink:href="https://www.ukrinform.ua/rubric-economy/3578030-ulead-navcae-gromadi-ak-vprovadzuvati-energeticnij-menedzment.html" text:style-name="Internet_20_link" text:visited-style-name="Visited_20_Internet_20_Link">
</text:a>
How to create effective energy security system in the context of martial law.</text:p>
      <text:p text:style-name="P4">
The Program for Ukraine for the expansion of rights and opportunities at local level, accountability and development "<text:a xlink:type="simple" xlink:href="https://u-lead.org.ua/" text:style-name="Internet_20_link" text:visited-style-name="Visited_20_Internet_20_Link">
</text:a>
»The Esses and its Member States by Germany, Poland, Sweden, Denmark, Estonia Taslovvenia to support Ukraine on its way to strengthening local mammian government are together. U-LEAD promotes transparent, accountable and multi-level management in Ukraine, which responds to citizens' needs and community.</text:p>
      <text:p text:style-name="P4">
News Source: <text:a xlink:type="simple" xlink:href="https://www.ukrinform.ua/rubric-regions/3694968-u-devati-gromadah-na-zahodi-ukraini-zaprovadat-sistemu-energeticnogo-menedzmentu.html" text:style-name="Internet_20_link" text:visited-style-name="Visited_20_Internet_20_Link">
https://www.ukrinform.ua/rubric-regions/3694968-u-devati-gromadah-na-zahodi-ukraini-zaprovadat-sistemu-energeticnogo-menedzmentu.html</text:a>
</text:p>
      <!--NEWS-->
      <text:h text:style-name="P10" text:outline-level="1">
<text:span text:style-name="T4">
Dnipropetrovsk was evacuated by a dairy farm from under Bakhmut</text:span>
</text:h>
      <text:p text:style-name="P4">
Authors: Ukrinform (Person)</text:p>
      <text:p text:style-name="P4">
Publisher: Укринформ (Organization)</text:p>
      <text:p text:style-name="P4">
Published Time: 2023-04-12T16:32:00+03:00</text:p>
      <text:p text:style-name="P4">
Modified Time: 2023-04-12T16:32:00+03:00</text:p>
      <text:p text:style-name="P4">
Description: The dairy farm from Bakhmut was evacuated to the Dnipropetrovsk region. - Ukrinform.</text:p>
      <text:p text:style-name="P4">
Images: ["<text:a xlink:type="simple" xlink:href="https://static.ukrinform.com/photos/2023_04/thumb_files/630_360_1681306005-555.jpg" text:style-name="Internet_20_link" text:visited-style-name="Visited_20_Internet_20_Link">
630_360_16813...</text:a>
"]</text:p>
      <text:p text:style-name="P4">
Tags: ['Бахмут', 'Дніпропетровщина', 'Евакуація', 'Релокація підприємств']</text:p>
      <text:p text:style-name="P4">
Type: Article</text:p>
      <!--METADATA-->
      <text:p text:style-name="P4">
<draw:frame draw:style-name="fr1" draw:name="Image124" text:anchor-type="as-char" svg:width="6.9236in" svg:height="3.956343in" draw:z-index="0">
<draw:image xlink:href="../Images/yкринформ/2023-04-12T16-32-00-03-00/630_360_1681306005-555.jpg" xlink:type="simple" xlink:show="embed" xlink:actuate="onLoad" draw:mime-type="image/jpeg"/>
</draw:frame>
The Dnieper region evacuated dairy farm from Bakhmut.</text:p>
      <text:p text:style-name="P4">
About it in <text:a xlink:type="simple" xlink:href="https://t.me/dnipropetrovskaODA/4062" text:style-name="Internet_20_link" text:visited-style-name="Visited_20_Internet_20_Link">
</text:a>
Informs the Chief -Propetrovsk Ova Sergei Lisak, Ukrinform reports.</text:p>
      <text:p text:style-name="P4">
"Helped with the Relocation of Ova. And also a farmer from the Dnieper district of Davidarikelian. Between the two enterprises-350 kilometers. But he was provided free of charge, on which cattle were rescued directly from under <text:a xlink:type="simple" xlink:href="https://www.ukrinform.ua/tag-obstril" text:style-name="Internet_20_link" text:visited-style-name="Visited_20_Internet_20_Link">
</text:a>
. And yet - the premises. In the last days alone, nearly 400 animals were transported from the war zone, "the presentation said.</text:p>
      <text:p text:style-name="P4">
<text:span text:style-name="T4">
 Read also: </text:span>
 <text:a xlink:type="simple" xlink:href="https://www.ukrinform.ua/rubric-economy/3645635-ebrr-kompensue-biznesu-vitrati-na-relokaciu-pidpriemstv.html" text:style-name="Internet_20_link" text:visited-style-name="Visited_20_Internet_20_Link">
<text:span text:style-name="T4">
 Relocation </text:span>
</text:a>
Since the beginning of the war, Dnipropetrovsk has already accepted dozens of relocated enterprises from Donetsk, Lugansk, Zaporizhzhya, Kharkiv regions.</text:p>
      <text:p text:style-name="P4">
<text:span text:style-name="T5">
Foto: Sergey Lisak / Dnipropetrovsk Regional State Administration(This)</text:span>
</text:p>
      <text:p text:style-name="P4">
News Source: <text:a xlink:type="simple" xlink:href="https://www.ukrinform.ua/rubric-economy/3694971-na-dnipropetrovsinu-evakuuvali-molocne-gospodarstvo-zpid-bahmuta.html" text:style-name="Internet_20_link" text:visited-style-name="Visited_20_Internet_20_Link">
https://www.ukrinform.ua/rubric-economy/3694971-na-dnipropetrovsinu-evakuuvali-molocne-gospodarstvo-zpid-bahmuta.html</text:a>
</text:p>
      <!--NEWS-->
      <text:h text:style-name="P10" text:outline-level="1">
<text:span text:style-name="T4">
The European Parliament is set up by the end of the year to start negotiations on Ukraine's accession to the EU - Stefanchuk</text:span>
</text:h>
      <text:p text:style-name="P4">
Authors: Ukrinform (Person)</text:p>
      <text:p text:style-name="P4">
Publisher: Укринформ (Organization)</text:p>
      <text:p text:style-name="P4">
Published Time: 2023-04-12T16:33:00+03:00</text:p>
      <text:p text:style-name="P4">
Modified Time: 2023-04-12T16:33:00+03:00</text:p>
      <text:p text:style-name="P4">
Description: The European Parliament is set up by the end of this year to start negotiations on full membership of Ukraine in the European Union. - Ukrinform.</text:p>
      <text:p text:style-name="P4">
Images: ["<text:a xlink:type="simple" xlink:href="https://static.ukrinform.com/photos/2022_09/thumb_files/630_360_1663331049-251.jpg" text:style-name="Internet_20_link" text:visited-style-name="Visited_20_Internet_20_Link">
630_360_16633...</text:a>
"]</text:p>
      <text:p text:style-name="P4">
Tags: ['Євроінтеграція', 'Європарламент', 'Україна', 'Стефанчук']</text:p>
      <text:p text:style-name="P4">
Type: Article</text:p>
      <!--METADATA-->
      <text:p text:style-name="P4">
<draw:frame draw:style-name="fr1" draw:name="Image125" text:anchor-type="as-char" svg:width="6.9236in" svg:height="3.956343in" draw:z-index="0">
<draw:image xlink:href="../Images/yкринформ/2023-04-12T16-33-00-03-00/630_360_1663331049-251.jpg" xlink:type="simple" xlink:show="embed" xlink:actuate="onLoad" draw:mime-type="image/jpeg"/>
</draw:frame>
The European Parliament is set up by the end of this year to start winnings on full membership of Ukraine in the European Union.</text:p>
      <text:p text:style-name="P4">
This was stated by the Chairman of the Verkhovna Rada Ruslan Stefanchuk at a briefing by the prescriptions of the first intercommunication meeting of the People's Deputies of Ukraine of the Talers of the European Parliament, Ukrinform correspondent reports.</text:p>
      <text:p text:style-name="P4">
“All the institutions of the European Parliament confirm the high level and progress of Ukraine's requirements concerning our future full membership in the European Union. Everyone confirmed that they are full of commencement by the end of this year to start negotiations on full membership of Ukraine in <text:a xlink:type="simple" xlink:href="https://www.ukrinform.ua/tag-evrosouz" text:style-name="Internet_20_link" text:visited-style-name="Visited_20_Internet_20_Link">
</text:a>
”, - said the speaker.</text:p>
      <text:p text:style-name="P4">
He expressed beliefs that support and high level of cooperation with inter -parliaments would necessarily give a result.</text:p>
      <text:p text:style-name="P4">
Stefanchuk thanked the President of the European Parliament Roberti Motzoli and all members of Ukraine supporting Ukraine.</text:p>
      <text:p text:style-name="P4">
In turn, the President of the European Parliament Robert Motzol <text:a xlink:type="simple" xlink:href="https://audiovisual.ec.europa.eu/en/video/I-239892" text:style-name="Internet_20_link" text:visited-style-name="Visited_20_Internet_20_Link">
</text:a>
European Workers to assist Ukraine in the path of European integration.</text:p>
      <text:p text:style-name="P4">
“There are no questions about the fact that Ukraine's future is a membership of the Vevra Union. The European Parliament is amazed by the progress that Vashara is achieved in the implementation of seven recommendations of the European Commission in connection with Ukraine's application for EU membership ... I hope that negotiations with Ukraine can start this year. Be sure that you will always find friends and allies in the European Parliament, ” - emphasized.</text:p>
      <text:p text:style-name="P4">
She noted that the EP sees the selfless efforts of Ukraine, including the President of Juryad, who work "day and night" in very difficult conditions in order to bring the law of Ukraine in line with the European(ACCUED COMMUNITY).На переконання президента ЄП, контакти між комітетами Європарламенту та ВРдадуть змогу просунутися в окремих напрямках, обмінятися досвідом.</text:p>
      <text:p text:style-name="P4">
За словами президента Європарламенту, набуття Україною статусу країни-кандидата на вступ у ЄС спричинило трансформацію всієї країни. Водночаснабуття членства в ЄС не обмежується лише прийняттям законодавства, воно маєнабагато глибший вимір.</text:p>
      <text:p text:style-name="P4">
«Європейський парламент робитиме все можливе, щоб допомогти вам у процесіінтеграції України в ЄС... Всі наші інституційні спроможності будутьдоступними для вас. Але ми знаємо, що процес не буде простим», - сказалапрезидент Європарламенту.</text:p>
      <text:p text:style-name="P4">
“We ... are ready to work with you at every step of this path. Glory to Ukraine!" -the President of the EP.</text:p>
      <text:p text:style-name="P4">
<text:span text:style-name="T4">
 Read also: </text:span>
 <text:a xlink:type="simple" xlink:href="https://www.ukrinform.ua/rubric-polytics/3689805-smigal-obgovoriv-iz-premerom-horvatii-evrointegraciu-i-povoenne-vidnovlenna.html" text:style-name="Internet_20_link" text:visited-style-name="Visited_20_Internet_20_Link">
<text:span text:style-name="T4">
 European integration </text:span>
</text:a>
As reported <text:a xlink:type="simple" xlink:href="https://www.ukrinform.ua/rubric-polytics/3694931-ukrainski-ta-evropejski-deputati-vperse-proveli-spilne-zasidanna.html" text:style-name="Internet_20_link" text:visited-style-name="Visited_20_Internet_20_Link">
</text:a>
, On April 12, the first joint intercommunity meeting of the People's Deputies of Ukraine of the Tychleniv of the European Parliament was attended.</text:p>
      <text:p text:style-name="P4">
News Source: <text:a xlink:type="simple" xlink:href="https://www.ukrinform.ua/rubric-polytics/3694972-u-evroparlamenti-nalastovani-do-kinca-roku-pocati-peregovori-pro-vstup-ukraini-v-es-stefancuk.html" text:style-name="Internet_20_link" text:visited-style-name="Visited_20_Internet_20_Link">
https://www.ukrinform.ua/rubric-polytics/3694972-u-evroparlamenti-nalastovani-do-kinca-roku-pocati-peregovori-pro-vstup-ukraini-v-es-stefancuk.html</text:a>
</text:p>
      <!--NEWS-->
      <text:h text:style-name="P10" text:outline-level="1">
<text:span text:style-name="T4">
The US is raging a large -scale forest fire - almost 200 houses were evacuated</text:span>
</text:h>
      <text:p text:style-name="P4">
Authors: Ukrinform (Person)</text:p>
      <text:p text:style-name="P4">
Publisher: Укринформ (Organization)</text:p>
      <text:p text:style-name="P4">
Published Time: 2023-04-12T16:37:45+03:00</text:p>
      <text:p text:style-name="P4">
Modified Time: 2023-04-12T16:37:45+03:00</text:p>
      <text:p text:style-name="P4">
Description: As a result of the forest fire in the south of the US state of New Jersey, the area of which expanded over 1000 hectares over the night, residents of 170 houses were evacuated. - Ukrinform.</text:p>
      <text:p text:style-name="P4">
Images: ["<text:a xlink:type="simple" xlink:href="https://static.ukrinform.com/photos/2023_04/thumb_files/630_360_1681306487-731.jpg" text:style-name="Internet_20_link" text:visited-style-name="Visited_20_Internet_20_Link">
630_360_16813...</text:a>
"]</text:p>
      <text:p text:style-name="P4">
Tags: ['Евакуація', 'Ліс', 'Пожежа', 'США']</text:p>
      <text:p text:style-name="P4">
Type: Article</text:p>
      <!--METADATA-->
      <text:p text:style-name="P4">
<draw:frame draw:style-name="fr1" draw:name="Image126" text:anchor-type="as-char" svg:width="6.9236in" svg:height="3.956343in" draw:z-index="0">
<draw:image xlink:href="../Images/yкринформ/2023-04-12T16-37-45-03-00/630_360_1681306487-731.jpg" xlink:type="simple" xlink:show="embed" xlink:actuate="onLoad" draw:mime-type="image/jpeg"/>
</draw:frame>
As a result of the forest fire in the south of the US state of New Jersey, the area of which has expanded over 1000 hectares over 1000 hectares, 170 houses were evacuated.</text:p>
      <text:p text:style-name="P4">
As Ukrinform reports, it reports <text:a xlink:type="simple" xlink:href="https://edition.cnn.com/2023/04/12/weather/new-jersey-manchester-township-jimmys-waterhole-fire/index.html" text:style-name="Internet_20_link" text:visited-style-name="Visited_20_Internet_20_Link">
</text:a>
.</text:p>
      <text:p text:style-name="P4">
Згідно з інформацією служби лісових пожеж штату Нью-Джерсі, пожежа зросла уп’ять разів приблизно за чотири години після виникнення у Манчестер Тауншип увівторок.</text:p>
      <text:p text:style-name="P4">
Станом на 22:00 за місцевим часом, <text:a xlink:type="simple" xlink:href="https://www.ukrinform.ua/tag-pozeza" text:style-name="Internet_20_link" text:visited-style-name="Visited_20_Internet_20_Link">
 </text:a>
Running on 200 hectares and 10% of the flames were localized. At about 02:00, the fire spread to the territory of more than 1000 hectares, while the level of rhyming remained unchanged.</text:p>
      <text:p text:style-name="P4">
<text:span text:style-name="T4">
 Read also: </text:span>
 <text:a xlink:type="simple" xlink:href="https://www.ukrinform.ua/rubric-world/3694239-u-pivdennij-korei-lisova-pozeza-vognem-zniseni-do-100-budinkiv-ludi-evakujovuutsa.html" text:style-name="Internet_20_link" text:visited-style-name="Visited_20_Internet_20_Link">
<text:span text:style-name="T4">
 Fire </text:span>
</text:a>
The fire mainly covers the federal, state and private property of Umanchester Tuanship.</text:p>
      <text:p text:style-name="P4">
About 170 buildings have been evacuated, at least 75 are threatened, according to forest fires. The evacuated people are in the Middle School of Manchester and receive assistance from local agencies.</text:p>
      <text:p text:style-name="P4">
There is an increased risk of forest fire in New Jersey Tadelavara on Wednesday as a constant wind is expected.</text:p>
      <text:p text:style-name="P4">
<text:span text:style-name="T4">
 Read also: </text:span>
 <text:a xlink:type="simple" xlink:href="https://www.ukrinform.ua/rubric-world/3694194-bajden-skasuvav-nadzvicajnij-stan-u-ssa-vvedenij-u-2020-roci-cerez-covid19.html" text:style-name="Internet_20_link" text:visited-style-name="Visited_20_Internet_20_Link">
<text:span text:style-name="T4">
 USA </text:span>
</text:a>
In connection with the fire in the area, roads are increasingly blocked.</text:p>
      <text:p text:style-name="P4">
According to Ukrinform, in the US city of Richmond in the east of Indianau Tuesday, a fire at the garbage recycling plant broke out, causing about 2000 people to evacuate.</text:p>
      <text:p text:style-name="P4">
_ Photo: cnn_</text:p>
      <text:p text:style-name="P4">
News Source: <text:a xlink:type="simple" xlink:href="https://www.ukrinform.ua/rubric-world/3694974-u-ssa-virue-masstabna-lisova-pozeza-evakuuvali-majze-200-budinkiv.html" text:style-name="Internet_20_link" text:visited-style-name="Visited_20_Internet_20_Link">
https://www.ukrinform.ua/rubric-world/3694974-u-ssa-virue-masstabna-lisova-pozeza-evakuuvali-majze-200-budinkiv.html</text:a>
</text:p>
      <!--NEWS-->
      <text:h text:style-name="P10" text:outline-level="1">
<text:span text:style-name="T4">
Pakistan will provide Ukraine with 230 containers with military equipment</text:span>
</text:h>
      <text:p text:style-name="P4">
Authors: Ukrinform (Person)</text:p>
      <text:p text:style-name="P4">
Publisher: Укринформ (Organization)</text:p>
      <text:p text:style-name="P4">
Published Time: 2023-04-12T16:39:28+03:00</text:p>
      <text:p text:style-name="P4">
Modified Time: 2023-04-12T16:39:28+03:00</text:p>
      <text:p text:style-name="P4">
Description: Pakistan will send 230 defense equipment in Ukraine in April. - Ukrinform.</text:p>
      <text:p text:style-name="P4">
Images: ["<text:a xlink:type="simple" xlink:href="https://static.ukrinform.com/photos/2023_04/thumb_files/630_360_1681306627-913.jpg" text:style-name="Internet_20_link" text:visited-style-name="Visited_20_Internet_20_Link">
630_360_16813...</text:a>
"]</text:p>
      <text:p text:style-name="P4">
Tags: ['Пакистан', 'допомога', 'Війна з росією']</text:p>
      <text:p text:style-name="P4">
Type: Article</text:p>
      <!--METADATA-->
      <text:p text:style-name="P4">
<draw:frame draw:style-name="fr1" draw:name="Image127" text:anchor-type="as-char" svg:width="6.9236in" svg:height="3.956343in" draw:z-index="0">
<draw:image xlink:href="../Images/yкринформ/2023-04-12T16-39-28-03-00/630_360_1681306627-913.jpg" xlink:type="simple" xlink:show="embed" xlink:actuate="onLoad" draw:mime-type="image/jpeg"/>
</draw:frame>
Pakistan Flowers will send 230 containers of defense equipment to Ukraine.</text:p>
      <text:p text:style-name="P4">
As Ukrinform reports, it reports <text:a xlink:type="simple" xlink:href="http://m.economictimes.com/news/defence/pakistan-to-ship-230-containers-of-arms-to-ukraine/amp_articleshow/99362810.cms" text:style-name="Internet_20_link" text:visited-style-name="Visited_20_Internet_20_Link">
</text:a>
.</text:p>
      <text:p text:style-name="P4">
It is noted that the vessels of MV Bokram and MV Kherson with military equipment of the set will leave the port of Karachi.</text:p>
      <text:p text:style-name="P4">
Ships carrying weapons from Pakistan to Ukraine are increasingly useful in the US and European countries, as reported by the ET people who are aware of these issues. Ear, ET reported that ports in Poland and Germany are the main roads for the transportation of weapons from Pakistan, including tanks and missiles.</text:p>
      <text:p text:style-name="P4">
<text:span text:style-name="T4">
 Read also: </text:span>
 <text:a xlink:type="simple" xlink:href="https://www.ukrinform.ua/rubric-ato/3692358-litva-nadast-ukraini-novij-paket-vijskovoi-dopomogi.html" text:style-name="Internet_20_link" text:visited-style-name="Visited_20_Internet_20_Link">
<text:span text:style-name="T4">
 will give </text:span>
</text:a>
As the publication notes, <text:a xlink:type="simple" xlink:href="https://www.ukrinform.ua/tag-pakistan" text:style-name="Internet_20_link" text:visited-style-name="Visited_20_Internet_20_Link">
</text:a>
He became a key supplier of defense equipment to Ukraine. Last year, the United Kingdom used to use Pakistan as an aircraft for weapons to Ukraine's nation.</text:p>
      <text:p text:style-name="P4">
The Economic Times notes that Pakistan provides assistance to Ukraine even when he asks for help in Russia to modernize his own aviation engines.</text:p>
      <text:p text:style-name="P4">
News Source: <text:a xlink:type="simple" xlink:href="https://www.ukrinform.ua/rubric-ato/3694975-pakistan-nadast-ukraini-230-kontejneriv-z-vijskovim-sporadzennam.html" text:style-name="Internet_20_link" text:visited-style-name="Visited_20_Internet_20_Link">
https://www.ukrinform.ua/rubric-ato/3694975-pakistan-nadast-ukraini-230-kontejneriv-z-vijskovim-sporadzennam.html</text:a>
</text:p>
      <!--NEWS-->
      <text:h text:style-name="P10" text:outline-level="1">
<text:span text:style-name="T4">
Ukraine and India have agreed to renew the work of the Intergovernmental Commission - the Foreign Ministry</text:span>
</text:h>
      <text:p text:style-name="P4">
Authors: Ukrinform (Person)</text:p>
      <text:p text:style-name="P4">
Publisher: Укринформ (Organization)</text:p>
      <text:p text:style-name="P4">
Published Time: 2023-04-12T16:40:19+03:00</text:p>
      <text:p text:style-name="P4">
Modified Time: 2023-04-12T16:40:19+03:00</text:p>
      <text:p text:style-name="P4">
Description: Ukraine and India have agreed to conduct foreign policy consultations, restore the work of an intergovernmental commission and increase humanitarian aid. - Ukrinform.</text:p>
      <text:p text:style-name="P4">
Images: ["<text:a xlink:type="simple" xlink:href="https://static.ukrinform.com/photos/2023_04/thumb_files/630_360_1681306487-873.jpg" text:style-name="Internet_20_link" text:visited-style-name="Visited_20_Internet_20_Link">
630_360_16813...</text:a>
", "<text:a xlink:type="simple" xlink:href="https://static.ukrinform.com/photos/2023_04/1681306486-486.jpg" text:style-name="Internet_20_link" text:visited-style-name="Visited_20_Internet_20_Link">
1681306486-48...</text:a>
", "<text:a xlink:type="simple" xlink:href="https://static.ukrinform.com/photos/2023_04/1681306486-946.jpg" text:style-name="Internet_20_link" text:visited-style-name="Visited_20_Internet_20_Link">
1681306486-94...</text:a>
", "<text:a xlink:type="simple" xlink:href="https://static.ukrinform.com/photos/2023_04/1681306487-582.jpg" text:style-name="Internet_20_link" text:visited-style-name="Visited_20_Internet_20_Link">
1681306487-58...</text:a>
"]</text:p>
      <text:p text:style-name="P4">
Tags: ['Джапарова', 'Індія', 'МЗС', 'Візит']</text:p>
      <text:p text:style-name="P4">
Type: Article</text:p>
      <!--METADATA-->
      <text:p text:style-name="P4">
<draw:frame draw:style-name="fr1" draw:name="Image128" text:anchor-type="as-char" svg:width="6.9236in" svg:height="3.956343in" draw:z-index="0">
<draw:image xlink:href="../Images/yкринформ/2023-04-12T16-40-19-03-00/630_360_1681306487-873.jpg" xlink:type="simple" xlink:show="embed" xlink:actuate="onLoad" draw:mime-type="image/jpeg"/>
</draw:frame>
Ukraine and India agreed to conduct foreign policy consultations, restore the work of an intergovernmental commission and increase humanitarian aid.</text:p>
      <text:p text:style-name="P4">
This was reported <text:a xlink:type="simple" xlink:href="https://mfa.gov.ua/news/emine-dzhaparova-zdijsnila-dvodennij-vizit-v-indiyu" text:style-name="Internet_20_link" text:visited-style-name="Visited_20_Internet_20_Link">
</text:a>
According to the results of a two -day visit of the first deputy foreign minister, Emina Japarov to the Republic of India, reports.</text:p>
      <text:p text:style-name="P4">
<draw:frame draw:style-name="fr1" draw:name="Image129" text:anchor-type="as-char" svg:width="6.9236in" svg:height="5.187958in" draw:z-index="0">
<draw:image xlink:href="../Images/yкринформ/2023-04-12T16-40-19-03-00/1681306486-486.jpg" xlink:type="simple" xlink:show="embed" xlink:actuate="onLoad" draw:mime-type="image/jpeg"/>
</draw:frame>
"According to the results of the visit, the parties reached agreements on conducting public political consultations, restoring the work of the Intergovernmental Ukrainian -Indian Commission on trade, economic, scientific, technical, industrial and cultural cooperation and increasing the volume of humanitarian assistance," the foreign policy said.</text:p>
      <text:p text:style-name="P4">
<draw:frame draw:style-name="fr1" draw:name="Image130" text:anchor-type="as-char" svg:width="6.9236in" svg:height="5.975162in" draw:z-index="0">
<draw:image xlink:href="../Images/yкринформ/2023-04-12T16-40-19-03-00/1681306486-946.jpg" xlink:type="simple" xlink:show="embed" xlink:actuate="onLoad" draw:mime-type="image/jpeg"/>
</draw:frame>
The Ministry of Foreign Affairs reminded that the first deputy minister discussed the intensification of cooperation between the states with the State Minister of Foreign Affairs and the State Ministry of Culture(https://www.ukrinform.ua/rubric-polytics/3694566-dzaparova-peredala-premeru-indii-lista-vid-zelenskogo.html) .</text:p>
      <text:p text:style-name="P4">
<draw:frame draw:style-name="fr1" draw:name="Image131" text:anchor-type="as-char" svg:width="6.9236in" svg:height="5.187958in" draw:z-index="0">
<draw:image xlink:href="../Images/yкринформ/2023-04-12T16-40-19-03-00/1681306487-582.jpg" xlink:type="simple" xlink:show="embed" xlink:actuate="onLoad" draw:mime-type="image/jpeg"/>
</draw:frame>
With Deputy Minister of Foreign Affairs <text:a xlink:type="simple" xlink:href="https://www.ukrinform.ua/tag-india" text:style-name="Internet_20_link" text:visited-style-name="Visited_20_Internet_20_Link">
</text:a>
Sanjai Verma Dzhaparov discussed ways to intensify the cooperation of comprehensive partnerships, including ambitious plans for bilateral interaction in 20123.</text:p>
      <text:p text:style-name="P4">
<text:span text:style-name="T4">
 Read also: </text:span>
 <text:a xlink:type="simple" xlink:href="https://www.ukrinform.ua/rubric-polytics/3693897-dzaparova-zaprosila-indiu-priednatisa-do-formuli-miru-ta-iniciativi-grain-from-ukraine.html" text:style-name="Internet_20_link" text:visited-style-name="Visited_20_Internet_20_Link">
<text:span text:style-name="T4">
 Giaparova </text:span>
</text:a>
"We hope that India, who presides in the G20 and is an influential global player, will play a proactive role in the termination of Russian aggression, secure peace and join the post -war reconstruction of Ukraine," the Minister's first -time was said.</text:p>
      <text:p text:style-name="P4">
As reported by Ukrinform, the First Deputy Minister of Foreign Affairs of Ukraine Giaparova informed that the President of Ukraine <text:a xlink:type="simple" xlink:href="https://www.ukrinform.ua/rubric-polytics/3694048-prezident-hoce-provesti-telefonni-peregovori-z-premerom-indii-dzaparova.html" text:style-name="Internet_20_link" text:visited-style-name="Visited_20_Internet_20_Link">
</text:a>
.</text:p>
      <text:p text:style-name="P4">
<text:span text:style-name="T5">
Foto: Foreign</text:span>
</text:p>
      <text:p text:style-name="P4">
News Source: <text:a xlink:type="simple" xlink:href="https://www.ukrinform.ua/rubric-polytics/3694976-ukraina-j-india-domovilis-ponoviti-robotu-mizuradovoi-komisii-mzs.html" text:style-name="Internet_20_link" text:visited-style-name="Visited_20_Internet_20_Link">
https://www.ukrinform.ua/rubric-polytics/3694976-ukraina-j-india-domovilis-ponoviti-robotu-mizuradovoi-komisii-mzs.html</text:a>
</text:p>
      <!--NEWS-->
      <text:h text:style-name="P10" text:outline-level="1">
<text:span text:style-name="T4">
The Russians fired Orshih and Guliaypole</text:span>
</text:h>
      <text:p text:style-name="P4">
Authors: Ukrinform (Person)</text:p>
      <text:p text:style-name="P4">
Publisher: Укринформ (Organization)</text:p>
      <text:p text:style-name="P4">
Published Time: 2023-04-12T16:41:18+03:00</text:p>
      <text:p text:style-name="P4">
Modified Time: 2023-04-12T16:41:18+03:00</text:p>
      <text:p text:style-name="P4">
Description: The army of the Russian Federation struck Orikhiv and Gulyaypol of Zaporizhzhya region, the enterprise and the private sector were injured. - Ukrinform.</text:p>
      <text:p text:style-name="P4">
Images: ["<text:a xlink:type="simple" xlink:href="https://static.ukrinform.com/photos/2023_04/thumb_files/630_360_1681306782-796.jpg" text:style-name="Internet_20_link" text:visited-style-name="Visited_20_Internet_20_Link">
630_360_16813...</text:a>
"]</text:p>
      <text:p text:style-name="P4">
Tags: ['Обстріл', 'Запоріжжя', 'Війна з росією']</text:p>
      <text:p text:style-name="P4">
Type: Article</text:p>
      <!--METADATA-->
      <text:p text:style-name="P4">
<draw:frame draw:style-name="fr1" draw:name="Image132" text:anchor-type="as-char" svg:width="6.9236in" svg:height="3.956343in" draw:z-index="0">
<draw:image xlink:href="../Images/yкринформ/2023-04-12T16-41-18-03-00/630_360_1681306782-796.jpg" xlink:type="simple" xlink:show="embed" xlink:actuate="onLoad" draw:mime-type="image/jpeg"/>
</draw:frame>
The RFFZAVA Army of Orikhiv and Gulyaypol of the Zaporizhzhya region, the injured enterprise and the private sector.</text:p>
      <text:p text:style-name="P4">
About it in <text:a xlink:type="simple" xlink:href="http://t.me/zoda_gov_ua/18209" text:style-name="Internet_20_link" text:visited-style-name="Visited_20_Internet_20_Link">
</text:a>
Yuri Malashko, the head of Zaporizhzhiaov, reported, Ukrinform reports.</text:p>
      <text:p text:style-name="P4">
"Again, the enemy beats in the long -suffering cities - Orikhiv and Gulyaypole in fire. The infrastructure of the enterprise and the private sector have been aware," said Malashko.</text:p>
      <text:p text:style-name="P4">
<text:span text:style-name="T4">
 Read also: </text:span>
 <text:a xlink:type="simple" xlink:href="https://www.ukrinform.ua/rubric-regions/3694761-za-dobu-rosiani-obstrilali-devat-oblastej-ukraini-zvedenna-ova.html" text:style-name="Internet_20_link" text:visited-style-name="Visited_20_Internet_20_Link">
<text:span text:style-name="T4">
 fired </text:span>
</text:a>
As it was reported, in the morning of April 11, the Russian military directed to the Orikhiv Iguliaypole of the Zaporozhye region <text:a xlink:type="simple" xlink:href="https://www.ukrinform.ua/rubric-ato/3694323-rosiani-zranku-zavdali-aviaudaru-po-gulajpolu.html" text:style-name="Internet_20_link" text:visited-style-name="Visited_20_Internet_20_Link">
</text:a>
 .</text:p>
      <text:p text:style-name="P4">
News Source: <text:a xlink:type="simple" xlink:href="https://www.ukrinform.ua/rubric-ato/3694977-rosiani-obstrilali-orihiv-i-gulajpole.html" text:style-name="Internet_20_link" text:visited-style-name="Visited_20_Internet_20_Link">
https://www.ukrinform.ua/rubric-ato/3694977-rosiani-obstrilali-orihiv-i-gulajpole.html</text:a>
</text:p>
      <!--NEWS-->
      <text:h text:style-name="P10" text:outline-level="1">
<text:span text:style-name="T4">
Russian hackers track gumkonova in Ukraine through cafes surveillance cameras</text:span>
</text:h>
      <text:p text:style-name="P4">
Authors: Ukrinform (Person)</text:p>
      <text:p text:style-name="P4">
Publisher: Укринформ (Organization)</text:p>
      <text:p text:style-name="P4">
Published Time: 2023-04-12T16:46:00+03:00</text:p>
      <text:p text:style-name="P4">
Modified Time: 2023-04-12T16:46:00+03:00</text:p>
      <text:p text:style-name="P4">
Description: Russian hackers have accessed private security chambers in Ukrainian coffee shops to collect reconnaissance information about convoy with humanitarian aid passing by. - Ukrinform.</text:p>
      <text:p text:style-name="P4">
Images: ["<text:a xlink:type="simple" xlink:href="https://static.ukrinform.com/photos/2019_12/thumb_files/630_360_1575644583-214.jpg" text:style-name="Internet_20_link" text:visited-style-name="Visited_20_Internet_20_Link">
630_360_15756...</text:a>
"]</text:p>
      <text:p text:style-name="P4">
Tags: ['Гуманітарна допомога', 'Хакери', 'Камера', 'Війна з росією']</text:p>
      <text:p text:style-name="P4">
Type: Article</text:p>
      <!--METADATA-->
      <text:p text:style-name="P4">
<draw:frame draw:style-name="fr1" draw:name="Image133" text:anchor-type="as-char" svg:width="6.9236in" svg:height="3.956343in" draw:z-index="0">
<draw:image xlink:href="../Images/yкринформ/2023-04-12T16-46-00-03-00/630_360_1575644583-214.jpg" xlink:type="simple" xlink:show="embed" xlink:actuate="onLoad" draw:mime-type="image/jpeg"/>
</draw:frame>
Russian hackers have access to private security chambers in Ukrainian coffee shops to select reconnaissance information about convoy with humanitarian aid passing by them.</text:p>
      <text:p text:style-name="P4">
As Ukrinform reports, it reports <text:a xlink:type="simple" xlink:href="https://www.theguardian.com/world/2023/apr/11/russian-hackers-target-security-cameras-inside-ukraine-coffee-shops" text:style-name="Internet_20_link" text:visited-style-name="Visited_20_Internet_20_Link">
</text:a>
.</text:p>
      <text:p text:style-name="P4">
As it is noted, the high -ranking representative of the US security informed about it on Tuesday.</text:p>
      <text:p text:style-name="P4">
Rob Joyce, Director of the Cybersecurity Department of the National Security Agency, stated that the Russian government and supported by him <text:a xlink:type="simple" xlink:href="https://www.ukrinform.ua/tag-hakeri" text:style-name="Internet_20_link" text:visited-style-name="Visited_20_Internet_20_Link">
</text:a>
They continue to attack Ukrainian information technologies within the framework of military invasion of Ukraine.</text:p>
      <text:p text:style-name="P4">
According to him, one of the objects of attention of hackers is cameras, which are used by local authorities and private enterprises for surveillance in the territory.</text:p>
      <text:p text:style-name="P4">
"The attacks on Ukrainian interests, whether financial, state, personal or individual business are continuing," Joyce said. - Creative things happen. We draw as Russian hackers are in open webcams to watch the columns and helping trains. ”</text:p>
      <text:p text:style-name="P4">
Director of the Cybersecurity Department of the National Security Agency also specified that “they will break these webcams ... and instead of using the city whom(cameras)They are available on the Internet, they look at Camerage Camera and see the road they need to see. ”</text:p>
      <text:p text:style-name="P4">
<text:span text:style-name="T4">
 Read also: </text:span>
 <text:a xlink:type="simple" xlink:href="https://www.ukrinform.ua/rubric-uarazom/3694663-rosijski-kiberataki-ne-zavadat-kanadi-pidtrimuvati-ukrainu-trudo.html" text:style-name="Internet_20_link" text:visited-style-name="Visited_20_Internet_20_Link">
</text:a>
The official also reported that the Russians have concentrated their efforts on breaking American defense manufacturers and logistics transport companies to recognize more about the weapon supply chain to Ukraine.</text:p>
      <text:p text:style-name="P4">
As it was reported, Russian hackers have temporarily disrupted the site of the Prime Minister of Canada, but this will not interfere with further Canadian support of Ukraine.</text:p>
      <text:p text:style-name="P4">
In February, the Noname057 Hacker Group staged a DDOS-attack at a small-scale companies and institutions on the occasion of Prime Minister-Ministry's visit to Kiev George Meloni.</text:p>
      <text:p text:style-name="P4">
In March, the same group attacked the websites of the Italian government, including the Lower Parcemment and several ministries, since recently 20 Ukrainian military was trained in Italy on SAMP-T.</text:p>
      <text:p text:style-name="P4">
News Source: <text:a xlink:type="simple" xlink:href="https://www.ukrinform.ua/rubric-technology/3694978-rosijski-hakeri-vidstezuut-gumkonvoi-v-ukraini-cerez-kameri-sposterezenna-u-kafe.html" text:style-name="Internet_20_link" text:visited-style-name="Visited_20_Internet_20_Link">
https://www.ukrinform.ua/rubric-technology/3694978-rosijski-hakeri-vidstezuut-gumkonvoi-v-ukraini-cerez-kameri-sposterezenna-u-kafe.html</text:a>
</text:p>
      <!--NEWS-->
      <text:h text:style-name="P10" text:outline-level="1">
<text:span text:style-name="T4">
The Council of Europe Secretary General has condemned the execution of Ukrainian military Russians</text:span>
</text:h>
      <text:p text:style-name="P4">
Authors: Ukrinform (Person)</text:p>
      <text:p text:style-name="P4">
Publisher: Укринформ (Organization)</text:p>
      <text:p text:style-name="P4">
Published Time: 2023-04-12T16:47:35+03:00</text:p>
      <text:p text:style-name="P4">
Modified Time: 2023-04-12T16:47:35+03:00</text:p>
      <text:p text:style-name="P4">
Description: The Secretary General of the Council of Europe, which consists of 46 countries, Maria Peychinovich-Burich condemned the execution of Ukrainian military Russians. - Ukrinform.</text:p>
      <text:p text:style-name="P4">
Images: ["<text:a xlink:type="simple" xlink:href="https://static.ukrinform.com/photos/2022_10/thumb_files/630_360_1665180314-896.jpg" text:style-name="Internet_20_link" text:visited-style-name="Visited_20_Internet_20_Link">
630_360_16651...</text:a>
"]</text:p>
      <text:p text:style-name="P4">
Tags: ['Страта', 'Рада Європи', 'Військові', 'Пейчинович-Бурич', 'Війна з росією']</text:p>
      <text:p text:style-name="P4">
Type: Article</text:p>
      <!--METADATA-->
      <text:p text:style-name="P4">
<draw:frame draw:style-name="fr1" draw:name="Image134" text:anchor-type="as-char" svg:width="6.9236in" svg:height="3.956343in" draw:z-index="0">
<draw:image xlink:href="../Images/yкринформ/2023-04-12T16-47-35-03-00/630_360_1665180314-896.jpg" xlink:type="simple" xlink:show="embed" xlink:actuate="onLoad" draw:mime-type="image/jpeg"/>
</draw:frame>
The Secretary General of the Council of Europe, which consists of 46 countries, Mariapichinovich-Burich condemned the execution of Ukrainian military Russians.</text:p>
      <text:p text:style-name="P4">
As Ukrinform reports, she reported in <text:a xlink:type="simple" xlink:href="https://twitter.com/MarijaPBuric/status/1646125673885360129" text:style-name="Internet_20_link" text:visited-style-name="Visited_20_Internet_20_Link">
</text:a>
.</text:p>
      <text:p text:style-name="P4">
“In horror from the widespread video, where Russian troops are being headed by a Ukrainian prisoner of war. This is not humanly, and I condemn it, ”Peychinovich-Burich wrote.</text:p>
      <text:p text:style-name="P4">
She also added that the guilty should be held accountable.</text:p>
      <text:p text:style-name="P4">
<text:span text:style-name="T4">
 Read also: </text:span>
 <text:a xlink:type="simple" xlink:href="https://www.ukrinform.ua/rubric-polytics/3694961-strata-ukrainskogo-bijca-misia-oon-z-prav-ludini-zaklikae-pokarati-vinnih.html" text:style-name="Internet_20_link" text:visited-style-name="Visited_20_Internet_20_Link">
<text:span text:style-name="T4">
 mission </text:span>
</text:a>
As reported by Ukrinform, two videos with the alleged head of Ukrainian defenders have appeared on the Internet.</text:p>
      <text:p text:style-name="P4">
According to information <text:a xlink:type="simple" xlink:href="http://www.cnn.com/europe/live-news/russia-ukraine-war-news-04-11-23/index.html" text:style-name="Internet_20_link" text:visited-style-name="Visited_20_Internet_20_Link">
</text:a>
, “The video probably depicts individual events. One could have been recorded recently, and the other - judging by the amount of greens - was probably removed in the summer. "</text:p>
      <text:p text:style-name="P4">
The first video was posted on the pro -Russian channel on social networks on April 8. It was deliberately filmed by the "Wagner" and shows two beheaded bodies of Ukrainian troops lying on the ground next to a damaged military vehicle. It seems that both dead were also blown away. Russian accounts say the video was shot near Bakhmut.</text:p>
      <text:p text:style-name="P4">
The second video, which appeared on Twitter and was deliberately blurred, was probably recorded in the summer, given the number of plants in the frame. “Nanomy is trying to show <text:a xlink:type="simple" xlink:href="https://www.ukrinform.ua/tag-rosijski-vijskovi" text:style-name="Internet_20_link" text:visited-style-name="Visited_20_Internet_20_Link">
</text:a>
, who uses a knife to take off the head of the Ukrainian military. The voice at the beginning of the video suggests that the victim could still be alive, when violence has been resolved, ”CNN says.</text:p>
      <text:p text:style-name="P4">
Security Service of Ukraine <text:a xlink:type="simple" xlink:href="https://www.ukrinform.ua/rubric-ato/3694771-sbu-vidkrila-spravu-sodo-video-z-vidrizannam-golovi-ukrainskomu-vijskovomu.html" text:style-name="Internet_20_link" text:visited-style-name="Visited_20_Internet_20_Link">
 </text:a>
As for the video of Russian invaders cut off the head of the Ukrainian.</text:p>
      <text:p text:style-name="P4">
Law enforcement agencies of Ukraine take measures to identify persons who have been crime.</text:p>
      <text:p text:style-name="P4">
<text:a xlink:type="simple" xlink:href="https://www.ukrinform.ua/rubric-ato/3694808-zelenskij-pro-stratu-ukrainskogo-voina-ce-video-rosii-akou-vona-e.html" text:style-name="Internet_20_link" text:visited-style-name="Visited_20_Internet_20_Link">
</text:a>
that the video of a strati -Ukrainian warrior, who was cut off, should see the whole world, and no one will not understand if the world's leaders do not react.</text:p>
      <text:p text:style-name="P4">
<text:span text:style-name="T5">
Foto: coe.int</text:span>
</text:p>
      <text:p text:style-name="P4">
News Source: <text:a xlink:type="simple" xlink:href="https://www.ukrinform.ua/rubric-polytics/3694980-gensek-radi-evropi-zasudila-strati-ukrainskih-vijskovih-rosianami.html" text:style-name="Internet_20_link" text:visited-style-name="Visited_20_Internet_20_Link">
https://www.ukrinform.ua/rubric-polytics/3694980-gensek-radi-evropi-zasudila-strati-ukrainskih-vijskovih-rosianami.html</text:a>
</text:p>
      <!--NEWS-->
      <text:h text:style-name="P10" text:outline-level="1">
<text:span text:style-name="T4">
Shmigal started a working visit to the US</text:span>
</text:h>
      <text:p text:style-name="P4">
Authors: Ukrinform (Person)</text:p>
      <text:p text:style-name="P4">
Publisher: Укринформ (Organization)</text:p>
      <text:p text:style-name="P4">
Published Time: 2023-04-12T16:53:00+03:00</text:p>
      <text:p text:style-name="P4">
Modified Time: 2023-04-12T16:53:00+03:00</text:p>
      <text:p text:style-name="P4">
Description: Prime Minister of Ukraine Denis Shmigal started a working visit to the United States, which plans to discuss military, financial assistance, investment and assistance in recovery, as well as the need to increase sanction pressure on the Russian Federation. - Ukrinform.</text:p>
      <text:p text:style-name="P4">
Images: ["<text:a xlink:type="simple" xlink:href="https://static.ukrinform.com/photos/2023_04/thumb_files/630_360_1681307679-894.jpg" text:style-name="Internet_20_link" text:visited-style-name="Visited_20_Internet_20_Link">
630_360_16813...</text:a>
"]</text:p>
      <text:p text:style-name="P4">
Tags: ['Антиросійські санкції', 'МВФ', 'США', 'Візит', 'Світовий банк', 'Шмигаль']</text:p>
      <text:p text:style-name="P4">
Type: Article</text:p>
      <!--METADATA-->
      <text:p text:style-name="P4">
<draw:frame draw:style-name="fr1" draw:name="Image135" text:anchor-type="as-char" svg:width="6.9236in" svg:height="3.956343in" draw:z-index="0">
<draw:image xlink:href="../Images/yкринформ/2023-04-12T16-53-00-03-00/630_360_1681307679-894.jpg" xlink:type="simple" xlink:show="embed" xlink:actuate="onLoad" draw:mime-type="image/jpeg"/>
</draw:frame>
Prime Minister of Ukraine Denis Shmigal started a working visit to the United States, during which he plans to discuss the issues of military, financial assistance, attracting investments and assistance in restoration, as well as the need to rein on sanctioning pressure on the Russian Federation.</text:p>
      <text:p text:style-name="P4">
The head of government wrote about it in <text:a xlink:type="simple" xlink:href="https://t.me/Denys_Smyhal/4950" text:style-name="Internet_20_link" text:visited-style-name="Visited_20_Internet_20_Link">
</text:a>
, reports Ukrinform.</text:p>
      <text:p text:style-name="P4">
“We start work in the US. Military, financial, sanction support, attracting investments and assistance in recovery. Let's discuss all these issues with the Ministers of Defense, Finance, Trade and Transport, the World Bank, the IMF, USAID, EIB and others, ”he said <text:a xlink:type="simple" xlink:href="https://www.ukrinform.ua/tag-smigal" text:style-name="Internet_20_link" text:visited-style-name="Visited_20_Internet_20_Link">
</text:a>
.</text:p>
      <text:p text:style-name="P4">
He added that we are counting on new arrangements.</text:p>
      <text:p text:style-name="P4">
<text:span text:style-name="T4">
 Read also: </text:span>
 <text:a xlink:type="simple" xlink:href="https://www.ukrinform.ua/rubric-polytics/3694732-vilna-torgivla-vijskova-dopomoga-ta-sankcii-smigal-pidsumuvav-vizit-do-kanadi.html" text:style-name="Internet_20_link" text:visited-style-name="Visited_20_Internet_20_Link">
<text:span text:style-name="T4">
 Shmigal </text:span>
</text:a>
As reported by Ukrinform, the head of government in Washington(USA)Spring Meetings, held by the World Bank Group, will participate in the Spring Meetings Forum. He will meet with the Minister of Defense of the States Lloyd Austin, US Minister of Commerce Gina Raymomond, Finance Minister Janet Ellen, as well as with the management of the IMF, the World Bank, the European Investment Bank.</text:p>
      <text:p text:style-name="P4">
On April 11, Denis Shmigal paid a working visit to Canada. There he met Canada Prime Minister Justin Trudeau and Viceremier-Minister of Finance of Canada Christ Friland.</text:p>
      <text:p text:style-name="P4">
<text:span text:style-name="T5">
Foto: Denis Shmigal/Telegram</text:span>
</text:p>
      <text:p text:style-name="P4">
News Source: <text:a xlink:type="simple" xlink:href="https://www.ukrinform.ua/rubric-polytics/3694984-smigal-rozpocav-robocij-vizit-u-ssa.html" text:style-name="Internet_20_link" text:visited-style-name="Visited_20_Internet_20_Link">
https://www.ukrinform.ua/rubric-polytics/3694984-smigal-rozpocav-robocij-vizit-u-ssa.html</text:a>
</text:p>
      <!--NEWS-->
      <text:h text:style-name="P10" text:outline-level="1">
<text:span text:style-name="T4">
U-LEAD: Introducing a minimum tax liability will increase community budgets</text:span>
</text:h>
      <text:p text:style-name="P4">
Authors: Ukrinform (Person)</text:p>
      <text:p text:style-name="P4">
Publisher: Укринформ (Organization)</text:p>
      <text:p text:style-name="P4">
Published Time: 2023-04-12T16:53:36+03:00</text:p>
      <text:p text:style-name="P4">
Modified Time: 2023-04-12T16:53:36+03:00</text:p>
      <text:p text:style-name="P4">
Description: The Law "On Amendments to the Tax Code of Ukraine and other legislative acts of Ukraine on ensuring the balance of budget revenues" (No. 1914-IX) substantially updates the Tax Code and aims to promote competition. - Ukrinform.</text:p>
      <text:p text:style-name="P4">
Images: ["<text:a xlink:type="simple" xlink:href="https://static.ukrinform.com/photos/2023_01/thumb_files/630_360_1673594754-631.jpg" text:style-name="Internet_20_link" text:visited-style-name="Visited_20_Internet_20_Link">
630_360_16735...</text:a>
"]</text:p>
      <text:p text:style-name="P4">
Tags: ['Бюджет', 'Податки', 'Тергромада', 'Гроші', 'U-LEAD з Європою']</text:p>
      <text:p text:style-name="P4">
Type: Article</text:p>
      <!--METADATA-->
      <text:p text:style-name="P4">
<draw:frame draw:style-name="fr1" draw:name="Image136" text:anchor-type="as-char" svg:width="6.9236in" svg:height="3.956343in" draw:z-index="0">
<draw:image xlink:href="../Images/yкринформ/2023-04-12T16-53-36-03-00/630_360_1673594754-631.jpg" xlink:type="simple" xlink:show="embed" xlink:actuate="onLoad" draw:mime-type="image/jpeg"/>
</draw:frame>
The Law "Drawing on Amendments to the Tax Code of Ukraine and other legislative acts of Ukraine on ensuring the balance of budget revenues"(№1914-IX)Significantly updates the Tax Code and aims to promote competition.</text:p>
      <text:p text:style-name="P4">
This opinion was expressed by an adviser on municipal finances and management of the regional office "U-LEAD with Europe" in Cherkasy region Mykola Gulko, reports Ukrinform with reference to <text:a xlink:type="simple" xlink:href="https://u-lead.org.ua/news/183" text:style-name="Internet_20_link" text:visited-style-name="Visited_20_Internet_20_Link">
</text:a>
According to the expert, the law is intended to eliminate or limit unjustified branches to certain varieties of entrepreneurial activity(Eliminating the legalized scheme from paying taxes), as well as equalize competitive conditions.</text:p>
      <text:p text:style-name="P4">
Amendments to the Tax Code provide for a number of innovations in the administration of taxes, repayment of tax debt, income tax, value added tax, taxation of income of individuals, simplified taxation system, excise tax and licensing of excise goods, rent.</text:p>
      <text:p text:style-name="P4">
<text:span text:style-name="T4">
 Read also: </text:span>
 <text:a xlink:type="simple" xlink:href="https://www.ukrinform.ua/rubric-regions/3694968-u-devati-gromadah-na-zahodi-ukraini-zaprovadat-sistemu-energeticnogo-menedzmentu.html" text:style-name="Internet_20_link" text:visited-style-name="Visited_20_Internet_20_Link">
</text:a>
"The purpose of introducing a minimum tax liability(MHA)There is a derivation of a renal farm from shadow processing and receiving additional revenues of Donate <text:a xlink:type="simple" xlink:href="https://www.ukrinform.ua/tag-budzet" text:style-name="Internet_20_link" text:visited-style-name="Visited_20_Internet_20_Link">
</text:a>
. If the amount of the general IDP is less than the amount of all taxes paid and the cost of renting land, the taxpayer declares the negative value of the general MFA and does not pay it de facto, "Gulko said.</text:p>
      <text:p text:style-name="P4">
At the same time, he said, if the taxpayer paid them in a year less than a generally general MFA, then he needs to pay the difference. In the case of non -payment or untimely payment of the IPZ, penalties will be applied.</text:p>
      <text:p text:style-name="P4">
"It is also important for the communities that most of the funds paid within the MFA of agricultural land agricultural land will receive domestic budgets at the location of the site," the adviser emphasized.<text:span text:style-name="T4">
 Read also: </text:span>
 <text:a xlink:type="simple" xlink:href="https://www.ukrinform.ua/rubric-regions/3669385-gromada-na-odesini-stimulue-stvorenna-robocih-misc-dla-pereselenciv-ulead.html" text:style-name="Internet_20_link" text:visited-style-name="Visited_20_Internet_20_Link">
<text:span text:style-name="T4">
 Lead </text:span>
</text:a>
The program for Ukraine for the expansion of rights and opportunities at the local level, accountability and development of "U-LEAD with Europe" is jointly funded by the EU and its states-members of Germany, Poland, Sweden, Denmia, Estonia and Slovenia to support Ukraine on its way to strengthen local self-government. U-LEAD promotes transparent, accountable and multilevel administration in Ukraine, which responds to citizens' needs and expands communities.</text:p>
      <text:p text:style-name="P4">
News Source: <text:a xlink:type="simple" xlink:href="https://www.ukrinform.ua/rubric-economy/3694981-ulead-vvedenna-minimalnogo-podatkovogo-zobovazanna-zbilsit-nadhodzenna-do-budzetiv-gromad.html" text:style-name="Internet_20_link" text:visited-style-name="Visited_20_Internet_20_Link">
https://www.ukrinform.ua/rubric-economy/3694981-ulead-vvedenna-minimalnogo-podatkovogo-zobovazanna-zbilsit-nadhodzenna-do-budzetiv-gromad.html</text:a>
</text:p>
      <!--NEWS-->
      <text:h text:style-name="P10" text:outline-level="1">
<text:span text:style-name="T4">
"Dryad. Forest Song »April 20 will be released in Italy</text:span>
</text:h>
      <text:p text:style-name="P4">
Authors: Ukrinform (Person)</text:p>
      <text:p text:style-name="P4">
Publisher: Укринформ (Organization)</text:p>
      <text:p text:style-name="P4">
Published Time: 2023-04-12T16:56:19+03:00</text:p>
      <text:p text:style-name="P4">
Modified Time: 2023-04-12T16:56:19+03:00</text:p>
      <text:p text:style-name="P4">
Description: Animation movie "Mavka. Forest song »will be released into a wide movie theater in Italy on April 20. - Ukrinform.</text:p>
      <text:p text:style-name="P4">
Images: ["<text:a xlink:type="simple" xlink:href="https://static.ukrinform.com/photos/2023_02/thumb_files/630_360_1675255427-859.jpg" text:style-name="Internet_20_link" text:visited-style-name="Visited_20_Internet_20_Link">
630_360_16752...</text:a>
"]</text:p>
      <text:p text:style-name="P4">
Tags: ['Італія', 'Держкіно', 'Мультик', 'MAVKA ']</text:p>
      <text:p text:style-name="P4">
Type: Article</text:p>
      <!--METADATA-->
      <text:p text:style-name="P4">
<draw:frame draw:style-name="fr1" draw:name="Image137" text:anchor-type="as-char" svg:width="6.9236in" svg:height="3.956343in" draw:z-index="0">
<draw:image xlink:href="../Images/yкринформ/2023-04-12T16-56-19-03-00/630_360_1675255427-859.jpg" xlink:type="simple" xlink:show="embed" xlink:actuate="onLoad" draw:mime-type="image/jpeg"/>
</draw:frame>
Animation movie "Mavka. Forest song »will be released into a wide movie theater rolled by Italy on April 20.</text:p>
      <text:p text:style-name="P4">
The press service of the State Agency for Cinema in [] informs about it.(https://www.facebook.com/watch/?v=1977969869214726), reports Ukrinform.</text:p>
      <text:p text:style-name="P4">
"The Mavka authors were presented to the start of the rental of Mavka, which Vitaly will be named Mavka E La Foresta incantata," the department said.</text:p>
      <text:p text:style-name="P4">
<text:span text:style-name="T4">
 Read also: </text:span>
 <text:a xlink:type="simple" xlink:href="https://www.ukrinform.ua/rubric-regions/3689417-pro-mukacivskij-zamok-planok-stvorili-10serijnu-animaciu.html" text:style-name="Internet_20_link" text:visited-style-name="Visited_20_Internet_20_Link">
</text:a>
It is also noted that the duplication of the cartoon was joined by the blogger of the Tailtor FrancesCa Presentini, who voiced the mermaid of Water.</text:p>
      <text:p text:style-name="P4">
As it was reported, the animated movie "Mavka. Forest Song »Created Stocks of Derzhkino and US Agency for International Development(USAID).Кінотеатральну дистрибуцію в Україні здійснює FILM.UA Distribution таKinomania Film Distribution.</text:p>
      <text:p text:style-name="P4">
<text:span text:style-name="T4">
Читайте також:</text:span>
 <text:a xlink:type="simple" xlink:href="https://www.ukrinform.ua/rubric-culture/3691494-mavka-lisova-pisna-stala-liderom-peregladiv-u-kinoteatrah-francii.html" text:style-name="Internet_20_link" text:visited-style-name="Visited_20_Internet_20_Link">
 </text:a>
The cartoon has become the most casual ribbon for all times of Ukraine's independence, gathering <text:a xlink:type="simple" xlink:href="https://www.facebook.com/ukrainefilmagency/videos/3604866776504977/" text:style-name="Internet_20_link" text:visited-style-name="Visited_20_Internet_20_Link">
</text:a>
Ushiroki national rental "Mavka. Forest Song" was released on March 2.</text:p>
      <text:p text:style-name="P4">
News Source: <text:a xlink:type="simple" xlink:href="https://www.ukrinform.ua/rubric-culture/3694983-mavka-lisova-pisna-20-kvitna-vijde-u-prokat-v-italii.html" text:style-name="Internet_20_link" text:visited-style-name="Visited_20_Internet_20_Link">
https://www.ukrinform.ua/rubric-culture/3694983-mavka-lisova-pisna-20-kvitna-vijde-u-prokat-v-italii.html</text:a>
</text:p>
      <!--NEWS-->
      <text:h text:style-name="P10" text:outline-level="1">
<text:span text:style-name="T4">
Rescuers received 11 Matrice 300 RTK quadcopters</text:span>
</text:h>
      <text:p text:style-name="P4">
Authors: Ukrinform (Person)</text:p>
      <text:p text:style-name="P4">
Publisher: Укринформ (Organization)</text:p>
      <text:p text:style-name="P4">
Published Time: 2023-04-12T16:59:00+03:00</text:p>
      <text:p text:style-name="P4">
Modified Time: 2023-04-12T16:59:00+03:00</text:p>
      <text:p text:style-name="P4">
Description: The State Emergency Service of Ukraine received 11 Matrice 300 RTK quadcopters with thermal immays, batteries and charging stations for them. - Ukrinform.</text:p>
      <text:p text:style-name="P4">
Images: ["<text:a xlink:type="simple" xlink:href="https://static.ukrinform.com/photos/2023_04/thumb_files/630_360_1681307768-188.jpg" text:style-name="Internet_20_link" text:visited-style-name="Visited_20_Internet_20_Link">
630_360_16813...</text:a>
"]</text:p>
      <text:p text:style-name="P4">
Tags: ['Безпілотник', 'Дрон', 'допомога', 'Рятувальники']</text:p>
      <text:p text:style-name="P4">
Type: Article</text:p>
      <!--METADATA-->
      <text:p text:style-name="P4">
<draw:frame draw:style-name="fr1" draw:name="Image138" text:anchor-type="as-char" svg:width="6.9236in" svg:height="3.956343in" draw:z-index="0">
<draw:image xlink:href="../Images/yкринформ/2023-04-12T16-59-00-03-00/630_360_1681307768-188.jpg" xlink:type="simple" xlink:show="embed" xlink:actuate="onLoad" draw:mime-type="image/jpeg"/>
</draw:frame>
The State Center for Emergency Situations of Ukraine received 11 Matrice 300rtk quadcopters with thermal immays, batteries and charging stations for them.</text:p>
      <text:p text:style-name="P4">
The SES has reported this in <text:a xlink:type="simple" xlink:href="https://t.me/dsns_telegram/15745" text:style-name="Internet_20_link" text:visited-style-name="Visited_20_Internet_20_Link">
</text:a>
, reports Ukrinform.</text:p>
      <text:p text:style-name="P4">
As noted in the service received <text:a xlink:type="simple" xlink:href="https://www.ukrinform.ua/tag-bezpilotnik" text:style-name="Internet_20_link" text:visited-style-name="Visited_20_Internet_20_Link">
</text:a>
Significantly enhance the ability of units to prevent emergencies to increase efficiency in work.</text:p>
      <text:p text:style-name="P4">
The transfer of equipment took place in the Kyiv region as part of the implementation of planning actions, approved by a memorandum on cooperation between the State Service of Ordinary Situations and the International Partnership for Strong Ukraine.</text:p>
      <text:p text:style-name="P4">
The project itself is funded by the governments of the United Kingdom, Canada, the United States, Finland, Sweden and Switzerland.</text:p>
      <text:p text:style-name="P4">
<text:span text:style-name="T4">
 Read also: </text:span>
 <text:a xlink:type="simple" xlink:href="https://www.ukrinform.ua/rubric-kyiv/3691012-stolicni-ratuvalniki-otrimali-vid-blagodijnikiv-pozezne-avto.html" text:style-name="Internet_20_link" text:visited-style-name="Visited_20_Internet_20_Link">
</text:a>
As reported <text:a xlink:type="simple" xlink:href="https://www.ukrinform.ua/rubric-society/3688087-pirotehniki-otrimali-visim-specavtomobiliv-toyota-vid-oon-ta-aponii.html" text:style-name="Internet_20_link" text:visited-style-name="Visited_20_Internet_20_Link">
</text:a>
, in partnership with the Government of Japan, the UN program has transferred eight specialized car units to the Toyota Hilux Double Cabin.</text:p>
      <text:p text:style-name="P4">
<text:span text:style-name="T5">
Foto: SES of Ukraine</text:span>
</text:p>
      <text:p text:style-name="P4">
News Source: <text:a xlink:type="simple" xlink:href="https://www.ukrinform.ua/rubric-society/3694987-ratuvalniki-otrimali-11-kvadrokopteriv-matrice-300-rtk.html" text:style-name="Internet_20_link" text:visited-style-name="Visited_20_Internet_20_Link">
https://www.ukrinform.ua/rubric-society/3694987-ratuvalniki-otrimali-11-kvadrokopteriv-matrice-300-rtk.html</text:a>
</text:p>
      <!--NEWS-->
      <text:h text:style-name="P10" text:outline-level="1">
<text:span text:style-name="T4">
In Bakhmut, the border guards repulsed the "Wagner" attempt to break through the defense line</text:span>
</text:h>
      <text:p text:style-name="P4">
Authors: Ukrinform (Person)</text:p>
      <text:p text:style-name="P4">
Publisher: Укринформ (Organization)</text:p>
      <text:p text:style-name="P4">
Published Time: 2023-04-12T17:02:00+03:00</text:p>
      <text:p text:style-name="P4">
Modified Time: 2023-04-12T17:02:00+03:00</text:p>
      <text:p text:style-name="P4">
Description: In Bakhmut, Donetsk region, the border unit stopped an attempt to break the turn of the Russian mercy and caused the invaders of losses. - Ukrinform.</text:p>
      <text:p text:style-name="P4">
Images: ["<text:a xlink:type="simple" xlink:href="https://static.ukrinform.com/photos/2023_04/thumb_files/630_360_1681308262-366.jpeg" text:style-name="Internet_20_link" text:visited-style-name="Visited_20_Internet_20_Link">
630_360_16813...</text:a>
"]</text:p>
      <text:p text:style-name="P4">
Tags: ['Бахмут', 'Донеччина', 'Прикордонники', 'Війна з росією']</text:p>
      <text:p text:style-name="P4">
Type: Article</text:p>
      <!--METADATA-->
      <text:p text:style-name="P4">
<draw:frame draw:style-name="fr1" draw:name="Image139" text:anchor-type="as-char" svg:width="6.9236in" svg:height="3.956343in" draw:z-index="0">
<draw:image xlink:href="../Images/yкринформ/2023-04-12T17-02-00-03-00/630_360_1681308262-366.jpeg" xlink:type="simple" xlink:show="embed" xlink:actuate="onLoad" draw:mime-type="image/jpeg"/>
</draw:frame>
In the Bakhmutidnetsk region, the border unit stopped an attempt to break the border of defense and caused the invaders to the Russian people.</text:p>
      <text:p text:style-name="P4">
This was reported <text:a xlink:type="simple" xlink:href="https://dpsu.gov.ua/ua/news/U-Bahmuti-prikordonniki-strimali-ataku-ta-likviduvali-grupu-okupantiv/" text:style-name="Internet_20_link" text:visited-style-name="Visited_20_Internet_20_Link">
</text:a>
, reports Ukrinform.</text:p>
      <text:p text:style-name="P4">
As it is noted, last day more than 20 riverists from <text:a xlink:type="simple" xlink:href="https://www.ukrinform.ua/tag-pvk-vagnera" text:style-name="Internet_20_link" text:visited-style-name="Visited_20_Internet_20_Link">
</text:a>
They tried to hide the Ukrainian positions and attack.</text:p>
      <text:p text:style-name="P4">
The movement of Russian mercenaries was found from their observation deposit, after which they opened fire on the defeat. In search of shelter enemy forces in a dilapidated building. Having carried out the maneuver, the soldiers of the SPSU struck the buildings of a concentrated blow.</text:p>
      <text:p text:style-name="P4">
<text:span text:style-name="T4">
 Read also: </text:span>
 <text:a xlink:type="simple" xlink:href="https://www.ukrinform.ua/rubric-ato/3694826-na-bahmutskomu-napramku-za-dobu-zsu-znisili-126-zagarbnikiv-i-6-skladiv-boepripasiv-cerevatij.html" text:style-name="Internet_20_link" text:visited-style-name="Visited_20_Internet_20_Link">
<text:span text:style-name="T4">
 Bakhmut </text:span>
</text:a>
"In the course of the Rifle battle, some of the storms were liquidated, and the rest of the invaders who were hiding in other structures escaped," the State Border Service said.</text:p>
      <text:p text:style-name="P4">
According to the SSSU, the loss of enemy infantry reached 19 people - semerovsky, 12 wounded.</text:p>
      <text:p text:style-name="P4">
As reported by Ukrinform, in Bakhmut, <text:a xlink:type="simple" xlink:href="https://www.ukrinform.ua/rubric-ato/3694645-zagarbniki-peretvorili-castinu-bahmuta-na-sirijske-aleppo-malar.html" text:style-name="Internet_20_link" text:visited-style-name="Visited_20_Internet_20_Link">
</text:a>
. The Russian military uses the tactics of complete destruction, destruction of buildings and positions. The actions of the invaders of the city have already been transformed into Syrian Aleppo.</text:p>
      <text:p text:style-name="P4">
<text:span text:style-name="T5">
Foto: DPSU</text:span>
</text:p>
      <text:p text:style-name="P4">
News Source: <text:a xlink:type="simple" xlink:href="https://www.ukrinform.ua/rubric-ato/3694990-u-bahmuti-prikordonniki-vidbili-sprobu-vagnerivciv-prorvati-rubiz-oboroni.html" text:style-name="Internet_20_link" text:visited-style-name="Visited_20_Internet_20_Link">
https://www.ukrinform.ua/rubric-ato/3694990-u-bahmuti-prikordonniki-vidbili-sprobu-vagnerivciv-prorvati-rubiz-oboroni.html</text:a>
</text:p>
      <!--NEWS-->
      <text:h text:style-name="P10" text:outline-level="1">
<text:span text:style-name="T4">
In Melitopol, invaders create "Volunteer Battalions"</text:span>
</text:h>
      <text:p text:style-name="P4">
Authors: Ukrinform (Person)</text:p>
      <text:p text:style-name="P4">
Publisher: Укринформ (Organization)</text:p>
      <text:p text:style-name="P4">
Published Time: 2023-04-12T17:08:51+03:00</text:p>
      <text:p text:style-name="P4">
Modified Time: 2023-04-12T17:08:51+03:00</text:p>
      <text:p text:style-name="P4">
Description: In the temporarily occupied Melitopol, Russian invaders have been mobilizing hidden mobilization since December last year. The other day, they declared another "volunteer battalion". - Ukrinform.</text:p>
      <text:p text:style-name="P4">
Images: ["<text:a xlink:type="simple" xlink:href="https://static.ukrinform.com/photos/2019_03/thumb_files/630_360_1552330404-524.jpg" text:style-name="Internet_20_link" text:visited-style-name="Visited_20_Internet_20_Link">
630_360_15523...</text:a>
"]</text:p>
      <text:p text:style-name="P4">
Tags: ['Мелітополь', 'Окупація', 'Війна з росією', 'Єдині новини']</text:p>
      <text:p text:style-name="P4">
Type: Article</text:p>
      <!--METADATA-->
      <text:p text:style-name="P4">
<draw:frame draw:style-name="fr1" draw:name="Image140" text:anchor-type="as-char" svg:width="6.9236in" svg:height="3.956343in" draw:z-index="0">
<draw:image xlink:href="../Images/yкринформ/2023-04-12T17-08-51-03-00/630_360_1552330404-524.jpg" xlink:type="simple" xlink:show="embed" xlink:actuate="onLoad" draw:mime-type="image/jpeg"/>
</draw:frame>
Since the occupied Melitopol, Russian invaders have been mobilizing hidden mobilization since December last year. The other day, they declared another "volunteer battalion".</text:p>
      <text:p text:style-name="P4">
About it in <text:a xlink:type="simple" xlink:href="http://t.me/ivan_fedorov_melitopol/1708" text:style-name="Internet_20_link" text:visited-style-name="Visited_20_Internet_20_Link">
</text:a>
Melitopol Mayor Ivan Fedorov said the National Ttempron "Unified News", Ukrinform reports.</text:p>
      <text:p text:style-name="P4">
“Hidden mobilization in <text:a xlink:type="simple" xlink:href="https://www.ukrinform.ua/tag-melitopol" text:style-name="Internet_20_link" text:visited-style-name="Visited_20_Internet_20_Link">
</text:a>
There is a beam. The invaders have created their military enlistment office and all men are forced to register for this military enlistment office. We understand that this building is followed. They have not yet started massively because they understand that people will not fight against their own, ”he says.</text:p>
      <text:p text:style-name="P4">
_Viso: Telearaphone "One News" _</text:p>
      <text:p text:style-name="P4">
Fedorov also added that yesterday the formation of another so -called volunteer battalion - "Cossack Volunteer Battalion" began yesterday. The so -called "head" of the occupation police, Zidkov began to form it.</text:p>
      <text:p text:style-name="P4">
<text:span text:style-name="T4">
 Read also: </text:span>
 <text:a xlink:type="simple" xlink:href="https://www.ukrinform.ua/rubric-ato/3694743-rosiani-v-ocikuvanni-nastupu-zsu-na-melitopol-pobuduvali-tri-linii-oboroni-rozvidka-britanii.html" text:style-name="Internet_20_link" text:visited-style-name="Visited_20_Internet_20_Link">
<text:span text:style-name="T4">
 Melitopol </text:span>
</text:a>
As it was reported, earlier the collaborativeist Balytsky collected the Battalion Plant, which shoots "heroic" videos in the deep rear.</text:p>
      <text:p text:style-name="P4">
<text:span text:style-name="T5">
Foto: ria-m.tv</text:span>
</text:p>
      <text:p text:style-name="P4">
News Source: <text:a xlink:type="simple" xlink:href="https://www.ukrinform.ua/rubric-ato/3694991-u-melitopoli-zagarbniki-stvoruut-dobrovolci-bataljoni.html" text:style-name="Internet_20_link" text:visited-style-name="Visited_20_Internet_20_Link">
https://www.ukrinform.ua/rubric-ato/3694991-u-melitopoli-zagarbniki-stvoruut-dobrovolci-bataljoni.html</text:a>
</text:p>
      <!--NEWS-->
      <text:h text:style-name="P10" text:outline-level="1">
<text:span text:style-name="T4">
Shakhtar midfielder Kryskiv was injured</text:span>
</text:h>
      <text:p text:style-name="P4">
Authors: Ukrinform (Person)</text:p>
      <text:p text:style-name="P4">
Publisher: Укринформ (Organization)</text:p>
      <text:p text:style-name="P4">
Published Time: 2023-04-12T17:09:16+03:00</text:p>
      <text:p text:style-name="P4">
Modified Time: 2023-04-12T17:09:16+03:00</text:p>
      <text:p text:style-name="P4">
Description: Shakhtar midfielder Dmitry Kryskiv was injured in the 1st half of the Championship of Ukraine against Lviv. - Ukrinform.</text:p>
      <text:p text:style-name="P4">
Images: ["<text:a xlink:type="simple" xlink:href="https://static.ukrinform.com/photos/2023_04/thumb_files/630_360_1681308450-641.jpeg" text:style-name="Internet_20_link" text:visited-style-name="Visited_20_Internet_20_Link">
630_360_16813...</text:a>
"]</text:p>
      <text:p text:style-name="P4">
Tags: ['Футбол', 'Шахтар']</text:p>
      <text:p text:style-name="P4">
Type: Article</text:p>
      <!--METADATA-->
      <text:p text:style-name="P4">
<draw:frame draw:style-name="fr1" draw:name="Image141" text:anchor-type="as-char" svg:width="6.9236in" svg:height="3.956343in" draw:z-index="0">
<draw:image xlink:href="../Images/yкринформ/2023-04-12T17-09-16-03-00/630_360_1681308450-641.jpeg" xlink:type="simple" xlink:show="embed" xlink:actuate="onLoad" draw:mime-type="image/jpeg"/>
</draw:frame>
Shakhtar midfielder Dmitry Kryskiv was injured in the 1st half of the match of Ukraine against Lviv.</text:p>
      <text:p text:style-name="P4">
According to Ukrinform, Shakhtar won Lviv with a score of 2: 1.</text:p>
      <text:p text:style-name="P4">
In one of the episodes, the football player failed to turn the ankle in the fight for the ball Maxim Grisio. Instead, Oleg Orthodko appeared on the field.</text:p>
      <text:p text:style-name="P4">
<text:span text:style-name="T4">
 Read also: </text:span>
 <text:a xlink:type="simple" xlink:href="https://www.ukrinform.ua/rubric-sports/3694948-sahtar-virvav-peremogu-u-lvova-u-matci-premerligi.html" text:style-name="Internet_20_link" text:visited-style-name="Visited_20_Internet_20_Link">
<text:span text:style-name="T4">
 Shakhtar </text:span>
</text:a>
As it was reported, the Miners are headed by UPL, having 49 points in the asset after 20 matches.</text:p>
      <text:p text:style-name="P4">
Photo: shakhtar.com</text:p>
      <text:p text:style-name="P4">
News Source: <text:a xlink:type="simple" xlink:href="https://www.ukrinform.ua/rubric-sports/3694992-pivzahisnik-sahtara-kriskiv-otrimav-travmu.html" text:style-name="Internet_20_link" text:visited-style-name="Visited_20_Internet_20_Link">
https://www.ukrinform.ua/rubric-sports/3694992-pivzahisnik-sahtara-kriskiv-otrimav-travmu.html</text:a>
</text:p>
      <!--NEWS-->
      <text:h text:style-name="P10" text:outline-level="1">
<text:span text:style-name="T4">
At the Embassy in the Czech Republic a meeting with representatives of the Ukrainian diaspora took place</text:span>
</text:h>
      <text:p text:style-name="P4">
Authors: Ukrinform (Person)</text:p>
      <text:p text:style-name="P4">
Publisher: Укринформ (Organization)</text:p>
      <text:p text:style-name="P4">
Published Time: 2023-04-12T17:11:00+03:00</text:p>
      <text:p text:style-name="P4">
Modified Time: 2023-04-12T17:11:00+03:00</text:p>
      <text:p text:style-name="P4">
Description: The Provisional Attorney of Ukraine in the Czech Republic Vitaliy Usaty and the first secretary of the Embassy Ostap Lukyanchuk on April 11 held a meeting with the President of the European Congress of Ukrainians Bogdan Raychynets and the head of NGO "Ukrainian Trade Unions" Taras Kostyuk. - Ukrinform.</text:p>
      <text:p text:style-name="P4">
Images: ["<text:a xlink:type="simple" xlink:href="https://static.ukrinform.com/photos/2023_04/thumb_files/630_360_1681308659-220.jpg" text:style-name="Internet_20_link" text:visited-style-name="Visited_20_Internet_20_Link">
630_360_16813...</text:a>
"]</text:p>
      <text:p text:style-name="P4">
Tags: ['Чехія', 'Діаспора', 'Посольство']</text:p>
      <text:p text:style-name="P4">
Type: Article</text:p>
      <!--METADATA-->
      <text:p text:style-name="P4">
<draw:frame draw:style-name="fr1" draw:name="Image142" text:anchor-type="as-char" svg:width="6.9236in" svg:height="3.956343in" draw:z-index="0">
<draw:image xlink:href="../Images/yкринформ/2023-04-12T17-11-00-03-00/630_360_1681308659-220.jpg" xlink:type="simple" xlink:show="embed" xlink:actuate="onLoad" draw:mime-type="image/jpeg"/>
</draw:frame>
The Provisional Representative of Ukraine in the Czech Republic Vitaliy Usaty and the first secretary of the Embassy Ostaplukyanchuk on April 11 held a meeting with the President of the European Congress of Ukrainians Bogdan Raychynets and Head of NGO "Ukrainian Trade Unions" Tarasomkostyuk.</text:p>
      <text:p text:style-name="P4">
As Ukrinform reports, about it in <text:a xlink:type="simple" xlink:href="https://www.facebook.com/UkraineEmbassyinCzechia/posts/pfbid0en76q72Bb2bLzqcHRtBLggxWVtURPnF2Z8vyKP1Nfnc9ExE3yzrvb1hGkPdTxN5jl" text:style-name="Internet_20_link" text:visited-style-name="Visited_20_Internet_20_Link">
</text:a>
The Embassy of Ukraine in the Czech Republic reported.</text:p>
      <text:p text:style-name="P4">
During the meeting, the parties discussed the further development of cooperation of the rallyization of joint projects in the field of satisfaction of cultural and educational right-handed national minorities.</text:p>
      <text:p text:style-name="P4">
<text:span text:style-name="T4">
 Read also: </text:span>
 <text:a xlink:type="simple" xlink:href="https://www.ukrinform.ua/rubric-society/3691340-timcasovij-zahist-u-cehii-vid-pocatku-vijni-otrimali-ponad-485-tisac-ukrainciv.html" text:style-name="Internet_20_link" text:visited-style-name="Visited_20_Internet_20_Link">
<text:span text:style-name="T4">
 Temporary </text:span>
 <text:span text:style-name="T4">
 </text:span>
 protection <text:span text:style-name="T4">
 </text:span>
 Czechs <text:span text:style-name="T4">
 </text:span>
 <text:span text:style-name="T4">
 from </text:span>
 <text:span text:style-name="T4">
 Fast </text:span>
<text:span text:style-name="T4">
 wars </text:span>
 <text:span text:style-name="T4">
 Got </text:span>
 <text:span text:style-name="T4">
 </text:span>
 over <text:span text:style-name="T4">
 </text:span>
 <text:span text:style-name="T4">
 485 </text:span>
 <text:span text:style-name="T4">
 thousand </text:span>
 <text:span text:style-name="T4">
 Ukrainians </text:span>
</text:a>
The Provisional Attorney thanked the European Congress of Ukrainians and the Ukrainian Trade Unions in the Czech Republic for active activity to support tapractical assistance to representatives of the Ukrainian national minority and assistance in the humanitarian Ukraine.</text:p>
      <text:p text:style-name="P4">
The participants of the meeting agreed on the organization of the next meeting of the Coordination Council of Heads of Ukrainian Public Organizations of the Czech Republic.</text:p>
      <text:p text:style-name="P4">
We will remind, in the house of national minorities in Prague on March 26 more than 50 representatives of Ukrainian organizations in the Czech Republic <text:a xlink:type="simple" xlink:href="https://www.ukrinform.ua/rubric-diaspora/3688017-u-prazi-vidbulasa-zustric-ukrainskih-organizacij-cehii.html" text:style-name="Internet_20_link" text:visited-style-name="Visited_20_Internet_20_Link">
</text:a>
To discuss urgent issues of tascoordinate their actions in the future confrontation of Russian armed aggression.</text:p>
      <text:p text:style-name="P4">
<text:span text:style-name="T5">
Foto: Embassy of Ukraine in Prague / Facebook</text:span>
</text:p>
      <text:p text:style-name="P4">
News Source: <text:a xlink:type="simple" xlink:href="https://www.ukrinform.ua/rubric-diaspora/3694993-u-posolstvi-v-cehii-vidbulasa-zustric-z-predstavnikami-ukrainskoi-diaspori.html" text:style-name="Internet_20_link" text:visited-style-name="Visited_20_Internet_20_Link">
https://www.ukrinform.ua/rubric-diaspora/3694993-u-posolstvi-v-cehii-vidbulasa-zustric-z-predstavnikami-ukrainskoi-diaspori.html</text:a>
</text:p>
      <!--NEWS-->
      <text:h text:style-name="P10" text:outline-level="1">
<text:span text:style-name="T4">
The FSB agent will spend 15 years behind bars - adjusting the strokes on the civilian objects of Nikolaev</text:span>
</text:h>
      <text:p text:style-name="P4">
Authors: Ukrinform (Person)</text:p>
      <text:p text:style-name="P4">
Publisher: Укринформ (Organization)</text:p>
      <text:p text:style-name="P4">
Published Time: 2023-04-12T17:16:48+03:00</text:p>
      <text:p text:style-name="P4">
Modified Time: 2023-04-12T17:16:48+03:00</text:p>
      <text:p text:style-name="P4">
Description: The court imposed a sentence of 15 years in prison with confiscation of property to the Russian agent, which corrected rocket-artillery strikes of the invaders on Nikolaev. - Ukrinform.</text:p>
      <text:p text:style-name="P4">
Images: ["<text:a xlink:type="simple" xlink:href="https://static.ukrinform.com/photos/2022_10/thumb_files/630_360_1665661130-141.jpg" text:style-name="Internet_20_link" text:visited-style-name="Visited_20_Internet_20_Link">
630_360_16656...</text:a>
", "<text:a xlink:type="simple" xlink:href="https://static.ukrinform.com/photos/2023_04/1681308701-496.jpeg" text:style-name="Internet_20_link" text:visited-style-name="Visited_20_Internet_20_Link">
1681308701-49...</text:a>
", "<text:a xlink:type="simple" xlink:href="https://static.ukrinform.com/photos/2023_04/1681308741-392.jpeg" text:style-name="Internet_20_link" text:visited-style-name="Visited_20_Internet_20_Link">
1681308741-39...</text:a>
", "<text:a xlink:type="simple" xlink:href="https://static.ukrinform.com/photos/2023_04/1681308747-450.jpeg" text:style-name="Internet_20_link" text:visited-style-name="Visited_20_Internet_20_Link">
1681308747-45...</text:a>
", "<text:a xlink:type="simple" xlink:href="https://static.ukrinform.com/photos/2023_04/1681308752-743.jpeg" text:style-name="Internet_20_link" text:visited-style-name="Visited_20_Internet_20_Link">
1681308752-74...</text:a>
"]</text:p>
      <text:p text:style-name="P4">
Tags: ['Миколаїв', 'Держзрада', 'Вирок', 'Війна з росією', 'Ракетний удар']</text:p>
      <text:p text:style-name="P4">
Type: Article</text:p>
      <!--METADATA-->
      <text:p text:style-name="P4">
<draw:frame draw:style-name="fr1" draw:name="Image143" text:anchor-type="as-char" svg:width="6.9236in" svg:height="3.956343in" draw:z-index="0">
<draw:image xlink:href="../Images/yкринформ/2023-04-12T17-16-48-03-00/630_360_1665661130-141.jpg" xlink:type="simple" xlink:show="embed" xlink:actuate="onLoad" draw:mime-type="image/jpeg"/>
</draw:frame>
He was judged in the form of 15 years in prison with confiscation of a Magician agent, which corrected rocket and artillery strikes of the invaders of Muteloyev.</text:p>
      <text:p text:style-name="P4">
As Ukrinform reports, it has reported <text:a xlink:type="simple" xlink:href="https://www.gp.gov.ua/ua/posts/do-15-rokiv-za-gratami-zasudzeno-meskancya-mikolajeva-za-derzzradu" text:style-name="Internet_20_link" text:visited-style-name="Visited_20_Internet_20_Link">
</text:a>
.</text:p>
      <text:p text:style-name="P4">
Prosecutors proved that a resident <text:a xlink:type="simple" xlink:href="https://www.ukrinform.ua/tag-mikolaiv" text:style-name="Internet_20_link" text:visited-style-name="Visited_20_Internet_20_Link">
</text:a>
voluntarily promoted the Russian Federation in conducting subversive activity in the opposite of Ukraine.</text:p>
      <text:p text:style-name="P4">
Thus, in May 2022, the convicted person sent a message to the administrator-created representatives of the Russian special services of telegrams. In it, the noun declared his intentions to cooperate with the invaders at the school of national security of Ukraine, which he received consent.</text:p>
      <text:p text:style-name="P4">
<draw:frame draw:style-name="fr1" draw:name="Image144" text:anchor-type="as-char" svg:width="6.66875in" svg:height="10.0in" draw:z-index="0">
<draw:image xlink:href="../Images/yкринформ/2023-04-12T17-16-48-03-00/1681308701-496.jpeg" xlink:type="simple" xlink:show="embed" xlink:actuate="onLoad" draw:mime-type="image/jpeg"/>
</draw:frame>
The man began to receive the task of transferring to the representatives of the Russian Federation in information about the movement and location of positions of the Armed Forces of Ukraine Vykolaev and the region.</text:p>
      <text:p text:style-name="P4">
It was proved that during May-July 2022 the convicted person sent the least reports of location in Nikolaev units and equipment of the offset by the possibility of their identification on the ground. Subsequently, the enemy used information to carry out rocket-artillery strikes.</text:p>
      <text:p text:style-name="P4">
<text:span text:style-name="T4">
 Read also: </text:span>
 <text:a xlink:type="simple" xlink:href="https://www.ukrinform.ua/rubric-regions/3688266-koriguvalnik-vorozogo-vognu-po-aeroportu-krivogo-rogu-provede-za-gratami-15-rokiv.html" text:style-name="Internet_20_link" text:visited-style-name="Visited_20_Internet_20_Link">
<text:span text:style-name="T4">
 adjuster </text:span>
</text:a>
He also spread materials in which he justified and recognized lawful armed aggression against Ukraine. It is about the video address of the D -Ukrainians on behalf of the Russian representatives, in which the authors represent their actions of the scent of Ukraine "the needy merea when drafting a specific military operation".</text:p>
      <text:p text:style-name="P4">
As they added to <text:a xlink:type="simple" xlink:href="https://ssu.gov.ua/novyny/zavdiaky-sbu-15-rokiv-za-gratamy-provede-ahent-fsb-yakyi-skoryhuvav-10-vorozhykh-udariv-po-tsyvilnykh-obiektakh-mykolaieva" text:style-name="Internet_20_link" text:visited-style-name="Visited_20_Internet_20_Link">
</text:a>
, the FSB agent is involved in a series of Russian air -dacha to Nikolaev. It was on his "dug" that June 26 - 30, 2022, the invaders of ten city sites, including the construction of civil infrastructure.</text:p>
      <text:p text:style-name="P4">
In order to fulfill the tasks of the Russian intelligence service, the attacker traveled the city and hidden photographs of Ukrainian objects. The received files sent an FSB staffing staff through anonymous chat in the messenger.During the search, the convicted person removed the shooting firearms - a machine gun and 270 ammunition to him.</text:p>
      <text:p text:style-name="P4">
A man found guilty of state treason, justification of Russian armed aggression and illegal handling of weapons(Part 2 of Art. 111, Part 2, 3 tbsp. 436-2, h. 1 tbsp. 263 of the Criminal Code of Ukraine).</text:p>
      <text:p text:style-name="P4">
Станом на цей час фігурант перебуває під вартою. Вирок стосовно нього набудезаконної сили після закінчення терміну, передбаченого для апеляційногооскарження.</text:p>
      <text:p text:style-name="P4">
<text:span text:style-name="T4">
Читайте також:</text:span>
 <text:a xlink:type="simple" xlink:href="https://www.ukrinform.ua/rubric-regions/3693223-koriguvav-vogon-po-zakladah-osviti-zitelu-mikolaeva-dali-visim-rokiv-za-gratami.html" text:style-name="Internet_20_link" text:visited-style-name="Visited_20_Internet_20_Link">
 </text:a>
As reported by Ukrinform, in March <text:a xlink:type="simple" xlink:href="https://www.ukrinform.ua/rubric-society/3682470-planuvav-ubivstvo-reznikova-ta-budanova-sud-dav-12-rokiv-turmi-kileru-specsluzb-rf.html" text:style-name="Internet_20_link" text:visited-style-name="Visited_20_Internet_20_Link">
</text:a>
With the confiscation of property, the organizer-Russian sabotage and intelligence group was condemned, which planned the murder of the Ministry of Defense of Ukraine Alexei Reznikov and the head of the Main Department of Intelligence Defense Defense Cyril Budanov.</text:p>
      <text:p text:style-name="P4">
<text:span text:style-name="T5">
Foto: SES, SBU</text:span>
</text:p>
      <text:p text:style-name="P4">
News Source: <text:a xlink:type="simple" xlink:href="https://www.ukrinform.ua/rubric-regions/3694997-agent-fsb-provede-za-gratami-15-rokiv-koriguvav-udari-po-civilnih-obektah-mikolaeva.html" text:style-name="Internet_20_link" text:visited-style-name="Visited_20_Internet_20_Link">
https://www.ukrinform.ua/rubric-regions/3694997-agent-fsb-provede-za-gratami-15-rokiv-koriguvav-udari-po-civilnih-obektah-mikolaeva.html</text:a>
</text:p>
      <!--NEWS-->
      <text:h text:style-name="P10" text:outline-level="1">
<text:span text:style-name="T4">
Ukraine and Italy will promote the brand "Made in Ukraine" on the EU market</text:span>
</text:h>
      <text:p text:style-name="P4">
Authors: Ukrinform (Person)</text:p>
      <text:p text:style-name="P4">
Publisher: Укринформ (Organization)</text:p>
      <text:p text:style-name="P4">
Published Time: 2023-04-12T17:21:14+03:00</text:p>
      <text:p text:style-name="P4">
Modified Time: 2023-04-12T17:21:14+03:00</text:p>
      <text:p text:style-name="P4">
Description: Ukraine and Italy will promote the national brand "Made in Ukraine" together in the European market. - Ukrinform.</text:p>
      <text:p text:style-name="P4">
Images: ["<text:a xlink:type="simple" xlink:href="https://static.ukrinform.com/photos/2023_04/thumb_files/630_360_1681309182-542.jpg" text:style-name="Internet_20_link" text:visited-style-name="Visited_20_Internet_20_Link">
630_360_16813...</text:a>
"]</text:p>
      <text:p text:style-name="P4">
Tags: ['Економіка', 'Італія', 'Україна']</text:p>
      <text:p text:style-name="P4">
Type: Article</text:p>
      <!--METADATA-->
      <text:p text:style-name="P4">
<draw:frame draw:style-name="fr1" draw:name="Image145" text:anchor-type="as-char" svg:width="6.9236in" svg:height="3.956343in" draw:z-index="0">
<draw:image xlink:href="../Images/yкринформ/2023-04-12T17-21-14-03-00/630_360_1681309182-542.jpg" xlink:type="simple" xlink:show="embed" xlink:actuate="onLoad" draw:mime-type="image/jpeg"/>
</draw:frame>
Ukraine Tiataly will promote the national brand "Made in Ukraine" in the European market.</text:p>
      <text:p text:style-name="P4">
According to Ukrinform, the First Viceremier-Minister of Ukraine-Minister of Economy of Ukraine Yulia Sviridenko has agreed during the videoconference.(http://www.me.gov.ua/News/Detail?lang=uk-UA&amp;id=17074119-5436-4e5f-8cca-fedc96eebf05&amp;title=zroblenoVUkraini)"Ukraine and <text:a xlink:type="simple" xlink:href="https://www.ukrinform.ua/tag-italia" text:style-name="Internet_20_link" text:visited-style-name="Visited_20_Internet_20_Link">
</text:a>
The preliminary agreement was made to create and promote the European Brand "Made in Ukraine" market with the support of Italian small and middle businesses, "the statement reads.</text:p>
      <text:p text:style-name="P4">
During the negotiations, the parties focused on the support of Ukrainian producers and exporters. They also discussed the opportunities for the development of cooperating countries in the field of light industry due to the wider attraction of profile Ukrainian and Italian industrial associations.</text:p>
      <text:p text:style-name="P4">
“The Ukrainian light industry is developing even during the war and a new level is published. And we see great opportunities for the development of cooperation with Ukrainian and Italian representatives of the Fashion Industry, ” - - Valawyridenko.</text:p>
      <text:p text:style-name="P4">
According to Adolfo Urso, such cooperation will have a chance of success. The adhesion of typical Ukrainian production products can be identified with the National Brand of Ukraine, which will promote their promotion in the European market, due to the solidarity of EU countries with Ukraine.</text:p>
      <text:p text:style-name="P4">
Also, during the conversation, the parties discussed the holding of the Ukrainian-Italian Conference on the Reconstruction of Ukraine, which will take place in Rome on April 26 this year. This event should be an expansion of political, military, financial tagumanitarian support, which Italy provides Ukraine since the beginning of the invasion.</text:p>
      <text:p text:style-name="P4">
<text:span text:style-name="T4">
 Read also: </text:span>
 <text:a xlink:type="simple" xlink:href="https://www.ukrinform.ua/rubric-economy/3691547-urad-pracue-nad-variantami-strahuvanna-voennih-rizikiv-sviridenko.html" text:style-name="Internet_20_link" text:visited-style-name="Visited_20_Internet_20_Link">
<text:span text:style-name="T4">
 Sviridenko </text:span>
</text:a>
</text:p>
      <text:p text:style-name="P4">
News Source: <text:a xlink:type="simple" xlink:href="https://www.ukrinform.ua/rubric-economy/3694999-ukraina-ta-italia-razom-prosuvatimut-brend-zrobleno-v-ukraini-na-rinok-es.html" text:style-name="Internet_20_link" text:visited-style-name="Visited_20_Internet_20_Link">
https://www.ukrinform.ua/rubric-economy/3694999-ukraina-ta-italia-razom-prosuvatimut-brend-zrobleno-v-ukraini-na-rinok-es.html</text:a>
</text:p>
      <!--NEWS-->
      <text:h text:style-name="P10" text:outline-level="1">
<text:span text:style-name="T4">
The Black Sea Security Conference has completed the architecture of the International Crimean Platform - the Foreign Ministry</text:span>
</text:h>
      <text:p text:style-name="P4">
Authors: Ukrinform (Person)</text:p>
      <text:p text:style-name="P4">
Publisher: Укринформ (Organization)</text:p>
      <text:p text:style-name="P4">
Published Time: 2023-04-12T17:25:19+03:00</text:p>
      <text:p text:style-name="P4">
Modified Time: 2023-04-12T17:25:19+03:00</text:p>
      <text:p text:style-name="P4">
Description: The first Black Sea Sea Security Conference of the International Crimean Platform, which has collected in Bucharest representatives of more than 50 countries and organizations, demonstrates that not only the countries of the region but the whole world are interested in the Black and Azov Seas. - Ukrinform.</text:p>
      <text:p text:style-name="P4">
Images: ["<text:a xlink:type="simple" xlink:href="https://static.ukrinform.com/photos/2023_02/thumb_files/630_360_1675274677-613.jpg" text:style-name="Internet_20_link" text:visited-style-name="Visited_20_Internet_20_Link">
630_360_16752...</text:a>
"]</text:p>
      <text:p text:style-name="P4">
Tags: ['Джапарова', 'Кримська платформа', 'Чорноморська безпекова конференція']</text:p>
      <text:p text:style-name="P4">
Type: Article</text:p>
      <!--METADATA-->
      <text:p text:style-name="P4">
<draw:frame draw:style-name="fr1" draw:name="Image146" text:anchor-type="as-char" svg:width="6.9236in" svg:height="3.956343in" draw:z-index="0">
<draw:image xlink:href="../Images/yкринформ/2023-04-12T17-25-19-03-00/630_360_1675274677-613.jpg" xlink:type="simple" xlink:show="embed" xlink:actuate="onLoad" draw:mime-type="image/jpeg"/>
</draw:frame>
The First Personal Security Conference of the International Crimean Platform, which was in Bucharest of representatives of more than 50 countries and organizations, demonstrates that not only the country but the whole world is interested in the Black and Azov Seas.</text:p>
      <text:p text:style-name="P4">
The first Deputy Minister of Foreign Executives Emine Dzhaparova stated this in a comment to Ukrinform.</text:p>
      <text:p text:style-name="P4">
She noted that the Black Sea Security Conference was a virtually outburst of the architecture of the International Crimean Platform.</text:p>
      <text:p text:style-name="P4">
“This event has brought together a large number of our partners who have arrived: we are pleased to welcome representatives of more than 50 countries and organizations that will participate in the conference. Not only the countries of the region but the whole world are safe in the Black and Azov Seas. After all, it is a governed -in -food food security, freedom of navigation and restoration of global safety architecture as a whole, ” - emphasized <text:a xlink:type="simple" xlink:href="https://www.ukrinform.ua/tag-dzaparova" text:style-name="Internet_20_link" text:visited-style-name="Visited_20_Internet_20_Link">
</text:a>
.</text:p>
      <text:p text:style-name="P4">
She thanked Romania for the co -organization of this event and a clear understanding of the ties that we facing us.</text:p>
      <text:p text:style-name="P4">
The first deputy Foreign Minister informed that today in Bucharest there is a long -term conference day, at which Ukrainian and international expertise presents the document "Vision of the Peaceful, Secure and Prospective Black Sea region". It proposes a strategic vision of the future region and comprehensive measures for the restoration of the Black Sea security.</text:p>
      <text:p text:style-name="P4">
<text:span text:style-name="T4">
 Read also: </text:span>
 <text:a xlink:type="simple" xlink:href="https://www.ukrinform.ua/rubric-crimea/3675516-mi-nikoli-ne-viznaemo-aneksiu-krimu-ta-insih-teritorij-ukraini-ucasniki-krimskoi-platformi.html" text:style-name="Internet_20_link" text:visited-style-name="Visited_20_Internet_20_Link">
</text:a>
Tomorrow, on the main day of the Black Sea Security Conference, there will be paranas and a number of important bilateral and tripartite meetings, in particular, a meeting in the format of the Triangle "Ukraine-Romania-Moldova", reported.</text:p>
      <text:p text:style-name="P4">
As it was reported, on April 12-13, the first Black Sea security conference of the International Crimean Platform will be held in Bucharest. The organizers of the conference of the Essay of Foreign Affairs of Ukraine, the Ministry of Defense of Ukraine, the Ministry of Foreign Affairs of Romania, the Ministry of National Defense Romania, in partnership with the Center for Defense Strategies(Ukraine).</text:p>
      <text:p text:style-name="P4">
Перший парламентський саміт міжнародної Кримської платформи відбувся у столиціХорватії Загребі у жовтні минулого року.</text:p>
      <text:p text:style-name="P4">
News Source: <text:a xlink:type="simple" xlink:href="https://www.ukrinform.ua/rubric-crimea/3695002-cornomorska-bezpekova-konferencia-zaversila-arhitekturu-miznarodnoi-krimskoi-platformi-mzs.html" text:style-name="Internet_20_link" text:visited-style-name="Visited_20_Internet_20_Link">
https://www.ukrinform.ua/rubric-crimea/3695002-cornomorska-bezpekova-konferencia-zaversila-arhitekturu-miznarodnoi-krimskoi-platformi-mzs.html</text:a>
</text:p>
      <!--NEWS-->
      <text:h text:style-name="P10" text:outline-level="1">
<text:span text:style-name="T4">
As a result of the Air Force in Myanmar, about 100 people were killed</text:span>
</text:h>
      <text:p text:style-name="P4">
Authors: Ukrinform (Person)</text:p>
      <text:p text:style-name="P4">
Publisher: Укринформ (Organization)</text:p>
      <text:p text:style-name="P4">
Published Time: 2023-04-12T17:28:00+03:00</text:p>
      <text:p text:style-name="P4">
Modified Time: 2023-04-12T17:28:00+03:00</text:p>
      <text:p text:style-name="P4">
Description: As a result of the Air Force, about 100 people were killed on Tuesday, including many children who were present at a ceremony organized by opponents of military government.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Мʼянма', 'Обстріл', 'Загибель']</text:p>
      <text:p text:style-name="P4">
Type: Article</text:p>
      <!--METADATA-->
      <text:p text:style-name="P4">
<draw:frame draw:style-name="fr1" draw:name="Image147" text:anchor-type="as-char" svg:width="6.9236in" svg:height="3.956343in" draw:z-index="0">
<draw:image xlink:href="../Images/yкринформ/2023-04-12T17-28-00-03-00/630_360_1667124180-530.jpg" xlink:type="simple" xlink:show="embed" xlink:actuate="onLoad" draw:mime-type="image/jpeg"/>
</draw:frame>
As a result, about 100 people were killed on Tuesday, including many children who were present at a ceremony organized by opponents of the military rule.</text:p>
      <text:p text:style-name="P4">
As Ukrinform reports, it reports <text:a xlink:type="simple" xlink:href="https://apnews.com/article/airstrikes-military-myanmar-village-918fd636bb81153928ab7481e06423e5" text:style-name="Internet_20_link" text:visited-style-name="Visited_20_Internet_20_Link">
</text:a>
With reference to local sources.</text:p>
      <text:p text:style-name="P4">
The witness told the Associated Press that the fighter had dropped bombs directly at the people who gathered at 8 am at the opening of the local office of the opposition movement of the town of Kanbal, in the Saging region. The area is about 1,10 kilometers north of Mandalai - the second largest myster.</text:p>
      <text:p text:style-name="P4">
About half an hour, a helicopter appeared that <text:a xlink:type="simple" xlink:href="https://www.ukrinform.ua/tag-obstril" text:style-name="Internet_20_link" text:visited-style-name="Visited_20_Internet_20_Link">
</text:a>
This is a place, said a witness who wished to be unknown.</text:p>
      <text:p text:style-name="P4">
According to initial reports, the number of dead was about 50 people, but later, according to independent media, their number increased to 100 people.</text:p>
      <text:p text:style-name="P4">
Myanmar's military junta is increasingly using air strikes to confront the commanding armed struggle against their reign, which began in 2021, when the military moved power from the chosen government Aun San Suzi. According to various estimates, more than 3,000 civilians have been killed since then.</text:p>
      <text:p text:style-name="P4">
<text:span text:style-name="T4">
 Read also: </text:span>
 <text:a xlink:type="simple" xlink:href="https://www.ukrinform.ua/rubric-ato/3683258-rosia-vede-peremovini-pro-postacanna-boepripasiv-z-manmou-krainami-afriki-i-blizkogo-shodu-gur.html" text:style-name="Internet_20_link" text:visited-style-name="Visited_20_Internet_20_Link">
<text:span text:style-name="T4">
 yanma </text:span>
</text:a>
As reported, in February 2021, the Military Myanoma dumped the democratic ANU San Suhu Zhi, but faced rigid resistance in significant parts of the country, where, with the active support of the local population, the Guard Guard Front unfolded. In battles with resistance groups, the Myanmar's military is widely used aviation and heavy weapons, which, according to various sources, after a conversion, killed more than 1500 people.</text:p>
      <text:p text:style-name="P4">
According to the United Nations, which accused the junta of war and crimes against humanity, about 1.2 million people were forced to change their place of residence within the country, and more than 70,000 went abroad.</text:p>
      <text:p text:style-name="P4">
News Source: <text:a xlink:type="simple" xlink:href="https://www.ukrinform.ua/rubric-world/3695003-vnaslidok-aviaudariv-u-manmi-zaginuli-blizko-100-osib.html" text:style-name="Internet_20_link" text:visited-style-name="Visited_20_Internet_20_Link">
https://www.ukrinform.ua/rubric-world/3695003-vnaslidok-aviaudariv-u-manmi-zaginuli-blizko-100-osib.html</text:a>
</text:p>
      <!--NEWS-->
      <text:h text:style-name="P10" text:outline-level="1">
<text:span text:style-name="T4">
Zelensky received the Order of the Republic of Ichkeria "Honor of the Nation" and the Order of Johar Dudayev</text:span>
</text:h>
      <text:p text:style-name="P4">
Authors: Ukrinform (Person)</text:p>
      <text:p text:style-name="P4">
Publisher: Укринформ (Organization)</text:p>
      <text:p text:style-name="P4">
Published Time: 2023-04-12T17:32:00+03:00</text:p>
      <text:p text:style-name="P4">
Modified Time: 2023-04-12T17:32:00+03:00</text:p>
      <text:p text:style-name="P4">
Description: President Volodymyr Zelensky received the highest state awards from the government of the Chechen Republic of Chechen Republic - the Order of the Nation Sij and the Dudayev Order. - Ukrinform.</text:p>
      <text:p text:style-name="P4">
Images: ["<text:a xlink:type="simple" xlink:href="https://static.ukrinform.com/photos/2023_04/thumb_files/630_360_1681309698-622.jpeg" text:style-name="Internet_20_link" text:visited-style-name="Visited_20_Internet_20_Link">
630_360_16813...</text:a>
", "<text:a xlink:type="simple" xlink:href="https://static.ukrinform.com/photos/2023_04/1681309692-532.jpeg" text:style-name="Internet_20_link" text:visited-style-name="Visited_20_Internet_20_Link">
1681309692-53...</text:a>
"]</text:p>
      <text:p text:style-name="P4">
Tags: ['Нагорода', 'Зеленський', 'Ічкерія']</text:p>
      <text:p text:style-name="P4">
Type: Article</text:p>
      <!--METADATA-->
      <text:p text:style-name="P4">
<draw:frame draw:style-name="fr1" draw:name="Image148" text:anchor-type="as-char" svg:width="6.9236in" svg:height="3.956343in" draw:z-index="0">
<draw:image xlink:href="../Images/yкринформ/2023-04-12T17-32-00-03-00/630_360_1681309698-622.jpeg" xlink:type="simple" xlink:show="embed" xlink:actuate="onLoad" draw:mime-type="image/jpeg"/>
</draw:frame>
The Presidential Divide of Zelensky received from the government of the Chechen Republic Ichkeria the highest state awards - the Order of the Nation "(Qoman)and Ordenimen Dodaev.</text:p>
      <text:p text:style-name="P4">
As Ukrinform reports, this is reported <text:a xlink:type="simple" xlink:href="http://www.president.gov.ua/news/prezident-ukrayini-otrimav-orden-chechenskoyi-respubliki-ich-82229" text:style-name="Internet_20_link" text:visited-style-name="Visited_20_Internet_20_Link">
</text:a>
It is noted that the President of Ukraine has been noted for the outstanding services of Yasamovidan actions for the sake of freedom and democracy around the world and for personality in the Chechen people.</text:p>
      <text:p text:style-name="P4">
"His political firmness and loyalty to his native country were able to unite the people of Ukraine, from the age -old enemy in the person of Russia and its blood monsters who seized power by terrorist methods," - said in a resolution signed by the Head of the Chechen Republic of November. the year.</text:p>
      <text:p text:style-name="P4">
The Head of State was awarded to the Head of State Cyril Budanov in person.</text:p>
      <text:p text:style-name="P4">
<draw:frame draw:style-name="fr1" draw:name="Image149" text:anchor-type="as-char" svg:width="6.9236in" svg:height="4.617948in" draw:z-index="0">
<draw:image xlink:href="../Images/yкринформ/2023-04-12T17-32-00-03-00/1681309692-532.jpeg" xlink:type="simple" xlink:show="embed" xlink:actuate="onLoad" draw:mime-type="image/jpeg"/>
</draw:frame>
*!(https://www.ukrinform.ua/rubric-polytics/3691879-duda-nagorodiv-zelenskogo-najvisou-nagorodou-polsi.html)The Order of Johar Dudaev is awarded the Cavalities of the Order of the Nation. Thakimrden has now awarded Chechen Political figures Aslan Mashadov and Zelim Khanodarbiyev, as well as Lithuanian statesman Vitutas Landsbergis.</text:p>
      <text:p text:style-name="P4">
<text:span text:style-name="T5">
Foto: op</text:span>
</text:p>
      <text:p text:style-name="P4">
News Source: <text:a xlink:type="simple" xlink:href="https://www.ukrinform.ua/rubric-polytics/3695005-zelenskij-otrimav-orden-respubliki-ickeria-cest-nacii-ta-orden-imeni-dzohara-dudaeva.html" text:style-name="Internet_20_link" text:visited-style-name="Visited_20_Internet_20_Link">
https://www.ukrinform.ua/rubric-polytics/3695005-zelenskij-otrimav-orden-respubliki-ickeria-cest-nacii-ta-orden-imeni-dzohara-dudaeva.html</text:a>
</text:p>
      <!--NEWS-->
      <text:h text:style-name="P10" text:outline-level="1">
<text:span text:style-name="T4">
The head of the National Bank - about negotiations with the IMF: International partners are determined to help Ukraine</text:span>
</text:h>
      <text:p text:style-name="P4">
Authors: Ukrinform (Person)</text:p>
      <text:p text:style-name="P4">
Publisher: Укринформ (Organization)</text:p>
      <text:p text:style-name="P4">
Published Time: 2023-04-12T17:37:40+03:00</text:p>
      <text:p text:style-name="P4">
Modified Time: 2023-04-12T17:37:40+03:00</text:p>
      <text:p text:style-name="P4">
Description: Ukraine's international partners are determined to help us undergo war and post -war recovery. - Ukrinform.</text:p>
      <text:p text:style-name="P4">
Images: ["<text:a xlink:type="simple" xlink:href="https://static.ukrinform.com/photos/2023_04/thumb_files/630_360_1681310154-152.jpg" text:style-name="Internet_20_link" text:visited-style-name="Visited_20_Internet_20_Link">
630_360_16813...</text:a>
"]</text:p>
      <text:p text:style-name="P4">
Tags: ['МВФ', 'Нацбанк', 'Андрій Пишний']</text:p>
      <text:p text:style-name="P4">
Type: Article</text:p>
      <!--METADATA-->
      <text:p text:style-name="P4">
<draw:frame draw:style-name="fr1" draw:name="Image150" text:anchor-type="as-char" svg:width="6.9236in" svg:height="3.956343in" draw:z-index="0">
<draw:image xlink:href="../Images/yкринформ/2023-04-12T17-37-40-03-00/630_360_1681310154-152.jpg" xlink:type="simple" xlink:show="embed" xlink:actuate="onLoad" draw:mime-type="image/jpeg"/>
</draw:frame>
Ukraine's international partners are determined to help us to undergo a period of war of and war.</text:p>
      <text:p text:style-name="P4">
The head of the National Bank Andriy Pishny reported this in <text:a xlink:type="simple" xlink:href="https://www.facebook.com/pyshnyy/posts/pfbid02jZwDDUAfvh1xRF1RbeZeTsbvWYTRqsvGLBk2TdsG1zfpDEABKkpp2BmRJ7D33jDGl" text:style-name="Internet_20_link" text:visited-style-name="Visited_20_Internet_20_Link">
</text:a>
, reports Ukrinform.</text:p>
      <text:p text:style-name="P4">
"The second day we work with the management and experts of the International Monetary Fund. Very constructive and emotional meetings. Our partners are extremely involved in the issue of Ukraine and set to help the difficult period of war and post -war recovery. Actually, confirmation is the approval of the four -year program of expanded funding for the amount ", - he wrote.</text:p>
      <text:p text:style-name="P4">
He reported that in the official delegation of Ukraine they spoke with Gitahopinat, the first deputy director-administrative director <text:a xlink:type="simple" xlink:href="https://www.ukrinform.ua/tag-mvf" text:style-name="Internet_20_link" text:visited-style-name="Visited_20_Internet_20_Link">
</text:a>
, and separately with Alfred Cammer, Director of the European IMF Department. The NBU's work was discussed from the performance of structural beacons provided for by the Memorandum on Economic and Financial Policy, the state of the economy, its parameters, which will be displayed soon with a macro forecast.</text:p>
      <text:p text:style-name="P4">
The head of the National Bank emphasized that there is a trend to reduce inflation. The places of hryvnia deposits continue to grow gradually. Banks, which have increased rates in recent months, have been able to improve the structure of the deposit base.</text:p>
      <text:p text:style-name="P4">
<text:span text:style-name="T4">
 Read also: </text:span>
 <text:a xlink:type="simple" xlink:href="https://www.ukrinform.ua/rubric-economy/3694498-mvf-prognozue-cogoric-v-ukraini-minus-3-vvp.html" text:style-name="Internet_20_link" text:visited-style-name="Visited_20_Internet_20_Link">
<text:span text:style-name="T4">
 IMF </text:span>
</text:a>
"We intend to fully fulfill the position of the Memorandum, using all available tools and internal resources. Our IMF partners, IMF experts, are ready to share their experiences and examination so that Ukraine can fulfill the program successfully and in a certain timing," Pyshny emphasized.</text:p>
      <text:p text:style-name="P4">
As reported by Ukrinform, during a working visit to the United States, Finance Minister SergeyMarchenko and the first deputy director of the IMF Gita Hopinat <text:a xlink:type="simple" xlink:href="https://www.ukrinform.ua/rubric-economy/3694877-marcenko-obgovoriv-iz-mvf-vikonanna-ukrainou-umov-novoi-programi.html" text:style-name="Internet_20_link" text:visited-style-name="Visited_20_Internet_20_Link">
</text:a>
 .</text:p>
      <text:p text:style-name="P4">
News Source: <text:a xlink:type="simple" xlink:href="https://www.ukrinform.ua/rubric-economy/3695006-glava-nacbanku-pro-peregovori-z-mvf-miznarodni-partneri-risuce-nalastovani-dopomogti-ukraini.html" text:style-name="Internet_20_link" text:visited-style-name="Visited_20_Internet_20_Link">
https://www.ukrinform.ua/rubric-economy/3695006-glava-nacbanku-pro-peregovori-z-mvf-miznarodni-partneri-risuce-nalastovani-dopomogti-ukraini.html</text:a>
</text:p>
      <!--NEWS-->
      <text:h text:style-name="P10" text:outline-level="1">
<text:span text:style-name="T4">
The invaders in the Kherson region detained the "head of the administration" Kakhovka - media</text:span>
</text:h>
      <text:p text:style-name="P4">
Authors: Ukrinform (Person)</text:p>
      <text:p text:style-name="P4">
Publisher: Укринформ (Organization)</text:p>
      <text:p text:style-name="P4">
Published Time: 2023-04-12T17:39:15+03:00</text:p>
      <text:p text:style-name="P4">
Modified Time: 2023-04-12T17:39:15+03:00</text:p>
      <text:p text:style-name="P4">
Description: In the temporarily captured territory of the Kherson region, Russian security forces detained the so -called head of the administration Kakhovka. - Ukrinform.</text:p>
      <text:p text:style-name="P4">
Images: ["<text:a xlink:type="simple" xlink:href="https://static.ukrinform.com/photos/2023_04/thumb_files/630_360_1681310147-107.png" text:style-name="Internet_20_link" text:visited-style-name="Visited_20_Internet_20_Link">
630_360_16813...</text:a>
"]</text:p>
      <text:p text:style-name="P4">
Tags: ['Колаборант', 'Затримання', 'Каховка', 'Війна з росією']</text:p>
      <text:p text:style-name="P4">
Type: Article</text:p>
      <!--METADATA-->
      <text:p text:style-name="P4">
<draw:frame draw:style-name="fr1" draw:name="Image151" text:anchor-type="as-char" svg:width="6.9236in" svg:height="3.956343in" draw:z-index="0">
<draw:image xlink:href="../Images/yкринформ/2023-04-12T17-39-15-03-00/630_360_1681310147-107.png" xlink:type="simple" xlink:show="embed" xlink:actuate="onLoad" draw:mime-type="image/png"/>
</draw:frame>
The Russian Security Service of Kherson Region, the so -called chairman of the administration Kakhovka, was seized by the Kherson region.</text:p>
      <text:p text:style-name="P4">
About it reports <text:a xlink:type="simple" xlink:href="http://investigator.org.ua/ua/news-2/253457/" text:style-name="Internet_20_link" text:visited-style-name="Visited_20_Internet_20_Link">
</text:a>
, reports Ukrinform.</text:p>
      <text:p text:style-name="P4">
"According to the residents of Kakhovka, the city of Pavel Filipchuk Russian was detained on the morning of April 10 on the road to the Skadovsky district, where he was allegedly a meeting with other representatives of the occupation" administrations "of the region. ", - the message says.</text:p>
      <text:p text:style-name="P4">
According to CZHR, Filipchuk invaders suspect that he prescribed a premium in the amount of 1 million rubles and fraud with Russian money intended for payment of pensions and social assistance, as well as through the supply of vegetables at speculative prices.</text:p>
      <text:p text:style-name="P4">
In his turn, the deputy of the Kherson Regional Council Sergey Khlan wrote in <text:a xlink:type="simple" xlink:href="http://www.facebook.com/sergey.khlan/posts/pfbid0KPa1XU9x1JkncfSYuTK7VWKq23cpwHSfBDSqj1RBbXqu4D1yMWTNxEyQaX4KFBMZl" text:style-name="Internet_20_link" text:visited-style-name="Visited_20_Internet_20_Link">
</text:a>
that "Monday is a collaborator in custody."</text:p>
      <text:p text:style-name="P4">
Pavel Filipchuk until 2020 was a deputy of the regional council from the "Opposition Bloc", headed the budget commission.</text:p>
      <text:p text:style-name="P4">
<text:span text:style-name="T4">
 Read also: </text:span>
 <text:a xlink:type="simple" xlink:href="https://www.ukrinform.ua/rubric-regions/3692985-u-novij-kahovci-rosiani-zakopuut-na-perehrestah-bocki-z-nevidomim-vmistom.html" text:style-name="Internet_20_link" text:visited-style-name="Visited_20_Internet_20_Link">
</text:a>
In 2015, at the session of the Kakhovka Council, Khlan struck Filipchuk with sausage.</text:p>
      <text:p text:style-name="P4">
In 2013, Filipchuk was expelled from the "Party of Regions" through "appropriation of seals, stamps, official documents of the Kakhovka city organization of PR". In addition, he was accused of fraud, accounting and use of membership fees.</text:p>
      <text:p text:style-name="P4">
<text:span text:style-name="T4">
 Read also: </text:span>
 <text:a xlink:type="simple" xlink:href="https://www.ukrinform.ua/rubric-regions/3693112-na-zahoplenih-teritoriah-hersonsini-rosiani-posilili-primusovu-pasportizaciu-hlan.html" text:style-name="Internet_20_link" text:visited-style-name="Visited_20_Internet_20_Link">
<text:span text:style-name="T4">
 HLAN </text:span>
</text:a>
A few days before the large -scale attack <text:a xlink:type="simple" xlink:href="https://www.ukrinform.ua/tag-rosia" text:style-name="Internet_20_link" text:visited-style-name="Visited_20_Internet_20_Link">
</text:a>
To Ukraine, Filipchuk returned to Kakhovka from Russian Sochi, working with the occupiers from the first time.</text:p>
      <text:p text:style-name="P4">
However, the actual head of the occupying "administration" Kakhovka was Rosyanraushan Zharkobayev, who came from the depressed settlement of the Tai -Krasnoyarsk region of the Russian Federation.</text:p>
      <text:p text:style-name="P4">
News Source: <text:a xlink:type="simple" xlink:href="https://www.ukrinform.ua/rubric-regions/3695007-zagarbniki-na-hersonsini-zatrimali-glavu-administracii-kahovki-zmi.html" text:style-name="Internet_20_link" text:visited-style-name="Visited_20_Internet_20_Link">
https://www.ukrinform.ua/rubric-regions/3695007-zagarbniki-na-hersonsini-zatrimali-glavu-administracii-kahovki-zmi.html</text:a>
</text:p>
      <!--NEWS-->
      <text:h text:style-name="P10" text:outline-level="1">
<text:span text:style-name="T4">
This year, the names of Ukrainian composers and performers will sound on Kharkivmusicfest.</text:span>
</text:h>
      <text:p text:style-name="P4">
Authors: Ukrinform (Person)</text:p>
      <text:p text:style-name="P4">
Publisher: Укринформ (Organization)</text:p>
      <text:p text:style-name="P4">
Published Time: 2023-04-12T17:41:00+03:00</text:p>
      <text:p text:style-name="P4">
Modified Time: 2023-04-12T17:41:00+03:00</text:p>
      <text:p text:style-name="P4">
Description: The music festival in Kharkiv, which will take place from April 13 to June 30, will focus on Ukrainian performers and composers. In particular, Kharkivmusicfest will open the Ukrainian Virtuospus Bogdan Pivnenko. - Ukrinform.</text:p>
      <text:p text:style-name="P4">
Images: ["<text:a xlink:type="simple" xlink:href="https://static.ukrinform.com/photos/2019_10/thumb_files/630_360_1571404800-411.jpg" text:style-name="Internet_20_link" text:visited-style-name="Visited_20_Internet_20_Link">
630_360_15714...</text:a>
", "<text:a xlink:type="simple" xlink:href="https://static.ukrinform.com/photos/2023_04/1681310055-289.jpg" text:style-name="Internet_20_link" text:visited-style-name="Visited_20_Internet_20_Link">
1681310055-28...</text:a>
"]</text:p>
      <text:p text:style-name="P4">
Tags: ['Фестиваль', 'Музика', 'KharkivMusicFest']</text:p>
      <text:p text:style-name="P4">
Type: Article</text:p>
      <!--METADATA-->
      <text:p text:style-name="P4">
<draw:frame draw:style-name="fr1" draw:name="Image152" text:anchor-type="as-char" svg:width="6.9236in" svg:height="3.956343in" draw:z-index="0">
<draw:image xlink:href="../Images/yкринформ/2023-04-12T17-41-00-03-00/630_360_1571404800-411.jpg" xlink:type="simple" xlink:show="embed" xlink:actuate="onLoad" draw:mime-type="image/jpeg"/>
</draw:frame>
The music festival in Kharkiv, which will take place from April 13 to June 30, will make accent Ukrainian performers and composers. In particular, KharkivmusicFest-Ukrainian Virtuospus Bogdan Pivnenko will open Kharkivmusicfest.</text:p>
      <text:p text:style-name="P4">
This is informed <text:a xlink:type="simple" xlink:href="https://mkip.gov.ua/news/8950.html" text:style-name="Internet_20_link" text:visited-style-name="Visited_20_Internet_20_Link">
</text:a>
, reports Ukrinform.</text:p>
      <text:p text:style-name="P4">
“The peculiarity of this year's program is mainly Ukrainian names as <text:a xlink:type="simple" xlink:href="https://www.ukrinform.ua/tag-muzika" text:style-name="Internet_20_link" text:visited-style-name="Visited_20_Internet_20_Link">
</text:a>
, and composers whose creation will be. The main event of the opening of the festival will be the speech of Bohdan Pivonencon of the stage of the Kharkiv National Academic Opera and Ballet Theater. M. Lysenko/East opera. It is called "Ukrainian Paganini in a skirt", it is one of the most famous violinists of Ukraine, " - the message reads.</text:p>
      <text:p text:style-name="P4">
<draw:frame draw:style-name="fr1" draw:name="Image153" text:anchor-type="as-char" svg:width="6.9236in" svg:height="9.749404in" draw:z-index="0">
<draw:image xlink:href="../Images/yкринформ/2023-04-12T17-41-00-03-00/1681310055-289.jpg" xlink:type="simple" xlink:show="embed" xlink:actuate="onLoad" draw:mime-type="image/jpeg"/>
</draw:frame>
According to the MKIP, the performance of the violinist will take place accompanied by the KharkivmusicFest festival -orekestra, which includes musicians of Khnatob. M. Lysenko, Kharkiv Regional Philharmonic, Kharkiv Youth Academic Symphonic Orchestra and Kharkiv University of Arts. I. Kotlyarevsky. Honored Art Worker Yuriy Yakovenko will conduct.</text:p>
      <text:p text:style-name="P4">
The program of the concert united the "Seasons" of modern Ukrainian composers of Almashi and Alexander Gonobolin and the famous "Seasons" Antonio Vivaldita "Seasons in Buenos Aires" by Astor Piazzola. At the same time, there will be a presented experimental dance project, embodied with a prominent German choreographer Sasha Waltz, which will be attended by Ukrainian dancers of different age and level of training.</text:p>
      <text:p text:style-name="P4">
It is also reported that on April 20 and May 5 within the festival in the halls of Khnumim. I. Kotlyarevsky will take place chamber concerts "Music of Resistance and Hope" aimed at presenting the work of Ukrainian composers. In particular, the works of young composers of Kharkiv, written in 2022, are heard.</text:p>
      <text:p text:style-name="P4">
Also in June there will be a concert-conduction with a combination of Ukrainian Tagrets Folklore with Buzuki and the Inside The War concert, where the winners of the annual international competition of young composers named after them will be performed. B. Lyatoshinsky.</text:p>
      <text:p text:style-name="P4">
"Works are musical reflections written during the war," "MKIP.</text:p>
      <text:p text:style-name="P4">
At the same time, a solo concert of the Norwegian soloist of the soloist of the Axeel Colstroda, who wrote more than 40 works for various visages, solo instruments and orchestras, is planned for June.“One of the festival's business cards is the painted piano of the ART Piano, which is the part of the program for a wide audience. There will be 6 tools this year, all overnight will be located at the safe locations of the city - metro, shopping center French bull, etc. ”, - the department noted.</text:p>
      <text:p text:style-name="P4">
Also, within the festival, a series of conversations for a wide audience ofkharkivmusicfest Talks, where speakers will be performed by leading music figures of Ukraine, the USA and Europe. It is noted that the composer Alexander Schetinsky, jazz artist Leonid Chizhik, American composer Richard Cameron Wulfa was invited to the West.</text:p>
      <text:p text:style-name="P4">
As reported by Ukrinform in Stockholm(Sweden)From April 14 to May 9, the European Festival: Ukrainian Spring will be held, during which there will be a number of cultural events: theatrical performances, film screenings, concerts, art exhibitions, literary readings and public discussions.</text:p>
      <text:p text:style-name="P4">
News Source: <text:a xlink:type="simple" xlink:href="https://www.ukrinform.ua/rubric-culture/3695008-cogoric-na-kharkivmusicfest-zvucatimut-imena-ukrainskih-kompozitoriv-i-vikonavciv.html" text:style-name="Internet_20_link" text:visited-style-name="Visited_20_Internet_20_Link">
https://www.ukrinform.ua/rubric-culture/3695008-cogoric-na-kharkivmusicfest-zvucatimut-imena-ukrainskih-kompozitoriv-i-vikonavciv.html</text:a>
</text:p>
      <!--NEWS-->
      <text:h text:style-name="P10" text:outline-level="1">
<text:span text:style-name="T4">
Serbia denied the transfer of weapons to Ukraine</text:span>
</text:h>
      <text:p text:style-name="P4">
Authors: Ukrinform (Person)</text:p>
      <text:p text:style-name="P4">
Publisher: Укринформ (Organization)</text:p>
      <text:p text:style-name="P4">
Published Time: 2023-04-12T17:48:25+03:00</text:p>
      <text:p text:style-name="P4">
Modified Time: 2023-04-12T17:48:25+03:00</text:p>
      <text:p text:style-name="P4">
Description: Defense Minister Serbia Milos Vuchevich strongly denied the publication in the media that the country was sending weapons to Ukraine. - Ukrinform.</text:p>
      <text:p text:style-name="P4">
Images: ["<text:a xlink:type="simple" xlink:href="https://static.ukrinform.com/photos/2023_04/thumb_files/630_360_1681310865-767.jpeg" text:style-name="Internet_20_link" text:visited-style-name="Visited_20_Internet_20_Link">
630_360_16813...</text:a>
"]</text:p>
      <text:p text:style-name="P4">
Tags: ['Сербія', 'Україна', 'Зброя']</text:p>
      <text:p text:style-name="P4">
Type: Article</text:p>
      <!--METADATA-->
      <text:p text:style-name="P4">
<draw:frame draw:style-name="fr1" draw:name="Image154" text:anchor-type="as-char" svg:width="6.9236in" svg:height="3.956343in" draw:z-index="0">
<draw:image xlink:href="../Images/yкринформ/2023-04-12T17-48-25-03-00/630_360_1681310865-767.jpeg" xlink:type="simple" xlink:show="embed" xlink:actuate="onLoad" draw:mime-type="image/jpeg"/>
</draw:frame>
Serbia Ministry of Ministry, Milos Vuchevich, has strongly denied the publication in the media that Ukraine was sending weapons to Ukraine.</text:p>
      <text:p text:style-name="P4">
As Ukrinform reports, it reports <text:a xlink:type="simple" xlink:href="http://www.b92.net/eng/news/politics.php" text:style-name="Internet_20_link" text:visited-style-name="Visited_20_Internet_20_Link">
</text:a>
.</text:p>
      <text:p text:style-name="P4">
«Вкотре опубліковано брехню про те, що <text:a xlink:type="simple" xlink:href="https://www.ukrinform.ua/tag-serbia" text:style-name="Internet_20_link" text:visited-style-name="Visited_20_Internet_20_Link">
 </text:a>
sells weapons to Ukraine. Obviously, someone's goal is to destabilize our Ukraine and involve it in a conflict in which we will not participate, ” - said.</text:p>
      <text:p text:style-name="P4">
At the same time, the Minister noted that Serbia, of course, sells weapons to third parties, "who do not participate in the conflict and have no relation to him."</text:p>
      <text:p text:style-name="P4">
“There is always a chance that a weapon is in a magical way to be found in the conflict, but this has absolutely nothing relevant. This is a matter for those countries that do not respect international rules, contracts and business practices. I repeat, Serbia did not send weapons to Ukraine, and everything that is published on this topic is false speculation, ”Vucevich said.</text:p>
      <text:p text:style-name="P4">
<text:span text:style-name="T4">
 Read also: </text:span>
 <text:a xlink:type="simple" xlink:href="https://www.ukrinform.ua/rubric-world/3686029-avstria-zaklikala-serbiu-dolucitisa-do-sankcij-es-proti-rosii.html" text:style-name="Internet_20_link" text:visited-style-name="Visited_20_Internet_20_Link">
<text:span text:style-name="T4">
 Serbia </text:span>
</text:a>
As reported by Ukrinform, Reuters news agency with reference to the merger -secret documents of the Pentagon <text:a xlink:type="simple" xlink:href="https://www.ukrinform.ua/rubric-world/3694814-serbia-pogodilasa-peredati-abo-vze-peredala-zbrou-ukraini-reuters.html" text:style-name="Internet_20_link" text:visited-style-name="Visited_20_Internet_20_Link">
</text:a>
The fact that Serbia agreed to put a weapon of Kiev or expelled it.</text:p>
      <text:p text:style-name="P4">
<text:span text:style-name="T5">
Foto: EPA/UPG</text:span>
</text:p>
      <text:p text:style-name="P4">
News Source: <text:a xlink:type="simple" xlink:href="https://www.ukrinform.ua/rubric-world/3695011-u-serbii-zaperecili-peredacu-zbroi-ukraini.html" text:style-name="Internet_20_link" text:visited-style-name="Visited_20_Internet_20_Link">
https://www.ukrinform.ua/rubric-world/3695011-u-serbii-zaperecili-peredacu-zbroi-ukraini.html</text:a>
</text:p>
      <!--NEWS-->
      <text:h text:style-name="P10" text:outline-level="1">
<text:span text:style-name="T4">
There was a triple road accident in Lviv region, there were dead and injured</text:span>
</text:h>
      <text:p text:style-name="P4">
Authors: Ukrinform (Person)</text:p>
      <text:p text:style-name="P4">
Publisher: Укринформ (Organization)</text:p>
      <text:p text:style-name="P4">
Published Time: 2023-04-12T17:49:00+03:00</text:p>
      <text:p text:style-name="P4">
Modified Time: 2023-04-12T17:49:00+03:00</text:p>
      <text:p text:style-name="P4">
Description: In the Lviv region, on the Kiev-Chop highway as a result of a triple road accident, one person was killed, two were injured. - Ukrinform.</text:p>
      <text:p text:style-name="P4">
Images: ["<text:a xlink:type="simple" xlink:href="https://static.ukrinform.com/photos/2023_04/thumb_files/630_360_1681310845-264.jpg" text:style-name="Internet_20_link" text:visited-style-name="Visited_20_Internet_20_Link">
630_360_16813...</text:a>
", "<text:a xlink:type="simple" xlink:href="https://static.ukrinform.com/photos/2023_04/1681310845-609.jpg" text:style-name="Internet_20_link" text:visited-style-name="Visited_20_Internet_20_Link">
1681310845-60...</text:a>
"]</text:p>
      <text:p text:style-name="P4">
Tags: ['Аварія', 'ДТП', 'Львівщина', 'Загибель']</text:p>
      <text:p text:style-name="P4">
Type: Article</text:p>
      <!--METADATA-->
      <text:p text:style-name="P4">
<draw:frame draw:style-name="fr1" draw:name="Image155" text:anchor-type="as-char" svg:width="6.9236in" svg:height="3.956343in" draw:z-index="0">
<draw:image xlink:href="../Images/yкринформ/2023-04-12T17-49-00-03-00/630_360_1681310845-264.jpg" xlink:type="simple" xlink:show="embed" xlink:actuate="onLoad" draw:mime-type="image/jpeg"/>
</draw:frame>
In the Ulvee region, on the Kiev-Chop highway as a result of a triple road accident, one person was killed, two were injured.</text:p>
      <text:p text:style-name="P4">
According to Ukrinform, the police of the Lviv region reports in <text:a xlink:type="simple" xlink:href="https://www.facebook.com/MVS.LVIV/posts/603234495181659" text:style-name="Internet_20_link" text:visited-style-name="Visited_20_Internet_20_Link">
</text:a>
 .</text:p>
      <text:p text:style-name="P4">
<text:a xlink:type="simple" xlink:href="https://www.ukrinform.ua/tag-dtp" text:style-name="Internet_20_link" text:visited-style-name="Visited_20_Internet_20_Link">
 </text:a>
It happened today, April 12, about 11.40, on the Kiev-Chop highway near the village of Yangelivka, Zolochiv district.</text:p>
      <text:p text:style-name="P4">
<draw:frame draw:style-name="fr1" draw:name="Image156" text:anchor-type="as-char" svg:width="6.9236in" svg:height="2.519421in" draw:z-index="0">
<draw:image xlink:href="../Images/yкринформ/2023-04-12T17-49-00-03-00/1681310845-609.jpg" xlink:type="simple" xlink:show="embed" xlink:actuate="onLoad" draw:mime-type="image/jpeg"/>
</draw:frame>
As law enforcement officers were previously installed, there were a collision of three transport vehicles: Mercedes Benz Actros trucks, managed by a 56-year-old man whose personal data is specified, DAF trucks under the control of a 47-year-old resident of Rivne region and a Toyota Camry car, which was driven by 61.</text:p>
      <text:p text:style-name="P4">
The driver of the car died at the scene from injuries. DriverMercedes Benz Actros and Toyota Camry passenger, 61-year-old resident of Kiev, were injured and hospitalized.</text:p>
      <text:p text:style-name="P4">
In fact, investigators of the investigation department of crimes in the field of transport police opened criminal proceedings under Part 2 of Article 286(Violation of traffic safety)Criminal Code of Ukraine. The sanction of the article provides punishment - imprisonment for a term of three to eight years with the right to control vehicles for a term of up to three years Abobes of such.</text:p>
      <text:p text:style-name="P4">
<text:span text:style-name="T4">
 Read also: </text:span>
 <text:a xlink:type="simple" xlink:href="https://www.ukrinform.ua/rubric-regions/3692341-na-lvivsini-vnaslidok-dtp-na-trasi-kiiv-cop-zaginuv-vodij-mikroavtobusa.html" text:style-name="Internet_20_link" text:visited-style-name="Visited_20_Internet_20_Link">
<text:span text:style-name="T4">
 accident </text:span>
</text:a>
Law enforcement officers establish the circumstances of the event.</text:p>
      <text:p text:style-name="P4">
As reported <text:a xlink:type="simple" xlink:href="https://www.ukrinform.ua/rubric-regions/3692757-na-lvivsini-vnaslidok-naizdu-avtomobila-zaginula-cotiriricna-ditina.html" text:style-name="Internet_20_link" text:visited-style-name="Visited_20_Internet_20_Link">
</text:a>
, in the village of the Tvirzhavavoriv district of Lviv region as a result of the car detachment of the car, a 4-year-old boy, his mother in intensive care.</text:p>
      <text:p text:style-name="P4">
<text:span text:style-name="T5">
Foto: police of Lviv region</text:span>
</text:p>
      <text:p text:style-name="P4">
News Source: <text:a xlink:type="simple" xlink:href="https://www.ukrinform.ua/rubric-regions/3695012-na-lvivsini-stalas-potrijna-dtp-e-zagiblij-ta-poraneni.html" text:style-name="Internet_20_link" text:visited-style-name="Visited_20_Internet_20_Link">
https://www.ukrinform.ua/rubric-regions/3695012-na-lvivsini-stalas-potrijna-dtp-e-zagiblij-ta-poraneni.html</text:a>
</text:p>
      <!--NEWS-->
      <text:h text:style-name="P10" text:outline-level="1">
<text:span text:style-name="T4">
Pope called the world leaders to resolve disputes not by weapons, but by reason</text:span>
</text:h>
      <text:p text:style-name="P4">
Authors: Ukrinform (Person)</text:p>
      <text:p text:style-name="P4">
Publisher: Укринформ (Organization)</text:p>
      <text:p text:style-name="P4">
Published Time: 2023-04-12T17:50:52+03:00</text:p>
      <text:p text:style-name="P4">
Modified Time: 2023-04-12T17:50:52+03:00</text:p>
      <text:p text:style-name="P4">
Description: Pope Francis urged the world leaders to use the mind, not weapons, to resolve political differences. - Ukrinform.</text:p>
      <text:p text:style-name="P4">
Images: ["<text:a xlink:type="simple" xlink:href="https://static.ukrinform.com/photos/2021_04/thumb_files/630_360_1617541131-657.jpeg" text:style-name="Internet_20_link" text:visited-style-name="Visited_20_Internet_20_Link">
630_360_16175...</text:a>
"]</text:p>
      <text:p text:style-name="P4">
Tags: ['Папа Франциск', 'Зброя', 'Війна']</text:p>
      <text:p text:style-name="P4">
Type: Article</text:p>
      <!--METADATA-->
      <text:p text:style-name="P4">
<draw:frame draw:style-name="fr1" draw:name="Image157" text:anchor-type="as-char" svg:width="6.9236in" svg:height="3.956343in" draw:z-index="0">
<draw:image xlink:href="../Images/yкринформ/2023-04-12T17-50-52-03-00/630_360_1617541131-657.jpeg" xlink:type="simple" xlink:show="embed" xlink:actuate="onLoad" draw:mime-type="image/jpeg"/>
</draw:frame>
The Papari Francis called on the world leaders to use the mind, not weapons, to resolve political differences.</text:p>
      <text:p text:style-name="P4">
As Ukrinform reports, it reports <text:a xlink:type="simple" xlink:href="https://apnews.com/article/pope-francis-ukraine-war-peace-a42c8afae077d96ed18552183ee168d7" text:style-name="Internet_20_link" text:visited-style-name="Visited_20_Internet_20_Link">
</text:a>
.</text:p>
      <text:p text:style-name="P4">
At his weekly audience on St. Peter Francis Square, he said that the insertion was 60 years since the release of a special papal letter - the encyclical of Pope John XXIII, written in the Cold War.</text:p>
      <text:p text:style-name="P4">
The Pacem in Terris encyclical, designed for both the Catholic Church and for the whole world, was published a few months after the Cuban rocket crisis, which warmed up concerns about the start of the Nuclear War between the United States and the then SSCSR.</text:p>
      <text:p text:style-name="P4">
<text:span text:style-name="T4">
 Read also: </text:span>
 <text:a xlink:type="simple" xlink:href="https://www.ukrinform.ua/rubric-society/3693586-papa-francisk-pomolivsa-za-mir-v-ukraini-ta-svitlo-pashi-dla-rosian.html" text:style-name="Internet_20_link" text:visited-style-name="Visited_20_Internet_20_Link">
<text:span text:style-name="T4">
 Francis </text:span>
</text:a>
Francis recalled that then the world was "full of tension between two opposing blocks in the so -called Cold War." The Pope noted that the message of his predecessor, which contains a call for peaceful efforts, is very relevant today.</text:p>
      <text:p text:style-name="P4">
According to the Pope, the encyclical "opened horizons in which one can talk about peace, build peace." He called the document published on April 11, 1963, "real -term as a carefree lumen among the dark clouds."</text:p>
      <text:p text:style-name="P4">
"Relations between political communities, as well as between individuals, should not be regulated not by the power of weapons, but by the light of the mind, that is, truth, justice and effective solidarity," Francis quoted an encyclical excerpt.</text:p>
      <text:p text:style-name="P4">
As reported, <text:a xlink:type="simple" xlink:href="https://www.ukrinform.ua/tag-papa-francisk" text:style-name="Internet_20_link" text:visited-style-name="Visited_20_Internet_20_Link">
</text:a>
He prayed a funnel in Ukraine and the "Easter" sent to the people of Russia. The Pope Easter Easter to the world urged the Russians to seek the truth of their country's detention to Ukraine and to end all conflicts.</text:p>
      <text:p text:style-name="P4">
<text:span text:style-name="T5">
Foto: Vaticannews.va</text:span>
</text:p>
      <text:p text:style-name="P4">
News Source: <text:a xlink:type="simple" xlink:href="https://www.ukrinform.ua/rubric-world/3695013-papa-rimskij-zaklikav-svitovih-lideriv-virisuvati-superecki-ne-zbroeu-a-rozumom.html" text:style-name="Internet_20_link" text:visited-style-name="Visited_20_Internet_20_Link">
https://www.ukrinform.ua/rubric-world/3695013-papa-rimskij-zaklikav-svitovih-lideriv-virisuvati-superecki-ne-zbroeu-a-rozumom.html</text:a>
</text:p>
      <!--NEWS-->
      <text:h text:style-name="P10" text:outline-level="1">
<text:span text:style-name="T4">
From the Cossack in Kherson region the last child was evacuated</text:span>
</text:h>
      <text:p text:style-name="P4">
Authors: Ukrinform (Person)</text:p>
      <text:p text:style-name="P4">
Publisher: Укринформ (Organization)</text:p>
      <text:p text:style-name="P4">
Published Time: 2023-04-12T17:51:50+03:00</text:p>
      <text:p text:style-name="P4">
Modified Time: 2023-04-12T17:51:50+03:00</text:p>
      <text:p text:style-name="P4">
Description: Police evacuated from the village of Kozatkoe, Kherson region, a 17-year-old boy, along with his grandmother, as of this time there was no child left in the settlement. - Ukrinform.</text:p>
      <text:p text:style-name="P4">
Images: ["<text:a xlink:type="simple" xlink:href="https://static.ukrinform.com/photos/2022_05/thumb_files/630_360_1653289692-302.jpg" text:style-name="Internet_20_link" text:visited-style-name="Visited_20_Internet_20_Link">
630_360_16532...</text:a>
"]</text:p>
      <text:p text:style-name="P4">
Tags: ['Діти', 'Евакуація', 'Херсонщина']</text:p>
      <text:p text:style-name="P4">
Type: Article</text:p>
      <!--METADATA-->
      <text:p text:style-name="P4">
<draw:frame draw:style-name="fr1" draw:name="Image158" text:anchor-type="as-char" svg:width="6.9236in" svg:height="3.956343in" draw:z-index="0">
<draw:image xlink:href="../Images/yкринформ/2023-04-12T17-51-50-03-00/630_360_1653289692-302.jpg" xlink:type="simple" xlink:show="embed" xlink:actuate="onLoad" draw:mime-type="image/jpeg"/>
</draw:frame>
Police were VAKAUKA from the village of Kozatkoe, Kherson region, a 17-year-old guy together with her grandmother, as of this time there was no child in the settlement.</text:p>
      <text:p text:style-name="P4">
As Ukrinform reports, this has reported <text:a xlink:type="simple" xlink:href="http://www.npu.gov.ua/news/spilnymy-zusylliamy-politseiskykh-ta-volonteriv-z-kozatskoho-evakuiuvaly-vsikh-ditei" text:style-name="Internet_20_link" text:visited-style-name="Visited_20_Internet_20_Link">
</text:a>
.</text:p>
      <text:p text:style-name="P4">
The armored car of the guy and his grandmother was taken to a safer place. Then the law enforcement officers sent them to Kherson, from where the volunteers transported the backflower.</text:p>
      <text:p text:style-name="P4">
"Currently, the life and health of the teenager and his grandmother are not threatened. However, the police will continue to evacuate citizens, especially children, from zonnays," the National Police said.</text:p>
      <text:p text:style-name="P4">
Law enforcement officers urge residents of settlements who suffer from sprouting shelling, not delay and leave. First of all, this applies to family <text:a xlink:type="simple" xlink:href="https://www.ukrinform.ua/tag-diti" text:style-name="Internet_20_link" text:visited-style-name="Visited_20_Internet_20_Link">
</text:a>
.</text:p>
      <text:p text:style-name="P4">
<text:span text:style-name="T4">
 Read also: </text:span>
 <text:a xlink:type="simple" xlink:href="https://www.ukrinform.ua/rubric-regions/3694474-z-avdiivki-evakuuvali-rodinu-z-dvoma-ditmi-aku-vmovlali-blizko-piv-roku.html" text:style-name="Internet_20_link" text:visited-style-name="Visited_20_Internet_20_Link">
<text:span text:style-name="T4">
 evacuated </text:span>
</text:a>
As it was reported, the Kherson region has been struck by the Russian army daily. The most often hostile fire is located settlements located nearby by a line of combat collision, among them - the village of Kozatskaya of the Novokakhovskaya City Community.</text:p>
      <text:p text:style-name="P4">
News Source: <text:a xlink:type="simple" xlink:href="https://www.ukrinform.ua/rubric-regions/3695014-z-kozackogo-na-hersonsini-evakuuvali-ostannu-ditinu.html" text:style-name="Internet_20_link" text:visited-style-name="Visited_20_Internet_20_Link">
https://www.ukrinform.ua/rubric-regions/3695014-z-kozackogo-na-hersonsini-evakuuvali-ostannu-ditinu.html</text:a>
</text:p>
      <!--NEWS-->
      <text:h text:style-name="P10" text:outline-level="1">
<text:span text:style-name="T4">
The Russian Federation uses Rosatom as a loophole to buy electronics for missiles bypassing sanctions - Foreign Ministry</text:span>
</text:h>
      <text:p text:style-name="P4">
Authors: Ukrinform (Person)</text:p>
      <text:p text:style-name="P4">
Publisher: Укринформ (Organization)</text:p>
      <text:p text:style-name="P4">
Published Time: 2023-04-12T17:58:34+03:00</text:p>
      <text:p text:style-name="P4">
Modified Time: 2023-04-12T17:58:34+03:00</text:p>
      <text:p text:style-name="P4">
Description: The introduction of EU sanctions against Rosatoma will not only deprive the Russian Federation of $ 9 billion in profit per year, but also block the loophole for purchase through numerous subsidiaries of microchids and electronics for the production of missiles and military equipment. - Ukrinform.</text:p>
      <text:p text:style-name="P4">
Images: ["<text:a xlink:type="simple" xlink:href="https://static.ukrinform.com/photos/2022_05/thumb_files/630_360_1652062755-937.jpg" text:style-name="Internet_20_link" text:visited-style-name="Visited_20_Internet_20_Link">
630_360_16520...</text:a>
"]</text:p>
      <text:p text:style-name="P4">
Tags: ['Ракета', 'Санкції', 'Росатом', 'Війна з росією']</text:p>
      <text:p text:style-name="P4">
Type: Article</text:p>
      <!--METADATA-->
      <text:p text:style-name="P4">
<draw:frame draw:style-name="fr1" draw:name="Image159" text:anchor-type="as-char" svg:width="6.9236in" svg:height="3.956343in" draw:z-index="0">
<draw:image xlink:href="../Images/yкринформ/2023-04-12T17-58-34-03-00/630_360_1652062755-937.jpg" xlink:type="simple" xlink:show="embed" xlink:actuate="onLoad" draw:mime-type="image/jpeg"/>
</draw:frame>
The introduction of EU sanctions against Rosatoma will not only deprive the Russian Federation of $ 9 billion a year, but also block the loophole for purchase through numerous subsidiaries of microchids and electronics for the production of missiles and military equipment.</text:p>
      <text:p text:style-name="P4">
This was stated by the Director of the Department of Economic Diplomacy and the Ministry of Foreign Affairs of the Foreign Ministry Alexander Vasilenko during a roundtable on the topic: "How to do the doctors against Russia's nuclear industry more effective?"</text:p>
      <text:p text:style-name="P4">
She noted that nuclear power provides the Russian Federation with almost 9 billion dollars each year. In addition, Russia uses Rosatom to supply technologies.</text:p>
      <text:p text:style-name="P4">
“Since the structure of Rosatom has more than 300 different legal entities that are known in different jurisdictions, it allows Rosatom to use these to buy technologies that then use the UECRACE of the MIC. Therefore, we always emphasize the attention of international partners, that it is not only the income of the Russian budget, but also in the first place, a huge hole in the extortion of sanctions that have already been imposed against the Russian Federation, ” - - - - - - - Avasilenko.</text:p>
      <text:p text:style-name="P4">
<text:span text:style-name="T4">
 Read also: </text:span>
 <text:a xlink:type="simple" xlink:href="https://www.ukrinform.ua/rubric-economy/3682546-vidsutnist-sankcij-proti-rosatomu-zagrozue-adernij-bezpeci-evropi-predstavnik-ukraini-pri-es.html" text:style-name="Internet_20_link" text:visited-style-name="Visited_20_Internet_20_Link">
<text:span text:style-name="T4">
 Rosatom </text:span>
</text:a>
She explained that Rosatomia are located in the United States and European Jurisdictions, and in the Middle East, which allows them to be purchased, for example, microchips and electronics, which will then be used in the production of Tavian technology missiles.</text:p>
      <text:p text:style-name="P4">
“Ukraine is constantly at all levels, starting with the President and ending with level contacts, calls for introduction <text:a xlink:type="simple" xlink:href="https://www.ukrinform.ua/tag-sankcii" text:style-name="Internet_20_link" text:visited-style-name="Visited_20_Internet_20_Link">
</text:a>
Against the Russian nuclear energy sector for direct consistency to crimes at civilian nuclear objects of Ukraine, it is first and second, in order to ensure the effectiveness of sanctions already imposed.</text:p>
      <text:p text:style-name="P4">
We expect an uncompromising and rigid position of the international community to ensure the political, economic and legal consequences of this terrorist activity, ”said the Director of the Department of Economic Diplomacy of the Foreign Ministry.</text:p>
      <text:p text:style-name="P4">
She recalled that Ukraine has already imposed sanctions against 200 legal entities and 200 physical persons of the Russian nuclear industry, in particular, Rosatomia and other Tuuvan enterprises belonging to the nuclear energy sector."We are also constantly raising the issue of reflection of our Ukrainian sanctions by the sanction policy of our partners," Vasylenko said.</text:p>
      <text:p text:style-name="P4">
In this context, she reminded that there were some sanctions against some Rosatomic legal entities that are on the territory or jurisdiction of these states in the sanctions packages of the UK, which were imposed on February 24, 2023.</text:p>
      <text:p text:style-name="P4">
According to Vasilenko, this is a signal of positive dynamics, because there were no paragraphs against the nuclear sector of the Russian Federation.</text:p>
      <text:p text:style-name="P4">
According to PAP sources in the European Union, the EU - France, Hungary and Bulgaria - blocking the imposition of sanctions in front of the Russian nuclear power sector, in particular the State Concern “Rosatom”.</text:p>
      <text:p text:style-name="P4">
News Source: <text:a xlink:type="simple" xlink:href="https://www.ukrinform.ua/rubric-ato/3695017-rf-vikoristovue-rosatom-ak-lazivku-abi-kupuvati-elektroniku-dla-raket-v-obhid-sankcij-mzs.html" text:style-name="Internet_20_link" text:visited-style-name="Visited_20_Internet_20_Link">
https://www.ukrinform.ua/rubric-ato/3695017-rf-vikoristovue-rosatom-ak-lazivku-abi-kupuvati-elektroniku-dla-raket-v-obhid-sankcij-mzs.html</text:a>
</text:p>
      <!--NEWS-->
      <text:h text:style-name="P10" text:outline-level="1">
<text:span text:style-name="T4">
Police opened a case because of the death of a 12-year-old girl in Kyiv region</text:span>
</text:h>
      <text:p text:style-name="P4">
Authors: Ukrinform (Person)</text:p>
      <text:p text:style-name="P4">
Publisher: Укринформ (Organization)</text:p>
      <text:p text:style-name="P4">
Published Time: 2023-04-12T18:05:26+03:00</text:p>
      <text:p text:style-name="P4">
Modified Time: 2023-04-12T18:05:26+03:00</text:p>
      <text:p text:style-name="P4">
Description: The police of the Kiev region opened criminal proceedings due to the death of a 12-year-old girl in the village of Strivka, Obukhov district. - Ukrinform.</text:p>
      <text:p text:style-name="P4">
Images: ["<text:a xlink:type="simple" xlink:href="https://static.ukrinform.com/photos/2017_10/thumb_files/630_360_1507654552-5163.jpeg" text:style-name="Internet_20_link" text:visited-style-name="Visited_20_Internet_20_Link">
630_360_15076...</text:a>
"]</text:p>
      <text:p text:style-name="P4">
Tags: ['Поліція', 'Самогубство', 'Київщина']</text:p>
      <text:p text:style-name="P4">
Type: Article</text:p>
      <!--METADATA-->
      <text:p text:style-name="P4">
<draw:frame draw:style-name="fr1" draw:name="Image160" text:anchor-type="as-char" svg:width="6.9236in" svg:height="3.956343in" draw:z-index="0">
<draw:image xlink:href="../Images/yкринформ/2023-04-12T18-05-26-03-00/630_360_1507654552-5163.jpeg" xlink:type="simple" xlink:show="embed" xlink:actuate="onLoad" draw:mime-type="image/jpeg"/>
</draw:frame>
Police of the Kyiv region opened criminal proceedings due to the death of a 12-year-old girl in the village of Strivka, Obukhov district.</text:p>
      <text:p text:style-name="P4">
This was reported by a police spokeswoman of Kyiv region Irina Prynishnikov in comments.</text:p>
      <text:p text:style-name="P4">
"According to preliminary information, the cause of death is suicide," - said Prykrynishnikov.</text:p>
      <text:p text:style-name="P4">
<text:span text:style-name="T4">
 Read also: </text:span>
 <text:a xlink:type="simple" xlink:href="https://www.ukrinform.ua/rubric-regions/3684808-u-lvovi-zaginuv-kursant-universitetu-mvs.html" text:style-name="Internet_20_link" text:visited-style-name="Visited_20_Internet_20_Link">
</text:a>
According to <text:a xlink:type="simple" xlink:href="https://www.ukrinform.ua/tag-policia" text:style-name="Internet_20_link" text:visited-style-name="Visited_20_Internet_20_Link">
 </text:a>
, the girl went to the attic and strangled herself with a piece of fabric.</text:p>
      <text:p text:style-name="P4">
The family has two more children, one of them 4 years.</text:p>
      <text:p text:style-name="P4">
In <text:a xlink:type="simple" xlink:href="https://t.me/policekyivregion/4175" text:style-name="Internet_20_link" text:visited-style-name="Visited_20_Internet_20_Link">
</text:a>
It was informed that the death of the child was informed about the death of a girl who found her in the attic of the house.</text:p>
      <text:p text:style-name="P4">
News Source: <text:a xlink:type="simple" xlink:href="https://www.ukrinform.ua/rubric-regions/3695022-policia-vidkrila-spravu-cerez-smert-12ricnoi-divcinki-na-kiivsini.html" text:style-name="Internet_20_link" text:visited-style-name="Visited_20_Internet_20_Link">
https://www.ukrinform.ua/rubric-regions/3695022-policia-vidkrila-spravu-cerez-smert-12ricnoi-divcinki-na-kiivsini.html</text:a>
</text:p>
      <!--NEWS-->
      <text:h text:style-name="P10" text:outline-level="1">
<text:span text:style-name="T4">
Spain will send six Leopard 2A4 to Ukraine in the coming days - Minister of Defense</text:span>
</text:h>
      <text:p text:style-name="P4">
Authors: Ukrinform (Person)</text:p>
      <text:p text:style-name="P4">
Publisher: Укринформ (Organization)</text:p>
      <text:p text:style-name="P4">
Published Time: 2023-04-12T18:08:44+03:00</text:p>
      <text:p text:style-name="P4">
Modified Time: 2023-04-12T18:08:44+03:00</text:p>
      <text:p text:style-name="P4">
Description: Spain plans to send six Leopard 2A4 tanks to Ukraine in the coming days, their delivery should be completed by the end of April. - Ukrinform.</text:p>
      <text:p text:style-name="P4">
Images: ["<text:a xlink:type="simple" xlink:href="https://static.ukrinform.com/photos/2023_02/thumb_files/630_360_1677073795-317.jpg" text:style-name="Internet_20_link" text:visited-style-name="Visited_20_Internet_20_Link">
630_360_16770...</text:a>
"]</text:p>
      <text:p text:style-name="P4">
Tags: ['Іспанія', 'Україна', ' танк Leopard']</text:p>
      <text:p text:style-name="P4">
Type: Article</text:p>
      <!--METADATA-->
      <text:p text:style-name="P4">
<draw:frame draw:style-name="fr1" draw:name="Image161" text:anchor-type="as-char" svg:width="6.9236in" svg:height="3.956343in" draw:z-index="0">
<draw:image xlink:href="../Images/yкринформ/2023-04-12T18-08-44-03-00/630_360_1677073795-317.jpg" xlink:type="simple" xlink:show="embed" xlink:actuate="onLoad" draw:mime-type="image/jpeg"/>
</draw:frame>
Spain plans to send six Leopard 2A4 tanks to Ukraine in the coming days, their giving will end by the end of April.</text:p>
      <text:p text:style-name="P4">
This was stated by the Minister of Defense of Spain Margarita Robles at a joint press conference with Ukrainian colleague Alexei Reznikov, Ukrinformis refer to <text:a xlink:type="simple" xlink:href="http://elpais.com/internacional/2023-04-12/guerra-ucrania-rusia-ultimas-noticias-en-directo.html" text:style-name="Internet_20_link" text:visited-style-name="Visited_20_Internet_20_Link">
</text:a>
.</text:p>
      <text:p text:style-name="P4">
"In the coming days, six LEOPARD 2A4 tanks will go to Ukraine," - said.</text:p>
      <text:p text:style-name="P4">
According to her, the delivery of combat vehicles will be carried out by the sea and will end at the end of April. In addition to tanks <text:a xlink:type="simple" xlink:href="https://www.ukrinform.ua/tag-ispania" text:style-name="Internet_20_link" text:visited-style-name="Visited_20_Internet_20_Link">
</text:a>
Also put 20 armored personnel carriers.</text:p>
      <text:p text:style-name="P4">
"There are four more" leopards "that are already on repair so that they could be applied as soon as possible," the Spanish minister added.</text:p>
      <text:p text:style-name="P4">
She noted that the purpose of today's meeting was to determine in which spheres could continue assistance to Ukraine.</text:p>
      <text:p text:style-name="P4">
“And of course we will continue training work. Here, in Spain, more than 1000 soldiers have been trained. I can say that they have told all the example of heroism and dedication to Ukraine and peace, ”Robles said.</text:p>
      <text:p text:style-name="P4">
<text:span text:style-name="T4">
 Read also: </text:span>
 <text:a xlink:type="simple" xlink:href="https://www.ukrinform.ua/rubric-ato/3694266-dla-sil-oboroni-vidvantazili-cergovu-partiu-125milimetrovih-tankovih-snaradiv-ukroboronprom.html" text:style-name="Internet_20_link" text:visited-style-name="Visited_20_Internet_20_Link">
<text:span text:style-name="T4">
 tank </text:span>
</text:a>
As reported by Ukrinform, Germany <text:a xlink:type="simple" xlink:href="https://www.ukrinform.ua/rubric-ato/3688202-solc-pidtverdiv-nimeccina-peredala-ukraini-18-tankiv-leopard.html" text:style-name="Internet_20_link" text:visited-style-name="Visited_20_Internet_20_Link">
</text:a>
Ukraine 18 tanks Leopard 2A6. Ukraine also received three tanks of the 2A6 model from Portugal.</text:p>
      <text:p text:style-name="P4">
<text:span text:style-name="T5">
Foto: kmweg.com</text:span>
</text:p>
      <text:p text:style-name="P4">
News Source: <text:a xlink:type="simple" xlink:href="https://www.ukrinform.ua/rubric-ato/3695023-ispania-vidpravit-sist-leopard-2a4-v-ukrainu-najblizcimi-dnami-ministr-oboroni.html" text:style-name="Internet_20_link" text:visited-style-name="Visited_20_Internet_20_Link">
https://www.ukrinform.ua/rubric-ato/3695023-ispania-vidpravit-sist-leopard-2a4-v-ukrainu-najblizcimi-dnami-ministr-oboroni.html</text:a>
</text:p>
      <!--NEWS-->
      <text:h text:style-name="P10" text:outline-level="1">
<text:span text:style-name="T4">
Shmigal met with Pentagon head and urged the US to provide planes</text:span>
</text:h>
      <text:p text:style-name="P4">
Authors: Ukrinform (Person)</text:p>
      <text:p text:style-name="P4">
Publisher: Укринформ (Organization)</text:p>
      <text:p text:style-name="P4">
Published Time: 2023-04-12T18:09:00+03:00</text:p>
      <text:p text:style-name="P4">
Modified Time: 2023-04-12T18:09:00+03:00</text:p>
      <text:p text:style-name="P4">
Description: Prime Minister of Ukraine Denis Shmigal met with US Secretary of Defense Lloyd Austin and thanked America for leadership in defensive support, and called for more weapons, including fighters. - Ukrinform.</text:p>
      <text:p text:style-name="P4">
Images: ["<text:a xlink:type="simple" xlink:href="https://static.ukrinform.com/photos/2023_04/thumb_files/630_360_1681312545-192.jpg" text:style-name="Internet_20_link" text:visited-style-name="Visited_20_Internet_20_Link">
630_360_16813...</text:a>
", "<text:a xlink:type="simple" xlink:href="https://static.ukrinform.com/photos/2023_04/1681312604-401.jpg" text:style-name="Internet_20_link" text:visited-style-name="Visited_20_Internet_20_Link">
1681312604-40...</text:a>
", "<text:a xlink:type="simple" xlink:href="https://static.ukrinform.com/photos/2023_04/1681313328-179.jpg" text:style-name="Internet_20_link" text:visited-style-name="Visited_20_Internet_20_Link">
1681313328-17...</text:a>
", "<text:a xlink:type="simple" xlink:href="https://static.ukrinform.com/photos/2023_04/1681313351-818.jpg" text:style-name="Internet_20_link" text:visited-style-name="Visited_20_Internet_20_Link">
1681313351-81...</text:a>
", "<text:a xlink:type="simple" xlink:href="https://static.ukrinform.com/photos/2023_04/1681313283-370.jpg" text:style-name="Internet_20_link" text:visited-style-name="Visited_20_Internet_20_Link">
1681313283-37...</text:a>
", "<text:a xlink:type="simple" xlink:href="https://static.ukrinform.com/photos/2023_04/1681313351-654.jpg" text:style-name="Internet_20_link" text:visited-style-name="Visited_20_Internet_20_Link">
1681313351-65...</text:a>
", "<text:a xlink:type="simple" xlink:href="https://static.ukrinform.com/photos/2023_04/thumb_files/630_360_1681320452-6929.jpeg" text:style-name="Internet_20_link" text:visited-style-name="Visited_20_Internet_20_Link">
630_360_16813...</text:a>
", "<text:a xlink:type="simple" xlink:href="https://static.ukrinform.com/photos/2023_04/thumb_files/630_360_1681320452-5281.jpeg" text:style-name="Internet_20_link" text:visited-style-name="Visited_20_Internet_20_Link">
630_360_16813...</text:a>
", "<text:a xlink:type="simple" xlink:href="https://static.ukrinform.com/photos/2023_04/thumb_files/630_360_1681320452-6023.jpeg" text:style-name="Internet_20_link" text:visited-style-name="Visited_20_Internet_20_Link">
630_360_16813...</text:a>
", "<text:a xlink:type="simple" xlink:href="https://static.ukrinform.com/photos/2023_04/thumb_files/630_360_1681320452-6226.jpeg" text:style-name="Internet_20_link" text:visited-style-name="Visited_20_Internet_20_Link">
630_360_16813...</text:a>
", "<text:a xlink:type="simple" xlink:href="https://static.ukrinform.com/photos/2023_04/thumb_files/630_360_1681320452-2503.jpeg" text:style-name="Internet_20_link" text:visited-style-name="Visited_20_Internet_20_Link">
630_360_16813...</text:a>
", "<text:a xlink:type="simple" xlink:href="https://static.ukrinform.com/photos/2023_04/thumb_files/630_360_1681320452-7349.jpeg" text:style-name="Internet_20_link" text:visited-style-name="Visited_20_Internet_20_Link">
630_360_16813...</text:a>
"]</text:p>
      <text:p text:style-name="P4">
Tags: ['Літак', 'США', 'Шмигаль', 'Остін']</text:p>
      <text:p text:style-name="P4">
Type: Article</text:p>
      <!--METADATA-->
      <text:p text:style-name="P4">
<draw:frame draw:style-name="fr1" draw:name="Image162" text:anchor-type="as-char" svg:width="6.9236in" svg:height="3.956343in" draw:z-index="0">
<draw:image xlink:href="../Images/yкринформ/2023-04-12T18-09-00-03-00/630_360_1681312545-192.jpg" xlink:type="simple" xlink:show="embed" xlink:actuate="onLoad" draw:mime-type="image/jpeg"/>
</draw:frame>
Prime Minister of Ukraine Denis Shmigal met with US Secretary of Defense Lloydomostone and thanked America for leadership in defense support, and also questioned to provide Ukraine with more weapons, including fighters.</text:p>
      <text:p text:style-name="P4">
The meeting took place on Wednesday in the Pentagon, reports its own correspondent.</text:p>
      <text:p text:style-name="P4">
“<text:a xlink:type="simple" xlink:href="https://www.ukrinform.ua/tag-ssa" text:style-name="Internet_20_link" text:visited-style-name="Visited_20_Internet_20_Link">
</text:a>
"Our largest partner in plans for the military support," the head of government emphasized at the beginning of the meeting.</text:p>
      <text:p text:style-name="P4">
<draw:frame draw:style-name="fr1" draw:name="Image163" text:anchor-type="as-char" svg:width="6.9236in" svg:height="4.615733in" draw:z-index="0">
<draw:image xlink:href="../Images/yкринформ/2023-04-12T18-09-00-03-00/1681312604-401.jpg" xlink:type="simple" xlink:show="embed" xlink:actuate="onLoad" draw:mime-type="image/jpeg"/>
</draw:frame>
</text:p>
      <text:p text:style-name="P4">
<draw:frame draw:style-name="fr1" draw:name="Image164" text:anchor-type="as-char" svg:width="6.9236in" svg:height="4.596501in" draw:z-index="0">
<draw:image xlink:href="../Images/yкринформ/2023-04-12T18-09-00-03-00/1681313328-179.jpg" xlink:type="simple" xlink:show="embed" xlink:actuate="onLoad" draw:mime-type="image/jpeg"/>
</draw:frame>
He thanked for the allocation of weapons for Ukraine, which increased the defense capacity of the country. In this connection, Shmigal was especially noted for the provision of modern air defense, tanks, artillery and missile systems, as well as armor. The Prime Minister stressed that the Ukrainian military confirmed the effectiveness of the US and other weapons partners.</text:p>
      <text:p text:style-name="P4">
Shmigal stressed that Ukraine should achieve victory in this war.</text:p>
      <text:p text:style-name="P4">
"But in order to achieve this goal rather and less losses, Ukraine will need more military support," the head of government stressed.</text:p>
      <text:p text:style-name="P4">
<draw:frame draw:style-name="fr1" draw:name="Image165" text:anchor-type="as-char" svg:width="6.9236in" svg:height="4.596501in" draw:z-index="0">
<draw:image xlink:href="../Images/yкринформ/2023-04-12T18-09-00-03-00/1681313351-818.jpg" xlink:type="simple" xlink:show="embed" xlink:actuate="onLoad" draw:mime-type="image/jpeg"/>
</draw:frame>
<text:span text:style-name="T4">
 Read also: </text:span>
 <text:a xlink:type="simple" xlink:href="https://www.ukrinform.ua/rubric-ato/3694666-ukraina-vze-mae-bagato-mozlivostej-sobi-dosagti-uspihu-ostin.html" text:style-name="Internet_20_link" text:visited-style-name="Visited_20_Internet_20_Link">
<text:span text:style-name="T4">
 Austin </text:span>
</text:a>
He noted that the Armed Forces needed more anti -air systems to minimize the leaders of Russian air strikes, more artillery and ammunition.</text:p>
      <text:p text:style-name="P4">
“I also ask to review the opportunity to provide Ukraine(Missile - ed.)the most of the radius of action, ”the Prime Minister said.</text:p>
      <text:p text:style-name="P4">
In order to better protect itself and Europe, Ukraine needs more heavy arms and aircraft, added Shmigal. In this context, he emphasized that fighters would help with the benefits and invite the United States to join the preconception of other countries that have announced the transfer of combat aircraft to Ukraine.</text:p>
      <text:p text:style-name="P4">
"America can demonstrate its leadership once again by giving Ukraine aircraft F15 or F16," the Prime Minister said.</text:p>
      <text:p text:style-name="P4">
<draw:frame draw:style-name="fr1" draw:name="Image166" text:anchor-type="as-char" svg:width="6.9236in" svg:height="4.596501in" draw:z-index="0">
<draw:image xlink:href="../Images/yкринформ/2023-04-12T18-09-00-03-00/1681313283-370.jpg" xlink:type="simple" xlink:show="embed" xlink:actuate="onLoad" draw:mime-type="image/jpeg"/>
</draw:frame>
</text:p>
      <text:p text:style-name="P4">
<draw:frame draw:style-name="fr1" draw:name="Image167" text:anchor-type="as-char" svg:width="6.9236in" svg:height="4.596501in" draw:z-index="0">
<draw:image xlink:href="../Images/yкринформ/2023-04-12T18-09-00-03-00/1681313351-654.jpg" xlink:type="simple" xlink:show="embed" xlink:actuate="onLoad" draw:mime-type="image/jpeg"/>
</draw:frame>
<text:span text:style-name="T4">
 Read also: </text:span>
 <text:a xlink:type="simple" xlink:href="https://www.ukrinform.ua/rubric-ato/3694621-ukraina-spodivaetsa-na-rozsirenna-postavok-vazkoi-zbroi-vid-kanadi-smigal.html" text:style-name="Internet_20_link" text:visited-style-name="Visited_20_Internet_20_Link">
<text:span text:style-name="T4">
 Shmigal </text:span>
</text:a>
</text:p>
      <text:p text:style-name="P4">
<draw:frame draw:style-name="fr1" draw:name="Image168" text:anchor-type="as-char" svg:width="6.9236in" svg:height="3.956343in" draw:z-index="0">
<draw:image xlink:href="../Images/yкринформ/2023-04-12T18-09-00-03-00/630_360_1681320452-6929.jpeg" xlink:type="simple" xlink:show="embed" xlink:actuate="onLoad" draw:mime-type="image/jpeg"/>
</draw:frame>
Schmigalzust with US Secretary of Defense Lloyd Austin / Photo: Denis Shmigal <text:a xlink:type="simple" xlink:href="https://static.ukrinform.com/photos/2023_04/1681320452-6929.jpeg" text:style-name="Internet_20_link" text:visited-style-name="Visited_20_Internet_20_Link">
![] [](Images/yкринформ/2023-04-12T18-09-00-03-00/630_360_1681320452-6929.jpeg)</text:a>
 <text:a xlink:type="simple" xlink:href="https://static.ukrinform.com/photos/2023_04/1681320452-5281.jpeg" text:style-name="Internet_20_link" text:visited-style-name="Visited_20_Internet_20_Link">
<draw:frame draw:style-name="fr1" draw:name="Image169" text:anchor-type="as-char" svg:width="6.9236in" svg:height="3.956343in" draw:z-index="0">
<draw:image xlink:href="../Images/yкринформ/2023-04-12T18-09-00-03-00/630_360_1681320452-5281.jpeg" xlink:type="simple" xlink:show="embed" xlink:actuate="onLoad" draw:mime-type="image/jpeg"/>
</draw:frame>
</text:a>
 <text:a xlink:type="simple" xlink:href="https://static.ukrinform.com/photos/2023_04/1681320452-6023.jpeg" text:style-name="Internet_20_link" text:visited-style-name="Visited_20_Internet_20_Link">
<draw:frame draw:style-name="fr1" draw:name="Image170" text:anchor-type="as-char" svg:width="6.9236in" svg:height="3.956343in" draw:z-index="0">
<draw:image xlink:href="../Images/yкринформ/2023-04-12T18-09-00-03-00/630_360_1681320452-6023.jpeg" xlink:type="simple" xlink:show="embed" xlink:actuate="onLoad" draw:mime-type="image/jpeg"/>
</draw:frame>
</text:a>
 <text:a xlink:type="simple" xlink:href="https://static.ukrinform.com/photos/2023_04/1681320452-6226.jpeg" text:style-name="Internet_20_link" text:visited-style-name="Visited_20_Internet_20_Link">
<draw:frame draw:style-name="fr1" draw:name="Image171" text:anchor-type="as-char" svg:width="6.9236in" svg:height="3.956343in" draw:z-index="0">
<draw:image xlink:href="../Images/yкринформ/2023-04-12T18-09-00-03-00/630_360_1681320452-6226.jpeg" xlink:type="simple" xlink:show="embed" xlink:actuate="onLoad" draw:mime-type="image/jpeg"/>
</draw:frame>
</text:a>
 <text:a xlink:type="simple" xlink:href="https://static.ukrinform.com/photos/2023_04/1681320452-2503.jpeg" text:style-name="Internet_20_link" text:visited-style-name="Visited_20_Internet_20_Link">
<draw:frame draw:style-name="fr1" draw:name="Image172" text:anchor-type="as-char" svg:width="6.9236in" svg:height="3.956343in" draw:z-index="0">
<draw:image xlink:href="../Images/yкринформ/2023-04-12T18-09-00-03-00/630_360_1681320452-2503.jpeg" xlink:type="simple" xlink:show="embed" xlink:actuate="onLoad" draw:mime-type="image/jpeg"/>
</draw:frame>
</text:a>
 <text:a xlink:type="simple" xlink:href="https://static.ukrinform.com/photos/2023_04/1681320452-7349.jpeg" text:style-name="Internet_20_link" text:visited-style-name="Visited_20_Internet_20_Link">
<draw:frame draw:style-name="fr1" draw:name="Image173" text:anchor-type="as-char" svg:width="6.9236in" svg:height="3.956343in" draw:z-index="0">
<draw:image xlink:href="../Images/yкринформ/2023-04-12T18-09-00-03-00/630_360_1681320452-7349.jpeg" xlink:type="simple" xlink:show="embed" xlink:actuate="onLoad" draw:mime-type="image/jpeg"/>
</draw:frame>
</text:a>
"An important meeting with US Secretary of Defense Lloyd Austin. Thank you to the United States and the Minister for Powerful Military Support, as well as for the creation of a Ukrainian contact group," Shmigal said.</text:p>
      <text:p text:style-name="P4">
<text:span text:style-name="T5">
Derelo: <text:a xlink:type="simple" xlink:href="https://t.me/Denys_Smyhal/4957" text:style-name="Internet_20_link" text:visited-style-name="Visited_20_Internet_20_Link">
</text:a>
</text:span>
</text:p>
      <text:p text:style-name="P4">
According to Ukrinform, the Prime Minister of Ukraine arrived on a visit to the United States inside, April 12. On the eve of Denis Shmigal, he was on a working visit to Ukanad. There, he met with Canada Prime Minister Justin Tavitcepremier-Minister of Finance of Canada Christ Friland.</text:p>
      <text:p text:style-name="P4">
News Source: <text:a xlink:type="simple" xlink:href="https://www.ukrinform.ua/rubric-ato/3695024-smigal-zustrivsa-z-glavou-pentagona-j-zaklikav-ssa-nadati-litaki.html" text:style-name="Internet_20_link" text:visited-style-name="Visited_20_Internet_20_Link">
https://www.ukrinform.ua/rubric-ato/3695024-smigal-zustrivsa-z-glavou-pentagona-j-zaklikav-ssa-nadati-litaki.html</text:a>
</text:p>
      <!--NEWS-->
      <text:h text:style-name="P10" text:outline-level="1">
<text:span text:style-name="T4">
In the two -year in Kharkiv region, two civilians were killed through Russian shelling</text:span>
</text:h>
      <text:p text:style-name="P4">
Authors: Ukrinform (Person)</text:p>
      <text:p text:style-name="P4">
Publisher: Укринформ (Organization)</text:p>
      <text:p text:style-name="P4">
Published Time: 2023-04-12T18:12:00+03:00</text:p>
      <text:p text:style-name="P4">
Modified Time: 2023-04-12T18:12:00+03:00</text:p>
      <text:p text:style-name="P4">
Description: In the Kharkiv region, as a result of the strike of the Russian army in the village of two -year Kupyansk district, two civilians were killed, one civilian was injured, criminal proceedings were opened by law enforcement officers. - Ukrinform.</text:p>
      <text:p text:style-name="P4">
Images: ["<text:a xlink:type="simple" xlink:href="https://static.ukrinform.com/photos/2023_04/thumb_files/630_360_1681312286-744.jpg" text:style-name="Internet_20_link" text:visited-style-name="Visited_20_Internet_20_Link">
630_360_16813...</text:a>
", "<text:a xlink:type="simple" xlink:href="https://static.ukrinform.com/photos/2023_04/1681312286-446.jpg" text:style-name="Internet_20_link" text:visited-style-name="Visited_20_Internet_20_Link">
1681312286-44...</text:a>
"]</text:p>
      <text:p text:style-name="P4">
Tags: ['Обстріл', 'Загибель', 'Харківщина', 'Війна з росією']</text:p>
      <text:p text:style-name="P4">
Type: Article</text:p>
      <!--METADATA-->
      <text:p text:style-name="P4">
<draw:frame draw:style-name="fr1" draw:name="Image174" text:anchor-type="as-char" svg:width="6.9236in" svg:height="3.956343in" draw:z-index="0">
<draw:image xlink:href="../Images/yкринформ/2023-04-12T18-12-00-03-00/630_360_1681312286-744.jpg" xlink:type="simple" xlink:show="embed" xlink:actuate="onLoad" draw:mime-type="image/jpeg"/>
</draw:frame>
As a result of the strike of the Russian army in the village of two -year -olds, two civilians were killed, one civilian existence, law enforcement officers opened criminal proceedings.</text:p>
      <text:p text:style-name="P4">
According to Ukrinform, the prosecutor General's office reported in <text:a xlink:type="simple" xlink:href="https://t.me/pgo_gov_ua/11207" text:style-name="Internet_20_link" text:visited-style-name="Visited_20_Internet_20_Link">
</text:a>
.</text:p>
      <text:p text:style-name="P4">
Thus, according to the investigation, on Wednesday, April 12, servicemen of the Armed Forces of the Silaw Federation <text:a xlink:type="simple" xlink:href="https://www.ukrinform.ua/tag-obstril" text:style-name="Internet_20_link" text:visited-style-name="Visited_20_Internet_20_Link">
</text:a>
The village, killing a 71-year-old resident and injuring a 63-year-old woman.</text:p>
      <text:p text:style-name="P4">
<draw:frame draw:style-name="fr1" draw:name="Image175" text:anchor-type="as-char" svg:width="6.9236in" svg:height="5.199111in" draw:z-index="0">
<draw:image xlink:href="../Images/yкринформ/2023-04-12T18-12-00-03-00/1681312286-446.jpg" xlink:type="simple" xlink:show="embed" xlink:actuate="onLoad" draw:mime-type="image/jpeg"/>
</draw:frame>
At 15:40 the invaders hit the village again, injuring a 75-year-old man. The posture was taken to the hospital, but it was not possible to save him.</text:p>
      <text:p text:style-name="P4">
Housing fire in the biennial also damaged residential buildings.</text:p>
      <text:p text:style-name="P4">
Law enforcement officers began pre -trial investigations into the facts of violation of the laws of war of war(Art. 438 of the Criminal Code of Ukraine).</text:p>
      <text:p text:style-name="P4">
<text:span text:style-name="T4">
Читайте також:</text:span>
 <text:a xlink:type="simple" xlink:href="https://www.ukrinform.ua/rubric-ato/3694977-rosiani-obstrilali-orihiv-i-gulajpole.html" text:style-name="Internet_20_link" text:visited-style-name="Visited_20_Internet_20_Link">
 <text:span text:style-name="T4">
обстріл</text:span>
 </text:a>
As reported by Ukrinform, on April 11 in the Kharkiv region from the Russian border, border and frontier settlements of Kharkiv, Chuguev, Izium and Kupyansk districts were suffering.</text:p>
      <text:p text:style-name="P4">
In the village of Kindrashivka, a 62-year-old woman was obtained from the rocket of rocket launchers from the rocket-proof disposal systems.</text:p>
      <text:p text:style-name="P4">
<text:span text:style-name="T5">
Foto: Office of Prosecutor General</text:span>
</text:p>
      <text:p text:style-name="P4">
News Source: <text:a xlink:type="simple" xlink:href="https://www.ukrinform.ua/rubric-regions/3695026-u-dvoricnij-na-harkivsini-cerez-rosijskij-obstril-zaginuli-dvoe-civilnih.html" text:style-name="Internet_20_link" text:visited-style-name="Visited_20_Internet_20_Link">
https://www.ukrinform.ua/rubric-regions/3695026-u-dvoricnij-na-harkivsini-cerez-rosijskij-obstril-zaginuli-dvoe-civilnih.html</text:a>
</text:p>
      <!--NEWS-->
      <text:h text:style-name="P10" text:outline-level="1">
<text:span text:style-name="T4">
Molfar call sign: the leader of the plastuns in Halych Petro Tkachivsky was killed in the war</text:span>
</text:h>
      <text:p text:style-name="P4">
Authors: Ukrinform (Person)</text:p>
      <text:p text:style-name="P4">
Publisher: Укринформ (Organization)</text:p>
      <text:p text:style-name="P4">
Published Time: 2023-04-12T18:14:00+03:00</text:p>
      <text:p text:style-name="P4">
Modified Time: 2023-04-12T18:14:00+03:00</text:p>
      <text:p text:style-name="P4">
Description: In the war, a long -standing head of the Plastic Branch in Halych Petro Tkachivsky with a call sign "Molfar" was killed. - Ukrinform.</text:p>
      <text:p text:style-name="P4">
Images: ["<text:a xlink:type="simple" xlink:href="https://static.ukrinform.com/photos/2021_04/thumb_files/630_360_1617451171-445.jpg" text:style-name="Internet_20_link" text:visited-style-name="Visited_20_Internet_20_Link">
630_360_16174...</text:a>
", "<text:a xlink:type="simple" xlink:href="https://static.ukrinform.com/photos/2023_04/1681312268-637.jpg" text:style-name="Internet_20_link" text:visited-style-name="Visited_20_Internet_20_Link">
1681312268-63...</text:a>
"]</text:p>
      <text:p text:style-name="P4">
Tags: ['Луганщина', 'Пластуни', 'Загибель', 'Війна з росією']</text:p>
      <text:p text:style-name="P4">
Type: Article</text:p>
      <!--METADATA-->
      <text:p text:style-name="P4">
<draw:frame draw:style-name="fr1" draw:name="Image176" text:anchor-type="as-char" svg:width="6.9236in" svg:height="3.956343in" draw:z-index="0">
<draw:image xlink:href="../Images/yкринформ/2023-04-12T18-14-00-03-00/630_360_1617451171-445.jpg" xlink:type="simple" xlink:show="embed" xlink:actuate="onLoad" draw:mime-type="image/jpeg"/>
</draw:frame>
On the war, a long -standing head of the Plastic cell in Galicia Petro Tkachivsky with the frontal "Molfar".</text:p>
      <text:p text:style-name="P4">
About it in <text:a xlink:type="simple" xlink:href="https://www.facebook.com/PlastUA/posts/pfbid0fFjg7ccGJV8zHxRhKdy1RsFT2YtyKwG7w5wKVJafRfHCuz9cGYHtNpjinancumgUl" text:style-name="Internet_20_link" text:visited-style-name="Visited_20_Internet_20_Link">
</text:a>
Plast - Ukrainian scouting reported, Ukrinform reports.</text:p>
      <text:p text:style-name="P4">
“He was killed by defending Ukraine Tkachivsky Peter. Plast pseudo "BRP". The military call sign "Molfar". Plastun Senior of Labor. The reservoir of the reservoir in Halych and its long -time manager. Novatsky and a youthful educator. Organizer of reservoirs, training, camps. Developed a plastic home in the village. Curips, ”the message reads.</text:p>
      <text:p text:style-name="P4">
<draw:frame draw:style-name="fr1" draw:name="Image177" text:anchor-type="as-char" svg:width="6.9236in" svg:height="6.9236in" draw:z-index="0">
<draw:image xlink:href="../Images/yкринформ/2023-04-12T18-14-00-03-00/1681312268-637.jpg" xlink:type="simple" xlink:show="embed" xlink:actuate="onLoad" draw:mime-type="image/jpeg"/>
</draw:frame>
It is noted that Petro Tkachivskyi from 2017 to 2019 was the district Ivano-Frankivsk district.</text:p>
      <text:p text:style-name="P4">
<text:span text:style-name="T4">
 Read also: </text:span>
 <text:a xlink:type="simple" xlink:href="https://www.ukrinform.ua/rubric-sports/3694204-pid-bahmutom-zaginuv-ukrainskij-velogonsik-kostantin-deneka.html" text:style-name="Internet_20_link" text:visited-style-name="Visited_20_Internet_20_Link">
<text:span text:style-name="T4">
 died </text:span>
</text:a>
He announced to the Ukrainian army on March 5, 2022. The service was served by the Diviskov part № 1241 50 of the Semen Hyadovan Regiment of the National Guard of Ukraine. After training and training he performed military assignments in the city of Varashrivne region. From April 4, he fought on <text:a xlink:type="simple" xlink:href="https://www.ukrinform.ua/tag-lugansina" text:style-name="Internet_20_link" text:visited-style-name="Visited_20_Internet_20_Link">
</text:a>
. He died in a battle near the village of Shipylivka, Lysychansk City Grade of the Severodonetsk district of Luhansk region.</text:p>
      <text:p text:style-name="P4">
Peter Tkachivsky has a wife and two children.</text:p>
      <text:p text:style-name="P4">
News Source: <text:a xlink:type="simple" xlink:href="https://www.ukrinform.ua/rubric-regions/3695027-pozivnij-molfar-na-vijni-zaginuv-lider-plastuniv-u-galici-petro-tkacivskij.html" text:style-name="Internet_20_link" text:visited-style-name="Visited_20_Internet_20_Link">
https://www.ukrinform.ua/rubric-regions/3695027-pozivnij-molfar-na-vijni-zaginuv-lider-plastuniv-u-galici-petro-tkacivskij.html</text:a>
</text:p>
      <!--NEWS-->
      <text:h text:style-name="P10" text:outline-level="1">
<text:span text:style-name="T4">
More than 80% of the wounded and sick military after treatment return to the meal - doctors</text:span>
</text:h>
      <text:p text:style-name="P4">
Authors: Ukrinform (Person)</text:p>
      <text:p text:style-name="P4">
Publisher: Укринформ (Organization)</text:p>
      <text:p text:style-name="P4">
Published Time: 2023-04-12T18:25:00+03:00</text:p>
      <text:p text:style-name="P4">
Modified Time: 2023-04-12T18:25:00+03:00</text:p>
      <text:p text:style-name="P4">
Description: About 82% of the wounded and sick Ukrainian military after treatment return to the system. - Ukrinform.</text:p>
      <text:p text:style-name="P4">
Images: ["<text:a xlink:type="simple" xlink:href="https://static.ukrinform.com/photos/2022_11/thumb_files/630_360_1669729873-277.jpg" text:style-name="Internet_20_link" text:visited-style-name="Visited_20_Internet_20_Link">
630_360_16697...</text:a>
"]</text:p>
      <text:p text:style-name="P4">
Tags: ['Медицина', 'Поранені', 'Військові', 'Війна з росією']</text:p>
      <text:p text:style-name="P4">
Type: Article</text:p>
      <!--METADATA-->
      <text:p text:style-name="P4">
<draw:frame draw:style-name="fr1" draw:name="Image178" text:anchor-type="as-char" svg:width="6.9236in" svg:height="3.956343in" draw:z-index="0">
<draw:image xlink:href="../Images/yкринформ/2023-04-12T18-25-00-03-00/630_360_1669729873-277.jpg" xlink:type="simple" xlink:show="embed" xlink:actuate="onLoad" draw:mime-type="image/jpeg"/>
</draw:frame>
About 82% of the wounded and sick Ukrainian military returns the system after treatment.</text:p>
      <text:p text:style-name="P4">
About it on <text:a xlink:type="simple" xlink:href="https://www.youtube.com/watch" text:style-name="Internet_20_link" text:visited-style-name="Visited_20_Internet_20_Link">
</text:a>
Vitaly Tsymbalyuk reported the Presidential Academy of Medical Sciences, correspondentation.</text:p>
      <text:p text:style-name="P4">
“NAMS of Ukraine is the initiator and developer of military- <text:a xlink:type="simple" xlink:href="https://www.ukrinform.ua/tag-medicina" text:style-name="Internet_20_link" text:visited-style-name="Visited_20_Internet_20_Link">
</text:a>
The doctrines of Ukraine, which is based on the Israeli principle, according to which all civilian hospitals of the war become the same military hospitals. Therefore, thanks to the association of military and civilian health, a single medical space, today up to 82% of the wounded and sick military returned to the system, ”Tsymbalyuk said.</text:p>
      <text:p text:style-name="P4">
According to him, 80% of the wounded during the so -called golden hour receive a provision.</text:p>
      <text:p text:style-name="P4">
At the same time, the mortality rate of the military at the evacuation stage decreased to 1.35%.</text:p>
      <text:p text:style-name="P4">
The President of the NPO noted that the fighters with wounds in the heart in 6-8 hours are sent to NAMS scientific institutions in Kharkiv, and in 12 hours - in the capital.</text:p>
      <text:p text:style-name="P4">
According to Tsymbalyuk, doctors of the Institute of Cardiovascular Surgery named after Amosovat of the Institute of General and Emergency Surgery named after Zaitsev rescued 72 military servicemen with combat trauma of the heart and large vessels.</text:p>
      <text:p text:style-name="P4">
In total, from the beginning of a full-scale invasion of the Russian Federation at the Amosov Cardiovascular Surgery Institute, 537 servicemen have been treated with pathology of the heart and main vessels, 38 with a combat injury of the heart of Tasudin.</text:p>
      <text:p text:style-name="P4">
<text:span text:style-name="T4">
 Read also: </text:span>
 <text:a xlink:type="simple" xlink:href="https://www.ukrinform.ua/rubric-society/3693715-v-ukraini-dopomogu-z-reabilitacii-nadaut-630-medzakladiv.html" text:style-name="Internet_20_link" text:visited-style-name="Visited_20_Internet_20_Link">
<text:span text:style-name="T4">
 Rehabilitation </text:span>
</text:a>
In addition, more than 420 patients who were injured in the heart and large vessels were operated and treated.</text:p>
      <text:p text:style-name="P4">
In turn, the doctors of the Institute of Eye Diseases and Tissue Therapy of the name saved the reservoir of 524 to servicemen, doctors of the Institute of Otolaryngology at the name of Kolomiychenko preserved and restored 901 to the serviceman.</text:p>
      <text:p text:style-name="P4">
Tsymbalyuk also noted that the contusion(accurate)It is one of the main mine -explosive injuries and is 6.6% - 7.1% in the total structure of the sanitary losses, 39.5% - among all the lesions of the ENT organs.</text:p>
      <text:p text:style-name="P4">
"Today, a cranberry, as the main or concomitant, have more than 93% of hospitalized victims from the war zone," the expert said.</text:p>
      <text:p text:style-name="P4">
News Source: <text:a xlink:type="simple" xlink:href="https://www.ukrinform.ua/rubric-ato/3695028-ponad-80-poranenih-i-hvorih-vijskovih-pisla-likuvanna-povertautsa-u-strij-mediki.html" text:style-name="Internet_20_link" text:visited-style-name="Visited_20_Internet_20_Link">
https://www.ukrinform.ua/rubric-ato/3695028-ponad-80-poranenih-i-hvorih-vijskovih-pisla-likuvanna-povertautsa-u-strij-mediki.html</text:a>
</text:p>
      <!--NEWS-->
      <text:h text:style-name="P10" text:outline-level="1">
<text:span text:style-name="T4">
Pension Fund expenditures last year amounted to 590.1 billion</text:span>
</text:h>
      <text:p text:style-name="P4">
Authors: Ukrinform (Person)</text:p>
      <text:p text:style-name="P4">
Publisher: Укринформ (Organization)</text:p>
      <text:p text:style-name="P4">
Published Time: 2023-04-12T18:41:00+03:00</text:p>
      <text:p text:style-name="P4">
Modified Time: 2023-04-12T18:41:00+03:00</text:p>
      <text:p text:style-name="P4">
Description: The total expenditures of the Pension Fund of Ukraine amounted to UAH 590.1 billion last year, 97.3% of the total amount was allocated for pension payments. - Ukrinform.</text:p>
      <text:p text:style-name="P4">
Images: ["<text:a xlink:type="simple" xlink:href="https://static.ukrinform.com/photos/2016_09/thumb_files/630_360_1474057505-3433.jpg" text:style-name="Internet_20_link" text:visited-style-name="Visited_20_Internet_20_Link">
630_360_14740...</text:a>
"]</text:p>
      <text:p text:style-name="P4">
Tags: ['Пенсія', 'Пенсійний фонд']</text:p>
      <text:p text:style-name="P4">
Type: Article</text:p>
      <!--METADATA-->
      <text:p text:style-name="P4">
<draw:frame draw:style-name="fr1" draw:name="Image179" text:anchor-type="as-char" svg:width="6.9236in" svg:height="3.956343in" draw:z-index="0">
<draw:image xlink:href="../Images/yкринформ/2023-04-12T18-41-00-03-00/630_360_1474057505-3433.jpg" xlink:type="simple" xlink:show="embed" xlink:actuate="onLoad" draw:mime-type="image/jpeg"/>
</draw:frame>
Last year, the total representatives of the Pension Fund of Ukraine amounted to UAH 590.1 billion, 97.3% of the total amount was allocated.</text:p>
      <text:p text:style-name="P4">
According to Ukrinform, the chairman [] reported this during the public report <text:a xlink:type="simple" xlink:href="https://www.pfu.gov.ua/2157200-zvit-pro-robotu-organiv-pensijnogo-fondu-ukrayiny-za-2022-rik/" text:style-name="Internet_20_link" text:visited-style-name="Visited_20_Internet_20_Link">
</text:a>
Eugene Kapinus.</text:p>
      <text:p text:style-name="P4">
"In 2022, the total expenditures of the Pension Fund of Ukraine amounted to 590.1 billion UAH, which is UAH 69.2 billion, or 13.3%, more than 2021," the report.</text:p>
      <text:p text:style-name="P4">
<text:span text:style-name="T4">
 Read also: </text:span>
 <text:a xlink:type="simple" xlink:href="https://www.ukrinform.ua/rubric-economy/3692567-urad-u-i-kvartali-spramuvav-na-socviplati-1173-milarda-minfin.html" text:style-name="Internet_20_link" text:visited-style-name="Visited_20_Internet_20_Link">
</text:a>
According to the published data, from the total amount of expenditures for pension payments is given UAH 574.3 billion(97,3%), expenditures on payment of housing subsidies of tapiligs - UAH 6.4 billion(1,1%), expenditures on payment of annual one -time money assistance to war veterans and victims of Nazi persecution - UAH 0.8 billion(0,2%), other expenditures - UAH 8.6 billion, including UAH 2.5 billion - payment(0,4%), UAH 6.1 billion - administrative costs related to the performance of the functions assigned to the bodies <text:a xlink:type="simple" xlink:href="https://www.ukrinform.ua/tag-pensijnij-fond" text:style-name="Internet_20_link" text:visited-style-name="Visited_20_Internet_20_Link">
</text:a>
 (1,0%).</text:p>
      <text:p text:style-name="P4">
Наголошується, що у 2022 році видатки, які фінансуються за рахунок власнихкоштів, забезпечувались надходженням цих коштів на 100,1%, що на 9,1% більше,порівняно з 2021 роком.</text:p>
      <text:p text:style-name="P4">
<text:span text:style-name="T4">
Читайте також:</text:span>
 <text:a xlink:type="simple" xlink:href="https://www.ukrinform.ua/rubric-society/3685285-z-1-kvitna-pererahuut-viplati-pensioneram-aki-pracuut.html" text:style-name="Internet_20_link" text:visited-style-name="Visited_20_Internet_20_Link">
 <text:span text:style-name="T4">
пенсіонерам</text:span>
 </text:a>
“During 2022 the total budget revenues of the Pension Fund of Ukraine amounted to UAH 620.4 billion(Without taking into account the balance at the beginning of the year). Порівняно з 2021роком загальні доходи зросли на 108,6 млрд грн, або на 21,2%», - йдеться узвіті.</text:p>
      <text:p text:style-name="P4">
У структурі загальних доходів 403,9 млрд грн (65,1%)amounted to their own income, which increased by UAH 69.8 billion, or by 20.9%, by 2021.</text:p>
      <text:p text:style-name="P4">
In particular, a single contribution, divided into compulsory state pension insurance, received UAH 375.4 billion(92.9% of the amount of own income). Власні доходи, які адмініструє Пенсійний фонд України, становили 4,8млрд грн (1,2%). Кошти Державного бюджету України на сплату єдиного внеску задеякі категорії застрахованих осіб – 23,7 млрд грн (5,9%).</text:p>
      <text:p text:style-name="P4">
News Source: <text:a xlink:type="simple" xlink:href="https://www.ukrinform.ua/rubric-economy/3695036-vidatki-pensijnogo-fondu-torik-sklali-5901-milarda.html" text:style-name="Internet_20_link" text:visited-style-name="Visited_20_Internet_20_Link">
https://www.ukrinform.ua/rubric-economy/3695036-vidatki-pensijnogo-fondu-torik-sklali-5901-milarda.html</text:a>
</text:p>
      <!--NEWS-->
      <text:h text:style-name="P10" text:outline-level="1">
<text:span text:style-name="T4">
Wax refused to continue the investigation in Kobolev's case</text:span>
</text:h>
      <text:p text:style-name="P4">
Authors: Ukrinform (Person)</text:p>
      <text:p text:style-name="P4">
Publisher: Укринформ (Organization)</text:p>
      <text:p text:style-name="P4">
Published Time: 2023-04-12T18:49:00+03:00</text:p>
      <text:p text:style-name="P4">
Modified Time: 2023-04-12T18:49:00+03:00</text:p>
      <text:p text:style-name="P4">
Description: The Supreme Anti -Corruption Court refused to grant the request to extend the timing of the pre -trial investigation of criminal proceedings against Naftogaz's export Andrei Kobolev. - Ukrinform.</text:p>
      <text:p text:style-name="P4">
Images: ["<text:a xlink:type="simple" xlink:href="https://static.ukrinform.com/photos/2023_03/thumb_files/630_360_1678812223-274.jpeg" text:style-name="Internet_20_link" text:visited-style-name="Visited_20_Internet_20_Link">
630_360_16788...</text:a>
"]</text:p>
      <text:p text:style-name="P4">
Tags: ['Коболєв', 'Нафтогаз', 'САП', 'Суд', 'Антикорупційний суд']</text:p>
      <text:p text:style-name="P4">
Type: Article</text:p>
      <!--METADATA-->
      <text:p text:style-name="P4">
<draw:frame draw:style-name="fr1" draw:name="Image180" text:anchor-type="as-char" svg:width="6.9236in" svg:height="3.956343in" draw:z-index="0">
<draw:image xlink:href="../Images/yкринформ/2023-04-12T18-49-00-03-00/630_360_1678812223-274.jpeg" xlink:type="simple" xlink:show="embed" xlink:actuate="onLoad" draw:mime-type="image/jpeg"/>
</draw:frame>
The High Anti -Corruption Court refused to grant the request to continue the term investigation of criminal proceedings against the export of NJSC Naftogaz Andrei Kobolev.</text:p>
      <text:p text:style-name="P4">
Appropriate solution <text:a xlink:type="simple" xlink:href="https://www.youtube.com/watch" text:style-name="Internet_20_link" text:visited-style-name="Visited_20_Internet_20_Link">
</text:a>
Investigative Judge Oleg Fedorov, Ukrinform reports.</text:p>
      <text:p text:style-name="P4">
"The court approved: the request of the detective to extend the terms of pre -trial investigation in criminal proceedings to refuse," the judge announced.</text:p>
      <text:p text:style-name="P4">
The decision of the investigating judge is not subject to appeal. The terms of the pre -trial investigation expires on April 19.</text:p>
      <text:p text:style-name="P4">
In view of the decision <text:a xlink:type="simple" xlink:href="https://www.ukrinform.ua/tag-sud" text:style-name="Internet_20_link" text:visited-style-name="Visited_20_Internet_20_Link">
</text:a>
, before this time, the routine in this case must complete and transfer the indictment to the court to hear or close the case.</text:p>
      <text:p text:style-name="P4">
<text:span text:style-name="T4">
 Read also: </text:span>
 <text:a xlink:type="simple" xlink:href="https://www.ukrinform.ua/rubric-economy/3679296-kobolev-ne-vnis-zastavu-ale-jogo-rahunki-sud-ne-arestovuvav-sap.html" text:style-name="Internet_20_link" text:visited-style-name="Visited_20_Internet_20_Link">
<text:span text:style-name="T4">
 Kobolev </text:span>
</text:a>
The SAP of Ukrinform reported that the prosecution party would evaluate the beneficial evidence for their sufficiency to send the case to court.</text:p>
      <text:p text:style-name="P4">
As reported by Ukrinform, the exchang of Naftogaz of Ukraine Andrew <text:a xlink:type="simple" xlink:href="https://www.ukrinform.ua/rubric-economy/3655231-eksglavu-pravlinna-naftogazu-pidozruut-u-privlasnenni-ponad-229-miljoniv.html" text:style-name="Internet_20_link" text:visited-style-name="Visited_20_Internet_20_Link">
</text:a>
. According to the investigation, he illegally secured the payment of bonuses for more than 229 million UAH.</text:p>
      <text:p text:style-name="P4">
Coblev is in place a precautionary measure in the form of a collateral of 229 million grams of obligations to wear an electronic bracelet.</text:p>
      <text:p text:style-name="P4">
News Source: <text:a xlink:type="simple" xlink:href="https://www.ukrinform.ua/rubric-economy/3695043-vaks-vidmovivsa-prodovzuvati-slidstvo-u-spravi-koboleva.html" text:style-name="Internet_20_link" text:visited-style-name="Visited_20_Internet_20_Link">
https://www.ukrinform.ua/rubric-economy/3695043-vaks-vidmovivsa-prodovzuvati-slidstvo-u-spravi-koboleva.html</text:a>
</text:p>
      <!--NEWS-->
      <text:h text:style-name="P10" text:outline-level="1">
<text:span text:style-name="T4">
The EU is looking for a legitimate path of directing the frozen assets of the Russian Federation to rebuild Ukraine</text:span>
</text:h>
      <text:p text:style-name="P4">
Authors: Ukrinform (Person)</text:p>
      <text:p text:style-name="P4">
Publisher: Укринформ (Organization)</text:p>
      <text:p text:style-name="P4">
Published Time: 2023-04-12T18:50:00+03:00</text:p>
      <text:p text:style-name="P4">
Modified Time: 2023-04-12T18:50:00+03:00</text:p>
      <text:p text:style-name="P4">
Description: The European Union and the Swedish presidency in the EU are working hard to find a legitimate path to reaping Ukraine's restoration of Russian assets that have been frozen in connection with Russian aggression. - Ukrinform.</text:p>
      <text:p text:style-name="P4">
Images: ["<text:a xlink:type="simple" xlink:href="https://static.ukrinform.com/photos/2023_04/thumb_files/630_360_1681314556-780.jpg" text:style-name="Internet_20_link" text:visited-style-name="Visited_20_Internet_20_Link">
630_360_16813...</text:a>
"]</text:p>
      <text:p text:style-name="P4">
Tags: ['Євросоюз', 'Україна', 'Гроші', 'росія']</text:p>
      <text:p text:style-name="P4">
Type: Article</text:p>
      <!--METADATA-->
      <text:p text:style-name="P4">
<draw:frame draw:style-name="fr1" draw:name="Image181" text:anchor-type="as-char" svg:width="6.9236in" svg:height="3.956343in" draw:z-index="0">
<draw:image xlink:href="../Images/yкринформ/2023-04-12T18-50-00-03-00/630_360_1681314556-780.jpg" xlink:type="simple" xlink:show="embed" xlink:actuate="onLoad" draw:mime-type="image/jpeg"/>
</draw:frame>
The European Union and the Swedish presidency in the EU are working hard to find a lawsuit for the reconstruction of Russian assets to restore Ukraine to be frozen in connection with Russian aggression.</text:p>
      <text:p text:style-name="P4">
According to Ukrinform, this is stated in the message published today <text:a xlink:type="simple" xlink:href="http://swedish-presidency.consilium.europa.eu/en/news/intensive-efforts-to-enable-frozen-russian-assets-to-reach-ukraine/" text:style-name="Internet_20_link" text:visited-style-name="Visited_20_Internet_20_Link">
</text:a>
.</text:p>
      <text:p text:style-name="P4">
«Ми маємо допомогти Україні, і в той же час дотримуватися верховенства права,на якому оснований ЄС. Це також поширюється на часи кризи та війни», -зазначив з цього приводу генеральний директор Національної торговельної палатиШвеції, посол Андерс Анлід (Anders Ahnlid), which heads the search for the use of frozen Russian funds in the framework of the efforts of Swedish chairman in the EU.</text:p>
      <text:p text:style-name="P4">
He noted that the resolution of this issue should be taken into account by the disgusting of the legal framework, depending on the type of frozen Russian assets. For example, frozen private funds and frozen financial resources of the aggressor state, as well as further treatment of them are subject to various regulators of European legislation. In particular, private capital, which has been consistent as a result of sanctions, can be confiscated only by decision of the Muddy and Legal Protection.</text:p>
      <text:p text:style-name="P4">
“We must comply with the legislation <text:a xlink:type="simple" xlink:href="https://www.ukrinform.ua/tag-evrosouz" text:style-name="Internet_20_link" text:visited-style-name="Visited_20_Internet_20_Link">
</text:a>
and international legislation - and this is the challenge. At the same time I want to emphasize that we should be innovative and focus the search for a solution. We have to answer high expectations, to talker everything that is in our power to move as far as possible.</text:p>
      <text:p text:style-name="P4">
It is noted that the EU recognizes enormous needs to support Ukraine in its reconstruction and is actively working to find proper solutions. Such a search is one of the key tasks of the Rotational Swedish Swedish Presidency of the GCU.</text:p>
      <text:p text:style-name="P4">
<text:span text:style-name="T4">
 Read also: </text:span>
 <text:a xlink:type="simple" xlink:href="https://www.ukrinform.ua/rubric-world/3687269-u-es-vkazuut-na-skladnist-konfiskacii-rosijskih-aktiviv.html" text:style-name="Internet_20_link" text:visited-style-name="Visited_20_Internet_20_Link">
</text:a>
</text:p>
      <text:p text:style-name="P4">
One of the main goals of this working group is to establish a clear picture, the desam is Russian frozen assets, and which is their total cost. In addition, it is known that about $ 300 billion from the assets of the Russian center -bank was frozen in the Seven Group countries.</text:p>
      <text:p text:style-name="P4">
It is expected that a working group created during the Swedish chairmanship will transfer the material on frozen Russian assets in the EU in the EU, which will fulfill the performances on a rotary basis in the second half of the current year.</text:p>
      <text:p text:style-name="P4">
Currently, Russian assets worth 340-350 million dollars have been frozen in the world, including assets of the Russian Central Bank and Russian-Holgari, supporting Putin's regime and his criminal aggression against Ukraine.</text:p>
      <text:p text:style-name="P4">
Photo: Johannes Frandsen/Government Offices</text:p>
      <text:p text:style-name="P4">
News Source: <text:a xlink:type="simple" xlink:href="https://www.ukrinform.ua/rubric-vidbudova/3695039-v-es-sukaut-zakonnij-slah-spramuvanna-zamorozenih-aktiviv-rf-na-vidbudovu-ukraini.html" text:style-name="Internet_20_link" text:visited-style-name="Visited_20_Internet_20_Link">
https://www.ukrinform.ua/rubric-vidbudova/3695039-v-es-sukaut-zakonnij-slah-spramuvanna-zamorozenih-aktiviv-rf-na-vidbudovu-ukraini.html</text:a>
</text:p>
      <!--NEWS-->
      <text:h text:style-name="P10" text:outline-level="1">
<text:span text:style-name="T4">
Ukrainian Svitolina won the first victory after returning to the competition</text:span>
</text:h>
      <text:p text:style-name="P4">
Authors: Ukrinform (Person)</text:p>
      <text:p text:style-name="P4">
Publisher: Укринформ (Organization)</text:p>
      <text:p text:style-name="P4">
Published Time: 2023-04-12T18:50:44+03:00</text:p>
      <text:p text:style-name="P4">
Modified Time: 2023-04-12T18:50:44+03:00</text:p>
      <text:p text:style-name="P4">
Description: Ukrainian tennis player Elina Svitolina ( # 1344 WTA) held a second match after the decree. - Ukrinform.</text:p>
      <text:p text:style-name="P4">
Images: ["<text:a xlink:type="simple" xlink:href="https://static.ukrinform.com/photos/2023_04/thumb_files/630_360_1681314573-596.jpg" text:style-name="Internet_20_link" text:visited-style-name="Visited_20_Internet_20_Link">
630_360_16813...</text:a>
"]</text:p>
      <text:p text:style-name="P4">
Tags: ['Світоліна', 'Теніс']</text:p>
      <text:p text:style-name="P4">
Type: Article</text:p>
      <!--METADATA-->
      <text:p text:style-name="P4">
<draw:frame draw:style-name="fr1" draw:name="Image182" text:anchor-type="as-char" svg:width="6.9236in" svg:height="3.956343in" draw:z-index="0">
<draw:image xlink:href="../Images/yкринформ/2023-04-12T18-50-44-03-00/630_360_1681314573-596.jpg" xlink:type="simple" xlink:show="embed" xlink:actuate="onLoad" draw:mime-type="image/jpeg"/>
</draw:frame>
Ukrainian Svina Svitolina(№1344 WTA)She spent a second match after the decree.</text:p>
      <text:p text:style-name="P4">
In the first circle of ITF tournament in Switzerland Svitolin won Romanian Helen-Gabriel Rus(№160 WTA)- 6: 4, 6: 2, transmits Ukrinform.</text:p>
      <text:p text:style-name="P4">
The match lasted 1 hour 23 minutes.</text:p>
      <text:p text:style-name="P4">
Svitolina leads in personal meetings with Rusa with a score of 2: 0.</text:p>
      <text:p text:style-name="P4">
The last Elina participated in the ITF tour in 2013. In the second circle, Ukrainian faces with Belgian Alexander Ignatik(№216 WTA).</text:p>
      <text:p text:style-name="P4">
<text:span text:style-name="T4">
Читайте також:</text:span>
 <text:a xlink:type="simple" xlink:href="https://www.ukrinform.ua/rubric-sports/3694709-stav-vidomij-rozklad-vistupiv-svitolinoi-na-najblizci-misaci.html" text:style-name="Internet_20_link" text:visited-style-name="Visited_20_Internet_20_Link">
 <text:span text:style-name="T4">
Світоліно</text:span>
 </text:a>
In Charleston, Svitolin held the first match after her daughter was born.</text:p>
      <text:p text:style-name="P4">
Photo: facebook.com</text:p>
      <text:p text:style-name="P4">
News Source: <text:a xlink:type="simple" xlink:href="https://www.ukrinform.ua/rubric-sports/3695041-ukrainka-svitolina-zdobula-persu-peremogu-pisla-povernenna-do-zmagan.html" text:style-name="Internet_20_link" text:visited-style-name="Visited_20_Internet_20_Link">
https://www.ukrinform.ua/rubric-sports/3695041-ukrainka-svitolina-zdobula-persu-peremogu-pisla-povernenna-do-zmagan.html</text:a>
</text:p>
      <!--NEWS-->
      <text:h text:style-name="P10" text:outline-level="1">
<text:span text:style-name="T4">
Defense forces reflected 34 attacks by the Russians in four directions</text:span>
</text:h>
      <text:p text:style-name="P4">
Authors: Ukrinform (Person)</text:p>
      <text:p text:style-name="P4">
Publisher: Укринформ (Organization)</text:p>
      <text:p text:style-name="P4">
Published Time: 2023-04-12T18:52:41+03:00</text:p>
      <text:p text:style-name="P4">
Modified Time: 2023-04-12T18:52:41+03:00</text:p>
      <text:p text:style-name="P4">
Description: The forces of Ukraine's defense during the day repelled 34 attacks of Russian invaders in Lyman, Bakhmut, Avdiiv and Mariinsky. - Ukrinform.</text:p>
      <text:p text:style-name="P4">
Images: ["<text:a xlink:type="simple" xlink:href="https://static.ukrinform.com/photos/2023_03/thumb_files/630_360_1680240754-664.jpg" text:style-name="Internet_20_link" text:visited-style-name="Visited_20_Internet_20_Link">
630_360_16802...</text:a>
"]</text:p>
      <text:p text:style-name="P4">
Tags: ['Генштаб', 'Оборона', 'ЗСУ', 'Війна з росією']</text:p>
      <text:p text:style-name="P4">
Type: Article</text:p>
      <!--METADATA-->
      <text:p text:style-name="P4">
<draw:frame draw:style-name="fr1" draw:name="Image183" text:anchor-type="as-char" svg:width="6.9236in" svg:height="3.956343in" draw:z-index="0">
<draw:image xlink:href="../Images/yкринформ/2023-04-12T18-52-41-03-00/630_360_1680240754-664.jpg" xlink:type="simple" xlink:show="embed" xlink:actuate="onLoad" draw:mime-type="image/jpeg"/>
</draw:frame>
During the day, 34 attacks of Russian invaders of Nalimansk, Bakhmut, Avdiiv and Mariinsky directions were reflected during the day.</text:p>
      <text:p text:style-name="P4">
According to Ukrinform, the General Staff of the Armed Forces of Ukraine reported in <text:a xlink:type="simple" xlink:href="http://www.facebook.com/GeneralStaff.ua/posts/pfbid02tiNNw4Z8rmn7hnkNGBLtuPeLajrHiKU8nsAC89XmYKoRs3BUq2oD84u4nH8aejjNl" text:style-name="Internet_20_link" text:visited-style-name="Visited_20_Internet_20_Link">
</text:a>
Having published prompt information as of 18:00 Wednesday, April 12.</text:p>
      <text:p text:style-name="P4">
It is noted that in the mentioned directions, the Russian army continues to focus on the onset of offensive actions, despite numerous losses in technology and livelihood.</text:p>
      <text:p text:style-name="P4">
The aviation of the Defense Forces of Ukraine per day made six strokes in the areas of the personnel and military equipment of the invaders. Also, the defenders knocked down one enemy Ragone type "Orlan - 10".</text:p>
      <text:p text:style-name="P4">
The units of rocket troops and artillery of the Armed Forces, for their part, struck four districts of living power, weapons and military equipment, and the ammunition composition of the Russian Taradiocal Station.</text:p>
      <text:p text:style-name="P4">
The troops of the Russian Federation carried out during the day 19 aircraft shoes and more than 10 shelling of rocket launchers on the positions of defense and infrastructure of settlements. As a result of enemy attacks of Eporanne among civilians.</text:p>
      <text:p text:style-name="P4">
The General Staff warns that the probability of carrying out rocket and aviation strikes remains high throughout Ukraine.</text:p>
      <text:p text:style-name="P4">
On <text:span text:style-name="T4">
 _ Volyn, Polissya, Siversky and Slobozhansky directions_ </text:span>
 the operational situation, according to the Armed Forces, has not undergone significant changes. Defined units of the territorial troops of the Armed Forces of Russia continue to be the gerrulates of the Republic of Belarus.</text:p>
      <text:p text:style-name="P4">
The comprehensive check of the combat readiness of the Belarusian Armed Forces is ongoing. Separate units and parts are given to higher levels of combat readiness.</text:p>
      <text:p text:style-name="P4">
<text:span text:style-name="T4">
 Read also: </text:span>
 <text:a xlink:type="simple" xlink:href="https://www.ukrinform.ua/rubric-ato/3694756-smuga-pereskod-odrazu-dla-kilkoh-pidrozdiliv-naev-pokazav-ak-zsu-trenuutsa-na-pivnoci.html" text:style-name="Internet_20_link" text:visited-style-name="Visited_20_Internet_20_Link">
<text:span text:style-name="T4">
 Naev </text:span>
</text:a>
In border areas with Ukraine, the Kursk and Belgorod regions have been retaining the designated units and carrying out engineering equipment.On the _ <text:span text:style-name="T4">
 Kupyansk direction </text:span>
 _ Russian shelling was poplar, red, two -year, Western and Kindrashivka of Kharkiv region.</text:p>
      <text:p text:style-name="P4">
On the _ <text:span text:style-name="T4">
 Liman direction </text:span>
 _ during the day, the invaders were unsuccessful in the field of Bigorivka. Artillery blows to the enemy of the enemy, Nevskoye, Sand, Kuzmin and Bigorivka of the Luhansk region.</text:p>
      <text:p text:style-name="P4">
In the _ <text:span text:style-name="T4">
 Bakhmut direction </text:span>
 _ the Russians continue to take offensive actions, try to take full control of Bakhmut, and cruel fights continue. The Russian Federation has resorted to unsuccessful attempts in the area in the area north of the chrome, and near Bogdanivka. On the specified section of the front, the units of Siloborov reflected about 18 enemy attacks.</text:p>
      <text:p text:style-name="P4">
<text:span text:style-name="T4">
 Read also: </text:span>
 <text:a xlink:type="simple" xlink:href="https://www.ukrinform.ua/rubric-ato/3694850-rosiani-dosagli-okremih-uspihiv-na-bahmutskomu-napramku-viklucno-masnimi-sturmami-zsu.html" text:style-name="Internet_20_link" text:visited-style-name="Visited_20_Internet_20_Link">
</text:a>
In particular, Vasyukivka, Grigorivka, Bogdanivka, Bakhmut, Ivanivske, Kurdyumivka, Friendship and Iron Donetsk region were injured.</text:p>
      <text:p text:style-name="P4">
At _ <text:span text:style-name="T4">
 Avdiivsky and Marinski </text:span>
 _ the Russian army of velan profital actions in the areas of Marinka, Viceda and Novomikhailivka of Donetsk region, but did not have success.</text:p>
      <text:p text:style-name="P4">
"The most fierce battles on the specified area of the front continue for Marinka, where 14 hostile attacks were reflected," the General Staff noted.</text:p>
      <text:p text:style-name="P4">
At the same time, the Russians fired at settlements, namely: ceramics, Novokalinovo, Krasnogorivka, Avdiivka, Vodyane, Netaylovo, Nevelske, Karlovka, Georgiyivkut Marinka, Donetsk region.</text:p>
      <text:p text:style-name="P4">
On the _ <text:span text:style-name="T4">
 Shakhtar direction </text:span>
 _ during the day of offensive actions were not carried out, instead struck on Novomykhailivka, Shakhtarsky, Novoukrainka, Veliky Novosilka, Village, and Prykistivka <text:a xlink:type="simple" xlink:href="https://www.ukrinform.ua/tag-doneccina" text:style-name="Internet_20_link" text:visited-style-name="Visited_20_Internet_20_Link">
</text:a>
.</text:p>
      <text:p text:style-name="P4">
At _ <text:span text:style-name="T4">
 Zaporizhzhya and Kherson </text:span>
 _ the invaders are defended. Highlight fire were, in particular, Vremivka and Novopol of Donetsk region, Gulyaipole, railway, White, Mala Tokmachka and Kamianske Zaporizhzhya region, Kherson, Kachkarkarivka, Vesele, Antonovka, Engineering and Zelenivka.</text:p>
      <text:p text:style-name="P4">
<text:span text:style-name="T4">
 Read also: </text:span>
 <text:a xlink:type="simple" xlink:href="https://www.ukrinform.ua/rubric-ato/3694743-rosiani-v-ocikuvanni-nastupu-zsu-na-melitopol-pobuduvali-tri-linii-oboroni-rozvidka-britanii.html" text:style-name="Internet_20_link" text:visited-style-name="Visited_20_Internet_20_Link">
<text:span text:style-name="T4">
 intelligence </text:span>
</text:a>
In the temporarily captured territories, according to the General Staff, Russian -encirclers continue to use educational institutions for their own purposes, arranging their military facilities there and covering up as a "live shield", students and teaching.At the same time, the humanitarian crisis is raised in Skadovsk due to an increase in deficitulic products. According to the General Staff, the Russian pseudolas have significantly limited supply to pharmacy of all types of medicines.</text:p>
      <text:p text:style-name="P4">
As reported by Ukrinform, in a full -scale war -solved against Ukraine <text:a xlink:type="simple" xlink:href="https://www.ukrinform.ua/rubric-ato/3694700-sili-oboroni-znisili-vze-180-50-rosijskih-zagarbnikiv.html" text:style-name="Internet_20_link" text:visited-style-name="Visited_20_Internet_20_Link">
</text:a>
Already about 180 thousand 50 representatives of the personal staff and thousands of units of military equipment.</text:p>
      <text:p text:style-name="P4">
News Source: <text:a xlink:type="simple" xlink:href="https://www.ukrinform.ua/rubric-ato/3695042-sili-oboroni-vidbili-34-ataki-rosian-na-cotiroh-napramkah.html" text:style-name="Internet_20_link" text:visited-style-name="Visited_20_Internet_20_Link">
https://www.ukrinform.ua/rubric-ato/3695042-sili-oboroni-vidbili-34-ataki-rosian-na-cotiroh-napramkah.html</text:a>
</text:p>
      <!--NEWS-->
      <text:h text:style-name="P10" text:outline-level="1">
<text:span text:style-name="T4">
Brazil denies Ukraine on weapon sale - NYT</text:span>
</text:h>
      <text:p text:style-name="P4">
Authors: Ukrinform (Person)</text:p>
      <text:p text:style-name="P4">
Publisher: Укринформ (Organization)</text:p>
      <text:p text:style-name="P4">
Published Time: 2023-04-12T18:55:00+03:00</text:p>
      <text:p text:style-name="P4">
Modified Time: 2023-04-12T18:55:00+03:00</text:p>
      <text:p text:style-name="P4">
Description: Ukraine wants to buy weapons in Brazil to repel Russia's military aggression. However, the Latin American authorities refuse to sell and insist on peaceful talks. - Ukrinform.</text:p>
      <text:p text:style-name="P4">
Images: ["<text:a xlink:type="simple" xlink:href="https://static.ukrinform.com/photos/2023_04/thumb_files/630_360_1681314870-416.jpg" text:style-name="Internet_20_link" text:visited-style-name="Visited_20_Internet_20_Link">
630_360_16813...</text:a>
"]</text:p>
      <text:p text:style-name="P4">
Tags: ['Бразилія', 'Україна', 'Зброя', 'Війна з росією']</text:p>
      <text:p text:style-name="P4">
Type: Article</text:p>
      <!--METADATA-->
      <text:p text:style-name="P4">
<draw:frame draw:style-name="fr1" draw:name="Image184" text:anchor-type="as-char" svg:width="6.9236in" svg:height="3.956343in" draw:z-index="0">
<draw:image xlink:href="../Images/yкринформ/2023-04-12T18-55-00-03-00/630_360_1681314870-416.jpg" xlink:type="simple" xlink:show="embed" xlink:actuate="onLoad" draw:mime-type="image/jpeg"/>
</draw:frame>
Ukraine is to buy weapons in Brazil to repel Russia's military aggression. However, the power of the Latin American country refuses to sale and insists on peaceful winners.</text:p>
      <text:p text:style-name="P4">
As Ukrinform reports, it reports <text:a xlink:type="simple" xlink:href="https://www.nytimes.com/2023/04/12/world/americas/brazil-ukraine-weapons.html" text:style-name="Internet_20_link" text:visited-style-name="Visited_20_Internet_20_Link">
</text:a>
.</text:p>
      <text:p text:style-name="P4">
When Brazil was preparing for the 2014 World Cup and the 2016 Summer Olympic Gigrants, she purchased 34 anti -aircraft guns in Germany for a protected sky.</text:p>
      <text:p text:style-name="P4">
Last year, German officials turned to the government <text:a xlink:type="simple" xlink:href="https://www.ukrinform.ua/tag-brazilia" text:style-name="Internet_20_link" text:visited-style-name="Visited_20_Internet_20_Link">
</text:a>
with a request to transfer unused ammunition, which was previously Germanyahada Brazil. However, the response of the leadership of the Latin American country was one: no if weapons go to Ukraine.</text:p>
      <text:p text:style-name="P4">
Brazil called for peace and in carefully formulated statements criticized Russia's invasion of Russia. But the country that relied on Moscow, fertilizers and fuel, also made it clear that it would not send any arms to the front line, and instead insists on mediation in peaceful changes.</text:p>
      <text:p text:style-name="P4">
“I don't want to go to war. I want to finish the war, ”said Luis Inasiu Lula da Silva this year.</text:p>
      <text:p text:style-name="P4">
According to the documents obtained by The New York Times, Ukraine has at least two requests for the purchase of a long list of weapons, which has opened armored vehicles, planes, air defense systems, mortars, seven rifles, automatic weapons and ammunition.</text:p>
      <text:p text:style-name="P4">
Brazil mostly ignored the requests.</text:p>
      <text:p text:style-name="P4">
Brazil, in particular, is a manufacturer of military aircraft, many of which have been made by the Embraer. Brazil says that its governing principle policy has long been the principle of remaining a "friend for all".</text:p>
      <text:p text:style-name="P4">
<text:span text:style-name="T4">
 Read also: </text:span>
 <text:a xlink:type="simple" xlink:href="https://www.ukrinform.ua/rubric-world/3695011-u-serbii-zaperecili-peredacu-zbroi-ukraini.html" text:style-name="Internet_20_link" text:visited-style-name="Visited_20_Internet_20_Link">
</text:a>
However, earlier the country has expressed a desire to sell equipment to warring states. Since the beginning of the war in Yemen in 2014, Brazil has put Saudi Arabia and the United Arab Emirates over 21,000 tons of weapons and ammunition amounts $ 680 million, including cassette ammunition.</text:p>
      <text:p text:style-name="P4">
As reported by Ukrinform, the other day, Brazil's President Luis Inasio Lula da Silvasa, spoke to Ukraine to concede to Crimea to end the war.Photo: www.nytimes.com</text:p>
      <text:p text:style-name="P4">
News Source: <text:a xlink:type="simple" xlink:href="https://www.ukrinform.ua/rubric-ato/3695044-brazilia-vidmovlae-ukraini-u-prodazi-zbroi-nyt.html" text:style-name="Internet_20_link" text:visited-style-name="Visited_20_Internet_20_Link">
https://www.ukrinform.ua/rubric-ato/3695044-brazilia-vidmovlae-ukraini-u-prodazi-zbroi-nyt.html</text:a>
</text:p>
      <!--NEWS-->
      <text:h text:style-name="P10" text:outline-level="1">
<text:span text:style-name="T4">
Odesa opera tore a contract with the main conductor</text:span>
</text:h>
      <text:p text:style-name="P4">
Authors: Ukrinform (Person)</text:p>
      <text:p text:style-name="P4">
Publisher: Укринформ (Organization)</text:p>
      <text:p text:style-name="P4">
Published Time: 2023-04-12T18:59:10+03:00</text:p>
      <text:p text:style-name="P4">
Modified Time: 2023-04-12T18:59:10+03:00</text:p>
      <text:p text:style-name="P4">
Description: The chief conductor of the Odessa Opera and Ballet Theater Vyacheslav Chernukho-Volych was released from office. - Ukrinform.</text:p>
      <text:p text:style-name="P4">
Images: ["<text:a xlink:type="simple" xlink:href="https://static.ukrinform.com/photos/2021_08/thumb_files/630_360_1629291412-506.jpg" text:style-name="Internet_20_link" text:visited-style-name="Visited_20_Internet_20_Link">
630_360_16292...</text:a>
"]</text:p>
      <text:p text:style-name="P4">
Tags: ['Одеса', 'Опера', 'Звільнення']</text:p>
      <text:p text:style-name="P4">
Type: Article</text:p>
      <!--METADATA-->
      <text:p text:style-name="P4">
<draw:frame draw:style-name="fr1" draw:name="Image185" text:anchor-type="as-char" svg:width="6.9236in" svg:height="3.956343in" draw:z-index="0">
<draw:image xlink:href="../Images/yкринформ/2023-04-12T18-59-10-03-00/630_360_1629291412-506.jpg" xlink:type="simple" xlink:show="embed" xlink:actuate="onLoad" draw:mime-type="image/jpeg"/>
</draw:frame>
Chief Chief of the Odessa Opera and Ballet Theater Vyacheslav Chernukho-Volych liberated office.</text:p>
      <text:p text:style-name="P4">
About it in <text:a xlink:type="simple" xlink:href="http://www.facebook.com/100063485952677/posts/pfbid0HFqMNcQCKnK1z9j2KAc1ab2rU49yP8ztvTHrqNhzVEBMBVncdVihdKma3zRspfcCl/" text:style-name="Internet_20_link" text:visited-style-name="Visited_20_Internet_20_Link">
</text:a>
Theater administration reported, Ukrinform reports</text:p>
      <text:p text:style-name="P4">
“The administration of the Odessa National Opera reports early-existing contracting and dismissal from the post of chief conductor the Tatriaviaslav Chernukho-Volych. The reason for the interruption of the contract was the adoption by Pan Volykh of the personal, uncoordinated with the theater Directorate, the decision to scirly the performance in the Baku Opera Opera(Azerbaija Republic), the day before there were personnel changes and for the position of director was appointed Uzifa Aivazov, ”the message reads.</text:p>
      <text:p text:style-name="P4">
It is noted that the administration <text:a xlink:type="simple" xlink:href="https://www.ukrinform.ua/tag-teatr" text:style-name="Internet_20_link" text:visited-style-name="Visited_20_Internet_20_Link">
</text:a>
The actions of the chief conductor of the national opera at a time when full -scale military aggression of the Russian Federation against Ukraine are considering such actions.</text:p>
      <text:p text:style-name="P4">
<text:span text:style-name="T4">
 Read also: </text:span>
 <text:a xlink:type="simple" xlink:href="https://www.ukrinform.ua/rubric-world/3691688-uzbekistan-skasuvav-gastroli-rosijskih-artistiv-aki-pidtrimali-vijnu-v-ukraini.html" text:style-name="Internet_20_link" text:visited-style-name="Visited_20_Internet_20_Link">
<text:span text:style-name="T4">
 touring </text:span>
</text:a>
As it was reported, earlier the Odessa Opera and Ballet Theater stated that he was considering <text:a xlink:type="simple" xlink:href="https://www.ukrinform.ua/rubric-culture/3694901-golovnogo-dirigenta-odeskoi-operi-mozut-zvilniti-cerez-foto-z-colovikom-netrebko.html" text:style-name="Internet_20_link" text:visited-style-name="Visited_20_Internet_20_Link">
</text:a>
With the chief conductor of Chernukho -Volich, after his speech in Baku, where he was photographed with the head of the Baku Opera Yusif Aivazov, a man of the man of disciplinary Russian singer Anna Netrebko.</text:p>
      <text:p text:style-name="P4">
<text:span text:style-name="T5">
Foto: uk.wikipedia.org</text:span>
</text:p>
      <text:p text:style-name="P4">
News Source: <text:a xlink:type="simple" xlink:href="https://www.ukrinform.ua/rubric-culture/3695046-odeska-opera-rozirvala-kontrakt-iz-golovnim-dirigentom.html" text:style-name="Internet_20_link" text:visited-style-name="Visited_20_Internet_20_Link">
https://www.ukrinform.ua/rubric-culture/3695046-odeska-opera-rozirvala-kontrakt-iz-golovnim-dirigentom.html</text:a>
</text:p>
      <!--NEWS-->
      <text:h text:style-name="P10" text:outline-level="1">
<text:span text:style-name="T4">
US Ambassador to Ukraine: The nasty actions of Russian troops will not be unpunished</text:span>
</text:h>
      <text:p text:style-name="P4">
Authors: Ukrinform (Person)</text:p>
      <text:p text:style-name="P4">
Publisher: Укринформ (Organization)</text:p>
      <text:p text:style-name="P4">
Published Time: 2023-04-12T19:04:46+03:00</text:p>
      <text:p text:style-name="P4">
Modified Time: 2023-04-12T19:04:46+03:00</text:p>
      <text:p text:style-name="P4">
Description: The cruelty of the Russian troops after the start of a full -scale invasion is increasingly obvious, their vile deeds will not remain unpunished. - Ukrinform.</text:p>
      <text:p text:style-name="P4">
Images: ["<text:a xlink:type="simple" xlink:href="https://static.ukrinform.com/photos/2022_12/thumb_files/630_360_1669916886-339.jpg" text:style-name="Internet_20_link" text:visited-style-name="Visited_20_Internet_20_Link">
630_360_16699...</text:a>
"]</text:p>
      <text:p text:style-name="P4">
Tags: ['США', 'Страта', 'росія']</text:p>
      <text:p text:style-name="P4">
Type: Article</text:p>
      <!--METADATA-->
      <text:p text:style-name="P4">
<draw:frame draw:style-name="fr1" draw:name="Image186" text:anchor-type="as-char" svg:width="6.9236in" svg:height="3.956343in" draw:z-index="0">
<draw:image xlink:href="../Images/yкринформ/2023-04-12T19-04-46-03-00/630_360_1669916886-339.jpg" xlink:type="simple" xlink:show="embed" xlink:actuate="onLoad" draw:mime-type="image/jpeg"/>
</draw:frame>
The cruelty of the Russian troops after the start of a full -scale invasion of more obvious, their vile deeds will not remain unpunished.</text:p>
      <text:p text:style-name="P4">
This was stated in <text:a xlink:type="simple" xlink:href="http://twitter.com/USAmbKyiv/status/1646150180868112384" text:style-name="Internet_20_link" text:visited-style-name="Visited_20_Internet_20_Link">
</text:a>
US Ambassador to Ukraine Bridget Brink, Ukrinform reports.</text:p>
      <text:p text:style-name="P4">
“From the beginning of a full -scale invasion <text:a xlink:type="simple" xlink:href="https://www.ukrinform.ua/tag-rosia" text:style-name="Internet_20_link" text:visited-style-name="Visited_20_Internet_20_Link">
</text:a>
The cruelty of her troops is becoming more and more obvious every day. Their behavior is terrible, and such nasty actions will not go unpunished, ”the diplomat wrote.</text:p>
      <text:p text:style-name="P4">
<text:span text:style-name="T4">
 Read also: </text:span>
 <text:a xlink:type="simple" xlink:href="https://www.ukrinform.ua/rubric-polytics/3695040-strata-ukrainskogo-vijskovopolonenogo-e-svidcennam-neludskoi-prirodi-rf-recnica-evrokomisii.html" text:style-name="Internet_20_link" text:visited-style-name="Visited_20_Internet_20_Link">
<text:span text:style-name="T4">
 death </text:span>
</text:a>
It was reported that two videos have appeared on the network with allegedly beheaded Ukrainian defenders.</text:p>
      <text:p text:style-name="P4">
According to information <text:a xlink:type="simple" xlink:href="http://www.cnn.com/europe/live-news/russia-ukraine-war-news-04-11-23/index.html" text:style-name="Internet_20_link" text:visited-style-name="Visited_20_Internet_20_Link">
</text:a>
, the first video was posted on the pro -Russian channel on social networks on April 8. It was deliberately removed by the "Wagner" and indicates two beheaded bodies of the Ukrainian military, which lie on the land with a damaged military car. The Russian accounts argued that the video was shot near Bakhmut.</text:p>
      <text:p text:style-name="P4">
The second video, which appeared on Twitter and deliberately blurred, was probably recorded in the summer, given the vegetation in the frame. On it, a Russian boy with a knife is beheaded by the Ukrainian military, who, judging by the voice of Naidideo, was probably alive at the beginning of the massacre.</text:p>
      <text:p text:style-name="P4">
The Security Service of Ukraine launched a pre -trial investigation into a video where Russian invaders cut off the head of the Ukrainian prisoner.</text:p>
      <text:p text:style-name="P4">
Law enforcement agencies of Ukraine take measures to identify persons who qualified this crime.</text:p>
      <text:p text:style-name="P4">
News Source: <text:a xlink:type="simple" xlink:href="https://www.ukrinform.ua/rubric-polytics/3695049-posol-ssa-v-ukraini-merzenni-vcinki-rosijskih-vijsk-ne-zalisatsa-bezkarnimi.html" text:style-name="Internet_20_link" text:visited-style-name="Visited_20_Internet_20_Link">
https://www.ukrinform.ua/rubric-polytics/3695049-posol-ssa-v-ukraini-merzenni-vcinki-rosijskih-vijsk-ne-zalisatsa-bezkarnimi.html</text:a>
</text:p>
      <!--NEWS-->
      <text:h text:style-name="P10" text:outline-level="1">
<text:span text:style-name="T4">
У Раді закликали Європарламент продовжити спрощений режим експорту для українських товарів</text:span>
</text:h>
      <text:p text:style-name="P4">
Authors: Ukrinform (Person)</text:p>
      <text:p text:style-name="P4">
Publisher: Укринформ (Organization)</text:p>
      <text:p text:style-name="P4">
Published Time: 2023-04-12T19:19:00+03:00</text:p>
      <text:p text:style-name="P4">
Modified Time: 2023-04-12T19:19:00+03:00</text:p>
      <text:p text:style-name="P4">
Description: The Chairman of the Verkhovna Rada Committee on Agrarian and Land Policy Alexander Gaid has appealed to the European Parliament and the EU Council to continue the simplified export regime for domestic goods. - Ukrinform.</text:p>
      <text:p text:style-name="P4">
Images: ["<text:a xlink:type="simple" xlink:href="https://static.ukrinform.com/photos/2019_12/thumb_files/630_360_1576709528-502.jpg" text:style-name="Internet_20_link" text:visited-style-name="Visited_20_Internet_20_Link">
630_360_15767...</text:a>
"]</text:p>
      <text:p text:style-name="P4">
Tags: ['Експорт', 'Європарламент', 'Україна', 'Верховна Рада']</text:p>
      <text:p text:style-name="P4">
Type: Article</text:p>
      <!--METADATA-->
      <text:p text:style-name="P4">
<draw:frame draw:style-name="fr1" draw:name="Image187" text:anchor-type="as-char" svg:width="6.9236in" svg:height="3.956343in" draw:z-index="0">
<draw:image xlink:href="../Images/yкринформ/2023-04-12T19-19-00-03-00/630_360_1576709528-502.jpg" xlink:type="simple" xlink:show="embed" xlink:actuate="onLoad" draw:mime-type="image/jpeg"/>
</draw:frame>
The Chairman of the Verkhovna Rada on Agrarian and Land Policy Alexandergayda appealed to the European Parliament and the Council of the EU to continue the simplified regimen export for domestic goods.</text:p>
      <text:p text:style-name="P4">
He stated this at the first intercommunity meeting of the European Parliament of Taverkhiv Rada of Ukraine, Ukrinform reports with reference to <text:a xlink:type="simple" xlink:href="https://www.rada.gov.ua/news/news_kom/235389.html" text:style-name="Internet_20_link" text:visited-style-name="Visited_20_Internet_20_Link">
</text:a>
.</text:p>
      <text:p text:style-name="P4">
“The EU is currently the largest trading partner of Ukraine. In 2022, 63% of the total trade volume of our country was in the EU. Agricultural products were most exported. And it is thanks to the joint work with the EU that we maintain food stability in the world. Including thanks to the simplified mode <text:a xlink:type="simple" xlink:href="https://www.ukrinform.ua/tag-eksport" text:style-name="Internet_20_link" text:visited-style-name="Visited_20_Internet_20_Link">
</text:a>
products to the EU, ”the deputy said.</text:p>
      <text:p text:style-name="P4">
According to Gaid, the continuation of the abolition of EU duties will be an important help for Ukrainian farmers. After all, with the beginning of a full -scale invasion of Russian has been able to export Ukrainian products by sea.</text:p>
      <text:p text:style-name="P4">
<text:span text:style-name="T4">
 Read also: </text:span>
 <text:a xlink:type="simple" xlink:href="https://www.ukrinform.ua/rubric-economy/3694846-protesti-proti-eksportu-ukrainskogo-zerna-v-es-maut-politicnij-harakter-ekspert.html" text:style-name="Internet_20_link" text:visited-style-name="Visited_20_Internet_20_Link">
<text:span text:style-name="T4">
 Export </text:span>
</text:a>
In June 2022, the European Union officially abolished all duties and fees of the Ukrainian exports, which is heading to the European market in order to help the renewal of Ukrainian business that suffered from Russian aggression.</text:p>
      <text:p text:style-name="P4">
In the spring of 2022, the corridors of solidarity were launched for exports of Ukrainian agricultural and industrial products to the European and World Running Markets in the conditions when Russia launched a military blockade of the Black Sea ports.</text:p>
      <text:p text:style-name="P4">
News Source: <text:a xlink:type="simple" xlink:href="https://www.ukrinform.ua/rubric-economy/3695051-u-radi-zaklikali-evroparlament-prodovziti-sprosenij-rezim-eksportu-dla-ukrainskih-tovariv.html" text:style-name="Internet_20_link" text:visited-style-name="Visited_20_Internet_20_Link">
https://www.ukrinform.ua/rubric-economy/3695051-u-radi-zaklikali-evroparlament-prodovziti-sprosenij-rezim-eksportu-dla-ukrainskih-tovariv.html</text:a>
</text:p>
      <!--NEWS-->
      <text:h text:style-name="P10" text:outline-level="1">
<text:span text:style-name="T4">
The national team of Ukraine will perform at the Polish stage of Junior Judo Cup Junior</text:span>
</text:h>
      <text:p text:style-name="P4">
Authors: Ukrinform (Person)</text:p>
      <text:p text:style-name="P4">
Publisher: Укринформ (Organization)</text:p>
      <text:p text:style-name="P4">
Published Time: 2023-04-12T19:24:21+03:00</text:p>
      <text:p text:style-name="P4">
Modified Time: 2023-04-12T19:24:21+03:00</text:p>
      <text:p text:style-name="P4">
Description: The next stage of the Judo Cup among juniors will be held in Poznan (Poland) April 15-16. - Ukrinform.</text:p>
      <text:p text:style-name="P4">
Images: ["<text:a xlink:type="simple" xlink:href="https://static.ukrinform.com/photos/2023_04/thumb_files/630_360_1681316522-230.jpg" text:style-name="Internet_20_link" text:visited-style-name="Visited_20_Internet_20_Link">
630_360_16813...</text:a>
"]</text:p>
      <text:p text:style-name="P4">
Tags: ['Дзюдо']</text:p>
      <text:p text:style-name="P4">
Type: Article</text:p>
      <!--METADATA-->
      <text:p text:style-name="P4">
<draw:frame draw:style-name="fr1" draw:name="Image188" text:anchor-type="as-char" svg:width="6.9236in" svg:height="3.956343in" draw:z-index="0">
<draw:image xlink:href="../Images/yкринформ/2023-04-12T19-24-21-03-00/630_360_1681316522-230.jpg" xlink:type="simple" xlink:show="embed" xlink:actuate="onLoad" draw:mime-type="image/jpeg"/>
</draw:frame>
In Poznan(Poland)On April 15-16, the next stage of the European Cup with Judo among juniors will be held.</text:p>
      <text:p text:style-name="P4">
As the official informs <text:a xlink:type="simple" xlink:href="https://www.ijf.org/competition/2481" text:style-name="Internet_20_link" text:visited-style-name="Visited_20_Internet_20_Link">
</text:a>
International Federation of Judo(IJF), 439 athletes from 24 countries will perform at the tournament, Ukrinform reports.</text:p>
      <text:p text:style-name="P4">
The national team of Ukraine will be represented by 33 judoists - 24 boys and 9 girls.</text:p>
      <text:p text:style-name="P4">
<text:span text:style-name="T4">
 Read also: </text:span>
 <text:a xlink:type="simple" xlink:href="https://www.ukrinform.ua/rubric-sports/3692588-a-porvav-hrestopodibnu-zvazku-kolina-vidnovlenna-zajme-56-misaciv-hammo.html" text:style-name="Internet_20_link" text:visited-style-name="Visited_20_Internet_20_Link">
</text:a>
The next stage of the European Cup among juniors will take place on May 6-7 in the Metropolitan Olympics-2024 Paris(France).</text:p>
      <text:p text:style-name="P4">
Фото: НОК України.</text:p>
      <text:p text:style-name="P4">
News Source: <text:a xlink:type="simple" xlink:href="https://www.ukrinform.ua/rubric-sports/3695053-zbirna-ukraini-vistupit-na-polskomu-etapi-uniorskogo-kubka-evropi-z-dzudo.html" text:style-name="Internet_20_link" text:visited-style-name="Visited_20_Internet_20_Link">
https://www.ukrinform.ua/rubric-sports/3695053-zbirna-ukraini-vistupit-na-polskomu-etapi-uniorskogo-kubka-evropi-z-dzudo.html</text:a>
</text:p>
      <!--NEWS-->
      <text:h text:style-name="P10" text:outline-level="1">
<text:span text:style-name="T4">
Poland in two years will have the strongest land troops in Europe - Blaschak</text:span>
</text:h>
      <text:p text:style-name="P4">
Authors: Ukrinform (Person)</text:p>
      <text:p text:style-name="P4">
Publisher: Укринформ (Organization)</text:p>
      <text:p text:style-name="P4">
Published Time: 2023-04-12T19:27:36+03:00</text:p>
      <text:p text:style-name="P4">
Modified Time: 2023-04-12T19:27:36+03:00</text:p>
      <text:p text:style-name="P4">
Description: Poland seeks to create the strongest land troops in Europe and intends to achieve the goal for two years. - Ukrinform.</text:p>
      <text:p text:style-name="P4">
Images: ["<text:a xlink:type="simple" xlink:href="https://static.ukrinform.com/photos/2023_04/thumb_files/630_360_1681316733-421.jpg" text:style-name="Internet_20_link" text:visited-style-name="Visited_20_Internet_20_Link">
630_360_16813...</text:a>
"]</text:p>
      <text:p text:style-name="P4">
Tags: None</text:p>
      <text:p text:style-name="P4">
Type: Article</text:p>
      <!--METADATA-->
      <text:p text:style-name="P4">
<draw:frame draw:style-name="fr1" draw:name="Image189" text:anchor-type="as-char" svg:width="6.9236in" svg:height="3.956343in" draw:z-index="0">
<draw:image xlink:href="../Images/yкринформ/2023-04-12T19-27-36-03-00/630_360_1681316733-421.jpg" xlink:type="simple" xlink:show="embed" xlink:actuate="onLoad" draw:mime-type="image/jpeg"/>
</draw:frame>
Poland is to create the strongest land troops in Europe and intends to reach for two years.</text:p>
      <text:p text:style-name="P4">
This was stated by Viceremier-Minister-National Defense Minister Mariusblashchak at a briefing at the Nova Dembe landfill, where Polish-American exercises are taking place, including the service of Abrams tanks, Ukrinform reports.</text:p>
      <text:p text:style-name="P4">
"Our goal is to create the strongest land troops in Europe, and we can do and do a doubt for two years," said Blaschak.</text:p>
      <text:p text:style-name="P4">
He recalled that the process of strengthening the Polish army began with the order of SRKPATROT, HIMARS reactive systems, F-35 aircraft, Abrams tanks and other weapons.</text:p>
      <text:p text:style-name="P4">
The Minister reported that Poland purchased weapons in the United States and the Southern Korea began last year and will be active this year. Blaschak noted that the active preparation of Polish crews is being used to serve Abrams tanks, the first of which in the middle of the year will be adopted by the 1st Warsaw Bronetian Brigade of the 18th Mechanized Division.</text:p>
      <text:p text:style-name="P4">
"The task of these units and these tanks will be the closure of the" Brest Gate " - the creation of a barrier, which will not be overcome if the aggressor dare to apacuse," the minister emphasized.</text:p>
      <text:p text:style-name="P4">
He noted that the plain extending from Brest to the Vistula was used by the Russians in the XIX and XX centuries.</text:p>
      <text:p text:style-name="P4">
"Now we(This path)We close thanks to the Abrams tanks, which belong to the best, ”- stated the Polish official.</text:p>
      <text:p text:style-name="P4">
<text:span text:style-name="T4">
 Read also: </text:span>
 <text:a xlink:type="simple" xlink:href="https://www.ukrinform.ua/rubric-world/3688088-polsa-zbilsue-virobnictvo-boepripasiv-dla-potreb-zsu.html" text:style-name="Internet_20_link" text:visited-style-name="Visited_20_Internet_20_Link">
</text:a>
As it was reported, in July last year <text:a xlink:type="simple" xlink:href="https://www.ukrinform.ua/tag-polsa" text:style-name="Internet_20_link" text:visited-style-name="Visited_20_Internet_20_Link">
</text:a>
It received the first 28 Abrams tanks from the United States according to the contract, which provides the purchase of 250 new tanks in the M1A2 SEPV3 version. Poland also bought the US 116 tanks Abrams older generation that were already in operation.</text:p>
      <text:p text:style-name="P4">
In addition, Poland also signed an agreement with South Korea for the purchase of a thousand K2 tanks, more than 600 self-propelled K9 artillery installations and about 300 K239 SAU, as well as 48 FA-50 fighters.</text:p>
      <text:p text:style-name="P4">
The first parties of these tanks have already been taken to the RP.</text:p>
      <text:p text:style-name="P4">
<text:span text:style-name="T5">
Foto: @mblaszczak</text:span>
</text:p>
      <text:p text:style-name="P4">
News Source: <text:a xlink:type="simple" xlink:href="https://www.ukrinform.ua/rubric-world/3695055-polsa-za-dva-roki-matime-najsilnisi-suhoputni-vijska-v-evropi-blasak.html" text:style-name="Internet_20_link" text:visited-style-name="Visited_20_Internet_20_Link">
https://www.ukrinform.ua/rubric-world/3695055-polsa-za-dva-roki-matime-najsilnisi-suhoputni-vijska-v-evropi-blasak.html</text:a>
</text:p>
      <!--NEWS-->
      <text:h text:style-name="P10" text:outline-level="1">
<text:span text:style-name="T4">
The US has announced new sanctions against</text:span>
</text:h>
      <text:p text:style-name="P4">
Authors: Ukrinform (Person)</text:p>
      <text:p text:style-name="P4">
Publisher: Укринформ (Organization)</text:p>
      <text:p text:style-name="P4">
Published Time: 2023-04-12T19:28:00+03:00</text:p>
      <text:p text:style-name="P4">
Modified Time: 2023-04-12T19:28:00+03:00</text:p>
      <text:p text:style-name="P4">
Description: The US Government has imposed sanctions against 25 people and several dozen organizations involved in the schemes of profit with Russia through the mediation of oligarch Alisher Usmanov. - Ukrinform.</text:p>
      <text:p text:style-name="P4">
Images: ["<text:a xlink:type="simple" xlink:href="https://static.ukrinform.com/photos/2018_11/thumb_files/630_360_1543426059-237.jpg" text:style-name="Internet_20_link" text:visited-style-name="Visited_20_Internet_20_Link">
630_360_15434...</text:a>
"]</text:p>
      <text:p text:style-name="P4">
Tags: ['Антиросійські санкції', 'США', 'Війна з росією']</text:p>
      <text:p text:style-name="P4">
Type: Article</text:p>
      <!--METADATA-->
      <text:p text:style-name="P4">
<draw:frame draw:style-name="fr1" draw:name="Image190" text:anchor-type="as-char" svg:width="6.9236in" svg:height="3.956343in" draw:z-index="0">
<draw:image xlink:href="../Images/yкринформ/2023-04-12T19-28-00-03-00/630_360_1543426059-237.jpg" xlink:type="simple" xlink:show="embed" xlink:actuate="onLoad" draw:mime-type="image/jpeg"/>
</draw:frame>
The Security Government has provoked sanctions against 25 people and several dozen organizations involved in the receipt of profits by Russia through the mediation of oligarch Alisher Usmanov.</text:p>
      <text:p text:style-name="P4">
This is stated in <text:a xlink:type="simple" xlink:href="https://home.treasury.gov/news/press-releases/jy1402" text:style-name="Internet_20_link" text:visited-style-name="Visited_20_Internet_20_Link">
</text:a>
The Office of Control over Foreign Assets(OFAC)The US Ministry of Finance, published inside, reports Ukrinform.</text:p>
      <text:p text:style-name="P4">
“OAC continues to restrict Russia's access to the international financial system of intermediaries and their business. The United States in coordination with Great Britain is aimed at the Medisher Medisher Usmanov, which is subject to sub -trials in many jurisdictions, ”the message said.</text:p>
      <text:p text:style-name="P4">
<text:span text:style-name="T4">
 Read also: </text:span>
 <text:a xlink:type="simple" xlink:href="https://www.ukrinform.ua/rubric-world/3694639-kanada-zaprovadila-sankci-sodo-kompanii-prigozina-i-nacbanku-bilorusi.html" text:style-name="Internet_20_link" text:visited-style-name="Visited_20_Internet_20_Link">
</text:a>
In addition, it is noted that they are introduced <text:a xlink:type="simple" xlink:href="https://www.ukrinform.ua/tag-antirosijski-sankcii" text:style-name="Internet_20_link" text:visited-style-name="Visited_20_Internet_20_Link">
</text:a>
In order to strengthen the existing restrictions on the import of Rosiycritically important technologies used in the war against Ukraine.</text:p>
      <text:p text:style-name="P4">
In particular, the US Treasury has imposed sanctions against 25 people and 29 organizations with contact points in two dozen jurisdictions.</text:p>
      <text:p text:style-name="P4">
In addition, the US State Department has imposed restrictions on several structural sector of the Russian Federation, as well as organizations that support the war of the Russian Federation with anti -Ukraine, including "Rosatom".</text:p>
      <text:p text:style-name="P4">
In parallel, the sanctions were also imposed by the US Department of Commerce, adding 28 organizations to the Black List.</text:p>
      <text:p text:style-name="P4">
<text:span text:style-name="T4">
 Read also: </text:span>
 <text:a xlink:type="simple" xlink:href="https://www.ukrinform.ua/rubric-world/3694065-aeroflot-cerez-sankcii-vperse-vimusenij-vidpraviti-svij-airbus-na-remont-do-iranu.html" text:style-name="Internet_20_link" text:visited-style-name="Visited_20_Internet_20_Link">
<text:span text:style-name="T4">
 sanctions </text:span>
</text:a>
As reported by Ukrinform, US sanctions against one of the richest people of Rusalisher Usmanov were introduced in early March 2022. It has a large part in many sectors of the economy, including in metallurgy, mining, telecommunications and information technologies.</text:p>
      <text:p text:style-name="P4">
Usmanov is called a close person to several high -ranking Russian officials, including Russian President Putin.</text:p>
      <text:p text:style-name="P4">
Australia, Canada, EU, Japan, Novazland, Switzerland and the United Kingdom were imposed on Usmanov.</text:p>
      <text:p text:style-name="P4">
News Source: <text:a xlink:type="simple" xlink:href="https://www.ukrinform.ua/rubric-world/3695057-ssa-ogolosili-novi-sankcii-proti-rosii.html" text:style-name="Internet_20_link" text:visited-style-name="Visited_20_Internet_20_Link">
https://www.ukrinform.ua/rubric-world/3695057-ssa-ogolosili-novi-sankcii-proti-rosii.html</text:a>
</text:p>
      <!--NEWS-->
      <text:h text:style-name="P10" text:outline-level="1">
<text:span text:style-name="T4">
In the Kherson region, two people exploded on Russian explosives</text:span>
</text:h>
      <text:p text:style-name="P4">
Authors: Ukrinform (Person)</text:p>
      <text:p text:style-name="P4">
Publisher: Укринформ (Organization)</text:p>
      <text:p text:style-name="P4">
Published Time: 2023-04-12T19:29:00+03:00</text:p>
      <text:p text:style-name="P4">
Modified Time: 2023-04-12T19:29:00+03:00</text:p>
      <text:p text:style-name="P4">
Description: In the Kherson region near the village of Tyaginka, Beryslav district, a 64-year-old peaceful resident was blown up by Russian military explosives, the victim was hospitalized with serious injuries.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Херсонщина', 'Поранені', 'Вибухівка', 'Війна з росією']</text:p>
      <text:p text:style-name="P4">
Type: Article</text:p>
      <!--METADATA-->
      <text:p text:style-name="P4">
<draw:frame draw:style-name="fr1" draw:name="Image191" text:anchor-type="as-char" svg:width="6.9236in" svg:height="3.956343in" draw:z-index="0">
<draw:image xlink:href="../Images/yкринформ/2023-04-12T19-29-00-03-00/630_360_1640330796-210.jpeg" xlink:type="simple" xlink:show="embed" xlink:actuate="onLoad" draw:mime-type="image/jpeg"/>
</draw:frame>
Uherson region near the village of Tyaginka of the Beryslav district on the remaining military explosives exploded a 64-year-old peaceful resident, the victim was hospitalized with severe injuries.</text:p>
      <text:p text:style-name="P4">
According to Ukrinform, the Kherson Regional Military Administration reported in <text:a xlink:type="simple" xlink:href="https://t.me/khersonskaODA/5111" text:style-name="Internet_20_link" text:visited-style-name="Visited_20_Internet_20_Link">
</text:a>
.</text:p>
      <text:p text:style-name="P4">
According to Ova, with burns and <text:a xlink:type="simple" xlink:href="https://www.ukrinform.ua/tag-poraneni" text:style-name="Internet_20_link" text:visited-style-name="Visited_20_Internet_20_Link">
</text:a>
The faces, hands and feet of the victim were sent to the nearest medical facility.</text:p>
      <text:p text:style-name="P4">
"Now doctors are fighting for his life," the regional administration reported.</text:p>
      <text:p text:style-name="P4">
It was found that the victim came across an explosive object.</text:p>
      <text:p text:style-name="P4">
Subsequently, the Ova said that in his career near Tyaginka on a Russian mine, a two -civilian. One man was killed, the other got a wearing.</text:p>
      <text:p text:style-name="P4">
<text:span text:style-name="T4">
 Read also: </text:span>
 <text:a xlink:type="simple" xlink:href="https://www.ukrinform.ua/rubric-regions/3693293-na-harkivsini-dvoe-ludej-pidirvalisa-na-vibuhivci.html" text:style-name="Internet_20_link" text:visited-style-name="Visited_20_Internet_20_Link">
<text:span text:style-name="T4">
 explosives </text:span>
</text:a>
As reported <text:a xlink:type="simple" xlink:href="https://www.ukrinform.ua/rubric-regions/3694506-na-harkivsini-traktor-pidirvavsa-na-vibuhivci-vodij-otrimav-kontuziu.html" text:style-name="Internet_20_link" text:visited-style-name="Visited_20_Internet_20_Link">
</text:a>
, in the Kharkiv region, during the spring-field work, the tractor driver ran out and received injury.</text:p>
      <text:p text:style-name="P4">
News Source: <text:a xlink:type="simple" xlink:href="https://www.ukrinform.ua/rubric-regions/3695056-na-hersonsini-dvoe-ludej-pidirvalisa-na-rosijskij-vibuhivci.html" text:style-name="Internet_20_link" text:visited-style-name="Visited_20_Internet_20_Link">
https://www.ukrinform.ua/rubric-regions/3695056-na-hersonsini-dvoe-ludej-pidirvalisa-na-rosijskij-vibuhivci.html</text:a>
</text:p>
      <!--NEWS-->
      <text:h text:style-name="P10" text:outline-level="1">
<text:span text:style-name="T4">
Reznikov denied the presence of NATO troops in Ukraine</text:span>
</text:h>
      <text:p text:style-name="P4">
Authors: Ukrinform (Person)</text:p>
      <text:p text:style-name="P4">
Publisher: Укринформ (Organization)</text:p>
      <text:p text:style-name="P4">
Published Time: 2023-04-12T19:45:44+03:00</text:p>
      <text:p text:style-name="P4">
Modified Time: 2023-04-12T19:45:44+03:00</text:p>
      <text:p text:style-name="P4">
Description: The Defense Ministers of Ukraine and Spain have denied statements that NATO troops were allegedly fighting against the Russian army in Ukraine. - Ukrinform.</text:p>
      <text:p text:style-name="P4">
Images: ["<text:a xlink:type="simple" xlink:href="https://static.ukrinform.com/photos/2023_03/thumb_files/630_360_1678276922-524.jpg" text:style-name="Internet_20_link" text:visited-style-name="Visited_20_Internet_20_Link">
630_360_16782...</text:a>
"]</text:p>
      <text:p text:style-name="P4">
Tags: ['НАТО', 'Україна', 'Резніков']</text:p>
      <text:p text:style-name="P4">
Type: Article</text:p>
      <!--METADATA-->
      <text:p text:style-name="P4">
<draw:frame draw:style-name="fr1" draw:name="Image192" text:anchor-type="as-char" svg:width="6.9236in" svg:height="3.956343in" draw:z-index="0">
<draw:image xlink:href="../Images/yкринформ/2023-04-12T19-45-44-03-00/630_360_1678276922-524.jpg" xlink:type="simple" xlink:show="embed" xlink:actuate="onLoad" draw:mime-type="image/jpeg"/>
</draw:frame>
The Ministry for Ukraine and Spain have denied statements that NATO troops are allegedly against the Russian army in Ukraine.</text:p>
      <text:p text:style-name="P4">
They stated this at a joint press conference in Madrid in the context of information contained in the alleged secret documents of the Pentagon, "fused" in the reference, Ukrinform reports with a reference to <text:a xlink:type="simple" xlink:href="http://edition.cnn.com/europe/live-news/russia-ukraine-war-news-04-12-23/h_f555eb5c6fa8fbf581ffcbad6b870106" text:style-name="Internet_20_link" text:visited-style-name="Visited_20_Internet_20_Link">
</text:a>
.</text:p>
      <text:p text:style-name="P4">
“It is not true that there are staff in Ukraine <text:a xlink:type="simple" xlink:href="https://www.ukrinform.ua/tag-nato" text:style-name="Internet_20_link" text:visited-style-name="Visited_20_Internet_20_Link">
</text:a>
, by the expectoration of military attachures, ” - said the Minister of Defense of Ukraine Alexei Reznikov.</text:p>
      <text:p text:style-name="P4">
In his turn, his Spanish colleague Margarita Robles emphasized that "it is absolutely false that there is NATO troops in Ukraine."</text:p>
      <text:p text:style-name="P4">
Reznikov also noted that in fused documents, "many data that are not responsible and irrelevant."</text:p>
      <text:p text:style-name="P4">
The minister is convinced that the United States will work to "neutralize this leakage to avoid this in the future." According to him, Ukraine has "full -time to our American allies", despite the leakage of information.</text:p>
      <text:p text:style-name="P4">
Instead, the head of the Defense Ministry of Spain stressed that the unity of the Allies of Ponato and the EU remains strong, and Russia will not be able to break it.</text:p>
      <text:p text:style-name="P4">
<text:span text:style-name="T4">
 Read also: </text:span>
 <text:a xlink:type="simple" xlink:href="https://www.ukrinform.ua/rubric-ato/3695023-ispania-vidpravit-sist-leopard-2a4-v-ukrainu-najblizcimi-dnami-ministr-oboroni.html" text:style-name="Internet_20_link" text:visited-style-name="Visited_20_Internet_20_Link">
<text:span text:style-name="T4">
 Spain </text:span>
</text:a>
Last week, The New York Times reported that the Pentagon was investigating the leakage of secret documents on the social network concerning the plans of the US and NATO on the planned counter -offensive of the Armed Forces.</text:p>
      <text:p text:style-name="P4">
Advisor to the head of the Presidential Office Mikhail Podolyak stated that the publication of Ukraine's counter -offensive documents is a Russian bluff.</text:p>
      <text:p text:style-name="P4">
The US Department of Justice has launched an investigation into the leakage of documents.</text:p>
      <text:p text:style-name="P4">
News Source: <text:a xlink:type="simple" xlink:href="https://www.ukrinform.ua/rubric-polytics/3695059-reznikov-sprostuvav-naavnist-vijsk-nato-v-ukraini.html" text:style-name="Internet_20_link" text:visited-style-name="Visited_20_Internet_20_Link">
https://www.ukrinform.ua/rubric-polytics/3695059-reznikov-sprostuvav-naavnist-vijsk-nato-v-ukraini.html</text:a>
</text:p>
      <!--NEWS-->
      <text:h text:style-name="P10" text:outline-level="1">
<text:span text:style-name="T4">
Poland can become a regional Abrams Tanks Center</text:span>
</text:h>
      <text:p text:style-name="P4">
Authors: Ukrinform (Person)</text:p>
      <text:p text:style-name="P4">
Publisher: Укринформ (Organization)</text:p>
      <text:p text:style-name="P4">
Published Time: 2023-04-12T19:52:50+03:00</text:p>
      <text:p text:style-name="P4">
Modified Time: 2023-04-12T19:52:50+03:00</text:p>
      <text:p text:style-name="P4">
Description: Poland can become a regional Center for Service and Repair of ABRAMS tanks. - Ukrinform.</text:p>
      <text:p text:style-name="P4">
Images: ["<text:a xlink:type="simple" xlink:href="https://static.ukrinform.com/photos/2023_04/thumb_files/630_360_1681318231-421.jpg" text:style-name="Internet_20_link" text:visited-style-name="Visited_20_Internet_20_Link">
630_360_16813...</text:a>
", "<text:a xlink:type="simple" xlink:href="https://static.ukrinform.com/photos/2023_04/1681318267-179.jpg" text:style-name="Internet_20_link" text:visited-style-name="Visited_20_Internet_20_Link">
1681318267-17...</text:a>
"]</text:p>
      <text:p text:style-name="P4">
Tags: ['Польща', 'Танк', 'Abrams ']</text:p>
      <text:p text:style-name="P4">
Type: Article</text:p>
      <!--METADATA-->
      <text:p text:style-name="P4">
<draw:frame draw:style-name="fr1" draw:name="Image193" text:anchor-type="as-char" svg:width="6.9236in" svg:height="3.956343in" draw:z-index="0">
<draw:image xlink:href="../Images/yкринформ/2023-04-12T19-52-50-03-00/630_360_1681318231-421.jpg" xlink:type="simple" xlink:show="embed" xlink:actuate="onLoad" draw:mime-type="image/jpeg"/>
</draw:frame>
Poland is a regional Abrams Tanks Center for Service and Repair.</text:p>
      <text:p text:style-name="P4">
This was stated by Viceremier-Minister, Polish National Defense Minister Mariusblashchak at the Nova Dembe landfill, where Polish-American training is taking place with the participation of Abrams tanks, Ukrinform correspondent reports.</text:p>
      <text:p text:style-name="P4">
The minister noted that a few weeks ago, Warsaw was visited by the Deputy Head of General Dynamics, a company that produces Abrams tanks.</text:p>
      <text:p text:style-name="P4">
“We talked about creating in <text:a xlink:type="simple" xlink:href="https://www.ukrinform.ua/tag-polsa" text:style-name="Internet_20_link" text:visited-style-name="Visited_20_Internet_20_Link">
</text:a>
Service Center for Abrams tanks, ”said Blaschak.</text:p>
      <text:p text:style-name="P4">
He added that it was mainly about servicing the Polish tanks of this. However, tanks from other European countries that are interested in buying these tanks can be served potentially. Blaschak recalled that the US government has long been transferred to Ukraine Abrams.</text:p>
      <text:p text:style-name="P4">
<draw:frame draw:style-name="fr1" draw:name="Image194" text:anchor-type="as-char" svg:width="6.9236in" svg:height="4.115696in" draw:z-index="0">
<draw:image xlink:href="../Images/yкринформ/2023-04-12T19-52-50-03-00/1681318267-179.jpg" xlink:type="simple" xlink:show="embed" xlink:actuate="onLoad" draw:mime-type="image/jpeg"/>
</draw:frame>
"Poland is becoming a natural service center, and probably in the future, as well as the production of Abrams tanks," the Polish minister stressed.</text:p>
      <text:p text:style-name="P4">
<text:span text:style-name="T4">
 Read also: </text:span>
 <text:a xlink:type="simple" xlink:href="https://www.ukrinform.ua/rubric-world/3695055-polsa-za-dva-roki-matime-najsilnisi-suhoputni-vijska-v-evropi-blasak.html" text:style-name="Internet_20_link" text:visited-style-name="Visited_20_Internet_20_Link">
<text:span text:style-name="T4">
 cherry </text:span>
</text:a>
Poland has reported that 366 Abrams tanks purchased in the United States: 250 - in the latest M1A2, as well as 116 tanks of the M1A1 senior generation, which were already vexplaining. The first machines have already been delivered to the country.</text:p>
      <text:p text:style-name="P4">
Photo: @mblaszczak</text:p>
      <text:p text:style-name="P4">
News Source: <text:a xlink:type="simple" xlink:href="https://www.ukrinform.ua/rubric-ato/3695062-polsa-moze-stati-regionalnim-centrom-obslugovuvanna-tankiv-abrams.html" text:style-name="Internet_20_link" text:visited-style-name="Visited_20_Internet_20_Link">
https://www.ukrinform.ua/rubric-ato/3695062-polsa-moze-stati-regionalnim-centrom-obslugovuvanna-tankiv-abrams.html</text:a>
</text:p>
      <!--NEWS-->
      <text:h text:style-name="P10" text:outline-level="1">
<text:span text:style-name="T4">
The Netherlands plan to stop importing Russian liquefied gas</text:span>
</text:h>
      <text:p text:style-name="P4">
Authors: Ukrinform (Person)</text:p>
      <text:p text:style-name="P4">
Publisher: Укринформ (Organization)</text:p>
      <text:p text:style-name="P4">
Published Time: 2023-04-12T19:58:00+03:00</text:p>
      <text:p text:style-name="P4">
Modified Time: 2023-04-12T19:58:00+03:00</text:p>
      <text:p text:style-name="P4">
Description: The Government of the Netherlands has stopped signing new contracts and is working on the complete cessation of import of liquefied natural gas (LNG) from Russia. - Ukrinform.</text:p>
      <text:p text:style-name="P4">
Images: ["<text:a xlink:type="simple" xlink:href="https://static.ukrinform.com/photos/2017_06/thumb_files/630_360_1496929430-9660.jpg" text:style-name="Internet_20_link" text:visited-style-name="Visited_20_Internet_20_Link">
630_360_14969...</text:a>
"]</text:p>
      <text:p text:style-name="P4">
Tags: ['Газ', 'Імпорт', 'Нідерланди', 'росія']</text:p>
      <text:p text:style-name="P4">
Type: Article</text:p>
      <!--METADATA-->
      <text:p text:style-name="P4">
<draw:frame draw:style-name="fr1" draw:name="Image195" text:anchor-type="as-char" svg:width="6.9236in" svg:height="3.956343in" draw:z-index="0">
<draw:image xlink:href="../Images/yкринформ/2023-04-12T19-58-00-03-00/630_360_1496929430-9660.jpg" xlink:type="simple" xlink:show="embed" xlink:actuate="onLoad" draw:mime-type="image/jpeg"/>
</draw:frame>
Government -government stopped signing new contracts and is working on a complete removal of imported natural gas(LNG)from Russia.</text:p>
      <text:p text:style-name="P4">
About it reports Ukrinform with reference to <text:a xlink:type="simple" xlink:href="https://www.bloomberg.com/news/articles/2023-04-12/netherlands-plans-to-end-lng-imports-from-russia-minister-says" text:style-name="Internet_20_link" text:visited-style-name="Visited_20_Internet_20_Link">
</text:a>
.</text:p>
      <text:p text:style-name="P4">
“The Netherlands stopped signing new contracts on <text:a xlink:type="simple" xlink:href="https://www.ukrinform.ua/tag-import" text:style-name="Internet_20_link" text:visited-style-name="Visited_20_Internet_20_Link">
</text:a>
The liquefied natural gas from Russia, not agreeing on this decision - and working on termination of existing contracts, ”the Minister of Climate and Energy Minister of the Netherlands said in an interview.</text:p>
      <text:p text:style-name="P4">
According to Ukrinform, the Netherlands is no longer dependent on coal, petroleum products(diesel and kerosene)and crude oil from Russia. The Netherlands is sanctioned against Russia, which have been agreed with all EU countries.</text:p>
      <text:p text:style-name="P4">
<text:span text:style-name="T4">
 Read also: </text:span>
 <text:a xlink:type="simple" xlink:href="https://www.ukrinform.ua/rubric-economy/3688403-es-sukae-sposib-blokuvati-import-rosijskogo-skraplenogo-gazu-bloomberg.html" text:style-name="Internet_20_link" text:visited-style-name="Visited_20_Internet_20_Link">
</text:a>
The sanctions were imposed after a full -scale invasion of Russia into Ukraine.</text:p>
      <text:p text:style-name="P4">
<text:span text:style-name="T5">
Foto: Bloomberg</text:span>
</text:p>
      <text:p text:style-name="P4">
News Source: <text:a xlink:type="simple" xlink:href="https://www.ukrinform.ua/rubric-economy/3695063-niderlandi-planuut-pripiniti-import-rosijskogo-skraplenogo-gazu.html" text:style-name="Internet_20_link" text:visited-style-name="Visited_20_Internet_20_Link">
https://www.ukrinform.ua/rubric-economy/3695063-niderlandi-planuut-pripiniti-import-rosijskogo-skraplenogo-gazu.html</text:a>
</text:p>
      <!--NEWS-->
      <text:h text:style-name="P10" text:outline-level="1">
<text:span text:style-name="T4">
Zelensky met with a two -party delegation of the US Congress Senate</text:span>
</text:h>
      <text:p text:style-name="P4">
Authors: Ukrinform (Person)</text:p>
      <text:p text:style-name="P4">
Publisher: Укринформ (Organization)</text:p>
      <text:p text:style-name="P4">
Published Time: 2023-04-12T20:05:00+03:00</text:p>
      <text:p text:style-name="P4">
Modified Time: 2023-04-12T20:05:00+03:00</text:p>
      <text:p text:style-name="P4">
Description: President Volodymyr Zelenskyy met with a two -party delegation of the US Congress Senate as part of Joseph Manchin, Lisa Murkovsky and Mark Kelly. - Ukrinform.</text:p>
      <text:p text:style-name="P4">
Images: ["<text:a xlink:type="simple" xlink:href="https://static.ukrinform.com/photos/2023_03/thumb_files/630_360_1679418231-6907.jpeg" text:style-name="Internet_20_link" text:visited-style-name="Visited_20_Internet_20_Link">
630_360_16794...</text:a>
"]</text:p>
      <text:p text:style-name="P4">
Tags: ['Візит', 'Сенат', 'Конгрес США', 'Зеленський']</text:p>
      <text:p text:style-name="P4">
Type: Article</text:p>
      <!--METADATA-->
      <text:p text:style-name="P4">
<draw:frame draw:style-name="fr1" draw:name="Image196" text:anchor-type="as-char" svg:width="6.9236in" svg:height="3.956343in" draw:z-index="0">
<draw:image xlink:href="../Images/yкринформ/2023-04-12T20-05-00-03-00/630_360_1679418231-6907.jpeg" xlink:type="simple" xlink:show="embed" xlink:actuate="onLoad" draw:mime-type="image/jpeg"/>
</draw:frame>
President Volodymyr Zelenskyy has met with a two -party delegation of the US Senateragress as part of Joseph Manchin, Lisa Murkovsky and Mark Kelly.</text:p>
      <text:p text:style-name="P4">
As Ukrinform reports, Zelensky wrote in <text:a xlink:type="simple" xlink:href="https://t.me/V_Zelenskiy_official/5836" text:style-name="Internet_20_link" text:visited-style-name="Visited_20_Internet_20_Link">
</text:a>
.</text:p>
      <text:p text:style-name="P4">
The President informed the senators about the situation on the forefront and shared evaluations about the prospects of its development.</text:p>
      <text:p text:style-name="P4">
The interlocutors discussed in detail the further directions of American assistance Tarol Congress in this process.</text:p>
      <text:p text:style-name="P4">
"We are fighting for common values - freedom and democracy. Our victory will be defined for the development of the situation in Europe and around the world. Continued complex support - defense and financial - is the key to our winner over the aggressor," Zelensky stressed.</text:p>
      <text:p text:style-name="P4">
He thanked the parliamentarians for <text:a xlink:type="simple" xlink:href="https://www.ukrinform.ua/tag-vizit" text:style-name="Internet_20_link" text:visited-style-name="Visited_20_Internet_20_Link">
</text:a>
to Ukraine.</text:p>
      <text:p text:style-name="P4">
"This is an important signal of support for our country and the entire Ukrainian Narode," Zelensky emphasized.</text:p>
      <text:p text:style-name="P4">
<text:span text:style-name="T4">
 Read also: </text:span>
 <text:a xlink:type="simple" xlink:href="https://www.ukrinform.ua/rubric-society/3694629-zelenskij-obgovoriv-iz-govardom-baffetom-dopomogu-ukraini.html" text:style-name="Internet_20_link" text:visited-style-name="Visited_20_Internet_20_Link">
<text:span text:style-name="T4">
 Zelensky </text:span>
</text:a>
As reported <text:a xlink:type="simple" xlink:href="https://www.ukrinform.ua/rubric-society/3694629-zelenskij-obgovoriv-iz-govardom-baffetom-dopomogu-ukraini.html" text:style-name="Internet_20_link" text:visited-style-name="Visited_20_Internet_20_Link">
</text:a>
, On April 11, Zelensky has burned with an American businessman and Philanthropus Howard Buffett aid.</text:p>
      <text:p text:style-name="P4">
<text:span text:style-name="T5">
Foto: op</text:span>
</text:p>
      <text:p text:style-name="P4">
News Source: <text:a xlink:type="simple" xlink:href="https://www.ukrinform.ua/rubric-polytics/3695067-zelenskij-zustrivsa-iz-dvopartijnou-delegacieu-senatu-kongresu-ssa.html" text:style-name="Internet_20_link" text:visited-style-name="Visited_20_Internet_20_Link">
https://www.ukrinform.ua/rubric-polytics/3695067-zelenskij-zustrivsa-iz-dvopartijnou-delegacieu-senatu-kongresu-ssa.html</text:a>
</text:p>
      <!--NEWS-->
      <text:h text:style-name="P10" text:outline-level="1">
<text:span text:style-name="T4">
Pentagon's leakage is a "mixture of truthful and false information" - Reznikov</text:span>
</text:h>
      <text:p text:style-name="P4">
Authors: Ukrinform (Person)</text:p>
      <text:p text:style-name="P4">
Publisher: Укринформ (Organization)</text:p>
      <text:p text:style-name="P4">
Published Time: 2023-04-12T20:09:22+03:00</text:p>
      <text:p text:style-name="P4">
Modified Time: 2023-04-12T20:09:22+03:00</text:p>
      <text:p text:style-name="P4">
Description: The leakage of secret documents of the US defense department contains a mixture of truthful and false information, said the Minister of Defense of Ukraine Alexei Reznikov. - Ukrinform.</text:p>
      <text:p text:style-name="P4">
Images: ["<text:a xlink:type="simple" xlink:href="https://static.ukrinform.com/photos/2023_02/thumb_files/630_360_1676580828-206.jpeg" text:style-name="Internet_20_link" text:visited-style-name="Visited_20_Internet_20_Link">
630_360_16765...</text:a>
"]</text:p>
      <text:p text:style-name="P4">
Tags: ['Пентагон', 'Резніков', 'Документи']</text:p>
      <text:p text:style-name="P4">
Type: Article</text:p>
      <!--METADATA-->
      <text:p text:style-name="P4">
<draw:frame draw:style-name="fr1" draw:name="Image197" text:anchor-type="as-char" svg:width="6.9236in" svg:height="3.956343in" draw:z-index="0">
<draw:image xlink:href="../Images/yкринформ/2023-04-12T20-09-22-03-00/630_360_1676580828-206.jpeg" xlink:type="simple" xlink:show="embed" xlink:actuate="onLoad" draw:mime-type="image/jpeg"/>
</draw:frame>
The US defense department contains a mixture of truthful dancer information, the Minister of Defense of Ukraine Oleksiy Reznikov said.</text:p>
      <text:p text:style-name="P4">
As Ukrinform reports, it reports <text:a xlink:type="simple" xlink:href="http://news.sky.com/story/ukraine-russia-war-latest-putins-forces-have-built-formidable-obstacles-for-ukraine-in-regaining-territory-12541713" text:style-name="Internet_20_link" text:visited-style-name="Visited_20_Internet_20_Link">
</text:a>
.</text:p>
      <text:p text:style-name="P4">
Speaking to journalists in Madrid, at a summit with his Spanish collegemargarit Robles, Rennikov also stated that any true information of the documents of the documents no longer relevant.</text:p>
      <text:p text:style-name="P4">
The minister said it was obvious that this leak was an information -specific operation in favor of Moscow and its allies.</text:p>
      <text:p text:style-name="P4">
<text:span text:style-name="T4">
 Read also: </text:span>
 <text:a xlink:type="simple" xlink:href="https://www.ukrinform.ua/rubric-world/3694189-deaki-zi-zlitih-dokumentiv-pentagonu-buli-pidrobleni-bilij-dim.html" text:style-name="Internet_20_link" text:visited-style-name="Visited_20_Internet_20_Link">
</text:a>
As reported, last week the New York Times reported that <text:a xlink:type="simple" xlink:href="https://www.ukrinform.ua/tag-pentagon" text:style-name="Internet_20_link" text:visited-style-name="Visited_20_Internet_20_Link">
</text:a>
It investigates the leakage of secret documents of the social network concerning the plans of the United States and NATO on the planned counter -offensive.</text:p>
      <text:p text:style-name="P4">
Advisor to the head of the Presidential Office Mikhail Podolyak stated that the publication of Ukraine's counter -offensive documents is a Russian bluff.</text:p>
      <text:p text:style-name="P4">
The US Department of Justice has launched an investigation into the leakage of documents.</text:p>
      <text:p text:style-name="P4">
<text:span text:style-name="T5">
Foto: edition.cnn.com</text:span>
</text:p>
      <text:p text:style-name="P4">
News Source: <text:a xlink:type="simple" xlink:href="https://www.ukrinform.ua/rubric-polytics/3695069-vitik-dokumentiv-pentagonu-e-sumissu-pravdivoi-ta-nepravdivoi-informacii-reznikov.html" text:style-name="Internet_20_link" text:visited-style-name="Visited_20_Internet_20_Link">
https://www.ukrinform.ua/rubric-polytics/3695069-vitik-dokumentiv-pentagonu-e-sumissu-pravdivoi-ta-nepravdivoi-informacii-reznikov.html</text:a>
</text:p>
      <!--NEWS-->
      <text:h text:style-name="P10" text:outline-level="1">
<text:span text:style-name="T4">
The Russians fired Nikopol district, four wounded</text:span>
</text:h>
      <text:p text:style-name="P4">
Authors: Ukrinform (Person)</text:p>
      <text:p text:style-name="P4">
Publisher: Укринформ (Organization)</text:p>
      <text:p text:style-name="P4">
Published Time: 2023-04-12T20:15:34+03:00</text:p>
      <text:p text:style-name="P4">
Modified Time: 2023-04-12T20:15:34+03:00</text:p>
      <text:p text:style-name="P4">
Description: The Russian army fired at the Nikopol region, there are victims. - Ukrinform.</text:p>
      <text:p text:style-name="P4">
Images: ["<text:a xlink:type="simple" xlink:href="https://static.ukrinform.com/photos/2023_04/thumb_files/630_360_1681319708-451.jpg" text:style-name="Internet_20_link" text:visited-style-name="Visited_20_Internet_20_Link">
630_360_16813...</text:a>
"]</text:p>
      <text:p text:style-name="P4">
Tags: ['Дніпропетровщина', 'Обстріл', 'Поранені']</text:p>
      <text:p text:style-name="P4">
Type: Article</text:p>
      <!--METADATA-->
      <text:p text:style-name="P4">
<draw:frame draw:style-name="fr1" draw:name="Image198" text:anchor-type="as-char" svg:width="6.9236in" svg:height="3.956343in" draw:z-index="0">
<draw:image xlink:href="../Images/yкринформ/2023-04-12T20-15-34-03-00/630_360_1681319708-451.jpg" xlink:type="simple" xlink:show="embed" xlink:actuate="onLoad" draw:mime-type="image/jpeg"/>
</draw:frame>
The Russian army fired at the Nikopol region, there are victims.</text:p>
      <text:p text:style-name="P4">
About it in <text:a xlink:type="simple" xlink:href="http://t.me/mykola_lukashuk/4097" text:style-name="Internet_20_link" text:visited-style-name="Visited_20_Internet_20_Link">
</text:a>
Informs Mykola Lukashuk, the Chief Properepetrovsk Regional Council, Ukrinform reports.</text:p>
      <text:p text:style-name="P4">
"Rescuers arrived promptly and got from the rubble of two people in 1944 and 1946. They were hospitalized.</text:p>
      <text:p text:style-name="P4">
As a result of <text:a xlink:type="simple" xlink:href="https://www.ukrinform.ua/tag-obstril" text:style-name="Internet_20_link" text:visited-style-name="Visited_20_Internet_20_Link">
</text:a>
Private warehouse, 13 residential buildings, 2 outbuildings, 1 passenger car, 3 gas pipelines, 1 power transmission line were damaged.</text:p>
      <text:p text:style-name="P4">
<text:span text:style-name="T4">
 Read also: </text:span>
 <text:a xlink:type="simple" xlink:href="https://www.ukrinform.ua/rubric-ato/3694977-rosiani-obstrilali-orihiv-i-gulajpole.html" text:style-name="Internet_20_link" text:visited-style-name="Visited_20_Internet_20_Link">
<text:span text:style-name="T4">
 firing </text:span>
</text:a>
Earlier it was reported that the enemy fired at the Nikopol region from a temporarily occupied part of the Zaporozhye region.</text:p>
      <text:p text:style-name="P4">
News Source: <text:a xlink:type="simple" xlink:href="https://www.ukrinform.ua/rubric-ato/3695072-rosiani-obstrilali-nikopolskij-rajon-cetvero-poranenih.html" text:style-name="Internet_20_link" text:visited-style-name="Visited_20_Internet_20_Link">
https://www.ukrinform.ua/rubric-ato/3695072-rosiani-obstrilali-nikopolskij-rajon-cetvero-poranenih.html</text:a>
</text:p>
      <!--NEWS-->
      <text:h text:style-name="P10" text:outline-level="1">
<text:span text:style-name="T4">
In Estonia, the FSB systematically recall Ukrainian refugees</text:span>
</text:h>
      <text:p text:style-name="P4">
Authors: Ukrinform (Person)</text:p>
      <text:p text:style-name="P4">
Publisher: Укринформ (Organization)</text:p>
      <text:p text:style-name="P4">
Published Time: 2023-04-12T20:18:00+03:00</text:p>
      <text:p text:style-name="P4">
Modified Time: 2023-04-12T20:18:00+03:00</text:p>
      <text:p text:style-name="P4">
Description: The Estonian Security Police (Kapo), the Russian FSB, is systematically trying to recruit Ukrainian military refugees who arrive from Russia to Estonia. - Ukrinform.</text:p>
      <text:p text:style-name="P4">
Images: ["<text:a xlink:type="simple" xlink:href="https://static.ukrinform.com/photos/2022_09/thumb_files/630_360_1662635250-745.png" text:style-name="Internet_20_link" text:visited-style-name="Visited_20_Internet_20_Link">
630_360_16626...</text:a>
"]</text:p>
      <text:p text:style-name="P4">
Tags: ['Естонія', 'фсб рф', 'Вербування']</text:p>
      <text:p text:style-name="P4">
Type: Article</text:p>
      <!--METADATA-->
      <text:p text:style-name="P4">
<draw:frame draw:style-name="fr1" draw:name="Image199" text:anchor-type="as-char" svg:width="6.9236in" svg:height="3.956343in" draw:z-index="0">
<draw:image xlink:href="../Images/yкринформ/2023-04-12T20-18-00-03-00/630_360_1662635250-745.png" xlink:type="simple" xlink:show="embed" xlink:actuate="onLoad" draw:mime-type="image/png"/>
</draw:frame>
Estonian Security Police(Capo)It is emphasized that Russian FSBSystematically tries to recruit Ukrainian military refugees, who have been seating from Russia to Estonia.</text:p>
      <text:p text:style-name="P4">
According to Ukrinform, the national broadcaster reports <text:a xlink:type="simple" xlink:href="https://rus.err.ee/1608945503/ezhegodnik-kapo-fsb-rossii-sistematicheski-pytaetsja-verbovat-v-jestonii-ukrainskih-bezhencev" text:style-name="Internet_20_link" text:visited-style-name="Visited_20_Internet_20_Link">
</text:a>
With reference to the publicized <text:a xlink:type="simple" xlink:href="https://kapo.ee/sites/default/files/content_page_attachments/Aastaraamat%202022-23.pdf" text:style-name="Internet_20_link" text:visited-style-name="Visited_20_Internet_20_Link">
</text:a>
.</text:p>
      <text:p text:style-name="P4">
КаПо нагадує, що з кінця лютого і до кінця 2022 року за захистом в <text:a xlink:type="simple" xlink:href="https://www.ukrinform.ua/tag-estonia" text:style-name="Internet_20_link" text:visited-style-name="Visited_20_Internet_20_Link">
</text:a>
45 thousand Ukrainian centers appealed. From the conversations with them, the active activity of the FSB of anti -Ukrainian FSB in the territory of Russia and in the occupied territories is clearly outlined. “From filtration tabors to interrogations at border points, Ukrainians are under increased, and among them find hostile and dangerous people for Russia. They are asked, searched for their property, view their communications, induce threats and violence, ”the annual says.</text:p>
      <text:p text:style-name="P4">
Further, the security police report that both military refugees and Estonian residents have contacted it, which helped to see the scale of directed Russian intelligence with the beginning of a full -scale war. "For example, the FSB began to systematically interview people who regularly attend work at work. When crossing the border, they are asked about the attitude towards Russia and the "special military operation" conducted against Ukraine, as well as the predicted persecution of the Russians in Estonia. FSB agents remove these conversations with the camera openly or secretly or on the chamber on the form of border guards, ”Kapo sails out of the annual report.</text:p>
      <text:p text:style-name="P4">
According to the intelligence service, in the future, such activities are likely to become more intensive, since in wartime the need for Russian political Tavish leadership in information is higher than usual, and increased expectations are being reconnaissance.</text:p>
      <text:p text:style-name="P4">
<text:span text:style-name="T4">
 Read also: </text:span>
 <text:a xlink:type="simple" xlink:href="https://www.ukrinform.ua/rubric-world/3668990-rf-verbue-spiguniv-u-britanii-the-sun.html" text:style-name="Internet_20_link" text:visited-style-name="Visited_20_Internet_20_Link">
<text:span text:style-name="T4">
 recruit </text:span>
</text:a>
</text:p>
      <text:p text:style-name="P4">
“In the yearly, we cover ordinary events in the field of protection of constitutional authority and in the field of counterintelligence, as well as changes in cybersvit… Russian -shaped by many spheres of life. Ordinary public propaganda attacks, manipulation and denigration of secret and hidden information are so widespread in Estonia that many have developed immunity, ”Cynisal said.</text:p>
      <text:p text:style-name="P4">
According to the current legislation, the Estonia Security Police annually prepares a report on the results of last year's work.</text:p>
      <text:p text:style-name="P4">
<text:span text:style-name="T5">
Foto: arvo soosalu/flickr.com</text:span>
</text:p>
      <text:p text:style-name="P4">
News Source: <text:a xlink:type="simple" xlink:href="https://www.ukrinform.ua/rubric-world/3695074-v-estonii-fsb-sistematicno-verbue-ukrainskih-bizenciv.html" text:style-name="Internet_20_link" text:visited-style-name="Visited_20_Internet_20_Link">
https://www.ukrinform.ua/rubric-world/3695074-v-estonii-fsb-sistematicno-verbue-ukrainskih-bizenciv.html</text:a>
</text:p>
      <!--NEWS-->
      <text:h text:style-name="P10" text:outline-level="1">
<text:span text:style-name="T4">
Danilov about a video with the execution of the Ukrainian military: Finding inhuman is a matter of honor</text:span>
</text:h>
      <text:p text:style-name="P4">
Authors: Ukrinform (Person)</text:p>
      <text:p text:style-name="P4">
Publisher: Укринформ (Organization)</text:p>
      <text:p text:style-name="P4">
Published Time: 2023-04-12T20:19:00+03:00</text:p>
      <text:p text:style-name="P4">
Modified Time: 2023-04-12T20:19:00+03:00</text:p>
      <text:p text:style-name="P4">
Description: The secretary of the National Security and Defense Council Alexei Danilov called the honor of finding the execution of a Ukrainian prisoner of war, whose video was spread on social networks. - Ukrinform.</text:p>
      <text:p text:style-name="P4">
Images: ["<text:a xlink:type="simple" xlink:href="https://static.ukrinform.com/photos/2023_04/thumb_files/630_360_1680783799-703.jpg" text:style-name="Internet_20_link" text:visited-style-name="Visited_20_Internet_20_Link">
630_360_16807...</text:a>
"]</text:p>
      <text:p text:style-name="P4">
Tags: ['РНБО', 'Страта', 'Данілов', 'Війна з росією', 'Єдині новини']</text:p>
      <text:p text:style-name="P4">
Type: Article</text:p>
      <!--METADATA-->
      <text:p text:style-name="P4">
<draw:frame draw:style-name="fr1" draw:name="Image200" text:anchor-type="as-char" svg:width="6.9236in" svg:height="3.956343in" draw:z-index="0">
<draw:image xlink:href="../Images/yкринформ/2023-04-12T20-19-00-03-00/630_360_1680783799-703.jpg" xlink:type="simple" xlink:show="embed" xlink:actuate="onLoad" draw:mime-type="image/jpeg"/>
</draw:frame>
Oleksiy Danilov, Secretaries of National Security and Defense, called the business involved in the death of a Ukrainian prisoner of war, whose video was resolved on social networks.</text:p>
      <text:p text:style-name="P4">
He said this on the broadcast of the only news, reports correspondent.</text:p>
      <text:p text:style-name="P4">
“Our special organs clearly understand what they need to do in this case. Top, it is even a matter of honor - to find these people. This, I am more than sure, will definitely be done, because it cannot be forgiven, ” - Dzanilov.</text:p>
      <text:p text:style-name="P4">
He added that the civilized world watched the creation of the Fourth Reich for too long.</text:p>
      <text:p text:style-name="P4">
<text:span text:style-name="T4">
 Read also: </text:span>
 <text:a xlink:type="simple" xlink:href="https://www.ukrinform.ua/rubric-polytics/3694923-svit-otrimae-vijnu-z-cetvertim-rejhom-akso-obere-ganebnij-mir-z-rf-danilov.html" text:style-name="Internet_20_link" text:visited-style-name="Visited_20_Internet_20_Link">
<text:span text:style-name="T4">
 Danilov </text:span>
</text:a>
“And unfortunately, today without the elimination of the fourth Reich, their military-political leadership in terms of removing them from power, this cancer tumor is further spread in the territory of Europe and ... other countries. It is stubborn for the world. I do not know what these inhumans have to do so that the world had to respond as actively as possible to all these things, ”the secretary said <text:a xlink:type="simple" xlink:href="https://www.ukrinform.ua/tag-rnbo" text:style-name="Internet_20_link" text:visited-style-name="Visited_20_Internet_20_Link">
</text:a>
.</text:p>
      <text:p text:style-name="P4">
It was reported that two videos have appeared on the network with allegedly beheaded Ukrainian defenders.</text:p>
      <text:p text:style-name="P4">
According to information <text:a xlink:type="simple" xlink:href="http://www.cnn.com/europe/live-news/russia-ukraine-war-news-04-11-23/index.html" text:style-name="Internet_20_link" text:visited-style-name="Visited_20_Internet_20_Link">
</text:a>
, the first video was posted on the pro -Russian channel on social networks on April 8. It was deliberately removed by the "Wagner" and indicates two beheaded bodies of the Ukrainian military, which lie on the land with a damaged military car. The Russian accounts argued that the video was shot near Bakhmut.</text:p>
      <text:p text:style-name="P4">
<text:span text:style-name="T4">
 Read also: </text:span>
 <text:a xlink:type="simple" xlink:href="https://www.ukrinform.ua/rubric-other_news/3694793-golova-sbu-pro-tih-hto-vidrizav-golovu-ukrainskomu-bijcu-mi-znajdemo-cih-neludiv.html" text:style-name="Internet_20_link" text:visited-style-name="Visited_20_Internet_20_Link">
<text:span text:style-name="T4">
 SBU </text:span>
</text:a>
The second video, which appeared on Twitter and deliberately blurred, was probably recorded in the summer, given the vegetation in the frame. On it, a Russian boy with a knife is beheaded by the Ukrainian military, who, judging by the voice of Naidideo, was probably alive at the beginning of the massacre.</text:p>
      <text:p text:style-name="P4">
<text:span text:style-name="T4">
 Read also: </text:span>
 <text:a xlink:type="simple" xlink:href="https://www.ukrinform.ua/rubric-ato/3694808-zelenskij-pro-stratu-ukrainskogo-voina-ce-video-rosii-akou-vona-e.html" text:style-name="Internet_20_link" text:visited-style-name="Visited_20_Internet_20_Link">
<text:span text:style-name="T4">
 Zelensky </text:span>
</text:a>
The Security Service of Ukraine launched a pre -trial investigation into a video where Russian invaders cut off the head of the Ukrainian prisoner.</text:p>
      <text:p text:style-name="P4">
News Source: <text:a xlink:type="simple" xlink:href="https://www.ukrinform.ua/rubric-ato/3695075-danilov-pro-video-zi-stratou-ukrainskogo-vijskovogo-znajti-neludiv-e-spravou-cesti.html" text:style-name="Internet_20_link" text:visited-style-name="Visited_20_Internet_20_Link">
https://www.ukrinform.ua/rubric-ato/3695075-danilov-pro-video-zi-stratou-ukrainskogo-vijskovogo-znajti-neludiv-e-spravou-cesti.html</text:a>
</text:p>
      <!--NEWS-->
      <text:h text:style-name="P10" text:outline-level="1">
<text:span text:style-name="T4">
The Ukrainian Beach Football team lost Portugal, preparing for the selection for the 2023 World Cup</text:span>
</text:h>
      <text:p text:style-name="P4">
Authors: Ukrinform (Person)</text:p>
      <text:p text:style-name="P4">
Publisher: Укринформ (Organization)</text:p>
      <text:p text:style-name="P4">
Published Time: 2023-04-12T20:29:09+03:00</text:p>
      <text:p text:style-name="P4">
Modified Time: 2023-04-12T20:29:09+03:00</text:p>
      <text:p text:style-name="P4">
Description: The first of the two friendly matches of the national football team with the Portugal team ended today with the result of 7: 4 in favor of the Iberians. - Ukrinform.</text:p>
      <text:p text:style-name="P4">
Images: ["<text:a xlink:type="simple" xlink:href="https://static.ukrinform.com/photos/2023_04/thumb_files/630_360_1681320430-400.jpg" text:style-name="Internet_20_link" text:visited-style-name="Visited_20_Internet_20_Link">
630_360_16813...</text:a>
"]</text:p>
      <text:p text:style-name="P4">
Tags: ['Збірна України', 'пляжний футбол']</text:p>
      <text:p text:style-name="P4">
Type: Article</text:p>
      <!--METADATA-->
      <text:p text:style-name="P4">
<draw:frame draw:style-name="fr1" draw:name="Image201" text:anchor-type="as-char" svg:width="6.9236in" svg:height="3.956343in" draw:z-index="0">
<draw:image xlink:href="../Images/yкринформ/2023-04-12T20-29-09-03-00/630_360_1681320430-400.jpg" xlink:type="simple" xlink:show="embed" xlink:actuate="onLoad" draw:mime-type="image/jpeg"/>
</draw:frame>
The first double -friendly national football team matches with the Potogugal Command Entry ended today with the result of 7: 4 in favor of the Iberians.</text:p>
      <text:p text:style-name="P4">
According to official <text:a xlink:type="simple" xlink:href="https://uaf.ua/article/48007" text:style-name="Internet_20_link" text:visited-style-name="Visited_20_Internet_20_Link">
</text:a>
Ukrainian Football Association(Waf), Ukrainians were led in the 1st minute in the expense of Andrei Pasha, Ukrinform reports.</text:p>
      <text:p text:style-name="P4">
However, in two minutes, the "blue -yellow" was inferior to - 1: 2. Despite this, literally Alexander Poslavsky restored the balance - 2: 2. In the second 12 minutes, the Portuguese were stronger. Only two Yaroslav Zavorotny's goal, the national team of Ukraine. The final period was almost taxa. However, this time Ukraine has missed three times, and only scored one. Dmitry Voitenko was distinguished.</text:p>
      <text:p text:style-name="P4">
The second control match with Portugal will hold the national team of Ukraine on April 13. The meeting starts at 17.30 in Kyiv time.</text:p>
      <text:p text:style-name="P4">
<text:span text:style-name="T4">
 Read also: </text:span>
 <text:a xlink:type="simple" xlink:href="https://www.ukrinform.ua/rubric-sports/3694554-zinoca-zbirna-ukraini-u19-z-futbolu-zaversila-vidbir-na-evro2023.html" text:style-name="Internet_20_link" text:visited-style-name="Visited_20_Internet_20_Link">
<text:span text:style-name="T4">
 Football </text:span>
</text:a>
From April 10 to April 18, the national team conducts a training and training fee of the Upotugal. The first official tournament for the national team of Ukraine from the beach football season will be the selection of world championship in 2023(July 2-9).</text:p>
      <text:p text:style-name="P4">
Окрім європейської кваліфікації чемпіонату світу, підопічних Миколи Костенката Олександра Корнійчука цього сезону очікують Європейські ігри у Кракові(June 26-30), Selection to the European Libra Super Finals 2023(dates and place will become known later)and II world beach games in Bali(August 6-12).</text:p>
      <text:p text:style-name="P4">
Також у разі успішних виступів у відборі на ЧС-2023 та Суперфіналу Євроліги«синьо-жовті» зіграють у фінальних турнірах цих змагань.</text:p>
      <text:p text:style-name="P4">
Фото: uaf.ua.</text:p>
      <text:p text:style-name="P4">
News Source: <text:a xlink:type="simple" xlink:href="https://www.ukrinform.ua/rubric-sports/3695076-zbirna-ukraini-z-plaznogo-futbolu-prograla-portugalii-gotuucis-do-vidboru-na-cs2023.html" text:style-name="Internet_20_link" text:visited-style-name="Visited_20_Internet_20_Link">
https://www.ukrinform.ua/rubric-sports/3695076-zbirna-ukraini-z-plaznogo-futbolu-prograla-portugalii-gotuucis-do-vidboru-na-cs2023.html</text:a>
</text:p>
      <!--NEWS-->
      <text:h text:style-name="P10" text:outline-level="1">
<text:span text:style-name="T4">
Due to the showers in Istanbul streets turned into lakes</text:span>
</text:h>
      <text:p text:style-name="P4">
Authors: Ukrinform (Person)</text:p>
      <text:p text:style-name="P4">
Publisher: Укринформ (Organization)</text:p>
      <text:p text:style-name="P4">
Published Time: 2023-04-12T20:30:31+03:00</text:p>
      <text:p text:style-name="P4">
Modified Time: 2023-04-12T20:30:31+03:00</text:p>
      <text:p text:style-name="P4">
Description: In Istanbul, some roads in the districts of KuchukchekchekMed and Karakyoi turned into lakes, traffic on one of the roads was stopped, the density of movement reached 85% because of difficulties with travel. - Ukrinform.</text:p>
      <text:p text:style-name="P4">
Images: ["<text:a xlink:type="simple" xlink:href="https://static.ukrinform.com/photos/2023_04/thumb_files/630_360_1681320454-886.jpg" text:style-name="Internet_20_link" text:visited-style-name="Visited_20_Internet_20_Link">
630_360_16813...</text:a>
", "<text:a xlink:type="simple" xlink:href="https://static.ukrinform.com/photos/2023_04/1681320462-568.jpg" text:style-name="Internet_20_link" text:visited-style-name="Visited_20_Internet_20_Link">
1681320462-56...</text:a>
"]</text:p>
      <text:p text:style-name="P4">
Tags: ['Дороги', 'Дощ', 'Туреччина']</text:p>
      <text:p text:style-name="P4">
Type: Article</text:p>
      <!--METADATA-->
      <text:p text:style-name="P4">
<draw:frame draw:style-name="fr1" draw:name="Image202" text:anchor-type="as-char" svg:width="6.9236in" svg:height="3.956343in" draw:z-index="0">
<draw:image xlink:href="../Images/yкринформ/2023-04-12T20-30-31-03-00/630_360_1681320454-886.jpg" xlink:type="simple" xlink:show="embed" xlink:actuate="onLoad" draw:mime-type="image/jpeg"/>
</draw:frame>
In Istanbulidea roads in the districts of KuchukchekchekMedzha and Karakyo, they turned into lakes, the roller coaster was stopped by one of the roads, the motion density reached 85% because of the difficulties of the congress.</text:p>
      <text:p text:style-name="P4">
About it reports Ukrinform with reference to <text:a xlink:type="simple" xlink:href="http://www.cnnturk.com/turkiye/istanbulda-saganak-yagis-yollar-gole-dondu-trafik-durma-noktasina-geldi" text:style-name="Internet_20_link" text:visited-style-name="Visited_20_Internet_20_Link">
</text:a>
.</text:p>
      <text:p text:style-name="P4">
“Strong <text:a xlink:type="simple" xlink:href="https://www.ukrinform.ua/tag-dos" text:style-name="Internet_20_link" text:visited-style-name="Visited_20_Internet_20_Link">
</text:a>
, which took place in the districts and Karakyoi, turned roads into lakes. Due to the heavy rain, a laborer broke up the lids of several sewage collectors, ”the TV channel reports.</text:p>
      <text:p text:style-name="P4">
<draw:frame draw:style-name="fr1" draw:name="Image203" text:anchor-type="as-char" svg:width="6.9236in" svg:height="5.199727in" draw:z-index="0">
<draw:image xlink:href="../Images/yкринформ/2023-04-12T20-30-31-03-00/1681320462-568.jpg" xlink:type="simple" xlink:show="embed" xlink:actuate="onLoad" draw:mime-type="image/jpeg"/>
</draw:frame>
The traffic of the Basın Ekspres stopped, the motion density was 85%.</text:p>
      <text:p text:style-name="P4">
<text:span text:style-name="T4">
 Read also: </text:span>
 <text:a xlink:type="simple" xlink:href="https://www.ukrinform.ua/rubric-world/3693900-v-antalii-vipav-snig-ruh-okremimi-avtoslahami-zablokovanij.html" text:style-name="Internet_20_link" text:visited-style-name="Visited_20_Internet_20_Link">
</text:a>
As reported by Ukrinform, housing owners in Istanbul and tenants <text:a xlink:type="simple" xlink:href="https://www.ukrinform.ua/rubric-world/3694180-stambulci-pokidaut-stari-budinki-v-sejsmicno-nebezpecnih-rajonah.html" text:style-name="Internet_20_link" text:visited-style-name="Visited_20_Internet_20_Link">
</text:a>
The dwelling and stopping the lease of old houses, which are located near the fracture of the earth's crust, bearing the land.</text:p>
      <text:p text:style-name="P4">
<text:span text:style-name="T5">
Foto: cnn türk</text:span>
</text:p>
      <text:p text:style-name="P4">
News Source: <text:a xlink:type="simple" xlink:href="https://www.ukrinform.ua/rubric-world/3695077-cerez-zlivi-u-stambuli-vulici-peretvorilisa-na-ozera.html" text:style-name="Internet_20_link" text:visited-style-name="Visited_20_Internet_20_Link">
https://www.ukrinform.ua/rubric-world/3695077-cerez-zlivi-u-stambuli-vulici-peretvorilisa-na-ozera.html</text:a>
</text:p>
      <!--NEWS-->
      <text:h text:style-name="P10" text:outline-level="1">
<text:span text:style-name="T4">
In Ukraine, small rains are predicted, warm up to +15 ° in the daytime</text:span>
</text:h>
      <text:p text:style-name="P4">
Authors: Ukrinform (Person)</text:p>
      <text:p text:style-name="P4">
Publisher: Укринформ (Organization)</text:p>
      <text:p text:style-name="P4">
Published Time: 2023-04-12T20:33:00+03:00</text:p>
      <text:p text:style-name="P4">
Modified Time: 2023-04-12T20:33:00+03:00</text:p>
      <text:p text:style-name="P4">
Description: In Ukraine, there will be little rains on Thursday, in the eastern, southern, Kirovograd and Dniproperovsk regions, moderate rain is expected, 5-10 ° at night, 1-6 ° heat in the western regions, 10-15 ° heat in the afternoon. - Ukrinform.</text:p>
      <text:p text:style-name="P4">
Images: ["<text:a xlink:type="simple" xlink:href="https://static.ukrinform.com/photos/2019_08/thumb_files/630_360_1565425943-564.jpg" text:style-name="Internet_20_link" text:visited-style-name="Visited_20_Internet_20_Link">
630_360_15654...</text:a>
"]</text:p>
      <text:p text:style-name="P4">
Tags: ['Дощ', 'Погода', 'Прогноз', 'Весна']</text:p>
      <text:p text:style-name="P4">
Type: Article</text:p>
      <!--METADATA-->
      <text:p text:style-name="P4">
<draw:frame draw:style-name="fr1" draw:name="Image204" text:anchor-type="as-char" svg:width="6.9236in" svg:height="3.956343in" draw:z-index="0">
<draw:image xlink:href="../Images/yкринформ/2023-04-12T20-33-00-03-00/630_360_1565425943-564.jpg" xlink:type="simple" xlink:show="embed" xlink:actuate="onLoad" draw:mime-type="image/jpeg"/>
</draw:frame>
In Ukraine Thursday, there will be little rains, in the eastern, southern, Kirovograd Tadniproperovsk regions, it is expected to rain, at night 5-10 °, in western holes 1-6 ° heat, in the afternoon 10-15 ° heat.</text:p>
      <text:p text:style-name="P4">
Ukrinform was reported at the Ukrainian Hydrometeorological Center.</text:p>
      <text:p text:style-name="P4">
"In Ukraine, in addition to the western regions, light rain, in the Eastern, at night and cowder, Kirovograd and Dniproperovsk regions moderate <text:a xlink:type="simple" xlink:href="https://www.ukrinform.ua/tag-dos" text:style-name="Internet_20_link" text:visited-style-name="Visited_20_Internet_20_Link">
</text:a>
. In the west of the country at night and in the morning, local. East wind, northeast, 5-10 m/s. Temperature at night 5-10 °, nated areas of 1-6 ° heat(In the Carpathians about 0 °); in the afternoon 10-15 ° heat ", -goes in the message.</text:p>
      <text:p text:style-name="P4">
In Kiev and the region April 13 will be light rain. Northeast wind, 5-10 m/s. In the capital, the temperature at night is 7-9 ° heat, in the afternoon 11-13 °, in the Kyiv region 5-10 ° heat, in the afternoon 10-15 °.</text:p>
      <text:p text:style-name="P4">
Forecasters are forecasting on April 14 on the left on the Left Bank, in the afternoon in Transcarpathia and Vacarpathia, April 15 at night in the western part, in the afternoon in Ukraine, except the East of the Tauling East, small, sometimes moderate rains; in the rest of the territory of non -rapid precipitation.</text:p>
      <text:p text:style-name="P4">
The wind on April 14, 3-8 m/s, April 15, preferably southeast, 5-10 m/s.</text:p>
      <text:p text:style-name="P4">
Temperature at night 4-9 °, April 15 in the eastern and Sumy regions of 0-5 ° heat; in the afternoon 10-15 °, in the south, April 14 and in the western part of the country 13-18 °.</text:p>
      <text:p text:style-name="P4">
<text:span text:style-name="T4">
 Read also: </text:span>
 <text:a xlink:type="simple" xlink:href="https://www.ukrinform.ua/rubric-technology/3694782-prognoz-pogodi-za-30-sekund-u-kitai-rozrobili-sistemu-na-osnovi-stucnogo-intelektu.html" text:style-name="Internet_20_link" text:visited-style-name="Visited_20_Internet_20_Link">
</text:a>
In Kiev and the region on April 14 without significant rainfall, April 15 is expected to rain in the afternoon. Wind on April 14 variable directions, 3-8 m/s, April 15 Southeast, 5-10 m/s. In the capital, the temperature at night is 6-8 ° heat, in the afternoon 12-14 °, Nakivshchyna at night 4-9 ° heat, in the afternoon 10-15 °.</text:p>
      <text:p text:style-name="P4">
According to the forecast, in Ukraine, on April 16, it will be moderate at night, in the afternoon, small days, only in the southeastern and eastern regions without precipitation. On April 17, it is rained on the rest of the territory of the wicked and southwestern regions. The temperature at night is 2-8 ° warm, in the afternoon 9-15 °, April 17 in the country, in addition to the western part, 13-19 °.</text:p>
      <text:p text:style-name="P4">
In Kiev and the region, on April 16, it is expected to be moderate, light rain in the afternoon; April 17 without precipitation. In the capital, the temperature at night is 4-6 ° heat, in the afternoon on April 1611-13 °, April 17-17 °; In Kyiv region at night 2-7 ° warm, in the afternoon on April 16, 9-14 °, April 17 13-18 °.</text:p>
      <text:p text:style-name="P4">
News Source: <text:a xlink:type="simple" xlink:href="https://www.ukrinform.ua/rubric-regions/3694947-v-ukraini-prognozuut-neveliki-dosi-vden-progrie-do-15.html" text:style-name="Internet_20_link" text:visited-style-name="Visited_20_Internet_20_Link">
https://www.ukrinform.ua/rubric-regions/3694947-v-ukraini-prognozuut-neveliki-dosi-vden-progrie-do-15.html</text:a>
</text:p>
      <!--NEWS-->
      <text:h text:style-name="P10" text:outline-level="1">
<text:span text:style-name="T4">
Kazakhstan displaces Russia in the market of enriched uranium - Bloomberg</text:span>
</text:h>
      <text:p text:style-name="P4">
Authors: Ukrinform (Person)</text:p>
      <text:p text:style-name="P4">
Publisher: Укринформ (Organization)</text:p>
      <text:p text:style-name="P4">
Published Time: 2023-04-12T20:35:00+03:00</text:p>
      <text:p text:style-name="P4">
Modified Time: 2023-04-12T20:35:00+03:00</text:p>
      <text:p text:style-name="P4">
Description: Nuclear stations in Eastern Europe, which have previously received the enriched Uranus from Russia, seek to reduce their dependence on Moscow and plan to sign a contract with the Uranus companion of Kazakhstan as early as 2025. - Ukrinform.</text:p>
      <text:p text:style-name="P4">
Images: ["<text:a xlink:type="simple" xlink:href="https://static.ukrinform.com/photos/2019_03/thumb_files/630_360_1553192719-759.jpg" text:style-name="Internet_20_link" text:visited-style-name="Visited_20_Internet_20_Link">
630_360_15531...</text:a>
"]</text:p>
      <text:p text:style-name="P4">
Tags: ['Казахстан', 'росія', 'Уран', 'Ринок']</text:p>
      <text:p text:style-name="P4">
Type: Article</text:p>
      <!--METADATA-->
      <text:p text:style-name="P4">
<draw:frame draw:style-name="fr1" draw:name="Image205" text:anchor-type="as-char" svg:width="6.9236in" svg:height="3.956343in" draw:z-index="0">
<draw:image xlink:href="../Images/yкринформ/2023-04-12T20-35-00-03-00/630_360_1553192719-759.jpg" xlink:type="simple" xlink:show="embed" xlink:actuate="onLoad" draw:mime-type="image/jpeg"/>
</draw:frame>
Atomnistants in Eastern Europe, which have previously received the enriched Uranus from Russia, seek to reduce their dependence on Moscow and plan to sign the contract with the Zuran producing company Kazakhstan as early as 2025.</text:p>
      <text:p text:style-name="P4">
As Ukrinform reports, it reports <text:a xlink:type="simple" xlink:href="https://www.bloomberg.com/news/articles/2023-04-11/world-s-top-uranium-miner-sees-clients-switching-from-russia" text:style-name="Internet_20_link" text:visited-style-name="Visited_20_Internet_20_Link">
</text:a>
.</text:p>
      <text:p text:style-name="P4">
Some nuclear stations in Eastern Europe previously received(https://www.ukrinform.ua/tag-rosia), seeking to receive our contracts since 20125, said Jerzhan Mukanov, CEO of Kazatotomprom.</text:p>
      <text:p text:style-name="P4">
In particular, Kamatoprom predicts a significant increase in demand for uranium and is already preparing for production. They also plan to open the third export routine in demand from China.</text:p>
      <text:p text:style-name="P4">
"We are preparing our supplies for mining so we can respond to market requests," Mukanov said in an interview with Bloomberg.</text:p>
      <text:p text:style-name="P4">
The US is one of the countries that seek to reduce its dependence on the supply of uranium from Russia - the world's largest nuclear fuel supplier. It was not enough to prevent the rapid growth of Russian export after invasion of Ukraine, which increases the Kremlin's profits.</text:p>
      <text:p text:style-name="P4">
<text:span text:style-name="T4">
 Read also: </text:span>
 <text:a xlink:type="simple" xlink:href="https://www.ukrinform.ua/rubric-economy/3694781-energoatom-pidpisav-ugodu-z-kanadskou-kompanieu-pro-vikoristanna-ukrainskogo-uranu.html" text:style-name="Internet_20_link" text:visited-style-name="Visited_20_Internet_20_Link">
<text:span text:style-name="T4">
 Uranus </text:span>
</text:a>
Demand for Uranus is expected to increase by about a third by 2030, and the Nuclear Association has declared a predictable increase in the world's power in the world by 16%. Kazakhstan, which produces more than 40% of the world uranium, plans to keep production at about 22,000 tons this year.</text:p>
      <text:p text:style-name="P4">
"We are predicting an increase in demand for uranium, but we are not interested in an explosive growth of prices," Mukanov said.</text:p>
      <text:p text:style-name="P4">
Kamatoprom plans to open the third export route this year to bring Uranus to China. Currently, the country is transporting atomic fuel through Russia through the Caspian Sea to the Black Sea.</text:p>
      <text:p text:style-name="P4">
News Source: <text:a xlink:type="simple" xlink:href="https://www.ukrinform.ua/rubric-economy/3695078-kazahstan-vitisnae-rosiu-na-rinku-zbagacenogo-uranu-bloomberg.html" text:style-name="Internet_20_link" text:visited-style-name="Visited_20_Internet_20_Link">
https://www.ukrinform.ua/rubric-economy/3695078-kazahstan-vitisnae-rosiu-na-rinku-zbagacenogo-uranu-bloomberg.html</text:a>
</text:p>
      <!--NEWS-->
      <text:h text:style-name="P10" text:outline-level="1">
<text:span text:style-name="T4">
Ukraine at the UN: The presidency</text:span>
</text:h>
      <text:p text:style-name="P4">
Authors: Ukrinform (Person)</text:p>
      <text:p text:style-name="P4">
Publisher: Укринформ (Organization)</text:p>
      <text:p text:style-name="P4">
Published Time: 2023-04-12T20:42:51+03:00</text:p>
      <text:p text:style-name="P4">
Modified Time: 2023-04-12T20:42:51+03:00</text:p>
      <text:p text:style-name="P4">
Description: The simultaneous presidency of Russia in the UN Security Council and the brutal execution of the Russian military Ukrainian prisoners of war significantly reduces the authority of the UN. - Ukrinform.</text:p>
      <text:p text:style-name="P4">
Images: ["<text:a xlink:type="simple" xlink:href="https://static.ukrinform.com/photos/2022_01/thumb_files/630_360_1643665289-546.jpeg" text:style-name="Internet_20_link" text:visited-style-name="Visited_20_Internet_20_Link">
630_360_16436...</text:a>
"]</text:p>
      <text:p text:style-name="P4">
Tags: ['ООН', 'Страта', 'Україна', 'росія']</text:p>
      <text:p text:style-name="P4">
Type: Article</text:p>
      <!--METADATA-->
      <text:p text:style-name="P4">
<draw:frame draw:style-name="fr1" draw:name="Image206" text:anchor-type="as-char" svg:width="6.9236in" svg:height="3.956343in" draw:z-index="0">
<draw:image xlink:href="../Images/yкринформ/2023-04-12T20-42-51-03-00/630_360_1643665289-546.jpeg" xlink:type="simple" xlink:show="embed" xlink:actuate="onLoad" draw:mime-type="image/jpeg"/>
</draw:frame>
The simultaneous head of the UN Security Council and the brutal execution of the Russian military Ukrainian prisoners of war significantly reduces the authority of the UN.</text:p>
      <text:p text:style-name="P4">
According to the Ukrinform correspondent, this was stated in the UN -representative of Ukraine.</text:p>
      <text:p text:style-name="P4">
"Against the backdrop of an outrageous crime, the presidency of the Russian Federation in the Security Council looks extremely cynical and harms the authority and capabilities of this organ," - said in a widespread statement.</text:p>
      <text:p text:style-name="P4">
Diplomats stressed that "a state recognized as an aggressor by the General Assembly, a state that continues to commit aggression, war crimes and humanity crimes should not be headed by the UN body, endowed with a key responsibility for supporting international peace and security." “We rely on a solid and decisive position of members <text:a xlink:type="simple" xlink:href="https://www.ukrinform.ua/tag-oon" text:style-name="Internet_20_link" text:visited-style-name="Visited_20_Internet_20_Link">
</text:a>
The notion of Russian military crimes and the notion of "peace -loving state" in the sense of 4 Articles of the UN Charter, ”said the UN -UN Mission at the UN.</text:p>
      <text:p text:style-name="P4">
The statement states that "Russia consciously implements its policy of torture, physical violence, inhuman treatment, intentional causes of gravity, grievous bodily harm and intentional murder of captives and civilians and civilians in Ukraine." "This shocking incident has left our determination to hold all the horrific crimes involved in Ukraine, including the highest leadership of the Russian Tabeszzzzzzzzzzz -in perpetrators," the diplomats summed up.</text:p>
      <text:p text:style-name="P4">
<text:span text:style-name="T4">
 Read also: </text:span>
 <text:a xlink:type="simple" xlink:href="https://www.ukrinform.ua/rubric-ato/3695075-danilov-pro-video-zi-stratou-ukrainskogo-vijskovogo-znajti-neludiv-e-spravou-cesti.html" text:style-name="Internet_20_link" text:visited-style-name="Visited_20_Internet_20_Link">
<text:span text:style-name="T4">
 strato </text:span>
</text:a>
As reported, there were two videos of Ukrainian defense protection on the Internet.</text:p>
      <text:p text:style-name="P4">
According to CNN, the first video was posted on the pro -Russian channel of Uzozos networks on April 8. It was deliberately removed by the "Wagner" and shows the two -headed bodies of the Ukrainian military, which lie on the ground near the injured military car. The Russian accounts claim that the video was filmed near Bakhmut.</text:p>
      <text:p text:style-name="P4">
The second video that appeared on Twitter and deliberately blurred is probably recorded in the summer, given the vegetation in the frame. On it, a Russian boy with a knife is beheaded by the Ukrainian military, who, judging by the voice of Naidideo, was probably alive at the beginning of the massacre.Law enforcement agencies of Ukraine take measures to identify the persons who committed the crime.</text:p>
      <text:p text:style-name="P4">
News Source: <text:a xlink:type="simple" xlink:href="https://www.ukrinform.ua/rubric-polytics/3695079-ukraina-v-oon-golovuvanna-rosii-u-radbezi-na-tli-zorstokoi-strati-vijskovogo-e-nasmiskou.html" text:style-name="Internet_20_link" text:visited-style-name="Visited_20_Internet_20_Link">
https://www.ukrinform.ua/rubric-polytics/3695079-ukraina-v-oon-golovuvanna-rosii-u-radbezi-na-tli-zorstokoi-strati-vijskovogo-e-nasmiskou.html</text:a>
</text:p>
      <!--NEWS-->
      <text:h text:style-name="P10" text:outline-level="1">
<text:span text:style-name="T4">
Macron: To be an ally of the US does not mean to be a vassal</text:span>
</text:h>
      <text:p text:style-name="P4">
Authors: Ukrinform (Person)</text:p>
      <text:p text:style-name="P4">
Publisher: Укринформ (Organization)</text:p>
      <text:p text:style-name="P4">
Published Time: 2023-04-12T20:50:00+03:00</text:p>
      <text:p text:style-name="P4">
Modified Time: 2023-04-12T20:50:00+03:00</text:p>
      <text:p text:style-name="P4">
Description: French President Emmanuel Macron, during a press conference in Amsterdam, said Taiwan that being an ally of the United States does not mean being a vassal. - Ukrinform.</text:p>
      <text:p text:style-name="P4">
Images: ["<text:a xlink:type="simple" xlink:href="https://static.ukrinform.com/photos/2022_04/thumb_files/630_360_1650640402-467.jpg" text:style-name="Internet_20_link" text:visited-style-name="Visited_20_Internet_20_Link">
630_360_16506...</text:a>
"]</text:p>
      <text:p text:style-name="P4">
Tags: ['Франція', 'Макрон', 'США', 'Тайвань']</text:p>
      <text:p text:style-name="P4">
Type: Article</text:p>
      <!--METADATA-->
      <text:p text:style-name="P4">
<draw:frame draw:style-name="fr1" draw:name="Image207" text:anchor-type="as-char" svg:width="6.9236in" svg:height="3.956343in" draw:z-index="0">
<draw:image xlink:href="../Images/yкринформ/2023-04-12T20-50-00-03-00/630_360_1650640402-467.jpg" xlink:type="simple" xlink:show="embed" xlink:actuate="onLoad" draw:mime-type="image/jpeg"/>
</draw:frame>
Emmanuel Macron Presidential, during a press conference in Amsterdam, about Taiwanus, that being an ally of the United States does not mean to be a vassal.</text:p>
      <text:p text:style-name="P4">
About it reports Ukrinform with reference to Twitter <text:a xlink:type="simple" xlink:href="https://twitter.com/AFP/status/1646194054303039501" text:style-name="Internet_20_link" text:visited-style-name="Visited_20_Internet_20_Link">
</text:a>
.</text:p>
      <text:p text:style-name="P4">
“Бути союзником не означає бути васалом... не означає, що ми не маємо правадумати самостійно”, - сказав він.</text:p>
      <text:p text:style-name="P4">
Як повідомляв Укрінформ, президент Франції Еммануель Макрон із дружиноюприбули до Нідерландів з дводенним державним візитом на тлі критики йогокоментарів стосовно позиції Європи щодо Китаю та Тайваню.</text:p>
      <text:p text:style-name="P4">
Президент Франції Еммануель Макрон після повернення з триденного державноговізиту до КНР заявив, що Європа не зацікавлена в ескалації кризи навколоТайваню і повинна дотримуватися власної стратегії у відносинах з островом,незалежної як від Сполучених Штатів, так і від Китаю.</text:p>
      <text:p text:style-name="P4">
<text:span text:style-name="T4">
Читайте також:</text:span>
 <text:a xlink:type="simple" xlink:href="https://www.ukrinform.ua/rubric-world/3694660-u-es-bilsae-simpatikiv-idei-makrona-sodo-strategicnoi-avtonomii-vid-ssa-misel.html" text:style-name="Internet_20_link" text:visited-style-name="Visited_20_Internet_20_Link">
 <text:span text:style-name="T4">
Макрон</text:span>
 </text:a>
Germany and the Czech Republic have criticized the statements of French President Emmanueliamakron on Taiwan, as well as the dependence of European countries on the United States.</text:p>
      <text:p text:style-name="P4">
The Head of the Polish Government Mateusz Moravetsky warned individual European leaders against attempt <text:a xlink:type="simple" xlink:href="https://www.ukrinform.ua/rubric-world/3694372-moraveckij-makronu-zamist-strategicnoi-avtonomii-treba-buduvati-strategicnij-souz-iz-ssa.html" text:style-name="Internet_20_link" text:visited-style-name="Visited_20_Internet_20_Link">
</text:a>
Calling, on the contrary, to the development of Europe's strategic cooperation with Washington.  Photo: Ouest-France_</text:p>
      <text:p text:style-name="P4">
News Source: <text:a xlink:type="simple" xlink:href="https://www.ukrinform.ua/rubric-world/3695084-makron-buti-souznikom-ssa-ne-oznacae-buti-vasalom.html" text:style-name="Internet_20_link" text:visited-style-name="Visited_20_Internet_20_Link">
https://www.ukrinform.ua/rubric-world/3695084-makron-buti-souznikom-ssa-ne-oznacae-buti-vasalom.html</text:a>
</text:p>
      <!--NEWS-->
      <text:h text:style-name="P10" text:outline-level="1">
<text:span text:style-name="T4">
The All -Ukrainian Council of Churches supports the bill on the ban on religious organizations related to the Russian Federation</text:span>
</text:h>
      <text:p text:style-name="P4">
Authors: Ukrinform (Person)</text:p>
      <text:p text:style-name="P4">
Publisher: Укринформ (Organization)</text:p>
      <text:p text:style-name="P4">
Published Time: 2023-04-12T20:54:00+03:00</text:p>
      <text:p text:style-name="P4">
Modified Time: 2023-04-12T20:54:00+03:00</text:p>
      <text:p text:style-name="P4">
Description: The Chairman of the Verkhovna Rada Ruslan Stefanchuk informed that the All-Ukrainian Council of Churches and Religious Organizations (Vrssiro) supported the consideration in the Parliament of the Bill, which would not allow the activity of any religious organizations with centers of influence in Russia. - Ukrinform.</text:p>
      <text:p text:style-name="P4">
Images: ["<text:a xlink:type="simple" xlink:href="https://static.ukrinform.com/photos/2023_04/thumb_files/630_360_1680610780-609.jpg" text:style-name="Internet_20_link" text:visited-style-name="Visited_20_Internet_20_Link">
630_360_16806...</text:a>
", "<text:a xlink:type="simple" xlink:href="https://static.ukrinform.com/photos/2023_04/1681322047-877.jpg" text:style-name="Internet_20_link" text:visited-style-name="Visited_20_Internet_20_Link">
1681322047-87...</text:a>
", "<text:a xlink:type="simple" xlink:href="https://static.ukrinform.com/photos/2023_04/1681322047-577.jpg" text:style-name="Internet_20_link" text:visited-style-name="Visited_20_Internet_20_Link">
1681322047-57...</text:a>
"]</text:p>
      <text:p text:style-name="P4">
Tags: ['УПЦ МП', 'Верховна Рада', 'Стефанчук', 'Всеукраїнська рада церков']</text:p>
      <text:p text:style-name="P4">
Type: Article</text:p>
      <!--METADATA-->
      <text:p text:style-name="P4">
<draw:frame draw:style-name="fr1" draw:name="Image208" text:anchor-type="as-char" svg:width="6.9236in" svg:height="3.956343in" draw:z-index="0">
<draw:image xlink:href="../Images/yкринформ/2023-04-12T20-54-00-03-00/630_360_1680610780-609.jpg" xlink:type="simple" xlink:show="embed" xlink:actuate="onLoad" draw:mime-type="image/jpeg"/>
</draw:frame>
Ruslan Stefanchuk Ruslan Stefanchuk reported that the All -Ukrainian Council of Churches of Ireligious Organizations(Vrziro)She supported the consideration in the Parliament of the Law, which will not allow the activity of any religious organizations from centrally influence in Russia.</text:p>
      <text:p text:style-name="P4">
According to Ukrinform, he informed about it in <text:a xlink:type="simple" xlink:href="https://www.facebook.com/stefanchuk.official/posts/pfbid0iWEUqRHGfqUZK6gkmYaZhzLywDNnC7288M4UhGWuxKyiYwxHWBWmQazKP5HwbArMl" text:style-name="Internet_20_link" text:visited-style-name="Visited_20_Internet_20_Link">
</text:a>
“Yesterday, I had a frank conversation with members of the All -Ukrainian Council of Church of Religious Organizations. Today we all worry about the Ukrainian community and that the Russian enemy does not penetrate into our hearts and souls. Microprohorated by a number of legislative initiatives that are presented today to <text:a xlink:type="simple" xlink:href="https://www.ukrinform.ua/tag-verhovna-rada" text:style-name="Internet_20_link" text:visited-style-name="Visited_20_Internet_20_Link">
</text:a>
. Among others, special attention has been attached to the project of the Law “On Amendments to Certain Laws of Ukraine on the Activity of Religious Organizations in Ukraine”(№ 8371)”, - reminded Stefanchuk.</text:p>
      <text:p text:style-name="P4">
He specified that the said bill "will not allow the activity of any religious organizations affiliated with the centers of influence of religious organizations, whose governing center is outside Ukraine in the state in the state, which holds military aggression against Ukraine."</text:p>
      <text:p text:style-name="P4">
<text:span text:style-name="T4">
 Read also: </text:span>
 <text:a xlink:type="simple" xlink:href="https://www.ukrinform.ua/rubric-other_news/3694969-u-lavri-zafiksuvali-rujnuvanna-knizkovogo-skladu-akij-buv-u-koristuvanni-upc-mp-tkacenko.html" text:style-name="Internet_20_link" text:visited-style-name="Visited_20_Internet_20_Link">
<text:span text:style-name="T4">
 UOC </text:span>
</text:a>
“Following the meeting with VRSCRIR members today, I received a letter, it will be deepened that churches and religious organizations support the consideration of the Ukrainian Parliament and adopting as a basis for the said document. And they all acknowledge that these relationships should be regulated by law, ”the Verkhovna Rada chairman said.</text:p>
      <text:p text:style-name="P4">
He also added that "Vrziro - against the Russian Church in Ukraine and all realize that Russia has no right to influence Ukrainian religious organizations."</text:p>
      <text:p text:style-name="P4">
<draw:frame draw:style-name="fr1" draw:name="Image209" text:anchor-type="as-char" svg:width="6.9236in" svg:height="9.481486in" draw:z-index="0">
<draw:image xlink:href="../Images/yкринформ/2023-04-12T20-54-00-03-00/1681322047-877.jpg" xlink:type="simple" xlink:show="embed" xlink:actuate="onLoad" draw:mime-type="image/jpeg"/>
</draw:frame>
<draw:frame draw:style-name="fr1" draw:name="Image210" text:anchor-type="as-char" svg:width="6.9236in" svg:height="9.718683in" draw:z-index="0">
<draw:image xlink:href="../Images/yкринформ/2023-04-12T20-54-00-03-00/1681322047-577.jpg" xlink:type="simple" xlink:show="embed" xlink:actuate="onLoad" draw:mime-type="image/jpeg"/>
</draw:frame>
</text:p>
      <text:p text:style-name="P4">
<text:span text:style-name="T4">
 Read also: </text:span>
 <text:a xlink:type="simple" xlink:href="https://www.ukrinform.ua/rubric-culture/3694900-u-kiivskij-lavri-pocala-robotu-komisia-mkip-aki-porusenna-viavila-perevirka.html" text:style-name="Internet_20_link" text:visited-style-name="Visited_20_Internet_20_Link">
</text:a>
As reported by Ukrinform, in January 2023, the Cabinet of Ministers registered the Exposed Bravement No. 8371 on the activities of religious organizations in Ukraine, according to which the activities of the UOC may be terminated(MP).Законопроєкт спрямований на забезпечення духовної незалежності, недопущеннярозколу в суспільстві за релігійною ознакою, сприяння консолідаціїукраїнського суспільства та захист національних інтересів.</text:p>
      <text:p text:style-name="P4">
News Source: <text:a xlink:type="simple" xlink:href="https://www.ukrinform.ua/rubric-society/3695085-vseukrainska-rada-cerkov-pidtrimue-zakonoproekt-pro-zaboronu-religijnih-organizacij-povazanih-iz-rf.html" text:style-name="Internet_20_link" text:visited-style-name="Visited_20_Internet_20_Link">
https://www.ukrinform.ua/rubric-society/3695085-vseukrainska-rada-cerkov-pidtrimue-zakonoproekt-pro-zaboronu-religijnih-organizacij-povazanih-iz-rf.html</text:a>
</text:p>
      <!--NEWS-->
      <text:h text:style-name="P10" text:outline-level="1">
<text:span text:style-name="T4">
The United States does not spend money in Ukraine, but invest in democracy - a Senate delegation in Kiev</text:span>
</text:h>
      <text:p text:style-name="P4">
Authors: Ukrinform (Person)</text:p>
      <text:p text:style-name="P4">
Publisher: Укринформ (Organization)</text:p>
      <text:p text:style-name="P4">
Published Time: 2023-04-12T20:59:47+03:00</text:p>
      <text:p text:style-name="P4">
Modified Time: 2023-04-12T20:59:47+03:00</text:p>
      <text:p text:style-name="P4">
Description: The US Senate Senate Delegation, after meeting with the President of Ukraine's team Vladimir Zelensky, remained satisfied with the accountability and transparency of US assistance. - Ukrinform.</text:p>
      <text:p text:style-name="P4">
Images: ["<text:a xlink:type="simple" xlink:href="https://static.ukrinform.com/photos/2023_04/thumb_files/630_360_1681322026-846.jpg" text:style-name="Internet_20_link" text:visited-style-name="Visited_20_Internet_20_Link">
630_360_16813...</text:a>
", "<text:a xlink:type="simple" xlink:href="https://static.ukrinform.com/photos/2023_04/1681322027-713.jpg" text:style-name="Internet_20_link" text:visited-style-name="Visited_20_Internet_20_Link">
1681322027-71...</text:a>
", "<text:a xlink:type="simple" xlink:href="https://static.ukrinform.com/photos/2023_04/1681322068-995.jpg" text:style-name="Internet_20_link" text:visited-style-name="Visited_20_Internet_20_Link">
1681322068-99...</text:a>
", "<text:a xlink:type="simple" xlink:href="https://static.ukrinform.com/photos/2023_04/1681322093-568.jpg" text:style-name="Internet_20_link" text:visited-style-name="Visited_20_Internet_20_Link">
1681322093-56...</text:a>
"]</text:p>
      <text:p text:style-name="P4">
Tags: ['США', 'Україна', 'Сенат']</text:p>
      <text:p text:style-name="P4">
Type: Article</text:p>
      <!--METADATA-->
      <text:p text:style-name="P4">
<draw:frame draw:style-name="fr1" draw:name="Image211" text:anchor-type="as-char" svg:width="6.9236in" svg:height="3.956343in" draw:z-index="0">
<draw:image xlink:href="../Images/yкринформ/2023-04-12T20-59-47-03-00/630_360_1681322026-846.jpg" xlink:type="simple" xlink:show="embed" xlink:actuate="onLoad" draw:mime-type="image/jpeg"/>
</draw:frame>
After meeting with the team of President of Ukraine, Zelensky's team, the two -party delegation of the US Senate remained a satisfied level of accountability and transparent -based American assistance.</text:p>
      <text:p text:style-name="P4">
This was stated by delegation members Senators Joe Menchin(Democrat from the state), Mark Kelly(Democrat from Arizona)ta lisa Merkavsky(Alaska Republicancomb)During a briefing in Kiev, Ukrinform correspondent reports.</text:p>
      <text:p text:style-name="P4">
Senator Menchin reported that the delegation was initially encountered by US servicemen in Poland, and then was informed at a meeting of the president of Ukraine on coordination of assistance and that they could still be victory in the fight against <text:a xlink:type="simple" xlink:href="https://www.ukrinform.ua/tag-rosia" text:style-name="Internet_20_link" text:visited-style-name="Visited_20_Internet_20_Link">
</text:a>
 .</text:p>
      <text:p text:style-name="P4">
<draw:frame draw:style-name="fr1" draw:name="Image212" text:anchor-type="as-char" svg:width="6.9236in" svg:height="4.615733in" draw:z-index="0">
<draw:image xlink:href="../Images/yкринформ/2023-04-12T20-59-47-03-00/1681322027-713.jpg" xlink:type="simple" xlink:show="embed" xlink:actuate="onLoad" draw:mime-type="image/jpeg"/>
</draw:frame>
“They received information from the President of Zelensky and his team on the condition of a good place, on the battlefield, what type of weapons or systems they need to be successful. It was very valuable for me, for my role as the chairman of the Aircraft Aircraft Subsomy, to get a clear understanding of what Ukraine needs, ”Senator Kelly said.</text:p>
      <text:p text:style-name="P4">
<draw:frame draw:style-name="fr1" draw:name="Image213" text:anchor-type="as-char" svg:width="6.9236in" svg:height="4.615733in" draw:z-index="0">
<draw:image xlink:href="../Images/yкринформ/2023-04-12T20-59-47-03-00/1681322068-995.jpg" xlink:type="simple" xlink:show="embed" xlink:actuate="onLoad" draw:mime-type="image/jpeg"/>
</draw:frame>
According to him, Washington constantly monitors what Ukraine needs, the ideas will transmit the US Defense Ministry to information from Kiev.</text:p>
      <text:p text:style-name="P4">
The Republican Merkavsky, for her part, noted that the delegation was also a malafunction of supervision through the United States.</text:p>
      <text:p text:style-name="P4">
“We are here to better understand the level of accountability, transparency. Anyone, with whom they misering, directly taught on the table that the United States did, what their parters did, where it is, where it will go, and how it helps the halls, ”she said.</text:p>
      <text:p text:style-name="P4">
<draw:frame draw:style-name="fr1" draw:name="Image214" text:anchor-type="as-char" svg:width="6.9236in" svg:height="4.615733in" draw:z-index="0">
<draw:image xlink:href="../Images/yкринформ/2023-04-12T20-59-47-03-00/1681322093-568.jpg" xlink:type="simple" xlink:show="embed" xlink:actuate="onLoad" draw:mime-type="image/jpeg"/>
</draw:frame>
Finally, Menchin emphasized that the delegation learned about the transparency of the reporting of weapons and the money provided by the US, the IMF, and were well -known.</text:p>
      <text:p text:style-name="P4">
"They(Ukrainians - ed.)They do incredible work and consider that every dollar is spent wisely and with benefits. We do not spend money in Ukraine, we are invest in democracy. If we do not win here, then God will help us, ”the politician said.</text:p>
      <text:p text:style-name="P4">
<text:span text:style-name="T4">
 Read also: </text:span>
 <text:a xlink:type="simple" xlink:href="https://www.ukrinform.ua/rubric-ato/3695024-smigal-zustrivsa-z-glavou-pentagona-j-zaklikav-ssa-nadati-litaki.html" text:style-name="Internet_20_link" text:visited-style-name="Visited_20_Internet_20_Link">
<text:span text:style-name="T4">
 Shmigal </text:span>
</text:a>
</text:p>
      <text:p text:style-name="P4">
News Source: <text:a xlink:type="simple" xlink:href="https://www.ukrinform.ua/rubric-polytics/3695087-ssa-ne-vitracaut-grosi-v-ukraini-a-investuut-u-demokratiu-delegacia-senatu-v-kievi.html" text:style-name="Internet_20_link" text:visited-style-name="Visited_20_Internet_20_Link">
https://www.ukrinform.ua/rubric-polytics/3695087-ssa-ne-vitracaut-grosi-v-ukraini-a-investuut-u-demokratiu-delegacia-senatu-v-kievi.html</text:a>
</text:p>
      <!--NEWS-->
      <text:h text:style-name="P10" text:outline-level="1">
<text:span text:style-name="T4">
In Poland told when 116 Abrams tanks will be received</text:span>
</text:h>
      <text:p text:style-name="P4">
Authors: Ukrinform (Person)</text:p>
      <text:p text:style-name="P4">
Publisher: Укринформ (Organization)</text:p>
      <text:p text:style-name="P4">
Published Time: 2023-04-12T21:13:00+03:00</text:p>
      <text:p text:style-name="P4">
Modified Time: 2023-04-12T21:13:00+03:00</text:p>
      <text:p text:style-name="P4">
Description: To Poland, 116 Abrams M1a1 tanks of the older generation that Warsaw purchased in the United States will be delivered by three parties by the end of this year. - Ukrinform.</text:p>
      <text:p text:style-name="P4">
Images: ["<text:a xlink:type="simple" xlink:href="https://static.ukrinform.com/photos/2016_03/thumb_files/630_360_1459395029-2600-abrams-ssa-tank-foto-nuinanet.jpg" text:style-name="Internet_20_link" text:visited-style-name="Visited_20_Internet_20_Link">
630_360_14593...</text:a>
"]</text:p>
      <text:p text:style-name="P4">
Tags: ['Польща', 'США', 'Танк', 'Abrams ']</text:p>
      <text:p text:style-name="P4">
Type: Article</text:p>
      <!--METADATA-->
      <text:p text:style-name="P4">
<draw:frame draw:style-name="fr1" draw:name="Image215" text:anchor-type="as-char" svg:width="6.9236in" svg:height="3.956343in" draw:z-index="0">
<draw:image xlink:href="../Images/yкринформ/2023-04-12T21-13-00-03-00/630_360_1459395029-2600-abrams-ssa-tank-foto-nuinanet.jpg" xlink:type="simple" xlink:show="embed" xlink:actuate="onLoad" draw:mime-type="image/jpeg"/>
</draw:frame>
To Poland, 116 Tanks Abrams M1a1 of the senior generation, which Warsaw has purchased in the United States last year, will be delivered by three parties by the end of the year.</text:p>
      <text:p text:style-name="P4">
About it during a briefing for the media at the Nova Dembe landfill(Near the border of Zokraina)where Polish-American exercises are taking place Abrams, the Land Forces Inspector at the General Command General of the Polish Armed Forces Matsei Yablonsky said, Ukrinform correspondent reports.</text:p>
      <text:p text:style-name="P4">
According to the Polish General, the first 14 tanks are ready for the departure of IDs and even before the end of the first half of the year will be adopted by the 1st Warsaw Browning Brigade of the Armed Forces <text:a xlink:type="simple" xlink:href="https://www.ukrinform.ua/tag-polsa" text:style-name="Internet_20_link" text:visited-style-name="Visited_20_Internet_20_Link">
</text:a>
. The second-party tanks of 42 units will be delivered to Poland at the end of September-early September and they will also be armed with the 1-Ivarshav armored brownie. Instead, the third party of 60 tanks will get to Poland at the end of December, and in early February 2024 it will be assigned to the 19th Mechanized Brigade in Zhuravykinzene Przemysl.</text:p>
      <text:p text:style-name="P4">
<text:span text:style-name="T4">
 Read also: </text:span>
 <text:a xlink:type="simple" xlink:href="https://www.ukrinform.ua/rubric-ato/3691644-navcanna-vijskovih-zsu-na-tankah-abrams-u-pentagoni-nazvali-priblizni-stroki.html" text:style-name="Internet_20_link" text:visited-style-name="Visited_20_Internet_20_Link">
<text:span text:style-name="T4">
 ABRAMS </text:span>
</text:a>
Yablonsky reported that the supply of 116 tanks Abrams M1a1 will not affect the terms of the main order - 250 new Abrams M1A2 tanks for the Polish army. In words, two battalions of these tanks will enter Poland in 2025, the generous others-in 2026, and they will be armed with the 18th Mechanized Division, stationed in Eastern Poland, in particular near the border with Belarus.</text:p>
      <text:p text:style-name="P4">
As the agency reported, Viceremier-Minister, Minister of National Defense Mariusz Blaschak said on Wednesday that <text:a xlink:type="simple" xlink:href="https://www.ukrinform.ua/rubric-ato/3695062-polsa-moze-stati-regionalnim-centrom-obslugovuvanna-tankiv-abrams.html" text:style-name="Internet_20_link" text:visited-style-name="Visited_20_Internet_20_Link">
</text:a>
Abrams that will be in service with both Poland and other countries, including Ukraine.</text:p>
      <text:p text:style-name="P4">
News Source: <text:a xlink:type="simple" xlink:href="https://www.ukrinform.ua/rubric-world/3695092-u-polsi-rozpovili-koli-otrimaut-116-tankiv-abrams.html" text:style-name="Internet_20_link" text:visited-style-name="Visited_20_Internet_20_Link">
https://www.ukrinform.ua/rubric-world/3695092-u-polsi-rozpovili-koli-otrimaut-116-tankiv-abrams.html</text:a>
</text:p>
      <!--NEWS-->
      <text:h text:style-name="P10" text:outline-level="1">
<text:span text:style-name="T4">
Turkey began to supply natural gas to Bulgaria</text:span>
</text:h>
      <text:p text:style-name="P4">
Authors: Ukrinform (Person)</text:p>
      <text:p text:style-name="P4">
Publisher: Укринформ (Organization)</text:p>
      <text:p text:style-name="P4">
Published Time: 2023-04-12T21:20:00+03:00</text:p>
      <text:p text:style-name="P4">
Modified Time: 2023-04-12T21:20:00+03:00</text:p>
      <text:p text:style-name="P4">
Description: Today, the supply of natural gas from Turkey to Bulgaria was started in accordance with the agreement signed in early January this year. - Ukrinform.</text:p>
      <text:p text:style-name="P4">
Images: ["<text:a xlink:type="simple" xlink:href="https://static.ukrinform.com/photos/2023_04/thumb_files/630_360_1681323422-249.jpg" text:style-name="Internet_20_link" text:visited-style-name="Visited_20_Internet_20_Link">
630_360_16813...</text:a>
", "<text:a xlink:type="simple" xlink:href="https://static.ukrinform.com/photos/2023_04/1681323422-132.jpg" text:style-name="Internet_20_link" text:visited-style-name="Visited_20_Internet_20_Link">
1681323422-13...</text:a>
", "<text:a xlink:type="simple" xlink:href="https://static.ukrinform.com/photos/2023_04/1681323422-505.jpeg" text:style-name="Internet_20_link" text:visited-style-name="Visited_20_Internet_20_Link">
1681323422-50...</text:a>
", "<text:a xlink:type="simple" xlink:href="https://static.ukrinform.com/photos/2023_04/1681323421-672.jpg" text:style-name="Internet_20_link" text:visited-style-name="Visited_20_Internet_20_Link">
1681323421-67...</text:a>
"]</text:p>
      <text:p text:style-name="P4">
Tags: ['Болгарія', 'Газ', 'Туреччина']</text:p>
      <text:p text:style-name="P4">
Type: Article</text:p>
      <!--METADATA-->
      <text:p text:style-name="P4">
<draw:frame draw:style-name="fr1" draw:name="Image216" text:anchor-type="as-char" svg:width="6.9236in" svg:height="3.956343in" draw:z-index="0">
<draw:image xlink:href="../Images/yкринформ/2023-04-12T21-20-00-03-00/630_360_1681323422-249.jpg" xlink:type="simple" xlink:show="embed" xlink:actuate="onLoad" draw:mime-type="image/jpeg"/>
</draw:frame>
Today, the supply of natural gas from Turkey to Bulgaria was started in accordance with the day of January this year.</text:p>
      <text:p text:style-name="P4">
About it reports Ukrinform with reference to the Turkish gas and oil-conducting company Botaş in <text:a xlink:type="simple" xlink:href="https://www.botas.gov.tr/Icerik/turkiyeden-bulgaristana-doga/774" text:style-name="Internet_20_link" text:visited-style-name="Visited_20_Internet_20_Link">
</text:a>
.</text:p>
      <text:p text:style-name="P4">
“This cooperation is of great importance to <text:a xlink:type="simple" xlink:href="https://www.ukrinform.ua/tag-energetika" text:style-name="Internet_20_link" text:visited-style-name="Visited_20_Internet_20_Link">
</text:a>
Bulgaria's safety. This is important not only for Bulgaria, but for all south-east and central Europe. We see Turkey as a reliable partner and we will definitely expand our cooperation, ”said Vacemonia with gas starting on the Turkish PPG -terminal Marmara Ereğlisi Bulgaria Khristov Minister of Energy.</text:p>
      <text:p text:style-name="P4">
<draw:frame draw:style-name="fr1" draw:name="Image217" text:anchor-type="as-char" svg:width="6.9236in" svg:height="5.198195in" draw:z-index="0">
<draw:image xlink:href="../Images/yкринформ/2023-04-12T21-20-00-03-00/1681323422-132.jpg" xlink:type="simple" xlink:show="embed" xlink:actuate="onLoad" draw:mime-type="image/jpeg"/>
</draw:frame>
The agreement was signed on January 3, 2023, it provides for transportation of 1.5 billion cubic meters of gas per year for 13 years.</text:p>
      <text:p text:style-name="P4">
<draw:frame draw:style-name="fr1" draw:name="Image218" text:anchor-type="as-char" svg:width="6.9236in" svg:height="5.198195in" draw:z-index="0">
<draw:image xlink:href="../Images/yкринформ/2023-04-12T21-20-00-03-00/1681323422-505.jpeg" xlink:type="simple" xlink:show="embed" xlink:actuate="onLoad" draw:mime-type="image/jpeg"/>
</draw:frame>
“Today's delivery will be approximately 55 million cubic meters, but the alem will have a total of 1.5 billion cubic meters per year. This power can develop in the direction of increasing volumes with increasing demand. Technically, there is such an opportunity, ”said the CEO of Botaşburhan Ozjan at the ceremony.</text:p>
      <text:p text:style-name="P4">
<draw:frame draw:style-name="fr1" draw:name="Image219" text:anchor-type="as-char" svg:width="6.9236in" svg:height="4.297028in" draw:z-index="0">
<draw:image xlink:href="../Images/yкринформ/2023-04-12T21-20-00-03-00/1681323421-672.jpg" xlink:type="simple" xlink:show="embed" xlink:actuate="onLoad" draw:mime-type="image/jpeg"/>
</draw:frame>
According to him, the volume of PPG-gas coming to Turkey, at the present, is 161 million cubic meters per day, which is tantamount to 50 billion cubic meters of natural gas per year.</text:p>
      <text:p text:style-name="P4">
<text:span text:style-name="T4">
 Read also: </text:span>
 <text:a xlink:type="simple" xlink:href="https://www.ukrinform.ua/rubric-economy/3695063-niderlandi-planuut-pripiniti-import-rosijskogo-skraplenogo-gazu.html" text:style-name="Internet_20_link" text:visited-style-name="Visited_20_Internet_20_Link">
<text:span text:style-name="T4">
 gas </text:span>
</text:a>
According to Ukrinform, in December in the northwest of Turkey opened a new downtime of underground gas storage facilities, which made the Sylivrian storage facility with the largest Uevrop with 4.6 billion cubic meters.</text:p>
      <text:p text:style-name="P4">
<text:span text:style-name="T5">
Foto: www.botas.gov.tr</text:span>
</text:p>
      <text:p text:style-name="P4">
News Source: <text:a xlink:type="simple" xlink:href="https://www.ukrinform.ua/rubric-economy/3695093-tureccina-pocala-postacati-prirodnij-gaz-u-bolgariu.html" text:style-name="Internet_20_link" text:visited-style-name="Visited_20_Internet_20_Link">
https://www.ukrinform.ua/rubric-economy/3695093-tureccina-pocala-postacati-prirodnij-gaz-u-bolgariu.html</text:a>
</text:p>
      <!--NEWS-->
      <text:h text:style-name="P10" text:outline-level="1">
<text:span text:style-name="T4">
Danilov: Institutions related to Moscow will not work in the territory of Ukraine</text:span>
</text:h>
      <text:p text:style-name="P4">
Authors: Ukrinform (Person)</text:p>
      <text:p text:style-name="P4">
Publisher: Укринформ (Organization)</text:p>
      <text:p text:style-name="P4">
Published Time: 2023-04-12T21:28:00+03:00</text:p>
      <text:p text:style-name="P4">
Modified Time: 2023-04-12T21:28:00+03:00</text:p>
      <text:p text:style-name="P4">
Description: The state will treat all religions and institutions registered in our country, equally, but institutions that are relevant to Moscow cannot and will not work in Ukraine. - Ukrinform.</text:p>
      <text:p text:style-name="P4">
Images: ["<text:a xlink:type="simple" xlink:href="https://static.ukrinform.com/photos/2023_03/thumb_files/630_360_1677827515-830.jpg" text:style-name="Internet_20_link" text:visited-style-name="Visited_20_Internet_20_Link">
630_360_16778...</text:a>
"]</text:p>
      <text:p text:style-name="P4">
Tags: ['Церква', 'РНБО', 'УПЦ МП', 'Агресія РФ', 'росія', 'Данілов', 'Війна з росією', 'Єдині новини']</text:p>
      <text:p text:style-name="P4">
Type: Article</text:p>
      <!--METADATA-->
      <text:p text:style-name="P4">
<draw:frame draw:style-name="fr1" draw:name="Image220" text:anchor-type="as-char" svg:width="6.9236in" svg:height="3.956343in" draw:z-index="0">
<draw:image xlink:href="../Images/yкринформ/2023-04-12T21-28-00-03-00/630_360_1677827515-830.jpg" xlink:type="simple" xlink:show="embed" xlink:actuate="onLoad" draw:mime-type="image/jpeg"/>
</draw:frame>
State to treat all religions and institutions registered in the territory of Ukraine, but the institutions that are relevant to Moscow will not and will not work in Ukraine.</text:p>
      <text:p text:style-name="P4">
The Secretary of the National Security and Defense of Ukraine Alexei Danilov said this on the broadcasting of the Unified News.</text:p>
      <text:p text:style-name="P4">
“I wanted to note that now people who are believers, Holy Week, and this week I would not advise anyone to take any aggressive actions in relation to the state, in relation to other citizens, and to refrain from any activa precise behavior. The state will treat all religions, institutions, which are officially registered in our country, the same. We will not have someone we love or do not love. This is not the state of the state. Anyone can choose a church where he can walk, but what relates to registration documents - all institutions, and does not matter - these are church or some others that are related to Moscow, have some connections with them - they cannot work in the territory of our countries. Moreover, they will not work here, ”Danilov emphasized.</text:p>
      <text:p text:style-name="P4">
<text:span text:style-name="T4">
 Read also: </text:span>
 <text:span text:style-name="T4">
 <text:a xlink:type="simple" xlink:href="https://www.ukrinform.ua/rubric-ato/3695075-danilov-pro-video-zi-stratou-ukrainskogo-vijskovogo-znajti-neludiv-e-spravou-cesti.html" text:style-name="Internet_20_link" text:visited-style-name="Visited_20_Internet_20_Link">
</text:a>
</text:span>
</text:p>
      <text:p text:style-name="P4">
He said that "it does not apply to believers who believe in God who pray, it has no attitude to them."</text:p>
      <text:p text:style-name="P4">
“And those people who are related to Moscow and have joint documentation or in joint institutions are directly related. They have to stop these joint contacts, in accordance with the regulatory documents, the statutory documents that are in the institutions, and then there will be no issues. But by this time they do not want to do it. We will see how all will be. I emphasize once again - the state will calmly fulfill the functions of the state, the laws of our country in the territory of our country will be binding for all citizens of our country, ”the NSDC secretary emphasized.</text:p>
      <text:p text:style-name="P4">
<text:span text:style-name="T4">
 Read also: </text:span>
 <text:span text:style-name="T4">
 <text:a xlink:type="simple" xlink:href="https://www.ukrinform.ua/rubric-polytics/3694923-svit-otrimae-vijnu-z-cetvertim-rejhom-akso-obere-ganebnij-mir-z-rf-danilov.html" text:style-name="Internet_20_link" text:visited-style-name="Visited_20_Internet_20_Link">
</text:a>
 </text:span>
</text:p>
      <text:p text:style-name="P4">
News Source: <text:a xlink:type="simple" xlink:href="https://www.ukrinform.ua/rubric-society/3695094-danilov-institucii-aki-maut-vidnosenna-do-moskvi-ne-pracuvatimut-na-teritorii-ukraini.html" text:style-name="Internet_20_link" text:visited-style-name="Visited_20_Internet_20_Link">
https://www.ukrinform.ua/rubric-society/3695094-danilov-institucii-aki-maut-vidnosenna-do-moskvi-ne-pracuvatimut-na-teritorii-ukraini.html</text:a>
</text:p>
      <!--NEWS-->
      <text:h text:style-name="P10" text:outline-level="1">
<text:span text:style-name="T4">
Hungary's position on Sweden's membership annoying allies in NATO - Politico</text:span>
</text:h>
      <text:p text:style-name="P4">
Authors: Ukrinform (Person)</text:p>
      <text:p text:style-name="P4">
Publisher: Укринформ (Organization)</text:p>
      <text:p text:style-name="P4">
Published Time: 2023-04-12T21:30:00+03:00</text:p>
      <text:p text:style-name="P4">
Modified Time: 2023-04-12T21:30:00+03:00</text:p>
      <text:p text:style-name="P4">
Description: Hungary's blocking Sweden's application for joining NATO is surprising and annoying Western officials. - Ukrinform.</text:p>
      <text:p text:style-name="P4">
Images: ["<text:a xlink:type="simple" xlink:href="https://static.ukrinform.com/photos/2020_05/thumb_files/630_360_1589214027-326.jpg" text:style-name="Internet_20_link" text:visited-style-name="Visited_20_Internet_20_Link">
630_360_15892...</text:a>
"]</text:p>
      <text:p text:style-name="P4">
Tags: ['НАТО', 'Швеція', 'Угорщина']</text:p>
      <text:p text:style-name="P4">
Type: Article</text:p>
      <!--METADATA-->
      <text:p text:style-name="P4">
<draw:frame draw:style-name="fr1" draw:name="Image221" text:anchor-type="as-char" svg:width="6.9236in" svg:height="3.956343in" draw:z-index="0">
<draw:image xlink:href="../Images/yкринформ/2023-04-12T21-30-00-03-00/630_360_1589214027-326.jpg" xlink:type="simple" xlink:show="embed" xlink:actuate="onLoad" draw:mime-type="image/jpeg"/>
</draw:frame>
Sweden's lock by Hungary for joining NATO amazes and annoying Western officials.</text:p>
      <text:p text:style-name="P4">
As Ukrinform reports, it writes <text:a xlink:type="simple" xlink:href="https://www.politico.eu/article/hungary-nato-sweden-bid-accession-block-democracy-viktor-orban/" text:style-name="Internet_20_link" text:visited-style-name="Visited_20_Internet_20_Link">
</text:a>
.</text:p>
      <text:p text:style-name="P4">
Parliament <text:a xlink:type="simple" xlink:href="https://www.ukrinform.ua/tag-ugorsina" text:style-name="Internet_20_link" text:visited-style-name="Visited_20_Internet_20_Link">
</text:a>
does not support the application, as Stockholm has previously criticized the situation with democracy in the country. In the backstage, officials and experts say that, in addition to internal political settlements, this position of Budapest is connected with his links with Ankara Tamoskva.</text:p>
      <text:p text:style-name="P4">
The publication notes that Western allies perceive Hungary Prime Minister Orban much less seriously than Turkish President Recep Taipaerdogan. In addition, it is difficult for allies to understand the rhetoric of Hungary, which is constantly changing.</text:p>
      <text:p text:style-name="P4">
There is a "zero understanding" of Budapest's position on Sweden's membership in NATO, said a high -ranking European diplomat, who spoke on the conditions of Annoym.</text:p>
      <text:p text:style-name="P4">
At the same time, the newspaper notes, while many NATO members consider the Outsider in NATO, Hungary sees an ally and an example for a consequence.</text:p>
      <text:p text:style-name="P4">
"I think Orban believes deeply in the decline of the West. Since Hungary has been fulfilled for the Eastern and southern undemocratic countries, the relations of the gut are extremely important," said Peter Kreko, Director Budapetsti Institute of Political Capital.</text:p>
      <text:p text:style-name="P4">
As it was reported, the office of the Prime Minister of Hungary Viktor Orban stated that two-way relations between Hungary and Sweden are low.</text:p>
      <text:p text:style-name="P4">
<text:span text:style-name="T4">
 Read also: </text:span>
 <text:a xlink:type="simple" xlink:href="https://www.ukrinform.ua/rubric-polytics/3695059-reznikov-sprostuvav-naavnist-vijsk-nato-v-ukraini.html" text:style-name="Internet_20_link" text:visited-style-name="Visited_20_Internet_20_Link">
<text:span text:style-name="T4">
 NATO </text:span>
</text:a>
After the commencement of a full -scale Russian invasion of Ukraine, neutrals and Finland applied for NATO joining. During the Madrid Samite in June 2022, the countries were invited to join the Alliance of all 30 members. At the same time, a tripartite memorandum was signed in Madrid to reflect Turkey's concern for terrorism in Finland in Sweden.</text:p>
      <text:p text:style-name="P4">
Sweden Prime Minister ULF Kristerson said he would ask Hungary to explain why she would delay the ratification of the Swedish application by NATO.On April 4, Brussels took place on April 4, the official transfer ceremony of Finland to NATO.</text:p>
      <text:p text:style-name="P4">
News Source: <text:a xlink:type="simple" xlink:href="https://www.ukrinform.ua/rubric-world/3695095-pozicia-ugorsini-sodo-clenstva-svecii-dratue-souznikiv-u-nato-politico.html" text:style-name="Internet_20_link" text:visited-style-name="Visited_20_Internet_20_Link">
https://www.ukrinform.ua/rubric-world/3695095-pozicia-ugorsini-sodo-clenstva-svecii-dratue-souznikiv-u-nato-politico.html</text:a>
</text:p>
      <!--NEWS-->
      <text:h text:style-name="P10" text:outline-level="1">
<text:span text:style-name="T4">
The World Bank provides Ukraine with $ 200 million for energy recovery</text:span>
</text:h>
      <text:p text:style-name="P4">
Authors: Ukrinform (Person)</text:p>
      <text:p text:style-name="P4">
Publisher: Укринформ (Organization)</text:p>
      <text:p text:style-name="P4">
Published Time: 2023-04-12T21:35:00+03:00</text:p>
      <text:p text:style-name="P4">
Modified Time: 2023-04-12T21:35:00+03:00</text:p>
      <text:p text:style-name="P4">
Description: The World Bank allocates additional $ 200 million to Ukraine for energy recovery. - Ukrinform.</text:p>
      <text:p text:style-name="P4">
Images: ["<text:a xlink:type="simple" xlink:href="https://static.ukrinform.com/photos/2023_04/thumb_files/630_360_1681324649-804.jpg" text:style-name="Internet_20_link" text:visited-style-name="Visited_20_Internet_20_Link">
630_360_16813...</text:a>
", "<text:a xlink:type="simple" xlink:href="https://static.ukrinform.com/photos/2023_04/thumb_files/630_360_1681324937-1125.jpeg" text:style-name="Internet_20_link" text:visited-style-name="Visited_20_Internet_20_Link">
630_360_16813...</text:a>
", "<text:a xlink:type="simple" xlink:href="https://static.ukrinform.com/photos/2023_04/thumb_files/630_360_1681324937-8195.jpeg" text:style-name="Internet_20_link" text:visited-style-name="Visited_20_Internet_20_Link">
630_360_16813...</text:a>
", "<text:a xlink:type="simple" xlink:href="https://static.ukrinform.com/photos/2023_04/thumb_files/630_360_1681324937-5505.jpeg" text:style-name="Internet_20_link" text:visited-style-name="Visited_20_Internet_20_Link">
630_360_16813...</text:a>
", "<text:a xlink:type="simple" xlink:href="https://static.ukrinform.com/photos/2023_04/thumb_files/630_360_1681324937-4759.jpeg" text:style-name="Internet_20_link" text:visited-style-name="Visited_20_Internet_20_Link">
630_360_16813...</text:a>
", "<text:a xlink:type="simple" xlink:href="https://static.ukrinform.com/photos/2023_04/thumb_files/630_360_1681324937-4536.jpeg" text:style-name="Internet_20_link" text:visited-style-name="Visited_20_Internet_20_Link">
630_360_16813...</text:a>
", "<text:a xlink:type="simple" xlink:href="https://static.ukrinform.com/photos/2023_04/thumb_files/630_360_1681324938-4356.jpeg" text:style-name="Internet_20_link" text:visited-style-name="Visited_20_Internet_20_Link">
630_360_16813...</text:a>
", "<text:a xlink:type="simple" xlink:href="https://static.ukrinform.com/photos/2023_04/thumb_files/630_360_1681324938-3491.jpeg" text:style-name="Internet_20_link" text:visited-style-name="Visited_20_Internet_20_Link">
630_360_16813...</text:a>
"]</text:p>
      <text:p text:style-name="P4">
Tags: ['Енергетика', 'Світовий банк', 'Шмигаль']</text:p>
      <text:p text:style-name="P4">
Type: Article</text:p>
      <!--METADATA-->
      <text:p text:style-name="P4">
<draw:frame draw:style-name="fr1" draw:name="Image222" text:anchor-type="as-char" svg:width="6.9236in" svg:height="3.956343in" draw:z-index="0">
<draw:image xlink:href="../Images/yкринформ/2023-04-12T21-35-00-03-00/630_360_1681324649-804.jpg" xlink:type="simple" xlink:show="embed" xlink:actuate="onLoad" draw:mime-type="image/jpeg"/>
</draw:frame>
The World Bank allocates additional $ 200 million to Ukraine for energy recovery.</text:p>
      <text:p text:style-name="P4">
Prime Minister of Ukraine Denis Schmigal signed an agreement in Washington by the World Bank by Anna Bierde, the head of the Ukrainian law in <text:a xlink:type="simple" xlink:href="https://t.me/Denys_Smyhal/4958" text:style-name="Internet_20_link" text:visited-style-name="Visited_20_Internet_20_Link">
</text:a>
.</text:p>
      <text:p text:style-name="P4">
“Attracted from <text:a xlink:type="simple" xlink:href="https://www.ukrinform.ua/tag-svitovij-bank" text:style-name="Internet_20_link" text:visited-style-name="Visited_20_Internet_20_Link">
</text:a>
The funds will be directed to the reconstruction of power grids and heat supply systems in Kyiv, Kharkiv, Nikolaev, Sumy and cities of Chernihiv region, ”he said.</text:p>
      <text:p text:style-name="P4">
<draw:frame draw:style-name="fr1" draw:name="Image223" text:anchor-type="as-char" svg:width="6.9236in" svg:height="3.956343in" draw:z-index="0">
<draw:image xlink:href="../Images/yкринформ/2023-04-12T21-35-00-03-00/630_360_1681324937-1125.jpeg" xlink:type="simple" xlink:show="embed" xlink:actuate="onLoad" draw:mime-type="image/jpeg"/>
</draw:frame>
Prime Minister of Ukraine Denis Shmigal has signed an agreement with Washington with a vice-presidential bank Anna Bierde / Photo: Denis Shmigal <text:a xlink:type="simple" xlink:href="https://static.ukrinform.com/photos/2023_04/1681324937-1125.jpeg" text:style-name="Internet_20_link" text:visited-style-name="Visited_20_Internet_20_Link">
<draw:frame draw:style-name="fr1" draw:name="Image224" text:anchor-type="as-char" svg:width="6.9236in" svg:height="3.956343in" draw:z-index="0">
<draw:image xlink:href="../Images/yкринформ/2023-04-12T21-35-00-03-00/630_360_1681324937-1125.jpeg" xlink:type="simple" xlink:show="embed" xlink:actuate="onLoad" draw:mime-type="image/jpeg"/>
</draw:frame>
</text:a>
 <text:a xlink:type="simple" xlink:href="https://static.ukrinform.com/photos/2023_04/1681324937-8195.jpeg" text:style-name="Internet_20_link" text:visited-style-name="Visited_20_Internet_20_Link">
<draw:frame draw:style-name="fr1" draw:name="Image225" text:anchor-type="as-char" svg:width="6.9236in" svg:height="3.956343in" draw:z-index="0">
<draw:image xlink:href="../Images/yкринформ/2023-04-12T21-35-00-03-00/630_360_1681324937-8195.jpeg" xlink:type="simple" xlink:show="embed" xlink:actuate="onLoad" draw:mime-type="image/jpeg"/>
</draw:frame>
</text:a>
 <text:a xlink:type="simple" xlink:href="https://static.ukrinform.com/photos/2023_04/1681324937-5505.jpeg" text:style-name="Internet_20_link" text:visited-style-name="Visited_20_Internet_20_Link">
<draw:frame draw:style-name="fr1" draw:name="Image226" text:anchor-type="as-char" svg:width="6.9236in" svg:height="3.956343in" draw:z-index="0">
<draw:image xlink:href="../Images/yкринформ/2023-04-12T21-35-00-03-00/630_360_1681324937-5505.jpeg" xlink:type="simple" xlink:show="embed" xlink:actuate="onLoad" draw:mime-type="image/jpeg"/>
</draw:frame>
</text:a>
 <text:a xlink:type="simple" xlink:href="https://static.ukrinform.com/photos/2023_04/1681324937-4759.jpeg" text:style-name="Internet_20_link" text:visited-style-name="Visited_20_Internet_20_Link">
<draw:frame draw:style-name="fr1" draw:name="Image227" text:anchor-type="as-char" svg:width="6.9236in" svg:height="3.956343in" draw:z-index="0">
<draw:image xlink:href="../Images/yкринформ/2023-04-12T21-35-00-03-00/630_360_1681324937-4759.jpeg" xlink:type="simple" xlink:show="embed" xlink:actuate="onLoad" draw:mime-type="image/jpeg"/>
</draw:frame>
</text:a>
 <text:a xlink:type="simple" xlink:href="https://static.ukrinform.com/photos/2023_04/1681324937-4536.jpeg" text:style-name="Internet_20_link" text:visited-style-name="Visited_20_Internet_20_Link">
<draw:frame draw:style-name="fr1" draw:name="Image228" text:anchor-type="as-char" svg:width="6.9236in" svg:height="3.956343in" draw:z-index="0">
<draw:image xlink:href="../Images/yкринформ/2023-04-12T21-35-00-03-00/630_360_1681324937-4536.jpeg" xlink:type="simple" xlink:show="embed" xlink:actuate="onLoad" draw:mime-type="image/jpeg"/>
</draw:frame>
</text:a>
 <text:a xlink:type="simple" xlink:href="https://static.ukrinform.com/photos/2023_04/1681324938-4356.jpeg" text:style-name="Internet_20_link" text:visited-style-name="Visited_20_Internet_20_Link">
<draw:frame draw:style-name="fr1" draw:name="Image229" text:anchor-type="as-char" svg:width="6.9236in" svg:height="3.956343in" draw:z-index="0">
<draw:image xlink:href="../Images/yкринформ/2023-04-12T21-35-00-03-00/630_360_1681324938-4356.jpeg" xlink:type="simple" xlink:show="embed" xlink:actuate="onLoad" draw:mime-type="image/jpeg"/>
</draw:frame>
</text:a>
 <text:a xlink:type="simple" xlink:href="https://static.ukrinform.com/photos/2023_04/1681324938-3491.jpeg" text:style-name="Internet_20_link" text:visited-style-name="Visited_20_Internet_20_Link">
<draw:frame draw:style-name="fr1" draw:name="Image230" text:anchor-type="as-char" svg:width="6.9236in" svg:height="3.956343in" draw:z-index="0">
<draw:image xlink:href="../Images/yкринформ/2023-04-12T21-35-00-03-00/630_360_1681324938-3491.jpeg" xlink:type="simple" xlink:show="embed" xlink:actuate="onLoad" draw:mime-type="image/jpeg"/>
</draw:frame>
</text:a>
In meeting with World Bank representatives, the Head of Government is also discussed by an interagency donor coordination platform(Financial Rostein).</text:p>
      <text:p text:style-name="P4">
"Спільно зі Світовим банком готуємо до реалізації і проєкт страхування воєннихризиків для іноземних інвестицій. Це ключовий інструмент, аби залучити ціінвестиції вже зараз, не чекаючи завершення війни", — зауважив Прем'єр.</text:p>
      <text:p text:style-name="P4">
<text:span text:style-name="T4">
Читайте також:</text:span>
 <text:a xlink:type="simple" xlink:href="https://www.ukrinform.ua/rubric-economy/3694693-kostiv-donoriv-vistacit-ukraini-do-kinca-roku-minfin-ssa.html" text:style-name="Internet_20_link" text:visited-style-name="Visited_20_Internet_20_Link">
 </text:a>
He thanked the partners from the World Bank for the support of Ukraine and the renewal program, which will become the largest project of reconstruction in Europe since the Second World War.<text:span text:style-name="T5">
Foto: Denis Schmigal/Telegram</text:span>
</text:p>
      <text:p text:style-name="P4">
News Source: <text:a xlink:type="simple" xlink:href="https://www.ukrinform.ua/rubric-economy/3695097-svitovij-bank-nadae-ukraini-200-miljoniv-na-vidnovlenna-energetiki.html" text:style-name="Internet_20_link" text:visited-style-name="Visited_20_Internet_20_Link">
https://www.ukrinform.ua/rubric-economy/3695097-svitovij-bank-nadae-ukraini-200-miljoniv-na-vidnovlenna-energetiki.html</text:a>
</text:p>
      <!--NEWS-->
      <text:h text:style-name="P10" text:outline-level="1">
<text:span text:style-name="T4">
"Zhitichi" gave way to the "Jaracade" at the start of the finals for the "bronze" of volleyball superliga</text:span>
</text:h>
      <text:p text:style-name="P4">
Authors: Ukrinform (Person)</text:p>
      <text:p text:style-name="P4">
Publisher: Укринформ (Organization)</text:p>
      <text:p text:style-name="P4">
Published Time: 2023-04-12T21:42:39+03:00</text:p>
      <text:p text:style-name="P4">
Modified Time: 2023-04-12T21:42:39+03:00</text:p>
      <text:p text:style-name="P4">
Description: The bronze awards of the Super League of Ukraine for volleyball season 2022/23 play Zhytomyr Zhytomyr Zhytomyr-Polissya and VSC "Law Academy" from Kharkiv. - Ukrinform.</text:p>
      <text:p text:style-name="P4">
Images: ["<text:a xlink:type="simple" xlink:href="https://static.ukrinform.com/photos/2023_04/thumb_files/630_360_1681324888-896.jpg" text:style-name="Internet_20_link" text:visited-style-name="Visited_20_Internet_20_Link">
630_360_16813...</text:a>
"]</text:p>
      <text:p text:style-name="P4">
Tags: ['Волейбол']</text:p>
      <text:p text:style-name="P4">
Type: Article</text:p>
      <!--METADATA-->
      <text:p text:style-name="P4">
<draw:frame draw:style-name="fr1" draw:name="Image231" text:anchor-type="as-char" svg:width="6.9236in" svg:height="3.956343in" draw:z-index="0">
<draw:image xlink:href="../Images/yкринформ/2023-04-12T21-42-39-03-00/630_360_1681324888-896.jpg" xlink:type="simple" xlink:show="embed" xlink:actuate="onLoad" draw:mime-type="image/jpeg"/>
</draw:frame>
Bronzovinagoroda Super League of Ukraine on Volleyball season 2022/23 play Zhytomyr Zhytomyr Zhytomyr-Polissya and VSC "Law Academy" from Kharkiv.</text:p>
      <text:p text:style-name="P4">
In the first match of the series up to two victories, the Zhytomyr team was defeated(25:19, 23:25, 19:25, 20:25), reports Ukrinform.</text:p>
      <text:p text:style-name="P4">
The next match of the "bronze" series will take place on April 14.</text:p>
      <text:p text:style-name="P4">
As reported by Ukrinform, the owners of "Golden" Superliga are determined by the Prometheus from the Dnieper and the Epicenter-Podolyany from Gorodok, Khmelnytsky region.</text:p>
      <text:p text:style-name="P4">
<text:span text:style-name="T4">
 Read also: </text:span>
 <text:a xlink:type="simple" xlink:href="https://www.ukrinform.ua/rubric-sports/3694628-epicentrpodolani-obigrali-prometej-na-starti-finalu-superligi-ukraini-z-volejbolu.html" text:style-name="Internet_20_link" text:visited-style-name="Visited_20_Internet_20_Link">
<text:span text:style-name="T4">
 volleyball </text:span>
</text:a>
In the first match "Epicenter -Podolyany" won a volitional victory over Prometheus -3: 1(18:25, 25:21, 25:23, 25:18).</text:p>
      <text:p text:style-name="P4">
<text:span text:style-name="T4">
Читайте також:</text:span>
 <text:a xlink:type="simple" xlink:href="https://www.ukrinform.ua/rubric-sports/3693098-prometej-cempion-ukraini-z-volejbolu.html" text:style-name="Internet_20_link" text:visited-style-name="Visited_20_Internet_20_Link">
 <text:span text:style-name="T4">
волейбол</text:span>
 </text:a>
We will remind, the winners of the women's superliga were the volleyball players "Prometheus" of the Dnieper region, who in the finals were overcome by the club "Charles-Medunover-SchVSM" from Vinnitsa.</text:p>
      <text:p text:style-name="P4">
Photo: pvlu.org.</text:p>
      <text:p text:style-name="P4">
News Source: <text:a xlink:type="simple" xlink:href="https://www.ukrinform.ua/rubric-sports/3695099-zitici-postupilisa-urakademii-na-starti-finalu-za-bronzu-volejbolnoi-superligi.html" text:style-name="Internet_20_link" text:visited-style-name="Visited_20_Internet_20_Link">
https://www.ukrinform.ua/rubric-sports/3695099-zitici-postupilisa-urakademii-na-starti-finalu-za-bronzu-volejbolnoi-superligi.html</text:a>
</text:p>
      <!--NEWS-->
      <text:h text:style-name="P10" text:outline-level="1">
<text:span text:style-name="T4">
The Russians per day fired at Sumy region</text:span>
</text:h>
      <text:p text:style-name="P4">
Authors: Ukrinform (Person)</text:p>
      <text:p text:style-name="P4">
Publisher: Укринформ (Organization)</text:p>
      <text:p text:style-name="P4">
Published Time: 2023-04-12T21:48:00+03:00</text:p>
      <text:p text:style-name="P4">
Modified Time: 2023-04-12T21:48:00+03:00</text:p>
      <text:p text:style-name="P4">
Description: During the day, Russian troops fired at the Sumy Oblast Border Seven times, making 75 hits and destruction.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232" text:anchor-type="as-char" svg:width="6.9236in" svg:height="3.956343in" draw:z-index="0">
<draw:image xlink:href="../Images/yкринформ/2023-04-12T21-48-00-03-00/630_360_1669987737-966.jpg" xlink:type="simple" xlink:show="embed" xlink:actuate="onLoad" draw:mime-type="image/jpeg"/>
</draw:frame>
During the day, the Russian border was fired at the border of Sumy region during the day, making a total of 75 hits and causing destruction.</text:p>
      <text:p text:style-name="P4">
According to Ukrinform, the Sumy Regional Military Administration reported in <text:a xlink:type="simple" xlink:href="https://t.me/Sumy_news_ODA/15411" text:style-name="Internet_20_link" text:visited-style-name="Visited_20_Internet_20_Link">
</text:a>
.</text:p>
      <text:p text:style-name="P4">
Under hostile <text:a xlink:type="simple" xlink:href="https://www.ukrinform.ua/tag-obstril" text:style-name="Internet_20_link" text:visited-style-name="Visited_20_Internet_20_Link">
</text:a>
On Wednesday, April 12, there were Belopilsk, Novoslobidskaya, Seredi-Buda, Miropil Yesman communities of the region. The invaders were made from mortars, artillery of rocket launchers.</text:p>
      <text:p text:style-name="P4">
In the Esman community as a result of an artillery blow to the enemy(Two hit)Damage was damaged by a gas station.</text:p>
      <text:p text:style-name="P4">
As a result of the Miropil community shelling(Ten hit)Damaged two private households.</text:p>
      <text:p text:style-name="P4">
<text:span text:style-name="T4">
 Read also: </text:span>
 <text:a xlink:type="simple" xlink:href="https://www.ukrinform.ua/rubric-ato/3695072-rosiani-obstrilali-nikopolskij-rajon-cetvero-poranenih.html" text:style-name="Internet_20_link" text:visited-style-name="Visited_20_Internet_20_Link">
<text:span text:style-name="T4">
 firing </text:span>
</text:a>
"According to the military, no enemy offensive groups near the state border have been identified," the editor -in -chief was added.</text:p>
      <text:p text:style-name="P4">
According to Ukrinform, on April 11, Russian servicemen fired at the border communities of Sumy region, causing a number of destruction.</text:p>
      <text:p text:style-name="P4">
News Source: <text:a xlink:type="simple" xlink:href="https://www.ukrinform.ua/rubric-ato/3695100-rosiani-za-dobu-sim-raziv-obstrilali-sumsinu.html" text:style-name="Internet_20_link" text:visited-style-name="Visited_20_Internet_20_Link">
https://www.ukrinform.ua/rubric-ato/3695100-rosiani-za-dobu-sim-raziv-obstrilali-sumsinu.html</text:a>
</text:p>
      <!--NEWS-->
      <text:h text:style-name="P10" text:outline-level="1">
<text:span text:style-name="T4">
Zelensky: A long history of Russia's impunity must stop</text:span>
</text:h>
      <text:p text:style-name="P4">
Authors: Ukrinform (Person)</text:p>
      <text:p text:style-name="P4">
Publisher: Укринформ (Organization)</text:p>
      <text:p text:style-name="P4">
Published Time: 2023-04-12T21:54:00+03:00</text:p>
      <text:p text:style-name="P4">
Modified Time: 2023-04-12T21:54:00+03:00</text:p>
      <text:p text:style-name="P4">
Description: President of Ukraine Volodymyr Zelensky called on the world to assist in order to put an end to the long history of the impunity of the Russians for their atrocities, which they continue to do in Ukraine. - Ukrinform.</text:p>
      <text:p text:style-name="P4">
Images: ["<text:a xlink:type="simple" xlink:href="https://static.ukrinform.com/photos/2022_12/thumb_files/630_360_1671070621-277.png" text:style-name="Internet_20_link" text:visited-style-name="Visited_20_Internet_20_Link">
630_360_16710...</text:a>
"]</text:p>
      <text:p text:style-name="P4">
Tags: ['МВФ', 'Світовий банк', 'Зеленський', 'Війна з росією']</text:p>
      <text:p text:style-name="P4">
Type: Article</text:p>
      <!--METADATA-->
      <text:p text:style-name="P4">
<draw:frame draw:style-name="fr1" draw:name="Image233" text:anchor-type="as-char" svg:width="6.9236in" svg:height="3.956343in" draw:z-index="0">
<draw:image xlink:href="../Images/yкринформ/2023-04-12T21-54-00-03-00/630_360_1671070621-277.png" xlink:type="simple" xlink:show="embed" xlink:actuate="onLoad" draw:mime-type="image/png"/>
</draw:frame>
President of Ukraine Volodymyr Zelensky called on the world to assist in order to put an extreme history of the impunity of the Russians for their atrocities, which they continue to be in Ukraine.</text:p>
      <text:p text:style-name="P4">
He stated this during a roundtable on Wednesday, organized by the IMF, an existence bank in Washington, Ukrinform correspondent reports.</text:p>
      <text:p text:style-name="P4">
“Ukraine will win this war is just a matter of time when <text:a xlink:type="simple" xlink:href="https://www.ukrinform.ua/tag-russian-aggression" text:style-name="Internet_20_link" text:visited-style-name="Visited_20_Internet_20_Link">
</text:a>
The end will come, ”the head of the Ukrainian state announced.</text:p>
      <text:p text:style-name="P4">
He recalled the emergence of new personnel of the brutality of the Russian Federation, where the Russian people have been prevented by prisoners of Ukrainians.</text:p>
      <text:p text:style-name="P4">
“Every time they do something like this, you feel shock, as if for the first time, so, so that the Russians bring, should not be a common thing. The long -made Russian impunity should finally cease, ”the president of Ukraine stressed.</text:p>
      <text:p text:style-name="P4">
<text:span text:style-name="T4">
 Read also: </text:span>
 <text:a xlink:type="simple" xlink:href="https://www.ukrinform.ua/rubric-ato/3694808-zelenskij-pro-stratu-ukrainskogo-voina-ce-video-rosii-akou-vona-e.html" text:style-name="Internet_20_link" text:visited-style-name="Visited_20_Internet_20_Link">
<text:span text:style-name="T4">
 Zelensky </text:span>
</text:a>
He called on the international representatives present at the round table to commemorate the tortured and fallen Ukrainians.</text:p>
      <text:p text:style-name="P4">
The President of Ukraine emphasized that Russian aggression in Ukraine also pursues the purpose of destruction of civil infrastructure, and thousands of and thousands have been destroyed. In this connection, he thanked the partners for their assistance, which they refer to the restoration and reconstruction of Ukraine.</text:p>
      <text:p text:style-name="P4">
At the same time, he urged more efforts to reconstruct Ukraine through the confiscation of Russian assets.</text:p>
      <text:p text:style-name="P4">
"Russia must pay the full price for its aggression," Zelensky emphasized.</text:p>
      <text:p text:style-name="P4">
As reported, there were two videos of Ukrainian defense protection on the Internet.</text:p>
      <text:p text:style-name="P4">
According to CNN, the first video was posted on the pro -Russian channel of Uzozos networks on April 8. It was deliberately removed by the "Wagner" and shows the two -headed bodies of the Ukrainian military, which lie on the ground near the injured military car. The Russian accounts claim that the video was filmed near Bakhmut.</text:p>
      <text:p text:style-name="P4">
The second video, which appeared on Twitter and deliberately blurred, was probably recorded in the summer, given the vegetation in the frame. On it, a Russian boy with a knife is beheaded by the Ukrainian military, who, judging by the voice of Naidideo, was probably alive at the beginning of the massacre.Law enforcement agencies of Ukraine take measures to identify the persons who committed the crime.  <text:span text:style-name="T5">
Foto: op</text:span>
</text:p>
      <text:p text:style-name="P4">
News Source: <text:a xlink:type="simple" xlink:href="https://www.ukrinform.ua/rubric-polytics/3695104-zelenskij-dovga-istoria-bezkarnosti-rosii-povinna-pripinitisa.html" text:style-name="Internet_20_link" text:visited-style-name="Visited_20_Internet_20_Link">
https://www.ukrinform.ua/rubric-polytics/3695104-zelenskij-dovga-istoria-bezkarnosti-rosii-povinna-pripinitisa.html</text:a>
</text:p>
      <!--NEWS-->
      <text:h text:style-name="P10" text:outline-level="1">
<text:span text:style-name="T4">
NABU will repeatly so that Kobolev continue the time of investigation in the case</text:span>
</text:h>
      <text:p text:style-name="P4">
Authors: Ukrinform (Person)</text:p>
      <text:p text:style-name="P4">
Publisher: Укринформ (Organization)</text:p>
      <text:p text:style-name="P4">
Published Time: 2023-04-12T22:05:00+03:00</text:p>
      <text:p text:style-name="P4">
Modified Time: 2023-04-12T22:05:00+03:00</text:p>
      <text:p text:style-name="P4">
Description: NABU representatives presented the extortion of Naftogaz of Ukraine Andriy Kobolev's request for extension of the investigation in his case after the investigating judge of the Supreme Anti -Corruption Court refused to extend the terms of the investigation. - Ukrinform.</text:p>
      <text:p text:style-name="P4">
Images: ["<text:a xlink:type="simple" xlink:href="https://static.ukrinform.com/photos/2023_03/thumb_files/630_360_1677697128-577.jpg" text:style-name="Internet_20_link" text:visited-style-name="Visited_20_Internet_20_Link">
630_360_16776...</text:a>
"]</text:p>
      <text:p text:style-name="P4">
Tags: ['Коболєв', 'НАБУ', 'Нафтогаз', 'Антикорупційний суд', 'Розслідування']</text:p>
      <text:p text:style-name="P4">
Type: Article</text:p>
      <!--METADATA-->
      <text:p text:style-name="P4">
<draw:frame draw:style-name="fr1" draw:name="Image234" text:anchor-type="as-char" svg:width="6.9236in" svg:height="3.956343in" draw:z-index="0">
<draw:image xlink:href="../Images/yкринформ/2023-04-12T22-05-00-03-00/630_360_1677697128-577.jpg" xlink:type="simple" xlink:show="embed" xlink:actuate="onLoad" draw:mime-type="image/jpeg"/>
</draw:frame>
NABU representatives presented the extolist of Naftogaz of Ukraine Andriy Kobolev.</text:p>
      <text:p text:style-name="P4">
About this <text:a xlink:type="simple" xlink:href="https://www.facebook.com/story.php" text:style-name="Internet_20_link" text:visited-style-name="Visited_20_Internet_20_Link">
</text:a>
On his Facebook page Andrey Kobolev.</text:p>
      <text:p text:style-name="P4">
“NABU detectives just handed me a copy of a new request to continue the pre -trial investigation in my case, which is directly contrary to the old decision of the court, which is not subject to appeal. What an interesting interpretation of KPK, ”he wrote.</text:p>
      <text:p text:style-name="P4">
<text:span text:style-name="T4">
 Read also: </text:span>
 <text:span text:style-name="T4">
 <text:a xlink:type="simple" xlink:href="https://www.ukrinform.ua/rubric-economy/3695043-vaks-vidmovivsa-prodovzuvati-slidstvo-u-spravi-koboleva.html" text:style-name="Internet_20_link" text:visited-style-name="Visited_20_Internet_20_Link">
</text:a>
</text:span>
</text:p>
      <text:p text:style-name="P4">
As reported by Ukrinform, on April 12, the investigating judge of the High Anti -Corruption Judicial was satisfied with the request to extend the terms of pre -trial investigation of criminal proceedings against Naftogaz NJSC export Andrei Kobolev.</text:p>
      <text:p text:style-name="P4">
The decision of the investigating judge is not subject to appeal. The terms of the pre -trial investigation expires on April 19.</text:p>
      <text:p text:style-name="P4">
In view of the court's decision, the investigation in this case must be completed by the investigation into the court to consider or close the case.</text:p>
      <text:p text:style-name="P4">
<text:span text:style-name="T4">
 Read also: </text:span>
 <text:span text:style-name="T4">
 <text:a xlink:type="simple" xlink:href="https://www.ukrinform.ua/rubric-economy/3682426-sud-zobovazav-koboleva-nositi-elektronnij-braslet.html" text:style-name="Internet_20_link" text:visited-style-name="Visited_20_Internet_20_Link">
</text:a>
</text:span>
</text:p>
      <text:p text:style-name="P4">
The SAP of Ukrinform reported that the prosecution party would evaluate the evaporative evidence for their sufficiency to apply and send the court.</text:p>
      <text:p text:style-name="P4">
Exchanging NJSC "Naftogaz of Ukraine" <text:span text:style-name="T4">
 <text:a xlink:type="simple" xlink:href="https://www.ukrinform.ua/tag-kobolev" text:style-name="Internet_20_link" text:visited-style-name="Visited_20_Internet_20_Link">
</text:a>
</text:span>
 January 19 was suspected. According to the investigation, it was illegal to ensure the payment of bonuses for more than 229 million UAH.</text:p>
      <text:p text:style-name="P4">
<text:span text:style-name="T4">
 Read also: </text:span>
 <text:span text:style-name="T4">
 <text:a xlink:type="simple" xlink:href="https://www.ukrinform.ua/rubric-economy/3679370-kobolev-nazvav-zaavu-sap-sodo-jogo-rahunkiv-manipulativnou.html" text:style-name="Internet_20_link" text:visited-style-name="Visited_20_Internet_20_Link">
</text:a>
</text:span>
</text:p>
      <text:p text:style-name="P4">
Coblev is in place a precautionary measure in the form of a collateral of 229 million grams of obligations to wear an electronic bracelet.</text:p>
      <text:p text:style-name="P4">
News Source: <text:a xlink:type="simple" xlink:href="https://www.ukrinform.ua/rubric-economy/3695105-nabu-povtorno-klopotatime-pro-prodovzenna-terminiv-slidstva-u-spravi-koboleva.html" text:style-name="Internet_20_link" text:visited-style-name="Visited_20_Internet_20_Link">
https://www.ukrinform.ua/rubric-economy/3695105-nabu-povtorno-klopotatime-pro-prodovzenna-terminiv-slidstva-u-spravi-koboleva.html</text:a>
</text:p>
      <!--NEWS-->
      <text:h text:style-name="P10" text:outline-level="1">
<text:span text:style-name="T4">
UN Secretary -General "In Horror" from a video with execution of Ukrainian prisoner</text:span>
</text:h>
      <text:p text:style-name="P4">
Authors: Ukrinform (Person)</text:p>
      <text:p text:style-name="P4">
Publisher: Укринформ (Organization)</text:p>
      <text:p text:style-name="P4">
Published Time: 2023-04-12T22:19:00+03:00</text:p>
      <text:p text:style-name="P4">
Modified Time: 2023-04-12T22:19:00+03:00</text:p>
      <text:p text:style-name="P4">
Description: UN Secretary General Anthony Guterres "horror" from a video widespread on social networks, where Russian invaders cut off the head of a Ukrainian prisoner of war. - Ukrinform.</text:p>
      <text:p text:style-name="P4">
Images: ["<text:a xlink:type="simple" xlink:href="https://static.ukrinform.com/photos/2023_03/thumb_files/630_360_1678288128-890.jpg" text:style-name="Internet_20_link" text:visited-style-name="Visited_20_Internet_20_Link">
630_360_16782...</text:a>
"]</text:p>
      <text:p text:style-name="P4">
Tags: ['Гутерреш', 'ООН', 'Страта', 'Воєнні злочини', 'Війна з росією']</text:p>
      <text:p text:style-name="P4">
Type: Article</text:p>
      <!--METADATA-->
      <text:p text:style-name="P4">
<draw:frame draw:style-name="fr1" draw:name="Image235" text:anchor-type="as-char" svg:width="6.9236in" svg:height="3.956343in" draw:z-index="0">
<draw:image xlink:href="../Images/yкринформ/2023-04-12T22-19-00-03-00/630_360_1678288128-890.jpg" xlink:type="simple" xlink:show="embed" xlink:actuate="onLoad" draw:mime-type="image/jpeg"/>
</draw:frame>
UN Secretary General Anthony Guterres "horror" from the socially widespread in social networks, on which Russian invaders cut off the head of the Ukrainian -Muzyan.</text:p>
      <text:p text:style-name="P4">
According to Ukrinform correspondent in New York, a Secretary General spokesman Stefan Duzharik said in the Secretary-General.</text:p>
      <text:p text:style-name="P4">
According to the spokesman, the UN head demands that the perpetrators be held accountable.</text:p>
      <text:p text:style-name="P4">
"Unfortunately, this is not a single case," Duzharik added.</text:p>
      <text:p text:style-name="P4">
<text:span text:style-name="T4">
 Read also: </text:span>
 <text:span text:style-name="T4">
 <text:a xlink:type="simple" xlink:href="https://www.ukrinform.ua/rubric-polytics/3695079-ukraina-v-oon-golovuvanna-rosii-u-radbezi-na-tli-zorstokoi-strati-vijskovogo-e-nasmiskou.html" text:style-name="Internet_20_link" text:visited-style-name="Visited_20_Internet_20_Link">
</text:a>
</text:span>
</text:p>
      <text:p text:style-name="P4">
He noted that the UN Human Rights Mission in Ukraine is "shocked by cymologically horrible" videos, and in its latest reports has documented several orders of international humanitarian law, including the Drival.</text:p>
      <text:p text:style-name="P4">
"The smallest violations must be duly investigated, the guilty should be held accountable," he said.</text:p>
      <text:p text:style-name="P4">
<text:span text:style-name="T4">
 Read also: </text:span>
 <text:span text:style-name="T4">
 <text:a xlink:type="simple" xlink:href="https://www.ukrinform.ua/rubric-polytics/3695040-strata-ukrainskogo-vijskovopolonenogo-e-svidcennam-neludskoi-prirodi-rf-recnica-evrokomisii.html" text:style-name="Internet_20_link" text:visited-style-name="Visited_20_Internet_20_Link">
</text:a>
</text:span>
</text:p>
      <text:p text:style-name="P4">
As reported by Ukrinform, two videos <text:span text:style-name="T4">
 [] appeared on the Internet <text:a xlink:type="simple" xlink:href="https://www.ukrinform.ua/tag-strata" text:style-name="Internet_20_link" text:visited-style-name="Visited_20_Internet_20_Link">
</text:a>
</text:span>
 Ukrainian defenders. The service of Ukraine launched a pre -trial investigation into a video of how the Russian -enchantments cut off the head of the Ukrainian prisoner. Law enforcement agencies are taking measures to identify the persons who have committed this terrible zip.</text:p>
      <text:p text:style-name="P4">
<text:span text:style-name="T4">
 Read also: </text:span>
 <text:span text:style-name="T4">
 <text:a xlink:type="simple" xlink:href="https://www.ukrinform.ua/rubric-ato/3694875-lubinec-zaklikae-oon-ta-cervonij-hrest-pokarati-rosiu-pisla-video-strati-ukrainskogo-bijca.html" text:style-name="Internet_20_link" text:visited-style-name="Visited_20_Internet_20_Link">
</text:a>
</text:span>
</text:p>
      <text:p text:style-name="P4">
The Ministry of Foreign Affairs of Ukraine appealed to the prosecutor of the International Criminal Court, demanding the fact that the death of a Ukrainian soldier by Russian military in the context of investigation of military crimes against humanity against humanity committed in Ukraine by Russian invaders.</text:p>
      <text:p text:style-name="P4">
News Source: <text:a xlink:type="simple" xlink:href="https://www.ukrinform.ua/rubric-polytics/3695103-gensek-oon-u-zahu-vid-video-zi-stratou-ukrainskogo-polonenogo.html" text:style-name="Internet_20_link" text:visited-style-name="Visited_20_Internet_20_Link">
https://www.ukrinform.ua/rubric-polytics/3695103-gensek-oon-u-zahu-vid-video-zi-stratou-ukrainskogo-polonenogo.html</text:a>
</text:p>
      <!--NEWS-->
      <text:h text:style-name="P10" text:outline-level="1">
<text:span text:style-name="T4">
Zelensky: There will be no ruins in Ukraine - this is our goal</text:span>
</text:h>
      <text:p text:style-name="P4">
Authors: Ukrinform (Person)</text:p>
      <text:p text:style-name="P4">
Publisher: Укринформ (Organization)</text:p>
      <text:p text:style-name="P4">
Published Time: 2023-04-12T22:29:00+03:00</text:p>
      <text:p text:style-name="P4">
Modified Time: 2023-04-12T22:29:00+03:00</text:p>
      <text:p text:style-name="P4">
Description: There will be no ruins in Ukraine, and Russian assets should go to the restoration of our country. - Ukrinform.</text:p>
      <text:p text:style-name="P4">
Images: ["<text:a xlink:type="simple" xlink:href="https://static.ukrinform.com/photos/2023_03/thumb_files/630_360_1678738078-322.jpeg" text:style-name="Internet_20_link" text:visited-style-name="Visited_20_Internet_20_Link">
630_360_16787...</text:a>
"]</text:p>
      <text:p text:style-name="P4">
Tags: ['Україна', 'Звернення', 'Агресія РФ', 'Зеленський', 'Війна з росією']</text:p>
      <text:p text:style-name="P4">
Type: Article</text:p>
      <!--METADATA-->
      <text:p text:style-name="P4">
<draw:frame draw:style-name="fr1" draw:name="Image236" text:anchor-type="as-char" svg:width="6.9236in" svg:height="3.956343in" draw:z-index="0">
<draw:image xlink:href="../Images/yкринформ/2023-04-12T22-29-00-03-00/630_360_1678738078-322.jpeg" xlink:type="simple" xlink:show="embed" xlink:actuate="onLoad" draw:mime-type="image/jpeg"/>
</draw:frame>
There will be no ruins in Ukraine, and Russian assets must go to the restoration of our country.</text:p>
      <text:p text:style-name="P4">
About it in your <text:a xlink:type="simple" xlink:href="https://www.youtube.com/watch" text:style-name="Internet_20_link" text:visited-style-name="Visited_20_Internet_20_Link">
</text:a>
At the end of the 413rd day of the war, President of Ukraine Volodymyr Zelenskyy said, reports Ukrinform.</text:p>
      <text:p text:style-name="P4">
<text:span text:style-name="T5">
Viso: <text:a xlink:type="simple" xlink:href="https://www.youtube.com/watch" text:style-name="Internet_20_link" text:visited-style-name="Visited_20_Internet_20_Link">
</text:a>
</text:span>
</text:p>
      <text:p text:style-name="P4">
<text:span text:style-name="T4">
 _ I wish health, dear Ukrainians!_ </text:span>
</text:p>
      <text:p text:style-name="P4">
He has just participated in the meeting of a special format of support of Ukraine - financial. This event takes place in Washington and unites ministers of financial democracies - our partners, the European Commission, Heads of International Financial Institutions: the IMF, the World Bank, the European Bank for Reconstruction and Development. The theme is first and foremost recovery. Restoration of our country after the battlefields.</text:p>
      <text:p text:style-name="P4">
I thanked my partners for helping us to maintain sustainability, our financial stability. And he urged to be more active so that Ukrainians could be more active in rebuilding, returning to Ukrainians a normal life.</text:p>
      <text:p text:style-name="P4">
There will be no ruins in Ukraine. This is our goal. And it will be quite a specific dioxide of the full loss of the terrorist state.</text:p>
      <text:p text:style-name="P4">
Moreover, the world knows the solutions - about the assets of Russia, Russian officials, oligarchs who were rich, while their state became a terrorist ... All these are activated to compensate for losses to those whom Russia brought pain and suffering. after aggression. The war should be the most expensive for the aggressor. And we do everything for that. Thank the partners who support us.</text:p>
      <text:p text:style-name="P4">
He met today in Kiev with a delegation of the US Senate - a two -party delegation. I informed what is happening on the battlefield now, and about our opportunities. As well as we always, we have demonstrated that our relations with America in the supply of weapons, in financial support are completely clean, completely transparent. The partners have a full vision of each unit and every unit of weapons. And it is important that no artificial manipulations are spoiled by our trust.</text:p>
      <text:p text:style-name="P4">
Of course, I was pleased to hear from our guests from the United States positive words about Ukraine and what we manage to achieve together the fate of terror.I thank everyone who has chosen right now and this path of direct help. Without conscientious work of the SES and the police, simply not imagine a normal life, not to save many people. This is, in fact, what is the essence of their work is direct help to people.</text:p>
      <text:p text:style-name="P4">
I believe that today's graduates of the Ministry of Internal Affairs are justifying human hopes.</text:p>
      <text:p text:style-name="P4">
By the way, I would like to celebrate such defenders now - such rescuers, in particular from Nikopol. SES of Major Artem Shuldyakova, Lieutenant Fyodor Zaykina, Senior Sergeant Vasyl Muzychenko, Junior Satistant Vitaliy Bulkin. Thank you guys for the rescue of the Ukrainians of post -Russian rocket strokes!</text:p>
      <text:p text:style-name="P4">
I will also note the police crews - "White Angels" who save our people in the fan, evacuate, send humanitarian aid, resuscitated ...</text:p>
      <text:p text:style-name="P4">
I thank the police Gennady Yudin from Avdiivka for the salvation of children, Paramedic Popi, one of the White Angels in the Mariinsky Front. They have already rescued hundreds of our people, including seriously wounded.</text:p>
      <text:p text:style-name="P4">
I also thank today especially the explosion of the National Police Vladimir Perepelytsya, who works for mine in Kherson region, works very effectively.</text:p>
      <text:p text:style-name="P4">
And one more.</text:p>
      <text:p text:style-name="P4">
Today in our country traditionally celebrates the Day of employees of the rocket and space industry. The industry that always made glory to Ukraine. And I'm sure he will do!</text:p>
      <text:p text:style-name="P4">
Thank you all who have retained our potential. Our current level of integration is international relations, our level of power - both the state and society - for which Ukraine deserves, the level of our people - all this will allow Ukraine to take in the development of outer space along with the advanced states, and our business - along with advanced companies.</text:p>
      <text:p text:style-name="P4">
But first - we will win!In particular, thanks to Ukrainian rockets.</text:p>
      <text:p text:style-name="P4">
Glory to all our soldiers who are in battle now!</text:p>
      <text:p text:style-name="P4">
Thank you all who help Ukraine!</text:p>
      <text:p text:style-name="P4">
Thank you to everyone who protects our people and protects Ukrainian life!</text:p>
      <text:p text:style-name="P4">
<text:span text:style-name="T4">
<text:span text:style-name="T5">
Glory to Ukraine!</text:span>
 </text:span>
</text:p>
      <text:p text:style-name="P4">
News Source: <text:a xlink:type="simple" xlink:href="https://www.ukrinform.ua/rubric-ato/3695108-zelenskij-zodnoi-ruini-v-ukraini-ne-bude-ce-nasa-meta.html" text:style-name="Internet_20_link" text:visited-style-name="Visited_20_Internet_20_Link">
https://www.ukrinform.ua/rubric-ato/3695108-zelenskij-zodnoi-ruini-v-ukraini-ne-bude-ce-nasa-meta.html</text:a>
</text:p>
      <!--NEWS-->
      <text:h text:style-name="P10" text:outline-level="1">
<text:span text:style-name="T4">
Since the beginning of the war, 24 church communities of Cherkasy region have passed from the Moscow Church to the PCU</text:span>
</text:h>
      <text:p text:style-name="P4">
Authors: Ukrinform (Person)</text:p>
      <text:p text:style-name="P4">
Publisher: Укринформ (Organization)</text:p>
      <text:p text:style-name="P4">
Published Time: 2023-04-12T22:35:00+03:00</text:p>
      <text:p text:style-name="P4">
Modified Time: 2023-04-12T22:35:00+03:00</text:p>
      <text:p text:style-name="P4">
Description: Since the beginning of the full -scale invasion of Russia into Ukraine, 24 church communities from the UOC of the Moscow Patriarchate have passed to the Cherkasy Diocese of the PCU. - Ukrinform.</text:p>
      <text:p text:style-name="P4">
Images: ["<text:a xlink:type="simple" xlink:href="https://static.ukrinform.com/photos/2019_12/thumb_files/630_360_1576413849-187.jpg" text:style-name="Internet_20_link" text:visited-style-name="Visited_20_Internet_20_Link">
630_360_15764...</text:a>
"]</text:p>
      <text:p text:style-name="P4">
Tags: ['Церква', 'УПЦ МП', 'Православна церква України', 'Війна з росією']</text:p>
      <text:p text:style-name="P4">
Type: Article</text:p>
      <!--METADATA-->
      <text:p text:style-name="P4">
<draw:frame draw:style-name="fr1" draw:name="Image237" text:anchor-type="as-char" svg:width="6.9236in" svg:height="3.956343in" draw:z-index="0">
<draw:image xlink:href="../Images/yкринформ/2023-04-12T22-35-00-03-00/630_360_1576413849-187.jpg" xlink:type="simple" xlink:show="embed" xlink:actuate="onLoad" draw:mime-type="image/jpeg"/>
</draw:frame>
From the beginning of the full -scale invasion of Russia into Ukraine, the Cherkasy Diocese of the PCU passed24 church communities from the UOC of the Moscow Patriarchate.</text:p>
      <text:p text:style-name="P4">
The head of the Cherkasy Parchy of the PCU Sergey Zako told about this correspondent of Ukrinform.</text:p>
      <text:p text:style-name="P4">
"Since the beginning of the full -scale invasion of Russia, 24 church units of the UOC MP have passed to us. Sixteen communities have passed with priests, 8 more - without them. The process has accelerated since the beginning of the war. Now we are expecting a new spike," said the head of the office.</text:p>
      <text:p text:style-name="P4">
<text:span text:style-name="T4">
 Read also: </text:span>
 <text:span text:style-name="T4">
 <text:a xlink:type="simple" xlink:href="https://www.ukrinform.ua/rubric-society/3695094-danilov-institucii-aki-maut-vidnosenna-do-moskvi-ne-pracuvatimut-na-teritorii-ukraini.html" text:style-name="Internet_20_link" text:visited-style-name="Visited_20_Internet_20_Link">
</text:a>
</text:span>
</text:p>
      <text:p text:style-name="P4">
According to Zaik, he listed only those communities that completed all legal processes. Others have only proclaimed the intentions to go, some made first.</text:p>
      <text:p text:style-name="P4">
"I will not call these communities, so as not to disrupt the gathering and not harm the process," says Zico.</text:p>
      <text:p text:style-name="P4">
<text:span text:style-name="T4">
 Read also: </text:span>
 <text:span text:style-name="T4">
 <text:a xlink:type="simple" xlink:href="https://www.ukrinform.ua/rubric-society/3695085-vseukrainska-rada-cerkov-pidtrimue-zakonoproekt-pro-zaboronu-religijnih-organizacij-povazanih-iz-rf.html" text:style-name="Internet_20_link" text:visited-style-name="Visited_20_Internet_20_Link">
</text:a>
</text:span>
</text:p>
      <text:p text:style-name="P4">
According to the Monitoring of Registration Data Service of Ukrainian Companies of the Tasudyudy Register of Openatable in Cherkasy Oblast, controlled <text:span text:style-name="T4">
 [] <text:a xlink:type="simple" xlink:href="https://www.ukrinform.ua/tag-upc-mp" text:style-name="Internet_20_link" text:visited-style-name="Visited_20_Internet_20_Link">
</text:a>
</text:span>
 There are 195 church communities.</text:p>
      <text:p text:style-name="P4">
News Source: <text:a xlink:type="simple" xlink:href="https://www.ukrinform.ua/rubric-society/3695109-z-pocatku-vijni-z-moskovskoi-cerkvi-do-pcu-perejsli-24-cerkovni-gromadi-cerkasini.html" text:style-name="Internet_20_link" text:visited-style-name="Visited_20_Internet_20_Link">
https://www.ukrinform.ua/rubric-society/3695109-z-pocatku-vijni-z-moskovskoi-cerkvi-do-pcu-perejsli-24-cerkovni-gromadi-cerkasini.html</text:a>
</text:p>
      <!--NEWS-->
      <text:h text:style-name="P10" text:outline-level="1">
<text:span text:style-name="T4">
The rocket and space industry has always made glory to Ukraine and will make - the President</text:span>
</text:h>
      <text:p text:style-name="P4">
Authors: Ukrinform (Person)</text:p>
      <text:p text:style-name="P4">
Publisher: Укринформ (Organization)</text:p>
      <text:p text:style-name="P4">
Published Time: 2023-04-12T22:42:00+03:00</text:p>
      <text:p text:style-name="P4">
Modified Time: 2023-04-12T22:42:00+03:00</text:p>
      <text:p text:style-name="P4">
Description: President Volodymyr Zelensky stated that the level of integration of Ukraine into international relations and the level of people will allow our country to participate in the development of outer space on a par with the advanced states. - Ukrinform.</text:p>
      <text:p text:style-name="P4">
Images: ["<text:a xlink:type="simple" xlink:href="https://static.ukrinform.com/photos/2023_01/thumb_files/630_360_1674289634-963.jpeg" text:style-name="Internet_20_link" text:visited-style-name="Visited_20_Internet_20_Link">
630_360_16742...</text:a>
"]</text:p>
      <text:p text:style-name="P4">
Tags: ['Космос', 'Ракета', 'Технології', 'Зеленський']</text:p>
      <text:p text:style-name="P4">
Type: Article</text:p>
      <!--METADATA-->
      <text:p text:style-name="P4">
<draw:frame draw:style-name="fr1" draw:name="Image238" text:anchor-type="as-char" svg:width="6.9236in" svg:height="3.956343in" draw:z-index="0">
<draw:image xlink:href="../Images/yкринформ/2023-04-12T22-42-00-03-00/630_360_1674289634-963.jpeg" xlink:type="simple" xlink:show="embed" xlink:actuate="onLoad" draw:mime-type="image/jpeg"/>
</draw:frame>
Presidential Divine Zelensky stated that Ukraine's integration into international relations and the level of people will allow our country to participate in the development of the development of the leading states.</text:p>
      <text:p text:style-name="P4">
He stated this in his evening <text:a xlink:type="simple" xlink:href="https://www.youtube.com/watch" text:style-name="Internet_20_link" text:visited-style-name="Visited_20_Internet_20_Link">
</text:a>
At the end of the 413th day of the war, Ukrinform reports.</text:p>
      <text:p text:style-name="P4">
“Today in our country traditionally celebrates the Day of Rocket Workers <text:a xlink:type="simple" xlink:href="https://www.ukrinform.ua/tag-kosmos" text:style-name="Internet_20_link" text:visited-style-name="Visited_20_Internet_20_Link">
</text:a>
industry. The industry that always does Laslav Ukraine. And I'm sure he will do. I thank everyone who kept this our potential, ”Zelensky said.</text:p>
      <text:p text:style-name="P4">
<text:span text:style-name="T5">
Viso: <text:a xlink:type="simple" xlink:href="https://www.youtube.com/watch" text:style-name="Internet_20_link" text:visited-style-name="Visited_20_Internet_20_Link">
</text:a>
</text:span>
</text:p>
      <text:p text:style-name="P4">
According to him, "our current level of integration into international relations, our level of force - both the state and the society to which Ukraine deserves, levels of people - all this will allow Ukraine to participate in the development of space space on equalities with the advanced states, and our business "Along with advanced companies."</text:p>
      <text:p text:style-name="P4">
“But first - we will win!In particular, thanks to Ukrainian rockets, ”the President said.</text:p>
      <text:p text:style-name="P4">
<text:span text:style-name="T4">
 Read also: </text:span>
 <text:a xlink:type="simple" xlink:href="https://www.ukrinform.ua/rubric-regions/3676207-prikarpatskij-universitet-uvijsov-do-konsorciumu-akij-doslidzue-kosmos.html" text:style-name="Internet_20_link" text:visited-style-name="Visited_20_Internet_20_Link">
<text:span text:style-name="T4">
 Space </text:span>
</text:a>
It is known that April 12 celebrates the day of the employees of the rocket and space industry and International Aviation and Space Day.</text:p>
      <text:p text:style-name="P4">
<text:span text:style-name="T5">
Foto: op</text:span>
</text:p>
      <text:p text:style-name="P4">
News Source: <text:a xlink:type="simple" xlink:href="https://www.ukrinform.ua/rubric-technology/3695110-zelenskij-raketnokosmicna-galuz-zavzdi-robila-slavu-ukraini-j-robitime.html" text:style-name="Internet_20_link" text:visited-style-name="Visited_20_Internet_20_Link">
https://www.ukrinform.ua/rubric-technology/3695110-zelenskij-raketnokosmicna-galuz-zavzdi-robila-slavu-ukraini-j-robitime.html</text:a>
</text:p>
      <!--NEWS-->
      <text:h text:style-name="P10" text:outline-level="1">
<text:span text:style-name="T4">
Determined the “Prometheus” rival in the 1/4 finals of the basketball European Cup</text:span>
</text:h>
      <text:p text:style-name="P4">
Authors: Ukrinform (Person)</text:p>
      <text:p text:style-name="P4">
Publisher: Укринформ (Organization)</text:p>
      <text:p text:style-name="P4">
Published Time: 2023-04-12T22:59:00+03:00</text:p>
      <text:p text:style-name="P4">
Modified Time: 2023-04-12T22:59:00+03:00</text:p>
      <text:p text:style-name="P4">
Description: Basketball players of the Ukrainian "Prometheus" in the quarter -finals of the European Cup will play with the Greek club "Internetaas". - Ukrinform.</text:p>
      <text:p text:style-name="P4">
Images: ["<text:a xlink:type="simple" xlink:href="https://static.ukrinform.com/photos/2023_04/thumb_files/630_360_1681329383-255.jpg" text:style-name="Internet_20_link" text:visited-style-name="Visited_20_Internet_20_Link">
630_360_16813...</text:a>
"]</text:p>
      <text:p text:style-name="P4">
Tags: ['Баскетбол']</text:p>
      <text:p text:style-name="P4">
Type: Article</text:p>
      <!--METADATA-->
      <text:p text:style-name="P4">
<draw:frame draw:style-name="fr1" draw:name="Image239" text:anchor-type="as-char" svg:width="6.9236in" svg:height="3.956343in" draw:z-index="0">
<draw:image xlink:href="../Images/yкринформ/2023-04-12T22-59-00-03-00/630_360_1681329383-255.jpg" xlink:type="simple" xlink:show="embed" xlink:actuate="onLoad" draw:mime-type="image/jpeg"/>
</draw:frame>
Basketball players of the Ukrainian "Prometheus" in the quarter -finals of the European Cup will play the Greek club "Internetaas".</text:p>
      <text:p text:style-name="P4">
In the match 1/8 finals of the Tournas tournament on home dimitris tofalos arena, Patra content was defeated by the French team "Bur" - 89:75(24:13, 17:20,20:22, 28:20), reports Ukrinform.</text:p>
      <text:p text:style-name="P4">
The match for the semifinals will take place on April 18/19.</text:p>
      <text:p text:style-name="P4">
As reported by Ukrinform, Prometheus on the way to the quarterfinals of the Euro -coupkana the day before was beaten by the German club "Weolia Tauers Hamburg"(87:79).</text:p>
      <text:p text:style-name="P4">
<text:span text:style-name="T4">
Читайте також:</text:span>
 <text:a xlink:type="simple" xlink:href="https://www.ukrinform.ua/rubric-sports/3694618-prometej-vijsov-do-14-finalu-basketbolnogo-evrokubka-obigravsi-gamburg.html" text:style-name="Internet_20_link" text:visited-style-name="Visited_20_Internet_20_Link">
 <text:span text:style-name="T4">
баскетбол</text:span>
 </text:a>
It should be noted that all applicants for the victory in the European Cup are advanced by the Play-Off Turks' net, playing with the opponent with only one match.</text:p>
      <text:p text:style-name="P4">
Photo: prometeybc.com.</text:p>
      <text:p text:style-name="P4">
News Source: <text:a xlink:type="simple" xlink:href="https://www.ukrinform.ua/rubric-sports/3695112-viznacivsa-supernik-prometea-v-14-finalu-basketbolnogo-evrokubka.html" text:style-name="Internet_20_link" text:visited-style-name="Visited_20_Internet_20_Link">
https://www.ukrinform.ua/rubric-sports/3695112-viznacivsa-supernik-prometea-v-14-finalu-basketbolnogo-evrokubka.html</text:a>
</text:p>
      <!--NEWS-->
      <text:h text:style-name="P10" text:outline-level="1">
<text:span text:style-name="T4">
Shmigal in Washington: This year Ukraine will need at least $ 14.1 billion</text:span>
</text:h>
      <text:p text:style-name="P4">
Authors: Ukrinform (Person)</text:p>
      <text:p text:style-name="P4">
Publisher: Укринформ (Organization)</text:p>
      <text:p text:style-name="P4">
Published Time: 2023-04-12T23:02:00+03:00</text:p>
      <text:p text:style-name="P4">
Modified Time: 2023-04-12T23:02:00+03:00</text:p>
      <text:p text:style-name="P4">
Description: The urgent needs for Ukraine's restoration over this year are $ 14.1 billion to provide people with a minimum level of social and humanitarian services. - Ukrinform.</text:p>
      <text:p text:style-name="P4">
Images: ["<text:a xlink:type="simple" xlink:href="https://static.ukrinform.com/photos/2023_04/thumb_files/630_360_1681324938-4356.jpeg" text:style-name="Internet_20_link" text:visited-style-name="Visited_20_Internet_20_Link">
630_360_16813...</text:a>
"]</text:p>
      <text:p text:style-name="P4">
Tags: ['МВФ', 'Україна', 'Світовий банк', 'Шмигаль']</text:p>
      <text:p text:style-name="P4">
Type: Article</text:p>
      <!--METADATA-->
      <text:p text:style-name="P4">
<draw:frame draw:style-name="fr1" draw:name="Image240" text:anchor-type="as-char" svg:width="6.9236in" svg:height="3.956343in" draw:z-index="0">
<draw:image xlink:href="../Images/yкринформ/2023-04-12T23-02-00-03-00/630_360_1681324938-4356.jpeg" xlink:type="simple" xlink:show="embed" xlink:actuate="onLoad" draw:mime-type="image/jpeg"/>
</draw:frame>
The urgent needs for Ukraine's restoration over this year are $ 14.1 billion to provide people with a minimal level of social Igumanitarian services.</text:p>
      <text:p text:style-name="P4">
This was stated on Wednesday by Prime Minister of Ukraine Denis Schmigal to international partners at a roundtable meeting organized by the IMF and the World Bank by Uvashington, Ukrinform correspondent reports.</text:p>
      <text:p text:style-name="P4">
“According to the second report(World Bank and European Commission - Ed.), Ukraine's long -term needs for reconstruction and restoration of the consequences of the first year of the war are estimated at $ 411 billion, ”the head of Ukraine said.</text:p>
      <text:p text:style-name="P4">
He also stressed that for this purpose <text:a xlink:type="simple" xlink:href="https://www.ukrinform.ua/tag-ukraina" text:style-name="Internet_20_link" text:visited-style-name="Visited_20_Internet_20_Link">
</text:a>
By the end of 2023, it is necessary to consolidate a donor assistance of about $ 14 billion.</text:p>
      <text:p text:style-name="P4">
“The restoration of Ukraine will be one of the largest investment projects in Europe. But now we need to pay the greatest attention to the satisfaction of terminal needs and recovery. I mean $ 14.1 billion, which is in the World Bank's estimates, and this is the number one priority for my country-to ensure people with a minimum level of social and humanitarian services, ”the Prime Minister of Ukraine emphasized.</text:p>
      <text:p text:style-name="P4">
In this context, he thanked the IMF, the World Bank, the European Union, the UN, the G7, the US Government by the steps they have already taken to provide a significant part of the essential assistance. He also urged international partner to take into account other initiatives, including filling the targeted fund support, restoration, reform and reform of Ukraine(URTF), created by a world bank.</text:p>
      <text:p text:style-name="P4">
In this connection, the head of government assured that Ukraine is fully open and transparent in financial accountability and provides all the necessary information to donors.</text:p>
      <text:p text:style-name="P4">
<text:span text:style-name="T4">
 Read also: </text:span>
 <text:a xlink:type="simple" xlink:href="https://www.ukrinform.ua/rubric-economy/3695097-svitovij-bank-nadae-ukraini-200-miljoniv-na-vidnovlenna-energetiki.html" text:style-name="Internet_20_link" text:visited-style-name="Visited_20_Internet_20_Link">
</text:a>
According to Ukrinform, the Prime Minister of Ukraine on Wednesday launched the basic part of his visit to the United States. Denis Shmigal's stay in Washington has involved his participation in the annual Spring Meetings Forum, held by the World Bank Group and the International Monetary Fund. In addition, his meetings with US Secretary of Defense Lloyd Austin, US Minister of Commerce Gina Raymomond, Finance Minister Janet Ellen, as well as the IMF, the World Bank, and the European Investment Bank were argued.</text:p>
      <text:p text:style-name="P4">
News Source: <text:a xlink:type="simple" xlink:href="https://www.ukrinform.ua/rubric-economy/3695113-smigal-u-vasingtoni-cogoric-ukraini-znadobitsa-sonajmense-141-milarda.html" text:style-name="Internet_20_link" text:visited-style-name="Visited_20_Internet_20_Link">
https://www.ukrinform.ua/rubric-economy/3695113-smigal-u-vasingtoni-cogoric-ukraini-znadobitsa-sonajmense-141-milarda.html</text:a>
</text:p>
      <!--NEWS-->
      <text:h text:style-name="P10" text:outline-level="1">
<text:span text:style-name="T4">
Arrest journalist WSJ allowed Putin personally - Bloomberg</text:span>
</text:h>
      <text:p text:style-name="P4">
Authors: Ukrinform (Person)</text:p>
      <text:p text:style-name="P4">
Publisher: Укринформ (Organization)</text:p>
      <text:p text:style-name="P4">
Published Time: 2023-04-12T23:10:00+03:00</text:p>
      <text:p text:style-name="P4">
Modified Time: 2023-04-12T23:10:00+03:00</text:p>
      <text:p text:style-name="P4">
Description: The President of the Russian Federation personally granted permission to arrest in Russia the journalist Wall Street Journal Evan Gershkovich. - Ukrinform.</text:p>
      <text:p text:style-name="P4">
Images: ["<text:a xlink:type="simple" xlink:href="https://static.ukrinform.com/photos/2023_03/thumb_files/630_360_1680228306-496.jpg" text:style-name="Internet_20_link" text:visited-style-name="Visited_20_Internet_20_Link">
630_360_16802...</text:a>
"]</text:p>
      <text:p text:style-name="P4">
Tags: ['Арешт', 'путін', 'Журналіст', 'росія']</text:p>
      <text:p text:style-name="P4">
Type: Article</text:p>
      <!--METADATA-->
      <text:p text:style-name="P4">
<draw:frame draw:style-name="fr1" draw:name="Image241" text:anchor-type="as-char" svg:width="6.9236in" svg:height="3.956343in" draw:z-index="0">
<draw:image xlink:href="../Images/yкринформ/2023-04-12T23-10-00-03-00/630_360_1680228306-496.jpg" xlink:type="simple" xlink:show="embed" xlink:actuate="onLoad" draw:mime-type="image/jpeg"/>
</draw:frame>
The presidentrf personally granted permission to arrest in Russia, the journalist Wall Street Journal Evanagershchkovich.</text:p>
      <text:p text:style-name="P4">
According to Ukrinform correspondent, with reference to self -informed sources writes <text:a xlink:type="simple" xlink:href="https://www.bnnbloomberg.ca/putin-approved-arrest-of-us-reporter-on-spying-charges-1.1906948" text:style-name="Internet_20_link" text:visited-style-name="Visited_20_Internet_20_Link">
</text:a>
.</text:p>
      <text:p text:style-name="P4">
"Russian President Vladimir Putin personally approved the arrest of an American journalist who is accused of espionage," the material reads.</text:p>
      <text:p text:style-name="P4">
<text:span text:style-name="T4">
 Read also: </text:span>
 <text:span text:style-name="T4">
 <text:a xlink:type="simple" xlink:href="https://www.ukrinform.ua/rubric-world/3694193-derzdep-zaklikav-rf-zvilniti-zurnalista-wsj-ta-vimagae-dostupu-do-nogo.html" text:style-name="Internet_20_link" text:visited-style-name="Visited_20_Internet_20_Link">
</text:a>
</text:span>
</text:p>
      <text:p text:style-name="P4">
According to the agency's interlocutors, this is more and more influenced by Ukremley supporters of the "rigid line", which are inclined to deepen confrontation with Washington, considering it irreversible.</text:p>
      <text:p text:style-name="P4">
"For the first time in almost 40 years, the proposal to arrest the American journalist of safety came from hawks in the supreme leadership of the Russian Facilities in Russia," Bloomberg says.</text:p>
      <text:p text:style-name="P4">
<text:span text:style-name="T4">
 Read also: </text:span>
 <text:span text:style-name="T4">
 <text:a xlink:type="simple" xlink:href="https://www.ukrinform.ua/rubric-world/3691132-zatrimanij-u-rosii-zurnalist-wsj-ne-mav-zodnogo-vidnosenna-do-spigunstva-bilij-dim.html" text:style-name="Internet_20_link" text:visited-style-name="Visited_20_Internet_20_Link">
</text:a>
</text:span>
</text:p>
      <text:p text:style-name="P4">
As reported by Ukrinform, the WSJ Reporter Evan Gershkovich was detained in the Russian Federation 29 Bier during a journalistic business trip to Yekaterinburg. He became the first representative of the US media, arrested by the Russian authorities since 1986, and one of several Americans who have been illegally detained throughout the last years in Russia.</text:p>
      <text:p text:style-name="P4">
News Source: <text:a xlink:type="simple" xlink:href="https://www.ukrinform.ua/rubric-world/3695114-arest-zurnalista-wsj-dozvoliv-osobisto-putin-bloomberg.html" text:style-name="Internet_20_link" text:visited-style-name="Visited_20_Internet_20_Link">
https://www.ukrinform.ua/rubric-world/3695114-arest-zurnalista-wsj-dozvoliv-osobisto-putin-bloomberg.html</text:a>
</text:p>
      <!--NEWS-->
      <text:h text:style-name="P10" text:outline-level="1">
<text:span text:style-name="T4">
Without the diligent work of the SES and the police do not imagine a normal life - Zelensky</text:span>
</text:h>
      <text:p text:style-name="P4">
Authors: Ukrinform (Person)</text:p>
      <text:p text:style-name="P4">
Publisher: Укринформ (Organization)</text:p>
      <text:p text:style-name="P4">
Published Time: 2023-04-12T23:23:00+03:00</text:p>
      <text:p text:style-name="P4">
Modified Time: 2023-04-12T23:23:00+03:00</text:p>
      <text:p text:style-name="P4">
Description: President Volodymyr Zelenskyy emphasized that without the diligent work of the SES and the police do not imagine a normal life and not save many people. - Ukrinform.</text:p>
      <text:p text:style-name="P4">
Images: ["<text:a xlink:type="simple" xlink:href="https://static.ukrinform.com/photos/2023_04/thumb_files/630_360_1681297550-9850.jpeg" text:style-name="Internet_20_link" text:visited-style-name="Visited_20_Internet_20_Link">
630_360_16812...</text:a>
"]</text:p>
      <text:p text:style-name="P4">
Tags: ['ДСНС', 'МВС', 'Звернення', 'Зеленський']</text:p>
      <text:p text:style-name="P4">
Type: Article</text:p>
      <!--METADATA-->
      <text:p text:style-name="P4">
<draw:frame draw:style-name="fr1" draw:name="Image242" text:anchor-type="as-char" svg:width="6.9236in" svg:height="3.956343in" draw:z-index="0">
<draw:image xlink:href="../Images/yкринформ/2023-04-12T23-23-00-03-00/630_360_1681297550-9850.jpeg" xlink:type="simple" xlink:show="embed" xlink:actuate="onLoad" draw:mime-type="image/jpeg"/>
</draw:frame>
President Volodymyr Zelenskyy emphasized that without the honest work of the SES of Hippolitis not to imagine a normal life and not to save many people.</text:p>
      <text:p text:style-name="P4">
He said this in his <text:a xlink:type="simple" xlink:href="https://t.me/V_Zelenskiy_official/5837" text:style-name="Internet_20_link" text:visited-style-name="Visited_20_Internet_20_Link">
</text:a>
Talking about participating in the greetings of young police officers and rescuers of the DSNS with completion of training.</text:p>
      <text:p text:style-name="P4">
<text:span text:style-name="T5">
Viso: <text:a xlink:type="simple" xlink:href="https://t.me/OP_UA/9222" text:style-name="Internet_20_link" text:visited-style-name="Visited_20_Internet_20_Link">
</text:a>
</text:span>
</text:p>
      <text:p text:style-name="P4">
“It was very emotionally and honorable to me to congratulate our young police and rescuers of the SES with completion of study today. More than 3 thousand youth people - professional and patriotic - now join those who want to protect the safety and normality of life, ”Zelensky said.</text:p>
      <text:p text:style-name="P4">
<text:span text:style-name="T4">
 Read also: </text:span>
 <text:span text:style-name="T4">
 <text:a xlink:type="simple" xlink:href="https://www.ukrinform.ua/rubric-ato/3695108-zelenskij-zodnoi-ruini-v-ukraini-ne-bude-ce-nasa-meta.html" text:style-name="Internet_20_link" text:visited-style-name="Visited_20_Internet_20_Link">
</text:a>
</text:span>
</text:p>
      <text:p text:style-name="P4">
The President said that they will work in the regions where it is most dangerous. In particular, the distribution will serve in the frontline areas - Nakarkiv region, Sumy region. Also, he said, there are those who will fight in our new assault teams.</text:p>
      <text:p text:style-name="P4">
“I thank everyone who has chosen right now and this path of direct help. Without conscientious work of the SES and the police, simply not imagine a normal life, not to save many people. This is, in fact, what is the essence of their work is direct help to people. I believe that today's graduates of educational institutions of the Ministry of Internal Affairs justify human hopes, ” - saidzelensky.</text:p>
      <text:p text:style-name="P4">
He also mentioned several rescuers in his address and thanked them for their work.</text:p>
      <text:p text:style-name="P4">
“I would like to celebrate such defenders now - our rescuers, including Nikopol. SES of Major Artem Shuldyakova, Lieutenant Fyodor Zaykina, Senior Sergeant Vasyl Muzychenko, Junior Satistant Vitaliy Bulkin. Thank you guys for the rescue of Ukrainians of post -Russian rocket launchers, ”the President said.</text:p>
      <text:p text:style-name="P4">
<text:span text:style-name="T4">
 Read also: </text:span>
 <text:span text:style-name="T4">
 <text:a xlink:type="simple" xlink:href="https://www.ukrinform.ua/rubric-polytics/3695104-zelenskij-dovga-istoria-bezkarnosti-rosii-povinna-pripinitisa.html" text:style-name="Internet_20_link" text:visited-style-name="Visited_20_Internet_20_Link">
</text:a>
</text:span>
</text:p>
      <text:p text:style-name="P4">
In addition, he also noted the police crews - "White Angels", ashamed our people in Donetsk region, evacuate, renamed humanitarian assistance, resuscitated the wounded ... ".<text:span text:style-name="T4">
 Read also: </text:span>
 <text:span text:style-name="T4">
 <text:a xlink:type="simple" xlink:href="https://www.ukrinform.ua/rubric-society/3694873-zelenskij-privitav-vipusknikiv-sistemi-mvs.html" text:style-name="Internet_20_link" text:visited-style-name="Visited_20_Internet_20_Link">
</text:a>
</text:span>
</text:p>
      <text:p text:style-name="P4">
As it was reported, on April 12, President Volodymyr Zelenskyy took part in the extent dedicated to the issue of cadets of higher education institutions of the Ministry of Internal Affairs.</text:p>
      <text:p text:style-name="P4">
News Source: <text:a xlink:type="simple" xlink:href="https://www.ukrinform.ua/rubric-society/3695115-bez-sumlinnoi-roboti-dsns-i-policii-ne-uaviti-normalnogo-zitta-zelenskij.html" text:style-name="Internet_20_link" text:visited-style-name="Visited_20_Internet_20_Link">
https://www.ukrinform.ua/rubric-society/3695115-bez-sumlinnoi-roboti-dsns-i-policii-ne-uaviti-normalnogo-zitta-zelenskij.html</text:a>
</text:p>
      <!--NEWS-->
      <text:h text:style-name="P10" text:outline-level="1">
<text:span text:style-name="T4">
The leadership of the Foreign Ministry and the Ministry of Defense of Romania, Ukraine and Moldova will meet in Bucharest</text:span>
</text:h>
      <text:p text:style-name="P4">
Authors: Ukrinform (Person)</text:p>
      <text:p text:style-name="P4">
Publisher: Укринформ (Organization)</text:p>
      <text:p text:style-name="P4">
Published Time: 2023-04-12T23:39:00+03:00</text:p>
      <text:p text:style-name="P4">
Modified Time: 2023-04-12T23:39:00+03:00</text:p>
      <text:p text:style-name="P4">
Description: The leadership of the Ministries of Foreign Affairs and Defense of Romania, Ukraine and Moldova will hold a tripartite meeting in the Romanian capital of Bucharest on Thursday. - Ukrinform.</text:p>
      <text:p text:style-name="P4">
Images: ["<text:a xlink:type="simple" xlink:href="https://static.ukrinform.com/photos/2016_07/thumb_files/630_360_1468094495-6827.jpg" text:style-name="Internet_20_link" text:visited-style-name="Visited_20_Internet_20_Link">
630_360_14680...</text:a>
"]</text:p>
      <text:p text:style-name="P4">
Tags: ['Міноборони', 'Молдова', 'МЗС', 'Румунія']</text:p>
      <text:p text:style-name="P4">
Type: Article</text:p>
      <!--METADATA-->
      <text:p text:style-name="P4">
<draw:frame draw:style-name="fr1" draw:name="Image243" text:anchor-type="as-char" svg:width="6.9236in" svg:height="3.956343in" draw:z-index="0">
<draw:image xlink:href="../Images/yкринформ/2023-04-12T23-39-00-03-00/630_360_1468094495-6827.jpg" xlink:type="simple" xlink:show="embed" xlink:actuate="onLoad" draw:mime-type="image/jpeg"/>
</draw:frame>
The leadership of the Ministries of Foreign Affairs and Defense of Romania, Ukraine Tamoldov will hold a tripartite meeting in the Romanian capital Bucharest on Thursday.</text:p>
      <text:p text:style-name="P4">
According to Ukrinform correspondent, on Wednesday the journalists reported this in the evening <text:a xlink:type="simple" xlink:href="https://www.mae.ro/" text:style-name="Internet_20_link" text:visited-style-name="Visited_20_Internet_20_Link">
</text:a>
.</text:p>
      <text:p text:style-name="P4">
The meeting in the Romanian Foreign Ministry building will take place the first Black Sea Sea Security Conference of the Crimean Platform, which is held in Bucharest and participants of which, in particular, are the heads of the Ministry of Foreign Affairs and Moremunia, [] <text:a xlink:type="simple" xlink:href="https://www.ukrinform.ua/tag-ukraina" text:style-name="Internet_20_link" text:visited-style-name="Visited_20_Internet_20_Link">
</text:a>
and Moldova.</text:p>
      <text:p text:style-name="P4">
The Romanian Foreign Ministry has not reported the main topics of the Tripartite Meeting in Romania - Ukraine - Republic of Moldova, but it is expected that the security situation in the region will be in the spotlight. It is planned that its participants will act as media reports after the negotiations are completed.</text:p>
      <text:p text:style-name="P4">
The Ministry of Foreign Affairs of Ukraine was expected at the first Black Sea Sea Security Conference with the Pravid of the International Crimean Platform, Minister Dmitry Kuleba would represent, but on Wednesday night, the Romanian side informed journalists that Instead, the first Deputy Foreign Minister Emine Japarov would be.</text:p>
      <text:p text:style-name="P4">
Thus, the first Deputy Minister of Foreign Affairs Eminzhaparov, Minister of Defense of Ukraine Alexei Reznikov, Minister of Foreign Directors Bohdan Aursku, Minister of National Defense of Romania, Minister of Foreign Ministry, Minister of Foreign Ministry, Minister of Foreign Ministry, Minister of Foreign Ministry, Minister of Foreign Defense, Oleksiy Aurskcu, Minister of Foreign Defense, Oleksiy Reznikov, will take part in a tripartite meeting in Romania - Ukraine -Republic of Moldova. and Minister of National Defense Anatoly Nosyaty.</text:p>
      <text:p text:style-name="P4">
<text:span text:style-name="T4">
 Read also: </text:span>
 <text:a xlink:type="simple" xlink:href="https://www.ukrinform.ua/rubric-crimea/3695002-cornomorska-bezpekova-konferencia-zaversila-arhitekturu-miznarodnoi-krimskoi-platformi-mzs.html" text:style-name="Internet_20_link" text:visited-style-name="Visited_20_Internet_20_Link">
</text:a>
As reported by Ukrinform, the Minister of Foreign Affairs of Ukraine Dmitry Kuleb in the middle of the conversation with his Romanian colleague Bohdan Aursk. During the conversation, a number of bilateral and regional queries were discussed in particular, aimed at strengthening security in the Black Sea region.</text:p>
      <text:p text:style-name="P4">
News Source: <text:a xlink:type="simple" xlink:href="https://www.ukrinform.ua/rubric-polytics/3695121-kerivnictvo-mzs-ta-minoboroni-rumunii-ukraini-i-moldovi-provede-zustric-u-buharesti.html" text:style-name="Internet_20_link" text:visited-style-name="Visited_20_Internet_20_Link">
https://www.ukrinform.ua/rubric-polytics/3695121-kerivnictvo-mzs-ta-minoboroni-rumunii-ukraini-i-moldovi-provede-zustric-u-buharesti.html</text:a>
</text:p>
      <!--NEWS-->
      <text:h text:style-name="P10" text:outline-level="1">
<text:span text:style-name="T4">
Real Madrid beat Chelsea in the first match of the 1/4 finals of the UEFA Champions League</text:span>
</text:h>
      <text:p text:style-name="P4">
Authors: Ukrinform (Person)</text:p>
      <text:p text:style-name="P4">
Publisher: Укринформ (Organization)</text:p>
      <text:p text:style-name="P4">
Published Time: 2023-04-12T23:44:00+03:00</text:p>
      <text:p text:style-name="P4">
Modified Time: 2023-04-12T23:44:00+03:00</text:p>
      <text:p text:style-name="P4">
Description: In the UEFA Champions League, the next 1/4 playoff finals ended. - Ukrinform.</text:p>
      <text:p text:style-name="P4">
Images: ["<text:a xlink:type="simple" xlink:href="https://static.ukrinform.com/photos/2023_04/thumb_files/630_360_1681332199-533.jpg" text:style-name="Internet_20_link" text:visited-style-name="Visited_20_Internet_20_Link">
630_360_16813...</text:a>
"]</text:p>
      <text:p text:style-name="P4">
Tags: ['Челсі', 'Футбол', 'Ліга чемпіонів', 'Реал Мадрид']</text:p>
      <text:p text:style-name="P4">
Type: Article</text:p>
      <!--METADATA-->
      <text:p text:style-name="P4">
<draw:frame draw:style-name="fr1" draw:name="Image244" text:anchor-type="as-char" svg:width="6.9236in" svg:height="3.956343in" draw:z-index="0">
<draw:image xlink:href="../Images/yкринформ/2023-04-12T23-44-00-03-00/630_360_1681332199-533.jpg" xlink:type="simple" xlink:show="embed" xlink:actuate="onLoad" draw:mime-type="image/jpeg"/>
</draw:frame>
The UEFA Lisichampions completed the next 1/4 playoff finals.</text:p>
      <text:p text:style-name="P4">
The current winner of the title of Spanish "Real" was defeated by the football player "Chelsea" in the first quarterfinal game at Santiago Bernabeu - 2-0, reports Ukrinform.</text:p>
      <text:p text:style-name="P4">
Real success has brought goals Karim Benzema in the 22nd minute and Marco Asensio(74).</text:p>
      <text:p text:style-name="P4">
«Челсі» догравав матч у меншості - на 59-й хвилині Бен Чілвелл за затримкусуперника отримав червону картку.</text:p>
      <text:p text:style-name="P4">
У паралельній зустрічі італійського дербі «Мілан» мінімально переміг «Наполі»- 1:0.</text:p>
      <text:p text:style-name="P4">
Як повідомлялося, напередодні англійський «Манчестер Сіті» здобув перемогу наднімецькою «Баварію» (3:0)and the Portuguese "Benfica" gave way to Italian "Inter"(0:2).</text:p>
      <text:p text:style-name="P4">
<text:span text:style-name="T4">
Читайте також:</text:span>
 <text:a xlink:type="simple" xlink:href="https://www.ukrinform.ua/rubric-sports/3694658-mancester-siti-peregrav-bavariu-u-persomu-matci-14-finalu-ligi-cempioniv-uefa.html" text:style-name="Internet_20_link" text:visited-style-name="Visited_20_Internet_20_Link">
 </text:a>
The fights will take place on April 18 and 19. The winnings of the two matches will be released to the semifinals.</text:p>
      <text:p text:style-name="P4">
The first meetings of the 1/2 finals will be held on May 9-10, repeated-May 16-17.</text:p>
      <text:p text:style-name="P4">
Recall that the final match of the UEFA Champions League will take place on June 10 at Ataturk Olympic Stadium in Istanbul.</text:p>
      <text:p text:style-name="P4">
Photo: AFP.</text:p>
      <text:p text:style-name="P4">
News Source: <text:a xlink:type="simple" xlink:href="https://www.ukrinform.ua/rubric-sports/3695124-real-obigrav-celsi-u-persomu-matci-14-finalu-ligi-cempioniv-uefa.html" text:style-name="Internet_20_link" text:visited-style-name="Visited_20_Internet_20_Link">
https://www.ukrinform.ua/rubric-sports/3695124-real-obigrav-celsi-u-persomu-matci-14-finalu-ligi-cempioniv-uefa.html</text:a>
</text:p>
      <!--NEWS-->
      <text:h text:style-name="P10" text:outline-level="1">
<text:span text:style-name="T4">
Washington plans to provide new grant assistance to Ukraine by September - the US Ministry of Finance</text:span>
</text:h>
      <text:p text:style-name="P4">
Authors: Ukrinform (Person)</text:p>
      <text:p text:style-name="P4">
Publisher: Укринформ (Organization)</text:p>
      <text:p text:style-name="P4">
Published Time: 2023-04-12T23:53:00+03:00</text:p>
      <text:p text:style-name="P4">
Modified Time: 2023-04-12T23:53:00+03:00</text:p>
      <text:p text:style-name="P4">
Description: US Department of Finance Head Janet Ellen has declared Washington's plans to provide Ukraine by September this year with additional financial support, as well as other forms of assistance. - Ukrinform.</text:p>
      <text:p text:style-name="P4">
Images: ["<text:a xlink:type="simple" xlink:href="https://static.ukrinform.com/photos/2023_02/thumb_files/630_360_1677502946-733.jpg" text:style-name="Internet_20_link" text:visited-style-name="Visited_20_Internet_20_Link">
630_360_16775...</text:a>
"]</text:p>
      <text:p text:style-name="P4">
Tags: ['Економіка', 'Мінфін', 'США', 'Україна', 'Гроші', 'Грант']</text:p>
      <text:p text:style-name="P4">
Type: Article</text:p>
      <!--METADATA-->
      <text:p text:style-name="P4">
<draw:frame draw:style-name="fr1" draw:name="Image245" text:anchor-type="as-char" svg:width="6.9236in" svg:height="3.956343in" draw:z-index="0">
<draw:image xlink:href="../Images/yкринформ/2023-04-12T23-53-00-03-00/630_360_1677502946-733.jpg" xlink:type="simple" xlink:show="embed" xlink:actuate="onLoad" draw:mime-type="image/jpeg"/>
</draw:frame>
US Glavinistry Janet Ellen has declared Washingtonasis to provide Ukraine by September this year with additional financial support, as well as other forms of assistance.</text:p>
      <text:p text:style-name="P4">
She said this on Wednesday during an international roundtable on supporting Ukraine, organized by the IMF and the World Bank, Ukrinform reports.</text:p>
      <text:p text:style-name="P4">
“We have current plans to provide additional assistance(Ukraine - ed.)Revenge - all this <text:span text:style-name="T4">
 <text:a xlink:type="simple" xlink:href="https://www.ukrinform.ua/tag-grant" text:style-name="Internet_20_link" text:visited-style-name="Visited_20_Internet_20_Link">
</text:a>
</text:span>
, as well as ensure energy security support at an early stage of recovery, ”the head of the US Ministry of Finance said.</text:p>
      <text:p text:style-name="P4">
<text:span text:style-name="T4">
 Read also: </text:span>
 <text:span text:style-name="T4">
 <text:a xlink:type="simple" xlink:href="https://www.ukrinform.ua/rubric-economy/3695113-smigal-u-vasingtoni-cogoric-ukraini-znadobitsa-sonajmense-141-milarda.html" text:style-name="Internet_20_link" text:visited-style-name="Visited_20_Internet_20_Link">
</text:a>
</text:span>
</text:p>
      <text:p text:style-name="P4">
She also stressed that Ukraine's support is a common matter.</text:p>
      <text:p text:style-name="P4">
"We welcome the efforts of our allies and partners to provide significant, expected and timely assistance, and we urge everyone to continue the tie," the minister stressed.</text:p>
      <text:p text:style-name="P4">
<text:span text:style-name="T4">
 Read also: </text:span>
 <text:span text:style-name="T4">
 <text:a xlink:type="simple" xlink:href="https://www.ukrinform.ua/rubric-economy/3694693-kostiv-donoriv-vistacit-ukraini-do-kinca-roku-minfin-ssa.html" text:style-name="Internet_20_link" text:visited-style-name="Visited_20_Internet_20_Link">
</text:a>
</text:span>
</text:p>
      <text:p text:style-name="P4">
At the same time, it emphasized the importance of the "international coalition" of countries that have analyzed the strong pressure of sanctions on Russia and continue to intensify it. This, she said, "restricts the access of the Russian Federation to technology and equipment required for the provision of its troops." In addition, thanks to the international embargo and the introduction to the prices of Russian oil and petroleum products, Russia loses its key income, but it maintains stability in the global market.</text:p>
      <text:p text:style-name="P4">
<text:span text:style-name="T4">
 Read also: </text:span>
 <text:span text:style-name="T4">
 <text:a xlink:type="simple" xlink:href="https://www.ukrinform.ua/rubric-economy/3689215-stati-pererahuvali-do-derzbudzetu-ukraini-grant-u-rozmiri-125-milarda.html" text:style-name="Internet_20_link" text:visited-style-name="Visited_20_Internet_20_Link">
</text:a>
</text:span>
</text:p>
      <text:p text:style-name="P4">
In this context, Ellen emphasized that the state income of the Russian Federation from Napergonosia taxes fell by more than 40% only from the moment of introduction of oil bombings for oil compared to last year.</text:p>
      <text:p text:style-name="P4">
<text:span text:style-name="T4">
 Read also: </text:span>
 <text:span text:style-name="T4">
 <text:a xlink:type="simple" xlink:href="https://www.ukrinform.ua/rubric-economy/3675993-ssa-ocikuut-provalu-ekonomicnoi-traektorii-rosii-cerez-pevnij-cas-ministerka-finansiv.html" text:style-name="Internet_20_link" text:visited-style-name="Visited_20_Internet_20_Link">
</text:a>
</text:span>
</text:p>
      <text:p text:style-name="P4">
According to Ukrinform, the Washington of the IMF of the IMF of the IMF of the IMF, which participates the heads of governments, central banks, the ministry ofist economic sector of most countries of the world, in Washington. The Ukrainian delegation is headed by Premier Denis Shmigal.</text:p>
      <text:p text:style-name="P4">
News Source: <text:a xlink:type="simple" xlink:href="https://www.ukrinform.ua/rubric-economy/3695122-vasington-planue-do-veresna-nadati-novu-grantovu-dopomogu-ukraini-minfin-ssa.html" text:style-name="Internet_20_link" text:visited-style-name="Visited_20_Internet_20_Link">
https://www.ukrinform.ua/rubric-economy/3695122-vasington-planue-do-veresna-nadati-novu-grantovu-dopomogu-ukraini-minfin-ssa.html</text:a>
</text:p>
      <!--NEWS-->
      <text:h text:style-name="P10" text:outline-level="1">
<text:span text:style-name="T4">
UEFA Champions League: "Milan" was minimally played by Napoli</text:span>
</text:h>
      <text:p text:style-name="P4">
Authors: Ukrinform (Person)</text:p>
      <text:p text:style-name="P4">
Publisher: Укринформ (Organization)</text:p>
      <text:p text:style-name="P4">
Published Time: 2023-04-12T23:59:00+03:00</text:p>
      <text:p text:style-name="P4">
Modified Time: 2023-04-12T23:59:00+03:00</text:p>
      <text:p text:style-name="P4">
Description: In the UEFA Champions League, the first 1/4 playoff finals ended. - Ukrinform.</text:p>
      <text:p text:style-name="P4">
Images: ["<text:a xlink:type="simple" xlink:href="https://static.ukrinform.com/photos/2023_04/thumb_files/630_360_1681333276-548.jpg" text:style-name="Internet_20_link" text:visited-style-name="Visited_20_Internet_20_Link">
630_360_16813...</text:a>
"]</text:p>
      <text:p text:style-name="P4">
Tags: ['Футбол', 'Ліга чемпіонів', 'Мілан', 'Наполі']</text:p>
      <text:p text:style-name="P4">
Type: Article</text:p>
      <!--METADATA-->
      <text:p text:style-name="P4">
<draw:frame draw:style-name="fr1" draw:name="Image246" text:anchor-type="as-char" svg:width="6.9236in" svg:height="3.956343in" draw:z-index="0">
<draw:image xlink:href="../Images/yкринформ/2023-04-12T23-59-00-03-00/630_360_1681333276-548.jpg" xlink:type="simple" xlink:show="embed" xlink:actuate="onLoad" draw:mime-type="image/jpeg"/>
</draw:frame>
The UEFA Lizichampions ended the first matches of the 1/4 playoff finals.</text:p>
      <text:p text:style-name="P4">
In the Italian derby, Milan titled in the first match won Napoli - 1: 0, reports Ukrinform.</text:p>
      <text:p text:style-name="P4">
The author of the only goal in the 40th minute was the Algerian midfielder of San Siro owner in Milan Ismael Bennaser.</text:p>
      <text:p text:style-name="P4">
In a parallel meeting at Santiago Bernabeu in Madrid, the current winner of the Titulisan "Real" was defeated by the players of the English "Chelsea"(2:0).</text:p>
      <text:p text:style-name="P4">
Як повідомлялося, напередодні англійський «Манчестер Сіті» здобув перемогу наднімецькою «Баварію» (3:0)and the Portuguese "Benfica" gave way to Italian "Inter"(0:2).</text:p>
      <text:p text:style-name="P4">
<text:span text:style-name="T4">
Читайте також:</text:span>
 <text:a xlink:type="simple" xlink:href="https://www.ukrinform.ua/rubric-sports/3693735-guculak-najkrasij-futbolist-20go-turu-upl-vernidub-najkrasij-trener.html" text:style-name="Internet_20_link" text:visited-style-name="Visited_20_Internet_20_Link">
 <text:span text:style-name="T4">
футбол</text:span>
 </text:a>
</text:p>
      <text:p text:style-name="P4">
Поєдинки у відповідь 1/4 фіналу відбудуться 18 та 19 квітня. Переможціпротистоянь за сумою двох матчів вийдуть до півфіналу.</text:p>
      <text:p text:style-name="P4">
Перші зустрічі 1/2 фіналу пройдуть 9-10 травня, повторні - 16-17 травня.</text:p>
      <text:p text:style-name="P4">
Нагадаємо, фінальний поєдинок Ліги чемпіонів УЄФА відбудеться 10 червня на«Олімпійському стадіоні Ататюрка» у Стамбулі (Turkey).</text:p>
      <text:p text:style-name="P4">
Фото: Getty Images/Global Images Ukraine.</text:p>
      <text:p text:style-name="P4">
News Source: <text:a xlink:type="simple" xlink:href="https://www.ukrinform.ua/rubric-sports/3695125-liga-cempioniv-uefa-milan-minimalno-peregrav-napoli.html" text:style-name="Internet_20_link" text:visited-style-name="Visited_20_Internet_20_Link">
https://www.ukrinform.ua/rubric-sports/3695125-liga-cempioniv-uefa-milan-minimalno-peregrav-napoli.html</text:a>
</text:p>
      <!--NEWS-->
      <text:h text:style-name="P10" text:outline-level="1">
<text:span text:style-name="T4">
The Verkhovna Rada banned the use of fireworks and salutes in Ukraine</text:span>
</text:h>
      <text:p text:style-name="P4">
Author: ['АРМІЯINFORM']</text:p>
      <text:p text:style-name="P4">
Time: 2023-04-12T27:00:00-04:00</text:p>
      <text:p text:style-name="P4">
Description: Verkhovna Rada of Ukraine Skoronni Vikoristanni on the Teritors of Ukraine Feurverkiv that Salyuti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fejerverky.jpg" text:style-name="Internet_20_link" text:visited-style-name="Visited_20_Internet_20_Link">
fejerverky.jpg</text:a>
']</text:p>
      <text:p text:style-name="P4">
Tags: ['STOPRUSSIA', 'АГРЕСІЯ РФ', 'ВЕРХОВНА РАДА УКРАЇНИ']</text:p>
      <text:p text:style-name="P4">
Category: News</text:p>
      <!--METADATA-->
      <text:p text:style-name="P4">
<draw:frame draw:style-name="fr1" draw:name="Image247" text:anchor-type="as-char" svg:width="6.9236in" svg:height="4.235614in" draw:z-index="0">
<draw:image xlink:href="../Images/AРМІЯINFORM/2023-04-12T27-00-00-04-00/fejerverky.jpg" xlink:type="simple" xlink:show="embed" xlink:actuate="onLoad" draw:mime-type="image/jpeg"/>
</draw:frame>
The Verkhovna Rada of Ukraine has banned the use of Saluti fireworks in Ukraine.</text:p>
      <text:p text:style-name="P4">
For the bill <text:a xlink:type="simple" xlink:href="https://itd.rada.gov.ua/billInfo/Bills/Card/39750" text:style-name="Internet_20_link" text:visited-style-name="Visited_20_Internet_20_Link">
No. 7438</text:a>
290 People's Deputies of Ukraine voted.</text:p>
      <text:p text:style-name="P4">
The purpose of the law is to introduce European humane values of tastandards against humans and animals in the field of pyrotechnic.</text:p>
      <text:p text:style-name="P4">
The document is aimed at enhancing the control over the use and circulation of products. It is a ban on the use, sale and transmission of salates and firecrackers.</text:p>
      <text:p text:style-name="P4">
"Safe use and controlled circulation of pyrotechnic products of Ukraine is an important key to maintaining public order, protecting human life and health, as well as environmental protection, in particular animals, from the negative consequences of such use," - said the bill to the bill.</text:p>
      <text:p text:style-name="P4">
However, during the holidays established by law and non -working days, days of cities, other holidays according to the decision of the local council, the conduct of sports competition allows the use of fireworks only class F1, which have a very low -level danger and a small noise level not exceeding 60 dB, as well as stage pyrotechnic products .</text:p>
      <text:p text:style-name="P4">
News Source: <text:a xlink:type="simple" xlink:href="https://armyinform.com.ua/2023/04/12/verhovna-rada-zaboronyla-vykorystannya-feyerverkiv-ta-salyutiv-v-ukrayini/" text:style-name="Internet_20_link" text:visited-style-name="Visited_20_Internet_20_Link">
https://armyinform.com.ua/2023/04/12/verhovna-rada-zaboronyla-vykorystannya-feyerverkiv-ta-salyutiv-v-ukrayini/</text:a>
</text:p>
      <!--NEWS-->
      <text:h text:style-name="P10" text:outline-level="1">
<text:span text:style-name="T4">
Volodymyr Zelenskyy with an American businessman discussed assistance to Ukraine</text:span>
</text:h>
      <text:p text:style-name="P4">
Author: ['АРМІЯINFORM']</text:p>
      <text:p text:style-name="P4">
Time: 2023-04-12T28:00:00-04:00</text:p>
      <text:p text:style-name="P4">
Description: President of Ukraine Volodymyr Zelensky Zustiv with American Businessman I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c9cbd6a234adb68e70cdac981ad4cac_1681236630_extra_large.jpeg" text:style-name="Internet_20_link" text:visited-style-name="Visited_20_Internet_20_Link">
3c9cbd6a234adb68e70cdac981ad4cac_1681236630_extra_large.jpeg</text:a>
']</text:p>
      <text:p text:style-name="P4">
Tags: ['ПРЕЗИДЕНТ']</text:p>
      <text:p text:style-name="P4">
Category: News</text:p>
      <!--METADATA-->
      <text:p text:style-name="P4">
<draw:frame draw:style-name="fr1" draw:name="Image248" text:anchor-type="as-char" svg:width="6.9236in" svg:height="4.617948in" draw:z-index="0">
<draw:image xlink:href="../Images/AРМІЯINFORM/2023-04-12T28-00-00-04-00/3c9cbd6a234adb68e70cdac981ad4cac_1681236630_extra_large.jpeg" xlink:type="simple" xlink:show="embed" xlink:actuate="onLoad" draw:mime-type="image/jpeg"/>
</draw:frame>
President of Ukraine Volodymyr Zelensky met with American Businessman and Philanthropus Howard Buffette, who is in our country with a cotton.</text:p>
      <text:p text:style-name="P4">
About it <text:a xlink:type="simple" xlink:href="https://www.president.gov.ua/news/volodimir-zelenskij-i-govard-baffet-obgovorili-dopomogu-ukra-82201" text:style-name="Internet_20_link" text:visited-style-name="Visited_20_Internet_20_Link">
reports</text:a>
Office of the President of Ukraine.</text:p>
      <text:p text:style-name="P4">
The head of state thanked Howard of Buffett for the support of the Ukrainian people and projects, which the philanthropist embodies in Ukraine. In particular, the President noted the Kukhkhkhkhkhkhkhkhkhkhkhkhkhkhkhkhkhkhkhkhkhkhkhkhkhkhkhkhkhkhkhkhkhkhkhkhkhkhn.</text:p>
      <text:p text:style-name="P4">
Volodymyr Zelensky informed the businessman about the situation in our country Tavidsich Russian armed aggression on the battlefield. He emphasized the desire to take steps that would ensure the sustainability of Ukrainian soldiers, supported society and business.</text:p>
      <text:p text:style-name="P4">
"We are trying to bring the victory closer every day," the head of state stated.</text:p>
      <text:p text:style-name="P4">
For his part, the American businessman noted that, in addition to supporting a number of projects directly in our country, he tries to talk about the Ukrainian people in the United States on various public sites.</text:p>
      <text:p text:style-name="P4">
During the meeting, Volodymyr Zelensky and Howard Buffet discussed issues of aid in the humanitarian demining of Ukrainian lands, in particular the territory of the Herson region.</text:p>
      <text:p text:style-name="P4">
News Source: <text:a xlink:type="simple" xlink:href="https://armyinform.com.ua/2023/04/12/volodymyr-zelenskyj-z-amerykanskym-biznesmenom-obgovoryly-dopomogu-ukrayini/" text:style-name="Internet_20_link" text:visited-style-name="Visited_20_Internet_20_Link">
https://armyinform.com.ua/2023/04/12/volodymyr-zelenskyj-z-amerykanskym-biznesmenom-obgovoryly-dopomogu-ukrayini/</text:a>
</text:p>
      <!--NEWS-->
      <text:h text:style-name="P10" text:outline-level="1">
<text:span text:style-name="T4">
As servicemen to get free legal aid - an explanation of the government</text:span>
</text:h>
      <text:p text:style-name="P4">
Author: ['АРМІЯINFORM']</text:p>
      <text:p text:style-name="P4">
Time: 2023-04-12T29:00:00-04:00</text:p>
      <text:p text:style-name="P4">
Description: VIISKOVOVOVOVSKI, Yakim Trerthna Drazov’s Drazov'vnni Pedan, good ZI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1513_1521813278_613x415_3_0-e1681194977677.jpg" text:style-name="Internet_20_link" text:visited-style-name="Visited_20_Internet_20_Link">
1513_1521813278_613x415_3_0-e1681194977677.jpg</text:a>
']</text:p>
      <text:p text:style-name="P4">
Tags: ['STOPRUSSIA', 'ВЕТЕРАНИ ВІЙНИ', 'ПРАВОВА ДОПОМОГА', 'СОЦЗАХИСТ ПІД ЧАС ВІЙНИ']</text:p>
      <text:p text:style-name="P4">
Category: News</text:p>
      <!--METADATA-->
      <text:p text:style-name="P4">
<draw:frame draw:style-name="fr1" draw:name="Image249" text:anchor-type="as-char" svg:width="6.9236in" svg:height="5.19583in" draw:z-index="0">
<draw:image xlink:href="../Images/AРМІЯINFORM/2023-04-12T29-00-00-04-00/1513_1521813278_613x415_3_0-e1681194977677.jpg" xlink:type="simple" xlink:show="embed" xlink:actuate="onLoad" draw:mime-type="image/jpeg"/>
</draw:frame>
Soldiers who need legal assistance in resolving issues related to the service or other life situations may receive it with free legal aid proportions(BPD).</text:p>
      <text:p text:style-name="P4">
Про це <text:a xlink:type="simple" xlink:href="https://www.kmu.gov.ua/news/yak-viiskovosluzhbovtsiam-otrymaty-bezoplatnu-pravovu-dopomohu" text:style-name="Internet_20_link" text:visited-style-name="Visited_20_Internet_20_Link">
повідомляє</text:a>
Cabinet of Ministers of Ukraine.</text:p>
      <text:p text:style-name="P4">
According to experts of the free legal aid system experts, legal services can be obtained remotely or fundamental to the Legal Aid Bureau.</text:p>
      <text:p text:style-name="P4">
Yes, all servicemen can receive a primary legal aid for free. These are legal services such as: legal information, legal advice and clarification, assistance in drawing up applications, complaints and other documents of a legal nature(In addition to procedural).</text:p>
      <text:p text:style-name="P4">
Ті, хто мають статус учасників бойових дій, ветеранів війни, осіб зінвалідністю внаслідок війни, учасників війни можуть отримати безоплатно івторинну правову допомогу: захист і здійснення представництва інтересів всудах, інших державних органах, органах місцевого самоврядування, перед іншимиособами, складення документів процесуального характеру.</text:p>
      <text:p text:style-name="P4">
Зокрема, система БПД надає правову підтримку щодо:</text:p>
      <ul>
        <li>
отримання належного грошового забезпечення військовослужбовцями;  * оформлення грошової допомоги у зв’язку з пораненням військовослужбовця;  * оскарження рішення ВЛК, дії чи бездіяльності військової частини, органів влади;  * використання належної відпустки;  * звільнення з військової служби;  * вирішення сімейних та соціальних питань (divorce, alimony, inheritance, etc.); * recalculation of pension, other social payments and benefits and other legal problems.</li>
      </ul>
      <text:p text:style-name="P4">
_ <text:span text:style-name="T4">
 How to get free legal aid? </text:span>
 _</text:p>
      <text:p text:style-name="P4">
Oral consultation can be obtained at the Contact Center of the Free Law System: 0 800 213 103(Calls within Ukraine are free). Номердля дзвінків з <text:a xlink:type="simple" xlink:href="https://t.me/+380677213103" text:style-name="Internet_20_link" text:visited-style-name="Visited_20_Internet_20_Link">
Telegram</text:a>
.</text:p>
      <text:p text:style-name="P4">
Якщо потрібно отримати правову допомогу письмово — напишіть у <text:a xlink:type="simple" xlink:href="https://t.me/LegalAidUkraineBo" text:style-name="Internet_20_link" text:visited-style-name="Visited_20_Internet_20_Link">
телеграм-бот</text:a>
.</text:p>
      <text:p text:style-name="P4">
Також можна одразу звертатися до найближчого <text:a xlink:type="simple" xlink:href="https://bit.ly/bpd_buro" text:style-name="Internet_20_link" text:visited-style-name="Visited_20_Internet_20_Link">
бюро</text:a>
.</text:p>
      <text:p text:style-name="P4">
News Source: <text:a xlink:type="simple" xlink:href="https://armyinform.com.ua/2023/04/12/yak-vijskovosluzhbovczyam-otrymaty-bezoplatnu-pravovu-dopomogu-rozyasnennya-uryadu/" text:style-name="Internet_20_link" text:visited-style-name="Visited_20_Internet_20_Link">
https://armyinform.com.ua/2023/04/12/yak-vijskovosluzhbovczyam-otrymaty-bezoplatnu-pravovu-dopomogu-rozyasnennya-uryadu/</text:a>
</text:p>
      <!--NEWS-->
      <text:h text:style-name="P10" text:outline-level="1">
<text:span text:style-name="T4">
Dmytro Kuleba discussed with the Foreign Minister of Canada to help Ukraine and the future NATO summit</text:span>
</text:h>
      <text:p text:style-name="P4">
Author: ['АРМІЯINFORM']</text:p>
      <text:p text:style-name="P4">
Time: 2023-04-12T30:00:00-04:00</text:p>
      <text:p text:style-name="P4">
Description: The Ministry of Lawlessness of the Lawless Association of Ukraine Dmitro Kuleba who was pop -up with the wrap of the hogl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6387b6cd9d3a1385785854.jpg" text:style-name="Internet_20_link" text:visited-style-name="Visited_20_Internet_20_Link">
6387b6cd9d3a1385785854.jpg</text:a>
']</text:p>
      <text:p text:style-name="P4">
Tags: ['STOPRUSSIA', 'ГЛАВА МЗС УКРАЇНИ', 'ДМИТРО КУЛЕБА']</text:p>
      <text:p text:style-name="P4">
Category: News</text:p>
      <!--METADATA-->
      <text:p text:style-name="P4">
<draw:frame draw:style-name="fr1" draw:name="Image250" text:anchor-type="as-char" svg:width="6.9236in" svg:height="4.116547in" draw:z-index="0">
<draw:image xlink:href="../Images/AРМІЯINFORM/2023-04-12T30-00-00-04-00/6387b6cd9d3a1385785854.jpg" xlink:type="simple" xlink:show="embed" xlink:actuate="onLoad" draw:mime-type="image/jpeg"/>
</draw:frame>
Foreign Minister of Ukraine Dmytro Kuleba spoke with the Ministry of Law of Canada, Melanie Zoli.</text:p>
      <text:p text:style-name="P4">
He <text:a xlink:type="simple" xlink:href="https://twitter.com/DmytroKuleba/status/1645819915922808832" text:style-name="Internet_20_link" text:visited-style-name="Visited_20_Internet_20_Link">
reported</text:a>
In Twitter.</text:p>
      <text:p text:style-name="P4">
"During the conversation, Melanie Jelly and I discussed ways to accelerate the assistance of the channel in the guarantee of Ukraine's security and the future NATO summit in Vilnius," he wrote.</text:p>
      <text:p text:style-name="P4">
Dmytro Kuleba also thanked Canada for the support of Ukraine.</text:p>
      <text:p text:style-name="P4">
It is known that the NATO summit will take place in Vilnius on July 11-12. It will take some 40 delegations of members and partners of the Alliance.</text:p>
      <text:p text:style-name="P4">
News Source: <text:a xlink:type="simple" xlink:href="https://armyinform.com.ua/2023/04/12/dmytro-kuleba-obgovoryv-iz-glavoyu-mzs-kanady-dopomogu-ukrayini-ta-majbutnij-samit-nato/" text:style-name="Internet_20_link" text:visited-style-name="Visited_20_Internet_20_Link">
https://armyinform.com.ua/2023/04/12/dmytro-kuleba-obgovoryv-iz-glavoyu-mzs-kanady-dopomogu-ukrayini-ta-majbutnij-samit-nato/</text:a>
</text:p>
      <!--NEWS-->
      <text:h text:style-name="P10" text:outline-level="1">
<text:span text:style-name="T4">
On collected through United24 money will buy another 40 "fast"</text:span>
</text:h>
      <text:p text:style-name="P4">
Author: ['АРМІЯINFORM']</text:p>
      <text:p text:style-name="P4">
Time: 2023-04-12T31:00:00-04:00</text:p>
      <text:p text:style-name="P4">
Description: Medic -Vlakhovlka Ukrainians threw contracts on the dodbann 40 Automobiliv Duphomog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45494-photo_2023_04_10_22_14_40.jpg" text:style-name="Internet_20_link" text:visited-style-name="Visited_20_Internet_20_Link">
45494-photo_2023_04_10_22_14_40.jpg</text:a>
']</text:p>
      <text:p text:style-name="P4">
Tags: ['STOPRUSSIA', 'МОЗ']</text:p>
      <text:p text:style-name="P4">
Category: News</text:p>
      <!--METADATA-->
      <text:p text:style-name="P4">
<draw:frame draw:style-name="fr1" draw:name="Image251" text:anchor-type="as-char" svg:width="6.9236in" svg:height="4.599594in" draw:z-index="0">
<draw:image xlink:href="../Images/AРМІЯINFORM/2023-04-12T31-00-00-04-00/45494-photo_2023_04_10_22_14_40.jpg" xlink:type="simple" xlink:show="embed" xlink:actuate="onLoad" draw:mime-type="image/jpeg"/>
</draw:frame>
Medical procurement of Ukraine has concluded contracts for the purchase of 40 ambulance cars for the funds collected through the United24 platform.</text:p>
      <text:p text:style-name="P4">
About it <text:a xlink:type="simple" xlink:href="https://moz.gov.ua/article/news/na-104-mln-grn-ukladeno-kontrakti-na-zakupivlju-sche-40-shvidkih-za-koshti-zibrani-cherez-united24" text:style-name="Internet_20_link" text:visited-style-name="Visited_20_Internet_20_Link">
reports</text:a>
Ministry of Health.</text:p>
      <text:p text:style-name="P4">
"According to the decision of the Commission on the distribution of funds for the satisfaction of health care, medical procurement of Ukraine concluded contracts of 40 ambulance cars with a total value of UAH 104,000,000 for the medical sector for the funds collected through the Fandssering Platformunited24," the statement reads.</text:p>
      <text:p text:style-name="P4">
The Ministry of Health noted that these are ambulances of type C, which are needed. In particular, oxygen cylinders, cardiomonators, defibrillators, electrocardiographs and apparatus of artificial lung ventilation. They can save a person in the case of cardiogenic shock, provide assistance during childbirth, resuscitated patients, carry out general anesthesia, primary surgical treatment of wounds.</text:p>
      <text:p text:style-name="P4">
“The replenishment of fleets of emergency care centers and medicine crash is extremely important. After all, in the conditions of war 103 "fast" is damaged, 250 - destroyed, 125 are captured. New cars will help our brigades e(O)In difficult wartime conditions, MDNAVES have successfully fulfilled the challenges of illnesses, ”said Maria Karchevich Deputy Minister of Health.</text:p>
      <text:p text:style-name="P4">
In total, 176 units have already been purchased or contract.</text:p>
      <text:p text:style-name="P4">
News Source: <text:a xlink:type="simple" xlink:href="https://armyinform.com.ua/2023/04/12/na-zibrani-cherez-united24-groshi-zakuplyat-ishhe-40-shvydkyh/" text:style-name="Internet_20_link" text:visited-style-name="Visited_20_Internet_20_Link">
https://armyinform.com.ua/2023/04/12/na-zibrani-cherez-united24-groshi-zakuplyat-ishhe-40-shvydkyh/</text:a>
</text:p>
      <!--NEWS-->
      <text:h text:style-name="P10" text:outline-level="1">
<text:span text:style-name="T4">
The occupier asks his wife to contact the prosecutor's office as soon</text:span>
</text:h>
      <text:p text:style-name="P4">
Author: ['АРМІЯINFORM']</text:p>
      <text:p text:style-name="P4">
Time: 2023-04-12T32:00:00-04:00</text:p>
      <text:p text:style-name="P4">
Description: VIISKOVOVOVOVEV RF ROZPOVIDAH TO AND TO ASKLY ASSIDED JAMOSOGOSOGOSHKOSHIDSHEA LOV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ГУР ПЕРЕХОПЛЕННЯ']</text:p>
      <text:p text:style-name="P4">
Category: News</text:p>
      <!--METADATA-->
      <text:p text:style-name="P4">
<draw:frame draw:style-name="fr1" draw:name="Image252" text:anchor-type="as-char" svg:width="6.9236in" svg:height="3.894525in" draw:z-index="0">
<draw:image xlink:href="../Images/AРМІЯINFORM/2023-04-12T32-00-00-04-00/gurperehoplennya.jpg" xlink:type="simple" xlink:show="embed" xlink:actuate="onLoad" draw:mime-type="image/jpeg"/>
</draw:frame>
The Russian serviceman tells about losses and asks his wife as quickly as possible to the prosecutor's office to pull him out of Ukraine:</text:p>
      <text:p text:style-name="P4">
This conversation in Telegram <text:a xlink:type="simple" xlink:href="https://t.me/DIUkraine" text:style-name="Internet_20_link" text:visited-style-name="Visited_20_Internet_20_Link">
published</text:a>
Main Department of Intelligence of Ukraine of the Ministry of Defense of Ukraine.</text:p>
      <text:p text:style-name="P4">
"It's all beautiful in Putin on TV. We are here like cannon, ”the message goes.</text:p>
      <ul>
        <li>
"Here the line of environment soon, apparently, will get"; * There should be 100 people in the mouth, but 35 remained; * "Home only 300-m, if only or 200-m"; * the occupier expresses skeptical expectations for vacation; * "The commander is here on the drum, they are at the headquarters, if something happens, they will flee the first"; * "No money is paid, there is no supply, no rotation, nothing."</li>
      </ul>
      <text:p text:style-name="P4">
News Source: <text:a xlink:type="simple" xlink:href="https://armyinform.com.ua/2023/04/12/okupant-prosyt-druzhynu-yakomoga-shvydshe-zvernutys-do-prokuratury-shhob-vytyagnuty-jogo-z-ukrayiny-perehoplennya-gur/" text:style-name="Internet_20_link" text:visited-style-name="Visited_20_Internet_20_Link">
https://armyinform.com.ua/2023/04/12/okupant-prosyt-druzhynu-yakomoga-shvydshe-zvernutys-do-prokuratury-shhob-vytyagnuty-jogo-z-ukrayiny-perehoplennya-gur/</text:a>
</text:p>
      <!--NEWS-->
      <text:h text:style-name="P10" text:outline-level="1">
<text:span text:style-name="T4">
"Legalized" the occupation of Ukraine: judges of the Constitutional Court of the Russian Federation threatens life imprisonment</text:span>
</text:h>
      <text:p text:style-name="P4">
Author: ['АРМІЯINFORM']</text:p>
      <text:p text:style-name="P4">
Time: 2023-04-12T33:00:00-04:00</text:p>
      <text:p text:style-name="P4">
Description: The specially leisure of the Roslijiduvannya Schodo 10 Constitutional Court of the Russian Federation, Yaki ... War with Ukraine 2022, the war with Ukraine, the latest news with Ukraine 2022, will be the latest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755792678896297.webp" text:style-name="Internet_20_link" text:visited-style-name="Visited_20_Internet_20_Link">
755792678896297.webp</text:a>
']</text:p>
      <text:p text:style-name="P4">
Tags: ['STOPRUSSIA', 'СБУ']</text:p>
      <text:p text:style-name="P4">
Category: News</text:p>
      <!--METADATA-->
      <text:p text:style-name="P4">
<draw:frame draw:style-name="fr1" draw:name="Image253" text:anchor-type="as-char" svg:width="6.9236in" svg:height="4.281093in" draw:z-index="0">
<draw:image xlink:href="../ConvertedIMGs/AРМІЯINFORM/2023-04-12T33-00-00-04-00/755792678896297.png" xlink:type="simple" xlink:show="embed" xlink:actuate="onLoad" draw:mime-type="image/png"/>
</draw:frame>
Special pre -trial investigations into 10 judges of the Constitutional Court of the Russian Federation, which are involved in the "legitimization" of the Kremlin regime in temporarily seized regions of Ukraine have been completed.</text:p>
      <text:p text:style-name="P4">
About it <text:a xlink:type="simple" xlink:href="https://ssu.gov.ua/novyny/za-materialamy-sbu-dovichne-uviaznennia-zahrozhuie-suddiam-konstytutsiinoho-sudu-rf-yaki-uzakonyly-okupatsiiu-ukrainy" text:style-name="Internet_20_link" text:visited-style-name="Visited_20_Internet_20_Link">
reported</text:a>
SBU press service.</text:p>
      <text:p text:style-name="P4">
Currently, the indictment has been sent to court.</text:p>
      <text:p text:style-name="P4">
According to the investigation, on October 2, 2022, Russian judges signed the resolutions of admission to the aggressor country of the so-called "Donetsk and Luhansk national republics", as well as parts of Kherson and Zaporizhzhya regions.</text:p>
      <text:p text:style-name="P4">
“In doing so, they recognized the Kremlin treaties on the" accession "of DORF temporarily occupied territories of Ukraine.</text:p>
      <text:p text:style-name="P4">
At that time, the Constitutional Court of Russia consisted of 10 current judges, including the chairman of this institution. Thus, for crimes against Ukraine, the full composition of the COP, which supported this decision, is responsible.</text:p>
      <text:p text:style-name="P4">
On the basis of the evidence collected, investigators of the Security Service informed the Russian Suddies of suspicion of aiding and abetting on the territorial integrity of Ukraine.</text:p>
      <text:p text:style-name="P4">
The attackers are threatened with punishment of up to 15 years in prison or life imprisonment with confiscation of property, ”the message reads.</text:p>
      <text:p text:style-name="P4">
News Source: <text:a xlink:type="simple" xlink:href="https://armyinform.com.ua/2023/04/12/uzakonyly-okupacziyu-ukrayiny-suddyam-konstytuczijnogo-sudu-rf-zagrozhuye-dovichne-uvyaznennya/" text:style-name="Internet_20_link" text:visited-style-name="Visited_20_Internet_20_Link">
https://armyinform.com.ua/2023/04/12/uzakonyly-okupacziyu-ukrayiny-suddyam-konstytuczijnogo-sudu-rf-zagrozhuye-dovichne-uvyaznennya/</text:a>
</text:p>
      <!--NEWS-->
      <text:h text:style-name="P10" text:outline-level="1">
<text:span text:style-name="T4">
A grant program for business development for veterans has started in Ukraine</text:span>
</text:h>
      <text:p text:style-name="P4">
Author: ['АРМІЯINFORM']</text:p>
      <text:p text:style-name="P4">
Time: 2023-04-12T34:00:00-04:00</text:p>
      <text:p text:style-name="P4">
Description: For іnizіativativ prem'r-Ministra, Ekononiki Ukrainian, at SPVPRACII ZMINTEARAV, ... War with Ukraine 2022, War with Ukraine Latest News today,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20220628144913.jpg" text:style-name="Internet_20_link" text:visited-style-name="Visited_20_Internet_20_Link">
20220628144913.jpg</text:a>
', '<text:a xlink:type="simple" xlink:href="https://armyinform.com.ua/wp-content/uploads/2023/04/340308269_1188385798518563_8189021030872496306_n.jpg" text:style-name="Internet_20_link" text:visited-style-name="Visited_20_Internet_20_Link">
340308269_1188385798518563_8189021030872496306_n.jpg</text:a>
']</text:p>
      <text:p text:style-name="P4">
Tags: []</text:p>
      <text:p text:style-name="P4">
Category: News</text:p>
      <!--METADATA-->
      <text:p text:style-name="P4">
<draw:frame draw:style-name="fr1" draw:name="Image254" text:anchor-type="as-char" svg:width="6.9236in" svg:height="3.724058in" draw:z-index="0">
<draw:image xlink:href="../Images/AРМІЯINFORM/2023-04-12T34-00-00-04-00/20220628144913.jpg" xlink:type="simple" xlink:show="embed" xlink:actuate="onLoad" draw:mime-type="image/jpeg"/>
</draw:frame>
Illustrative photo</text:p>
      <text:p text:style-name="P4">
At the initiative of the Prime Minister, the Ministry of Economy of Ukraine in cooperation of replacements, Ministry of Justice, Ministry of Justice, other state institutions of the Tavetrans community launched a grant program for financing the creation or development of their own business veterans.</text:p>
      <text:p text:style-name="P4">
Grants are available for veterans and veterans and their wives/men. Obtained financing will allow you to start your own business or expand the business to everyone, wants to plan, the necessary skills and desires.</text:p>
      <text:p text:style-name="P4">
<draw:frame draw:style-name="fr1" draw:name="Image255" text:anchor-type="as-char" svg:width="6.9236in" svg:height="6.9236in" draw:z-index="0">
<draw:image xlink:href="../Images/AРМІЯINFORM/2023-04-12T34-00-00-04-00/340308269_1188385798518563_8189021030872496306_n.jpg" xlink:type="simple" xlink:show="embed" xlink:actuate="onLoad" draw:mime-type="image/jpeg"/>
</draw:frame>
The program provides the following grants:</text:p>
      <ul>
        <li>
250 thousand UAH - for a participant of hostilities and/or persons with disabilities as a result of war, provided that one workplace is created; * 500 thousand UAH - for the wife/husband of a participant of hostilities and/or persons with disabilities as a result of war, subject to the creation of two jobs; * 1 million UAH - for a participant in hostilities and/or persons with disabilities due to a war registered as a FOP for at least 3 years, subject to the creation of four jobs, at least 2 of whom will occupy veterans or persons with disabilities as a result of war.</li>
      </ul>
      <text:p text:style-name="P4">
In addition, participants of the program will be able to obtain free assistance in the form of training in the organization and conduct of entrepreneurial activity, as well as free consultations in regional centers.</text:p>
      <text:p text:style-name="P4">
You can send electronic applications for participation in the program, as well as to read the program of the program on the portal by <text:a xlink:type="simple" xlink:href="https://diia.gov.ua/services/grant-dlya-veteraniv-ta-chleniv-yihnih-simej" text:style-name="Internet_20_link" text:visited-style-name="Visited_20_Internet_20_Link">
reference</text:a>
.</text:p>
      <text:p text:style-name="P4">
<text:span text:style-name="T5">
Джерело:<text:a xlink:type="simple" xlink:href="https://mva.gov.ua/ua/news/vid-250-tis-do-1-mln-grn-v-ukrayini-startuvala-grantova-programa-na-rozvitok-biznesu-dlya-veteraniv" text:style-name="Internet_20_link" text:visited-style-name="Visited_20_Internet_20_Link">
Міністерство у справах ветеранівУкраїни</text:a>
</text:span>
</text:p>
      <text:p text:style-name="P4">
News Source: <text:a xlink:type="simple" xlink:href="https://armyinform.com.ua/2023/04/12/v-ukrayini-startuvala-grantova-programa-na-rozvytok-biznesu-dlya-veteraniv/" text:style-name="Internet_20_link" text:visited-style-name="Visited_20_Internet_20_Link">
https://armyinform.com.ua/2023/04/12/v-ukrayini-startuvala-grantova-programa-na-rozvytok-biznesu-dlya-veteraniv/</text:a>
</text:p>
      <!--NEWS-->
      <text:h text:style-name="P10" text:outline-level="1">
<text:span text:style-name="T4">
The Armed Forces destroyed two eagle-10 drones and two stations of Reb occupiers</text:span>
</text:h>
      <text:p text:style-name="P4">
Author: ['АРМІЯINFORM']</text:p>
      <text:p text:style-name="P4">
Time: 2023-04-12T35:00:00-04:00</text:p>
      <text:p text:style-name="P4">
Description: Our Zahisniki for DOBU DOBLIA 2 WHOLOWS OF ORLAN-10, and TAKOZH 2 Stones ... War with Ukraine 2022, War with Ukraine Latest News Today, News War with Ukraine 2022 Last for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4/340836873_228535893058660_7842946212120837350_n.jpg" text:style-name="Internet_20_link" text:visited-style-name="Visited_20_Internet_20_Link">
340836873_228535893058660_7842946212120837350_n.jpg</text:a>
']</text:p>
      <text:p text:style-name="P4">
Tags: ['STOPRUSSIA', 'ГШ ЗСУ', 'ОПЕРАТИВНА ІНФОРМАЦІЯ']</text:p>
      <text:p text:style-name="P4">
Category: News</text:p>
      <!--METADATA-->
      <text:p text:style-name="P4">
<draw:frame draw:style-name="fr1" draw:name="Image256" text:anchor-type="as-char" svg:width="6.9236in" svg:height="4.615733in" draw:z-index="0">
<draw:image xlink:href="../Images/AРМІЯINFORM/2023-04-12T35-00-00-04-00/340836873_228535893058660_7842946212120837350_n.jpg" xlink:type="simple" xlink:show="embed" xlink:actuate="onLoad" draw:mime-type="image/jpeg"/>
</draw:frame>
<text:span text:style-name="T4">
<text:span text:style-name="T5">
* 🔥 Situation on Russian invasion </text:span>
</text:span>
*</text:p>
      <text:p text:style-name="P4">
Our defenders have shot down 2 enemy UAVs of the Orlan-10, as well as 2 stations of radiolectronic struggle of the enemy.</text:p>
      <text:p text:style-name="P4">
About it <text:a xlink:type="simple" xlink:href="https://m.facebook.com/story.php" text:style-name="Internet_20_link" text:visited-style-name="Visited_20_Internet_20_Link">
reports</text:a>
General Staff of the Armed Forces of Ukraine.</text:p>
      <text:p text:style-name="P4">
Aviation of Defense Forces made 13 strokes in the areas of concentration of personnel of the military equipment of the occupiers.</text:p>
      <text:p text:style-name="P4">
Units of rocket troops and artillery during the day were struck by 5 districts of living power, weapons and military equipment.</text:p>
      <text:p text:style-name="P4">
News Source: <text:a xlink:type="simple" xlink:href="https://armyinform.com.ua/2023/04/12/zsu-znyshhyly-dva-bezpilotnyka-orlan-10-ta-dvi-stancziyi-reb-okupantiv/" text:style-name="Internet_20_link" text:visited-style-name="Visited_20_Internet_20_Link">
https://armyinform.com.ua/2023/04/12/zsu-znyshhyly-dva-bezpilotnyka-orlan-10-ta-dvi-stancziyi-reb-okupantiv/</text:a>
</text:p>
      <!--NEWS-->
      <text:h text:style-name="P10" text:outline-level="1">
<text:span text:style-name="T4">
During the last day, the invaders fired at more than one hundred settlements of Ukraine</text:span>
</text:h>
      <text:p text:style-name="P4">
Author: ['АРМІЯINFORM']</text:p>
      <text:p text:style-name="P4">
Time: 2023-04-12T36:00:00-04:00</text:p>
      <text:p text:style-name="P4">
Description: Lent out the opponent of the head of the 1st missile 21 AvIATSISIA, HAVE HAVEN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kramatorsk-1.jpeg" text:style-name="Internet_20_link" text:visited-style-name="Visited_20_Internet_20_Link">
kramatorsk-1.jpeg</text:a>
']</text:p>
      <text:p text:style-name="P4">
Tags: ['ГШ ЗСУ', 'ОПЕРАТИВНА ІНФОРМАЦІЯ']</text:p>
      <text:p text:style-name="P4">
Category: News</text:p>
      <!--METADATA-->
      <text:p text:style-name="P4">
<draw:frame draw:style-name="fr1" draw:name="Image257" text:anchor-type="as-char" svg:width="6.9236in" svg:height="4.32725in" draw:z-index="0">
<draw:image xlink:href="../Images/AРМІЯINFORM/2023-04-12T36-00-00-04-00/kramatorsk-1.jpeg" xlink:type="simple" xlink:show="embed" xlink:actuate="onLoad" draw:mime-type="image/jpeg"/>
</draw:frame>
<text:span text:style-name="T4">
<text:span text:style-name="T5">
* 🔥 Situation on Russian invasion </text:span>
</text:span>
*</text:p>
      <text:p text:style-name="P4">
Over the past day, the enemy struck 1 rocket and 21 aviation strike, and made 33 shelling of rocket launchers on the positions of our Yavsk and civil infrastructure of settlements.</text:p>
      <text:p text:style-name="P4">
About it <text:a xlink:type="simple" xlink:href="https://m.facebook.com/story.php" text:style-name="Internet_20_link" text:visited-style-name="Visited_20_Internet_20_Link">
reports</text:a>
General Staff of the Armed Forces of Ukraine.</text:p>
      <text:p text:style-name="P4">
During the last day, the enemy fired at the settlements of Bleshny, Kamyansk Sloboda, Gremyach of Chernihiv region; Volfine, Katerynivkasum region, as well as veterinary, deep, Hatyshche, Vovchansk, Zibyne, Volokhivka, Okhrimivka, Chernyakov, Komarov, Budarki and Dovzhanka in Kharkiv region.</text:p>
      <text:p text:style-name="P4">
In the Kupyansk direction of enemy shelling, the settlements of Kolodyazne, Kamianka, Poplar, Krasne, Ridkoodub, Novomlinsk, two -year, Kindrashivka, Peschane and Berestovo, Kharkiv region and Novoselovsk Luhansk region, were suffered.</text:p>
      <text:p text:style-name="P4">
In the Liman direction during the last day, the enemy conducted unsuccessful actions near the settlements of Bigorivka and controversial. The artillery shelling was suffered by Makeevka, Nevskoye, Bigorivka of the Luhansk region and Yampolivka, Thorsky, disputed Donetsk region.</text:p>
      <text:p text:style-name="P4">
In the Bakhmut direction, the enemy continues to take offensive actions, tries to take full control of the city of Bakhmut, the battles continue. Over the past, the opponent conducted unsuccessful offensive actions near the settlement. Nikiforivka, Vasyukivka, Minskivka, Orikhovo-Vasylivka, Novomarkove, Markovo, Bakhmut, Chrome, Yar, Yar, Ivanivske, Stupochka, Predict, Oleksandr-Shultine, Kurdynumivka, Zalaryanivka, Friendship, and News, and NEWRKA, DOCEMA, DOETERKA, DOCEMAKA, DOCKYNIVKA, DOONYUKA, KURDYNIVKA, KURDYNIVKA, KURDYNIVKA, KURDYNIVKA, KURDYNIVKA, KURDYNIVKA, KURDYMOVKA, KURDYMOVKA, KURDYMOVKA, KURDYMOVKA.</text:p>
      <text:p text:style-name="P4">
In the Avdeevsky and Marinsky directions, the enemy conducted the offensive actions of the settlements of the settlements of Avdiivka, Pervomaisko, Nevel and Marinkakadonnets region, and had no success. The most fierce battles last for Marinka. At that time, hostile shelling was suffered by the settlements of Novokalinovo, Orlovka, Avdiivka, Tonenko, Severene, Pervomaisko, Netaylovo, Karlovka, Krasnogorivka, St. George, Marinka and Vagoda of Donetsk region.</text:p>
      <text:p text:style-name="P4">
In the mineral direction during the past day, the enemy of offensive actions was not. He fired at the settlements of Novomykhailivka, Shakhtarskoe, Novoukrainka, Veliky Novosilka, Kalledar, Prychistivka in Donetsk region.</text:p>
      <text:p text:style-name="P4">
News Source: <text:a xlink:type="simple" xlink:href="https://armyinform.com.ua/2023/04/12/protyagom-mynuloyi-doby-zagarbnyky-obstrilyaly-bilshe-sta-naselenyh-punktiv-ukrayiny/" text:style-name="Internet_20_link" text:visited-style-name="Visited_20_Internet_20_Link">
https://armyinform.com.ua/2023/04/12/protyagom-mynuloyi-doby-zagarbnyky-obstrilyaly-bilshe-sta-naselenyh-punktiv-ukrayiny/</text:a>
</text:p>
      <!--NEWS-->
      <text:h text:style-name="P10" text:outline-level="1">
<text:span text:style-name="T4">
Bakhmut and Marinka's brutal battles continue - the Armed Forces General Staff</text:span>
</text:h>
      <text:p text:style-name="P4">
Author: ['АРМІЯINFORM']</text:p>
      <text:p text:style-name="P4">
Time: 2023-04-12T37:00:00-04:00</text:p>
      <text:p text:style-name="P4">
Description: At the Bakhmutian expanding the vogog, to be advanced, to be attached to take PID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39274231_166620776310712_7462345269416254200_n-640x360-1.webp" text:style-name="Internet_20_link" text:visited-style-name="Visited_20_Internet_20_Link">
339274231_166620776310712_7462345269416254200_n-640x360-1.webp</text:a>
']</text:p>
      <text:p text:style-name="P4">
Tags: ['ГШ ЗСУ', 'ОПЕРАТИВНА ІНФОРМАЦІЯ']</text:p>
      <text:p text:style-name="P4">
Category: News</text:p>
      <!--METADATA-->
      <text:p text:style-name="P4">
<draw:frame draw:style-name="fr1" draw:name="Image258" text:anchor-type="as-char" svg:width="6.9236in" svg:height="3.894525in" draw:z-index="0">
<draw:image xlink:href="../ConvertedIMGs/AРМІЯINFORM/2023-04-12T37-00-00-04-00/339274231_166620776310712_7462345269416254200_n-640x360-1.png" xlink:type="simple" xlink:show="embed" xlink:actuate="onLoad" draw:mime-type="image/png"/>
</draw:frame>
<text:span text:style-name="T4">
 🔥 Situation on Russian invasion </text:span>
</text:p>
      <text:p text:style-name="P4">
In the Bakhmut direction, the enemy continues to take offensive actions, tries to take full control of the city of Bakhmut, the battles continue.</text:p>
      <text:p text:style-name="P4">
About it <text:a xlink:type="simple" xlink:href="https://m.facebook.com/story.php" text:style-name="Internet_20_link" text:visited-style-name="Visited_20_Internet_20_Link">
reports</text:a>
General Staff of the Armed Forces of Ukraine.</text:p>
      <text:p text:style-name="P4">
Over the past day, the enemy conducted unsuccessful offensive actions near Bogdanivka. Nikiforivka, Vasyukivka, Minskivka, Orikhovo-Vasylivka, Novomarkove, Markovo, Bakhmut, Chrome, Yar, Yar, Ivanivske, Stupochka, Predict, Oleksandr-Shultine, Kurdynumivka, Zalaryanivka, Friendship, and News, and NEWRKA, DOCEMA, DOETERKA, DOCEMAKA, DOCKYNIVKA, DOONYUKA, KURDYNIVKA, KURDYNIVKA, KURDYNIVKA, KURDYNIVKA, KURDYNIVKA, KURDYNIVKA, KURDYMOVKA, KURDYMOVKA, KURDYMOVKA, KURDYMOVKA.</text:p>
      <text:p text:style-name="P4">
In the Avdeevsky and Marinsky directions, the enemy conducted the offensive actions of the settlements of the settlements of Avdiivka, Pervomaisko, Nevel and Marinkakadonnets region, and had no success.</text:p>
      <text:p text:style-name="P4">
The most fierce battles last for Marinka. At the same time, hostile shellings were affected by Novokalinovo, Orlovka, Avdiivka, Tonny, Severene, Pervomaisko, Netaylovo, Karlovka, Krasnogorivka, Georgiyivka, Marinka Tapobed Donetsk region.</text:p>
      <text:p text:style-name="P4">
News Source: <text:a xlink:type="simple" xlink:href="https://armyinform.com.ua/2023/04/12/tryvayut-zhorstoki-boyi-za-bahmut-ta-maryinku-genshtab-zsu/" text:style-name="Internet_20_link" text:visited-style-name="Visited_20_Internet_20_Link">
https://armyinform.com.ua/2023/04/12/tryvayut-zhorstoki-boyi-za-bahmut-ta-maryinku-genshtab-zsu/</text:a>
</text:p>
      <!--NEWS-->
      <text:h text:style-name="P10" text:outline-level="1">
<text:span text:style-name="T4">
More than 180,000 soldiers have lost the army of the Russian Federation since the beginning of large -scale aggression</text:span>
</text:h>
      <text:p text:style-name="P4">
Author: ['АРМІЯINFORM']</text:p>
      <text:p text:style-name="P4">
Time: 2023-04-12T38:00:00-04:00</text:p>
      <text:p text:style-name="P4">
Description: Zagalni Boyov, Find the enemy on 02/24/22 to 04/12/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3b979308-b6ca-4de8-a941-706d8e91f3be.jpg" text:style-name="Internet_20_link" text:visited-style-name="Visited_20_Internet_20_Link">
3b979308-b6ca-4de8-a941-706d8e91f3be.jpg</text:a>
']</text:p>
      <text:p text:style-name="P4">
Tags: ['STOPRUSSIA', 'АГРЕСІЯ РФ', 'ВТОРГНЕННЯ РФ', 'ВТРАТИ ВОРОГА', 'ГШ ЗСУ']</text:p>
      <text:p text:style-name="P4">
Category: News</text:p>
      <!--METADATA-->
      <text:p text:style-name="P4">
<draw:frame draw:style-name="fr1" draw:name="Image259" text:anchor-type="as-char" svg:width="6.9236in" svg:height="6.975919in" draw:z-index="0">
<draw:image xlink:href="../Images/AРМІЯINFORM/2023-04-12T38-00-00-04-00/3b979308-b6ca-4de8-a941-706d8e91f3be.jpg" xlink:type="simple" xlink:show="embed" xlink:actuate="onLoad" draw:mime-type="image/jpeg"/>
</draw:frame>
The total fighting loss of the enemy from 24.02.22 to 12.04.23 will be orientated:</text:p>
      <text:p text:style-name="P4">
<text:span text:style-name="T4">
<text:span text:style-name="T5">
 Personnel - </text:span>
* 180050(+730)persons eliminated</text:span>
<text:span text:style-name="T5">
 tanks - </text:span>
<text:span text:style-name="T5">
 3646(+2)</text:span>
<text:span text:style-name="T4">
 combat armored vehicles - </text:span>
 7043(+5)<text:span text:style-name="T4">
<text:span text:style-name="T5">
 Artillery systems - </text:span>
<text:span text:style-name="T5">
 2770(+5)</text:span>
 </text:span>
 RSZV - <text:span text:style-name="T4">
 535(0)</text:span>
<text:span text:style-name="T5">
 air defense - </text:span>
<text:span text:style-name="T5">
 282(0)</text:span>
<text:span text:style-name="T4">
 aircraft - </text:span>
 307(0)<text:span text:style-name="T4">
<text:span text:style-name="T5">
 helicopters - </text:span>
* 293(0)</text:span>
<text:span text:style-name="T5">
 UAV Operative Tactical Level-</text:span>
<text:span text:style-name="T5">
 2334(+2)</text:span>
<text:span text:style-name="T4">
 Winged missiles - </text:span>
 911(0)<text:span text:style-name="T4">
<text:span text:style-name="T5">
 ships / boats - </text:span>
* 18(0)</text:span>
<text:span text:style-name="T5">
 Automobile equipment and tanks - </text:span>
<text:span text:style-name="T5">
 5630(+10)</text:span>
<text:span text:style-name="T4">
 Special equipment - </text:span>
 319(+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12.04.23.</text:p>
      <text:p text:style-name="P4">
News Source: <text:a xlink:type="simple" xlink:href="https://armyinform.com.ua/2023/04/12/ponad-180-tysyach-vijskovyh-vtratyla-armiya-rf-z-pochatku-shyrokomasshtabnoyi-agresiyi/" text:style-name="Internet_20_link" text:visited-style-name="Visited_20_Internet_20_Link">
https://armyinform.com.ua/2023/04/12/ponad-180-tysyach-vijskovyh-vtratyla-armiya-rf-z-pochatku-shyrokomasshtabnoyi-agresiyi/</text:a>
</text:p>
      <!--NEWS-->
      <text:h text:style-name="P10" text:outline-level="1">
<text:span text:style-name="T4">
The enemy retains military presence in border areas with Ukraine</text:span>
</text:h>
      <text:p text:style-name="P4">
Author: ['АРМІЯINFORM']</text:p>
      <text:p text:style-name="P4">
Time: 2023-04-12T39:00:00-04:00</text:p>
      <text:p text:style-name="P4">
Description: Vorog I Nadali Zberiga Vіskov’s presence at the Prordordonnnits with Ukrainian district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ryhovana-mobilizacziya.jpg" text:style-name="Internet_20_link" text:visited-style-name="Visited_20_Internet_20_Link">
pryhovana-mobilizacziya.jpg</text:a>
']</text:p>
      <text:p text:style-name="P4">
Tags: ['STOPRUSSIA', 'ГШ ЗСУ', 'ОПЕРАТИВНА ІНФОРМАЦІЯ']</text:p>
      <text:p text:style-name="P4">
Category: News</text:p>
      <!--METADATA-->
      <text:p text:style-name="P4">
<draw:frame draw:style-name="fr1" draw:name="Image260" text:anchor-type="as-char" svg:width="6.9236in" svg:height="3.952222in" draw:z-index="0">
<draw:image xlink:href="../Images/AРМІЯINFORM/2023-04-12T39-00-00-04-00/pryhovana-mobilizacziya.jpg" xlink:type="simple" xlink:show="embed" xlink:actuate="onLoad" draw:mime-type="image/jpeg"/>
</draw:frame>
<text:span text:style-name="T4">
 🔥 Situation on Russian invasion </text:span>
</text:p>
      <text:p text:style-name="P4">
The enemy continues to retain military presence in the border with Ukraine district of Kursk and Belgorod regions, and continues to carry out engineering equipment.</text:p>
      <text:p text:style-name="P4">
About it <text:a xlink:type="simple" xlink:href="https://m.facebook.com/story.php" text:style-name="Internet_20_link" text:visited-style-name="Visited_20_Internet_20_Link">
reports</text:a>
General Staff of the Armed Forces of Ukraine.</text:p>
      <text:p text:style-name="P4">
In the Volyn, Polissya, Siversky and Slobozhansky directions, operational and without significant changes. The defined units of the territorial military service forces of the Russian Federation continue to stay in the territory of the Republic of Belarus.</text:p>
      <text:p text:style-name="P4">
News Source: <text:a xlink:type="simple" xlink:href="https://armyinform.com.ua/2023/04/12/vorog-zberigaye-vijskovu-prysutnist-u-prykordonnyh-z-ukrayinoyu-rajonah-2/" text:style-name="Internet_20_link" text:visited-style-name="Visited_20_Internet_20_Link">
https://armyinform.com.ua/2023/04/12/vorog-zberigaye-vijskovu-prysutnist-u-prykordonnyh-z-ukrayinoyu-rajonah-2/</text:a>
</text:p>
      <!--NEWS-->
      <text:h text:style-name="P10" text:outline-level="1">
<text:span text:style-name="T4">
The main source of prisoners' information is the evidence of the liberated defenders - the coordination headquarters</text:span>
</text:h>
      <text:p text:style-name="P4">
Author: ['АРМІЯINFORM']</text:p>
      <text:p text:style-name="P4">
Time: 2023-04-12T40:00:00-04:00</text:p>
      <text:p text:style-name="P4">
Description: At the coordinating headquarters, Zustinich Zustinov was sodonikh muzikanthi orchestr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bez-imeni-5.jpg" text:style-name="Internet_20_link" text:visited-style-name="Visited_20_Internet_20_Link">
bez-imeni-5.jpg</text:a>
']</text:p>
      <text:p text:style-name="P4">
Tags: ['ВІЙСЬКОВОПОЛОНЕНІ', 'ВТОРГНЕННЯ РФ', 'КООРДИНАЦІЙНИЙ ШТАБ З ПИТАНЬ ПОВОДЖЕННЯ З ВІЙСЬКОВОПОЛОНЕНИМИ', 'НЕКОМБАТАНТИ']</text:p>
      <text:p text:style-name="P4">
Category: News</text:p>
      <!--METADATA-->
      <text:p text:style-name="P4">
<draw:frame draw:style-name="fr1" draw:name="Image261" text:anchor-type="as-char" svg:width="6.9236in" svg:height="3.900523in" draw:z-index="0">
<draw:image xlink:href="../Images/AРМІЯINFORM/2023-04-12T40-00-00-04-00/bez-imeni-5.jpg" xlink:type="simple" xlink:show="embed" xlink:actuate="onLoad" draw:mime-type="image/jpeg"/>
</draw:frame>
A meeting with the families of the prisoners of the Musicians of the Marine infantry brigade named after counter -admiral Mikhail Bilynsky took place at the Coordination Staff. Representatives of the coordination headquarters of Taministerism of Ukraine responded to the name of the loved ones.</text:p>
      <text:p text:style-name="P4">
About it <text:a xlink:type="simple" xlink:href="https://t.me/Koord_shtab/831" text:style-name="Internet_20_link" text:visited-style-name="Visited_20_Internet_20_Link">
reports</text:a>
Coordinating headquarters for the issue of prisoners of war.</text:p>
      <text:p text:style-name="P4">
The meeting was also attended by representatives of human rights organizations. With the words, one of the options for finding the location of Ukrainian-towed in the territory of the aggressor country-lawyer's requests. Protadosi is one of the main sources of prisoners' information that returned from captivity.</text:p>
      <text:p text:style-name="P4">
Participants in the military orchestra under international humanitarian law by the Enekombatants, that is, servicemen who do not participate in combatants.</text:p>
      <text:p text:style-name="P4">
News Source: <text:a xlink:type="simple" xlink:href="https://armyinform.com.ua/2023/04/12/osnovnym-dzherelom-informacziyi-pro-polonenyh-ye-svidchennya-zvilnenyh-zahysnykiv-koordynaczijnyj-shtab/" text:style-name="Internet_20_link" text:visited-style-name="Visited_20_Internet_20_Link">
https://armyinform.com.ua/2023/04/12/osnovnym-dzherelom-informacziyi-pro-polonenyh-ye-svidchennya-zvilnenyh-zahysnykiv-koordynaczijnyj-shtab/</text:a>
</text:p>
      <!--NEWS-->
      <text:h text:style-name="P10" text:outline-level="1">
<text:span text:style-name="T4">
In Ukraine a moment of silence</text:span>
</text:h>
      <text:p text:style-name="P4">
Author: ['АРМІЯINFORM']</text:p>
      <text:p text:style-name="P4">
Time: 2023-04-12T41: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62" text:anchor-type="as-char" svg:width="6.9236in" svg:height="3.895992in" draw:z-index="0">
<draw:image xlink:href="../Images/AРМІЯINFORM/2023-04-12T41-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12/v-ukrayini-hvylyna-movchannya/" text:style-name="Internet_20_link" text:visited-style-name="Visited_20_Internet_20_Link">
https://armyinform.com.ua/2023/04/12/v-ukrayini-hvylyna-movchannya/</text:a>
</text:p>
      <!--NEWS-->
      <text:h text:style-name="P10" text:outline-level="1">
<text:span text:style-name="T4">
Lithuanian instructors went to Germany to teach Ukrainian military</text:span>
</text:h>
      <text:p text:style-name="P4">
Author: ['АРМІЯINFORM']</text:p>
      <text:p text:style-name="P4">
Time: 2023-04-12T42:00:00-04:00</text:p>
      <text:p text:style-name="P4">
Description: Persha Grupa izbroini forces of Lithuania Zemitija Brigadies (Zemaiti)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resize_828x826_mokymo-misijos-grupe-e1681280188316.jpeg" text:style-name="Internet_20_link" text:visited-style-name="Visited_20_Internet_20_Link">
resize_828x826_mokymo-misijos-grupe-e1681280188316.jpeg</text:a>
']</text:p>
      <text:p text:style-name="P4">
Tags: ['ЛИТВА', 'НАВЧАННЯ ВІЙСЬКОВИХ', 'НІМЕЧЧИНА', 'СВІТ ПІДТРИМУЄ УКРАЇНУ']</text:p>
      <text:p text:style-name="P4">
Category: News</text:p>
      <!--METADATA-->
      <text:p text:style-name="P4">
<draw:frame draw:style-name="fr1" draw:name="Image263" text:anchor-type="as-char" svg:width="6.9236in" svg:height="3.478524in" draw:z-index="0">
<draw:image xlink:href="../Images/AРМІЯINFORM/2023-04-12T42-00-00-04-00/resize_828x826_mokymo-misijos-grupe-e1681280188316.jpeg" xlink:type="simple" xlink:show="embed" xlink:actuate="onLoad" draw:mime-type="image/jpeg"/>
</draw:frame>
The first group of instructors of the Lithuanian armed forces from the infantry brigade Zemaitija(Zhemaytia)went to Germany to participate in the European Union mission for the teaching of Ukrainian military(EUMAM Ukraine).</text:p>
      <text:p text:style-name="P4">
Про це <text:a xlink:type="simple" xlink:href="https://kariuomene.lt/naujienos/pirmoji-lietuvos-kariuomenes-instruktoriu-grupe-isvyksta-i-ukrainos-kariu-mokymo-misija-vokietijoje/25237" text:style-name="Internet_20_link" text:visited-style-name="Visited_20_Internet_20_Link">
повідомляє</text:a>
The Lithuanian Armed Forces press service.</text:p>
      <text:p text:style-name="P4">
Lithuanian instructors, together with German and Belgian colleagues, will participate in a multinational training program for Ukrainian military under Germany.</text:p>
      <text:p text:style-name="P4">
The mission will include the basic weapons management, the right shooting, the medical and engineering training, as well as the collective training of units at different levels with the focus on offensive and defense operations in settlements and forest areas.</text:p>
      <text:p text:style-name="P4">
The purpose of the EUMAM Ukraine mission is to strengthen the military capabilities of armed force to protect its territorial integrity and sovereignty, not violating the international borders of Ukraine, as well as the protection of civilians.</text:p>
      <text:p text:style-name="P4">
“We go to Germany as a training group for the transfer of knowledge and skillful military. We will conduct the whole period of the mission, teaching soldiers, they will be fulfilled for the freedom of their country. We hope not only to convey the knowledge, but to yota's experience that we will use in preparation for a protected country, ”said Captain Thomas Skerstonas, an officer who corresponds to the Zalitovskaya change in a training mission.</text:p>
      <text:p text:style-name="P4">
News Source: <text:a xlink:type="simple" xlink:href="https://armyinform.com.ua/2023/04/12/lytovski-instruktory-vyrushyly-do-nimechchyny-dlya-navchannya-ukrayinskyh-vijskovyh/" text:style-name="Internet_20_link" text:visited-style-name="Visited_20_Internet_20_Link">
https://armyinform.com.ua/2023/04/12/lytovski-instruktory-vyrushyly-do-nimechchyny-dlya-navchannya-ukrayinskyh-vijskovyh/</text:a>
</text:p>
      <!--NEWS-->
      <text:h text:style-name="P10" text:outline-level="1">
<text:span text:style-name="T4">
The military supported young Ohmatdit patients who were injured in war</text:span>
</text:h>
      <text:p text:style-name="P4">
Author: ['АРМІЯINFORM']</text:p>
      <text:p text:style-name="P4">
Time: 2023-04-12T43:00:00-04:00</text:p>
      <text:p text:style-name="P4">
Description: Commander of the Obtnani forces of the Zbroyshany, Lieutenant General Sergey Nav Vidvіdav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1-34.jpg" text:style-name="Internet_20_link" text:visited-style-name="Visited_20_Internet_20_Link">
1-34.jpg</text:a>
', '<text:a xlink:type="simple" xlink:href="https://armyinform.com.ua/wp-content/uploads/2023/04/2-36-150x150.jpg" text:style-name="Internet_20_link" text:visited-style-name="Visited_20_Internet_20_Link">
2-36-150x150.jpg</text:a>
', '<text:a xlink:type="simple" xlink:href="https://armyinform.com.ua/wp-content/uploads/2023/04/3-28-150x150.jpg" text:style-name="Internet_20_link" text:visited-style-name="Visited_20_Internet_20_Link">
3-28-150x150.jpg</text:a>
', '<text:a xlink:type="simple" xlink:href="https://armyinform.com.ua/wp-content/uploads/2023/04/4-25-150x150.jpg" text:style-name="Internet_20_link" text:visited-style-name="Visited_20_Internet_20_Link">
4-25-150x150.jpg</text:a>
', '<text:a xlink:type="simple" xlink:href="https://armyinform.com.ua/wp-content/uploads/2023/04/6-18-150x150.jpg" text:style-name="Internet_20_link" text:visited-style-name="Visited_20_Internet_20_Link">
6-18-150x150.jpg</text:a>
']</text:p>
      <text:p text:style-name="P4">
Tags: ['АГРЕСІЯ РФ', "КОМАНДУВАННЯ ОБ'ЄДНАНИХ СИЛ", 'ОХМАТДИТ', 'СЕРГІЙ НАЄВ']</text:p>
      <text:p text:style-name="P4">
Category: News</text:p>
      <!--METADATA-->
      <text:p text:style-name="P4">
<draw:frame draw:style-name="fr1" draw:name="Image264" text:anchor-type="as-char" svg:width="6.9236in" svg:height="5.1927in" draw:z-index="0">
<draw:image xlink:href="../Images/AРМІЯINFORM/2023-04-12T43-00-00-04-00/1-34.jpg" xlink:type="simple" xlink:show="embed" xlink:actuate="onLoad" draw:mime-type="image/jpeg"/>
</draw:frame>
The Commander of the Joint Forces of the Armed Forces of Ukraine, Lieutenant General Sergey Naivviced the National Children's Specialized Hospital "Okhmatdit" and gifts supported young patients of the largest children's hospital of Ukraine, who have studied from Russian aggression.</text:p>
      <text:p text:style-name="P4">
About it <text:a xlink:type="simple" xlink:href="https://www.facebook.com/JointForcesCommandAFU/posts/pfbid02tKYWVUB8zRtZMkahswa6hEZ7LWtwucw3nhKzXUT8jT1myjGv235P8DZazYMZ7vBbl" text:style-name="Internet_20_link" text:visited-style-name="Visited_20_Internet_20_Link">
reports</text:a>
Command of the Joint Forces of the Armed Forces of Ukraine.</text:p>
      <text:p text:style-name="P4">
During one of the visits, Lieutenant General Sergey Naev visited the patient hospital, including the boy victims of Russia's military aggression. He told him about his dream-a game console, which he dreamed of. The Commissioner of the Joint Forces of the Armed Forces adhered to his word and made a dream.</text:p>
      <text:p text:style-name="P4">
<text:a xlink:type="simple" xlink:href="https://armyinform.com.ua/wp-content/uploads/2023/04/2-36.jpg" text:style-name="Internet_20_link" text:visited-style-name="Visited_20_Internet_20_Link">
!(Images/AРМІЯINFORM/2023-04-12T43-00-00-04-00/2-36-150x150.jpg)</text:a>
</text:p>
      <text:p text:style-name="P4">
<text:a xlink:type="simple" xlink:href="https://armyinform.com.ua/wp-content/uploads/2023/04/3-28.jpg" text:style-name="Internet_20_link" text:visited-style-name="Visited_20_Internet_20_Link">
<draw:frame draw:style-name="fr1" draw:name="Image265" text:anchor-type="as-char" svg:width="6.9236in" svg:height="6.9236in" draw:z-index="0">
<draw:image xlink:href="../Images/AРМІЯINFORM/2023-04-12T43-00-00-04-00/3-28-150x150.jpg" xlink:type="simple" xlink:show="embed" xlink:actuate="onLoad" draw:mime-type="image/jpeg"/>
</draw:frame>
</text:a>
</text:p>
      <text:p text:style-name="P4">
<text:a xlink:type="simple" xlink:href="https://armyinform.com.ua/wp-content/uploads/2023/04/4-25.jpg" text:style-name="Internet_20_link" text:visited-style-name="Visited_20_Internet_20_Link">
<draw:frame draw:style-name="fr1" draw:name="Image266" text:anchor-type="as-char" svg:width="6.9236in" svg:height="6.9236in" draw:z-index="0">
<draw:image xlink:href="../Images/AРМІЯINFORM/2023-04-12T43-00-00-04-00/4-25-150x150.jpg" xlink:type="simple" xlink:show="embed" xlink:actuate="onLoad" draw:mime-type="image/jpeg"/>
</draw:frame>
</text:a>
</text:p>
      <text:p text:style-name="P4">
<text:a xlink:type="simple" xlink:href="https://armyinform.com.ua/wp-content/uploads/2023/04/6-18.jpg" text:style-name="Internet_20_link" text:visited-style-name="Visited_20_Internet_20_Link">
<draw:frame draw:style-name="fr1" draw:name="Image267" text:anchor-type="as-char" svg:width="6.9236in" svg:height="6.9236in" draw:z-index="0">
<draw:image xlink:href="../Images/AРМІЯINFORM/2023-04-12T43-00-00-04-00/6-18-150x150.jpg" xlink:type="simple" xlink:show="embed" xlink:actuate="onLoad" draw:mime-type="image/jpeg"/>
</draw:frame>
</text:a>
The boy received a game console that he had long dreamed of. Five more children who have transformed complex surgery received gifts from the Commander -in -Chief of the Armed Forces - new smartphones. For gratitude to the military, one of the patients read to the military personnel Lina Kostenko's poem "Wings".</text:p>
      <text:p text:style-name="P4">
The hospital thanked the military for their support and gifts.</text:p>
      <text:p text:style-name="P4">
News Source: <text:a xlink:type="simple" xlink:href="https://armyinform.com.ua/2023/04/12/vijskovi-pidtrymaly-malenkyh-pacziyentiv-ohmatdytu-yaki-postrazhdaly-vid-vijny/" text:style-name="Internet_20_link" text:visited-style-name="Visited_20_Internet_20_Link">
https://armyinform.com.ua/2023/04/12/vijskovi-pidtrymaly-malenkyh-pacziyentiv-ohmatdytu-yaki-postrazhdaly-vid-vijny/</text:a>
</text:p>
      <!--NEWS-->
      <text:h text:style-name="P10" text:outline-level="1">
<text:span text:style-name="T4">
Almost 8.5 thousand civilians have died in Ukraine since the beginning of a large -scale invasion - the UN</text:span>
</text:h>
      <text:p text:style-name="P4">
Author: ['АРМІЯINFORM']</text:p>
      <text:p text:style-name="P4">
Time: 2023-04-12T44:00:00-04:00</text:p>
      <text:p text:style-name="P4">
Description: Z 24 fierce 2022 in Ukrainian, 8.5 tysisyachi inhabitants, and the war of Mirniye, was per 1422 war, war with Ukraine Latest news today, news war with Ukraine 2022 Last for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08/oon-ukrayina.jpg" text:style-name="Internet_20_link" text:visited-style-name="Visited_20_Internet_20_Link">
oon-ukrayina.jpg</text:a>
']</text:p>
      <text:p text:style-name="P4">
Tags: ['STOPRUSSIA', 'АГРЕСІЯ РФ', 'ВТОРГНЕННЯ РФ', 'ООН']</text:p>
      <text:p text:style-name="P4">
Category: News</text:p>
      <!--METADATA-->
      <text:p text:style-name="P4">
<draw:frame draw:style-name="fr1" draw:name="Image268" text:anchor-type="as-char" svg:width="6.9236in" svg:height="4.350329in" draw:z-index="0">
<draw:image xlink:href="../Images/AРМІЯINFORM/2023-04-12T44-00-00-04-00/oon-ukrayina.jpg" xlink:type="simple" xlink:show="embed" xlink:actuate="onLoad" draw:mime-type="image/jpeg"/>
</draw:frame>
Since February 24, 2022, nearly 8.5 thousand civilians of more than 14,000 were injured in Ukraine.</text:p>
      <text:p text:style-name="P4">
About this <text:a xlink:type="simple" xlink:href="https://www.ohchr.org/en/news/2023/04/ukraine-civilian-casualty-update-10-april-2023#_ftn1" text:style-name="Internet_20_link" text:visited-style-name="Visited_20_Internet_20_Link">
it is referred</text:a>
In the UN Construction.</text:p>
      <text:p text:style-name="P4">
“From February 24, 2022, when a large -scale armed attack of Russian federation against Ukraine began, the Office of the UN High Commissioner for Human Rights(UVKPL)22 734 victims among the civilian population of the country recorded: 8 490 and 14,244 wounded, ”the statement said.</text:p>
      <text:p text:style-name="P4">
Thus, 652 killed and 2316 wounded persons were recorded in temporarily controlled Russians in Donetsk and Lugansk region.</text:p>
      <text:p text:style-name="P4">
The UN also emphasizes that the number of killed civilians may be larger, since there are no reliable information from cities such as Mariupol completely destroyed by the Russians during the assault of Popasna, as well as Lisichansk and Severodonetsk.</text:p>
      <text:p text:style-name="P4">
News Source: <text:a xlink:type="simple" xlink:href="https://armyinform.com.ua/2023/04/12/majzhe-85-tysyachi-myrnyh-zhyteliv-zagynuly-v-ukrayini-z-pochatku-shyrokomasshtabnogo-vtorgnennya-oon/" text:style-name="Internet_20_link" text:visited-style-name="Visited_20_Internet_20_Link">
https://armyinform.com.ua/2023/04/12/majzhe-85-tysyachi-myrnyh-zhyteliv-zagynuly-v-ukrayini-z-pochatku-shyrokomasshtabnogo-vtorgnennya-oon/</text:a>
</text:p>
      <!--NEWS-->
      <text:h text:style-name="P10" text:outline-level="1">
<text:span text:style-name="T4">
President's greetings on the day of employees of the rocket and space industry of Ukraine</text:span>
</text:h>
      <text:p text:style-name="P4">
Author: ['АРМІЯINFORM']</text:p>
      <text:p text:style-name="P4">
Time: 2023-04-12T45:00:00-04:00</text:p>
      <text:p text:style-name="P4">
Description: Shchiro Vitau, the profession of a saint-the day of the pratsivnikiv rocket-cosmic Galuzi Ukrainian.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zagolovok-scaled-1.jpeg" text:style-name="Internet_20_link" text:visited-style-name="Visited_20_Internet_20_Link">
zagolovok-scaled-1.jpeg</text:a>
']</text:p>
      <text:p text:style-name="P4">
Tags: ['ДЕНЬ ПРАЦІВНИКІВ РАКЕТНО-КОСМІЧНОЇ ГАЛУЗІ УКРАЇНИ']</text:p>
      <text:p text:style-name="P4">
Category: News</text:p>
      <!--METADATA-->
      <text:p text:style-name="P4">
<draw:frame draw:style-name="fr1" draw:name="Image269" text:anchor-type="as-char" svg:width="6.9236in" svg:height="3.10985in" draw:z-index="0">
<draw:image xlink:href="../Images/AРМІЯINFORM/2023-04-12T45-00-00-04-00/zagolovok-scaled-1.jpeg" xlink:type="simple" xlink:show="embed" xlink:actuate="onLoad" draw:mime-type="image/jpeg"/>
</draw:frame>
I sincerely congratulate on the professional holiday-the Day of employees of rocket and space industry.</text:p>
      <text:p text:style-name="P4">
Thanks to the professionalism and hard work of the collectives of scientists and workers of enterprises, the missile and space industry of Ukraine is one of the leading and most sciences in the domestic economy, and our rocket carriers have the vague of the world market for space services and provided our country with a decent area of the world.</text:p>
      <text:p text:style-name="P4">
In the context of the Russian armed aggression of the space industry, they perform defensive orders and provide the components of the defense sector with modern rocket technology and up -to -date space information.</text:p>
      <text:p text:style-name="P4">
I am convinced that your knowledge and experience will allow you to reach new peaks in space and make a significant contribution to the creation of modern sampling and military equipment.</text:p>
      <text:p text:style-name="P4">
Thank you for your dedicated work that strengthens the defense and prestige of our state in the world.</text:p>
      <text:p text:style-name="P4">
I wish everyone who makes efforts in the development of Ukraine as a space state, unbreakable spirit and new victories in the creation of a rocket and space component of our state and success in the way of exploration of space.</text:p>
      <text:p text:style-name="P4">
Glory to the employees of the rocket and space industry of Ukraine!</text:p>
      <text:p text:style-name="P4">
Glory to Ukraine!</text:p>
      <text:p text:style-name="P4">
<text:span text:style-name="T4">
 President of Ukraine Volodymyr Zelenskyy </text:span>
</text:p>
      <text:p text:style-name="P4">
News Source: <text:a xlink:type="simple" xlink:href="https://armyinform.com.ua/2023/04/12/vitannya-prezydenta-z-dnem-praczivnykiv-raketno-kosmichnoyi-galuzi-ukrayiny/" text:style-name="Internet_20_link" text:visited-style-name="Visited_20_Internet_20_Link">
https://armyinform.com.ua/2023/04/12/vitannya-prezydenta-z-dnem-praczivnykiv-raketno-kosmichnoyi-galuzi-ukrayiny/</text:a>
</text:p>
      <!--NEWS-->
      <text:h text:style-name="P10" text:outline-level="1">
<text:span text:style-name="T4">
Canada has announced new sanctions against Belarus and Wagnets</text:span>
</text:h>
      <text:p text:style-name="P4">
Author: ['АРМІЯINFORM']</text:p>
      <text:p text:style-name="P4">
Time: 2023-04-12T46:00:00-04:00</text:p>
      <text:p text:style-name="P4">
Description: Prem-Minіstra Jastin Truzodo stirring about the new St. Sanzi-Rosyki Fіzichny Osіb ... War with Ukraine 2022, War with Ukraine Latest News today, News War with Ukraine 2022 Last for today, there will be a war between Ukraine and Russia and when,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kanada.jpg" text:style-name="Internet_20_link" text:visited-style-name="Visited_20_Internet_20_Link">
kanada.jpg</text:a>
']</text:p>
      <text:p text:style-name="P4">
Tags: ['КАНАДА', 'КРАХ РОСІЙСЬКОЇ ЕКОНОМІКИ', 'САНКЦІЇ РФ']</text:p>
      <text:p text:style-name="P4">
Category: News</text:p>
      <!--METADATA-->
      <text:p text:style-name="P4">
<draw:frame draw:style-name="fr1" draw:name="Image270" text:anchor-type="as-char" svg:width="6.9236in" svg:height="3.894525in" draw:z-index="0">
<draw:image xlink:href="../Images/AРМІЯINFORM/2023-04-12T46-00-00-04-00/kanada.jpg" xlink:type="simple" xlink:show="embed" xlink:actuate="onLoad" draw:mime-type="image/jpeg"/>
</draw:frame>
Prime Minister Justin Trudeau has announced new sanctions against 14 Russian physical persons and 34 organizations involved in Russia in Ukraine, including the security facilities related to the Wagner PEC and the Russian Iviation Sector. In addition, the Government of Canada has expanded sanctions against Belarus, adding nine financial sector institutions to the list.</text:p>
      <text:p text:style-name="P4">
This is stated in the appropriate <text:a xlink:type="simple" xlink:href="https://www.international.gc.ca/world-monde/international_relations-relations_internationales/sanctions/belarus_regulations-reglement6.aspx" text:style-name="Internet_20_link" text:visited-style-name="Visited_20_Internet_20_Link">
decision</text:a>
Canadian Government.</text:p>
      <text:p text:style-name="P4">
The National Bank and the largest state and commercial banks of Belarus were restricted.</text:p>
      <text:p text:style-name="P4">
"Additional sanctions on the Belarusian financial sector are imposed on the Putin's aids in Belarus," <text:a xlink:type="simple" xlink:href="https://pm.gc.ca/en/news/news-releases/2023/04/11/prime-minister-trudeau-announces-more-support-ukraine" text:style-name="Internet_20_link" text:visited-style-name="Visited_20_Internet_20_Link">
stated</text:a>
Canadian Prime Minister Justin Trudo during his meeting with the Prime Minister of Ukraine Denis Shmigal, who made a official visit to Canada.</text:p>
      <text:p text:style-name="P4">
According to the Government of Canada, the actions of Belarus is a serious violation of the international peace of security, which has led to or can lead to a serious international crisis.</text:p>
      <text:p text:style-name="P4">
The sanction list has been hit by:</text:p>
      <ul>
        <li>
National Bank of the Republic of Belarus; * Belarusbank; * Belagroprombank; * BPS Sberbank; * "Priorbank"; * Bank Belveb; * Bilgazprombank; * VTB-Bank; * "Statusbank".</li>
      </ul>
      <text:p text:style-name="P4">
News Source: <text:a xlink:type="simple" xlink:href="https://armyinform.com.ua/2023/04/12/kanada-ogolosyla-novi-sankcziyi-proty-bilorusi-ta-vagnerivcziv/" text:style-name="Internet_20_link" text:visited-style-name="Visited_20_Internet_20_Link">
https://armyinform.com.ua/2023/04/12/kanada-ogolosyla-novi-sankcziyi-proty-bilorusi-ta-vagnerivcziv/</text:a>
</text:p>
      <!--NEWS-->
      <text:h text:style-name="P10" text:outline-level="1">
<text:span text:style-name="T4">
Last day Russian troops fired at 134 settlements of Ukraine</text:span>
</text:h>
      <text:p text:style-name="P4">
Author: ['АРМІЯINFORM']</text:p>
      <text:p text:style-name="P4">
Time: 2023-04-12T47:00:00-04:00</text:p>
      <text:p text:style-name="P4">
Description: Behind the Nadani Sittle Center of the Mini -Construction of the Defense of Ukraine, INFORMASIY, the last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12546663509902636_y.jpg" text:style-name="Internet_20_link" text:visited-style-name="Visited_20_Internet_20_Link">
photo_5312546663509902636_y.jpg</text:a>
']</text:p>
      <text:p text:style-name="P4">
Tags: ['MILITARY MEDIA CENTER', 'STOPRUSSIA', 'ХАРКІВСЬКИЙ ТРИБУНАЛ']</text:p>
      <text:p text:style-name="P4">
Category: News</text:p>
      <!--METADATA-->
      <text:p text:style-name="P4">
<draw:frame draw:style-name="fr1" draw:name="Image271" text:anchor-type="as-char" svg:width="6.9236in" svg:height="5.134355in" draw:z-index="0">
<draw:image xlink:href="../Images/AРМІЯINFORM/2023-04-12T47-00-00-04-00/photo_5312546663509902636_y.jpg" xlink:type="simple" xlink:show="embed" xlink:actuate="onLoad" draw:mime-type="image/jpeg"/>
</draw:frame>
According to the situational center of the Ministry of Defense of Ukraine information, during the last day, Russian troops fired the territory of 9 regions of Ukraine.</text:p>
      <text:p text:style-name="P4">
About it in Telegram <text:a xlink:type="simple" xlink:href="https://t.me/militarymediacenter/1679" text:style-name="Internet_20_link" text:visited-style-name="Visited_20_Internet_20_Link">
informs</text:a>
MilitaryMedia Center.</text:p>
      <text:p text:style-name="P4">
“In general from different types of weapons(Rifle weapons, mortars, tanks, artillery, RSZV, S-300 ZRC, UAV, tactical aviation)The shelling of 134 Posted points was carried out, 38 infrastructure objects were confirmed, ”the message reads.</text:p>
      <text:p text:style-name="P4">
There are dead and injured, the number of victims is clarified.</text:p>
      <text:p text:style-name="P4">
News Source: <text:a xlink:type="simple" xlink:href="https://armyinform.com.ua/2023/04/12/mynuloyi-doby-rosijski-vijska-obstrilyaly-134-naselenyh-punktiv-ukrayiny/" text:style-name="Internet_20_link" text:visited-style-name="Visited_20_Internet_20_Link">
https://armyinform.com.ua/2023/04/12/mynuloyi-doby-rosijski-vijska-obstrilyaly-134-naselenyh-punktiv-ukrayiny/</text:a>
</text:p>
      <!--NEWS-->
      <text:h text:style-name="P10" text:outline-level="1">
<text:span text:style-name="T4">
Military Assistance, Sanctions and Free Trade: Denis Shmigal summed up the visit to Canada</text:span>
</text:h>
      <text:p text:style-name="P4">
Author: ['АРМІЯINFORM']</text:p>
      <text:p text:style-name="P4">
Time: 2023-04-12T48:00:00-04:00</text:p>
      <text:p text:style-name="P4">
Description: Representatives of the trip to Choli Zrin-Ministr Denis Schmigal Vidvili Canada I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3d059629-1734-48fc-a82e-eac00ba513a4.jpg" text:style-name="Internet_20_link" text:visited-style-name="Visited_20_Internet_20_Link">
3d059629-1734-48fc-a82e-eac00ba513a4.jpg</text:a>
']</text:p>
      <text:p text:style-name="P4">
Tags: ['АНТИРОСІЙСЬКІ САНКЦІЇ', 'ДЕНИС ШМИГАЛЬ', 'ДЖАСТІН ТРЮДО', 'ДОПОМОГА ПАРТНЕРІВ', 'СВІТ ПІДТРИМУЄ УКРАЇНУ']</text:p>
      <text:p text:style-name="P4">
Category: News</text:p>
      <!--METADATA-->
      <text:p text:style-name="P4">
<draw:frame draw:style-name="fr1" draw:name="Image272" text:anchor-type="as-char" svg:width="6.9236in" svg:height="4.615733in" draw:z-index="0">
<draw:image xlink:href="../Images/AРМІЯINFORM/2023-04-12T48-00-00-04-00/3d059629-1734-48fc-a82e-eac00ba513a4.jpg" xlink:type="simple" xlink:show="embed" xlink:actuate="onLoad" draw:mime-type="image/jpeg"/>
</draw:frame>
Government representatives led by Prime Minister Denis Shmigal visited the Kanadi and held productive meetings with Prime Minister Justin Trudeau, Viceremier Christ Friland, Foreign Ministry heads and Canada's Ministry of Defense, business circles and Canada's pension funds.</text:p>
      <text:p text:style-name="P4">
About the first results of the government team in Canada Denis Shmigal <text:a xlink:type="simple" xlink:href="https://t.me/Denys_Smyhal/4944" text:style-name="Internet_20_link" text:visited-style-name="Visited_20_Internet_20_Link">
wrote</text:a>
In telegrams.</text:p>
      <text:p text:style-name="P4">
Military assistance. Canada <text:a xlink:type="simple" xlink:href="https://armyinform.com.ua/2023/04/11/kanada-ogolosyla-pro-nadannya-ukrayini-dodatkovoyi-vijskovoyi-dopomogy/" text:style-name="Internet_20_link" text:visited-style-name="Visited_20_Internet_20_Link">
announced</text:a>
 про новий пакет військовоїдопомоги. 21 тисяч штурмових гвинтівок, 38 кулеметів, понад 2,4 млн патронів.</text:p>
      <text:p text:style-name="P4">
Нові санкції. Канада<text:a xlink:type="simple" xlink:href="https://armyinform.com.ua/2023/04/12/kanada-ogolosyla-novi-sankcziyi-proty-bilorusi-ta-vagnerivcziv/" text:style-name="Internet_20_link" text:visited-style-name="Visited_20_Internet_20_Link">
запровадила</text:a>
Another package of restrictions on anti -Russian legal entities and individuals. In particular, the Volga-Dnepr, an An-124 aircraft was blocked in Canada. The next step is Ruslana's confiscation and other assets and their transfer in favor of Ukraine.</text:p>
      <text:p text:style-name="P4">
<text:span text:style-name="T4">
 Free Trade Agreement </text:span>
 will be updated. “They signed a Declaration with the premiere of the Justinomtrudo. A prominent agreement that opens up business opportunities and production in Ukraine, ”said Schmigal.</text:p>
      <text:p text:style-name="P4">
“We work on. We attract as much support for our victory, the reconstruction of the post-war development of Ukraine, ”Prime Minister Denis Shmigal said.</text:p>
      <text:p text:style-name="P4">
News Source: <text:a xlink:type="simple" xlink:href="https://armyinform.com.ua/2023/04/12/vijskova-dopomoga-sankcziyi-ta-vilna-torgivlya-denys-shmygal-pidbyv-pidsumky-vizytu-do-kanady/" text:style-name="Internet_20_link" text:visited-style-name="Visited_20_Internet_20_Link">
https://armyinform.com.ua/2023/04/12/vijskova-dopomoga-sankcziyi-ta-vilna-torgivlya-denys-shmygal-pidbyv-pidsumky-vizytu-do-kanady/</text:a>
</text:p>
      <!--NEWS-->
      <text:h text:style-name="P10" text:outline-level="1">
<text:span text:style-name="T4">
The investigation into the brutal murder of the occupiers of the Ukrainian warrior</text:span>
</text:h>
      <text:p text:style-name="P4">
Author: ['АРМІЯINFORM']</text:p>
      <text:p text:style-name="P4">
Time: 2023-04-12T49:00:00-04:00</text:p>
      <text:p text:style-name="P4">
Description: Ukhora, 12 kvіnyny, in Merezhi was Z'yazhavi, yak Rosiyski Passion for showing his Zvizyrina ... War with Ukraine 2022, war with Ukraine Latest news today, News War with Ukraine 2022 Last for today, will there be a war between Ukraine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03/nelud.jpg" text:style-name="Internet_20_link" text:visited-style-name="Visited_20_Internet_20_Link">
nelud.jpg</text:a>
']</text:p>
      <text:p text:style-name="P4">
Tags: ['ВОЄННІ ЗЛОЧИНИ РФ', 'КАТУВАННЯ ЗАХИСНИКА', 'СБУ']</text:p>
      <text:p text:style-name="P4">
Category: News</text:p>
      <!--METADATA-->
      <text:p text:style-name="P4">
<draw:frame draw:style-name="fr1" draw:name="Image273" text:anchor-type="as-char" svg:width="6.9236in" svg:height="3.894525in" draw:z-index="0">
<draw:image xlink:href="../Images/AРМІЯINFORM/2023-04-12T49-00-00-04-00/nelud.jpg" xlink:type="simple" xlink:show="embed" xlink:actuate="onLoad" draw:mime-type="image/jpeg"/>
</draw:frame>
Yesterday, April 12, a video appeared on the network how the Russian invaders show the animal's essence - they are toughly tortured the Ukrainian captive and cut off his head.</text:p>
      <text:p text:style-name="P4">
Security Service of Ukraine <text:a xlink:type="simple" xlink:href="https://ssu.gov.ua/novyny/sbu-rozsliduie-zhorstoke-vbyvstvo-okupantamy-ukrainskoho-voina" text:style-name="Internet_20_link" text:visited-style-name="Visited_20_Internet_20_Link">
started</text:a>
pre -trial investigation of this war crime under Part 2 of Art. 438 of the Criminal Code of Ukraine.</text:p>
      <text:p text:style-name="P4">
“We will find these inhumans. If necessary-we will get everywhere where they are not: from the ground or from the world. But they will definitely be punishable for the committed, ”Vasyl Malyuk emphasized.</text:p>
      <text:p text:style-name="P4">
News Source: <text:a xlink:type="simple" xlink:href="https://armyinform.com.ua/2023/04/12/rozpochato-rozsliduvannya-zhorstokogo-vbyvstva-okupantamy-ukrayinskogo-voyina/" text:style-name="Internet_20_link" text:visited-style-name="Visited_20_Internet_20_Link">
https://armyinform.com.ua/2023/04/12/rozpochato-rozsliduvannya-zhorstokogo-vbyvstva-okupantamy-ukrayinskogo-voyina/</text:a>
</text:p>
      <!--NEWS-->
      <text:h text:style-name="P10" text:outline-level="1">
<text:span text:style-name="T4">
Patriot and SAMP/T complexes will help keep Russian aviation - Yuri Ignat</text:span>
</text:h>
      <text:p text:style-name="P4">
Author: ['Анастасія Олехнович']</text:p>
      <text:p text:style-name="P4">
Time: 2023-04-12T50:00:00-04:00</text:p>
      <text:p text:style-name="P4">
Description: Nebobar Ukrainian, Zenitni Rockets Patriot Ta Samp/T. Ukrainian Fakhivtsi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2b5aad7227c5689ad2e8cfc7b754cb2c.png" text:style-name="Internet_20_link" text:visited-style-name="Visited_20_Internet_20_Link">
2b5aad7227c5689ad2e8cfc7b754cb2c.png</text:a>
']</text:p>
      <text:p text:style-name="P4">
Tags: ['F-16', 'SAMP/T', 'ВТОРГНЕННЯ РФ', 'ЄДИНІ НОВИНИ', 'ЗРК PATRIOT', 'ППО ЗСУ', 'ЮРІЙ ІГНАТ']</text:p>
      <text:p text:style-name="P4">
Category: News</text:p>
      <!--METADATA-->
      <text:p text:style-name="P4">
<draw:frame draw:style-name="fr1" draw:name="Image274" text:anchor-type="as-char" svg:width="6.9236in" svg:height="4.330592in" draw:z-index="0">
<draw:image xlink:href="../Images/AРМІЯINFORM/2023-04-12T50-00-00-04-00/2b5aad7227c5689ad2e8cfc7b754cb2c.png" xlink:type="simple" xlink:show="embed" xlink:actuate="onLoad" draw:mime-type="image/png"/>
</draw:frame>
Ukraine will soon receive anti -aircraft missile systems Patrioot and SAMP/T.Ukraine experts are currently completing their training in these complexes. This was stated by Yuri Ignat, a spokesman for the Air Forces Command, the Wigner's Uniform News.</text:p>
      <ul>
        <li>
Most information about our anti -aircraft training remains "not for pressing", but the Ukrainian military is learning much faster than predicted western partners, they demonstrate excellent opportunities and shaking, work out, - said Yuri Ignat, a spokesman for the Armed Forces. - Complexipatriot and SAMP/T will help keep Russian aviation.</li>
      </ul>
      <text:p text:style-name="P4">
However, although the protection of the Ukrainian sky will intensify with the receipt of Patriot ISAMP/T, they will not be enough. It is also extremely important for our country to get F-16.</text:p>
      <text:p text:style-name="P4">
-I would like to break up with the decision on multi-purpose fighters of class 4+. The F-16 plane is the best means of air defense-it can intercept all the visual goals, starting from the drones-Kamikadze, ending with Russian Liters,-said Yuri Ignat.</text:p>
      <text:p text:style-name="P4">
News Source: <text:a xlink:type="simple" xlink:href="https://armyinform.com.ua/2023/04/12/kompleksy-patriot-i-samp-t-dopomozhut-trymaty-na-vidstani-rosijsku-aviacziyu-yurij-ignat/" text:style-name="Internet_20_link" text:visited-style-name="Visited_20_Internet_20_Link">
https://armyinform.com.ua/2023/04/12/kompleksy-patriot-i-samp-t-dopomozhut-trymaty-na-vidstani-rosijsku-aviacziyu-yurij-ignat/</text:a>
</text:p>
      <!--NEWS-->
      <text:h text:style-name="P10" text:outline-level="1">
<text:span text:style-name="T4">
The enemy continues to apply tactical aviation along the entire front line - Yuri Ignat</text:span>
</text:h>
      <text:p text:style-name="P4">
Author: ['АРМІЯINFORM']</text:p>
      <text:p text:style-name="P4">
Time: 2023-04-12T51:00:00-04:00</text:p>
      <text:p text:style-name="P4">
Description: About the gender of PD, the hour of direct to Yeter Telemarafon “єini Novini” Rechnik commandanny ... War with Ukraine 2022,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mig29-harm-1.jpg" text:style-name="Internet_20_link" text:visited-style-name="Visited_20_Internet_20_Link">
mig29-harm-1.jpg</text:a>
']</text:p>
      <text:p text:style-name="P4">
Tags: ['ЮРІЙ ІГНАТ']</text:p>
      <text:p text:style-name="P4">
Category: News</text:p>
      <!--METADATA-->
      <text:p text:style-name="P4">
<draw:frame draw:style-name="fr1" draw:name="Image275" text:anchor-type="as-char" svg:width="6.9236in" svg:height="3.894525in" draw:z-index="0">
<draw:image xlink:href="../Images/AРМІЯINFORM/2023-04-12T51-00-00-04-00/mig29-harm-1.jpg" xlink:type="simple" xlink:show="embed" xlink:actuate="onLoad" draw:mime-type="image/jpeg"/>
</draw:frame>
Colonel Yuri Ignat reported this during a direct ether of the Teleterna "Uniform News" of the Air Force Air Force. For their part, Ukrainian assault riflers and bombers will be dumped.</text:p>
      <ul>
        <li>
Last day, more than ten group aircraft on the occupiers have been caused, - said Yuri Ignat. - The means of lesions on the enemy's air defense pro -enemy rockets are used. At the same time, the efficiency of the HARM rocket is purchaser if we start using it from the F-16 aircraft.</li>
      </ul>
      <text:p text:style-name="P4">
News Source: <text:a xlink:type="simple" xlink:href="https://armyinform.com.ua/2023/04/12/protyvnyk-prodovzhuye-zastosovuvaty-taktychnu-aviacziyu-po-usij-liniyi-frontu-yurij-ignat/" text:style-name="Internet_20_link" text:visited-style-name="Visited_20_Internet_20_Link">
https://armyinform.com.ua/2023/04/12/protyvnyk-prodovzhuye-zastosovuvaty-taktychnu-aviacziyu-po-usij-liniyi-frontu-yurij-ignat/</text:a>
</text:p>
      <!--NEWS-->
      <text:h text:style-name="P10" text:outline-level="1">
<text:span text:style-name="T4">
We are not going to forget and forgive the killers, legitimate responsibility will be for everything - President of Ukraine</text:span>
</text:h>
      <text:p text:style-name="P4">
Author: ['АРМІЯINFORM']</text:p>
      <text:p text:style-name="P4">
Time: 2023-04-12T52:00:00-04:00</text:p>
      <text:p text:style-name="P4">
Description: Ukrainian President Volodymyr Zelensky Floated to the Svytovo Gromadsokosti PISLLA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p>
      <text:p text:style-name="P4">
Tags: ['ПРЕЗИДЕНТ УКРАЇНИ']</text:p>
      <text:p text:style-name="P4">
Category: News</text:p>
      <!--METADATA-->
      <text:p text:style-name="P4">
President of Ukraine Volodymyr Zelenskyy <text:a xlink:type="simple" xlink:href="https://www.president.gov.ua/news/mi-nichogo-ne-zbirayemosya-zabuvati-j-proshati-vbivcyam-zako-82213" text:style-name="Internet_20_link" text:visited-style-name="Visited_20_Internet_20_Link">
applied</text:a>
To the world public a post -publication of a video with the execution of Ukrainian prisoners.</text:p>
      <text:p text:style-name="P4">
“It is that no one in the world is ignored: how easy these animals kill. This video of the execution of the Ukrainian captive ... The world must see.</text:p>
      <text:p text:style-name="P4">
It is a video of Russia, which it is. What is the creatures. There are no people for them. Son, brother, husband… someone's baby…</text:p>
      <text:p text:style-name="P4">
This is a video of Russia, which tries to make this new norm - such a habit of learning life.</text:p>
      <text:p text:style-name="P4">
This is not an accident. This is not an episode. It was so before. It was in Bucha. Thousands.</text:p>
      <text:p text:style-name="P4">
Everyone has to react. Every leader. Do not wait for it. Whats it.</text:p>
      <text:p text:style-name="P4">
We are not going to forget and forgive the killers.</text:p>
      <text:p text:style-name="P4">
Legal responsibility will be for everything. Losing terror is required.</text:p>
      <text:p text:style-name="P4">
No one will understand if the leaders do not react. Now we need to act!</text:p>
      <text:p text:style-name="P4">
And in Ukraine - to focus on the front as much as possible. To help.</text:p>
      <text:p text:style-name="P4">
The main goal is to win. The main goal is the strength of Ukraine to win.</text:p>
      <text:p text:style-name="P4">
The defeat of the occupier, the sentences of the killers, the tribunal to the state-zla.</text:p>
      <text:p text:style-name="P4">
Eternal memory of every person whose life has taken away this Russian terror!</text:p>
      <text:p text:style-name="P4">
<text:span text:style-name="T4">
 _ Glory to everyone who beats this evil!_ </text:span>
</text:p>
      <text:p text:style-name="P4">
<text:span text:style-name="T4">
 _ Glory to Ukraine!_ </text:span>
 ” - said the President of Ukraine.</text:p>
      <text:p text:style-name="P4">
News Source: <text:a xlink:type="simple" xlink:href="https://armyinform.com.ua/2023/04/12/rosiya-po-zviryachy-vbyvayuchy-ukrayincziv-pokazuye-chym-vona-ye-my-nichogo-na-probachymo-prezydent/" text:style-name="Internet_20_link" text:visited-style-name="Visited_20_Internet_20_Link">
https://armyinform.com.ua/2023/04/12/rosiya-po-zviryachy-vbyvayuchy-ukrayincziv-pokazuye-chym-vona-ye-my-nichogo-na-probachymo-prezydent/</text:a>
</text:p>
      <!--NEWS-->
      <text:h text:style-name="P10" text:outline-level="1">
<text:span text:style-name="T4">
Russian planes, knocked down in the early days of the war, were their best sides - Yuri Ignat</text:span>
</text:h>
      <text:p text:style-name="P4">
Author: ['Анастасія Олехнович']</text:p>
      <text:p text:style-name="P4">
Time: 2023-04-12T53:00:00-04:00</text:p>
      <text:p text:style-name="P4">
Description: Lesha for Kilkistya Rosіyska Avіaitsyne ugrapovanni passing us at P'yat-Shiy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1/yurij-ignat-1.jpg" text:style-name="Internet_20_link" text:visited-style-name="Visited_20_Internet_20_Link">
yurij-ignat-1.jpg</text:a>
']</text:p>
      <text:p text:style-name="P4">
Tags: ['F-16', 'ВТОРГНЕННЯ РФ', 'ЄДИНІ НОВИНИ', 'ЛІТАКИ', 'ППО ЗСУ', 'ЮРІЙ ІГНАТ']</text:p>
      <text:p text:style-name="P4">
Category: News</text:p>
      <!--METADATA-->
      <text:p text:style-name="P4">
<draw:frame draw:style-name="fr1" draw:name="Image276" text:anchor-type="as-char" svg:width="6.9236in" svg:height="4.361868in" draw:z-index="0">
<draw:image xlink:href="../Images/AРМІЯINFORM/2023-04-12T53-00-00-04-00/yurij-ignat-1.jpg" xlink:type="simple" xlink:show="embed" xlink:actuate="onLoad" draw:mime-type="image/jpeg"/>
</draw:frame>
Colonel Yuri Ignatius Air Force Command of the Air Force of Ukraine.</text:p>
      <text:p text:style-name="P4">
It is only by the number of Russian aviation grouping more than five to six times. For technological capabilities, the difference is even more significant. Their policy, for example, Su-34, SU-35, went deep modernization. Yuriy Ignat, a spokesman for the Air Forces Command, reported this in the Etheritelvarane "The One News".</text:p>
      <ul>
        <li>
Russian planes, knocked down in the first days of the war, were their best sides. They suffered enormous losses, underestimating our strength. Ukrainian pilots did the impossible. However, Ukraine is critically needed by a technique that is capable of protecting the Russians. It is as if you are sitting with a pistol in a trenade against five -runs with machine guns. Theoretically, you have weapons, but to win with such a molte, to put it mildly, it is not easy. Without F-16 and sufficient number of submission, we are not able to get them or drive them away. It should be moved to be declared by the Air Force Commander Aviation Coalition under the slogan "Victory on Earth is forging in the sky" has worked and the decision we were so awaiting the provision of aircraft of class 4+.</li>
      </ul>
      <text:p text:style-name="P4">
News Source: <text:a xlink:type="simple" xlink:href="https://armyinform.com.ua/2023/04/12/rosijski-litaky-zbyti-v-pershi-dni-vijny-buly-yih-najkrashhymy-bortamy-yurij-ignat/" text:style-name="Internet_20_link" text:visited-style-name="Visited_20_Internet_20_Link">
https://armyinform.com.ua/2023/04/12/rosijski-litaky-zbyti-v-pershi-dni-vijny-buly-yih-najkrashhymy-bortamy-yurij-ignat/</text:a>
</text:p>
      <!--NEWS-->
      <text:h text:style-name="P10" text:outline-level="1">
<text:span text:style-name="T4">
More than 400 explosive items and one airbags were neutralized per day</text:span>
</text:h>
      <text:p text:style-name="P4">
Author: ['АРМІЯINFORM']</text:p>
      <text:p text:style-name="P4">
Time: 2023-04-12T54:00:00-04:00</text:p>
      <text:p text:style-name="P4">
Description: Lent out, 11 KVITRY, PIRETHRICHICHILELED OF THE POSITIONAL SERVICE OF Ukrainian ... War with Ukraine 2022, War with Ukraine Latest news today, News War with Ukraine 2022 The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medium.jpg" text:style-name="Internet_20_link" text:visited-style-name="Visited_20_Internet_20_Link">
medium.jpg</text:a>
', '<text:a xlink:type="simple" xlink:href="https://armyinform.com.ua/wp-content/uploads/2023/04/340762175_235874668950971_5824924078667092162_n.jpg" text:style-name="Internet_20_link" text:visited-style-name="Visited_20_Internet_20_Link">
340762175_235874668950971_5824924078667092162_n.jpg</text:a>
']</text:p>
      <text:p text:style-name="P4">
Tags: ['STOPRUSSIA', 'АГРЕСІЯ РФ', 'ВІЙНА', 'ВТОРГНЕННЯ РФ', 'ДСНС УКРАЇНИ', 'РОЗМІНУВАННЯ']</text:p>
      <text:p text:style-name="P4">
Category: News</text:p>
      <!--METADATA-->
      <text:p text:style-name="P4">
<draw:frame draw:style-name="fr1" draw:name="Image277" text:anchor-type="as-char" svg:width="6.9236in" svg:height="3.89908in" draw:z-index="0">
<draw:image xlink:href="../Images/AРМІЯINFORM/2023-04-12T54-00-00-04-00/medium.jpg" xlink:type="simple" xlink:show="embed" xlink:actuate="onLoad" draw:mime-type="image/jpeg"/>
</draw:frame>
Illustrative photo</text:p>
      <text:p text:style-name="P4">
<text:span text:style-name="T4">
 Over the past day, </text:span>
 <text:span text:style-name="T4">
 April 11 </text:span>
 <text:span text:style-name="T4">
, </text:span>
 pyrotechnic units of Ukraine for emergency situations <text:span text:style-name="T4">
 147 times </text:span>
 have been involved in demining tasks.</text:p>
      <text:p text:style-name="P4">
About it _ <text:a xlink:type="simple" xlink:href="https://dsns.gov.ua/uk/news/nadzvicaini-podiyi/informaciia-shhodo-diialnosti-pirotexnicnix-pidrozdiliv-dsns-99" text:style-name="Internet_20_link" text:visited-style-name="Visited_20_Internet_20_Link">
reports</text:a>
_ SESU Ukraine.</text:p>
      <text:p text:style-name="P4">
Pyrotechnical units revealed, seized and disposed of <text:span text:style-name="T4">
 4 </text:span>
 <text:span text:style-name="T4">
 </text:span>
 73 <text:span text:style-name="T4">
<text:span text:style-name="T5">
* explosive </text:span>
* </text:span>
 <text:span text:style-name="T4">
 items, including 1 aviation bomb. </text:span>
 examined(cleared)territory over <text:span text:style-name="T4">
 57 hectares </text:span>
.</text:p>
      <text:p text:style-name="P4">
Most often pyrotechnic units worked: in the Kharkiv region 16 662 times, Kyiv region - 7417, Donetsk region - 4601, Chernihiv - 4430, Mykolaiv region - 4316, Kherson region - 4073, Sumy - 1798, Cherkasy region - 1083.</text:p>
      <text:p text:style-name="P4">
Background: from the beginning of large -scale aggression of the Russian Federation of Ukrainian Pyrotechnical units of the SES of Ukraine, the Pyrotechnical units of the SES of Ukraine have been involved <text:span text:style-name="T4">
 50 508 times </text:span>
 to perform demining tasks. Disposed of <text:span text:style-name="T4">
 343 981 Exemplary object </text:span>
, including <text:span text:style-name="T4">
 2 205 aviation bombs </text:span>
. Examined(cleared)area of area <text:span text:style-name="T4">
 81 922 hectares </text:span>
.</text:p>
      <text:p text:style-name="P4">
A total of 174 thousand square meters remain. km of potentially dangerous territories, measuring 30% of the total area of the state.</text:p>
      <text:p text:style-name="P4">
<draw:frame draw:style-name="fr1" draw:name="Image278" text:anchor-type="as-char" svg:width="6.9236in" svg:height="5.804039in" draw:z-index="0">
<draw:image xlink:href="../Images/AРМІЯINFORM/2023-04-12T54-00-00-04-00/340762175_235874668950971_5824924078667092162_n.jpg" xlink:type="simple" xlink:show="embed" xlink:actuate="onLoad" draw:mime-type="image/jpeg"/>
</draw:frame>
We would like to remind you if you find suspicious objects similar to wreckage from rockets or rockets, in no case touch your finds yourself and do not allow it to be made by others.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4/12/za-dobu-pirotehniky-dsns-zneshkodyly-ponad-400-vybuhonebezpechnyh-predmetiv-ta-odnu-aviabombu/" text:style-name="Internet_20_link" text:visited-style-name="Visited_20_Internet_20_Link">
https://armyinform.com.ua/2023/04/12/za-dobu-pirotehniky-dsns-zneshkodyly-ponad-400-vybuhonebezpechnyh-predmetiv-ta-odnu-aviabombu/</text:a>
</text:p>
      <!--NEWS-->
      <text:h text:style-name="P10" text:outline-level="1">
<text:span text:style-name="T4">
The New Ninth Brigade will appear in the Guard of the offensive</text:span>
</text:h>
      <text:p text:style-name="P4">
Author: ['АРМІЯINFORM']</text:p>
      <text:p text:style-name="P4">
Time: 2023-04-12T55:00:00-04:00</text:p>
      <text:p text:style-name="P4">
Description: About the emergence of the new Brigadies “Hartіya” at the “Guard Naskuopa” was stated by the intercessor of the Minstra ... The war with Ukraine 2022, the war with Ukraine is the latest news today, the news of Ukraine 2022 is the last for today, will there be a war between Ukraine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2a6cc29-gvardiya-nastypy690.jpg" text:style-name="Internet_20_link" text:visited-style-name="Visited_20_Internet_20_Link">
2a6cc29-gvardiya-nastypy690.jpg</text:a>
']</text:p>
      <text:p text:style-name="P4">
Tags: ['STOPRUSSIA', 'АГРЕСІЯ РФ', 'ВТОРГНЕННЯ РФ', 'ГВАРДІЯ НАСТУПУ', 'МВС']</text:p>
      <text:p text:style-name="P4">
Category: News</text:p>
      <!--METADATA-->
      <text:p text:style-name="P4">
<draw:frame draw:style-name="fr1" draw:name="Image279" text:anchor-type="as-char" svg:width="6.9236in" svg:height="3.883237in" draw:z-index="0">
<draw:image xlink:href="../Images/AРМІЯINFORM/2023-04-12T55-00-00-04-00/2a6cc29-gvardiya-nastypy690.jpg" xlink:type="simple" xlink:show="embed" xlink:actuate="onLoad" draw:mime-type="image/jpeg"/>
</draw:frame>
Illustrative photo</text:p>
      <text:p text:style-name="P4">
Kateryna Pavlichenko, a new ninth ninth brigade, in the Guard of the offensive in the Guard of the offensive. According to its words, the department has already received tens of thousands of applications from volunteers, which will be joined by the Guard of the offensive. That is why it was decided to continue the accumulation and create a new brigade within the National Guard of Ukraine.</text:p>
      <text:p text:style-name="P4">
About it <text:a xlink:type="simple" xlink:href="https://www.kmu.gov.ua/news/kateryna-pavlichenko-u-hvardii-nastupu-ziavytsia-nova-deviata-bryhada-khartiia" text:style-name="Internet_20_link" text:visited-style-name="Visited_20_Internet_20_Link">
reports</text:a>
Government portal.</text:p>
      <text:p text:style-name="P4">
“This brigade will be ninth as part of the Guards of the offensive and the seventh brigade of the Vinional Guard of Ukraine. The recruitment has already been started, the application is so possible or through the website of the Ministry of Internal Affairs, where you can get acquainted with more details with information about the stages of selection, about the training that will take place. In addition, you can read the addresses of those CNAPs that are currently working, where you can also file your documents offline, ”says Deputy Minister of Internal Affairs of Ukraine.</text:p>
      <text:p text:style-name="P4">
Kateryna Pavlichenko notes that the level of selection of candidates for "Guards Phoid" is high enough, because the ranks of the fighters should be recruited the best tanai.</text:p>
      <text:p text:style-name="P4">
"Indeed, we have to select and recruit the best, most motivated and prepare them properly, based on the experience that Ukraine is already today, and the experience that our foreign partners can provide. or otherwise, we have some existence or at the stage of the Military Medical Commission, when candidates are not for health reasons, or insufficient level of physical fitness, ”the Deputy Minister added.</text:p>
      <text:p text:style-name="P4">
However, according to her, candidates who still have a great desire to enter the Guard of the offensive, can improve their physical training through training and join the rows of assault teams: “Every apartment is such a large mechanism that includes in itself There are many different specialties. And the people who come, volunteers, they have the opportunity to learn from their skills, skills, knowledge and wishes to work later or other direction. It is also an UAV operator, a scout, an artilleryman, an infantryman, a grenade launcher.“Currently, we see great demand and a desire to join the ranks of the Guards, so we have continued the set. In particular, they opened the possibility of a rally of one brigade called the Charter, and it will be part of the National Guard of Ukraine, ”the Deputy Minister added.</text:p>
      <text:p text:style-name="P4">
News Source: <text:a xlink:type="simple" xlink:href="https://armyinform.com.ua/2023/04/12/u-gvardiyi-nastupu-zyavytsya-nova-devyata-brygada-hartiya/" text:style-name="Internet_20_link" text:visited-style-name="Visited_20_Internet_20_Link">
https://armyinform.com.ua/2023/04/12/u-gvardiyi-nastupu-zyavytsya-nova-devyata-brygada-hartiya/</text:a>
</text:p>
      <!--NEWS-->
      <text:h text:style-name="P10" text:outline-level="1">
<text:span text:style-name="T4">
Office of the Prosecutor General of Ukraine: nearly 80,000 military crimes are documented</text:span>
</text:h>
      <text:p text:style-name="P4">
Author: ['АРМІЯINFORM']</text:p>
      <text:p text:style-name="P4">
Time: 2023-04-12T56: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arcrime-12042023ua.jpg" text:style-name="Internet_20_link" text:visited-style-name="Visited_20_Internet_20_Link">
warcrime-12042023ua.jpg</text:a>
', '<text:a xlink:type="simple" xlink:href="https://armyinform.com.ua/wp-content/uploads/2023/04/warcrime-12042023en.jpg" text:style-name="Internet_20_link" text:visited-style-name="Visited_20_Internet_20_Link">
warcrime-12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80" text:anchor-type="as-char" svg:width="6.9236in" svg:height="4.448413in" draw:z-index="0">
<draw:image xlink:href="../Images/AРМІЯINFORM/2023-04-12T56-00-00-04-00/warcrime-1204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April 11 </text:span>
 Registered:</text:p>
      <ul>
        <li>
79 922 Military Crimes, * 17 063 Crimes against National Security of Ukraine.</li>
      </ul>
      <text:p text:style-name="P4">
In addition, according to the official data of juvenile prosecutors, <text:span text:style-name="T4">
 1415 children have become </text:span>
 due to aggression of the Russian Federation, including:</text:p>
      <ul>
        <li>
468 - children were killed, * 947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81" text:anchor-type="as-char" svg:width="6.9236in" svg:height="4.448413in" draw:z-index="0">
<draw:image xlink:href="../Images/AРМІЯINFORM/2023-04-12T56-00-00-04-00/warcrime-12042023en.jpg" xlink:type="simple" xlink:show="embed" xlink:actuate="onLoad" draw:mime-type="image/jpeg"/>
</draw:frame>
</text:p>
      <text:p text:style-name="P4">
News Source: <text:a xlink:type="simple" xlink:href="https://armyinform.com.ua/2023/04/12/ofis-genprokurora-ukrayiny-zadokumentovano-majzhe-80-tysyach-voyennyh-zlochyniv/" text:style-name="Internet_20_link" text:visited-style-name="Visited_20_Internet_20_Link">
https://armyinform.com.ua/2023/04/12/ofis-genprokurora-ukrayiny-zadokumentovano-majzhe-80-tysyach-voyennyh-zlochyniv/</text:a>
</text:p>
      <!--NEWS-->
      <text:h text:style-name="P10" text:outline-level="1">
<text:span text:style-name="T4">
Russia is worse than ISIL - Dmytro Kuleba reacted to video execution of Ukrainian military</text:span>
</text:h>
      <text:p text:style-name="P4">
Author: ['АРМІЯINFORM']</text:p>
      <text:p text:style-name="P4">
Time: 2023-04-12T57:00:00-04:00</text:p>
      <text:p text:style-name="P4">
Description: Minist of the law enforcement reports of Ukraine Dmitro Kuleba Vidreaguvu on Video Strati Ukrain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8/censor_social.jpg" text:style-name="Internet_20_link" text:visited-style-name="Visited_20_Internet_20_Link">
censor_social.jpg</text:a>
']</text:p>
      <text:p text:style-name="P4">
Tags: ['ДМИТРО КУЛЕБА', 'РОСІЯ-ТЕРОРИСТ']</text:p>
      <text:p text:style-name="P4">
Category: News</text:p>
      <!--METADATA-->
      <text:p text:style-name="P4">
<draw:frame draw:style-name="fr1" draw:name="Image282" text:anchor-type="as-char" svg:width="6.9236in" svg:height="3.63489in" draw:z-index="0">
<draw:image xlink:href="../Images/AРМІЯINFORM/2023-04-12T57-00-00-04-00/censor_social.jpg" xlink:type="simple" xlink:show="embed" xlink:actuate="onLoad" draw:mime-type="image/jpeg"/>
</draw:frame>
Foreign Minister of Ukraine Dmytro Kuleba reacted to the video of a executive serviceman who is spreading social networks.</text:p>
      <text:p text:style-name="P4">
“A horrible video is spreading on the network as Russian troops disaggered Ukrainian prisoners of war. It is an absurdity that Russia, which is worse than IDIL, is presiding on the UN Security Council, ”<text:a xlink:type="simple" xlink:href="https://twitter.com/DmytroKuleba/status/1646055701318365184" text:style-name="Internet_20_link" text:visited-style-name="Visited_20_Internet_20_Link">
said</text:a>
Dmitrykuleba.</text:p>
      <text:p text:style-name="P4">
He emphasized that Russian terrorists need to be expelled from the UN, and the inhuman should be responsible for their crimes.</text:p>
      <text:p text:style-name="P4">
We will remind, the Security Service of Ukraine <text:a xlink:type="simple" xlink:href="https://armyinform.com.ua/2023/04/12/rozpochato-rozsliduvannya-zhorstokogo-vbyvstva-okupantamy-ukrayinskogo-voyina/" text:style-name="Internet_20_link" text:visited-style-name="Visited_20_Internet_20_Link">
started</text:a>
Investigation on the probable execution of the Ukrainian military.</text:p>
      <text:p text:style-name="P4">
News Source: <text:a xlink:type="simple" xlink:href="https://armyinform.com.ua/2023/04/12/rosiya-girshe-za-idil-dmytro-kuleba-vidreaguvav-na-video-straty-ukrayinskogo-vijskovogo/" text:style-name="Internet_20_link" text:visited-style-name="Visited_20_Internet_20_Link">
https://armyinform.com.ua/2023/04/12/rosiya-girshe-za-idil-dmytro-kuleba-vidreaguvav-na-video-straty-ukrayinskogo-vijskovogo/</text:a>
</text:p>
      <!--NEWS-->
      <text:h text:style-name="P10" text:outline-level="1">
<text:span text:style-name="T4">
In Poland, training on Abrams tanks begins</text:span>
</text:h>
      <text:p text:style-name="P4">
Author: ['АРМІЯINFORM']</text:p>
      <text:p text:style-name="P4">
Time: 2023-04-12T58:00:00-04:00</text:p>
      <text:p text:style-name="P4">
Description: Sogodnі, 12 kvіniki 2023 Roku, at half the Poland at the Poland MISTI NOVA DEMBA RASIS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abrams-1.jpg" text:style-name="Internet_20_link" text:visited-style-name="Visited_20_Internet_20_Link">
abrams-1.jpg</text:a>
']</text:p>
      <text:p text:style-name="P4">
Tags: ['АБРАМС', 'ВІЙСЬКОВІ ТРЕНУВАННЯ', 'ПОЛЬЩА', 'ТАНКИ']</text:p>
      <text:p text:style-name="P4">
Category: News</text:p>
      <!--METADATA-->
      <text:p text:style-name="P4">
<draw:frame draw:style-name="fr1" draw:name="Image283" text:anchor-type="as-char" svg:width="6.9236in" svg:height="3.894525in" draw:z-index="0">
<draw:image xlink:href="../Images/AРМІЯINFORM/2023-04-12T58-00-00-04-00/abrams-1.jpg" xlink:type="simple" xlink:show="embed" xlink:actuate="onLoad" draw:mime-type="image/jpeg"/>
</draw:frame>
Today, on April 12, 2023, the Nova Dembabost Training of American and Polish Abrams tanks is being jointly exercised by Abrams.</text:p>
      <text:p text:style-name="P4">
About it <text:a xlink:type="simple" xlink:href="https://www.gov.pl/web/obrona-narodowa/szkolenie-abramsow-na-poligonie-nowa-deba" text:style-name="Internet_20_link" text:visited-style-name="Visited_20_Internet_20_Link">
reports</text:a>
The press service of the Polish Ministry of National Defense.</text:p>
      <text:p text:style-name="P4">
According to the department, Polish and US soldiers regularly operate during many military exercises, constantly increasing the level of operational compatibility. Learning at a landfill in Nova Dembe is one of NATO's Eastern Flanging. Together to study the US with the US on Abrams tanks and BMP Bradley and soldiers of the Polish 18-Mechanized Division(Training will take place with the use of howitzers <text:a xlink:type="simple" xlink:href="https://armyinform.com.ua/2022/06/16/polski-kraby-6-postriliv-za-hvylynu-dalnist-strilby-40-km/" text:style-name="Internet_20_link" text:visited-style-name="Visited_20_Internet_20_Link">
Krab</text:a>
, conveyors <text:a xlink:type="simple" xlink:href="https://armyinform.com.ua/2023/04/06/polskyj-bronetransporter-rosomak-otrymuye-nove-zhyttya-z-bashtoyu-zssw-30/" text:style-name="Internet_20_link" text:visited-style-name="Visited_20_Internet_20_Link">
rosomak</text:a>
, self -propelled mortars <text:a xlink:type="simple" xlink:href="https://armyinform.com.ua/2023/04/07/polski-samohidni-minomety-rak-yaki-nezabarom-otrymayut-zsu-znachno-tehnologichnishi-za-rosijski-analogy/" text:style-name="Internet_20_link" text:visited-style-name="Visited_20_Internet_20_Link">
rak</text:a>
of the tazit complexes <text:a xlink:type="simple" xlink:href="https://armyinform.com.ua/2020/12/09/parasolka-dlya-nazemnyh-vijsk-mobilni-zrk-blyzhnoyi-diyi/" text:style-name="Internet_20_link" text:visited-style-name="Visited_20_Internet_20_Link">
Poprad</text:a>
).</text:p>
      <text:p text:style-name="P4">
У квітні 2022 року міністр національної оборони Польщі Маріуш Блащак уклавконтракт на придбання 250 танків M1A2 Abrams в новітній версії SEPv3 дляпольської армії. Також Польща<text:a xlink:type="simple" xlink:href="https://armyinform.com.ua/2023/01/06/chomu-polshha-popovnyuye-svij-vijskovyj-arsenal-amerykanskymy-m1-abrams/" text:style-name="Internet_20_link" text:visited-style-name="Visited_20_Internet_20_Link">
замовила</text:a>
116 Abrams tanks that have been in charge of the US Army. Soon the first examples of these tanks will arrive in the Dollya Army.</text:p>
      <text:p text:style-name="P4">
The 18th Mechanized Division is one of the key elements of reconstruction of the tareal strengthening of defense potential on the so-called eastern wall.</text:p>
      <text:p text:style-name="P4">
News Source: <text:a xlink:type="simple" xlink:href="https://armyinform.com.ua/2023/04/12/u-polshhi-rozpochynayutsya-trenuvannya-na-tankah-abrams/" text:style-name="Internet_20_link" text:visited-style-name="Visited_20_Internet_20_Link">
https://armyinform.com.ua/2023/04/12/u-polshhi-rozpochynayutsya-trenuvannya-na-tankah-abrams/</text:a>
</text:p>
      <!--NEWS-->
      <text:h text:style-name="P10" text:outline-level="1">
<text:span text:style-name="T4">
Anna Malyar about the footage</text:span>
</text:h>
      <text:p text:style-name="P4">
Author: ['АРМІЯINFORM']</text:p>
      <text:p text:style-name="P4">
Time: 2023-04-12T59:00:00-04:00</text:p>
      <text:p text:style-name="P4">
Description: VID of the Persion Hwilin, the stratum of the Ukrainian Vіskovoye by the Rosiyskiye Nelyudes of VS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0/malyar-1.jpg" text:style-name="Internet_20_link" text:visited-style-name="Visited_20_Internet_20_Link">
malyar-1.jpg</text:a>
']</text:p>
      <text:p text:style-name="P4">
Tags: ['ВОЄННІ ЗЛОЧИНИ РФ', 'ГАННА МАЛЯР', 'КАТУВАННЯ ЗАХИСНИКА']</text:p>
      <text:p text:style-name="P4">
Category: News</text:p>
      <!--METADATA-->
      <text:p text:style-name="P4">
<draw:frame draw:style-name="fr1" draw:name="Image284" text:anchor-type="as-char" svg:width="6.9236in" svg:height="3.894525in" draw:z-index="0">
<draw:image xlink:href="../Images/AРМІЯINFORM/2023-04-12T59-00-00-04-00/malyar-1.jpg" xlink:type="simple" xlink:show="embed" xlink:actuate="onLoad" draw:mime-type="image/jpeg"/>
</draw:frame>
From the first minutes of the video of the execution of the Ukrainian military Russian universal people, all competent Ukrainian services carefully study it by Passadrovo, in order to identify military criminals.</text:p>
      <text:p text:style-name="P4">
This <text:a xlink:type="simple" xlink:href="https://t.me/annamaliar/634" text:style-name="Internet_20_link" text:visited-style-name="Visited_20_Internet_20_Link">
noted</text:a>
Deputy Minister of Defense of Ukraine Anna Malyar in Telegrams.</text:p>
      <text:p text:style-name="P4">
“Tonight, we, together with other power agencies and special services, were engaged in a lot. We do our best to identify the dead. It is important for all of us - identification of a person by video, and even more so in such a person, is an extremely difficult task, ”she said.</text:p>
      <text:p text:style-name="P4">
Anna Malyar urged to refrain from publicly voicing any version of official conclusions.</text:p>
      <text:p text:style-name="P4">
"Please have respect for your loved ones, do not make any public assistance to the person of the dead, even if you are absolutely sure that he is recognized," the Deputy Minister of Defense of Ukraine emphasized.</text:p>
      <text:p text:style-name="P4">
She also urged to stop the spread of this video and any similar kinds.</text:p>
      <text:p text:style-name="P4">
“Remember, the enemy wants to intimidate us. Wants to make us weaker. But everything that he will receive is our rage and the full defeat of the invaders, the sentences of the killer tribunal to the aggressor state, ”Anna Malyar assured.</text:p>
      <text:p text:style-name="P4">
News Source: <text:a xlink:type="simple" xlink:href="https://armyinform.com.ua/2023/04/12/ganna-malyar-pro-kadry-katuvannya-zahysnyka-vorog-otrymaye-u-vidpovid-nashu-lyut-i-povnyj-rozgrom/" text:style-name="Internet_20_link" text:visited-style-name="Visited_20_Internet_20_Link">
https://armyinform.com.ua/2023/04/12/ganna-malyar-pro-kadry-katuvannya-zahysnyka-vorog-otrymaye-u-vidpovid-nashu-lyut-i-povnyj-rozgrom/</text:a>
</text:p>
      <!--NEWS-->
      <text:h text:style-name="P10" text:outline-level="1">
<text:span text:style-name="T4">
Limano-Kupian direction: a day of 414 shelling in our positions from different calibers and systems</text:span>
</text:h>
      <text:p text:style-name="P4">
Author: ['Анастасія Олехнович']</text:p>
      <text:p text:style-name="P4">
Time: 2023-04-12T60:00:00-04:00</text:p>
      <text:p text:style-name="P4">
Description: The situation at the Bakhmutsky Ta Liman-Current Linge, and such is the postponement of the perch ... War with Ukraine 2022, the war with Ukraine latest news today, news war with Ukraine 2022 The last ones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cherevatyj.jpg" text:style-name="Internet_20_link" text:visited-style-name="Visited_20_Internet_20_Link">
cherevatyj.jpg</text:a>
']</text:p>
      <text:p text:style-name="P4">
Tags: ['БАХМУТ', 'ВТОРГНЕННЯ РФ', 'ЄДИНІ НОВИНИ', 'КУП‘ЯНСЬК', 'ЛІМАН', 'СЕРГІЙ ЧЕРЕВАТИЙ']</text:p>
      <text:p text:style-name="P4">
Category: News</text:p>
      <!--METADATA-->
      <text:p text:style-name="P4">
<draw:frame draw:style-name="fr1" draw:name="Image285" text:anchor-type="as-char" svg:width="6.9236in" svg:height="4.367638in" draw:z-index="0">
<draw:image xlink:href="../Images/AРМІЯINFORM/2023-04-12T60-00-00-04-00/cherevatyj.jpg" xlink:type="simple" xlink:show="embed" xlink:actuate="onLoad" draw:mime-type="image/jpeg"/>
</draw:frame>
The situation in the Bakhmut and Limano-Kilian direction, as well as the atrocities of the occupies against our military, was commented by the spokesman of the Eastern group of the Armed Forces Sergey Cherevaty on the air of the Telehorphone "Unified News".</text:p>
      <ul>
        <li>
The enemy continues to attack. In the Bakhmut direction, he performed 225 lanes for a day with a rocket artillery, 22 combat clashes took place, and 5 aircraft strikes. 126 invaders were destroyed by Ukrainian warriors, 124 were injured. Also destroyed the combat vehicle of the landing, radar station, 6 field warehouses of ammunition, - said Sergiycheriev. -The Limano-Kupyan direction remains the leader of the artillery shelling. This day was no exception. 414 times from various calibers and various systems, the enemy fired at our positions, there were 9 bosses, the enemy caused 8 aviation strikes. 50 invaders were destroyed, more injured. Also destroyed the T-72 tank, the Orlan-10 drone, the station.</li>
      </ul>
      <text:p text:style-name="P4">
Sergei Cherevaty noted that the Armed Forces punished the occupiers on the spot. Many of them are not turned into Russia or return with serious injuries.</text:p>
      <ul>
        <li>
For every destroyed Ukrainian city, the racists will pay for decades, - Dotsergiy Cherevaty.</li>
      </ul>
      <text:p text:style-name="P4">
News Source: <text:a xlink:type="simple" xlink:href="https://armyinform.com.ua/2023/04/12/lymano-kupyanskyj-napryamok-za-dobu-414-obstriliv-po-nashyh-pozycziyah-z-riznyh-kalibriv-ta-system/" text:style-name="Internet_20_link" text:visited-style-name="Visited_20_Internet_20_Link">
https://armyinform.com.ua/2023/04/12/lymano-kupyanskyj-napryamok-za-dobu-414-obstriliv-po-nashyh-pozycziyah-z-riznyh-kalibriv-ta-system/</text:a>
</text:p>
      <!--NEWS-->
      <text:h text:style-name="P10" text:outline-level="1">
<text:span text:style-name="T4">
Sergey Cherevaty: No "know-how" Russian military leadership demonstrated</text:span>
</text:h>
      <text:p text:style-name="P4">
Author: ['Анастасія Олехнович']</text:p>
      <text:p text:style-name="P4">
Time: 2023-04-12T61:00:00-04:00</text:p>
      <text:p text:style-name="P4">
Description: In the Efiri Telemarathon “єini New”, the river is a screenshot ugiSk sergi Cherevatiy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original-4-1.jpg" text:style-name="Internet_20_link" text:visited-style-name="Visited_20_Internet_20_Link">
original-4-1.jpg</text:a>
']</text:p>
      <text:p text:style-name="P4">
Tags: ['СЕРГІЙ ЧЕРЕВАТИЙ']</text:p>
      <text:p text:style-name="P4">
Category: News</text:p>
      <!--METADATA-->
      <text:p text:style-name="P4">
<draw:frame draw:style-name="fr1" draw:name="Image286" text:anchor-type="as-char" svg:width="6.9236in" svg:height="4.881138in" draw:z-index="0">
<draw:image xlink:href="../Images/AРМІЯINFORM/2023-04-12T61-00-00-04-00/original-4-1.jpg" xlink:type="simple" xlink:show="embed" xlink:actuate="onLoad" draw:mime-type="image/jpeg"/>
</draw:frame>
Illustrative photo</text:p>
      <text:p text:style-name="P4">
On the broadcast of the "One News", a spokesman for the Eastern Group of Troops Sergiycheriev explained that no "know-how" was not repaired by the Russian military leadership. The fact that they achieved certain intermediate tactical successes, in fact, in the Bakhmut direction, occurred solely at the expense of "meat" storms, as they were named Western analysts.</text:p>
      <ul>
        <li>
The constant round -the -clock use of living force, when after the destruction of one wave, another goes away. This is the only thing that gave the occupiers the opportunity to do something, - said Sergei Cherevaty. - Now they operate mainly with small -tactic groups, but strengthened by a regular army. Wagner's power is not enough. This is simply explained, because Wagner uses the staff warehouse as the main driving force. And they carry tremendous losses. If the racists are unfamiliar with a new source of delivery of personnel, then Wagner will cease to be a powerful combat unit. It is no secret that it is becoming more difficult to dial in prisons, because the "sundress radio" has spread that a visit to Bakhmut is a visit one way.</li>
      </ul>
      <text:p text:style-name="P4">
News Source: <text:a xlink:type="simple" xlink:href="https://armyinform.com.ua/2023/04/12/sergij-cherevatyj-zhodnyh-nou-hau-rosijske-vijskove-kerivnycztvo-ne-prodemonstruvalo/" text:style-name="Internet_20_link" text:visited-style-name="Visited_20_Internet_20_Link">
https://armyinform.com.ua/2023/04/12/sergij-cherevatyj-zhodnyh-nou-hau-rosijske-vijskove-kerivnycztvo-ne-prodemonstruvalo/</text:a>
</text:p>
      <!--NEWS-->
      <text:h text:style-name="P10" text:outline-level="1">
<text:span text:style-name="T4">
Threatens the lifelong former Berkuts who has launched an agent network for the FSB</text:span>
</text:h>
      <text:p text:style-name="P4">
Author: ['АРМІЯINFORM']</text:p>
      <text:p text:style-name="P4">
Time: 2023-04-12T62:00:00-04:00</text:p>
      <text:p text:style-name="P4">
Description: The person of the Kerivnik of the Agency Grunts of the FSB, the Yak Bulo Vikriti PID Hour has been launched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zlodij.jpg" text:style-name="Internet_20_link" text:visited-style-name="Visited_20_Internet_20_Link">
zlodij.jpg</text:a>
']</text:p>
      <text:p text:style-name="P4">
Tags: ['STOPRUSSIA', 'АГРЕСІЯ РФ', 'СБУ']</text:p>
      <text:p text:style-name="P4">
Category: News</text:p>
      <!--METADATA-->
      <text:p text:style-name="P4">
<draw:frame draw:style-name="fr1" draw:name="Image287" text:anchor-type="as-char" svg:width="6.9236in" svg:height="3.894525in" draw:z-index="0">
<draw:image xlink:href="../Images/AРМІЯINFORM/2023-04-12T62-00-00-04-00/zlodij.jpg" xlink:type="simple" xlink:show="embed" xlink:actuate="onLoad" draw:mime-type="image/jpeg"/>
</draw:frame>
The identity of the head of the FSB agent group was identified, which was exposed during the contradictory measures in Donetsk region in August last year.</text:p>
      <text:p text:style-name="P4">
About it <text:a xlink:type="simple" xlink:href="https://ssu.gov.ua/novyny/sbu-povidomyla-pro-pidozru-kolyshnomu-berkutivtsiu-yakyi-stvoryv-ahenturnu-merezhu-rf-u-frontovykh-oblastiakh-ukrainy" text:style-name="Internet_20_link" text:visited-style-name="Visited_20_Internet_20_Link">
reports</text:a>
SBU press service.</text:p>
      <text:p text:style-name="P4">
He was a former employee of the disbanded special forces of the Golden Eagle Militia Valery Astakhov.</text:p>
      <text:p text:style-name="P4">
After the occupation of the Crimea, he moved to the side of the enemy and joined the Lawn of the Russian Special Service of the Group under the name "Evpatoria Rot of the People's Military".</text:p>
      <text:p text:style-name="P4">
At the beginning of a large-scale invasion of the FSB, Astakhov formed a different agent group for intelligence and subversive activities against Ukraine. To its composition, the traitor remotely attracted several dozen residents of the southern eastern regions, in particular-from Bakhmut. The main task of hostile agents was the collection of intelligence on the places of basement and movement of defense forces near Fronte. The information obtained by the attackers sent Astakhov through the telegram messenger in the form of locations on electronic maps with a detailed description of the objects.</text:p>
      <text:p text:style-name="P4">
The former Berkutivets passed these data to his Curators from the FSB in the territory of the seized Crimea. They were needed by the occupiers to guide and adjust the missile-artillery shelling of the positions of Ukrainian troops.</text:p>
      <text:p text:style-name="P4">
On the basis of the evidence collected, Astakhov was informed of the suspicion of state -owned state, committed in the conditions of martial law.</text:p>
      <text:p text:style-name="P4">
He is currently hiding in the temporarily occupied territory in the south of Ukraine. Complex measures are being drawn to bring the traitor, as well as all his farmers and their Russian "curators".</text:p>
      <text:p text:style-name="P4">
News Source: <text:a xlink:type="simple" xlink:href="https://armyinform.com.ua/2023/04/12/vstanovleno-osobu-kolyshnogo-berkutivczya-yakyj-rozgornuv-agenturnu-merezhu-dlya-fsb-jomu-zagrozhuye-dovichne/" text:style-name="Internet_20_link" text:visited-style-name="Visited_20_Internet_20_Link">
https://armyinform.com.ua/2023/04/12/vstanovleno-osobu-kolyshnogo-berkutivczya-yakyj-rozgornuv-agenturnu-merezhu-dlya-fsb-jomu-zagrozhuye-dovichne/</text:a>
</text:p>
      <!--NEWS-->
      <text:h text:style-name="P10" text:outline-level="1">
<text:span text:style-name="T4">
At a meeting with delegations of donor countries, the key projects and principles of reconstruction of Ukraine were discussed</text:span>
</text:h>
      <text:p text:style-name="P4">
Author: ['АРМІЯINFORM']</text:p>
      <text:p text:style-name="P4">
Time: 2023-04-12T63:00:00-04:00</text:p>
      <text:p text:style-name="P4">
Description: Viceper'yr-Minіstra Znynnaya Ukrainian-Ministan Rosvitka Gromad, Terita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serg2412-2.jpg" text:style-name="Internet_20_link" text:visited-style-name="Visited_20_Internet_20_Link">
serg2412-2.jpg</text:a>
']</text:p>
      <text:p text:style-name="P4">
Tags: ['STOPRUSSIA', 'ВІДБУДОВА УКРАЇНИ']</text:p>
      <text:p text:style-name="P4">
Category: News</text:p>
      <!--METADATA-->
      <text:p text:style-name="P4">
<draw:frame draw:style-name="fr1" draw:name="Image288" text:anchor-type="as-char" svg:width="6.9236in" svg:height="4.615733in" draw:z-index="0">
<draw:image xlink:href="../Images/AРМІЯINFORM/2023-04-12T63-00-00-04-00/serg2412-2.jpg" xlink:type="simple" xlink:show="embed" xlink:actuate="onLoad" draw:mime-type="image/jpeg"/>
</draw:frame>
Viceremier-Minister for Recovery of Ukraine-Minister of Community Development, Infrastructure Alexander Kubrakov met with representatives of donors coordination platform for Ukraine. In particular, representatives of the United States, Poland, Estonia, Japan, the Netherlands, Germany, Switzerland, Italy, Denmark, Canada, the United Kingdom, Spain and the UN were present at the meeting.</text:p>
      <text:p text:style-name="P4">
During the meeting, key projects and principles of reconstruction, cooperation with local self -government were discussed, and the involvement of international partners.</text:p>
      <text:p text:style-name="P4">
“To coordinate international assistance at the high level last year, a coordination platform of donors, which consists of representatives of the Great Seven and the world financial institutions, has been bumped. At the same time, in order to ensure quality communication at all levels, together with the heads of delegations of Ukrainian donors held a working meeting, at which our team presentation of the Ministry's work with international financial organizations.</text:p>
      <text:p text:style-name="P4">
The projections discussed will be allowed to be reconstructed this year. First of all, to provide citizens with access to basic services, which provide for life. We are already creating the conditions that will help us to put Ukrainians home. We are grateful to partners for their help, questions, Taglibok involvement in all reconstruction processes, which is happening not only in the downsides, but in our institutions and reforms, ”-commented the Vice-Vice-Minister of Ukraine-Minister of Community Development, Infrastructure Territory Alexander Kubrakov.</text:p>
      <text:p text:style-name="P4">
Recovery priorities:</text:p>
      <ul>
        <li>
repair and construction of housing; * renewal of energy infrastructure, development of low -generation projects and protection of the existing energy network; * reconstruction of social infrastructure(schools, kindergartens, hospitals, etc.); * restoration of bridges, roads, railways and development of border infrastructure;</li>
      </ul>
      <text:p text:style-name="P4">
The key purpose of rebuilding for 2023 is to create conditions for the return of Ukrainians of the existence of a home. It is planned to use a 3-stage approach:</text:p>
      <ul>
        <li>
Restoration of the critical infrastructure required for life(water, heat and power supply systems); * stabilization measures, including housing construction and involving people who have lost their work; * Implementation of development projects aimed at reviving economic activity in liberated communities.Source: <text:a xlink:type="simple" xlink:href="https://www.kmu.gov.ua/news/vidbulasia-donorska-zustrich-shchodo-upravlinnia-vidbudovoiu-ukrainy" text:style-name="Internet_20_link" text:visited-style-name="Visited_20_Internet_20_Link">
Government Portal</text:a>
</li>
      </ul>
      <text:p text:style-name="P4">
News Source: <text:a xlink:type="simple" xlink:href="https://armyinform.com.ua/2023/04/12/na-zustrichi-z-delegacziyamy-krayin-donoriv-obgovoryly-klyuchovi-proekty-ta-prynczypy-vidbudovy-ukrayiny/" text:style-name="Internet_20_link" text:visited-style-name="Visited_20_Internet_20_Link">
https://armyinform.com.ua/2023/04/12/na-zustrichi-z-delegacziyamy-krayin-donoriv-obgovoryly-klyuchovi-proekty-ta-prynczypy-vidbudovy-ukrayiny/</text:a>
</text:p>
      <!--NEWS-->
      <text:h text:style-name="P10" text:outline-level="1">
<text:span text:style-name="T4">
In Kyiv region, the preparation of defense forces continues</text:span>
</text:h>
      <text:p text:style-name="P4">
Author: ['Євген Проворний']</text:p>
      <text:p text:style-name="P4">
Time: 2023-04-12T64:00:00-04:00</text:p>
      <text:p text:style-name="P4">
Description: At the Kiev region, the izhstroy-methodical employed was employed by the Pilles of the Defense Forces. TSOO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golovna-19.jpg" text:style-name="Internet_20_link" text:visited-style-name="Visited_20_Internet_20_Link">
golovna-19.jpg</text:a>
', '<text:a xlink:type="simple" xlink:href="https://armyinform.com.ua/wp-content/uploads/2023/04/nayev.jpg" text:style-name="Internet_20_link" text:visited-style-name="Visited_20_Internet_20_Link">
nayev.jpg</text:a>
', '<text:a xlink:type="simple" xlink:href="https://armyinform.com.ua/wp-content/uploads/2023/04/1-36-150x150.jpg" text:style-name="Internet_20_link" text:visited-style-name="Visited_20_Internet_20_Link">
1-36-150x150.jpg</text:a>
', '<text:a xlink:type="simple" xlink:href="https://armyinform.com.ua/wp-content/uploads/2023/04/2-37-150x150.jpg" text:style-name="Internet_20_link" text:visited-style-name="Visited_20_Internet_20_Link">
2-37-150x150.jpg</text:a>
', '<text:a xlink:type="simple" xlink:href="https://armyinform.com.ua/wp-content/uploads/2023/04/3-30-150x150.jpg" text:style-name="Internet_20_link" text:visited-style-name="Visited_20_Internet_20_Link">
3-30-150x150.jpg</text:a>
', '<text:a xlink:type="simple" xlink:href="https://armyinform.com.ua/wp-content/uploads/2023/04/4-26-150x150.jpg" text:style-name="Internet_20_link" text:visited-style-name="Visited_20_Internet_20_Link">
4-26-150x150.jpg</text:a>
', '<text:a xlink:type="simple" xlink:href="https://armyinform.com.ua/wp-content/uploads/2023/04/5-21-150x150.jpg" text:style-name="Internet_20_link" text:visited-style-name="Visited_20_Internet_20_Link">
5-21-150x150.jpg</text:a>
', '<text:a xlink:type="simple" xlink:href="https://armyinform.com.ua/wp-content/uploads/2023/04/6-20-150x150.jpg" text:style-name="Internet_20_link" text:visited-style-name="Visited_20_Internet_20_Link">
6-20-150x150.jpg</text:a>
', '<text:a xlink:type="simple" xlink:href="https://armyinform.com.ua/wp-content/uploads/2023/04/viktor.jpg" text:style-name="Internet_20_link" text:visited-style-name="Visited_20_Internet_20_Link">
viktor.jpg</text:a>
', '<text:a xlink:type="simple" xlink:href="https://armyinform.com.ua/wp-content/uploads/2023/04/8-10-150x150.jpg" text:style-name="Internet_20_link" text:visited-style-name="Visited_20_Internet_20_Link">
8-10-150x150.jpg</text:a>
', '<text:a xlink:type="simple" xlink:href="https://armyinform.com.ua/wp-content/uploads/2023/04/10-8-150x150.jpg" text:style-name="Internet_20_link" text:visited-style-name="Visited_20_Internet_20_Link">
10-8-150x150.jpg</text:a>
', '<text:a xlink:type="simple" xlink:href="https://armyinform.com.ua/wp-content/uploads/2023/04/11-3-150x150.jpg" text:style-name="Internet_20_link" text:visited-style-name="Visited_20_Internet_20_Link">
11-3-150x150.jpg</text:a>
', '<text:a xlink:type="simple" xlink:href="https://armyinform.com.ua/wp-content/uploads/2023/04/12-2-150x150.jpg" text:style-name="Internet_20_link" text:visited-style-name="Visited_20_Internet_20_Link">
12-2-150x150.jpg</text:a>
', '<text:a xlink:type="simple" xlink:href="https://armyinform.com.ua/wp-content/uploads/2023/04/13-2-150x150.jpg" text:style-name="Internet_20_link" text:visited-style-name="Visited_20_Internet_20_Link">
13-2-150x150.jpg</text:a>
']</text:p>
      <text:p text:style-name="P4">
Tags: ['ІНСТРУКТОРСЬКО-МЕТОДИЧНІ ЗАНЯТТЯ', 'КИЇВЩИНА', "КОМАНДУВАЧ ОБ'ЄДНАНИХ СИЛ", 'ПІВНІЧНА ОПЕРАЦІЙНА ЗОНА', 'СЕРГІЙ НАЄВ', 'ФОТОРЕПОРТАЖ']</text:p>
      <text:p text:style-name="P4">
Category: News</text:p>
      <!--METADATA-->
      <text:p text:style-name="P4">
<draw:frame draw:style-name="fr1" draw:name="Image289" text:anchor-type="as-char" svg:width="6.9236in" svg:height="4.615733in" draw:z-index="0">
<draw:image xlink:href="../Images/AРМІЯINFORM/2023-04-12T64-00-00-04-00/golovna-19.jpg" xlink:type="simple" xlink:show="embed" xlink:actuate="onLoad" draw:mime-type="image/jpeg"/>
</draw:frame>
In the Kyiv region, instructor and methodological classes with Siloboron units took place. This time, our warriors, in particular, passed the tank, trained on the battlefield, overcome the psychological obstacle strip, which includes all the elements of battle - in the city and on platoon support points._</text:p>
      <text:p text:style-name="P4">
<text:span text:style-name="T5">
E correspondents Army</text:span>
 <text:span text:style-name="T5">
inform</text:span>
 _Sec</text:p>
      <text:p text:style-name="P4">
According to the Commander of the Joint Forces of the Armed Forces Lieutenant General Sergei Nayev, now the situation in the northern operating area allows you to constantly strengthen the defense:</text:p>
      <text:p text:style-name="P4">
<draw:frame draw:style-name="fr1" draw:name="Image290" text:anchor-type="as-char" svg:width="6.9236in" svg:height="4.615733in" draw:z-index="0">
<draw:image xlink:href="../Images/AРМІЯINFORM/2023-04-12T64-00-00-04-00/nayev.jpg" xlink:type="simple" xlink:show="embed" xlink:actuate="onLoad" draw:mime-type="image/jpeg"/>
</draw:frame>
- In addition to fortification equipment, the arrangement of engineering barriers, we make our servicemen to increase military skills. We understand that military skill is not a gift of fate. It is painstaking, daily work and daily victory over yourself. In general, there are no printing tasks in learning. There is a goal that needs to be achieved with the least moral and physical loss. In all groups such strips are organized(Psychological obstacle. - _ ed _.)on which every warrior can increase his military workshop and win himself. This preparation includes the actions of complications of the unit, in particular, the department. And the commanders of the departments here work for leadership qualities.</text:p>
      <text:p text:style-name="P4">
The commander added that military personnel also have the issue of deployment.</text:p>
      <text:p text:style-name="P4">
<text:a xlink:type="simple" xlink:href="https://armyinform.com.ua/wp-content/uploads/2023/04/1-36.jpg" text:style-name="Internet_20_link" text:visited-style-name="Visited_20_Internet_20_Link">
!(Images/AРМІЯINFORM/2023-04-12T64-00-00-04-00/1-36-150x150.jpg)</text:a>
</text:p>
      <text:p text:style-name="P4">
<text:a xlink:type="simple" xlink:href="https://armyinform.com.ua/wp-content/uploads/2023/04/2-37.jpg" text:style-name="Internet_20_link" text:visited-style-name="Visited_20_Internet_20_Link">
<draw:frame draw:style-name="fr1" draw:name="Image291" text:anchor-type="as-char" svg:width="6.9236in" svg:height="6.9236in" draw:z-index="0">
<draw:image xlink:href="../Images/AРМІЯINFORM/2023-04-12T64-00-00-04-00/2-37-150x150.jpg" xlink:type="simple" xlink:show="embed" xlink:actuate="onLoad" draw:mime-type="image/jpeg"/>
</draw:frame>
</text:a>
</text:p>
      <text:p text:style-name="P4">
<text:a xlink:type="simple" xlink:href="https://armyinform.com.ua/wp-content/uploads/2023/04/3-30.jpg" text:style-name="Internet_20_link" text:visited-style-name="Visited_20_Internet_20_Link">
<draw:frame draw:style-name="fr1" draw:name="Image292" text:anchor-type="as-char" svg:width="6.9236in" svg:height="6.9236in" draw:z-index="0">
<draw:image xlink:href="../Images/AРМІЯINFORM/2023-04-12T64-00-00-04-00/3-30-150x150.jpg" xlink:type="simple" xlink:show="embed" xlink:actuate="onLoad" draw:mime-type="image/jpeg"/>
</draw:frame>
</text:a>
</text:p>
      <text:p text:style-name="P4">
<text:a xlink:type="simple" xlink:href="https://armyinform.com.ua/wp-content/uploads/2023/04/4-26.jpg" text:style-name="Internet_20_link" text:visited-style-name="Visited_20_Internet_20_Link">
<draw:frame draw:style-name="fr1" draw:name="Image293" text:anchor-type="as-char" svg:width="6.9236in" svg:height="6.9236in" draw:z-index="0">
<draw:image xlink:href="../Images/AРМІЯINFORM/2023-04-12T64-00-00-04-00/4-26-150x150.jpg" xlink:type="simple" xlink:show="embed" xlink:actuate="onLoad" draw:mime-type="image/jpeg"/>
</draw:frame>
</text:a>
</text:p>
      <text:p text:style-name="P4">
<text:a xlink:type="simple" xlink:href="https://armyinform.com.ua/wp-content/uploads/2023/04/5-21.jpg" text:style-name="Internet_20_link" text:visited-style-name="Visited_20_Internet_20_Link">
<draw:frame draw:style-name="fr1" draw:name="Image294" text:anchor-type="as-char" svg:width="6.9236in" svg:height="6.9236in" draw:z-index="0">
<draw:image xlink:href="../Images/AРМІЯINFORM/2023-04-12T64-00-00-04-00/5-21-150x150.jpg" xlink:type="simple" xlink:show="embed" xlink:actuate="onLoad" draw:mime-type="image/jpeg"/>
</draw:frame>
</text:a>
</text:p>
      <text:p text:style-name="P4">
<text:a xlink:type="simple" xlink:href="https://armyinform.com.ua/wp-content/uploads/2023/04/6-20.jpg" text:style-name="Internet_20_link" text:visited-style-name="Visited_20_Internet_20_Link">
<draw:frame draw:style-name="fr1" draw:name="Image295" text:anchor-type="as-char" svg:width="6.9236in" svg:height="6.9236in" draw:z-index="0">
<draw:image xlink:href="../Images/AРМІЯINFORM/2023-04-12T64-00-00-04-00/6-20-150x150.jpg" xlink:type="simple" xlink:show="embed" xlink:actuate="onLoad" draw:mime-type="image/jpeg"/>
</draw:frame>
</text:a>
</text:p>
      <text:p text:style-name="P4">
The Armed Forces serviceman Victor claims that the psychological stability of our soldiers is formed on the obstacle course:</text:p>
      <text:p text:style-name="P4">
<draw:frame draw:style-name="fr1" draw:name="Image296" text:anchor-type="as-char" svg:width="6.9236in" svg:height="4.615733in" draw:z-index="0">
<draw:image xlink:href="../Images/AРМІЯINFORM/2023-04-12T64-00-00-04-00/viktor.jpg" xlink:type="simple" xlink:show="embed" xlink:actuate="onLoad" draw:mime-type="image/jpeg"/>
</draw:frame>
- We take into account all the combat experience that our army has. We analyze the actions of our units that are currently performing tasks in the East. We also study how the enemy behaves, how his actions change. All this is reflected in the training of our servicemen. By the way, such a lane is prevented for the preparation of the departments of the Land Forces, DShV, SCO.C.C.C. The process of this preparation will be improved depending on the nature of the fighting that is ongoing now.</text:p>
      <text:p text:style-name="P4">
<text:a xlink:type="simple" xlink:href="https://armyinform.com.ua/wp-content/uploads/2023/04/8-10.jpg" text:style-name="Internet_20_link" text:visited-style-name="Visited_20_Internet_20_Link">
!(Images/AРМІЯINFORM/2023-04-12T64-00-00-04-00/8-10-150x150.jpg)</text:a>
</text:p>
      <text:p text:style-name="P4">
<text:a xlink:type="simple" xlink:href="https://armyinform.com.ua/wp-content/uploads/2023/04/10-8.jpg" text:style-name="Internet_20_link" text:visited-style-name="Visited_20_Internet_20_Link">
<draw:frame draw:style-name="fr1" draw:name="Image297" text:anchor-type="as-char" svg:width="6.9236in" svg:height="6.9236in" draw:z-index="0">
<draw:image xlink:href="../Images/AРМІЯINFORM/2023-04-12T64-00-00-04-00/10-8-150x150.jpg" xlink:type="simple" xlink:show="embed" xlink:actuate="onLoad" draw:mime-type="image/jpeg"/>
</draw:frame>
</text:a>
</text:p>
      <text:p text:style-name="P4">
<text:a xlink:type="simple" xlink:href="https://armyinform.com.ua/wp-content/uploads/2023/04/11-3.jpg" text:style-name="Internet_20_link" text:visited-style-name="Visited_20_Internet_20_Link">
<draw:frame draw:style-name="fr1" draw:name="Image298" text:anchor-type="as-char" svg:width="6.9236in" svg:height="6.9236in" draw:z-index="0">
<draw:image xlink:href="../Images/AРМІЯINFORM/2023-04-12T64-00-00-04-00/11-3-150x150.jpg" xlink:type="simple" xlink:show="embed" xlink:actuate="onLoad" draw:mime-type="image/jpeg"/>
</draw:frame>
</text:a>
</text:p>
      <text:p text:style-name="P4">
<text:a xlink:type="simple" xlink:href="https://armyinform.com.ua/wp-content/uploads/2023/04/12-2.jpg" text:style-name="Internet_20_link" text:visited-style-name="Visited_20_Internet_20_Link">
<draw:frame draw:style-name="fr1" draw:name="Image299" text:anchor-type="as-char" svg:width="6.9236in" svg:height="6.9236in" draw:z-index="0">
<draw:image xlink:href="../Images/AРМІЯINFORM/2023-04-12T64-00-00-04-00/12-2-150x150.jpg" xlink:type="simple" xlink:show="embed" xlink:actuate="onLoad" draw:mime-type="image/jpeg"/>
</draw:frame>
</text:a>
</text:p>
      <text:p text:style-name="P4">
<text:a xlink:type="simple" xlink:href="https://armyinform.com.ua/wp-content/uploads/2023/04/13-2.jpg" text:style-name="Internet_20_link" text:visited-style-name="Visited_20_Internet_20_Link">
<draw:frame draw:style-name="fr1" draw:name="Image300" text:anchor-type="as-char" svg:width="6.9236in" svg:height="6.9236in" draw:z-index="0">
<draw:image xlink:href="../Images/AРМІЯINFORM/2023-04-12T64-00-00-04-00/13-2-150x150.jpg" xlink:type="simple" xlink:show="embed" xlink:actuate="onLoad" draw:mime-type="image/jpeg"/>
</draw:frame>
</text:a>
The Game Serviceman also shared his thoughts:</text:p>
      <ul>
        <li>
The people who just came to the army, they have not heard, for example, explosions, shots. And such workouts make it possible to adapt a little to the fighting so that they do not become a surprise for beginners. If the warriors will hear one on the battlefield, if their commander gives orders correctly, clearly, of course, then it will save the life of every warrior.</li>
      </ul>
      <text:p text:style-name="P4">
<text:span text:style-name="T5">
Foto Dmitry Yurchenko</text:span>
</text:p>
      <text:p text:style-name="P4">
News Source: <text:a xlink:type="simple" xlink:href="https://armyinform.com.ua/2023/04/12/na-kyyivshhyni-tryvaye-pidgotovka-pidrozdiliv-syl-oborony/" text:style-name="Internet_20_link" text:visited-style-name="Visited_20_Internet_20_Link">
https://armyinform.com.ua/2023/04/12/na-kyyivshhyni-tryvaye-pidgotovka-pidrozdiliv-syl-oborony/</text:a>
</text:p>
      <!--NEWS-->
      <text:h text:style-name="P10" text:outline-level="1">
<text:span text:style-name="T4">
During the day, rescuers have almost two hundred times left to eliminate the consequences of enemy shelling</text:span>
</text:h>
      <text:p text:style-name="P4">
Author: ['АРМІЯINFORM']</text:p>
      <text:p text:style-name="P4">
Time: 2023-04-12T65:00:00-04:00</text:p>
      <text:p text:style-name="P4">
Description: Last of Pass, 11 kvіnynya, the Holden Service of Ukraine Zvozvichah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01" text:anchor-type="as-char" svg:width="6.9236in" svg:height="4.635046in" draw:z-index="0">
<draw:image xlink:href="../Images/AРМІЯINFORM/2023-04-12T65-00-00-04-00/pozhezha-1.jpg" xlink:type="simple" xlink:show="embed" xlink:actuate="onLoad" draw:mime-type="image/jpeg"/>
</draw:frame>
Illustrative photo</text:p>
      <text:p text:style-name="P4">
During the last day, <text:span text:style-name="T4">
 April 11, </text:span>
 Divisions of the Civil Service of Ukraine of Uncertain Situations <text:span text:style-name="T4">
 182 departures </text:span>
 to eliminate the consequences of the occupants of settlements and infrastructure. 3 fires were eliminated. Psychological assistance was provided to 143 persons.</text:p>
      <text:p text:style-name="P4">
This is stated in <text:a xlink:type="simple" xlink:href="https://dsns.gov.ua/uk/news/nadzvicaini-podiyi/operativna-informaciia-dsns-shhodo-naslidkiv-vedennia-boiovix-dii-rosiiskoiu-federacijeiu-123" text:style-name="Internet_20_link" text:visited-style-name="Visited_20_Internet_20_Link">
message</text:a>
SES of Ukraine.</text:p>
      <text:p text:style-name="P4">
<text:span text:style-name="T4">
 Reference </text:span>
. Since the beginning of the war, <text:span text:style-name="T4">
 88 784 departures have been made </text:span>
 on the liquidation of shelling, eliminated <text:span text:style-name="T4">
 14 281 fires </text:span>
 <text:span text:style-name="T4">
 Zhu </text:span>
, 3992 persons were rescued, psychological assistance was provided 209 792.</text:p>
      <text:p text:style-name="P4">
News Source: <text:a xlink:type="simple" xlink:href="https://armyinform.com.ua/2023/04/12/za-dobu-ryatuvalnyky-majzhe-dvisti-raziv-vyyizhdzhaly-na-likvidacziyu-naslidkiv-vorozhyh-obstriliv-2/" text:style-name="Internet_20_link" text:visited-style-name="Visited_20_Internet_20_Link">
https://armyinform.com.ua/2023/04/12/za-dobu-ryatuvalnyky-majzhe-dvisti-raziv-vyyizhdzhaly-na-likvidacziyu-naslidkiv-vorozhyh-obstriliv-2/</text:a>
</text:p>
      <!--NEWS-->
      <text:h text:style-name="P10" text:outline-level="1">
<text:span text:style-name="T4">
The enemy increased the ship group in the Mediterranean Sea</text:span>
</text:h>
      <text:p text:style-name="P4">
Author: ['АРМІЯINFORM']</text:p>
      <text:p text:style-name="P4">
Time: 2023-04-12T66:00:00-04:00</text:p>
      <text:p text:style-name="P4">
Description: The village of 12 KVITRY in the waters of Chorny, Azovsky that scores on the battle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7/maxresdefault-1.jpg" text:style-name="Internet_20_link" text:visited-style-name="Visited_20_Internet_20_Link">
maxresdefault-1.jpg</text:a>
']</text:p>
      <text:p text:style-name="P4">
Tags: ['STOPRUSSIA', 'АГРЕСІЯ РФ', 'ВМС ЗС УКРАЇНИ']</text:p>
      <text:p text:style-name="P4">
Category: News</text:p>
      <!--METADATA-->
      <text:p text:style-name="P4">
<draw:frame draw:style-name="fr1" draw:name="Image302" text:anchor-type="as-char" svg:width="6.9236in" svg:height="3.894525in" draw:z-index="0">
<draw:image xlink:href="../Images/AРМІЯINFORM/2023-04-12T66-00-00-04-00/maxresdefault-1.jpg" xlink:type="simple" xlink:show="embed" xlink:actuate="onLoad" draw:mime-type="image/jpeg"/>
</draw:frame>
Illustrative photo</text:p>
      <text:p text:style-name="P4">
As of April 12, there are 13 enemy ships in the waters of the Black, Azov and Mediterranean Seas, of which - 6 of them are the carbon wingrakket. The total volley is 48 rockets.</text:p>
      <text:p text:style-name="P4">
This is stated in <text:a xlink:type="simple" xlink:href="https://www.facebook.com/navy.mil.gov.ua/posts/pfbid0xAZ15mtBzTW4f9W7shtw4XVp4bV4sepNNKMULwpK2fz8S6MP4TLrobpy9GpJpFnTl" text:style-name="Internet_20_link" text:visited-style-name="Visited_20_Internet_20_Link">
message</text:a>
Command of the Navy of the Armed Forces of Ukraine.</text:p>
      <text:p text:style-name="P4">
Of them:</text:p>
      <ul>
        <li>
There are 4 enemy ships in the Black Sea, of which 2 are carriers of the caliber winged missiles, the total volley is 12 missiles; * In the Sea of Azov, the enemy continues to control marine communications, holding 1 ship on combat duty; * In the Mediterranean, the enemy increased the ship group due to the deployment of the project <text:span text:style-name="T5">
22350</text:span>
 of the type "Admiral Gorshkov" to 8 enemy ships, 4 of them carriers of winged missiles "Caliber", a total volley - up to 36 missiles.</li>
      </ul>
      <text:p text:style-name="P4">
During the day in the interests of the Russian Federation the passage of the Kerch-Yenikhal Strait made:</text:p>
      <ul>
        <li>
to the Azov Sea - 28 vessels, 2 of them vessels continued from the Bosphorus Strait; * To the Black Sea - 13 vessels, 5 of them vessels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4/12/vorog-zbilshyv-korabelne-ugrupovannya-u-seredzemnomu-mori/" text:style-name="Internet_20_link" text:visited-style-name="Visited_20_Internet_20_Link">
https://armyinform.com.ua/2023/04/12/vorog-zbilshyv-korabelne-ugrupovannya-u-seredzemnomu-mori/</text:a>
</text:p>
      <!--NEWS-->
      <text:h text:style-name="P10" text:outline-level="1">
<text:span text:style-name="T4">
Ombudsman appealed to the UN and the Red Cross through a video of a brutal execution</text:span>
</text:h>
      <text:p text:style-name="P4">
Author: ['АРМІЯINFORM']</text:p>
      <text:p text:style-name="P4">
Time: 2023-04-12T67:00:00-04:00</text:p>
      <text:p text:style-name="P4">
Description: Ombudsman of Ukrainian Dmitro Lubinetan fought to the Supreme Komisar of the UN Rights Rights Rights,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ruska.jpg" text:style-name="Internet_20_link" text:visited-style-name="Visited_20_Internet_20_Link">
ruska.jpg</text:a>
']</text:p>
      <text:p text:style-name="P4">
Tags: ['STOPRUSSIA', 'АГРЕСІЯ РФ']</text:p>
      <text:p text:style-name="P4">
Category: News</text:p>
      <!--METADATA-->
      <text:p text:style-name="P4">
<draw:frame draw:style-name="fr1" draw:name="Image303" text:anchor-type="as-char" svg:width="6.9236in" svg:height="3.894525in" draw:z-index="0">
<draw:image xlink:href="../Images/AРМІЯINFORM/2023-04-12T67-00-00-04-00/ruska.jpg" xlink:type="simple" xlink:show="embed" xlink:actuate="onLoad" draw:mime-type="image/jpeg"/>
</draw:frame>
Illustrative photo</text:p>
      <text:p text:style-name="P4">
Ombudsman of Ukraine Dmitry Lubinets appealed to the UN High Commissioner, the UN Monitoring Mission in Ukraine, the UN Secretary General, the International Committee of the Red Cross for the punishment of all the involvement of the Ukrainian military involved, a video with which social networks.</text:p>
      <text:p text:style-name="P4">
Dmitry Lubinets <text:a xlink:type="simple" xlink:href="https://t.me/dmytro_lubinetzs/2119" text:style-name="Internet_20_link" text:visited-style-name="Visited_20_Internet_20_Link">
reported</text:a>
zelegram.</text:p>
      <text:p text:style-name="P4">
“Russian invaders have posted a video of cruel murder again on the network. Humanity and humanity sights, can any army be lighted at all, and then spread this video to the general? Does such actions add such an army? The question is rhetorical. However, the human virtues on the side of the Russian Federation are not at all. What is this when it is not another proof of the genocide of the Ukrainian people? They publish videos, distribute, write horrific commentaries, in which there is a deep hatred of Ukraine and Ukrainians, ”the Ukrainian Human Rights Ombudsman reported.</text:p>
      <text:p text:style-name="P4">
He added that Russia is spreading social networks, the video, first of all, for an internal audience, "to strengthen anti -Ukrainian kinacharies in society."</text:p>
      <text:p text:style-name="P4">
In addition, Dmitry Lubinets suggests that Russian commanders give orders to their subordinates to take such actions and remove everything on the cameras - so passing the ritual of "baptism".</text:p>
      <text:p text:style-name="P4">
“It is an element of intimidation of their military, first of all, that they do not seem to be Ukrainian and think that they would do the same. And also as a compromise that there is no way back and this invasive war will have to end, ”Ombudsman of Ukraine emphasizes.</text:p>
      <text:p text:style-name="P4">
He noted that the said case of the death of the Ukrainian military is another violation of the norms of Geneva Conventions, international humanitarian law, and a violation of fundamental right to life.</text:p>
      <text:p text:style-name="P4">
“This video sent all the Ombudsman colleagues to the world requesting that they continue to lobby for Ukraine's support for Ukraine. And also for the parliaments of their countries to recognize Russia with a terrorist country, Arosian aggression-the genocide of the Ukrainian people!In order to exclude the European network of National Human Rights, Ennhri, excluding the Commissioner for Human Rights in Rhftetian Moskalkova from all human institutions, as the Russian Federation, Dmitry Lubinets summarized.Foreign Minister of Ukraine Dmytro Kuleba, having reacted to the video of the execution of the Ukrainian military, <text:a xlink:type="simple" xlink:href="https://armyinform.com.ua/2023/04/12/rosiya-girshe-za-idil-dmytro-kuleba-vidreaguvav-na-video-straty-ukrayinskogo-vijskovogo/" text:style-name="Internet_20_link" text:visited-style-name="Visited_20_Internet_20_Link">
called</text:a>
To expel the zone, which is currently presiding on the body of the organ.</text:p>
      <text:p text:style-name="P4">
Also, Deputy Minister of Defense of Ukraine Anna Malyar <text:a xlink:type="simple" xlink:href="https://armyinform.com.ua/2023/04/12/ganna-malyar-pro-kadry-katuvannya-zahysnyka-vorog-otrymaye-u-vidpovid-nashu-lyut-i-povnyj-rozgrom/" text:style-name="Internet_20_link" text:visited-style-name="Visited_20_Internet_20_Link">
reported</text:a>
that is currently the identification of both killers and executed military identification.</text:p>
      <text:p text:style-name="P4">
News Source: <text:a xlink:type="simple" xlink:href="https://armyinform.com.ua/2023/04/12/ombudsman-zvernuvsya-do-oon-ta-chervonogo-hresta-cherez-video-zviryachoyi-straty-rosarmiyeyu-ukrayinskogo-vijskovogo/" text:style-name="Internet_20_link" text:visited-style-name="Visited_20_Internet_20_Link">
https://armyinform.com.ua/2023/04/12/ombudsman-zvernuvsya-do-oon-ta-chervonogo-hresta-cherez-video-zviryachoyi-straty-rosarmiyeyu-ukrayinskogo-vijskovogo/</text:a>
</text:p>
      <!--NEWS-->
      <text:h text:style-name="P10" text:outline-level="1">
<text:span text:style-name="T4">
11 years behind bars: in Chernihiv declared a sentence to the commander of the Tank Battalion of the Armed Forces of the Russian Federation</text:span>
</text:h>
      <text:p text:style-name="P4">
Author: ['АРМІЯINFORM']</text:p>
      <text:p text:style-name="P4">
Time: 2023-04-12T68:00:00-04:00</text:p>
      <text:p text:style-name="P4">
Description: The commander of the tank battalium forces of the Rosiysko federal forces was put up up to 11 Rocks ... The war with Ukraine 2022, the war with Ukraine is the latest news today, the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1/360_240_1582135276-970.jpg" text:style-name="Internet_20_link" text:visited-style-name="Visited_20_Internet_20_Link">
360_240_1582135276-970.jpg</text:a>
']</text:p>
      <text:p text:style-name="P4">
Tags: ['ОФІС ГЕНЕРАЛЬНОГО ПРОКУРОРА УКРАЇНИ']</text:p>
      <text:p text:style-name="P4">
Category: News</text:p>
      <!--METADATA-->
      <text:p text:style-name="P4">
<draw:frame draw:style-name="fr1" draw:name="Image304" text:anchor-type="as-char" svg:width="6.9236in" svg:height="4.617974in" draw:z-index="0">
<draw:image xlink:href="../Images/AРМІЯINFORM/2023-04-12T68-00-00-04-00/360_240_1582135276-970.jpg" xlink:type="simple" xlink:show="embed" xlink:actuate="onLoad" draw:mime-type="image/jpeg"/>
</draw:frame>
Illustrative photo</text:p>
      <text:p text:style-name="P4">
The commander of the tank battalion of the Armed Forces of the Russian Federation was sentenced to 11 years in prison for the execution of a multi -storey apartment building in the second time.</text:p>
      <text:p text:style-name="P4">
About it <text:a xlink:type="simple" xlink:href="https://www.gp.gov.ua/ua/posts/obstril-zitlovogo-budinku-u-cernigovi-komandira-tankovogo-batalionu-zs-rf-zasudzeno-do-11-rokiv-pozbavlennya-voli" text:style-name="Internet_20_link" text:visited-style-name="Visited_20_Internet_20_Link">
reports</text:a>
Office of the Prosecutor General of Ukraine.</text:p>
      <text:p text:style-name="P4">
“The commander of the tank battalion of the 35th separate Guards Motorized Rifle Brigade in the 41st All-Military Army of the Russian Federation was found guilty of violations and customs of war(Part 1 of Art. 438 of the Criminal Code of Ukraine). Прокурор у суді довів, щотанковий батальйон військової частини 41659 зс рф в кінці лютого 2022 рокузайшов на територію області з метою збройного захоплення Чернігівськогоаеропорту та окупації регіону», — йдеться в повідомленні.</text:p>
      <text:p text:style-name="P4">
Під час нападу обвинувачений віддав злочинний наказ оператору-навіднику танкана виконання пострілу осколково-фугасним снарядом калібру 125 мм по житловомубагатоповерховому будинку в м. Чернігові. Цей об’єкт цивільної інфраструктурине був військовою ціллю і не використовувався для військових потреб.</text:p>
      <text:p text:style-name="P4">
Внаслідок обстрілу було повністю зруйновано окремі житлові приміщення будинку.</text:p>
      <text:p text:style-name="P4">
News Source: <text:a xlink:type="simple" xlink:href="https://armyinform.com.ua/2023/04/12/11-rokiv-za-gratamy-u-chernigovi-ogolosyly-vyrok-komandyru-tankovogo-bataljonu-zs-rf/" text:style-name="Internet_20_link" text:visited-style-name="Visited_20_Internet_20_Link">
https://armyinform.com.ua/2023/04/12/11-rokiv-za-gratamy-u-chernigovi-ogolosyly-vyrok-komandyru-tankovogo-bataljonu-zs-rf/</text:a>
</text:p>
      <!--NEWS-->
      <text:h text:style-name="P10" text:outline-level="1">
<text:span text:style-name="T4">
Ukraine calls the office of the ISS prosecutor to immediately pay attention to the next inast of the army of the Russian Federation</text:span>
</text:h>
      <text:p text:style-name="P4">
Author: ['АРМІЯINFORM']</text:p>
      <text:p text:style-name="P4">
Time: 2023-04-12T69:00:00-04:00</text:p>
      <text:p text:style-name="P4">
Description: At the Mini -Starning Herds of the Hard of the Khoosyan, 11 KVITY Video, on Yako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rosiya-teroryst.jpg" text:style-name="Internet_20_link" text:visited-style-name="Visited_20_Internet_20_Link">
rosiya-teroryst.jpg</text:a>
']</text:p>
      <text:p text:style-name="P4">
Tags: ['STOPRUSSIA', 'АГРЕСІЯ РФ', 'ВОЄННІ ЗЛОЧИНИ РФ', 'ВТОРГНЕННЯ РФ', 'ЗАЯВА МЗС УКРАЇНИ']</text:p>
      <text:p text:style-name="P4">
Category: News</text:p>
      <!--METADATA-->
      <text:p text:style-name="P4">
<draw:frame draw:style-name="fr1" draw:name="Image305" text:anchor-type="as-char" svg:width="6.9236in" svg:height="3.889116in" draw:z-index="0">
<draw:image xlink:href="../Images/AРМІЯINFORM/2023-04-12T69-00-00-04-00/rosiya-teroryst.jpg" xlink:type="simple" xlink:show="embed" xlink:actuate="onLoad" draw:mime-type="image/jpeg"/>
</draw:frame>
"Russia is a terrorist country"</text:p>
      <text:p text:style-name="P4">
The Ministry of Foreign Affairs of Ukraine is stunned by the appearance of April 11, where the Russian military executed the Ukrainian captive. Pouring Nakamer, Russian executioners take life in a person with special cynicism. The statement of MZS states that the army of the Russian Federation continues to commit terrible military rooms in Ukraine.</text:p>
      <text:p text:style-name="P4">
About it <text:a xlink:type="simple" xlink:href="https://www.kmu.gov.ua/news/zaiava-mzs-ukrainy-shchodo-straty-armiieiu-rf-ukrainskoho-polonenoho" text:style-name="Internet_20_link" text:visited-style-name="Visited_20_Internet_20_Link">
reports</text:a>
Government portal.</text:p>
      <text:p text:style-name="P4">
“This is not the first case of the flashy inhumane treatment of Russian troops by Ukrainian prisoners. Thousands of cases took place in Bucha, Irpen, Gostomel, Borodyanka, Mariupol and other Ukrainian cities and villages. The Russian Federation consciously embodies the policy of torture, physical abuse, inhumane treatment, deliberate causing serious suffering, serious bodily harm and deliberate murders of both captive servicemen and civilians, ”the Foreign Ministry said.</text:p>
      <text:p text:style-name="P4">
The murder of the Ukrainian captive, recorded on video, is a serious violation of the common consentations and is a war crime in accordance with the provisions of the Criminal Code of Ukraine and the Roman Statute of the International Criminal Court. According to the Roman statute, such actions can also be qualified as criminal offenses.</text:p>
      <text:p text:style-name="P4">
The Ministry of Foreign Affairs of Ukraine call the office of the prosecutorial criminal court(MKS)Immediately pay attention to the order of the Russian military in the context of investigation of puzzles against humanity against humanity committed by citizens of the Russian Federation in the territory of Ukraine, as an international community to take decisive urgent measures to strengthen Ukraine to protect Ukrainians from Russian genocide.</text:p>
      <text:p text:style-name="P4">
News Source: <text:a xlink:type="simple" xlink:href="https://armyinform.com.ua/2023/04/12/ukrayina-zaklykaye-ofis-prokurora-mks-nevidkladno-zvernuty-uvagu-na-chergove-zvirstvo-armiyi-rf/" text:style-name="Internet_20_link" text:visited-style-name="Visited_20_Internet_20_Link">
https://armyinform.com.ua/2023/04/12/ukrayina-zaklykaye-ofis-prokurora-mks-nevidkladno-zvernuty-uvagu-na-chergove-zvirstvo-armiyi-rf/</text:a>
</text:p>
      <!--NEWS-->
      <text:h text:style-name="P10" text:outline-level="1">
<text:span text:style-name="T4">
More than UAH 2 million to the state budget was collected in favor</text:span>
</text:h>
      <text:p text:style-name="P4">
Author: ['АРМІЯINFORM']</text:p>
      <text:p text:style-name="P4">
Time: 2023-04-12T70:00:00-04:00</text:p>
      <text:p text:style-name="P4">
Description: The special priesthood of the special priesthood of the PIDPRIMITITY, the Yak has hid the holding contract ... The war with Ukraine 2022, the war with Ukraine is th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1/12/photo_2021-12-10_12-16-09.jpg" text:style-name="Internet_20_link" text:visited-style-name="Visited_20_Internet_20_Link">
photo_2021-12-10_12-16-09.jpg</text:a>
']</text:p>
      <text:p text:style-name="P4">
Tags: ['СПЕЦІАЛІЗОВАНА ПРОКУРАТУРА У ВІЙСЬКОВІЙ ТА ОБОРОННІЙ СФЕРІ']</text:p>
      <text:p text:style-name="P4">
Category: News</text:p>
      <!--METADATA-->
      <text:p text:style-name="P4">
<draw:frame draw:style-name="fr1" draw:name="Image306" text:anchor-type="as-char" svg:width="6.9236in" svg:height="4.608521in" draw:z-index="0">
<draw:image xlink:href="../Images/AРМІЯINFORM/2023-04-12T70-00-00-04-00/photo_2021-12-10_12-16-09.jpg" xlink:type="simple" xlink:show="embed" xlink:actuate="onLoad" draw:mime-type="image/jpeg"/>
</draw:frame>
Ministry of Defence Ukraine</text:p>
      <text:p text:style-name="P4">
Following the timely response of the Special Prosecutor's Office, an enterprise that enclosed a contract with the Ministry of Defense of Ukraine recognized the breach of the contract on its part. Without waiting for the start of the procedure for a court decision, the offender in April transferred the amount of prepayment of UAH 2.22 million to the Treasury accounts of the MUU.</text:p>
      <text:p text:style-name="P4">
About it <text:a xlink:type="simple" xlink:href="https://vppnr.gp.gov.ua/ua/news.html" text:style-name="Internet_20_link" text:visited-style-name="Visited_20_Internet_20_Link">
reports</text:a>
The press service of the Specialized Prosecutor's Office in the field of defense of the Central Region.</text:p>
      <text:p text:style-name="P4">
Thus, in December 2019, a state contract was concluded between the Ministry of Defense of Ukraine and one complex enterprises for the implementation of research and design work on the creation and implementation of an automated system of government management by state order, to fulfill the conditions of defense consciousness to the executor of the prepayment.</text:p>
      <text:p text:style-name="P4">
However, contrary to the terms of the contract, the contractor did not comply with his obligations.</text:p>
      <text:p text:style-name="P4">
Prosecutors of the Darnytsky Specialized Prosecutor's Office filed a claim for recovery of the specified funds.</text:p>
      <text:p text:style-name="P4">
According to the results of the trial, the decision of the Commercial Court of Kyiv from 21.06.2022, left unchanged by the decision of the Northern Appeal Court of Appeal of 13.12.2022 and the Supreme Court in the composition of the Economic Economic Court of 30.03.2023, the claims of the Darnytskyi Specialized Prosecutor's Office.</text:p>
      <text:p text:style-name="P4">
News Source: <text:a xlink:type="simple" xlink:href="https://armyinform.com.ua/2023/04/12/ponad-2-mln-grn-do-derzhbyudzhetu-styagnuto-na-koryst-mou-za-pozovom-speczprokuratury/" text:style-name="Internet_20_link" text:visited-style-name="Visited_20_Internet_20_Link">
https://armyinform.com.ua/2023/04/12/ponad-2-mln-grn-do-derzhbyudzhetu-styagnuto-na-koryst-mou-za-pozovom-speczprokuratury/</text:a>
</text:p>
      <!--NEWS-->
      <text:h text:style-name="P10" text:outline-level="1">
<text:span text:style-name="T4">
"If the world chooses a shameful peace with the Russian Federation - will receive a war with the Russian Fourth Reich" - the Secretary of the NSDC</text:span>
</text:h>
      <text:p text:style-name="P4">
Author: ['АРМІЯINFORM']</text:p>
      <text:p text:style-name="P4">
Time: 2023-04-12T71:00:00-04:00</text:p>
      <text:p text:style-name="P4">
Description: Once, Yakshcho Svitov, it is not good to get a little of the Russian Zagarbnitziy Viyni ... War with Ukraine 2022, war with Ukraine Latest news today, News War with Ukraine 2022 Last for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03/image-3.jpg" text:style-name="Internet_20_link" text:visited-style-name="Visited_20_Internet_20_Link">
image-3.jpg</text:a>
']</text:p>
      <text:p text:style-name="P4">
Tags: ['STOPRUSSIA', 'АГРЕСІЯ РФ', 'РНБО УКРАЇНИ']</text:p>
      <text:p text:style-name="P4">
Category: News</text:p>
      <!--METADATA-->
      <text:p text:style-name="P4">
<draw:frame draw:style-name="fr1" draw:name="Image307" text:anchor-type="as-char" svg:width="6.9236in" svg:height="3.894525in" draw:z-index="0">
<draw:image xlink:href="../Images/AРМІЯINFORM/2023-04-12T71-00-00-04-00/image-3.jpg" xlink:type="simple" xlink:show="embed" xlink:actuate="onLoad" draw:mime-type="image/jpeg"/>
</draw:frame>
If the world community does not defeat Russia in its invaders against Ukraine, it will receive a new world war with the Russian fourthwhile.</text:p>
      <text:p text:style-name="P4">
On this <text:a xlink:type="simple" xlink:href="https://www.facebook.com/100012127781936/posts/pfbid02jTVVdWdy9usVGX4QuJobzLVTrdh5RjvqkxVw9fmtBJfBnbwmLxtMFTpcoJPnbFa4l/" text:style-name="Internet_20_link" text:visited-style-name="Visited_20_Internet_20_Link">
emphasizes</text:a>
Secretary of the National Security and Defense Council Alexei Danilov.</text:p>
      <text:p text:style-name="P4">
He noted that the relations of the Western countries with the Kremlin are similar to the relations of the Third Reich Adolf Hitler.</text:p>
      <text:p text:style-name="P4">
“The formula of victory of Ukraine and democracy can be discussed, but the formula is defeated. History teaches: no complete and unconditional surrender of the aggressor. Invite Hitler to the Uonna Rada meeting. Legitimize fascist power and recover Business Asusual with Wehrmacht suppliers. Leave the brackets destroyed cities, genocide, terror, torture, thousands of killed, including hundreds of innocent children, destroyed fates ... And continue to press Putin's hand on various samites, meetings and negotiations. If the world chooses a shameful peace, a new war with the Russian Fourth Reich will be wine, ”the NSDC Secretary emphasized.</text:p>
      <text:p text:style-name="P4">
News Source: <text:a xlink:type="simple" xlink:href="https://armyinform.com.ua/2023/04/12/yakshho-svit-obere-ganebnyj-myr-z-rf-otrymaye-vijnu-z-rosijskym-chetvertym-rejhom-sekretar-rnbo/" text:style-name="Internet_20_link" text:visited-style-name="Visited_20_Internet_20_Link">
https://armyinform.com.ua/2023/04/12/yakshho-svit-obere-ganebnyj-myr-z-rf-otrymaye-vijnu-z-rosijskym-chetvertym-rejhom-sekretar-rnbo/</text:a>
</text:p>
      <!--NEWS-->
      <text:h text:style-name="P10" text:outline-level="1">
<text:span text:style-name="T4">
Судитимуть генерал-лейтенанта зс рф, який керував штурмом «Азовсталі»</text:span>
</text:h>
      <text:p text:style-name="P4">
Author: ['АРМІЯINFORM']</text:p>
      <text:p text:style-name="P4">
Time: 2023-04-12T72:00:00-04:00</text:p>
      <text:p text:style-name="P4">
Description: The accusatory act of the Strosomno commander 8-yardіyskoi was shut up to trial ... The war with Ukraine 2022, the war with Ukraine is the latest news today, the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1/360_240_1582135276-970.jpg" text:style-name="Internet_20_link" text:visited-style-name="Visited_20_Internet_20_Link">
360_240_1582135276-970.jpg</text:a>
']</text:p>
      <text:p text:style-name="P4">
Tags: ['STOPRUSSIA', 'АГРЕСІЯ РФ', 'АЗОВСТАЛЬ', 'ВТОРГНЕННЯ РФ', 'ОФІС ГЕНЕРАЛЬНОГО ПРОКУРОРА УКРАЇНИ']</text:p>
      <text:p text:style-name="P4">
Category: News</text:p>
      <!--METADATA-->
      <text:p text:style-name="P4">
<draw:frame draw:style-name="fr1" draw:name="Image308" text:anchor-type="as-char" svg:width="6.9236in" svg:height="4.617974in" draw:z-index="0">
<draw:image xlink:href="../Images/AРМІЯINFORM/2023-04-12T72-00-00-04-00/360_240_1582135276-970.jpg" xlink:type="simple" xlink:show="embed" xlink:actuate="onLoad" draw:mime-type="image/jpeg"/>
</draw:frame>
Illustrative photo</text:p>
      <text:p text:style-name="P4">
An indictment was sent to court with respect to the commander of the 8th Guards Army of the Southern Military District of the Armed Forces of the Russian Federation. From May 24 to May 2022, he carried out personal management of subordinate units during the invasion of the territory of the Donetsk region to fulfill the orders of military-political cultivation of the aggressor state.</text:p>
      <text:p text:style-name="P4">
About it <text:a xlink:type="simple" xlink:href="https://gp.gov.ua/ua/posts/nakazuvav-obstrilyuvati-civilnix-na-doneccini-i-keruvav-sturmom-azovstali-suditimut-general-leitenanta-zs-rf" text:style-name="Internet_20_link" text:visited-style-name="Visited_20_Internet_20_Link">
reports</text:a>
Office of the Prosecutor General of Ukraine.</text:p>
      <text:p text:style-name="P4">
The Commander of the Russian Army is accused of committing deliberate actions in order to change the inter -territory or state border of Ukraine for violation of the order established by the Constitution of Ukraine, which led to the death of people and other serious consequences, as well as in conducting an aggressive war.</text:p>
      <text:p text:style-name="P4">
The pre-trial investigation found that while in the command dotts of the occupiers in Mariupol, Mangush, Nikolske, Old Crimea, Skolkalchik, Shevchenko, Zhovtneve and the Azov Mariupol District, Lieutenant General and the Lieutenant, coordinating, coordination, coordination, coordination, and the Azov region, Lieutenant. He also ordered the shelling of the Donetsk civilians and the occupation of the territory of the region.</text:p>
      <text:p text:style-name="P4">
The accused participated in a meeting with the heads of the Pseudo -republic of the DNR of the Icechen Republic of the Russian Federation and the development of a plan for the full seizure of the surrounding Mairepol and the assault of the metallurgical plant "Azovstal", where in partially destroyed bombers were blocked.</text:p>
      <text:p text:style-name="P4">
In addition, he coordinated the actions of subordinate formations on the enhanced structure of the enterprise and the murder of the management of the Ukrainian military units.</text:p>
      <text:p text:style-name="P4">
The accused is currently hiding from the investigation, so he has been wanted.</text:p>
      <text:p text:style-name="P4">
News Source: <text:a xlink:type="simple" xlink:href="https://armyinform.com.ua/2023/04/12/sudytymut-general-lejtenanta-zs-rf-yakyj-keruvav-shturmom-azovstali/" text:style-name="Internet_20_link" text:visited-style-name="Visited_20_Internet_20_Link">
https://armyinform.com.ua/2023/04/12/sudytymut-general-lejtenanta-zs-rf-yakyj-keruvav-shturmom-azovstali/</text:a>
</text:p>
      <!--NEWS-->
      <text:h text:style-name="P10" text:outline-level="1">
<text:span text:style-name="T4">
The UN reacted to video of the animal murder by Russian Ukrainian military</text:span>
</text:h>
      <text:p text:style-name="P4">
Author: ['АРМІЯINFORM']</text:p>
      <text:p text:style-name="P4">
Time: 2023-04-12T73:00:00-04:00</text:p>
      <text:p text:style-name="P4">
Description: Montorkovova UN UN Rights Rights in Ukrainian is parked by the supervisory zhorsto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organizacziya-obyednanyh-naczij.jpg" text:style-name="Internet_20_link" text:visited-style-name="Visited_20_Internet_20_Link">
organizacziya-obyednanyh-naczij.jpg</text:a>
']</text:p>
      <text:p text:style-name="P4">
Tags: ['STOPRUSSIA', 'АГРЕСІЯ РФ', 'ВОЄННІ ЗЛОЧИНИ РФ', 'ВТОРГНЕННЯ РФ', 'ЗАЯВА ООН', 'ООН']</text:p>
      <text:p text:style-name="P4">
Category: News</text:p>
      <!--METADATA-->
      <text:p text:style-name="P4">
<draw:frame draw:style-name="fr1" draw:name="Image309" text:anchor-type="as-char" svg:width="6.9236in" svg:height="4.615733in" draw:z-index="0">
<draw:image xlink:href="../Images/AРМІЯINFORM/2023-04-12T73-00-00-04-00/organizacziya-obyednanyh-naczij.jpg" xlink:type="simple" xlink:show="embed" xlink:actuate="onLoad" draw:mime-type="image/jpeg"/>
</draw:frame>
UN. Illustrative photo</text:p>
      <text:p text:style-name="P4">
The UN Human Rights Monitoring Mission in Ukraine has been stunned by extremely rigid videos that were posted on social networks on Tuesday, April 11.</text:p>
      <text:p text:style-name="P4">
This is stated in <text:a xlink:type="simple" xlink:href="https://ukraine.un.org/uk/227267-заява-моніторингової-місії-оон-з-прав-людини-в-україні" text:style-name="Internet_20_link" text:visited-style-name="Visited_20_Internet_20_Link">
official statement</text:a>
organization.</text:p>
      <text:p text:style-name="P4">
“Unfortunately, this is not a single case. In the latest reports, the mission of documenting serious violations of international humanitarian law, in particular, committed by prisoners of war committed. These latter violations, like others, must be properly investigated and the guilty are held accountable, ” - says the language.</text:p>
      <text:p text:style-name="P4">
We will remind, President of Ukraine Volodymyr Zelenskyy <text:a xlink:type="simple" xlink:href="https://armyinform.com.ua/2023/04/12/rosiya-po-zviryachy-vbyvayuchy-ukrayincziv-pokazuye-chym-vona-ye-my-nichogo-na-probachymo-prezydent/" text:style-name="Internet_20_link" text:visited-style-name="Visited_20_Internet_20_Link">
reacted</text:a>
In the video of the execution of the Ukrainian military. He stressed that this video of Russia, which tries to make this new norm - such a habit of reducing life. He emphasized that every leader should respond to such atrocity.</text:p>
      <text:p text:style-name="P4">
In addition, Deputy Minister of Defense of Ukraine Anna Malyar <text:a xlink:type="simple" xlink:href="https://armyinform.com.ua/2023/04/12/ganna-malyar-pro-kadry-katuvannya-zahysnyka-vorog-otrymaye-u-vidpovid-nashu-lyut-i-povnyj-rozgrom/" text:style-name="Internet_20_link" text:visited-style-name="Visited_20_Internet_20_Link">
reported</text:a>
that is currently the identification of both killers and executed military identification.</text:p>
      <text:p text:style-name="P4">
News Source: <text:a xlink:type="simple" xlink:href="https://armyinform.com.ua/2023/04/12/oon-vidreaguvala-na-video-zviryachogo-vbyvstva-rosarmiyeyu-ukrayinskogo-vijskovogo/" text:style-name="Internet_20_link" text:visited-style-name="Visited_20_Internet_20_Link">
https://armyinform.com.ua/2023/04/12/oon-vidreaguvala-na-video-zviryachogo-vbyvstva-rosarmiyeyu-ukrayinskogo-vijskovogo/</text:a>
</text:p>
      <!--NEWS-->
      <text:h text:style-name="P10" text:outline-level="1">
<text:span text:style-name="T4">
The Armed Forces of the Armed Forces received British armored vehicles</text:span>
</text:h>
      <text:p text:style-name="P4">
Author: ['АРМІЯINFORM']</text:p>
      <text:p text:style-name="P4">
Time: 2023-04-12T74:00:00-04:00</text:p>
      <text:p text:style-name="P4">
Description: Zapyaki Initivati Knight Knight Ukrainian (SKA) Sil Teritarian defense of the ZSU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united24.jpg" text:style-name="Internet_20_link" text:visited-style-name="Visited_20_Internet_20_Link">
united24.jpg</text:a>
']</text:p>
      <text:p text:style-name="P4">
Tags: ['СВІТ ПІДТРИМУЄ УКРАЇНУ', 'СВІТОВИЙ КОНГРЕС УКРАЇНЦІВ', 'СИЛИ ТЕРИТОРІАЛЬНОЇ ОБОРОНИ']</text:p>
      <text:p text:style-name="P4">
Category: News</text:p>
      <!--METADATA-->
      <text:p text:style-name="P4">
<draw:frame draw:style-name="fr1" draw:name="Image310" text:anchor-type="as-char" svg:width="6.9236in" svg:height="3.894525in" draw:z-index="0">
<draw:image xlink:href="../Images/AРМІЯINFORM/2023-04-12T74-00-00-04-00/united24.jpg" xlink:type="simple" xlink:show="embed" xlink:actuate="onLoad" draw:mime-type="image/jpeg"/>
</draw:frame>
Thanks to the initiative of the World Congress of Ukrainians(SKU)The Armed Forces of the Armed Forces received British armored vehicles.</text:p>
      <text:p text:style-name="P4">
About this <text:a xlink:type="simple" xlink:href="https://www.facebook.com/TerritorialDefenseForces/videos/957882262237771/" text:style-name="Internet_20_link" text:visited-style-name="Visited_20_Internet_20_Link">
informs</text:a>
Command of Territorial Defense forces of the Armed Forces of Ukraine.</text:p>
      <text:p text:style-name="P4">
“All Ukrainians of the world have united against the Russian invasion, which wants to destroy our sparkles. UWCs have purchased <text:span text:style-name="T4">
 twenty -five armored cars </text:span>
:</text:p>
      <ul>
        <li>
Twelve <text:a xlink:type="simple" xlink:href="https://armyinform.com.ua/2022/07/13/brytanski-btr-fv103-spartan-uzhe-v-ukrayini-shho-pro-nyh-vidomo/" text:style-name="Internet_20_link" text:visited-style-name="Visited_20_Internet_20_Link">
Spartan FV103</text:a>
, * seven 432 APC, * two 434 APC, * one Spartan SPA8, * one Spartan SPA017, * Two FV104 Samaritan, ”the message reads.</li>
      </ul>
      <text:p text:style-name="P4">
This technique will not only perform operational tasks, but also in the event that the needs of the medical evacuation, both civilians and universal servants, will perform.</text:p>
      <text:p text:style-name="P4">
<text:span text:style-name="T4">
 FV103 Spartan </text:span>
 is a tracked armored personnel carrier of the British army. A light, fast and maneuverable machine that can carry up to seven people. A strong welds of up to 60 millimeters capable of protecting military offs and large caliber balls. FV432, since its appearance, has been armed with the most common armored car, which was used for transportation of a lot on the battlefield. This armored vehicle is able to transport up to twelve people.</text:p>
      <text:p text:style-name="P4">
News Source: <text:a xlink:type="simple" xlink:href="https://armyinform.com.ua/2023/04/12/syly-terytorialnoyi-oborony-zsu-otrymaly-brytanski-bronovani-mashyny/" text:style-name="Internet_20_link" text:visited-style-name="Visited_20_Internet_20_Link">
https://armyinform.com.ua/2023/04/12/syly-terytorialnoyi-oborony-zsu-otrymaly-brytanski-bronovani-mashyny/</text:a>
</text:p>
      <!--NEWS-->
      <text:h text:style-name="P10" text:outline-level="1">
<text:span text:style-name="T4">
The FSB agent who has adjusted hostile blows to Nikolaev's civilian objects will be held for 15 years behind bars</text:span>
</text:h>
      <text:p text:style-name="P4">
Author: ['АРМІЯINFORM']</text:p>
      <text:p text:style-name="P4">
Time: 2023-04-12T75:00:00-04:00</text:p>
      <text:p text:style-name="P4">
Description: Zibrano Blessing the Prophasi of the FSB agent, Yaki, who was honored before the Services of the Rosiyk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9e78894a92c17efea62808fdd14db36a.jpeg" text:style-name="Internet_20_link" text:visited-style-name="Visited_20_Internet_20_Link">
9e78894a92c17efea62808fdd14db36a.jpeg</text:a>
']</text:p>
      <text:p text:style-name="P4">
Tags: ['STOPRUSSIA', 'АГЕНТ ФСБ', 'АГРЕСІЯ РФ', 'КОНТРРОЗВІДКА СБУ', 'МИКОЛАЇВ', 'ОБСТРІЛИ ІНФРАСТРУКТУРИ']</text:p>
      <text:p text:style-name="P4">
Category: News</text:p>
      <!--METADATA-->
      <text:p text:style-name="P4">
<draw:frame draw:style-name="fr1" draw:name="Image311" text:anchor-type="as-char" svg:width="6.9236in" svg:height="4.607082in" draw:z-index="0">
<draw:image xlink:href="../Images/AРМІЯINFORM/2023-04-12T75-00-00-04-00/9e78894a92c17efea62808fdd14db36a.jpeg" xlink:type="simple" xlink:show="embed" xlink:actuate="onLoad" draw:mime-type="image/jpeg"/>
</draw:frame>
The FSB agent, which is involved in series air attacks on Nikolaev, has been collected. It was by his "diligence" during the 26-30th last year that the invaders made sight rocket strikes on ten-seat sites. Among them are civilian infrastructure buildings. The court appointed 15 years in prison.</text:p>
      <text:p text:style-name="P4">
About it <text:a xlink:type="simple" xlink:href="https://ssu.gov.ua/novyny/zavdiaky-sbu-15-rokiv-za-gratamy-provede-ahent-fsb-yakyi-skoryhuvav-10-vorozhykh-udariv-po-tsyvilnykh-obiektakh-mykolaieva" text:style-name="Internet_20_link" text:visited-style-name="Visited_20_Internet_20_Link">
reports</text:a>
Security Service of Ukraine.</text:p>
      <text:p text:style-name="P4">
SBU counterintelligence detained the Russian agent in the regional center in July. During searches, the attacker found explosives, unregistered firearms and ammunition.</text:p>
      <text:p text:style-name="P4">
It is established that the hostile associate is a local resident whose FSB has attracted to Donaglass cooperation last May. For the recruitment, he was used by one of the pro-Kremlovsky telegrams, where the person involved actively recognized the armed aggression of the Russian Federation in his own comments.</text:p>
      <text:p text:style-name="P4">
To fulfill the tasks of the Russian special service, he went around the city and hidden photographed Ukrainian objects. The received files sent an FSB staffing staff through anonymous chat in the messenger.</text:p>
      <text:p text:style-name="P4">
On the basis of the evidence collected, the court found the attacker guilty of three articles of the Criminal Code of Ukraine:</text:p>
      <ul>
        <li>
State betrayal committed in the conditions of martial law; * The illegal handling of weapons, ammunition or explosives; * justification, recognition legitimate, denial of armed aggression of the Russian Federation against Ukraine, glorification of its participants committed by an official.</li>
      </ul>
      <text:p text:style-name="P4">
News Source: <text:a xlink:type="simple" xlink:href="https://armyinform.com.ua/2023/04/12/15-rokiv-za-gratamy-provede-agent-fsb-yakyj-skoryguvav-vorozhi-udary-po-czyvilnyh-obyektah-mykolayeva/" text:style-name="Internet_20_link" text:visited-style-name="Visited_20_Internet_20_Link">
https://armyinform.com.ua/2023/04/12/15-rokiv-za-gratamy-provede-agent-fsb-yakyj-skoryguvav-vorozhi-udary-po-czyvilnyh-obyektah-mykolayeva/</text:a>
</text:p>
      <!--NEWS-->
      <text:h text:style-name="P10" text:outline-level="1">
<text:span text:style-name="T4">
European Parliamentarians confirm the strong support of Ukraine's path to the EU</text:span>
</text:h>
      <text:p text:style-name="P4">
Author: ['АРМІЯINFORM']</text:p>
      <text:p text:style-name="P4">
Time: 2023-04-12T76:00:00-04:00</text:p>
      <text:p text:style-name="P4">
Description: The Sereda, 12 KVITRY 2023 Rock, Providni deputies єvroparlia of the Pidir confiring Namir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rada.jpg" text:style-name="Internet_20_link" text:visited-style-name="Visited_20_Internet_20_Link">
rada.jpg</text:a>
']</text:p>
      <text:p text:style-name="P4">
Tags: ['STOPRUSSIA', 'YES', 'АГРЕСІЯ РФ', 'ВТОРГНЕННЯ РФ', 'ЄВРОПАРЛАМЕНТ']</text:p>
      <text:p text:style-name="P4">
Category: News</text:p>
      <!--METADATA-->
      <text:p text:style-name="P4">
<draw:frame draw:style-name="fr1" draw:name="Image312" text:anchor-type="as-char" svg:width="6.9236in" svg:height="3.894525in" draw:z-index="0">
<draw:image xlink:href="../Images/AРМІЯINFORM/2023-04-12T76-00-00-04-00/rada.jpg" xlink:type="simple" xlink:show="embed" xlink:actuate="onLoad" draw:mime-type="image/jpeg"/>
</draw:frame>
On Wednesday, April 12, 2023, the leading MPs of the European Parliament confirmed the European Parliament to continue to do everything possible to help Ukraine in its EU integration process.</text:p>
      <text:p text:style-name="P4">
About it <text:a xlink:type="simple" xlink:href="https://www.europarl.europa.eu/news/en/press-room/20230412IPR79602/leading-meps-reaffirm-their-strong-support-for-ukraine-s-path-to-the-eu" text:style-name="Internet_20_link" text:visited-style-name="Visited_20_Internet_20_Link">
reports</text:a>
The press service of the European Parliament.</text:p>
      <text:p text:style-name="P4">
“Today's meeting marks the beginning of in -depth, comprehensive and specific industry cooperation between our two institutions. Collaboration, which is extraordinary in view of the European path of Ukraine. This is what I speaken with Speakerruslan Stefanchuk discussed and converged, because it is not for the time that the future of Ukraine is like a member of the European Union. Rest assured, Ukraine will always find a friend and ally in the European Parliament. I hope that interviewing the introduction can be started this year, ” - said the President of the European Parliament Robert Metzola, opening the first -brother meeting between the European Parliament and the Verkhovna Rada of Ukraine.</text:p>
      <text:p text:style-name="P4">
At a meeting where the Chairman of the Committees of the European Parliament and the Supreme Radoburrating the nature and challenges of the EU accession process, the MEPs declared a strong condemnation of the illegal and unjustified Russian invaders. According to them, the EU, as well as the European Parliament, are strong unions of Ukraine and will continue to support the country and its people for freedom.</text:p>
      <text:p text:style-name="P4">
Considering the future cooperation between the two parliaments, the MEVSEPUTES have expressed their readiness to deepen institutional relations and to offer more support for their Ukrainian colleagues on the country's way to EU membership, in particular, in the fields of bringing into compliance with EU legislation and post -war. With regard to the restoration of Ukraine, MPs have been "renewed better" and to connect the efforts of reforming the European integration of Ukraine.</text:p>
      <text:p text:style-name="P4">
News Source: <text:a xlink:type="simple" xlink:href="https://armyinform.com.ua/2023/04/12/yevroparlamentari-pidtverdzhuyut-rishuchu-pidtrymku-shlyahu-ukrayiny-do-yes/" text:style-name="Internet_20_link" text:visited-style-name="Visited_20_Internet_20_Link">
https://armyinform.com.ua/2023/04/12/yevroparlamentari-pidtverdzhuyut-rishuchu-pidtrymku-shlyahu-ukrayiny-do-yes/</text:a>
</text:p>
      <!--NEWS-->
      <text:h text:style-name="P10" text:outline-level="1">
<text:span text:style-name="T4">
The abduction of Ukrainian children by the Russians is part of the genocide against the Ukrainian people - Darya Gerasimchuk</text:span>
</text:h>
      <text:p text:style-name="P4">
Author: ['АРМІЯINFORM']</text:p>
      <text:p text:style-name="P4">
Time: 2023-04-12T77:00:00-04:00</text:p>
      <text:p text:style-name="P4">
Description: Behind the atrocities of the Ukrainian delegation, the macedonian macedonia in the organized ... War with Ukraine 2022, the war with Ukraine is the latest news today, the news war with Ukraine 2022 The last ones for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d0c77f2c76abdef2c29a42a4874b2b31_1681303069_extra_large.jpeg" text:style-name="Internet_20_link" text:visited-style-name="Visited_20_Internet_20_Link">
d0c77f2c76abdef2c29a42a4874b2b31_1681303069_extra_large.jpeg</text:a>
']</text:p>
      <text:p text:style-name="P4">
Tags: ['STOPRUSSIA', 'ВІЙНА', 'ВТОРГНЕННЯ РФ', 'ЗЛОЧИНИ ПРОТИ ДІТЕЙ']</text:p>
      <text:p text:style-name="P4">
Category: News</text:p>
      <!--METADATA-->
      <text:p text:style-name="P4">
<draw:frame draw:style-name="fr1" draw:name="Image313" text:anchor-type="as-char" svg:width="6.9236in" svg:height="4.164628in" draw:z-index="0">
<draw:image xlink:href="../Images/AРМІЯINFORM/2023-04-12T77-00-00-04-00/d0c77f2c76abdef2c29a42a4874b2b31_1681303069_extra_large.jpeg" xlink:type="simple" xlink:show="embed" xlink:actuate="onLoad" draw:mime-type="image/jpeg"/>
</draw:frame>
At the request of the Ukrainian delegation of the presidency(OSCE)An extraordinary meeting of the OSCE Permanent Council was convened, during which the advisor - the Commissioner of the President of Ukraine on the Rights of the Child and Children's Rehabilitation Daria Gerasimchchkhkol was about crimes against Ukrainian children committed by the Russian Federation at the beginning of a large -scale invasion of Ukraine.</text:p>
      <text:p text:style-name="P4">
Darya Gerasimchuk informed the participants of the meeting about the horrific situation, and the Ukrainian children were the fault of the Russian invaders, in particular, in particular, the abuse of young citizens of Ukraine, about violence against them, the abduction of Ukrainian children by the Russians, which is part of the crime(https://www.president.gov.ua/news/darya-gerasimchuk-na-pozachergovomu-specialnomu-zasidanni-po-82225)Presidential Office.</text:p>
      <text:p text:style-name="P4">
"Our goal is to completely stop the forced movement, deportation of the Ukrainian children to the Russian Federation and take all necessary measures to return them and reunification of families in accordance with the interests of the child of the Tamzhzhnaya law," - said the advisor - the Presidential of Ukraine for True and Children's Rehabilitation.</text:p>
      <text:p text:style-name="P4">
She expressed her gratitude for the initiation of the Third "Moscow Mechanism" of the OSCE of Russian aggression, which will focus on the problems of the number of Ukrainian children from the temporarily occupied territories of our country DORF, including illegal adoption and assimilation in Russia.</text:p>
      <text:p text:style-name="P4">
"Each of us awaits the results of expert missions and their conclusions. Let us protect Ukrainian children together, because tomorrow it can be any child in the country of the world," Daria Gerasimchuk called.</text:p>
      <text:p text:style-name="P4">
Partners from the European Union, the United Kingdom, the United States, Turkey, Norway, Canada, Switzerland thanked the advisor - the authorized President of Ukraine for detailed informing about the violation of Russian children's rights by Russian children.</text:p>
      <text:p text:style-name="P4">
News Source: <text:a xlink:type="simple" xlink:href="https://armyinform.com.ua/2023/04/12/vykradennya-ukrayinskyh-ditej-rosiyanamy-shho-ye-chastynoyu-genoczydu-proty-ukrayinskogo-narodu-darya-gerasymchuk/" text:style-name="Internet_20_link" text:visited-style-name="Visited_20_Internet_20_Link">
https://armyinform.com.ua/2023/04/12/vykradennya-ukrayinskyh-ditej-rosiyanamy-shho-ye-chastynoyu-genoczydu-proty-ukrayinskogo-narodu-darya-gerasymchuk/</text:a>
</text:p>
      <!--NEWS-->
      <text:h text:style-name="P10" text:outline-level="1">
<text:span text:style-name="T4">
On April 13, a briefing on operational information on the front and security situation in Ukraine will be held</text:span>
</text:h>
      <text:p text:style-name="P4">
Author: ['АРМІЯINFORM']</text:p>
      <text:p text:style-name="P4">
Time: 2023-04-12T78:00:00-04:00</text:p>
      <text:p text:style-name="P4">
Description: Until respect for snake!13 KVITYA, about 11:00, Military Media Center Wide Briff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big-mmc.jpg" text:style-name="Internet_20_link" text:visited-style-name="Visited_20_Internet_20_Link">
big-mmc.jpg</text:a>
']</text:p>
      <text:p text:style-name="P4">
Tags: ['MILITARY MEDIA CENTER', 'STOPRUSSIA', 'БРИФІНГ']</text:p>
      <text:p text:style-name="P4">
Category: News</text:p>
      <!--METADATA-->
      <text:p text:style-name="P4">
<draw:frame draw:style-name="fr1" draw:name="Image314" text:anchor-type="as-char" svg:width="6.9236in" svg:height="3.894525in" draw:z-index="0">
<draw:image xlink:href="../Images/AРМІЯINFORM/2023-04-12T78-00-00-04-00/big-mmc.jpg" xlink:type="simple" xlink:show="embed" xlink:actuate="onLoad" draw:mime-type="image/jpeg"/>
</draw:frame>
<text:span text:style-name="T4">
 For the media!</text:span>
</text:p>
      <text:p text:style-name="P4">
On April 13, at 11:00, the Military Media Center will take place a briefing of representatives of the security and defense of Ukraine on prompt information on the front-Russian-Ukrainian war and the security situation in Ukraine.</text:p>
      <text:p text:style-name="P4">
Also during a briefing, representatives of the Armed Forces Command will present reforming the system of military medical commissions.</text:p>
      <text:p text:style-name="P4">
<text:span text:style-name="T4">
 The event will take part: </text:span>
</text:p>
      <ul>
        <li>
Deputy Minister of Defense of Ukraine Anna Malyar; * Deputy Head of the Main Operational Administration of the General Staff of the Armed Forces of Ukraine Brigade General Alexei Gromov; * Deputy Director of Planning Department of application of the Main Directorate of the National Guard of Ukraine Colonel Mykola Urshalovych; * Commander of the Medical Forces of the Armed Forces of Ukraine Major General Tatiana Ostashchenko.</li>
      </ul>
      <text:p text:style-name="P4">
Immediately after a briefing of representatives of the Security and Defense Forces of Ukraine and the medical units of the Armed Forces of Ukraine there will be a briefing of representatives of the Center for Research and Prospective Weapons and Military Equipment of the General Staff of the Armed Forces of Ukraine on the technical insolvency of drones, which are used by Russian troops against Ukraine.</text:p>
      <text:p text:style-name="P4">
The briefing will be demonstrated fragments of electronics blocks and other UAV components of geranium - 2("Watch 136")and zala.</text:p>
      <text:p text:style-name="P4">
<text:span text:style-name="T4">
 Accreditation of domestic media representatives(Citizens of Ukraine)Mandatory totate until 09:00 on April 13!</text:span>
</text:p>
      <text:p text:style-name="P4">
Accreditation applications send to the e -mail address: <text:a xlink:type="simple" xlink:href="https://armyinform.com.ua/cdn-cgi/l/email-protection" text:style-name="Internet_20_link" text:visited-style-name="Visited_20_Internet_20_Link">
[emailprotected]</text:a>
indicating the name, name and wishes of the journalist, name of the publication, the number of accreditation of the Armed Forces, contact phone.</text:p>
      <text:p text:style-name="P4">
Briefing will be broadcast online on YouTube <text:a xlink:type="simple" xlink:href="https://www.youtube.com/channel/UCWRZ7gEgbry5FI2-46EX3jA" text:style-name="Internet_20_link" text:visited-style-name="Visited_20_Internet_20_Link">
Channel</text:a>
Ukraine's military television.</text:p>
      <text:p text:style-name="P4">
Follow the news and announcements in the channel in <text:a xlink:type="simple" xlink:href="https://t.me/militarymediacenter" text:style-name="Internet_20_link" text:visited-style-name="Visited_20_Internet_20_Link">
Military Mediacenter.</text:a>
</text:p>
      <text:p text:style-name="P4">
News Source: <text:a xlink:type="simple" xlink:href="https://armyinform.com.ua/2023/04/12/13-kvitnya-vidbudetsya-bryfing-shhodo-operatyvnoyi-informacziyi-na-fronti-ta-bezpekovoyi-sytuacziyi-v-ukrayini/" text:style-name="Internet_20_link" text:visited-style-name="Visited_20_Internet_20_Link">
https://armyinform.com.ua/2023/04/12/13-kvitnya-vidbudetsya-bryfing-shhodo-operatyvnoyi-informacziyi-na-fronti-ta-bezpekovoyi-sytuacziyi-v-ukrayini/</text:a>
</text:p>
      <!--NEWS-->
      <text:h text:style-name="P10" text:outline-level="1">
<text:span text:style-name="T4">
Simplification of the procedure of passing the VLK - the Verkhovna Rada approved the law in the first reading</text:span>
</text:h>
      <text:p text:style-name="P4">
Author: ['АРМІЯINFORM']</text:p>
      <text:p text:style-name="P4">
Time: 2023-04-12T79:00:00-04:00</text:p>
      <text:p text:style-name="P4">
Description: The Signae Rock is Monitoring Dylenosti Vіskovo-Lіkarski Komіsiy (VLK) Viyaviv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vlk-travma.jpg" text:style-name="Internet_20_link" text:visited-style-name="Visited_20_Internet_20_Link">
vlk-travma.jpg</text:a>
']</text:p>
      <text:p text:style-name="P4">
Tags: ['ВЛК', 'ЗАКОНОПРОЄКТИ', 'УПОВНОВАЖЕНИЙ ВРУ З ПРАВ ЛЮДИНИ']</text:p>
      <text:p text:style-name="P4">
Category: News</text:p>
      <!--METADATA-->
      <text:p text:style-name="P4">
<draw:frame draw:style-name="fr1" draw:name="Image315" text:anchor-type="as-char" svg:width="6.9236in" svg:height="4.529188in" draw:z-index="0">
<draw:image xlink:href="../Images/AРМІЯINFORM/2023-04-12T79-00-00-04-00/vlk-travma.jpg" xlink:type="simple" xlink:show="embed" xlink:actuate="onLoad" draw:mime-type="image/jpeg"/>
</draw:frame>
Military Medical Commission. Illustrative photo</text:p>
      <text:p text:style-name="P4">
In January of this year, monitoring the activities of military medical commissions(VLK)found a violation of the rights of military personnel to proper health care and health care, in particular at the Military Medical Clinical Center of the Armed Forces of the Armed Forces of the Armed Forces(Lviv).</text:p>
      <text:p text:style-name="P4">
Про це <text:a xlink:type="simple" xlink:href="https://ombudsman.gov.ua/news_details/sproshchennya-proceduri-prohodzhennya-vijskovo-likarskih-komisij-verhovna-rada-uhvalila-zakonoproyekti-u-pershomu-chitanni" text:style-name="Internet_20_link" text:visited-style-name="Visited_20_Internet_20_Link">
повідомляє</text:a>
The site of the Commissioner of the Verkhovna Rada of Ukraine in Human Rights.</text:p>
      <text:p text:style-name="P4">
“Among other things, the lack of electronic recording for the reception of a hospital and electronic workflow of the VLK, which led to a complication of the process of registration of documents, excessive expectations, including the number of conservation servicemen. The said situation gained an immediate address of immediate resolution, ”the message reads.</text:p>
      <text:p text:style-name="P4">
It is noted that MPs, officials of the respective ministries and agencies, the public joined the problem. The Parliamentary Committee on National Security, Defense and Intelligence created a relevant interagency working group, which includes representatives of the Ministry of Defense, the Armed Forces of the Armed Forces, the Ministry of Health, the Ministry of Social Policy, the Ministry of Social Policy, the Commissioner of the Verkhovna Rada, as well as NGO "Principle". Her work was headed by the People's Deputy Maryanabisag.</text:p>
      <text:p text:style-name="P4">
“Today, the working group has developed changes to the current legislation, aimed at simplify and accelerate the procedure of the VLK. These changes are already pronounced in the first reading, ”the post states.</text:p>
      <text:p text:style-name="P4">
Yes, the Law No. 9158 proposes to simplify the registration of military servicemen on the circumstances of the injury(wounds, injuries, injuries) та оформлення й направлення медичних документів між військовимичастинами та закладами охорони здоров’я, а законопроєкт № 9154 передбачаєрозширення переліку військових формувань та спеціальних органів, дестворюватимуться військово-лікарські комісії. Також пропонується надати правостворювати ВЛК при цивільних закладах охорони здоров’я державної такомунальної форм власності.</text:p>
      <text:p text:style-name="P4">
«Водночас цього тижня започатковано електронну чергу під час проходження ВЛК уВійськово-медичному клінічному центрі Південного регіону ЗСУ (m. Odesa), to improve the provision of medical services for our defenders and defenders in the region, ”the press service of the Commissioner of the Verkhovna Rada of Ukraine reports.</text:p>
      <text:p text:style-name="P4">
News Source: <text:a xlink:type="simple" xlink:href="https://armyinform.com.ua/2023/04/12/sproshhennya-proczedury-prohodzhennya-vijskovo-likarskyh-komisij/" text:style-name="Internet_20_link" text:visited-style-name="Visited_20_Internet_20_Link">
https://armyinform.com.ua/2023/04/12/sproshhennya-proczedury-prohodzhennya-vijskovo-likarskyh-komisij/</text:a>
</text:p>
      <!--NEWS-->
      <text:h text:style-name="P10" text:outline-level="1">
<text:span text:style-name="T4">
The President has signed a law on ensuring the right of Ukrainians to pension provision in martial law</text:span>
</text:h>
      <text:p text:style-name="P4">
Author: ['АРМІЯINFORM']</text:p>
      <text:p text:style-name="P4">
Time: 2023-04-12T80:00:00-04:00</text:p>
      <text:p text:style-name="P4">
Description: President Volodymyr Zelensky Pid for the Law of Ukraine No. 2981-ih “About the Vesennya Zmіn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0/01/ukaz.jpg" text:style-name="Internet_20_link" text:visited-style-name="Visited_20_Internet_20_Link">
ukaz.jpg</text:a>
']</text:p>
      <text:p text:style-name="P4">
Tags: ['ВОЛОДИМИР ЗЕЛЕНСЬКИЙ', 'ПЕНСІЙНЕ ЗАБЕЗПЕЧЕННЯ', 'УКАЗ ПРЕЗИДЕНТА УКРАЇНИ']</text:p>
      <text:p text:style-name="P4">
Category: News</text:p>
      <!--METADATA-->
      <text:p text:style-name="P4">
<draw:frame draw:style-name="fr1" draw:name="Image316" text:anchor-type="as-char" svg:width="6.9236in" svg:height="4.615733in" draw:z-index="0">
<draw:image xlink:href="../Images/AРМІЯINFORM/2023-04-12T80-00-00-04-00/ukaz.jpg" xlink:type="simple" xlink:show="embed" xlink:actuate="onLoad" draw:mime-type="image/jpeg"/>
</draw:frame>
President Volodymyr Zelensky signed the Law of Ukraine No. 2981-IX “On Marking in the Law of Ukraine“ On compulsory state pension “concerning the appointment of a pension to persons living in the temporary-occupied territory or in the territory in which hostilities are conducted”, approved by the Verkhovna Rada on March 20, 2023 the year.</text:p>
      <text:p text:style-name="P4">
The document is aimed at ensuring the exercise by citizens of the right to retirement in martial law.</text:p>
      <text:p text:style-name="P4">
Citizens who have reached retirement age or have become persons with disabilities have been abandoned by a breadwinner and living in a temporarily occupied territory or gerrulates where hostilities were conducted, faced with the impossibility of appointment. Yes, they cannot directly apply to the bodies of the Pension Fund of Ukraine or apply and support the documents through the PFU web-portalistic services in connection with the absence in the occupied territories and Ukrainian mobile communications.</text:p>
      <text:p text:style-name="P4">
The adopted law is intended to regulate this problem, in particular, providing for the time of martial law and within three months after its termination of the pension, the pension is assigned regardless of the date of appeal.</text:p>
      <text:p text:style-name="P4">
According to the law, the pension will be assigned:</text:p>
      <ul>
        <li>
by age - from the day that comes after the day of retirement age; * due to disability - from the date of disability; * in connection with the loss of the breadwinner - from the day that comes after the death of the breadwinner; * For years of service - from the day following the day of dismissal, which entitles to such a pension, but not earlier than February 24, 2022.</li>
      </ul>
      <text:p text:style-name="P4">
The rules of the law also apply to citizens who lived in temporary -mentioned territories or in the territories where hostilities were carried out and left them.</text:p>
      <text:p text:style-name="P4">
Source: <text:a xlink:type="simple" xlink:href="https://www.president.gov.ua/news/volodimir-zelenskij-pidpisav-zakon-shodo-zabezpechennya-prav-82217" text:style-name="Internet_20_link" text:visited-style-name="Visited_20_Internet_20_Link">
Presidential Office</text:a>
</text:p>
      <text:p text:style-name="P4">
News Source: <text:a xlink:type="simple" xlink:href="https://armyinform.com.ua/2023/04/12/prezydent-pidpysav-zakon-shhodo-zabezpechennya-prava-ukrayincziv-na-pensijne-zabezpechennya-v-umovah-voyennogo-stanu/" text:style-name="Internet_20_link" text:visited-style-name="Visited_20_Internet_20_Link">
https://armyinform.com.ua/2023/04/12/prezydent-pidpysav-zakon-shhodo-zabezpechennya-prava-ukrayincziv-na-pensijne-zabezpechennya-v-umovah-voyennogo-stanu/</text:a>
</text:p>
      <!--NEWS-->
      <text:h text:style-name="P10" text:outline-level="1">
<text:span text:style-name="T4">
Our art struck four areas of focus of enemy</text:span>
</text:h>
      <text:p text:style-name="P4">
Author: ['АРМІЯINFORM']</text:p>
      <text:p text:style-name="P4">
Time: 2023-04-12T81:00:00-04:00</text:p>
      <text:p text:style-name="P4">
Description: PIDRODILI of the rocket launches of the articrice, 4 regions of Zserdzhennya of the Livad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arta-2.jpg" text:style-name="Internet_20_link" text:visited-style-name="Visited_20_Internet_20_Link">
arta-2.jpg</text:a>
']</text:p>
      <text:p text:style-name="P4">
Tags: ['STOPRUSSIA', 'АГРЕСІЯ РФ', 'ВІЙНА', 'ВТОРГНЕННЯ РФ', 'ВТРАТИ ВОРОГА', 'ГШ ЗСУ', 'ХРОНІКА ОБОРОНИ']</text:p>
      <text:p text:style-name="P4">
Category: News</text:p>
      <!--METADATA-->
      <text:p text:style-name="P4">
<draw:frame draw:style-name="fr1" draw:name="Image317" text:anchor-type="as-char" svg:width="6.9236in" svg:height="2.993015in" draw:z-index="0">
<draw:image xlink:href="../Images/AРМІЯINFORM/2023-04-12T81-00-00-04-00/arta-2.jpg" xlink:type="simple" xlink:show="embed" xlink:actuate="onLoad" draw:mime-type="image/jpeg"/>
</draw:frame>
** 🔥I</text:p>
      <text:p text:style-name="P4">
Units of missile troops and artillery struck 4 areas of concentration of living sections, weapons and military equipment, the composition of enemy ammunition, as well as the 1st Radiolocation Station of the enemy.</text:p>
      <text:p text:style-name="P4">
Aviation of the Defense Forces per day has struck 6 strokes in the areas of concentration of the personnel and military equipment of the invaders. Also, 1 enemy UAV type "Orlan - 10", <text:a xlink:type="simple" xlink:href="https://www.facebook.com/GeneralStaff.ua/posts/pfbid02tiNNw4Z8rmn7hnkNGBLtuPeLajrHiKU8nsAC89XmYKoRs3BUq2oD84u4nH8aejjNl" text:style-name="Internet_20_link" text:visited-style-name="Visited_20_Internet_20_Link">
reports</text:a>
The General Staff of the Armed Forces of Ukraine.</text:p>
      <text:p text:style-name="P4">
News Source: <text:a xlink:type="simple" xlink:href="https://armyinform.com.ua/2023/04/12/nasha-arta-vrazyla-chotyry-rajony-zoseredzhennya-protyvnyka/" text:style-name="Internet_20_link" text:visited-style-name="Visited_20_Internet_20_Link">
https://armyinform.com.ua/2023/04/12/nasha-arta-vrazyla-chotyry-rajony-zoseredzhennya-protyvnyka/</text:a>
</text:p>
      <!--NEWS-->
      <text:h text:style-name="P10" text:outline-level="1">
<text:span text:style-name="T4">
The enemy continues to focus offensive efforts in four directions</text:span>
</text:h>
      <text:p text:style-name="P4">
Author: ['АРМІЯINFORM']</text:p>
      <text:p text:style-name="P4">
Time: 2023-04-12T82:00:00-04:00</text:p>
      <text:p text:style-name="P4">
Description: Not called the numbers in the techies, the enemy, the enemy, the enem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bahmut-2-1-scaled.jpg" text:style-name="Internet_20_link" text:visited-style-name="Visited_20_Internet_20_Link">
bahmut-2-1-scaled.jpg</text:a>
']</text:p>
      <text:p text:style-name="P4">
Tags: ['STOPRUSSIA', 'АГРЕСІЯ РФ', 'ВІЙНА', 'ВТОРГНЕННЯ РФ', 'ГШ ЗСУ', 'ХРОНІКА ОБОРОНИ']</text:p>
      <text:p text:style-name="P4">
Category: News</text:p>
      <!--METADATA-->
      <text:p text:style-name="P4">
<draw:frame draw:style-name="fr1" draw:name="Image318" text:anchor-type="as-char" svg:width="6.9236in" svg:height="4.615733in" draw:z-index="0">
<draw:image xlink:href="../Images/AРМІЯINFORM/2023-04-12T82-00-00-04-00/bahmut-2-1-scaled.jpg" xlink:type="simple" xlink:show="embed" xlink:actuate="onLoad" draw:mime-type="image/jpeg"/>
</draw:frame>
<text:span text:style-name="T4">
 🔥 Situation on Russian Completion </text:span>
</text:p>
      <text:p text:style-name="P4">
Despite numerous losses in technology and live power, the enemy continues to cut the main efforts on the offensive actions in Liman, Bakhmut, Avdiiv and Mariinsky directions - 34 attacks of the enemy were reflected during the day.</text:p>
      <text:p text:style-name="P4">
The likelihood of missile and aviation strikes remains high throughout Ukraine, <text:a xlink:type="simple" xlink:href="https://www.facebook.com/GeneralStaff.ua/posts/pfbid02tiNNw4Z8rmn7hnkNGBLtuPeLajrHiKU8nsAC89XmYKoRs3BUq2oD84u4nH8aejjNl" text:style-name="Internet_20_link" text:visited-style-name="Visited_20_Internet_20_Link">
reports</text:a>
The General Staff of the Armed Forces of Ukraine.</text:p>
      <text:p text:style-name="P4">
During the day, the enemy struck 19 aviation strikes, made more than 10 wadings from the rocket launchers of the volley fire on the positions of our troops with the andinfrastructure of settlements. There are injured among civilians.</text:p>
      <text:p text:style-name="P4">
News Source: <text:a xlink:type="simple" xlink:href="https://armyinform.com.ua/2023/04/12/vorog-prodovzhuye-zoseredzhuvaty-nastupalni-zusyllya-na-chotyroh-napryamkah/" text:style-name="Internet_20_link" text:visited-style-name="Visited_20_Internet_20_Link">
https://armyinform.com.ua/2023/04/12/vorog-prodovzhuye-zoseredzhuvaty-nastupalni-zusyllya-na-chotyroh-napryamkah/</text:a>
</text:p>
      <!--NEWS-->
      <text:h text:style-name="P10" text:outline-level="1">
<text:span text:style-name="T4">
Volodymyr Zelenskyy received the Order of the Chechen Republic Ichkera "Honor of the Nation" and the Order of Johar Dudayev</text:span>
</text:h>
      <text:p text:style-name="P4">
Author: ['АРМІЯINFORM']</text:p>
      <text:p text:style-name="P4">
Time: 2023-04-12T83:00:00-04:00</text:p>
      <text:p text:style-name="P4">
Description: President of Ukraine Volodymyr Zelensky, having detonated the United Nates, is the Chechensko Republiki Ichkeri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orden1.jpeg" text:style-name="Internet_20_link" text:visited-style-name="Visited_20_Internet_20_Link">
orden1.jpeg</text:a>
', '<text:a xlink:type="simple" xlink:href="https://armyinform.com.ua/wp-content/uploads/2023/04/orden-1.jpeg" text:style-name="Internet_20_link" text:visited-style-name="Visited_20_Internet_20_Link">
orden-1.jpeg</text:a>
']</text:p>
      <text:p text:style-name="P4">
Tags: ['ВОЛОДИМИР ЗЕЛЕНСЬКИЙ', 'НАГОРОДИ', 'ПРЕЗИДЕНТ УКРАЇНИ', 'ЧЕЧНЯ']</text:p>
      <text:p text:style-name="P4">
Category: News</text:p>
      <!--METADATA-->
      <text:p text:style-name="P4">
<draw:frame draw:style-name="fr1" draw:name="Image319" text:anchor-type="as-char" svg:width="6.9236in" svg:height="4.617948in" draw:z-index="0">
<draw:image xlink:href="../Images/AРМІЯINFORM/2023-04-12T83-00-00-04-00/orden1.jpeg" xlink:type="simple" xlink:show="embed" xlink:actuate="onLoad" draw:mime-type="image/jpeg"/>
</draw:frame>
President of Ukraine Volodymyr Zelensky received the highest state awards from the Government of the Chechen Republic of Chechen Republic.(Qoman)and the Order of Johar Dudayev.</text:p>
      <text:p text:style-name="P4">
The head of the Ukrainian state was honored for the outstanding merits and selfless divers of freedom and democracy around the world and for personal services of the Predichen people.</text:p>
      <text:p text:style-name="P4">
"His political hardness and loyalty to his native country were able to unite the people of Ukraine, from the threat of hanging, from the age -old enemy in the person of Russia and its blood monsters who seized power by terrorist methods," - said in a resolution signed by the head of the Chechen Republic of November. the year.</text:p>
      <text:p text:style-name="P4">
The Head of State was awarded to the Head of State Cyril Budanov in person. <draw:frame draw:style-name="fr1" draw:name="Image320" text:anchor-type="as-char" svg:width="6.9236in" svg:height="4.617948in" draw:z-index="0">
<draw:image xlink:href="../Images/AРМІЯINFORM/2023-04-12T83-00-00-04-00/orden-1.jpeg" xlink:type="simple" xlink:show="embed" xlink:actuate="onLoad" draw:mime-type="image/jpeg"/>
</draw:frame>
The Order of Johar Dudaev is awarded the Cavalities of the Order of the Nation. Thakimrden has now awarded Chechen Political figures Aslan Mashadov and Zelim Khanodarbiyev, as well as Lithuanian statesman Vitutas Landsbergis.</text:p>
      <text:p text:style-name="P4">
Source: <text:a xlink:type="simple" xlink:href="https://www.president.gov.ua/news/prezident-ukrayini-otrimav-orden-chechenskoyi-respubliki-ich-82229" text:style-name="Internet_20_link" text:visited-style-name="Visited_20_Internet_20_Link">
Presidential Office</text:a>
</text:p>
      <text:p text:style-name="P4">
News Source: <text:a xlink:type="simple" xlink:href="https://armyinform.com.ua/2023/04/12/volodymyr-zelenskyj-otrymav-orden-chechenskoyi-respubliky-ichkeriya-chest-nacziyi-ta-orden-imeni-dzhohara-dudayeva/" text:style-name="Internet_20_link" text:visited-style-name="Visited_20_Internet_20_Link">
https://armyinform.com.ua/2023/04/12/volodymyr-zelenskyj-otrymav-orden-chechenskoyi-respubliky-ichkeriya-chest-nacziyi-ta-orden-imeni-dzhohara-dudayeva/</text:a>
</text:p>
      <!--NEWS-->
      <text:h text:style-name="P10" text:outline-level="1">
<text:span text:style-name="T4">
Medical experience is written in the blood of our soldiers - Academician Vitaliy Tsymbalyuk</text:span>
</text:h>
      <text:p text:style-name="P4">
Author: ['Олександр Тереверко']</text:p>
      <text:p text:style-name="P4">
Time: 2023-04-12T84:00:00-04:00</text:p>
      <text:p text:style-name="P4">
Description: At the Kiwi in the Military Media Center, the circle of stir was on the topic: “Innovatsiykh Ukrainian ... War with Ukraine 2022, war with Ukraine Latest news today, News War with Ukraine 2022 Last for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1-43.jpg" text:style-name="Internet_20_link" text:visited-style-name="Visited_20_Internet_20_Link">
1-43.jpg</text:a>
', '<text:a xlink:type="simple" xlink:href="https://armyinform.com.ua/wp-content/uploads/2023/04/2-40.jpg" text:style-name="Internet_20_link" text:visited-style-name="Visited_20_Internet_20_Link">
2-40.jpg</text:a>
', '<text:a xlink:type="simple" xlink:href="https://armyinform.com.ua/wp-content/uploads/2023/04/3-35.jpg" text:style-name="Internet_20_link" text:visited-style-name="Visited_20_Internet_20_Link">
3-35.jpg</text:a>
', '<text:a xlink:type="simple" xlink:href="https://armyinform.com.ua/wp-content/uploads/2023/04/4-31.jpg" text:style-name="Internet_20_link" text:visited-style-name="Visited_20_Internet_20_Link">
4-31.jpg</text:a>
', '<text:a xlink:type="simple" xlink:href="https://armyinform.com.ua/wp-content/uploads/2019/12/tereverko.jpg" text:style-name="Internet_20_link" text:visited-style-name="Visited_20_Internet_20_Link">
tereverko.jpg</text:a>
']</text:p>
      <text:p text:style-name="P4">
Tags: ['MILITARY MEDIA CENTER', 'ВІЙСЬКОВІ МЕДИКИ', 'ДОСВІД', 'ІННОВАЦІЇ', 'КРУГЛИЙ СТІЛ', 'ЛІКУВАННЯ ТА РЕАБІЛІТАЦІЯ', 'МЕДИКИ', 'МЕДИЦИНА']</text:p>
      <text:p text:style-name="P4">
Category: News</text:p>
      <!--METADATA-->
      <text:p text:style-name="P4">
<draw:frame draw:style-name="fr1" draw:name="Image321" text:anchor-type="as-char" svg:width="6.9236in" svg:height="4.615733in" draw:z-index="0">
<draw:image xlink:href="../Images/AРМІЯINFORM/2023-04-12T84-00-00-04-00/1-43.jpg" xlink:type="simple" xlink:show="embed" xlink:actuate="onLoad" draw:mime-type="image/jpeg"/>
</draw:frame>
In Kiev, a roundtable on the Military Media Center on the topic: "Innovations of Ukrainian doctors in the rescue and rehabilitation of wounded soldiers."</text:p>
      <text:p text:style-name="P4">
The topic was attended by: President of the National Academy of Medical Sciences of Ukraine Vitaliy Tsymbalyuk, Head of Innovation Department of the Ministry of Health Bogomolets Vasyl Parii, Head of the Central Health and Evacuation Department of the Armed Forces Command of the Armed Forces Colonel Inna Bragin Medical Service.</text:p>
      <text:p text:style-name="P4">
<draw:frame draw:style-name="fr1" draw:name="Image322" text:anchor-type="as-char" svg:width="6.9236in" svg:height="4.615733in" draw:z-index="0">
<draw:image xlink:href="../Images/AРМІЯINFORM/2023-04-12T84-00-00-04-00/2-40.jpg" xlink:type="simple" xlink:show="embed" xlink:actuate="onLoad" draw:mime-type="image/jpeg"/>
</draw:frame>
Academician Vitaliy Tsymbalyuk, in particular, noted that with the beginning of the Russo-Ukrainian War, since 2014, civilian doctors have joined the rescue. The experience of treating combat injuries was practically no, so they learned. For 9 years, a single medical space has been formed in Ukraine, where united military and civilian medical institutions were united. The experience of Israel was taken as the basis of military-medical dialrine. All medicine of this country is able to be able to be bored in a matter of hours and to ensure the reception and treatment of the wounded invise armed conflict. This is an example for the Ukrainian medical community.</text:p>
      <text:p text:style-name="P4">
<draw:frame draw:style-name="fr1" draw:name="Image323" text:anchor-type="as-char" svg:width="6.9236in" svg:height="4.615733in" draw:z-index="0">
<draw:image xlink:href="../Images/AРМІЯINFORM/2023-04-12T84-00-00-04-00/3-35.jpg" xlink:type="simple" xlink:show="embed" xlink:actuate="onLoad" draw:mime-type="image/jpeg"/>
</draw:frame>
Ukrainian doctors have reached such a level of professionalism in the course of the war that 82% of the wounded return to the system.</text:p>
      <text:p text:style-name="P4">
Many doctors do surgery that has no analogues not only in Ukraine but the world. Due to scientific and practical developments, devices and equipment are able to seize the surgeon's access to the site of injury and to accelerate the operation of surgery. Thus, Vitaliy Tsymbalyuk told an example of a developed magnetic platform for removal of fragments of carts, mines, grenades. The large-scale invasion of Russians by scientific and medical institutions and the institutions of the Ukrainian Sciences of Ukraine, thanks to innovative approaches, managed to rescue 72 of our warriors with a heart wound, 524 military personnel have been saved and resumed by vision, more than 100-hearing after heavy vacuum was restored.</text:p>
      <text:p text:style-name="P4">
<draw:frame draw:style-name="fr1" draw:name="Image324" text:anchor-type="as-char" svg:width="6.9236in" svg:height="4.615733in" draw:z-index="0">
<draw:image xlink:href="../Images/AРМІЯINFORM/2023-04-12T84-00-00-04-00/4-31.jpg" xlink:type="simple" xlink:show="embed" xlink:actuate="onLoad" draw:mime-type="image/jpeg"/>
</draw:frame>
</text:p>
      <text:p text:style-name="P4">
The experience of physicians was summarized and outlined in 12 volumes of specialized literature. Unfortunately, according to Academician Tsymbalyuk, "medical experience is written by the blood of our soldiers."</text:p>
      <text:p text:style-name="P4">
<draw:frame draw:style-name="fr1" draw:name="Image325" text:anchor-type="as-char" svg:width="6.9236in" svg:height="6.9236in" draw:z-index="0">
<draw:image xlink:href="../Images/AРМІЯINFORM/2023-04-12T84-00-00-04-00/tereverko.jpg" xlink:type="simple" xlink:show="embed" xlink:actuate="onLoad" draw:mime-type="image/jpeg"/>
</draw:frame>
<text:a xlink:type="simple" xlink:href="https://armyinform.com.ua/army-authors/oleksandr-tereverko/" text:style-name="Internet_20_link" text:visited-style-name="Visited_20_Internet_20_Link">
Alexander Tereverko</text:a>
Armyinform correspondent</text:p>
      <text:p text:style-name="P4">
News Source: <text:a xlink:type="simple" xlink:href="https://armyinform.com.ua/2023/04/12/medychnyj-dosvid-pyshetsya-krovyu-nashyh-voyiniv/" text:style-name="Internet_20_link" text:visited-style-name="Visited_20_Internet_20_Link">
https://armyinform.com.ua/2023/04/12/medychnyj-dosvid-pyshetsya-krovyu-nashyh-voyiniv/</text:a>
</text:p>
      <!--NEWS-->
      <text:h text:style-name="P10" text:outline-level="1">
<text:span text:style-name="T4">
The enemy continues to keep significant forces in border areas with Ukraine</text:span>
</text:h>
      <text:p text:style-name="P4">
Author: ['АРМІЯINFORM']</text:p>
      <text:p text:style-name="P4">
Time: 2023-04-12T85:00:00-04:00</text:p>
      <text:p text:style-name="P4">
Description: At the Volinsky, Poliysky, Siberian, the Slobozhanskoye exploration is operativ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stezhymo-1.jpg" text:style-name="Internet_20_link" text:visited-style-name="Visited_20_Internet_20_Link">
stezhymo-1.jpg</text:a>
']</text:p>
      <text:p text:style-name="P4">
Tags: ['STOPRUSSIA', 'ВІЙНА', 'ВТОРГНЕННЯ РФ', 'ГШ ЗСУ']</text:p>
      <text:p text:style-name="P4">
Category: News</text:p>
      <!--METADATA-->
      <text:p text:style-name="P4">
<draw:frame draw:style-name="fr1" draw:name="Image326" text:anchor-type="as-char" svg:width="6.9236in" svg:height="4.32725in" draw:z-index="0">
<draw:image xlink:href="../Images/AРМІЯINFORM/2023-04-12T85-00-00-04-00/stezhymo-1.jpg" xlink:type="simple" xlink:show="embed" xlink:actuate="onLoad" draw:mime-type="image/jpeg"/>
</draw:frame>
In the Volyn, Polissya, Siversky and Slobozhansky directions, operational and without significant changes. The defined units of the territorial military service forces of the Russian Federation continue to stay in the territory of the Republic of Belarus. A comprehensive check of the combat readiness of the Armed Forces of the Republic of Belarus is ongoing. Separate connections and parts are given in higher degrees. Completing the units involved in the prison at the expense of the conscript servicemen of the reserve, <text:a xlink:type="simple" xlink:href="https://www.facebook.com/GeneralStaff.ua/posts/pfbid02tiNNw4Z8rmn7hnkNGBLtuPeLajrHiKU8nsAC89XmYKoRs3BUq2oD84u4nH8aejjNl" text:style-name="Internet_20_link" text:visited-style-name="Visited_20_Internet_20_Link">
reports</text:a>
The General Staff of the Armed Forces of Ukraine.</text:p>
      <text:p text:style-name="P4">
The enemy continues to keep certain units in the border with Ukraine countries of Kursk and Belgorod regions, and continues to carry out engineering equipment. During the day, the enemy was fired at the settlements of the landscape, the Iron Bridge, the Arkhipivka of the Chernihiv region and Mephadivka, Bilopillya, Volfine, Kindrativka, Varachyna, Basil, Zazylia, Sumy region, as well as veterinarian, Vovchansk, Varbarivka, Zemlyana, commissiors and commissiors and Kom.</text:p>
      <text:p text:style-name="P4">
News Source: <text:a xlink:type="simple" xlink:href="https://armyinform.com.ua/2023/04/12/protyvnyk-i-nadali-trymaye-znachni-syly-u-prykordonnyh-z-ukrayinoyu-rajonah/" text:style-name="Internet_20_link" text:visited-style-name="Visited_20_Internet_20_Link">
https://armyinform.com.ua/2023/04/12/protyvnyk-i-nadali-trymaye-znachni-syly-u-prykordonnyh-z-ukrayinoyu-rajonah/</text:a>
</text:p>
      <!--NEWS-->
      <text:h text:style-name="P10" text:outline-level="1">
<text:span text:style-name="T4">
Despite numerous losses, Russian invaders try to take full control of Bakhmut</text:span>
</text:h>
      <text:p text:style-name="P4">
Author: ['АРМІЯINFORM']</text:p>
      <text:p text:style-name="P4">
Time: 2023-04-12T86:00:00-04:00</text:p>
      <text:p text:style-name="P4">
Description: At the Bakhmutian expanding the vogog, to be advanced, to be attached to take PID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bahmut-3.jpg" text:style-name="Internet_20_link" text:visited-style-name="Visited_20_Internet_20_Link">
bahmut-3.jpg</text:a>
']</text:p>
      <text:p text:style-name="P4">
Tags: ['STOPRUSSIA', 'БАХМУТСЬКИЙ НАПРЯМОК', 'ВІЙНА', 'ВТОРГНЕННЯ РФ', 'ГШ ЗСУ']</text:p>
      <text:p text:style-name="P4">
Category: News</text:p>
      <!--METADATA-->
      <text:p text:style-name="P4">
<draw:frame draw:style-name="fr1" draw:name="Image327" text:anchor-type="as-char" svg:width="6.9236in" svg:height="3.894525in" draw:z-index="0">
<draw:image xlink:href="../Images/AРМІЯINFORM/2023-04-12T86-00-00-04-00/bahmut-3.jpg" xlink:type="simple" xlink:show="embed" xlink:actuate="onLoad" draw:mime-type="image/jpeg"/>
</draw:frame>
** 🔥I</text:p>
      <text:p text:style-name="P4">
In the Bakhmut direction, the enemy continues to take offensive actions, tries to take full control of the city of Bakhmut, and brutal battles continue. Throughout the picking, there were unsuccessful offensive actions in the area north of the chrome and Bubbanivka. The defense units repelled about 18 attacks by the enemy of the Front. From enemy shelling, in particular, Vasyukivka, Grigorivka, Bogdanivka, Bakhmut, Ivanivske, Kurdyumivka, Friendship of the Donetsk region were injured, [reports] <text:a xlink:type="simple" xlink:href="https://www.facebook.com/GeneralStaff.ua/posts/pfbid02tiNNw4Z8rmn7hnkNGBLtuPeLajrHiKU8nsAC89XmYKoRs3BUq2oD84u4nH8aejjNl" text:style-name="Internet_20_link" text:visited-style-name="Visited_20_Internet_20_Link">
reports</text:a>
The General Staff of the Armed Forces of Ukraine.</text:p>
      <text:p text:style-name="P4">
On the Avdeev and Marinsky directions, the enemy conducted offensive actions</text:p>
      <text:p text:style-name="P4">
In the areas of Marinka, Viceda and Novomikhailivka of Donetsk region, there was no success. The most fierce battles on the specified area of the front continue for Marinka, where 14 hostile attacks were reflected. At the same time, hostile shelling was suffered by the settlements of ceramics, Novokalinovo, Krasnogorivka, Avdiivka, Vodyane, Netaylovo, Nevelskoye, Karlovka, Georgiyivka, Marinka, Donetsk region.</text:p>
      <text:p text:style-name="P4">
In the mineral direction during the day the enemy did not carry out the firing of settlements of Novomykhailivka, Shakhtarske, Novoukrainka, Veliky Novosilka, Khaledar, Prechistivka of Donetsk region.</text:p>
      <text:p text:style-name="P4">
News Source: <text:a xlink:type="simple" xlink:href="https://armyinform.com.ua/2023/04/12/ne-zvazhayuchy-na-chyselni-vtraty-rosijski-zagarbnyky-namagayutsya-vzyaty-pid-povnyj-kontrol-bahmut/" text:style-name="Internet_20_link" text:visited-style-name="Visited_20_Internet_20_Link">
https://armyinform.com.ua/2023/04/12/ne-zvazhayuchy-na-chyselni-vtraty-rosijski-zagarbnyky-namagayutsya-vzyaty-pid-povnyj-kontrol-bahmut/</text:a>
</text:p>
      <!--NEWS-->
      <text:h text:style-name="P10" text:outline-level="1">
<text:span text:style-name="T4">
The occupiers place their "chmobiki" in captured schools</text:span>
</text:h>
      <text:p text:style-name="P4">
Author: ['АРМІЯINFORM']</text:p>
      <text:p text:style-name="P4">
Time: 2023-04-12T87:00:00-04:00</text:p>
      <text:p text:style-name="P4">
Description: Rosіyskіki Porpopandy Vikoristovati hijacking Timchasovo ... War with Ukraine 2022, War with Ukraine Latest News Today, News War with Ukraine 2022 The last ones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4/vrag.jpg" text:style-name="Internet_20_link" text:visited-style-name="Visited_20_Internet_20_Link">
vrag.jpg</text:a>
']</text:p>
      <text:p text:style-name="P4">
Tags: ['STOPRUSSIA', 'АГРЕСІЯ РФ', 'ВІЙНА', 'ВІЙСЬКОВІ ЗЛОЧИНИ РФ', 'ВТОРГНЕННЯ РФ']</text:p>
      <text:p text:style-name="P4">
Category: News</text:p>
      <!--METADATA-->
      <text:p text:style-name="P4">
<draw:frame draw:style-name="fr1" draw:name="Image328" text:anchor-type="as-char" svg:width="6.9236in" svg:height="3.652863in" draw:z-index="0">
<draw:image xlink:href="../Images/AРМІЯINFORM/2023-04-12T87-00-00-04-00/vrag.jpg" xlink:type="simple" xlink:show="embed" xlink:actuate="onLoad" draw:mime-type="image/jpeg"/>
</draw:frame>
Russian invaders continue to use educational institutions of temporarily seized territories for their own purposes, equip their military objects in them, hiding behind a "live shield" - students and teaching composition, <text:a xlink:type="simple" xlink:href="https://www.facebook.com/GeneralStaff.ua/posts/pfbid02tiNNw4Z8rmn7hnkNGBLtuPeLajrHiKU8nsAC89XmYKoRs3BUq2oD84u4nH8aejjNl" text:style-name="Internet_20_link" text:visited-style-name="Visited_20_Internet_20_Link">
reports</text:a>
The General Staff of the Armed Forces of Ukraine.</text:p>
      <text:p text:style-name="P4">
Thus, in the city of Skadovsk of Kherson region, during the last days, units of Russian occupation troops have arrived among the mobilized. Personal composition is placed in the buildings of educational institutions. At the same time, the occupiers force the factory composition to continue the educational process with a mandatory visit to children.</text:p>
      <text:p text:style-name="P4">
At the same time, the Humanitarian Crisseresaresaresaresa of the Medicine Deficiency of Medicines is raised in the temporarily captured Russia. The Russian occupation "authorities" significantly limited the supply of all types of drugs to pharmacies.</text:p>
      <text:p text:style-name="P4">
News Source: <text:a xlink:type="simple" xlink:href="https://armyinform.com.ua/2023/04/12/okupanty-rozmishhuyut-svoyih-chmobikiv-v-zahoplenyh-shkolah/" text:style-name="Internet_20_link" text:visited-style-name="Visited_20_Internet_20_Link">
https://armyinform.com.ua/2023/04/12/okupanty-rozmishhuyut-svoyih-chmobikiv-v-zahoplenyh-shkolah/</text:a>
</text:p>
      <!--NEWS-->
      <text:h text:style-name="P10" text:outline-level="1">
<text:span text:style-name="T4">
The President of Ukraine met with a delegation of US senators</text:span>
</text:h>
      <text:p text:style-name="P4">
Author: ['АРМІЯINFORM']</text:p>
      <text:p text:style-name="P4">
Time: 2023-04-12T88:00:00-04:00</text:p>
      <text:p text:style-name="P4">
Description: “Zipta Iz Dvopartіnoye of the US Senate at the warehouse Joseph Manchin, Lіzi ... The war with Ukraine 2022, the war with Ukraine is the latest news today, the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p>
      <text:p text:style-name="P4">
Tags: ['STOPRUSSIA', 'АГРЕСІЯ РФ', 'ВОЛОДИМИР ЗЕЛЕНСЬКИЙ', 'ВТОРГНЕННЯ РФ', 'ДЕЛЕГАЦІЯ КОНГРЕСУ США', 'ОФІС ПРЕЗИДЕНТА УКРАЇНИ', 'ПРЕЗИДЕНТ УКРАЇНИ']</text:p>
      <text:p text:style-name="P4">
Category: News</text:p>
      <!--METADATA-->
      <text:p text:style-name="P4">
"He met with a two -party delegation of the US Senate in Joseph Manchin, Lisa Murkovsky and Mark Kelly.</text:p>
      <text:p text:style-name="P4">
He informed about the situation on the forefront and shared evaluations about the prospect of development, ”<text:a xlink:type="simple" xlink:href="https://www.facebook.com/zelenskiy.official/videos/1027881448177698/" text:style-name="Internet_20_link" text:visited-style-name="Visited_20_Internet_20_Link">
reported</text:a>
President of Ukraine Volodymyr Zelenskyy.</text:p>
      <text:p text:style-name="P4">
“They discussed the further directions of American assistance and the role of this process. We fight for common values - freedom and democracy. The seshell will be decisive for the development of the situation in Europe and around the world.The deduction of such comprehensive support - defensive and financial - is a key to victory over the aggressor.</text:p>
      <text:p text:style-name="P4">
Thank you for your visit to Ukraine. This is an important signal of support for our state of Tava of the Ukrainian people, ”said Volodymyr Zelenskyy.</text:p>
      <text:p text:style-name="P4">
News Source: <text:a xlink:type="simple" xlink:href="https://armyinform.com.ua/2023/04/12/prezydent-ukrayiny-zustrivsya-iz-delegacziyeyu-senatoriv-kongresu-ssha/" text:style-name="Internet_20_link" text:visited-style-name="Visited_20_Internet_20_Link">
https://armyinform.com.ua/2023/04/12/prezydent-ukrayiny-zustrivsya-iz-delegacziyeyu-senatoriv-kongresu-ssha/</text:a>
</text:p>
      <!--NEWS-->
      <text:h text:style-name="P10" text:outline-level="1">
<text:span text:style-name="T4">
Prime Minister of Ukraine discussed with the US Secretary of Defense Military Support of Our Country</text:span>
</text:h>
      <text:p text:style-name="P4">
Author: ['АРМІЯINFORM']</text:p>
      <text:p text:style-name="P4">
Time: 2023-04-12T89:00:00-04:00</text:p>
      <text:p text:style-name="P4">
Description: Ukrainian Rozrakhovo on the non -imminent attribute to Vіsyskov Piditrimka of the stagnan. Zokrem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thumb_202255_820_360_0_0_auto.jpg" text:style-name="Internet_20_link" text:visited-style-name="Visited_20_Internet_20_Link">
thumb_202255_820_360_0_0_auto.jpg</text:a>
']</text:p>
      <text:p text:style-name="P4">
Tags: ['STOPRUSSIA', 'ДЕНИС ШМИГАЛЬ', 'ДОПОМОГА ПАРТНЕРІВ', 'ЛЛОЙД ОСТІН']</text:p>
      <text:p text:style-name="P4">
Category: News</text:p>
      <!--METADATA-->
      <text:p text:style-name="P4">
<draw:frame draw:style-name="fr1" draw:name="Image329" text:anchor-type="as-char" svg:width="6.9236in" svg:height="4.610104in" draw:z-index="0">
<draw:image xlink:href="../Images/AРМІЯINFORM/2023-04-12T89-00-00-04-00/thumb_202255_820_360_0_0_auto.jpg" xlink:type="simple" xlink:show="embed" xlink:actuate="onLoad" draw:mime-type="image/jpeg"/>
</draw:frame>
Ukraine counts on the unchanged powerful military support of the United States. In particular, the supply of heavy equipment and ammunition, as well as in providing a missile range. This was stated by Prime Minister of Ukraine Denis Shmigal during a meeting with the Minister of Defense of the United States Lloyd Austin, <text:a xlink:type="simple" xlink:href="https://www.kmu.gov.ua/news/denys-shmyhal-obhovoryv-iz-lloidom-ostinom-viiskovu-pidtrymku-ukrainy" text:style-name="Internet_20_link" text:visited-style-name="Visited_20_Internet_20_Link">
reports</text:a>
Government portal.</text:p>
      <text:p text:style-name="P4">
Denis Shmigal thanked the US and personally for significant military support, as well as for the efforts to create a contact group on defense Ukraine, which includes more than 50 countries today.</text:p>
      <text:p text:style-name="P4">
During the meeting, the parties discussed in detail the urgent needs of Ukraine for the successful conduct of the next counter -offensive operation to liberate Ukrainian lands.</text:p>
      <ul>
        <li>
Ukrainian soldiers have proven that in a short time to master the latest equipment to use it on the battlefield. More weapons are also needed for faster victory: air defense, heavy artillery and equipment, mortars of and taps,-the Prime Minister of Ukraine stressed.</li>
      </ul>
      <text:p text:style-name="P4">
News Source: <text:a xlink:type="simple" xlink:href="https://armyinform.com.ua/2023/04/12/premyer-ministr-ukrayiny-obgovoryv-iz-ministrom-oborony-ssha-vijskovu-pidtrymku-nashoyi-krayiny/" text:style-name="Internet_20_link" text:visited-style-name="Visited_20_Internet_20_Link">
https://armyinform.com.ua/2023/04/12/premyer-ministr-ukrayiny-obgovoryv-iz-ministrom-oborony-ssha-vijskovu-pidtrymku-nashoyi-krayiny/</text:a>
</text:p>
      <!--NEWS-->
      <text:h text:style-name="P10" text:outline-level="1">
<text:span text:style-name="T4">
The former reconnaissance warrior with a prosthesis is preparing to run the London Marathon</text:span>
</text:h>
      <text:p text:style-name="P4">
Author: ['АРМІЯINFORM']</text:p>
      <text:p text:style-name="P4">
Time: 2023-04-12T90:00:00-04:00</text:p>
      <text:p text:style-name="P4">
Description: Roman Kashpur Shchel for an hour, the ATO pіdirvava on the Mini I was flooded without a leg. Protely, staring at ... War with Ukraine 2022, the war with Ukraine is the latest news today, the news war with Ukraine 2022 last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4/kashpur.jpg" text:style-name="Internet_20_link" text:visited-style-name="Visited_20_Internet_20_Link">
kashpur.jpg</text:a>
']</text:p>
      <text:p text:style-name="P4">
Tags: ['ВІДЕО', 'ГУР МОУ', 'ІГРИ НЕСКОРЕНИХ', 'ЛОНДОНСЬКИЙ МАРАФОН', 'ПРОТЕЗИ', 'РОЗВІДНИКИ', 'СПОРТСМЕНИ']</text:p>
      <text:p text:style-name="P4">
Category: News</text:p>
      <!--METADATA-->
      <text:p text:style-name="P4">
<draw:frame draw:style-name="fr1" draw:name="Image330" text:anchor-type="as-char" svg:width="6.9236in" svg:height="3.887764in" draw:z-index="0">
<draw:image xlink:href="../Images/AРМІЯINFORM/2023-04-12T90-00-00-04-00/kashpur.jpg" xlink:type="simple" xlink:show="embed" xlink:actuate="onLoad" draw:mime-type="image/jpeg"/>
</draw:frame>
Romankashpur. Frame from video</text:p>
      <text:p text:style-name="P4">
Roman Kashpur had blown up on a mini during the ATO and left without a leg. However, he began to prosthesis, began to reach seemingly insurmountable peaks. The warrior two years in a row took the first place in the games of the heroes, and later, in Kharkiv, set a record of Ukraine, stretching a 16-ton aircraft!</text:p>
      <text:p text:style-name="P4">
About it <text:a xlink:type="simple" xlink:href="https://gur.gov.ua/content/kolyshnii-voin-rozvidnyk-hotuietsia-probihty-iz-protezom-londonskyi-marafon.html" text:style-name="Internet_20_link" text:visited-style-name="Visited_20_Internet_20_Link">
tells</text:a>
Main Department of Intelligence of the Ministry of Defense of Ukraine.</text:p>
      <text:p text:style-name="P4">
Roman was fascinated after injury on the front line. He volunteered the front during the ATO. He then signed a contract with the armed forces and a consonant. And in 2019, under Marinka, a warrior exploded on a mini. And there was an infinity. But he did not decline.</text:p>
      <text:p text:style-name="P4">
And then there was a large -scale invasion. On February 24, Roman evacuated Zakhakov's family to Khmelnytsky. And he turned back. To defend the city.</text:p>
      <text:p text:style-name="P4">
“The first one and a half months was the active phase of my participation. Directly, Nanula. On the front line. Then there is a gray zone, then in the assault ... The commander gathered people. The unit increased the warehouse and they needed to work with them. People need to be taught, ”the warrior says.</text:p>
      <text:p text:style-name="P4">
When the enemy was expelled from Kharkiv region, the warrior decided to return to sports. And to realize life another dream. The novel on the prosthesis is preparing to run the London marathon. To relax the hero does not allow himself.</text:p>
      <text:p text:style-name="P4">
News Source: <text:a xlink:type="simple" xlink:href="https://armyinform.com.ua/2023/04/12/kolyshnij-voyin-rozvidnyk-iz-protezom-gotuyetsya-probigty-londonskyj-marafon/" text:style-name="Internet_20_link" text:visited-style-name="Visited_20_Internet_20_Link">
https://armyinform.com.ua/2023/04/12/kolyshnij-voyin-rozvidnyk-iz-protezom-gotuyetsya-probigty-londonskyj-marafon/</text:a>
</text:p>
      <!--NEWS-->
      <text:h text:style-name="P10" text:outline-level="1">
<text:span text:style-name="T4">
Natalia Humeniuk: "There are 1 rocket carriers left on the battle duty of 10 enemy ships"</text:span>
</text:h>
      <text:p text:style-name="P4">
Author: ['Анастасія Олехнович']</text:p>
      <text:p text:style-name="P4">
Time: 2023-04-12T91:00:00-04:00</text:p>
      <text:p text:style-name="P4">
Description: Dressing weather, get to finish the Minlivimi, Boyova Hot at the Morce Teazho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gumenyuk2.jpg" text:style-name="Internet_20_link" text:visited-style-name="Visited_20_Internet_20_Link">
gumenyuk2.jpg</text:a>
']</text:p>
      <text:p text:style-name="P4">
Tags: []</text:p>
      <text:p text:style-name="P4">
Category: News</text:p>
      <!--METADATA-->
      <text:p text:style-name="P4">
<draw:frame draw:style-name="fr1" draw:name="Image331" text:anchor-type="as-char" svg:width="6.9236in" svg:height="3.4618in" draw:z-index="0">
<draw:image xlink:href="../Images/AРМІЯINFORM/2023-04-12T91-00-00-04-00/gumenyuk2.jpg" xlink:type="simple" xlink:show="embed" xlink:actuate="onLoad" draw:mime-type="image/jpeg"/>
</draw:frame>
Since the weather conditions are quite variable, the combat situation in the sea is also changing. Nataliagmenyuk, the United Natthravian Press Center of Defense forces of Southern Defense Forces, was reported on the air of the only news.</text:p>
      <ul>
        <li>
When the storm decreased, the enemy was brought to combat duty 2 rocket carriers - reckless and underwater. The total volley was 12 calibers. But now the weather is deteriorating and the excess rocket launcher is again taken to the base point, ”Natalia Humeniuk said. - Now 1 rocket carrier with four rockets is now on the fighting of 10 ships. This is an underwater rocket launcher.</li>
      </ul>
      <text:p text:style-name="P4">
Natalia Humeniuk reminded that the detection of the start of such rockets is complicated, so the alarm should be performed promptly.</text:p>
      <text:p text:style-name="P4">
News Source: <text:a xlink:type="simple" xlink:href="https://armyinform.com.ua/2023/04/12/nataliya-gumenyuk-narazi-na-bojovomu-cherguvanni-z-10-vorozhyh-korabliv-zalyshayetsya-1-raketonosij/" text:style-name="Internet_20_link" text:visited-style-name="Visited_20_Internet_20_Link">
https://armyinform.com.ua/2023/04/12/nataliya-gumenyuk-narazi-na-bojovomu-cherguvanni-z-10-vorozhyh-korabliv-zalyshayetsya-1-raketonosij/</text:a>
</text:p>
      <!--NEWS-->
      <text:h text:style-name="P10" text:outline-level="1">
<text:span text:style-name="T4">
In Kharkiv, they said goodbye to the Ukrainian artist and Ukrainian warrior Anton Derbilov</text:span>
</text:h>
      <text:p text:style-name="P4">
Author: ['Оксана Іванець']</text:p>
      <text:p text:style-name="P4">
Time: 2023-04-12T92:00:00-04:00</text:p>
      <text:p text:style-name="P4">
Description: VIN BUV Schuinoy, Yaku Mi did not get the best of the ociality. The heaven over Kharkova was the very wound ... War with Ukraine 2022, the war with Ukraine is the latest news today, the war with Ukraine 2022 is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4/golovna-24.jpg" text:style-name="Internet_20_link" text:visited-style-name="Visited_20_Internet_20_Link">
golovna-24.jpg</text:a>
', '<text:a xlink:type="simple" xlink:href="https://armyinform.com.ua/wp-content/uploads/2023/04/1-45-150x150.jpg" text:style-name="Internet_20_link" text:visited-style-name="Visited_20_Internet_20_Link">
1-45-150x150.jpg</text:a>
', '<text:a xlink:type="simple" xlink:href="https://armyinform.com.ua/wp-content/uploads/2023/04/2-43-150x150.jpg" text:style-name="Internet_20_link" text:visited-style-name="Visited_20_Internet_20_Link">
2-43-150x150.jpg</text:a>
', '<text:a xlink:type="simple" xlink:href="https://armyinform.com.ua/wp-content/uploads/2023/04/3-37.jpg" text:style-name="Internet_20_link" text:visited-style-name="Visited_20_Internet_20_Link">
3-37.jpg</text:a>
', '<text:a xlink:type="simple" xlink:href="https://armyinform.com.ua/wp-content/uploads/2023/04/4-33.jpg" text:style-name="Internet_20_link" text:visited-style-name="Visited_20_Internet_20_Link">
4-33.jpg</text:a>
', '<text:a xlink:type="simple" xlink:href="https://armyinform.com.ua/wp-content/uploads/2023/04/5-29-150x150.jpg" text:style-name="Internet_20_link" text:visited-style-name="Visited_20_Internet_20_Link">
5-29-150x150.jpg</text:a>
', '<text:a xlink:type="simple" xlink:href="https://armyinform.com.ua/wp-content/uploads/2023/04/6-24-150x150.jpg" text:style-name="Internet_20_link" text:visited-style-name="Visited_20_Internet_20_Link">
6-24-150x150.jpg</text:a>
', '<text:a xlink:type="simple" xlink:href="https://armyinform.com.ua/wp-content/uploads/2023/04/7-12-150x150.jpg" text:style-name="Internet_20_link" text:visited-style-name="Visited_20_Internet_20_Link">
7-12-150x150.jpg</text:a>
', '<text:a xlink:type="simple" xlink:href="https://armyinform.com.ua/wp-content/uploads/2023/04/8-13-150x150.jpg" text:style-name="Internet_20_link" text:visited-style-name="Visited_20_Internet_20_Link">
8-13-150x150.jpg</text:a>
', '<text:a xlink:type="simple" xlink:href="https://armyinform.com.ua/wp-content/uploads/2023/04/9-12-150x150.jpg" text:style-name="Internet_20_link" text:visited-style-name="Visited_20_Internet_20_Link">
9-12-150x150.jpg</text:a>
', '<text:a xlink:type="simple" xlink:href="https://armyinform.com.ua/wp-content/uploads/2023/04/10-11-150x150.jpg" text:style-name="Internet_20_link" text:visited-style-name="Visited_20_Internet_20_Link">
10-11-150x150.jpg</text:a>
']</text:p>
      <text:p text:style-name="P4">
Tags: []</text:p>
      <text:p text:style-name="P4">
Category: News</text:p>
      <!--METADATA-->
      <text:p text:style-name="P4">
<draw:frame draw:style-name="fr1" draw:name="Image332" text:anchor-type="as-char" svg:width="6.9236in" svg:height="4.615733in" draw:z-index="0">
<draw:image xlink:href="../Images/AРМІЯINFORM/2023-04-12T92-00-00-04-00/golovna-24.jpg" xlink:type="simple" xlink:show="embed" xlink:actuate="onLoad" draw:mime-type="image/jpeg"/>
</draw:frame>
<text:span text:style-name="T4">
 he was a person we didn't have time to fully appreciate. </text:span>
</text:p>
      <text:p text:style-name="P4">
In the morning, the sky above Kharkov is crying ... Maybe the city molds a hero who turns home to rest in an eternal sleep in his native Slobozhansky land?</text:p>
      <text:p text:style-name="P4">
… Today Kharkiv said goodbye to the famous Ukrainian artist, sculptor Tamusist Anton Derbilov. The artist died on April 6 during the battle of Zakremen, in Luhansk region.</text:p>
      <text:p text:style-name="P4">
The man was only 43 ... He was a son, a man, a father ...</text:p>
      <text:p text:style-name="P4">
According to friends, with his wife Catherine, they were familiar with their teenage age. About such couples say - "Such love happens once a million!"</text:p>
      <text:p text:style-name="P4">
The couple were artists. At one time, Derbilov founded the Sirko Toys studio. They raised thousands of unique models of tin soldiers. In their collection, the Cossacks from the army of Bohdan Khmelnytsky, soldiers for toy -made arms - from the era of antiquity to the twentieth century. Anton also created brasigetmans and generals of Ukraine and other countries.</text:p>
      <text:p text:style-name="P4">
<text:a xlink:type="simple" xlink:href="https://armyinform.com.ua/wp-content/uploads/2023/04/1-45.jpg" text:style-name="Internet_20_link" text:visited-style-name="Visited_20_Internet_20_Link">
!(Images/AРМІЯINFORM/2023-04-12T92-00-00-04-00/1-45-150x150.jpg)</text:a>
</text:p>
      <text:p text:style-name="P4">
<text:a xlink:type="simple" xlink:href="https://armyinform.com.ua/wp-content/uploads/2023/04/2-43.jpg" text:style-name="Internet_20_link" text:visited-style-name="Visited_20_Internet_20_Link">
<draw:frame draw:style-name="fr1" draw:name="Image333" text:anchor-type="as-char" svg:width="6.9236in" svg:height="6.9236in" draw:z-index="0">
<draw:image xlink:href="../Images/AРМІЯINFORM/2023-04-12T92-00-00-04-00/2-43-150x150.jpg" xlink:type="simple" xlink:show="embed" xlink:actuate="onLoad" draw:mime-type="image/jpeg"/>
</draw:frame>
</text:a>
-Before creating another sculpture, Anton studied military history. For example, when Finnish journalists made a plot with him, he said for a long time that the Russians had borrowed from their countrymen-maskhalates for snipers, hat-hats, etc. He then very impressed our foreign colleagues with his knowledge,-says Ivanna Skiba-Yakubov ...</text:p>
      <text:p text:style-name="P4">
In 2015, the man became a member of Alcohol Ukulele music band. His colleague of the band Yurer Yakubov tells that Anton joined the music collective: recently I found his first message, which he wrote to me with a assistant network: "Good afternoon!We live with you in one area!I wanted to ask how to learn to play? From that day, he became a full member of our team. Was Bariton Ukulele. The most important tools on which he played as percussion is a tsesalic chain and a wrench.</text:p>
      <text:p text:style-name="P4">
For over 20 years, Derbilov's marriage has given birth and raised three daughters - Anna, Oksana and Sofia. All the girls imitated their parents' talent - they have mastered the artistic business.</text:p>
      <text:p text:style-name="P4">
<draw:frame draw:style-name="fr1" draw:name="Image334" text:anchor-type="as-char" svg:width="6.9236in" svg:height="5.1927in" draw:z-index="0">
<draw:image xlink:href="../Images/AРМІЯINFORM/2023-04-12T92-00-00-04-00/3-37.jpg" xlink:type="simple" xlink:show="embed" xlink:actuate="onLoad" draw:mime-type="image/jpeg"/>
</draw:frame>
</text:p>
      <ul>
        <li>
Dad was a cheerful, optimistic and open person. We were always sure that he loved us most in this world!And he protected us with his breath!- says the daughter of warrior Sofia Derbilov.</li>
      </ul>
      <text:p text:style-name="P4">
Since the beginning of the fighting in the Donbass, the artist was actively engaged in volunteering. The Ukrainian unicorn was dressed on February 26, 2022 - on the third day of the co -coma -scale offensive of Russians on the territory of Ukraine. The family then said that it was not possible to protect their girls who refused to leave Kharkiv the most difficult minutes ...</text:p>
      <text:p text:style-name="P4">
Once Anton received a weapon, together with his brothers as part of the Fifth Slobozhansky Brigade of the National Guard of Ukraine, went to carry out the combat mission of the image of the northern outskirts of Kharkiv.</text:p>
      <text:p text:style-name="P4">
<draw:frame draw:style-name="fr1" draw:name="Image335" text:anchor-type="as-char" svg:width="6.9236in" svg:height="9.202618in" draw:z-index="0">
<draw:image xlink:href="../Images/AРМІЯINFORM/2023-04-12T92-00-00-04-00/4-33.jpg" xlink:type="simple" xlink:show="embed" xlink:actuate="onLoad" draw:mime-type="image/jpeg"/>
</draw:frame>
- I was a part of the group of "hubs for tanks", - said the warrior. - He was led to Kharkiv Ring, to the direction of a probable enemy breakthrough. Our main purpose was to stop enemy armored vehicles. They went there for days, and they stayed for about a hundred - they got married, created a strong fortress.</text:p>
      <text:p text:style-name="P4">
The artist shared that everything he worked all his life - to draw, to play dandy tools, to mold, etc. - temporarily had to be left in the past. On February 26, 2022, a new life with new priorities began - had to be papied small arms, grenade launcher, and explosive. Anton reported that he could only perceive himself in a new image of a serviceman when he released the Cossack mustache.</text:p>
      <text:p text:style-name="P4">
The soldier of Derbilov Anton was a veteran of Slobozhansky counter -offensive. It was medals "for bravery in battle", "The indomitable heroes of the Russo-Ukrainian War" and for the "valiant service".</text:p>
      <ul>
        <li>
I always looked at Anton with delight!He was my idol - a talented artist, a wonderful family man, a real Ukrainian warrior who will always come to the rescue, put his shoulder, lift the fighting spirit of his brothers. He has always gone forward, no matter how difficult it was, - says the brothers who died on the pseudo "Lizashur".</li>
      </ul>
      <text:p text:style-name="P4">
On April 6, this year, as a result of mortar shelling, Anton Derbilov was disconnected with life and died on a battlefield with weapons in his hands.</text:p>
      <ul>
        <li>
Anton was a man of high standards, one of those whom we do not have to appreciate. And now we are all filled with anger because the Russians killy, which could give a lot to Ukraine!I do not like the phrase "dying the best", but unfortunately, the best die ... Unfortunately, the love that it was surrounded is unobtrusive,-shares Ivanna Skiba-Yakubova ...</li>
      </ul>
      <text:p text:style-name="P4">
<text:a xlink:type="simple" xlink:href="https://armyinform.com.ua/wp-content/uploads/2023/04/6-24.jpg" text:style-name="Internet_20_link" text:visited-style-name="Visited_20_Internet_20_Link">
<draw:frame draw:style-name="fr1" draw:name="Image336" text:anchor-type="as-char" svg:width="6.9236in" svg:height="6.9236in" draw:z-index="0">
<draw:image xlink:href="../Images/AРМІЯINFORM/2023-04-12T92-00-00-04-00/6-24-150x150.jpg" xlink:type="simple" xlink:show="embed" xlink:actuate="onLoad" draw:mime-type="image/jpeg"/>
</draw:frame>
</text:a>
</text:p>
      <text:p text:style-name="P4">
<text:a xlink:type="simple" xlink:href="https://armyinform.com.ua/wp-content/uploads/2023/04/7-12.jpg" text:style-name="Internet_20_link" text:visited-style-name="Visited_20_Internet_20_Link">
<draw:frame draw:style-name="fr1" draw:name="Image337" text:anchor-type="as-char" svg:width="6.9236in" svg:height="6.9236in" draw:z-index="0">
<draw:image xlink:href="../Images/AРМІЯINFORM/2023-04-12T92-00-00-04-00/7-12-150x150.jpg" xlink:type="simple" xlink:show="embed" xlink:actuate="onLoad" draw:mime-type="image/jpeg"/>
</draw:frame>
</text:a>
</text:p>
      <text:p text:style-name="P4">
<text:a xlink:type="simple" xlink:href="https://armyinform.com.ua/wp-content/uploads/2023/04/8-13.jpg" text:style-name="Internet_20_link" text:visited-style-name="Visited_20_Internet_20_Link">
<draw:frame draw:style-name="fr1" draw:name="Image338" text:anchor-type="as-char" svg:width="6.9236in" svg:height="6.9236in" draw:z-index="0">
<draw:image xlink:href="../Images/AРМІЯINFORM/2023-04-12T92-00-00-04-00/8-13-150x150.jpg" xlink:type="simple" xlink:show="embed" xlink:actuate="onLoad" draw:mime-type="image/jpeg"/>
</draw:frame>
</text:a>
</text:p>
      <text:p text:style-name="P4">
<text:a xlink:type="simple" xlink:href="https://armyinform.com.ua/wp-content/uploads/2023/04/9-12.jpg" text:style-name="Internet_20_link" text:visited-style-name="Visited_20_Internet_20_Link">
<draw:frame draw:style-name="fr1" draw:name="Image339" text:anchor-type="as-char" svg:width="6.9236in" svg:height="6.9236in" draw:z-index="0">
<draw:image xlink:href="../Images/AРМІЯINFORM/2023-04-12T92-00-00-04-00/9-12-150x150.jpg" xlink:type="simple" xlink:show="embed" xlink:actuate="onLoad" draw:mime-type="image/jpeg"/>
</draw:frame>
</text:a>
</text:p>
      <text:p text:style-name="P4">
<text:a xlink:type="simple" xlink:href="https://armyinform.com.ua/wp-content/uploads/2023/04/10-11.jpg" text:style-name="Internet_20_link" text:visited-style-name="Visited_20_Internet_20_Link">
<draw:frame draw:style-name="fr1" draw:name="Image340" text:anchor-type="as-char" svg:width="6.9236in" svg:height="6.9236in" draw:z-index="0">
<draw:image xlink:href="../Images/AРМІЯINFORM/2023-04-12T92-00-00-04-00/10-11-150x150.jpg" xlink:type="simple" xlink:show="embed" xlink:actuate="onLoad" draw:mime-type="image/jpeg"/>
</draw:frame>
</text:a>
****</text:p>
      <text:p text:style-name="P4">
_Opto of the author and from the family archive of the Derbilov family</text:p>
      <text:p text:style-name="P4">
News Source: <text:a xlink:type="simple" xlink:href="https://armyinform.com.ua/2023/04/12/u-harkovi-poproshhalysya-z-ukrayinskym-mytczem-ta-ukrayinskym-voyinom-antonom-derbilovym/" text:style-name="Internet_20_link" text:visited-style-name="Visited_20_Internet_20_Link">
https://armyinform.com.ua/2023/04/12/u-harkovi-poproshhalysya-z-ukrayinskym-mytczem-ta-ukrayinskym-voyinom-antonom-derbilovym/</text:a>
</text:p>
      <!--NEWS-->
      <text:h text:style-name="P10" text:outline-level="1">
<text:span text:style-name="T4">
Spain will put 6 Leopard tanks in Ukraine and 20 APC by the end of April</text:span>
</text:h>
      <text:p text:style-name="P4">
Author: ['В’ячеслав Ржеуцький']</text:p>
      <text:p text:style-name="P4">
Time: 2023-04-12T93:00:00-04:00</text:p>
      <text:p text:style-name="P4">
Description: Ispaniya to Kinzi Kvіtyn to put in Ukrainian 6 Basitsovi Tanks Leopard, Yaki Buli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ministr-2.jpg" text:style-name="Internet_20_link" text:visited-style-name="Visited_20_Internet_20_Link">
ministr-2.jpg</text:a>
']</text:p>
      <text:p text:style-name="P4">
Tags: ['STOPRUSSIA', 'ПІДТРИМКА ПАРТНЕРІВ', 'СВІТ ПІДТРИМУЄ УКРАЇНУ', 'УКРАЇНА - ІСПАНІЯ']</text:p>
      <text:p text:style-name="P4">
Category: News</text:p>
      <!--METADATA-->
      <text:p text:style-name="P4">
<draw:frame draw:style-name="fr1" draw:name="Image341" text:anchor-type="as-char" svg:width="6.9236in" svg:height="5.103575in" draw:z-index="0">
<draw:image xlink:href="../Images/AРМІЯINFORM/2023-04-12T93-00-00-04-00/ministr-2.jpg" xlink:type="simple" xlink:show="embed" xlink:actuate="onLoad" draw:mime-type="image/jpeg"/>
</draw:frame>
By the end of April, Spain will put 6 main LEOPARD combat tanks in Ukraine, which have been restored from the country's government as part of the relevant obligations.</text:p>
      <text:p text:style-name="P4">
This was announced by the Minister of Defense of Spain Margarita Robles at a joint press conference with the Minister of Defense of Ukraine Oleksiy Reznikov on Tuesday, April 12 in Madrid.</text:p>
      <text:p text:style-name="P4">
“There will be 6 Leopards from Spain soon, which have been restored and we will also have 20 APCs with them. We expect that by the end of the month they have to reach Ukraine, ”said Margarita Robles adding that 4 Leopard is currently being restored, which is also planned to be sent to Ukraine later.</text:p>
      <text:p text:style-name="P4">
The minister also reported that the results of today's meeting to continue to continue the preparation of Ukrainian police officers, noting that today the Spanish side has already conducted the preparation of 1 thousand Ukrainian soldiers.</text:p>
      <text:p text:style-name="P4">
She added that in the framework of a meeting with a Ukrainian colleague, the parties also considered other important ways of further cooperation.</text:p>
      <ul>
        <li>
Ukraine now not only protects its sovereignty and its territorial complexity, it protects our common values. That is why our support, as well as supporting the whole of Europe, will continue and will continue as much as it will be necessary, - said Margarita Robles.</li>
      </ul>
      <text:p text:style-name="P4">
In turn, the Minister of Defense of Ukraine Alexei Reznikov thanked the Government of Spain for the defense and humanitarian aid provided to Ukraine, emphasizing that Spain was one of the initiators of the creation of a "tank coalition", through which Ukraine receives modern combat vehicles.</text:p>
      <text:p text:style-name="P4">
-For me, a special priority is to preserve the life of our warriors on the battlefield, I am very grateful that we receive combat vehicles from Spain-tanksleopard, M-113 and I hope we will get even more. Spain joined the Tank Coalition, which was created in the fields of the Ramstein Club, so at the end of the month, I hope that in Ukraine will be heard as Leopard growl with a spanning accent, "the minister said.</text:p>
      <text:p text:style-name="P4">
News Source: <text:a xlink:type="simple" xlink:href="https://armyinform.com.ua/2023/04/12/ispaniya-postavyt-v-ukrayinu-6-tankiv-leopard-j-20-btr-do-kinczya-kvitnya/" text:style-name="Internet_20_link" text:visited-style-name="Visited_20_Internet_20_Link">
https://armyinform.com.ua/2023/04/12/ispaniya-postavyt-v-ukrayinu-6-tankiv-leopard-j-20-btr-do-kinczya-kvitnya/</text:a>
</text:p>
      <!--NEWS-->
      <text:h text:style-name="P10" text:outline-level="1">
<text:span text:style-name="T4">
Free legal aid for internally displaced persons and citizens from temporarily occupied territories will become even more accessible</text:span>
</text:h>
      <text:p text:style-name="P4">
Author: ['АРМІЯINFORM']</text:p>
      <text:p text:style-name="P4">
Time: 2023-04-12T94:00:00-04:00</text:p>
      <text:p text:style-name="P4">
Description: The Verkhovna Rada was given the law (Prochkt No. 7473-D), Yaki Rodshiryryu, Imported by the Imparted ... War with Ukraine 2022, War with Ukraine Latest News today, News War with Ukraine 2022 Last today, will there be a war between Ukraine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1/minreintegracziyi-01.jpg" text:style-name="Internet_20_link" text:visited-style-name="Visited_20_Internet_20_Link">
minreintegracziyi-01.jpg</text:a>
']</text:p>
      <text:p text:style-name="P4">
Tags: ['ВНУТРІШНЬО ПЕРЕМІЩЕНІ ОСОБИ', 'ДОПОМОГА ВПО', 'МІНРЕІНТЕГРАЦІЇ']</text:p>
      <text:p text:style-name="P4">
Category: News</text:p>
      <!--METADATA-->
      <text:p text:style-name="P4">
<draw:frame draw:style-name="fr1" draw:name="Image342" text:anchor-type="as-char" svg:width="6.9236in" svg:height="5.1927in" draw:z-index="0">
<draw:image xlink:href="../Images/AРМІЯINFORM/2023-04-12T94-00-00-04-00/minreintegracziyi-01.jpg" xlink:type="simple" xlink:show="embed" xlink:actuate="onLoad" draw:mime-type="image/jpeg"/>
</draw:frame>
The Verkhovna Rada passed the law(In 7473 to Prote), which expands the access of IDPs from temporarily occupied territories to free secondary legal aid, <text:a xlink:type="simple" xlink:href="https://minre.gov.ua/2023/04/12/bezoplatna-pravnycha-dopomoga-dlya-vnutrishno-peremishhenyh-osib-ta-gromadyan-iz-tymchasovo-okupovanyh-terytorij-stane-shhe-dostupnishoyu-rishennya-vru/" text:style-name="Internet_20_link" text:visited-style-name="Visited_20_Internet_20_Link">
reports</text:a>
Ministry of Reintegration.</text:p>
      <text:p text:style-name="P4">
It is about the following types of legal services:</text:p>
      <ul>
        <li>
implementation of representation of interests in courts, other state bodies, local self -government bodies, before other persons; * Drawing documents of a procedural nature.</li>
      </ul>
      <text:p text:style-name="P4">
In particular, citizens living on a tot will be able to seek free law for damages as a result of destruction of real estate damage in connection with Russia's aggression.</text:p>
      <text:p text:style-name="P4">
It is envisaged that you can seek this help with a phone or online.</text:p>
      <text:p text:style-name="P4">
News Source: <text:a xlink:type="simple" xlink:href="https://armyinform.com.ua/2023/04/12/bezoplatna-pravnycha-dopomoga-dlya-vnutrishno-peremishhenyh-osib-ta-gromadyan-iz-tymchasovo-okupovanyh-terytorij-stane-shhe-dostupnishoyu/" text:style-name="Internet_20_link" text:visited-style-name="Visited_20_Internet_20_Link">
https://armyinform.com.ua/2023/04/12/bezoplatna-pravnycha-dopomoga-dlya-vnutrishno-peremishhenyh-osib-ta-gromadyan-iz-tymchasovo-okupovanyh-terytorij-stane-shhe-dostupnishoyu/</text:a>
</text:p>
      <!--NEWS-->
      <text:h text:style-name="P10" text:outline-level="1">
<text:span text:style-name="T4">
Ukraine will offer Spanish manufacturers of weapons the creation of joint ventures - Alexei Reznikov</text:span>
</text:h>
      <text:p text:style-name="P4">
Author: ['В’ячеслав Ржеуцький']</text:p>
      <text:p text:style-name="P4">
Time: 2023-04-12T95:00:00-04:00</text:p>
      <text:p text:style-name="P4">
Description: The Minsky Castle of the Defense of Ukraine Proponum is the Pidpromisti of the Viexkovo-Promoslovaya Complex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bez-nazvy.jpg" text:style-name="Internet_20_link" text:visited-style-name="Visited_20_Internet_20_Link">
bez-nazvy.jpg</text:a>
']</text:p>
      <text:p text:style-name="P4">
Tags: ['STOPRUSSIA', 'ПІДТРИМКА ПАРТНЕРІВ', 'СВІТ ПІДТРИМУЄ УКРАЇНУ', 'УКРАЇНА - ІСПАНІЯ']</text:p>
      <text:p text:style-name="P4">
Category: News</text:p>
      <!--METADATA-->
      <text:p text:style-name="P4">
<draw:frame draw:style-name="fr1" draw:name="Image343" text:anchor-type="as-char" svg:width="6.9236in" svg:height="4.065812in" draw:z-index="0">
<draw:image xlink:href="../Images/AРМІЯINFORM/2023-04-12T95-00-00-04-00/bez-nazvy.jpg" xlink:type="simple" xlink:show="embed" xlink:actuate="onLoad" draw:mime-type="image/jpeg"/>
</draw:frame>
The Ministry of Defense of Ukraine will propose to the enterprises of the military-industrial complex of Spain to consider the creation of joint enterprises for the production of ammunition and weapons. This was announced today by the Minister of Defense of Ukraine Alexei Reznikov in Madrid.</text:p>
      <text:p text:style-name="P4">
According to him, the relevant proposals will be voiced by the Ukrainian side during the relevant meetings, which will take place within the framework of the working trip of the Minister of Defense of Ukraine to Spain.</text:p>
      <text:p text:style-name="P4">
“I am ready to discuss with them not only the possibilities of obtaining products under contract, but also the possibility of creating joint ventures together with Ukrainian. It seems to me that it will be a win-win situation for both countries, ”Report Reznikov.</text:p>
      <text:p text:style-name="P4">
News Source: <text:a xlink:type="simple" xlink:href="https://armyinform.com.ua/2023/04/12/ukrayina-proponuvatyme-ispanskym-vyrobnykam-ozbroyennya-stvorennya-spilnyh-pidpryyemstv-oleksij-reznikov/" text:style-name="Internet_20_link" text:visited-style-name="Visited_20_Internet_20_Link">
https://armyinform.com.ua/2023/04/12/ukrayina-proponuvatyme-ispanskym-vyrobnykam-ozbroyennya-stvorennya-spilnyh-pidpryyemstv-oleksij-reznikov/</text:a>
</text:p>
      <!--NEWS-->
      <text:h text:style-name="P10" text:outline-level="1">
<text:span text:style-name="T4">
Ukraine and Spain discussed the issues of cooperation in the field of naval operations</text:span>
</text:h>
      <text:p text:style-name="P4">
Author: ['В’ячеслав Ржеуцький']</text:p>
      <text:p text:style-name="P4">
Time: 2023-04-12T96:00:00-04:00</text:p>
      <text:p text:style-name="P4">
Description: Mainstrostani Ukrainian, the same time in Madrid, was discussed by Madrid ... War with Ukraine 2022, war with Ukraine latest news today, news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630_360_1599734550-215.jpg" text:style-name="Internet_20_link" text:visited-style-name="Visited_20_Internet_20_Link">
630_360_1599734550-215.jpg</text:a>
']</text:p>
      <text:p text:style-name="P4">
Tags: ['STOPRUSSIA', 'ПІДТРИМКА ПАРТНЕРІВ', 'СВІТ ПІДТРИМУЄ УКРАЇНУ', 'УКРАЇНА - ІСПАНІЯ']</text:p>
      <text:p text:style-name="P4">
Category: News</text:p>
      <!--METADATA-->
      <text:p text:style-name="P4">
<draw:frame draw:style-name="fr1" draw:name="Image344" text:anchor-type="as-char" svg:width="6.9236in" svg:height="3.956343in" draw:z-index="0">
<draw:image xlink:href="../Images/AРМІЯINFORM/2023-04-12T96-00-00-04-00/630_360_1599734550-215.jpg" xlink:type="simple" xlink:show="embed" xlink:actuate="onLoad" draw:mime-type="image/jpeg"/>
</draw:frame>
The Ministers of Defense of Ukraine and Spain during today's negotiations in Madridididyroid issues of cooperation in the field of naval operations. The Minister of Defense of Ukraine Oleksiy Reznikov was reported about this at a press conference.</text:p>
      <text:p text:style-name="P4">
According to him, the parties discussed, in particular, the issue of strengthening the capacity of Ukraine to ensure the de -occupation</text:p>
      <text:p text:style-name="P4">
“We are interested in the experience and examination of the Spanish fleet in the direction of amphibian surveys. Our Marines have the opportunity to obtain a training course and use the Spanish fleet, ”said Ministry of Treasury Alexei Reznikov, noting that the parties will continue to discuss the possible assistance, which does not reduce the disability of the Navy of Spain.</text:p>
      <text:p text:style-name="P4">
News Source: <text:a xlink:type="simple" xlink:href="https://armyinform.com.ua/2023/04/12/ukrayina-i-ispaniya-obgovoryly-pytannya-spivrobitnycztva-u-sferi-vijskovo-morskyh-operaczij/" text:style-name="Internet_20_link" text:visited-style-name="Visited_20_Internet_20_Link">
https://armyinform.com.ua/2023/04/12/ukrayina-i-ispaniya-obgovoryly-pytannya-spivrobitnycztva-u-sferi-vijskovo-morskyh-operaczij/</text:a>
</text:p>
      <!--NEWS-->
      <text:h text:style-name="P10" text:outline-level="1">
<text:span text:style-name="T4">
Volodymyr Zelenskyy: "There will be no ruins in Ukraine - this is our goal"</text:span>
</text:h>
      <text:p text:style-name="P4">
Author: ['АРМІЯINFORM']</text:p>
      <text:p text:style-name="P4">
Time: 2023-04-12T97:00:00-04:00</text:p>
      <text:p text:style-name="P4">
Description: I am healthy, Shanovna Ukrainian!Puppying a fate with a special format from Zustrichi ... The war with Ukraine 2022, the war with Ukraine is the latest news today, the war with Ukraine 2022 is the last today, will there be a war between Ukraine and Russia and when, the war with Ukraine will be or not in 2022 , Will there be a war with Ukraine in the near future, they say, the war with Ukraine, Ukrainian news today, Ukrainian news in Ukrainian media in Russian</text:p>
      <text:p text:style-name="P4">
Images: []</text:p>
      <text:p text:style-name="P4">
Tags: ['STOPRUSSIA', 'ВІДЕОЗВЕРНЕННЯ ПРЕЗИДЕНТА УКРАЇНИ', 'ВІЙНА', 'ВОЛОДИМИР ЗЕЛЕНСЬКИЙ', 'ВТОРГНЕННЯ РФ', 'ПРЕЗИДЕНТ УКРАЇНИ']</text:p>
      <text:p text:style-name="P4">
Category: News</text:p>
      <!--METADATA-->
      <text:p text:style-name="P4">
<text:span text:style-name="T4">
 _ I wish health, dear Ukrainians!_ </text:span>
</text:p>
      <text:p text:style-name="P4">
He has just participated in the meeting of a special format of support of Ukraine - financial. This event takes place in Washington and unites ministers of financial democracies - our partners, the European Commission, Heads of International Financial Institutions: the IMF, the World Bank, the European Bank for Reconstruction and Development. The theme is first and foremost recovery. Restoration of our country after the battlefields.</text:p>
      <text:p text:style-name="P4">
I thanked my partners for helping us to maintain sustainability, our financial stability. And he urged to be more active so that Ukrainians could be more active in rebuilding, returning to Ukrainians a normal life.</text:p>
      <text:p text:style-name="P4">
There will be no ruins in Ukraine. This is our goal. And it will be quite a specific dioxide of the full loss of the terrorist state.</text:p>
      <text:p text:style-name="P4">
Moreover, the world knows the decisions - about the assets of Russia, Russian officials, oligarchs, who were rich, while their state became a terrorist ... All these are activated to compensate for losses to those to whom Russia brought pain and suffering. . The war should be the most expensive for the aggressor. And we do everything for that. Thank the partners who support us.</text:p>
      <text:p text:style-name="P4">
He met today in Kiev with a delegation of the US Senate - a two -party delegation. I informed what is happening on the battlefield now and about our opportunities. As well as we always, we have demonstrated that our relations with America in the supply of weapons, in financial support are completely clean, completely transparent. The partners have a full vision of each unit and every unit of weapons. And it is important that no artificial manipulations are spoiled by our trust.</text:p>
      <text:p text:style-name="P4">
Of course, I was pleased to hear from our guests from the United States positive words about Ukraine and what we manage to achieve together the fate of terror.</text:p>
      <text:p text:style-name="P4">
It was very emotionally and honorable to me today to congratulate our young police and rescuers of the SES with completion of study. More than 3 thousand youth - professional and patriotic - are now joining those who want to protect the safety and normality of life. They will also work in the Quaregions, where it is most dangerous. The distribution will be served in frontlines, in the border - in Kharkiv, Sumy region. There are those who will fight the new assault teams.I believe that today's graduates of the Ministry of Internal Affairs are justifying human hopes.</text:p>
      <text:p text:style-name="P4">
By the way, I would like to celebrate such defenders now - such rescuers, in particular from Nikopol. SES of Major Artem Shuldyakova, Lieutenant Fyodor Zaykina, Senior Sergeant Vasyl Muzychenko, Junior Satistant Vitaliy Bulkin. Thank you guys for the rescue of the Ukrainians of post -Russian rocket strokes!</text:p>
      <text:p text:style-name="P4">
I will also note the police crews - "White Angels" who save our people in the home, evacuate, send humanitarian aid, resuscitated ...</text:p>
      <text:p text:style-name="P4">
I thank the police Gennady Yudin from Avdiivka for the salvation of children, Paramedic Popi, one of the White Angels in the Mariinsky Front. They have already rescued hundreds of our people, including seriously wounded.</text:p>
      <text:p text:style-name="P4">
I also thank today especially the explosion of the National Police Vladimir Perepelytsya, who works for mine in Kherson region, works very effectively.</text:p>
      <text:p text:style-name="P4">
And one more.</text:p>
      <text:p text:style-name="P4">
Today in our country traditionally celebrates the Day of employees of the rocket and space industry. The industry that always made glory to Ukraine. And I'm sure he will do!</text:p>
      <text:p text:style-name="P4">
Thank you all who have retained our potential. Our current level of integration is international relations, our level of power - both the state and society - for which Ukraine deserves, the level of our people - all this will allow Ukraine to take in the development of outer space along with the advanced states, and our business - along with advanced companies.</text:p>
      <text:p text:style-name="P4">
But first - we will win!In particular, thanks to Ukrainian rockets.</text:p>
      <text:p text:style-name="P4">
Glory to all our soldiers who are in battle now!</text:p>
      <text:p text:style-name="P4">
Thank you all who help Ukraine!</text:p>
      <text:p text:style-name="P4">
Thank you to everyone who protects our people and protects Ukrainian life!</text:p>
      <text:p text:style-name="P4">
<text:span text:style-name="T4">
<text:span text:style-name="T5">
Glory to Ukraine!</text:span>
</text:span>
</text:p>
      <text:p text:style-name="P4">
Source: <text:a xlink:type="simple" xlink:href="https://www.president.gov.ua/news/zhodnoyi-ruyini-v-ukrayini-ne-bude-ce-nasha-meta-zvernennya-82237" text:style-name="Internet_20_link" text:visited-style-name="Visited_20_Internet_20_Link">
Presidential Office of Ukraine</text:a>
</text:p>
      <text:p text:style-name="P4">
News Source: <text:a xlink:type="simple" xlink:href="https://armyinform.com.ua/2023/04/12/my-nichogo-ne-zbyrayemosya-zabuvaty-j-proshhaty-vbyvczyam-zakonna-vidpovidalnist-bude-za-vse-prezydent-ukrayiny/" text:style-name="Internet_20_link" text:visited-style-name="Visited_20_Internet_20_Link">
https://armyinform.com.ua/2023/04/12/my-nichogo-ne-zbyrayemosya-zabuvaty-j-proshhaty-vbyvczyam-zakonna-vidpovidalnist-bude-za-vse-prezydent-ukrayiny/</text:a>
</text:p>
      <!--NEWS-->
      <text:h text:style-name="P10" text:outline-level="1">
<text:span text:style-name="T4">
The Agreement on attracting additional $ 200 million was signed for the restoration of Ukrainian energy</text:span>
</text:h>
      <text:p text:style-name="P4">
Author: ['АРМІЯINFORM']</text:p>
      <text:p text:style-name="P4">
Time: 2023-04-12T98:00:00-04:00</text:p>
      <text:p text:style-name="P4">
Description: 12 Kvіtyni PID Hour Robocho Vasyton (USA) Prem-Miniristr Denis Schmigal Proviv ... War with Ukraine 2022, War with Ukraine Latest News today, News War with Ukraine 2022 Last for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4/thumb_202277_820_360_0_0_auto.jpg" text:style-name="Internet_20_link" text:visited-style-name="Visited_20_Internet_20_Link">
thumb_202277_820_360_0_0_auto.jpg</text:a>
']</text:p>
      <text:p text:style-name="P4">
Tags: ['ДЕНИС ШМИГАЛЬ', 'МІЖНАРОДНА ДОПОМОГА', 'ПІДТРИМКА ПАРТНЕРІВ', 'СВІТ ПІДТРИМУЄ УКРАЇНУ']</text:p>
      <text:p text:style-name="P4">
Category: News</text:p>
      <!--METADATA-->
      <text:p text:style-name="P4">
<draw:frame draw:style-name="fr1" draw:name="Image345" text:anchor-type="as-char" svg:width="6.9236in" svg:height="4.610104in" draw:z-index="0">
<draw:image xlink:href="../Images/AРМІЯINFORM/2023-04-12T98-00-00-04-00/thumb_202277_820_360_0_0_auto.jpg" xlink:type="simple" xlink:show="embed" xlink:actuate="onLoad" draw:mime-type="image/jpeg"/>
</draw:frame>
April 12 during a working visit to Washington(USA)Prime Minister Denyshigal met with the World Bank's leadership. The meeting is also taken by the Chairman of the National Bank of Ukraine Andriy Pyshny and Minister of Finance of Ukraine Sergey Marchenko, <text:a xlink:type="simple" xlink:href="https://www.kmu.gov.ua/news/denys-shmyhal-u-vashynhtoni-pidpysav-uhodu-pro-zaluchennia-dodatkovykh-200-mln-dolariv-na-vidnovlennia-ukrainskoi-enerhetyky" text:style-name="Internet_20_link" text:visited-style-name="Visited_20_Internet_20_Link">
reports</text:a>
Government portal.</text:p>
      <text:p text:style-name="P4">
During the meeting, Denis Schmigal, together with the head of the World Bank Director of Operational Activity Anna Bierde, signed an agreement on granting a grantmultidonic target fund for Ukraine's energy restoration. The suggant will be $ 200 million.</text:p>
      <text:p text:style-name="P4">
According to Denis Shmigal, the restoration of Ukraine begins this year, and energy is one of the priorities.</text:p>
      <text:p text:style-name="P4">
“The funds raised from the World Bank will be allocated for the reconstruction of the electrical network and heat supply systems in Kyiv, Kharkiv, Mykolaiv, Sumy and the Chernihiv region. This winter we have won Russia in the battle for light and Uzhezaraz we are preparing for the next heating season, ”the Prime Minister of Ukraine emphasized.</text:p>
      <text:p text:style-name="P4">
Within the framework of the reconstruction program, Ukraine and the World Bank are also activating three projects: in the field of energy-the project of Re-Pover, in the field of transport infrastructure-the project Relinc, in the field of health care-the project of Healukraine.</text:p>
      <text:p text:style-name="P4">
Denis Shmigal emphasized that Ukraine's restoration will become the largest project of development in Europe since World War II and Ukraine is now mobilizing the support of partners for its implementation.</text:p>
      <text:p text:style-name="P4">
“We have discussed jointly with the Financial Ramstein's joint work with representatives of the World Bank, as well as to prepare the project of military risk insurance for foreign investment. It is a key tool to attract these investment now without waiting for the war, ”said the head of the Ukrainian lawyer.</text:p>
      <text:p text:style-name="P4">
Denis Shmigal thanked the World Bank for the support of Ukraine and the renewal program implemented by the government.</text:p>
      <text:p text:style-name="P4">
News Source: <text:a xlink:type="simple" xlink:href="https://armyinform.com.ua/2023/04/12/pidpysano-ugodu-pro-zaluchennya-dodatkovyh-200-mln-dolariv-na-vidnovlennya-ukrayinskoyi-energetyky/" text:style-name="Internet_20_link" text:visited-style-name="Visited_20_Internet_20_Link">
https://armyinform.com.ua/2023/04/12/pidpysano-ugodu-pro-zaluchennya-dodatkovyh-200-mln-dolariv-na-vidnovlennya-ukrayinskoyi-energetyky/</text:a>
</text:p>
      <!--NEWS-->
      <text:h text:style-name="P10" text:outline-level="1">
<text:span text:style-name="T4">
Short. War. Day 414. Videoodigest</text:span>
</text:h>
      <text:p text:style-name="P4">
Author: ['АРМІЯINFORM']</text:p>
      <text:p text:style-name="P4">
Time: 2023-04-12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ДЕО', 'ВІДЕОДАЙДЖЕСТ', 'ВІЙНА', 'ВТОРГНЕННЯ РФ', 'ГШ ЗСУ']</text:p>
      <text:p text:style-name="P4">
Category: News</text:p>
      <!--METADATA-->
      <text:p text:style-name="P4">
News Source: <text:a xlink:type="simple" xlink:href="https://armyinform.com.ua/2023/04/12/korotko-vijna-den-414-videodajdzhest/" text:style-name="Internet_20_link" text:visited-style-name="Visited_20_Internet_20_Link">
https://armyinform.com.ua/2023/04/12/korotko-vijna-den-414-videodajdzhest/</text:a>
</text:p>
      <!--NEWS-->
      <text:h text:style-name="P10" text:outline-level="1">
<text:span text:style-name="T4">
The Czech President of the Prisoner's Stand</text:span>
</text:h>
      <text:p text:style-name="P4">
Authors: Ukrinform (Person)</text:p>
      <text:p text:style-name="P4">
Publisher: Укринформ (Organization)</text:p>
      <text:p text:style-name="P4">
Published Time: 2023-04-13T-31:20:00+03:00</text:p>
      <text:p text:style-name="P4">
Modified Time: 2023-04-13T00:20:00+03:00</text:p>
      <text:p text:style-name="P4">
Description: If the reliability of the video with the beheading of the Ukrainian prisoner of war is confirmed, the Russian military will stand on par with the terrorists of ISIL. - Ukrinform.</text:p>
      <text:p text:style-name="P4">
Images: ["<text:a xlink:type="simple" xlink:href="https://static.ukrinform.com/photos/2023_02/thumb_files/630_360_1676727661-548.jpg" text:style-name="Internet_20_link" text:visited-style-name="Visited_20_Internet_20_Link">
630_360_16767...</text:a>
"]</text:p>
      <text:p text:style-name="P4">
Tags: ['Чехія', 'Страта', 'Воєнні злочини', 'Війна з росією', 'Петр Павел']</text:p>
      <text:p text:style-name="P4">
Type: Article</text:p>
      <!--METADATA-->
      <text:p text:style-name="P4">
<draw:frame draw:style-name="fr1" draw:name="Image346" text:anchor-type="as-char" svg:width="6.9236in" svg:height="3.956343in" draw:z-index="0">
<draw:image xlink:href="../Images/yкринформ/2023-04-13T-31-20-00-03-00/630_360_1676727661-548.jpg" xlink:type="simple" xlink:show="embed" xlink:actuate="onLoad" draw:mime-type="image/jpeg"/>
</draw:frame>
If the disagreement of the Ukrainian prisoner of war is confirmed, the Russian military will stand on par with the ISIL terrorists.</text:p>
      <text:p text:style-name="P4">
According to Ukrinform with reference to <text:a xlink:type="simple" xlink:href="https://www.ceskenoviny.cz/zpravy/pavel-kdyby-bylo-brutalni-video-prave-rusove-by-stanuli-po-boku-isis/2351205" text:style-name="Internet_20_link" text:visited-style-name="Visited_20_Internet_20_Link">
</text:a>
, the President of the Czech Republic Petrpavel said.</text:p>
      <text:p text:style-name="P4">
"If the video is confirmed, the Russian military will be condemned with IDIL, and everyone should be condemned," Pavel said.</text:p>
      <text:p text:style-name="P4">
<text:span text:style-name="T4">
 Read also: </text:span>
 <text:span text:style-name="T4">
 <text:a xlink:type="simple" xlink:href="https://www.ukrinform.ua/rubric-polytics/3695103-gensek-oon-u-zahu-vid-video-zi-stratou-ukrainskogo-polonenogo.html" text:style-name="Internet_20_link" text:visited-style-name="Visited_20_Internet_20_Link">
</text:a>
</text:span>
</text:p>
      <text:p text:style-name="P4">
He noted that to confirm the accuracy of the video to conclude this particular case prematurely.</text:p>
      <text:p text:style-name="P4">
At the same time, Paul recalled many other well-documented cases committed during the Russian War in Ukraine, which has no place in the 21st century.</text:p>
      <text:p text:style-name="P4">
<text:span text:style-name="T4">
 Read also: </text:span>
 <text:span text:style-name="T4">
 <text:a xlink:type="simple" xlink:href="https://www.ukrinform.ua/rubric-polytics/3694939-video-zi-stratou-polonenogo-malo-nalakati-ale-vijslo-navpaki-posol-britanii.html" text:style-name="Internet_20_link" text:visited-style-name="Visited_20_Internet_20_Link">
</text:a>
</text:span>
</text:p>
      <text:p text:style-name="P4">
It was reported that two videos have appeared on the network with allegedly beheaded Ukrainian defenders.</text:p>
      <text:p text:style-name="P4">
According to the information _ <text:span text:style-name="T4">
 <text:a xlink:type="simple" xlink:href="https://www.ukrinform.ua/rubric-ato/3694690-cnn-viavilo-dva-video-iz-nibito-obezgolovlennam-ukrainskih-voiniv.html" text:style-name="Internet_20_link" text:visited-style-name="Visited_20_Internet_20_Link">
</text:a>
</text:span>
 _, the first video was published on the pro -Russian channel on social networks on April 8. It was removed by the "Wagner" and shows two beheaded bodies of the Ukrainian military lying on the ground near the damaged military car. The Russian accounts claim that the video was shot near Bakhmut.</text:p>
      <text:p text:style-name="P4">
<text:span text:style-name="T4">
 Read also: </text:span>
 <text:span text:style-name="T4">
 <text:a xlink:type="simple" xlink:href="https://www.ukrinform.ua/rubric-polytics/3695079-ukraina-v-oon-golovuvanna-rosii-u-radbezi-na-tli-zorstokoi-strati-vijskovogo-e-nasmiskou.html" text:style-name="Internet_20_link" text:visited-style-name="Visited_20_Internet_20_Link">
</text:a>
</text:span>
</text:p>
      <text:p text:style-name="P4">
The second video, which appeared on Twitter and deliberately blurred, was probably recorded in the summer, given the vegetation in the frame. On it, a Russian boy with a knife is beheaded by the Ukrainian military, who, judging by the voice of Naidideo, was probably alive at the beginning of the massacre.</text:p>
      <text:p text:style-name="P4">
The Security Service of Ukraine launched a pre -trial investigation into a video where Russian invaders cut off the head of the Ukrainian prisoner.</text:p>
      <text:p text:style-name="P4">
<text:span text:style-name="T4">
 Read also: </text:span>
 <text:span text:style-name="T4">
 <text:a xlink:type="simple" xlink:href="https://www.ukrinform.ua/rubric-polytics/3695040-strata-ukrainskogo-vijskovopolonenogo-e-svidcennam-neludskoi-prirodi-rf-recnica-evrokomisii.html" text:style-name="Internet_20_link" text:visited-style-name="Visited_20_Internet_20_Link">
</text:a>
 </text:span>
</text:p>
      <text:p text:style-name="P4">
News Source: <text:a xlink:type="simple" xlink:href="https://www.ukrinform.ua/rubric-polytics/3695128-prezident-cehii-pro-stratu-polonenogo-akso-video-spravzne-rosia-pririvnaetsa-do-idil.html" text:style-name="Internet_20_link" text:visited-style-name="Visited_20_Internet_20_Link">
https://www.ukrinform.ua/rubric-polytics/3695128-prezident-cehii-pro-stratu-polonenogo-akso-video-spravzne-rosia-pririvnaetsa-do-idil.html</text:a>
</text:p>
      <!--NEWS-->
      <text:h text:style-name="P10" text:outline-level="1">
<text:span text:style-name="T4">
Podolyak ridiculed the Foreign Ministry of Belarus, which offers Ukraine negotiations with the Russian Federation</text:span>
</text:h>
      <text:p text:style-name="P4">
Authors: Ukrinform (Person)</text:p>
      <text:p text:style-name="P4">
Publisher: Укринформ (Organization)</text:p>
      <text:p text:style-name="P4">
Published Time: 2023-04-13T-33:11:00+03:00</text:p>
      <text:p text:style-name="P4">
Modified Time: 2023-04-13T00:11:00+03:00</text:p>
      <text:p text:style-name="P4">
Description: Advisor to the Presidential Office Mikhail Podolyak stated that Minsk offers Ukraine not to resist and give the Russian Federation to "cut" itself. - Ukrinform.</text:p>
      <text:p text:style-name="P4">
Images: ["<text:a xlink:type="simple" xlink:href="https://static.ukrinform.com/photos/2022_03/thumb_files/630_360_1647521738-527.jpeg" text:style-name="Internet_20_link" text:visited-style-name="Visited_20_Internet_20_Link">
630_360_16475...</text:a>
"]</text:p>
      <text:p text:style-name="P4">
Tags: ['білорусь', 'Подоляк', 'Війна з росією']</text:p>
      <text:p text:style-name="P4">
Type: Article</text:p>
      <!--METADATA-->
      <text:p text:style-name="P4">
<draw:frame draw:style-name="fr1" draw:name="Image347" text:anchor-type="as-char" svg:width="6.9236in" svg:height="3.956343in" draw:z-index="0">
<draw:image xlink:href="../Images/yкринформ/2023-04-13T-33-11-00-03-00/630_360_1647521738-527.jpeg" xlink:type="simple" xlink:show="embed" xlink:actuate="onLoad" draw:mime-type="image/jpeg"/>
</draw:frame>
Presidential Advisor Mikhail Podolyak stated that Minsk offers Ukraine to impede resistance and give the Russian Federation to "cut" itself.</text:p>
      <text:p text:style-name="P4">
According to Ukrinform, the adviser to the head of the Presidential Office Mikhail Podolyak was written in <text:a xlink:type="simple" xlink:href="https://t.me/M_Podolyak/134" text:style-name="Internet_20_link" text:visited-style-name="Visited_20_Internet_20_Link">
</text:a>
.</text:p>
      <text:p text:style-name="P4">
"Enchanting Dancing Fairy People. The most powerful fake" peacemaker " - <text:a xlink:type="simple" xlink:href="https://www.ukrinform.ua/tag-bilorus" text:style-name="Internet_20_link" text:visited-style-name="Visited_20_Internet_20_Link">
</text:a>
- Ultmatically offers us a stop and sit at the negotiation table. Immediately. And at the same time - carefully - does not minutely insist on… a complete ban on redeployment, supply of weapons, moving the military, ”Podolyak said.</text:p>
      <text:p text:style-name="P4">
Such a statement, according to the adviser to the head of the OP, says Belarus directly - "Do not resist and let Russia cut you."</text:p>
      <text:p text:style-name="P4">
"I am well aware that a light cheerful stupidity allows you to hope for a solid attitude. But it is not so necessary to show your life -savageness," Podolyak said, reminding Belarus that she will indirectly participate in the war on the side of the Russian Federation.</text:p>
      <text:p text:style-name="P4">
Podolyak stated that Belarus clearly lost the remnants of subjectivity, so "silently laid crazy" initiatives "of crazy" Russian hats "about tactical nuclear."</text:p>
      <text:p text:style-name="P4">
"And despite all this, it turns out to the public and says -" Maybe we will act as a mediator? We are so authoritative. We have the right to the word "... simplicly worse than theft," Podolyak added.</text:p>
      <text:p text:style-name="P4">
<text:span text:style-name="T4">
 Read also: </text:span>
 <text:a xlink:type="simple" xlink:href="https://www.ukrinform.ua/rubric-world/3692669-bilorus-napravila-tanki-do-kordonu-z-litvou-zmi.html" text:style-name="Internet_20_link" text:visited-style-name="Visited_20_Internet_20_Link">
<text:span text:style-name="T4">
 Belarus </text:span>
</text:a>
As it was reported, the Minister of Foreign Affairs of Belarus Sergey Aleinik during the Vyazite in Hungary stated that Minsk was in favor of "immediate truce" and intervals between Ukraine and Russia, which sold a full -scale war.</text:p>
      <text:p text:style-name="P4">
News Source: <text:a xlink:type="simple" xlink:href="https://www.ukrinform.ua/rubric-polytics/3695126-podolak-vismiav-mzs-bilorusi-ake-proponue-ukraini-peregovori-z-rf.html" text:style-name="Internet_20_link" text:visited-style-name="Visited_20_Internet_20_Link">
https://www.ukrinform.ua/rubric-polytics/3695126-podolak-vismiav-mzs-bilorusi-ake-proponue-ukraini-peregovori-z-rf.html</text:a>
</text:p>
      <!--NEWS-->
      <text:h text:style-name="P10" text:outline-level="1">
<text:span text:style-name="T4">
Podolyak ridiculed the Foreign Ministry of Belarus, which offers Ukraine negotiations with the Russian Federation</text:span>
</text:h>
      <text:p text:style-name="P4">
Authors: Ukrinform (Person)</text:p>
      <text:p text:style-name="P4">
Publisher: Укринформ (Organization)</text:p>
      <text:p text:style-name="P4">
Published Time: 2023-04-13T00:11:00+03:00</text:p>
      <text:p text:style-name="P4">
Modified Time: 2023-04-13T00:11:00+03:00</text:p>
      <text:p text:style-name="P4">
Description: Advisor to the Presidential Office Mikhail Podolyak stated that Minsk offers Ukraine not to resist and give the Russian Federation to "cut" itself. - Ukrinform.</text:p>
      <text:p text:style-name="P4">
Images: ["<text:a xlink:type="simple" xlink:href="https://static.ukrinform.com/photos/2022_03/thumb_files/630_360_1647521738-527.jpeg" text:style-name="Internet_20_link" text:visited-style-name="Visited_20_Internet_20_Link">
630_360_16475...</text:a>
"]</text:p>
      <text:p text:style-name="P4">
Tags: ['білорусь', 'Подоляк', 'Війна з росією']</text:p>
      <text:p text:style-name="P4">
Type: Article</text:p>
      <!--METADATA-->
      <text:p text:style-name="P4">
<draw:frame draw:style-name="fr1" draw:name="Image348" text:anchor-type="as-char" svg:width="6.9236in" svg:height="3.956343in" draw:z-index="0">
<draw:image xlink:href="../Images/yкринформ/2023-04-13T00-11-00-03-00/630_360_1647521738-527.jpeg" xlink:type="simple" xlink:show="embed" xlink:actuate="onLoad" draw:mime-type="image/jpeg"/>
</draw:frame>
Presidential Advisor Mikhail Podolyak stated that Minsk offers Ukraine to impede resistance and give the Russian Federation to "cut" itself.</text:p>
      <text:p text:style-name="P4">
According to Ukrinform, the adviser to the head of the Presidential Office Mikhail Podolyak was written in <text:a xlink:type="simple" xlink:href="https://t.me/M_Podolyak/134" text:style-name="Internet_20_link" text:visited-style-name="Visited_20_Internet_20_Link">
</text:a>
.</text:p>
      <text:p text:style-name="P4">
"Enchanting Dancing Fairy People. The most powerful fake" peacemaker " - <text:a xlink:type="simple" xlink:href="https://www.ukrinform.ua/tag-bilorus" text:style-name="Internet_20_link" text:visited-style-name="Visited_20_Internet_20_Link">
</text:a>
- Ultmatically offers us a stop and sit at the negotiation table. Immediately. And at the same time - carefully - does not minutely insist on… a complete ban on redeployment, supply of weapons, moving the military, ”Podolyak said.</text:p>
      <text:p text:style-name="P4">
Such a statement, according to the adviser to the head of the OP, says Belarus directly - "Do not resist and let Russia cut you."</text:p>
      <text:p text:style-name="P4">
"I am well aware that a light cheerful stupidity allows you to hope for a solid attitude. But it is not so necessary to show your life -savageness," Podolyak said, reminding Belarus that she will indirectly participate in the war on the side of the Russian Federation.</text:p>
      <text:p text:style-name="P4">
Podolyak stated that Belarus clearly lost the remnants of subjectivity, so "silently laid crazy" initiatives "of crazy" Russian hats "about tactical nuclear."</text:p>
      <text:p text:style-name="P4">
"And despite all this, it turns out to the public and says -" Maybe we will act as a mediator? We are so authoritative. We have the right to the word "... simplicly worse than theft," Podolyak added.</text:p>
      <text:p text:style-name="P4">
<text:span text:style-name="T4">
 Read also: </text:span>
 <text:a xlink:type="simple" xlink:href="https://www.ukrinform.ua/rubric-world/3692669-bilorus-napravila-tanki-do-kordonu-z-litvou-zmi.html" text:style-name="Internet_20_link" text:visited-style-name="Visited_20_Internet_20_Link">
<text:span text:style-name="T4">
 Belarus </text:span>
</text:a>
As it was reported, the Minister of Foreign Affairs of Belarus Sergey Aleinik during the Vyazite in Hungary stated that Minsk was in favor of "immediate truce" and intervals between Ukraine and Russia, which sold a full -scale war.</text:p>
      <text:p text:style-name="P4">
News Source: <text:a xlink:type="simple" xlink:href="https://www.ukrinform.ua/rubric-polytics/3695126-podolak-vismiav-mzs-bilorusi-ake-proponue-ukraini-peregovori-z-rf.html" text:style-name="Internet_20_link" text:visited-style-name="Visited_20_Internet_20_Link">
https://www.ukrinform.ua/rubric-polytics/3695126-podolak-vismiav-mzs-bilorusi-ake-proponue-ukraini-peregovori-z-rf.html</text:a>
</text:p>
      <!--NEWS-->
      <text:h text:style-name="P10" text:outline-level="1">
<text:span text:style-name="T4">
The Czech President of the Prisoner's Stand</text:span>
</text:h>
      <text:p text:style-name="P4">
Authors: Ukrinform (Person)</text:p>
      <text:p text:style-name="P4">
Publisher: Укринформ (Organization)</text:p>
      <text:p text:style-name="P4">
Published Time: 2023-04-13T00:20:00+03:00</text:p>
      <text:p text:style-name="P4">
Modified Time: 2023-04-13T00:20:00+03:00</text:p>
      <text:p text:style-name="P4">
Description: If the reliability of the video with the beheading of the Ukrainian prisoner of war is confirmed, the Russian military will stand on par with the terrorists of ISIL. - Ukrinform.</text:p>
      <text:p text:style-name="P4">
Images: ["<text:a xlink:type="simple" xlink:href="https://static.ukrinform.com/photos/2023_02/thumb_files/630_360_1676727661-548.jpg" text:style-name="Internet_20_link" text:visited-style-name="Visited_20_Internet_20_Link">
630_360_16767...</text:a>
"]</text:p>
      <text:p text:style-name="P4">
Tags: ['Чехія', 'Страта', 'Воєнні злочини', 'Війна з росією', 'Петр Павел']</text:p>
      <text:p text:style-name="P4">
Type: Article</text:p>
      <!--METADATA-->
      <text:p text:style-name="P4">
<draw:frame draw:style-name="fr1" draw:name="Image349" text:anchor-type="as-char" svg:width="6.9236in" svg:height="3.956343in" draw:z-index="0">
<draw:image xlink:href="../Images/yкринформ/2023-04-13T00-20-00-03-00/630_360_1676727661-548.jpg" xlink:type="simple" xlink:show="embed" xlink:actuate="onLoad" draw:mime-type="image/jpeg"/>
</draw:frame>
If the disagreement of the Ukrainian prisoner of war is confirmed, the Russian military will stand on par with the ISIL terrorists.</text:p>
      <text:p text:style-name="P4">
According to Ukrinform with reference to <text:a xlink:type="simple" xlink:href="https://www.ceskenoviny.cz/zpravy/pavel-kdyby-bylo-brutalni-video-prave-rusove-by-stanuli-po-boku-isis/2351205" text:style-name="Internet_20_link" text:visited-style-name="Visited_20_Internet_20_Link">
</text:a>
, the President of the Czech Republic Petrpavel said.</text:p>
      <text:p text:style-name="P4">
"If the video is confirmed, the Russian military will be condemned with IDIL, and everyone should be condemned," Pavel said.</text:p>
      <text:p text:style-name="P4">
<text:span text:style-name="T4">
 Read also: </text:span>
 <text:span text:style-name="T4">
 <text:a xlink:type="simple" xlink:href="https://www.ukrinform.ua/rubric-polytics/3695103-gensek-oon-u-zahu-vid-video-zi-stratou-ukrainskogo-polonenogo.html" text:style-name="Internet_20_link" text:visited-style-name="Visited_20_Internet_20_Link">
</text:a>
</text:span>
</text:p>
      <text:p text:style-name="P4">
He noted that to confirm the accuracy of the video to conclude this particular case prematurely.</text:p>
      <text:p text:style-name="P4">
At the same time, Paul recalled many other well-documented cases committed during the Russian War in Ukraine, which has no place in the 21st century.</text:p>
      <text:p text:style-name="P4">
<text:span text:style-name="T4">
 Read also: </text:span>
 <text:span text:style-name="T4">
 <text:a xlink:type="simple" xlink:href="https://www.ukrinform.ua/rubric-polytics/3694939-video-zi-stratou-polonenogo-malo-nalakati-ale-vijslo-navpaki-posol-britanii.html" text:style-name="Internet_20_link" text:visited-style-name="Visited_20_Internet_20_Link">
</text:a>
 </text:span>
</text:p>
      <text:p text:style-name="P4">
Як повідомлялося, в Мережі з’явилися два відео з нібито обезголовленнямукраїнських захисників.</text:p>
      <text:p text:style-name="P4">
За інформацією <text:span text:style-name="T5">
<text:span text:style-name="T4">
<text:a xlink:type="simple" xlink:href="https://www.ukrinform.ua/rubric-ato/3694690-cnn-viavilo-dva-video-iz-nibito-obezgolovlennam-ukrainskih-voiniv.html" text:style-name="Internet_20_link" text:visited-style-name="Visited_20_Internet_20_Link">
 </text:a>
</text:span>
 </text:span>
, the first video was published on the pro -Russian channel on social networks on April 8. It was removed by the "Wagner" and shows two beheaded bodies of the Ukrainian military lying on the ground near the damaged military car. The Russian accounts claim that the video was shot near Bakhmut.</text:p>
      <text:p text:style-name="P4">
<text:span text:style-name="T4">
 Read also: </text:span>
 <text:span text:style-name="T4">
 <text:a xlink:type="simple" xlink:href="https://www.ukrinform.ua/rubric-polytics/3695079-ukraina-v-oon-golovuvanna-rosii-u-radbezi-na-tli-zorstokoi-strati-vijskovogo-e-nasmiskou.html" text:style-name="Internet_20_link" text:visited-style-name="Visited_20_Internet_20_Link">
</text:a>
</text:span>
</text:p>
      <text:p text:style-name="P4">
The second video, which appeared on Twitter and deliberately blurred, was probably recorded in the summer, given the vegetation in the frame. On it, a Russian boy with a knife is beheaded by the Ukrainian military, who, judging by the voice of Naidideo, was probably alive at the beginning of the massacre.</text:p>
      <text:p text:style-name="P4">
The Security Service of Ukraine launched a pre -trial investigation into a video where Russian invaders cut off the head of the Ukrainian prisoner.</text:p>
      <text:p text:style-name="P4">
<text:span text:style-name="T4">
 Read also: </text:span>
 <text:span text:style-name="T4">
 <text:a xlink:type="simple" xlink:href="https://www.ukrinform.ua/rubric-polytics/3695040-strata-ukrainskogo-vijskovopolonenogo-e-svidcennam-neludskoi-prirodi-rf-recnica-evrokomisii.html" text:style-name="Internet_20_link" text:visited-style-name="Visited_20_Internet_20_Link">
</text:a>
 </text:span>
</text:p>
      <text:p text:style-name="P4">
News Source: <text:a xlink:type="simple" xlink:href="https://www.ukrinform.ua/rubric-polytics/3695128-prezident-cehii-pro-stratu-polonenogo-akso-video-spravzne-rosia-pririvnaetsa-do-idil.html" text:style-name="Internet_20_link" text:visited-style-name="Visited_20_Internet_20_Link">
https://www.ukrinform.ua/rubric-polytics/3695128-prezident-cehii-pro-stratu-polonenogo-akso-video-spravzne-rosia-pririvnaetsa-do-idil.html</text:a>
</text:p>
      <!--NEWS-->
      <text:h text:style-name="P10" text:outline-level="1">
<text:span text:style-name="T4">
Leak of Intelligence USA: War in Ukraine can become protracted</text:span>
</text:h>
      <text:p text:style-name="P4">
Authors: Ukrinform (Person)</text:p>
      <text:p text:style-name="P4">
Publisher: Укринформ (Organization)</text:p>
      <text:p text:style-name="P4">
Published Time: 2023-04-13T00:41:00+03:00</text:p>
      <text:p text:style-name="P4">
Modified Time: 2023-04-13T00:41:00+03:00</text:p>
      <text:p text:style-name="P4">
Description: According to US intelligence, Russia's war against Ukraine can last all this year and longer. - Ukrinform.</text:p>
      <text:p text:style-name="P4">
Images: ["<text:a xlink:type="simple" xlink:href="https://static.ukrinform.com/photos/2022_09/thumb_files/630_360_1664507137-368.jpg" text:style-name="Internet_20_link" text:visited-style-name="Visited_20_Internet_20_Link">
630_360_16645...</text:a>
"]</text:p>
      <text:p text:style-name="P4">
Tags: ['Пентагон', 'Війна з росією', 'Документи']</text:p>
      <text:p text:style-name="P4">
Type: Article</text:p>
      <!--METADATA-->
      <text:p text:style-name="P4">
<draw:frame draw:style-name="fr1" draw:name="Image350" text:anchor-type="as-char" svg:width="6.9236in" svg:height="3.956343in" draw:z-index="0">
<draw:image xlink:href="../Images/yкринформ/2023-04-13T00-41-00-03-00/630_360_1664507137-368.jpg" xlink:type="simple" xlink:show="embed" xlink:actuate="onLoad" draw:mime-type="image/jpeg"/>
</draw:frame>
States of American intelligence, Russia's war against Ukraine can last a year and longer.</text:p>
      <text:p text:style-name="P4">
This is evidenced by the secret documents of the US Department of Defense, the agency was familiar with <text:a xlink:type="simple" xlink:href="https://www.reuters.com/world/europe/ukraine-war-already-with-up-354000-casualties-likely-drag-us-documents-2023-04-12/" text:style-name="Internet_20_link" text:visited-style-name="Visited_20_Internet_20_Link">
</text:a>
.</text:p>
      <text:p text:style-name="P4">
It is noted that in one of the documents dated February 23, 2023, it is noted that Russia will hardly be able to capture Donbas this year, despite considerableized.</text:p>
      <text:p text:style-name="P4">
"The creeping campaign of Russia for exhaustion in the Donbass, probably, goes to the deafness, becoming interfered with the purpose of Moscow to capture the whole region this year," the document reads.</text:p>
      <text:p text:style-name="P4">
<text:span text:style-name="T4">
 Read also: </text:span>
 <text:span text:style-name="T4">
 <text:a xlink:type="simple" xlink:href="https://www.ukrinform.ua/rubric-polytics/3695069-vitik-dokumentiv-pentagonu-e-sumissu-pravdivoi-ta-nepravdivoi-informacii-reznikov.html" text:style-name="Internet_20_link" text:visited-style-name="Visited_20_Internet_20_Link">
</text:a>
</text:span>
</text:p>
      <text:p text:style-name="P4">
In view of this, armed confrontation can be delayed over 2023.</text:p>
      <text:p text:style-name="P4">
"This tactic has reduced Russian forces and reserves to the level that by times of unforeseen recovery, it can deplete Russian units to prevent Moscow's military goals, which will lead to a protracted war after the 2023 -rock war," the document says.</text:p>
      <text:p text:style-name="P4">
Note that the reliability of this leak has not yet been established and Reuters failed independently to check the information provided.</text:p>
      <text:p text:style-name="P4">
<text:span text:style-name="T4">
 Read also: </text:span>
 <text:span text:style-name="T4">
 <text:a xlink:type="simple" xlink:href="https://www.ukrinform.ua/rubric-polytics/3694725-putin-dosi-virit-so-zmoze-roztrositi-ukrainu-i-zahid-cru.html" text:style-name="Internet_20_link" text:visited-style-name="Visited_20_Internet_20_Link">
</text:a>
</text:span>
</text:p>
      <text:p text:style-name="P4">
Last week, The New York Times reported that the Pentagon was investigating the leakage of secret documents on the social network concerning the plans of the US and NATO on the planned counter -offensive of the Armed Forces.</text:p>
      <text:p text:style-name="P4">
Advisor to the head of the Presidential Office Mikhail Podolyak stated that the publication of Ukraine's counter -offensive documents is a Russian bluff.</text:p>
      <text:p text:style-name="P4">
The US Department of Justice has launched an investigation into the leakage of documents.</text:p>
      <text:p text:style-name="P4">
News Source: <text:a xlink:type="simple" xlink:href="https://www.ukrinform.ua/rubric-ato/3695131-vitik-rozviddanih-ssa-vijna-v-ukraini-moze-stati-zataznou.html" text:style-name="Internet_20_link" text:visited-style-name="Visited_20_Internet_20_Link">
https://www.ukrinform.ua/rubric-ato/3695131-vitik-rozviddanih-ssa-vijna-v-ukraini-moze-stati-zataznou.html</text:a>
</text:p>
      <!--NEWS-->
      <text:h text:style-name="P10" text:outline-level="1">
<text:span text:style-name="T4">
Propagandist Medvedchuk, who called for the "division of Ukraine", detained for state treason</text:span>
</text:h>
      <text:p text:style-name="P4">
Author: ['АРМІЯINFORM']</text:p>
      <text:p text:style-name="P4">
Time: 2023-04-13T97:00:00-04:00</text:p>
      <text:p text:style-name="P4">
Description: The Service of the Khokhoki Khokhnyani sketched from the Khmelnitsky Proserici propagandist, ... the war with Ukraine 2022, the war with Ukraine is the latest news today, the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propagandyst-0.jpg" text:style-name="Internet_20_link" text:visited-style-name="Visited_20_Internet_20_Link">
propagandyst-0.jpg</text:a>
', '<text:a xlink:type="simple" xlink:href="https://armyinform.com.ua/wp-content/uploads/2023/04/propagandyst-1.jpg" text:style-name="Internet_20_link" text:visited-style-name="Visited_20_Internet_20_Link">
propagandyst-1.jpg</text:a>
']</text:p>
      <text:p text:style-name="P4">
Tags: ['ДЕРЖАВНА ЗРАДА', 'ЗРАДНИКИ', 'ПРОПАГАНДИСТИ', 'СБУ']</text:p>
      <text:p text:style-name="P4">
Category: News</text:p>
      <!--METADATA-->
      <text:p text:style-name="P4">
<draw:frame draw:style-name="fr1" draw:name="Image351" text:anchor-type="as-char" svg:width="6.9236in" svg:height="4.615733in" draw:z-index="0">
<draw:image xlink:href="../Images/AРМІЯINFORM/2023-04-13T97-00-00-04-00/propagandyst-0.jpg" xlink:type="simple" xlink:show="embed" xlink:actuate="onLoad" draw:mime-type="image/jpeg"/>
</draw:frame>
The Security Service of Ukraine detained the pro -Russian propagandist in the Khmelnitsky pro -Russian propagandist, who assisted the aggressor in the war against Ukraine.</text:p>
      <text:p text:style-name="P4">
About it <text:a xlink:type="simple" xlink:href="https://ssu.gov.ua/novyny/sbu-zatrymala-propahandysta-medvedchuka-yakyi-zaklykav-do-podilu-ukrainy" text:style-name="Internet_20_link" text:visited-style-name="Visited_20_Internet_20_Link">
reports</text:a>
SBU press service.</text:p>
      <text:p text:style-name="P4">
“Even before the full -scale invasion, it was part of the pool of political pioneers who worked for Medvedchuk. It was found that the person involved in the "reutation of" the media image of the Kremlin's associate as a "peacemaker", which is "heard" in Moscow. For this purpose he regularly published his posts on propaganda pre-platforms, ”the message reads.</text:p>
      <text:p text:style-name="P4">
In addition, in early 2020, he voluntarily began to work for the Russian Information "News-Front", which was registered in the temporarily occupied Crimea.</text:p>
      <text:p text:style-name="P4">
After the commencement of full -scale aggression of the Russian Federation, the person involved in Khmelnytsky has repeatedly spread publications, which called into question the existence of Ukrainian statehood in internationally recognized borders.</text:p>
      <text:p text:style-name="P4">
He also disseminated the defense forces and spread fakes with a proportional policy situation in Ukraine. The Linguistic Experts initiated by the SBU confirmed the facts of the subversive activity of the person.</text:p>
      <text:p text:style-name="P4">
<draw:frame draw:style-name="fr1" draw:name="Image352" text:anchor-type="as-char" svg:width="6.9236in" svg:height="4.615733in" draw:z-index="0">
<draw:image xlink:href="../Images/AРМІЯINFORM/2023-04-13T97-00-00-04-00/propagandyst-1.jpg" xlink:type="simple" xlink:show="embed" xlink:actuate="onLoad" draw:mime-type="image/jpeg"/>
</draw:frame>
During the searches at the place of residence of the attacker in Khmelnitsky, a computer and mobile phones he used in criminal cards were discovered. On the basis of the evidence collected, the investigators of the Security Service informed him profunds under Part 1 of Art. 111 of the Criminal Code of Ukraine(high treason).</text:p>
      <text:p text:style-name="P4">
Фігуранту обрано запобіжний захід — тримання під вартою без права внесеннязастави.</text:p>
      <text:p text:style-name="P4">
News Source: <text:a xlink:type="simple" xlink:href="https://armyinform.com.ua/2023/04/13/propagandyst-medvedchuka-yakyj-zaklykav-do-podilu-ukrayiny/" text:style-name="Internet_20_link" text:visited-style-name="Visited_20_Internet_20_Link">
https://armyinform.com.ua/2023/04/13/propagandyst-medvedchuka-yakyj-zaklykav-do-podilu-ukrayiny/</text:a>
</text:p>
      <!--NEWS-->
      <text:h text:style-name="P10" text:outline-level="1">
<text:span text:style-name="T4">
Misinformation dide for April 12</text:span>
</text:h>
      <text:p text:style-name="P4">
Author: ['АРМІЯINFORM']</text:p>
      <text:p text:style-name="P4">
Time: 2023-04-13T98:00:00-04:00</text:p>
      <text:p text:style-name="P4">
Description: Dobіrku Novivkh Fakev, having shown up at his Facebook center, is defamed at the Facebook cente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stop-fake-news-blurred-woman-wearing-gloves-scaled.jpg" text:style-name="Internet_20_link" text:visited-style-name="Visited_20_Internet_20_Link">
stop-fake-news-blurred-woman-wearing-gloves-scaled.jpg</text:a>
', '<text:a xlink:type="simple" xlink:href="https://armyinform.com.ua/wp-content/uploads/2023/04/340814580_957123915443101_6905894541533759366_n.jpg" text:style-name="Internet_20_link" text:visited-style-name="Visited_20_Internet_20_Link">
340814580_957123915443101_6905894541533759366_n.jpg</text:a>
']</text:p>
      <text:p text:style-name="P4">
Tags: ['STOPRUSSIA', 'ВІЙНА', 'ВТОРГНЕННЯ РФ', 'РОСІЙСЬКІ ФЕЙКИ']</text:p>
      <text:p text:style-name="P4">
Category: News</text:p>
      <!--METADATA-->
      <text:p text:style-name="P4">
<draw:frame draw:style-name="fr1" draw:name="Image353" text:anchor-type="as-char" svg:width="6.9236in" svg:height="5.1927in" draw:z-index="0">
<draw:image xlink:href="../Images/AРМІЯINFORM/2023-04-13T98-00-00-04-00/stop-fake-news-blurred-woman-wearing-gloves-scaled.jpg" xlink:type="simple" xlink:show="embed" xlink:actuate="onLoad" draw:mime-type="image/jpeg"/>
</draw:frame>
A selection of fakes <text:a xlink:type="simple" xlink:href="https://www.facebook.com/protydiyadezinformatsiyi.cpd/posts/pfbid07y6qS5w4WmSxqyDTuk98X68dLNbdoQJUGWFcPmx9jVLXEBFJspD1hs4bmHmjSd16l" text:style-name="Internet_20_link" text:visited-style-name="Visited_20_Internet_20_Link">
made public</text:a>
On your Facebook page the Center for Combating Misinformation.</text:p>
      <text:p text:style-name="P4">
<draw:frame draw:style-name="fr1" draw:name="Image354" text:anchor-type="as-char" svg:width="6.9236in" svg:height="6.9236in" draw:z-index="0">
<draw:image xlink:href="../Images/AРМІЯINFORM/2023-04-13T98-00-00-04-00/340814580_957123915443101_6905894541533759366_n.jpg" xlink:type="simple" xlink:show="embed" xlink:actuate="onLoad" draw:mime-type="image/jpeg"/>
</draw:frame>
The CPD discovered:</text:p>
      <text:p text:style-name="P4">
<text:span text:style-name="T4">
Misinformation</text:span>
</text:p>
      <text:p text:style-name="P4">
In the State Duma of the Russian Federation, they adopted a statement on "destruction of the canonical Ukrainian Orthodox Church", which states that "Kiev supports the criminal actuaity of splitting structures and neo -Nazi organizations, which excapitate the Orthodox churches, forcibly eliminate communities, and seize the priests."</text:p>
      <text:p text:style-name="P4">
<text:span text:style-name="T4">
 fake </text:span>
</text:p>
      <text:p text:style-name="P4">
“Western weapons coming to Ukraine, in particular MSRC and PTRC, through corruption, falls through the world, falls into the hands of organized crime, terrorists of the Iextremists. It will soon be possible to raise the issue of safety of civilian disposal over Europe, ”the Ministry of Foreign Affairs of the Russian Federation said.</text:p>
      <text:p text:style-name="P4">
<text:span text:style-name="T4">
Misinformation</text:span>
</text:p>
      <text:p text:style-name="P4">
"The geopolitical situation through the US biosphere resembles the beginning of the" atomic era "," the State Duma of the Russian Federation has been initiated to investigate the work of biolaboratories in the US in Ukraine. At the same time, the Russian Presidential spokesman D.Peskov reported that "the Russian Federation has drawn the world to illegal work of US biolaboratories."</text:p>
      <text:p text:style-name="P4">
News Source: <text:a xlink:type="simple" xlink:href="https://armyinform.com.ua/2023/04/13/dezinformaczijnyj-dajdzhest-za-12-kvitnya/" text:style-name="Internet_20_link" text:visited-style-name="Visited_20_Internet_20_Link">
https://armyinform.com.ua/2023/04/13/dezinformaczijnyj-dajdzhest-za-12-kvitny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